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347.950333333333" calcext:value-type="float">
            <text:p>347.950333333333</text:p>
          </table:table-cell>
          <table:table-cell table:formula="of:=AVERAGE([.C4];[.F4];[.I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5.146" calcext:value-type="float">
            <text:p>35.146</text:p>
          </table:table-cell>
          <table:table-cell table:formula="of:=AVERAGE([.Q4];[.T4];[.W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8.441" calcext:value-type="float">
            <text:p>218.441</text:p>
          </table:table-cell>
          <table:table-cell table:formula="of:=AVERAGE([.AE4];[.AH4];[.AK4])" office:value-type="float" office:value="2601.035" calcext:value-type="float">
            <text:p>2601.035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584.742" calcext:value-type="float">
            <text:p>584.742</text:p>
          </table:table-cell>
          <table:table-cell table:formula="of:=[.C4]+[.Q4]+[.AE4]" office:value-type="float" office:value="3312.46" calcext:value-type="float">
            <text:p>3312.46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611.445" calcext:value-type="float">
            <text:p>611.445</text:p>
          </table:table-cell>
          <table:table-cell table:formula="of:=[.F4]+[.T4]+[.AH4]" office:value-type="float" office:value="3330.554" calcext:value-type="float">
            <text:p>3330.554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608.425" calcext:value-type="float">
            <text:p>608.425</text:p>
          </table:table-cell>
          <table:table-cell table:formula="of:=[.I4]+[.W4]+[.AK4]" office:value-type="float" office:value="3346.035" calcext:value-type="float">
            <text:p>3346.035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601.537333333333" calcext:value-type="float">
            <text:p>601.537333333333</text:p>
          </table:table-cell>
          <table:table-cell table:formula="of:=AVERAGE([.AS4];[.AV4];[.AY4])" office:value-type="float" office:value="3329.683" calcext:value-type="float">
            <text:p>3329.683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47.164" calcext:value-type="float">
            <text:p>47.164</text:p>
          </table:table-cell>
          <table:table-cell table:formula="of:=[.CI4]-[.BU4]" office:value-type="float" office:value="183.195" calcext:value-type="float">
            <text:p>183.195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50.535" calcext:value-type="float">
            <text:p>50.535</text:p>
          </table:table-cell>
          <table:table-cell table:formula="of:=[.CL4]-[.BX4]" office:value-type="float" office:value="186.562" calcext:value-type="float">
            <text:p>186.562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50.543" calcext:value-type="float">
            <text:p>50.543</text:p>
          </table:table-cell>
          <table:table-cell table:formula="of:=[.CO4]-[.CA4]" office:value-type="float" office:value="186.562" calcext:value-type="float">
            <text:p>186.562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9.414" calcext:value-type="float">
            <text:p>49.414</text:p>
          </table:table-cell>
          <table:table-cell table:formula="of:=AVERAGE([.BG4];[.BJ4];[.BM4])" office:value-type="float" office:value="185.439666666667" calcext:value-type="float">
            <text:p>185.43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67.3803333333333" calcext:value-type="float">
            <text:p>67.3803333333333</text:p>
          </table:table-cell>
          <table:table-cell table:formula="of:=AVERAGE([.BU4];[.BX4];[.CA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32" calcext:value-type="float">
            <text:p>117.832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16.794333333333" calcext:value-type="float">
            <text:p>116.794333333333</text:p>
          </table:table-cell>
          <table:table-cell table:formula="of:=AVERAGE([.CI4];[.CL4];[.CO4])" office:value-type="float" office:value="1469.16266666667" calcext:value-type="float">
            <text:p>1469.16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5];[.D5];[.G5])" office:value-type="float" office:value="0" calcext:value-type="float">
            <text:p>0</text:p>
          </table:table-cell>
          <table:table-cell table:formula="of:=AVERAGE([.B5];[.E5];[.H5])" office:value-type="float" office:value="347.950333333333" calcext:value-type="float">
            <text:p>347.950333333333</text:p>
          </table:table-cell>
          <table:table-cell table:formula="of:=AVERAGE([.C5];[.F5];[.I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5.146" calcext:value-type="float">
            <text:p>35.146</text:p>
          </table:table-cell>
          <table:table-cell table:formula="of:=AVERAGE([.Q5];[.T5];[.W5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5];[.AF5];[.AI5])" office:value-type="float" office:value="1.93333333333333" calcext:value-type="float">
            <text:p>1.93333333333333</text:p>
          </table:table-cell>
          <table:table-cell table:formula="of:=AVERAGE([.AD5];[.AG5];[.AJ5])" office:value-type="float" office:value="218.441" calcext:value-type="float">
            <text:p>218.441</text:p>
          </table:table-cell>
          <table:table-cell table:formula="of:=AVERAGE([.AE5];[.AH5];[.AK5])" office:value-type="float" office:value="2601.035" calcext:value-type="float">
            <text:p>2601.035</text:p>
          </table:table-cell>
          <table:table-cell table:number-columns-repeated="2"/>
          <table:table-cell table:formula="of:=[.A5]+[.O5]+[.AC5]" office:value-type="float" office:value="5.8" calcext:value-type="float">
            <text:p>5.8</text:p>
          </table:table-cell>
          <table:table-cell table:formula="of:=[.B5]+[.P5]+[.AD5]" office:value-type="float" office:value="584.742" calcext:value-type="float">
            <text:p>584.742</text:p>
          </table:table-cell>
          <table:table-cell table:formula="of:=[.C5]+[.Q5]+[.AE5]" office:value-type="float" office:value="3312.46" calcext:value-type="float">
            <text:p>3312.46</text:p>
          </table:table-cell>
          <table:table-cell table:formula="of:=[.D5]+[.R5]+[.AF5]" office:value-type="float" office:value="0" calcext:value-type="float">
            <text:p>0</text:p>
          </table:table-cell>
          <table:table-cell table:formula="of:=[.E5]+[.S5]+[.AG5]" office:value-type="float" office:value="611.445" calcext:value-type="float">
            <text:p>611.445</text:p>
          </table:table-cell>
          <table:table-cell table:formula="of:=[.F5]+[.T5]+[.AH5]" office:value-type="float" office:value="3330.554" calcext:value-type="float">
            <text:p>3330.554</text:p>
          </table:table-cell>
          <table:table-cell table:formula="of:=[.G5]+[.U5]+[.AI5]" office:value-type="float" office:value="0" calcext:value-type="float">
            <text:p>0</text:p>
          </table:table-cell>
          <table:table-cell table:formula="of:=[.H5]+[.V5]+[.AJ5]" office:value-type="float" office:value="608.425" calcext:value-type="float">
            <text:p>608.425</text:p>
          </table:table-cell>
          <table:table-cell table:formula="of:=[.I5]+[.W5]+[.AK5]" office:value-type="float" office:value="3346.035" calcext:value-type="float">
            <text:p>3346.035</text:p>
          </table:table-cell>
          <table:table-cell table:formula="of:=AVERAGE([.AQ5];[.AT5];[.AW5])" office:value-type="float" office:value="1.93333333333333" calcext:value-type="float">
            <text:p>1.93333333333333</text:p>
          </table:table-cell>
          <table:table-cell table:formula="of:=AVERAGE([.AR5];[.AU5];[.AX5])" office:value-type="float" office:value="601.537333333333" calcext:value-type="float">
            <text:p>601.537333333333</text:p>
          </table:table-cell>
          <table:table-cell table:formula="of:=AVERAGE([.AS5];[.AV5];[.AY5])" office:value-type="float" office:value="3329.683" calcext:value-type="float">
            <text:p>3329.683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47.164" calcext:value-type="float">
            <text:p>47.164</text:p>
          </table:table-cell>
          <table:table-cell table:formula="of:=[.CI5]-[.BU5]" office:value-type="float" office:value="183.195" calcext:value-type="float">
            <text:p>183.195</text:p>
          </table:table-cell>
          <table:table-cell table:formula="of:=[.CJ5]-[.BV5]" office:value-type="float" office:value="1" calcext:value-type="float">
            <text:p>1</text:p>
          </table:table-cell>
          <table:table-cell table:formula="of:=[.CK5]-[.BW5]" office:value-type="float" office:value="50.535" calcext:value-type="float">
            <text:p>50.535</text:p>
          </table:table-cell>
          <table:table-cell table:formula="of:=[.CL5]-[.BX5]" office:value-type="float" office:value="186.562" calcext:value-type="float">
            <text:p>186.562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50.543" calcext:value-type="float">
            <text:p>50.543</text:p>
          </table:table-cell>
          <table:table-cell table:formula="of:=[.CO5]-[.CA5]" office:value-type="float" office:value="186.562" calcext:value-type="float">
            <text:p>186.562</text:p>
          </table:table-cell>
          <table:table-cell table:formula="of:=AVERAGE([.BE5];[.BH5];[.BK5])" office:value-type="float" office:value="0.333333333333333" calcext:value-type="float">
            <text:p>0.333333333333333</text:p>
          </table:table-cell>
          <table:table-cell table:formula="of:=AVERAGE([.BF5];[.BI5];[.BL5])" office:value-type="float" office:value="49.414" calcext:value-type="float">
            <text:p>49.414</text:p>
          </table:table-cell>
          <table:table-cell table:formula="of:=AVERAGE([.BG5];[.BJ5];[.BM5])" office:value-type="float" office:value="185.439666666667" calcext:value-type="float">
            <text:p>185.43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67.3803333333333" calcext:value-type="float">
            <text:p>67.3803333333333</text:p>
          </table:table-cell>
          <table:table-cell table:formula="of:=AVERAGE([.BU5];[.BX5];[.CA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1" calcext:value-type="float">
            <text:p>1</text:p>
          </table:table-cell>
          <table:table-cell office:value-type="float" office:value="117.832" calcext:value-type="float">
            <text:p>117.832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5];[.CJ5];[.CM5])" office:value-type="float" office:value="0.333333333333333" calcext:value-type="float">
            <text:p>0.333333333333333</text:p>
          </table:table-cell>
          <table:table-cell table:formula="of:=AVERAGE([.CH5];[.CK5];[.CN5])" office:value-type="float" office:value="116.794333333333" calcext:value-type="float">
            <text:p>116.794333333333</text:p>
          </table:table-cell>
          <table:table-cell table:formula="of:=AVERAGE([.CI5];[.CL5];[.CO5])" office:value-type="float" office:value="1469.16266666667" calcext:value-type="float">
            <text:p>1469.16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6];[.D6];[.G6])" office:value-type="float" office:value="0" calcext:value-type="float">
            <text:p>0</text:p>
          </table:table-cell>
          <table:table-cell table:formula="of:=AVERAGE([.B6];[.E6];[.H6])" office:value-type="float" office:value="347.950333333333" calcext:value-type="float">
            <text:p>347.950333333333</text:p>
          </table:table-cell>
          <table:table-cell table:formula="of:=AVERAGE([.C6];[.F6];[.I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5.146" calcext:value-type="float">
            <text:p>35.146</text:p>
          </table:table-cell>
          <table:table-cell table:formula="of:=AVERAGE([.Q6];[.T6];[.W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6];[.AF6];[.AI6])" office:value-type="float" office:value="0" calcext:value-type="float">
            <text:p>0</text:p>
          </table:table-cell>
          <table:table-cell table:formula="of:=AVERAGE([.AD6];[.AG6];[.AJ6])" office:value-type="float" office:value="218.441" calcext:value-type="float">
            <text:p>218.441</text:p>
          </table:table-cell>
          <table:table-cell table:formula="of:=AVERAGE([.AE6];[.AH6];[.AK6])" office:value-type="float" office:value="2601.035" calcext:value-type="float">
            <text:p>2601.035</text:p>
          </table:table-cell>
          <table:table-cell table:number-columns-repeated="2"/>
          <table:table-cell table:formula="of:=[.A6]+[.O6]+[.AC6]" office:value-type="float" office:value="0" calcext:value-type="float">
            <text:p>0</text:p>
          </table:table-cell>
          <table:table-cell table:formula="of:=[.B6]+[.P6]+[.AD6]" office:value-type="float" office:value="584.742" calcext:value-type="float">
            <text:p>584.742</text:p>
          </table:table-cell>
          <table:table-cell table:formula="of:=[.C6]+[.Q6]+[.AE6]" office:value-type="float" office:value="3312.46" calcext:value-type="float">
            <text:p>3312.46</text:p>
          </table:table-cell>
          <table:table-cell table:formula="of:=[.D6]+[.R6]+[.AF6]" office:value-type="float" office:value="0" calcext:value-type="float">
            <text:p>0</text:p>
          </table:table-cell>
          <table:table-cell table:formula="of:=[.E6]+[.S6]+[.AG6]" office:value-type="float" office:value="611.445" calcext:value-type="float">
            <text:p>611.445</text:p>
          </table:table-cell>
          <table:table-cell table:formula="of:=[.F6]+[.T6]+[.AH6]" office:value-type="float" office:value="3330.554" calcext:value-type="float">
            <text:p>3330.554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608.425" calcext:value-type="float">
            <text:p>608.425</text:p>
          </table:table-cell>
          <table:table-cell table:formula="of:=[.I6]+[.W6]+[.AK6]" office:value-type="float" office:value="3346.035" calcext:value-type="float">
            <text:p>3346.035</text:p>
          </table:table-cell>
          <table:table-cell table:formula="of:=AVERAGE([.AQ6];[.AT6];[.AW6])" office:value-type="float" office:value="0" calcext:value-type="float">
            <text:p>0</text:p>
          </table:table-cell>
          <table:table-cell table:formula="of:=AVERAGE([.AR6];[.AU6];[.AX6])" office:value-type="float" office:value="601.537333333333" calcext:value-type="float">
            <text:p>601.537333333333</text:p>
          </table:table-cell>
          <table:table-cell table:formula="of:=AVERAGE([.AS6];[.AV6];[.AY6])" office:value-type="float" office:value="3329.683" calcext:value-type="float">
            <text:p>3329.683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47.164" calcext:value-type="float">
            <text:p>47.164</text:p>
          </table:table-cell>
          <table:table-cell table:formula="of:=[.CI6]-[.BU6]" office:value-type="float" office:value="183.195" calcext:value-type="float">
            <text:p>183.195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50.535" calcext:value-type="float">
            <text:p>50.535</text:p>
          </table:table-cell>
          <table:table-cell table:formula="of:=[.CL6]-[.BX6]" office:value-type="float" office:value="186.562" calcext:value-type="float">
            <text:p>186.562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50.543" calcext:value-type="float">
            <text:p>50.543</text:p>
          </table:table-cell>
          <table:table-cell table:formula="of:=[.CO6]-[.CA6]" office:value-type="float" office:value="186.562" calcext:value-type="float">
            <text:p>186.562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9.414" calcext:value-type="float">
            <text:p>49.414</text:p>
          </table:table-cell>
          <table:table-cell table:formula="of:=AVERAGE([.BG6];[.BJ6];[.BM6])" office:value-type="float" office:value="185.439666666667" calcext:value-type="float">
            <text:p>185.43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67.3803333333333" calcext:value-type="float">
            <text:p>67.3803333333333</text:p>
          </table:table-cell>
          <table:table-cell table:formula="of:=AVERAGE([.BU6];[.BX6];[.CA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32" calcext:value-type="float">
            <text:p>117.832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16.794333333333" calcext:value-type="float">
            <text:p>116.794333333333</text:p>
          </table:table-cell>
          <table:table-cell table:formula="of:=AVERAGE([.CI6];[.CL6];[.CO6])" office:value-type="float" office:value="1469.16266666667" calcext:value-type="float">
            <text:p>1469.16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347.950333333333" calcext:value-type="float">
            <text:p>347.950333333333</text:p>
          </table:table-cell>
          <table:table-cell table:formula="of:=AVERAGE([.C7];[.F7];[.I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5.146" calcext:value-type="float">
            <text:p>35.146</text:p>
          </table:table-cell>
          <table:table-cell table:formula="of:=AVERAGE([.Q7];[.T7];[.W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4.8" calcext:value-type="float">
            <text:p>4.8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7];[.AF7];[.AI7])" office:value-type="float" office:value="1.6" calcext:value-type="float">
            <text:p>1.6</text:p>
          </table:table-cell>
          <table:table-cell table:formula="of:=AVERAGE([.AD7];[.AG7];[.AJ7])" office:value-type="float" office:value="218.441" calcext:value-type="float">
            <text:p>218.441</text:p>
          </table:table-cell>
          <table:table-cell table:formula="of:=AVERAGE([.AE7];[.AH7];[.AK7])" office:value-type="float" office:value="2601.035" calcext:value-type="float">
            <text:p>2601.035</text:p>
          </table:table-cell>
          <table:table-cell table:number-columns-repeated="2"/>
          <table:table-cell table:formula="of:=[.A7]+[.O7]+[.AC7]" office:value-type="float" office:value="0" calcext:value-type="float">
            <text:p>0</text:p>
          </table:table-cell>
          <table:table-cell table:formula="of:=[.B7]+[.P7]+[.AD7]" office:value-type="float" office:value="584.742" calcext:value-type="float">
            <text:p>584.742</text:p>
          </table:table-cell>
          <table:table-cell table:formula="of:=[.C7]+[.Q7]+[.AE7]" office:value-type="float" office:value="3312.46" calcext:value-type="float">
            <text:p>3312.46</text:p>
          </table:table-cell>
          <table:table-cell table:formula="of:=[.D7]+[.R7]+[.AF7]" office:value-type="float" office:value="0" calcext:value-type="float">
            <text:p>0</text:p>
          </table:table-cell>
          <table:table-cell table:formula="of:=[.E7]+[.S7]+[.AG7]" office:value-type="float" office:value="611.445" calcext:value-type="float">
            <text:p>611.445</text:p>
          </table:table-cell>
          <table:table-cell table:formula="of:=[.F7]+[.T7]+[.AH7]" office:value-type="float" office:value="3330.554" calcext:value-type="float">
            <text:p>3330.554</text:p>
          </table:table-cell>
          <table:table-cell table:formula="of:=[.G7]+[.U7]+[.AI7]" office:value-type="float" office:value="4.8" calcext:value-type="float">
            <text:p>4.8</text:p>
          </table:table-cell>
          <table:table-cell table:formula="of:=[.H7]+[.V7]+[.AJ7]" office:value-type="float" office:value="608.425" calcext:value-type="float">
            <text:p>608.425</text:p>
          </table:table-cell>
          <table:table-cell table:formula="of:=[.I7]+[.W7]+[.AK7]" office:value-type="float" office:value="3346.035" calcext:value-type="float">
            <text:p>3346.035</text:p>
          </table:table-cell>
          <table:table-cell table:formula="of:=AVERAGE([.AQ7];[.AT7];[.AW7])" office:value-type="float" office:value="1.6" calcext:value-type="float">
            <text:p>1.6</text:p>
          </table:table-cell>
          <table:table-cell table:formula="of:=AVERAGE([.AR7];[.AU7];[.AX7])" office:value-type="float" office:value="601.537333333333" calcext:value-type="float">
            <text:p>601.537333333333</text:p>
          </table:table-cell>
          <table:table-cell table:formula="of:=AVERAGE([.AS7];[.AV7];[.AY7])" office:value-type="float" office:value="3329.683" calcext:value-type="float">
            <text:p>3329.683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47.164" calcext:value-type="float">
            <text:p>47.164</text:p>
          </table:table-cell>
          <table:table-cell table:formula="of:=[.CI7]-[.BU7]" office:value-type="float" office:value="183.195" calcext:value-type="float">
            <text:p>183.195</text:p>
          </table:table-cell>
          <table:table-cell table:formula="of:=[.CJ7]-[.BV7]" office:value-type="float" office:value="1" calcext:value-type="float">
            <text:p>1</text:p>
          </table:table-cell>
          <table:table-cell table:formula="of:=[.CK7]-[.BW7]" office:value-type="float" office:value="47.168" calcext:value-type="float">
            <text:p>47.168</text:p>
          </table:table-cell>
          <table:table-cell table:formula="of:=[.CL7]-[.BX7]" office:value-type="float" office:value="183.195" calcext:value-type="float">
            <text:p>183.195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50.543" calcext:value-type="float">
            <text:p>50.543</text:p>
          </table:table-cell>
          <table:table-cell table:formula="of:=[.CO7]-[.CA7]" office:value-type="float" office:value="186.562" calcext:value-type="float">
            <text:p>186.562</text:p>
          </table:table-cell>
          <table:table-cell table:formula="of:=AVERAGE([.BE7];[.BH7];[.BK7])" office:value-type="float" office:value="0.333333333333333" calcext:value-type="float">
            <text:p>0.333333333333333</text:p>
          </table:table-cell>
          <table:table-cell table:formula="of:=AVERAGE([.BF7];[.BI7];[.BL7])" office:value-type="float" office:value="48.2916666666667" calcext:value-type="float">
            <text:p>48.2916666666667</text:p>
          </table:table-cell>
          <table:table-cell table:formula="of:=AVERAGE([.BG7];[.BJ7];[.BM7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" calcext:value-type="float">
            <text:p>0</text:p>
          </table:table-cell>
          <table:table-cell table:formula="of:=AVERAGE([.BT7];[.BW7];[.BZ7])" office:value-type="float" office:value="67.3803333333333" calcext:value-type="float">
            <text:p>67.3803333333333</text:p>
          </table:table-cell>
          <table:table-cell table:formula="of:=AVERAGE([.BU7];[.BX7];[.CA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7];[.CJ7];[.CM7])" office:value-type="float" office:value="0.333333333333333" calcext:value-type="float">
            <text:p>0.333333333333333</text:p>
          </table:table-cell>
          <table:table-cell table:formula="of:=AVERAGE([.CH7];[.CK7];[.CN7])" office:value-type="float" office:value="115.672" calcext:value-type="float">
            <text:p>115.672</text:p>
          </table:table-cell>
          <table:table-cell table:formula="of:=AVERAGE([.CI7];[.CL7];[.CO7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347.950333333333" calcext:value-type="float">
            <text:p>347.950333333333</text:p>
          </table:table-cell>
          <table:table-cell table:formula="of:=AVERAGE([.C8];[.F8];[.I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5.146" calcext:value-type="float">
            <text:p>35.146</text:p>
          </table:table-cell>
          <table:table-cell table:formula="of:=AVERAGE([.Q8];[.T8];[.W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8];[.AF8];[.AI8])" office:value-type="float" office:value="0" calcext:value-type="float">
            <text:p>0</text:p>
          </table:table-cell>
          <table:table-cell table:formula="of:=AVERAGE([.AD8];[.AG8];[.AJ8])" office:value-type="float" office:value="218.441" calcext:value-type="float">
            <text:p>218.441</text:p>
          </table:table-cell>
          <table:table-cell table:formula="of:=AVERAGE([.AE8];[.AH8];[.AK8])" office:value-type="float" office:value="2601.035" calcext:value-type="float">
            <text:p>2601.035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584.742" calcext:value-type="float">
            <text:p>584.742</text:p>
          </table:table-cell>
          <table:table-cell table:formula="of:=[.C8]+[.Q8]+[.AE8]" office:value-type="float" office:value="3312.46" calcext:value-type="float">
            <text:p>3312.46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611.445" calcext:value-type="float">
            <text:p>611.445</text:p>
          </table:table-cell>
          <table:table-cell table:formula="of:=[.F8]+[.T8]+[.AH8]" office:value-type="float" office:value="3330.554" calcext:value-type="float">
            <text:p>3330.554</text:p>
          </table:table-cell>
          <table:table-cell table:formula="of:=[.G8]+[.U8]+[.AI8]" office:value-type="float" office:value="0" calcext:value-type="float">
            <text:p>0</text:p>
          </table:table-cell>
          <table:table-cell table:formula="of:=[.H8]+[.V8]+[.AJ8]" office:value-type="float" office:value="608.425" calcext:value-type="float">
            <text:p>608.425</text:p>
          </table:table-cell>
          <table:table-cell table:formula="of:=[.I8]+[.W8]+[.AK8]" office:value-type="float" office:value="3346.035" calcext:value-type="float">
            <text:p>3346.035</text:p>
          </table:table-cell>
          <table:table-cell table:formula="of:=AVERAGE([.AQ8];[.AT8];[.AW8])" office:value-type="float" office:value="0" calcext:value-type="float">
            <text:p>0</text:p>
          </table:table-cell>
          <table:table-cell table:formula="of:=AVERAGE([.AR8];[.AU8];[.AX8])" office:value-type="float" office:value="601.537333333333" calcext:value-type="float">
            <text:p>601.537333333333</text:p>
          </table:table-cell>
          <table:table-cell table:formula="of:=AVERAGE([.AS8];[.AV8];[.AY8])" office:value-type="float" office:value="3329.683" calcext:value-type="float">
            <text:p>3329.683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47.164" calcext:value-type="float">
            <text:p>47.164</text:p>
          </table:table-cell>
          <table:table-cell table:formula="of:=[.CI8]-[.BU8]" office:value-type="float" office:value="183.195" calcext:value-type="float">
            <text:p>183.195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47.168" calcext:value-type="float">
            <text:p>47.168</text:p>
          </table:table-cell>
          <table:table-cell table:formula="of:=[.CL8]-[.BX8]" office:value-type="float" office:value="183.195" calcext:value-type="float">
            <text:p>183.195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50.543" calcext:value-type="float">
            <text:p>50.543</text:p>
          </table:table-cell>
          <table:table-cell table:formula="of:=[.CO8]-[.CA8]" office:value-type="float" office:value="186.562" calcext:value-type="float">
            <text:p>186.562</text:p>
          </table:table-cell>
          <table:table-cell table:formula="of:=AVERAGE([.BE8];[.BH8];[.BK8])" office:value-type="float" office:value="0" calcext:value-type="float">
            <text:p>0</text:p>
          </table:table-cell>
          <table:table-cell table:formula="of:=AVERAGE([.BF8];[.BI8];[.BL8])" office:value-type="float" office:value="48.2916666666667" calcext:value-type="float">
            <text:p>48.2916666666667</text:p>
          </table:table-cell>
          <table:table-cell table:formula="of:=AVERAGE([.BG8];[.BJ8];[.BM8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67.3803333333333" calcext:value-type="float">
            <text:p>67.3803333333333</text:p>
          </table:table-cell>
          <table:table-cell table:formula="of:=AVERAGE([.BU8];[.BX8];[.CA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8];[.CJ8];[.CM8])" office:value-type="float" office:value="0" calcext:value-type="float">
            <text:p>0</text:p>
          </table:table-cell>
          <table:table-cell table:formula="of:=AVERAGE([.CH8];[.CK8];[.CN8])" office:value-type="float" office:value="115.672" calcext:value-type="float">
            <text:p>115.672</text:p>
          </table:table-cell>
          <table:table-cell table:formula="of:=AVERAGE([.CI8];[.CL8];[.CO8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347.950333333333" calcext:value-type="float">
            <text:p>347.950333333333</text:p>
          </table:table-cell>
          <table:table-cell table:formula="of:=AVERAGE([.C9];[.F9];[.I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5.146" calcext:value-type="float">
            <text:p>35.146</text:p>
          </table:table-cell>
          <table:table-cell table:formula="of:=AVERAGE([.Q9];[.T9];[.W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2.9" calcext:value-type="float">
            <text:p>2.9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9];[.AF9];[.AI9])" office:value-type="float" office:value="0.966666666666667" calcext:value-type="float">
            <text:p>0.966666666666667</text:p>
          </table:table-cell>
          <table:table-cell table:formula="of:=AVERAGE([.AD9];[.AG9];[.AJ9])" office:value-type="float" office:value="218.441" calcext:value-type="float">
            <text:p>218.441</text:p>
          </table:table-cell>
          <table:table-cell table:formula="of:=AVERAGE([.AE9];[.AH9];[.AK9])" office:value-type="float" office:value="2601.035" calcext:value-type="float">
            <text:p>2601.035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584.742" calcext:value-type="float">
            <text:p>584.742</text:p>
          </table:table-cell>
          <table:table-cell table:formula="of:=[.C9]+[.Q9]+[.AE9]" office:value-type="float" office:value="3312.46" calcext:value-type="float">
            <text:p>3312.46</text:p>
          </table:table-cell>
          <table:table-cell table:formula="of:=[.D9]+[.R9]+[.AF9]" office:value-type="float" office:value="2.9" calcext:value-type="float">
            <text:p>2.9</text:p>
          </table:table-cell>
          <table:table-cell table:formula="of:=[.E9]+[.S9]+[.AG9]" office:value-type="float" office:value="611.445" calcext:value-type="float">
            <text:p>611.445</text:p>
          </table:table-cell>
          <table:table-cell table:formula="of:=[.F9]+[.T9]+[.AH9]" office:value-type="float" office:value="3330.554" calcext:value-type="float">
            <text:p>3330.554</text:p>
          </table:table-cell>
          <table:table-cell table:formula="of:=[.G9]+[.U9]+[.AI9]" office:value-type="float" office:value="0" calcext:value-type="float">
            <text:p>0</text:p>
          </table:table-cell>
          <table:table-cell table:formula="of:=[.H9]+[.V9]+[.AJ9]" office:value-type="float" office:value="608.425" calcext:value-type="float">
            <text:p>608.425</text:p>
          </table:table-cell>
          <table:table-cell table:formula="of:=[.I9]+[.W9]+[.AK9]" office:value-type="float" office:value="3346.035" calcext:value-type="float">
            <text:p>3346.035</text:p>
          </table:table-cell>
          <table:table-cell table:formula="of:=AVERAGE([.AQ9];[.AT9];[.AW9])" office:value-type="float" office:value="0.966666666666667" calcext:value-type="float">
            <text:p>0.966666666666667</text:p>
          </table:table-cell>
          <table:table-cell table:formula="of:=AVERAGE([.AR9];[.AU9];[.AX9])" office:value-type="float" office:value="601.537333333333" calcext:value-type="float">
            <text:p>601.537333333333</text:p>
          </table:table-cell>
          <table:table-cell table:formula="of:=AVERAGE([.AS9];[.AV9];[.AY9])" office:value-type="float" office:value="3329.683" calcext:value-type="float">
            <text:p>3329.683</text:p>
          </table:table-cell>
          <table:table-cell table:number-columns-repeated="2"/>
          <table:table-cell table:formula="of:=[.CG9]-[.BS9]" office:value-type="float" office:value="1" calcext:value-type="float">
            <text:p>1</text:p>
          </table:table-cell>
          <table:table-cell table:formula="of:=[.CH9]-[.BT9]" office:value-type="float" office:value="47.164" calcext:value-type="float">
            <text:p>47.164</text:p>
          </table:table-cell>
          <table:table-cell table:formula="of:=[.CI9]-[.BU9]" office:value-type="float" office:value="183.195" calcext:value-type="float">
            <text:p>183.195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168" calcext:value-type="float">
            <text:p>47.168</text:p>
          </table:table-cell>
          <table:table-cell table:formula="of:=[.CL9]-[.BX9]" office:value-type="float" office:value="183.195" calcext:value-type="float">
            <text:p>183.195</text:p>
          </table:table-cell>
          <table:table-cell table:formula="of:=[.CM9]-[.BY9]" office:value-type="float" office:value="0" calcext:value-type="float">
            <text:p>0</text:p>
          </table:table-cell>
          <table:table-cell table:formula="of:=[.CN9]-[.BZ9]" office:value-type="float" office:value="50.543" calcext:value-type="float">
            <text:p>50.543</text:p>
          </table:table-cell>
          <table:table-cell table:formula="of:=[.CO9]-[.CA9]" office:value-type="float" office:value="186.562" calcext:value-type="float">
            <text:p>186.562</text:p>
          </table:table-cell>
          <table:table-cell table:formula="of:=AVERAGE([.BE9];[.BH9];[.BK9])" office:value-type="float" office:value="0.333333333333333" calcext:value-type="float">
            <text:p>0.333333333333333</text:p>
          </table:table-cell>
          <table:table-cell table:formula="of:=AVERAGE([.BF9];[.BI9];[.BL9])" office:value-type="float" office:value="48.2916666666667" calcext:value-type="float">
            <text:p>48.2916666666667</text:p>
          </table:table-cell>
          <table:table-cell table:formula="of:=AVERAGE([.BG9];[.BJ9];[.BM9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9];[.BV9];[.BY9])" office:value-type="float" office:value="0" calcext:value-type="float">
            <text:p>0</text:p>
          </table:table-cell>
          <table:table-cell table:formula="of:=AVERAGE([.BT9];[.BW9];[.BZ9])" office:value-type="float" office:value="67.3803333333333" calcext:value-type="float">
            <text:p>67.3803333333333</text:p>
          </table:table-cell>
          <table:table-cell table:formula="of:=AVERAGE([.BU9];[.BX9];[.CA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9];[.CJ9];[.CM9])" office:value-type="float" office:value="0.333333333333333" calcext:value-type="float">
            <text:p>0.333333333333333</text:p>
          </table:table-cell>
          <table:table-cell table:formula="of:=AVERAGE([.CH9];[.CK9];[.CN9])" office:value-type="float" office:value="115.672" calcext:value-type="float">
            <text:p>115.672</text:p>
          </table:table-cell>
          <table:table-cell table:formula="of:=AVERAGE([.CI9];[.CL9];[.CO9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347.950333333333" calcext:value-type="float">
            <text:p>347.950333333333</text:p>
          </table:table-cell>
          <table:table-cell table:formula="of:=AVERAGE([.C10];[.F10];[.I1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5.146" calcext:value-type="float">
            <text:p>35.146</text:p>
          </table:table-cell>
          <table:table-cell table:formula="of:=AVERAGE([.Q10];[.T10];[.W10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10];[.AF10];[.AI10])" office:value-type="float" office:value="1.96666666666667" calcext:value-type="float">
            <text:p>1.96666666666667</text:p>
          </table:table-cell>
          <table:table-cell table:formula="of:=AVERAGE([.AD10];[.AG10];[.AJ10])" office:value-type="float" office:value="218.441" calcext:value-type="float">
            <text:p>218.441</text:p>
          </table:table-cell>
          <table:table-cell table:formula="of:=AVERAGE([.AE10];[.AH10];[.AK10])" office:value-type="float" office:value="2601.035" calcext:value-type="float">
            <text:p>2601.035</text:p>
          </table:table-cell>
          <table:table-cell table:number-columns-repeated="2"/>
          <table:table-cell table:formula="of:=[.A10]+[.O10]+[.AC10]" office:value-type="float" office:value="5.9" calcext:value-type="float">
            <text:p>5.9</text:p>
          </table:table-cell>
          <table:table-cell table:formula="of:=[.B10]+[.P10]+[.AD10]" office:value-type="float" office:value="584.742" calcext:value-type="float">
            <text:p>584.742</text:p>
          </table:table-cell>
          <table:table-cell table:formula="of:=[.C10]+[.Q10]+[.AE10]" office:value-type="float" office:value="3312.46" calcext:value-type="float">
            <text:p>3312.46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611.445" calcext:value-type="float">
            <text:p>611.445</text:p>
          </table:table-cell>
          <table:table-cell table:formula="of:=[.F10]+[.T10]+[.AH10]" office:value-type="float" office:value="3330.554" calcext:value-type="float">
            <text:p>3330.554</text:p>
          </table:table-cell>
          <table:table-cell table:formula="of:=[.G10]+[.U10]+[.AI10]" office:value-type="float" office:value="0" calcext:value-type="float">
            <text:p>0</text:p>
          </table:table-cell>
          <table:table-cell table:formula="of:=[.H10]+[.V10]+[.AJ10]" office:value-type="float" office:value="608.425" calcext:value-type="float">
            <text:p>608.425</text:p>
          </table:table-cell>
          <table:table-cell table:formula="of:=[.I10]+[.W10]+[.AK10]" office:value-type="float" office:value="3346.035" calcext:value-type="float">
            <text:p>3346.035</text:p>
          </table:table-cell>
          <table:table-cell table:formula="of:=AVERAGE([.AQ10];[.AT10];[.AW10])" office:value-type="float" office:value="1.96666666666667" calcext:value-type="float">
            <text:p>1.96666666666667</text:p>
          </table:table-cell>
          <table:table-cell table:formula="of:=AVERAGE([.AR10];[.AU10];[.AX10])" office:value-type="float" office:value="601.537333333333" calcext:value-type="float">
            <text:p>601.537333333333</text:p>
          </table:table-cell>
          <table:table-cell table:formula="of:=AVERAGE([.AS10];[.AV10];[.AY10])" office:value-type="float" office:value="3329.683" calcext:value-type="float">
            <text:p>3329.683</text:p>
          </table:table-cell>
          <table:table-cell table:number-columns-repeated="2"/>
          <table:table-cell table:formula="of:=[.CG10]-[.BS10]" office:value-type="float" office:value="0" calcext:value-type="float">
            <text:p>0</text:p>
          </table:table-cell>
          <table:table-cell table:formula="of:=[.CH10]-[.BT10]" office:value-type="float" office:value="47.164" calcext:value-type="float">
            <text:p>47.164</text:p>
          </table:table-cell>
          <table:table-cell table:formula="of:=[.CI10]-[.BU10]" office:value-type="float" office:value="183.195" calcext:value-type="float">
            <text:p>183.195</text:p>
          </table:table-cell>
          <table:table-cell table:formula="of:=[.CJ10]-[.BV10]" office:value-type="float" office:value="0" calcext:value-type="float">
            <text:p>0</text:p>
          </table:table-cell>
          <table:table-cell table:formula="of:=[.CK10]-[.BW10]" office:value-type="float" office:value="47.168" calcext:value-type="float">
            <text:p>47.168</text:p>
          </table:table-cell>
          <table:table-cell table:formula="of:=[.CL10]-[.BX10]" office:value-type="float" office:value="183.195" calcext:value-type="float">
            <text:p>183.195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50.543" calcext:value-type="float">
            <text:p>50.543</text:p>
          </table:table-cell>
          <table:table-cell table:formula="of:=[.CO10]-[.CA10]" office:value-type="float" office:value="186.562" calcext:value-type="float">
            <text:p>186.562</text:p>
          </table:table-cell>
          <table:table-cell table:formula="of:=AVERAGE([.BE10];[.BH10];[.BK10])" office:value-type="float" office:value="0" calcext:value-type="float">
            <text:p>0</text:p>
          </table:table-cell>
          <table:table-cell table:formula="of:=AVERAGE([.BF10];[.BI10];[.BL10])" office:value-type="float" office:value="48.2916666666667" calcext:value-type="float">
            <text:p>48.2916666666667</text:p>
          </table:table-cell>
          <table:table-cell table:formula="of:=AVERAGE([.BG10];[.BJ10];[.BM10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67.3803333333333" calcext:value-type="float">
            <text:p>67.3803333333333</text:p>
          </table:table-cell>
          <table:table-cell table:formula="of:=AVERAGE([.BU10];[.BX10];[.CA1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10];[.CJ10];[.CM10])" office:value-type="float" office:value="0" calcext:value-type="float">
            <text:p>0</text:p>
          </table:table-cell>
          <table:table-cell table:formula="of:=AVERAGE([.CH10];[.CK10];[.CN10])" office:value-type="float" office:value="115.672" calcext:value-type="float">
            <text:p>115.672</text:p>
          </table:table-cell>
          <table:table-cell table:formula="of:=AVERAGE([.CI10];[.CL10];[.CO10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347.950333333333" calcext:value-type="float">
            <text:p>347.950333333333</text:p>
          </table:table-cell>
          <table:table-cell table:formula="of:=AVERAGE([.C11];[.F11];[.I1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5.146" calcext:value-type="float">
            <text:p>35.146</text:p>
          </table:table-cell>
          <table:table-cell table:formula="of:=AVERAGE([.Q11];[.T11];[.W1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11];[.AF11];[.AI11])" office:value-type="float" office:value="0" calcext:value-type="float">
            <text:p>0</text:p>
          </table:table-cell>
          <table:table-cell table:formula="of:=AVERAGE([.AD11];[.AG11];[.AJ11])" office:value-type="float" office:value="218.441" calcext:value-type="float">
            <text:p>218.441</text:p>
          </table:table-cell>
          <table:table-cell table:formula="of:=AVERAGE([.AE11];[.AH11];[.AK11])" office:value-type="float" office:value="2601.035" calcext:value-type="float">
            <text:p>2601.035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584.742" calcext:value-type="float">
            <text:p>584.742</text:p>
          </table:table-cell>
          <table:table-cell table:formula="of:=[.C11]+[.Q11]+[.AE11]" office:value-type="float" office:value="3312.46" calcext:value-type="float">
            <text:p>3312.46</text:p>
          </table:table-cell>
          <table:table-cell table:formula="of:=[.D11]+[.R11]+[.AF11]" office:value-type="float" office:value="0" calcext:value-type="float">
            <text:p>0</text:p>
          </table:table-cell>
          <table:table-cell table:formula="of:=[.E11]+[.S11]+[.AG11]" office:value-type="float" office:value="611.445" calcext:value-type="float">
            <text:p>611.445</text:p>
          </table:table-cell>
          <table:table-cell table:formula="of:=[.F11]+[.T11]+[.AH11]" office:value-type="float" office:value="3330.554" calcext:value-type="float">
            <text:p>3330.554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608.425" calcext:value-type="float">
            <text:p>608.425</text:p>
          </table:table-cell>
          <table:table-cell table:formula="of:=[.I11]+[.W11]+[.AK11]" office:value-type="float" office:value="3346.035" calcext:value-type="float">
            <text:p>3346.035</text:p>
          </table:table-cell>
          <table:table-cell table:formula="of:=AVERAGE([.AQ11];[.AT11];[.AW11])" office:value-type="float" office:value="0" calcext:value-type="float">
            <text:p>0</text:p>
          </table:table-cell>
          <table:table-cell table:formula="of:=AVERAGE([.AR11];[.AU11];[.AX11])" office:value-type="float" office:value="601.537333333333" calcext:value-type="float">
            <text:p>601.537333333333</text:p>
          </table:table-cell>
          <table:table-cell table:formula="of:=AVERAGE([.AS11];[.AV11];[.AY11])" office:value-type="float" office:value="3329.683" calcext:value-type="float">
            <text:p>3329.683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47.164" calcext:value-type="float">
            <text:p>47.164</text:p>
          </table:table-cell>
          <table:table-cell table:formula="of:=[.CI11]-[.BU11]" office:value-type="float" office:value="183.195" calcext:value-type="float">
            <text:p>183.195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47.168" calcext:value-type="float">
            <text:p>47.168</text:p>
          </table:table-cell>
          <table:table-cell table:formula="of:=[.CL11]-[.BX11]" office:value-type="float" office:value="183.195" calcext:value-type="float">
            <text:p>183.195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50.543" calcext:value-type="float">
            <text:p>50.543</text:p>
          </table:table-cell>
          <table:table-cell table:formula="of:=[.CO11]-[.CA11]" office:value-type="float" office:value="186.562" calcext:value-type="float">
            <text:p>186.562</text:p>
          </table:table-cell>
          <table:table-cell table:formula="of:=AVERAGE([.BE11];[.BH11];[.BK11])" office:value-type="float" office:value="0" calcext:value-type="float">
            <text:p>0</text:p>
          </table:table-cell>
          <table:table-cell table:formula="of:=AVERAGE([.BF11];[.BI11];[.BL11])" office:value-type="float" office:value="48.2916666666667" calcext:value-type="float">
            <text:p>48.2916666666667</text:p>
          </table:table-cell>
          <table:table-cell table:formula="of:=AVERAGE([.BG11];[.BJ11];[.BM11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67.3803333333333" calcext:value-type="float">
            <text:p>67.3803333333333</text:p>
          </table:table-cell>
          <table:table-cell table:formula="of:=AVERAGE([.BU11];[.BX11];[.CA1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11];[.CJ11];[.CM11])" office:value-type="float" office:value="0" calcext:value-type="float">
            <text:p>0</text:p>
          </table:table-cell>
          <table:table-cell table:formula="of:=AVERAGE([.CH11];[.CK11];[.CN11])" office:value-type="float" office:value="115.672" calcext:value-type="float">
            <text:p>115.672</text:p>
          </table:table-cell>
          <table:table-cell table:formula="of:=AVERAGE([.CI11];[.CL11];[.CO11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12];[.D12];[.G12])" office:value-type="float" office:value="0" calcext:value-type="float">
            <text:p>0</text:p>
          </table:table-cell>
          <table:table-cell table:formula="of:=AVERAGE([.B12];[.E12];[.H12])" office:value-type="float" office:value="347.950333333333" calcext:value-type="float">
            <text:p>347.950333333333</text:p>
          </table:table-cell>
          <table:table-cell table:formula="of:=AVERAGE([.C12];[.F12];[.I1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5.146" calcext:value-type="float">
            <text:p>35.146</text:p>
          </table:table-cell>
          <table:table-cell table:formula="of:=AVERAGE([.Q12];[.T12];[.W1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0" calcext:value-type="float">
            <text:p>0</text:p>
          </table:table-cell>
          <table:table-cell office:value-type="float" office:value="218.523" calcext:value-type="float">
            <text:p>218.523</text:p>
          </table:table-cell>
          <table:table-cell office:value-type="float" office:value="2600.906" calcext:value-type="float">
            <text:p>2600.906</text:p>
          </table:table-cell>
          <table:table-cell office:value-type="float" office:value="3.9" calcext:value-type="float">
            <text:p>3.9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12];[.AF12];[.AI12])" office:value-type="float" office:value="1.3" calcext:value-type="float">
            <text:p>1.3</text:p>
          </table:table-cell>
          <table:table-cell table:formula="of:=AVERAGE([.AD12];[.AG12];[.AJ12])" office:value-type="float" office:value="218.441" calcext:value-type="float">
            <text:p>218.441</text:p>
          </table:table-cell>
          <table:table-cell table:formula="of:=AVERAGE([.AE12];[.AH12];[.AK12])" office:value-type="float" office:value="2601.035" calcext:value-type="float">
            <text:p>2601.035</text:p>
          </table:table-cell>
          <table:table-cell table:number-columns-repeated="2"/>
          <table:table-cell table:formula="of:=[.A12]+[.O12]+[.AC12]" office:value-type="float" office:value="0" calcext:value-type="float">
            <text:p>0</text:p>
          </table:table-cell>
          <table:table-cell table:formula="of:=[.B12]+[.P12]+[.AD12]" office:value-type="float" office:value="584.742" calcext:value-type="float">
            <text:p>584.742</text:p>
          </table:table-cell>
          <table:table-cell table:formula="of:=[.C12]+[.Q12]+[.AE12]" office:value-type="float" office:value="3312.46" calcext:value-type="float">
            <text:p>3312.46</text:p>
          </table:table-cell>
          <table:table-cell table:formula="of:=[.D12]+[.R12]+[.AF12]" office:value-type="float" office:value="0" calcext:value-type="float">
            <text:p>0</text:p>
          </table:table-cell>
          <table:table-cell table:formula="of:=[.E12]+[.S12]+[.AG12]" office:value-type="float" office:value="611.445" calcext:value-type="float">
            <text:p>611.445</text:p>
          </table:table-cell>
          <table:table-cell table:formula="of:=[.F12]+[.T12]+[.AH12]" office:value-type="float" office:value="3330.554" calcext:value-type="float">
            <text:p>3330.554</text:p>
          </table:table-cell>
          <table:table-cell table:formula="of:=[.G12]+[.U12]+[.AI12]" office:value-type="float" office:value="3.9" calcext:value-type="float">
            <text:p>3.9</text:p>
          </table:table-cell>
          <table:table-cell table:formula="of:=[.H12]+[.V12]+[.AJ12]" office:value-type="float" office:value="608.425" calcext:value-type="float">
            <text:p>608.425</text:p>
          </table:table-cell>
          <table:table-cell table:formula="of:=[.I12]+[.W12]+[.AK12]" office:value-type="float" office:value="3346.035" calcext:value-type="float">
            <text:p>3346.035</text:p>
          </table:table-cell>
          <table:table-cell table:formula="of:=AVERAGE([.AQ12];[.AT12];[.AW12])" office:value-type="float" office:value="1.3" calcext:value-type="float">
            <text:p>1.3</text:p>
          </table:table-cell>
          <table:table-cell table:formula="of:=AVERAGE([.AR12];[.AU12];[.AX12])" office:value-type="float" office:value="601.537333333333" calcext:value-type="float">
            <text:p>601.537333333333</text:p>
          </table:table-cell>
          <table:table-cell table:formula="of:=AVERAGE([.AS12];[.AV12];[.AY12])" office:value-type="float" office:value="3329.683" calcext:value-type="float">
            <text:p>3329.683</text:p>
          </table:table-cell>
          <table:table-cell table:number-columns-repeated="2"/>
          <table:table-cell table:formula="of:=[.CG12]-[.BS12]" office:value-type="float" office:value="1" calcext:value-type="float">
            <text:p>1</text:p>
          </table:table-cell>
          <table:table-cell table:formula="of:=[.CH12]-[.BT12]" office:value-type="float" office:value="47.164" calcext:value-type="float">
            <text:p>47.164</text:p>
          </table:table-cell>
          <table:table-cell table:formula="of:=[.CI12]-[.BU12]" office:value-type="float" office:value="183.195" calcext:value-type="float">
            <text:p>183.195</text:p>
          </table:table-cell>
          <table:table-cell table:formula="of:=[.CJ12]-[.BV12]" office:value-type="float" office:value="0" calcext:value-type="float">
            <text:p>0</text:p>
          </table:table-cell>
          <table:table-cell table:formula="of:=[.CK12]-[.BW12]" office:value-type="float" office:value="47.168" calcext:value-type="float">
            <text:p>47.168</text:p>
          </table:table-cell>
          <table:table-cell table:formula="of:=[.CL12]-[.BX12]" office:value-type="float" office:value="183.195" calcext:value-type="float">
            <text:p>183.195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50.543" calcext:value-type="float">
            <text:p>50.543</text:p>
          </table:table-cell>
          <table:table-cell table:formula="of:=[.CO12]-[.CA12]" office:value-type="float" office:value="186.562" calcext:value-type="float">
            <text:p>186.562</text:p>
          </table:table-cell>
          <table:table-cell table:formula="of:=AVERAGE([.BE12];[.BH12];[.BK12])" office:value-type="float" office:value="0.333333333333333" calcext:value-type="float">
            <text:p>0.333333333333333</text:p>
          </table:table-cell>
          <table:table-cell table:formula="of:=AVERAGE([.BF12];[.BI12];[.BL12])" office:value-type="float" office:value="48.2916666666667" calcext:value-type="float">
            <text:p>48.2916666666667</text:p>
          </table:table-cell>
          <table:table-cell table:formula="of:=AVERAGE([.BG12];[.BJ12];[.BM12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67.3803333333333" calcext:value-type="float">
            <text:p>67.3803333333333</text:p>
          </table:table-cell>
          <table:table-cell table:formula="of:=AVERAGE([.BU12];[.BX12];[.CA1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12];[.CJ12];[.CM12])" office:value-type="float" office:value="0.333333333333333" calcext:value-type="float">
            <text:p>0.333333333333333</text:p>
          </table:table-cell>
          <table:table-cell table:formula="of:=AVERAGE([.CH12];[.CK12];[.CN12])" office:value-type="float" office:value="115.672" calcext:value-type="float">
            <text:p>115.672</text:p>
          </table:table-cell>
          <table:table-cell table:formula="of:=AVERAGE([.CI12];[.CL12];[.CO12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7.777" calcext:value-type="float">
            <text:p>357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13];[.D13];[.G13])" office:value-type="float" office:value="0" calcext:value-type="float">
            <text:p>0</text:p>
          </table:table-cell>
          <table:table-cell table:formula="of:=AVERAGE([.B13];[.E13];[.H13])" office:value-type="float" office:value="347.950333333333" calcext:value-type="float">
            <text:p>347.950333333333</text:p>
          </table:table-cell>
          <table:table-cell table:formula="of:=AVERAGE([.C13];[.F13];[.I1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5.146" calcext:value-type="float">
            <text:p>35.146</text:p>
          </table:table-cell>
          <table:table-cell table:formula="of:=AVERAGE([.Q13];[.T13];[.W1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734" calcext:value-type="float">
            <text:p>218.734</text:p>
          </table:table-cell>
          <table:table-cell office:value-type="float" office:value="2601.312" calcext:value-type="float">
            <text:p>2601.312</text:p>
          </table:table-cell>
          <table:table-cell office:value-type="float" office:value="1.9" calcext:value-type="float">
            <text:p>1.9</text:p>
          </table:table-cell>
          <table:table-cell office:value-type="float" office:value="218.777" calcext:value-type="float">
            <text:p>218.777</text:p>
          </table:table-cell>
          <table:table-cell office:value-type="float" office:value="2601.422" calcext:value-type="float">
            <text:p>2601.422</text:p>
          </table:table-cell>
          <table:table-cell office:value-type="float" office:value="0" calcext:value-type="float">
            <text:p>0</text:p>
          </table:table-cell>
          <table:table-cell office:value-type="float" office:value="218.066" calcext:value-type="float">
            <text:p>218.066</text:p>
          </table:table-cell>
          <table:table-cell office:value-type="float" office:value="2600.887" calcext:value-type="float">
            <text:p>2600.887</text:p>
          </table:table-cell>
          <table:table-cell table:formula="of:=AVERAGE([.AC13];[.AF13];[.AI13])" office:value-type="float" office:value="0.633333333333333" calcext:value-type="float">
            <text:p>0.633333333333333</text:p>
          </table:table-cell>
          <table:table-cell table:formula="of:=AVERAGE([.AD13];[.AG13];[.AJ13])" office:value-type="float" office:value="218.525666666667" calcext:value-type="float">
            <text:p>218.525666666667</text:p>
          </table:table-cell>
          <table:table-cell table:formula="of:=AVERAGE([.AE13];[.AH13];[.AK13])" office:value-type="float" office:value="2601.207" calcext:value-type="float">
            <text:p>2601.207</text:p>
          </table:table-cell>
          <table:table-cell table:number-columns-repeated="2"/>
          <table:table-cell table:formula="of:=[.A13]+[.O13]+[.AC13]" office:value-type="float" office:value="0" calcext:value-type="float">
            <text:p>0</text:p>
          </table:table-cell>
          <table:table-cell table:formula="of:=[.B13]+[.P13]+[.AD13]" office:value-type="float" office:value="584.742" calcext:value-type="float">
            <text:p>584.742</text:p>
          </table:table-cell>
          <table:table-cell table:formula="of:=[.C13]+[.Q13]+[.AE13]" office:value-type="float" office:value="3312.46" calcext:value-type="float">
            <text:p>3312.46</text:p>
          </table:table-cell>
          <table:table-cell table:formula="of:=[.D13]+[.R13]+[.AF13]" office:value-type="float" office:value="1.9" calcext:value-type="float">
            <text:p>1.9</text:p>
          </table:table-cell>
          <table:table-cell table:formula="of:=[.E13]+[.S13]+[.AG13]" office:value-type="float" office:value="611.699" calcext:value-type="float">
            <text:p>611.699</text:p>
          </table:table-cell>
          <table:table-cell table:formula="of:=[.F13]+[.T13]+[.AH13]" office:value-type="float" office:value="3331.07" calcext:value-type="float">
            <text:p>3331.07</text:p>
          </table:table-cell>
          <table:table-cell table:formula="of:=[.G13]+[.U13]+[.AI13]" office:value-type="float" office:value="0" calcext:value-type="float">
            <text:p>0</text:p>
          </table:table-cell>
          <table:table-cell table:formula="of:=[.H13]+[.V13]+[.AJ13]" office:value-type="float" office:value="608.425" calcext:value-type="float">
            <text:p>608.425</text:p>
          </table:table-cell>
          <table:table-cell table:formula="of:=[.I13]+[.W13]+[.AK13]" office:value-type="float" office:value="3346.035" calcext:value-type="float">
            <text:p>3346.035</text:p>
          </table:table-cell>
          <table:table-cell table:formula="of:=AVERAGE([.AQ13];[.AT13];[.AW13])" office:value-type="float" office:value="0.633333333333333" calcext:value-type="float">
            <text:p>0.633333333333333</text:p>
          </table:table-cell>
          <table:table-cell table:formula="of:=AVERAGE([.AR13];[.AU13];[.AX13])" office:value-type="float" office:value="601.622" calcext:value-type="float">
            <text:p>601.622</text:p>
          </table:table-cell>
          <table:table-cell table:formula="of:=AVERAGE([.AS13];[.AV13];[.AY13])" office:value-type="float" office:value="3329.855" calcext:value-type="float">
            <text:p>3329.855</text:p>
          </table:table-cell>
          <table:table-cell table:number-columns-repeated="2"/>
          <table:table-cell table:formula="of:=[.CG13]-[.BS13]" office:value-type="float" office:value="0" calcext:value-type="float">
            <text:p>0</text:p>
          </table:table-cell>
          <table:table-cell table:formula="of:=[.CH13]-[.BT13]" office:value-type="float" office:value="47.164" calcext:value-type="float">
            <text:p>47.164</text:p>
          </table:table-cell>
          <table:table-cell table:formula="of:=[.CI13]-[.BU13]" office:value-type="float" office:value="183.195" calcext:value-type="float">
            <text:p>183.195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47.168" calcext:value-type="float">
            <text:p>47.168</text:p>
          </table:table-cell>
          <table:table-cell table:formula="of:=[.CL13]-[.BX13]" office:value-type="float" office:value="183.195" calcext:value-type="float">
            <text:p>183.195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50.543" calcext:value-type="float">
            <text:p>50.543</text:p>
          </table:table-cell>
          <table:table-cell table:formula="of:=[.CO13]-[.CA13]" office:value-type="float" office:value="186.562" calcext:value-type="float">
            <text:p>186.562</text:p>
          </table:table-cell>
          <table:table-cell table:formula="of:=AVERAGE([.BE13];[.BH13];[.BK13])" office:value-type="float" office:value="0" calcext:value-type="float">
            <text:p>0</text:p>
          </table:table-cell>
          <table:table-cell table:formula="of:=AVERAGE([.BF13];[.BI13];[.BL13])" office:value-type="float" office:value="48.2916666666667" calcext:value-type="float">
            <text:p>48.2916666666667</text:p>
          </table:table-cell>
          <table:table-cell table:formula="of:=AVERAGE([.BG13];[.BJ13];[.BM13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67.3803333333333" calcext:value-type="float">
            <text:p>67.3803333333333</text:p>
          </table:table-cell>
          <table:table-cell table:formula="of:=AVERAGE([.BU13];[.BX13];[.CA1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470.285" calcext:value-type="float">
            <text:p>1470.285</text:p>
          </table:table-cell>
          <table:table-cell table:formula="of:=AVERAGE([.CG13];[.CJ13];[.CM13])" office:value-type="float" office:value="0" calcext:value-type="float">
            <text:p>0</text:p>
          </table:table-cell>
          <table:table-cell table:formula="of:=AVERAGE([.CH13];[.CK13];[.CN13])" office:value-type="float" office:value="115.672" calcext:value-type="float">
            <text:p>115.672</text:p>
          </table:table-cell>
          <table:table-cell table:formula="of:=AVERAGE([.CI13];[.CL13];[.CO13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30.066" calcext:value-type="float">
            <text:p>330.06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8.9" calcext:value-type="float">
            <text:p>8.9</text:p>
          </table:table-cell>
          <table:table-cell office:value-type="float" office:value="357.223" calcext:value-type="float">
            <text:p>357.2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9.9" calcext:value-type="float">
            <text:p>9.9</text:p>
          </table:table-cell>
          <table:table-cell office:value-type="float" office:value="355.371" calcext:value-type="float">
            <text:p>355.371</text:p>
          </table:table-cell>
          <table:table-cell office:value-type="float" office:value="660.023" calcext:value-type="float">
            <text:p>660.023</text:p>
          </table:table-cell>
          <table:table-cell table:formula="of:=AVERAGE([.A14];[.D14];[.G14])" office:value-type="float" office:value="7.9" calcext:value-type="float">
            <text:p>7.9</text:p>
          </table:table-cell>
          <table:table-cell table:formula="of:=AVERAGE([.B14];[.E14];[.H14])" office:value-type="float" office:value="347.553333333333" calcext:value-type="float">
            <text:p>347.553333333333</text:p>
          </table:table-cell>
          <table:table-cell table:formula="of:=AVERAGE([.C14];[.F14];[.I1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" calcext:value-type="float">
            <text:p>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" calcext:value-type="float">
            <text:p>1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4];[.R14];[.U14])" office:value-type="float" office:value="1" calcext:value-type="float">
            <text:p>1</text:p>
          </table:table-cell>
          <table:table-cell table:formula="of:=AVERAGE([.P14];[.S14];[.V14])" office:value-type="float" office:value="35.146" calcext:value-type="float">
            <text:p>35.146</text:p>
          </table:table-cell>
          <table:table-cell table:formula="of:=AVERAGE([.Q14];[.T14];[.W14])" office:value-type="float" office:value="85.125" calcext:value-type="float">
            <text:p>85.125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238.305" calcext:value-type="float">
            <text:p>238.305</text:p>
          </table:table-cell>
          <table:table-cell office:value-type="float" office:value="2620.875" calcext:value-type="float">
            <text:p>2620.875</text:p>
          </table:table-cell>
          <table:table-cell office:value-type="float" office:value="100.1" calcext:value-type="float">
            <text:p>100.1</text:p>
          </table:table-cell>
          <table:table-cell office:value-type="float" office:value="271.277" calcext:value-type="float">
            <text:p>271.277</text:p>
          </table:table-cell>
          <table:table-cell office:value-type="float" office:value="3273.457" calcext:value-type="float">
            <text:p>3273.457</text:p>
          </table:table-cell>
          <table:table-cell office:value-type="float" office:value="76.3" calcext:value-type="float">
            <text:p>76.3</text:p>
          </table:table-cell>
          <table:table-cell office:value-type="float" office:value="256.066" calcext:value-type="float">
            <text:p>256.066</text:p>
          </table:table-cell>
          <table:table-cell office:value-type="float" office:value="2638.887" calcext:value-type="float">
            <text:p>2638.887</text:p>
          </table:table-cell>
          <table:table-cell table:formula="of:=AVERAGE([.AC14];[.AF14];[.AI14])" office:value-type="float" office:value="77.2666666666667" calcext:value-type="float">
            <text:p>77.2666666666667</text:p>
          </table:table-cell>
          <table:table-cell table:formula="of:=AVERAGE([.AD14];[.AG14];[.AJ14])" office:value-type="float" office:value="255.216" calcext:value-type="float">
            <text:p>255.216</text:p>
          </table:table-cell>
          <table:table-cell table:formula="of:=AVERAGE([.AE14];[.AH14];[.AK14])" office:value-type="float" office:value="2844.40633333333" calcext:value-type="float">
            <text:p>2844.40633333333</text:p>
          </table:table-cell>
          <table:table-cell table:number-columns-repeated="2"/>
          <table:table-cell table:formula="of:=[.A14]+[.O14]+[.AC14]" office:value-type="float" office:value="61.3" calcext:value-type="float">
            <text:p>61.3</text:p>
          </table:table-cell>
          <table:table-cell table:formula="of:=[.B14]+[.P14]+[.AD14]" office:value-type="float" office:value="603.516" calcext:value-type="float">
            <text:p>603.516</text:p>
          </table:table-cell>
          <table:table-cell table:formula="of:=[.C14]+[.Q14]+[.AE14]" office:value-type="float" office:value="3332.023" calcext:value-type="float">
            <text:p>3332.023</text:p>
          </table:table-cell>
          <table:table-cell table:formula="of:=[.D14]+[.R14]+[.AF14]" office:value-type="float" office:value="110" calcext:value-type="float">
            <text:p>110</text:p>
          </table:table-cell>
          <table:table-cell table:formula="of:=[.E14]+[.S14]+[.AG14]" office:value-type="float" office:value="663.645" calcext:value-type="float">
            <text:p>663.645</text:p>
          </table:table-cell>
          <table:table-cell table:formula="of:=[.F14]+[.T14]+[.AH14]" office:value-type="float" office:value="4003.105" calcext:value-type="float">
            <text:p>4003.105</text:p>
          </table:table-cell>
          <table:table-cell table:formula="of:=[.G14]+[.U14]+[.AI14]" office:value-type="float" office:value="87.2" calcext:value-type="float">
            <text:p>87.2</text:p>
          </table:table-cell>
          <table:table-cell table:formula="of:=[.H14]+[.V14]+[.AJ14]" office:value-type="float" office:value="646.585" calcext:value-type="float">
            <text:p>646.585</text:p>
          </table:table-cell>
          <table:table-cell table:formula="of:=[.I14]+[.W14]+[.AK14]" office:value-type="float" office:value="3384.035" calcext:value-type="float">
            <text:p>3384.035</text:p>
          </table:table-cell>
          <table:table-cell table:formula="of:=AVERAGE([.AQ14];[.AT14];[.AW14])" office:value-type="float" office:value="86.1666666666667" calcext:value-type="float">
            <text:p>86.1666666666667</text:p>
          </table:table-cell>
          <table:table-cell table:formula="of:=AVERAGE([.AR14];[.AU14];[.AX14])" office:value-type="float" office:value="637.915333333333" calcext:value-type="float">
            <text:p>637.915333333333</text:p>
          </table:table-cell>
          <table:table-cell table:formula="of:=AVERAGE([.AS14];[.AV14];[.AY14])" office:value-type="float" office:value="3573.05433333333" calcext:value-type="float">
            <text:p>3573.05433333333</text:p>
          </table:table-cell>
          <table:table-cell table:number-columns-repeated="2"/>
          <table:table-cell table:formula="of:=[.CG14]-[.BS14]" office:value-type="float" office:value="3.9" calcext:value-type="float">
            <text:p>3.9</text:p>
          </table:table-cell>
          <table:table-cell table:formula="of:=[.CH14]-[.BT14]" office:value-type="float" office:value="54.703" calcext:value-type="float">
            <text:p>54.703</text:p>
          </table:table-cell>
          <table:table-cell table:formula="of:=[.CI14]-[.BU14]" office:value-type="float" office:value="186.77" calcext:value-type="float">
            <text:p>186.77</text:p>
          </table:table-cell>
          <table:table-cell table:formula="of:=[.CJ14]-[.BV14]" office:value-type="float" office:value="3" calcext:value-type="float">
            <text:p>3</text:p>
          </table:table-cell>
          <table:table-cell table:formula="of:=[.CK14]-[.BW14]" office:value-type="float" office:value="47.168" calcext:value-type="float">
            <text:p>47.168</text:p>
          </table:table-cell>
          <table:table-cell table:formula="of:=[.CL14]-[.BX14]" office:value-type="float" office:value="183.870999999999" calcext:value-type="float">
            <text:p>183.870999999999</text:p>
          </table:table-cell>
          <table:table-cell table:formula="of:=[.CM14]-[.BY14]" office:value-type="float" office:value="3" calcext:value-type="float">
            <text:p>3</text:p>
          </table:table-cell>
          <table:table-cell table:formula="of:=[.CN14]-[.BZ14]" office:value-type="float" office:value="50.543" calcext:value-type="float">
            <text:p>50.543</text:p>
          </table:table-cell>
          <table:table-cell table:formula="of:=[.CO14]-[.CA14]" office:value-type="float" office:value="187.113000000001" calcext:value-type="float">
            <text:p>187.113000000001</text:p>
          </table:table-cell>
          <table:table-cell table:formula="of:=AVERAGE([.BE14];[.BH14];[.BK14])" office:value-type="float" office:value="3.3" calcext:value-type="float">
            <text:p>3.3</text:p>
          </table:table-cell>
          <table:table-cell table:formula="of:=AVERAGE([.BF14];[.BI14];[.BL14])" office:value-type="float" office:value="50.8046666666667" calcext:value-type="float">
            <text:p>50.8046666666667</text:p>
          </table:table-cell>
          <table:table-cell table:formula="of:=AVERAGE([.BG14];[.BJ14];[.BM14])" office:value-type="float" office:value="185.918" calcext:value-type="float">
            <text:p>185.9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9.582" calcext:value-type="float">
            <text:p>719.582</text:p>
          </table:table-cell>
          <table:table-cell office:value-type="float" office:value="7866.418" calcext:value-type="float">
            <text:p>7866.418</text:p>
          </table:table-cell>
          <table:table-cell office:value-type="float" office:value="1" calcext:value-type="float">
            <text:p>1</text:p>
          </table:table-cell>
          <table:table-cell office:value-type="float" office:value="736.27" calcext:value-type="float">
            <text:p>736.27</text:p>
          </table:table-cell>
          <table:table-cell office:value-type="float" office:value="8455.574" calcext:value-type="float">
            <text:p>8455.574</text:p>
          </table:table-cell>
          <table:table-cell office:value-type="float" office:value="2" calcext:value-type="float">
            <text:p>2</text:p>
          </table:table-cell>
          <table:table-cell office:value-type="float" office:value="746.977" calcext:value-type="float">
            <text:p>746.977</text:p>
          </table:table-cell>
          <table:table-cell office:value-type="float" office:value="8461.766" calcext:value-type="float">
            <text:p>8461.766</text:p>
          </table:table-cell>
          <table:table-cell table:formula="of:=AVERAGE([.BS14];[.BV14];[.BY14])" office:value-type="float" office:value="1.33333333333333" calcext:value-type="float">
            <text:p>1.33333333333333</text:p>
          </table:table-cell>
          <table:table-cell table:formula="of:=AVERAGE([.BT14];[.BW14];[.BZ14])" office:value-type="float" office:value="734.276333333333" calcext:value-type="float">
            <text:p>734.276333333333</text:p>
          </table:table-cell>
          <table:table-cell table:formula="of:=AVERAGE([.BU14];[.BX14];[.CA14])" office:value-type="float" office:value="8261.25266666667" calcext:value-type="float">
            <text:p>8261.25266666667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774.285" calcext:value-type="float">
            <text:p>774.285</text:p>
          </table:table-cell>
          <table:table-cell office:value-type="float" office:value="8053.188" calcext:value-type="float">
            <text:p>8053.188</text:p>
          </table:table-cell>
          <table:table-cell office:value-type="float" office:value="4" calcext:value-type="float">
            <text:p>4</text:p>
          </table:table-cell>
          <table:table-cell office:value-type="float" office:value="783.438" calcext:value-type="float">
            <text:p>783.438</text:p>
          </table:table-cell>
          <table:table-cell office:value-type="float" office:value="8639.445" calcext:value-type="float">
            <text:p>8639.445</text:p>
          </table:table-cell>
          <table:table-cell office:value-type="float" office:value="5" calcext:value-type="float">
            <text:p>5</text:p>
          </table:table-cell>
          <table:table-cell office:value-type="float" office:value="797.52" calcext:value-type="float">
            <text:p>797.52</text:p>
          </table:table-cell>
          <table:table-cell office:value-type="float" office:value="8648.879" calcext:value-type="float">
            <text:p>8648.879</text:p>
          </table:table-cell>
          <table:table-cell table:formula="of:=AVERAGE([.CG14];[.CJ14];[.CM14])" office:value-type="float" office:value="4.63333333333333" calcext:value-type="float">
            <text:p>4.63333333333333</text:p>
          </table:table-cell>
          <table:table-cell table:formula="of:=AVERAGE([.CH14];[.CK14];[.CN14])" office:value-type="float" office:value="785.081" calcext:value-type="float">
            <text:p>785.081</text:p>
          </table:table-cell>
          <table:table-cell table:formula="of:=AVERAGE([.CI14];[.CL14];[.CO14])" office:value-type="float" office:value="8447.17066666667" calcext:value-type="float">
            <text:p>8447.170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29.895" calcext:value-type="float">
            <text:p>329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8" calcext:value-type="float">
            <text:p>11.8</text:p>
          </table:table-cell>
          <table:table-cell office:value-type="float" office:value="357.109" calcext:value-type="float">
            <text:p>357.109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7.9" calcext:value-type="float">
            <text:p>7.9</text:p>
          </table:table-cell>
          <table:table-cell office:value-type="float" office:value="354.77" calcext:value-type="float">
            <text:p>354.77</text:p>
          </table:table-cell>
          <table:table-cell office:value-type="float" office:value="660.023" calcext:value-type="float">
            <text:p>660.023</text:p>
          </table:table-cell>
          <table:table-cell table:formula="of:=AVERAGE([.A15];[.D15];[.G15])" office:value-type="float" office:value="8.86666666666667" calcext:value-type="float">
            <text:p>8.86666666666667</text:p>
          </table:table-cell>
          <table:table-cell table:formula="of:=AVERAGE([.B15];[.E15];[.H15])" office:value-type="float" office:value="347.258" calcext:value-type="float">
            <text:p>347.258</text:p>
          </table:table-cell>
          <table:table-cell table:formula="of:=AVERAGE([.C15];[.F15];[.I1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" calcext:value-type="float">
            <text:p>2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5];[.R15];[.U15])" office:value-type="float" office:value="2.66666666666667" calcext:value-type="float">
            <text:p>2.66666666666667</text:p>
          </table:table-cell>
          <table:table-cell table:formula="of:=AVERAGE([.P15];[.S15];[.V15])" office:value-type="float" office:value="35.146" calcext:value-type="float">
            <text:p>35.146</text:p>
          </table:table-cell>
          <table:table-cell table:formula="of:=AVERAGE([.Q15];[.T15];[.W15])" office:value-type="float" office:value="85.125" calcext:value-type="float">
            <text:p>85.125</text:p>
          </table:table-cell>
          <table:table-cell table:number-columns-repeated="2"/>
          <table:table-cell office:value-type="float" office:value="272.3" calcext:value-type="float">
            <text:p>272.3</text:p>
          </table:table-cell>
          <table:table-cell office:value-type="float" office:value="330.777" calcext:value-type="float">
            <text:p>330.777</text:p>
          </table:table-cell>
          <table:table-cell office:value-type="float" office:value="3303.996" calcext:value-type="float">
            <text:p>3303.996</text:p>
          </table:table-cell>
          <table:table-cell office:value-type="float" office:value="364.8" calcext:value-type="float">
            <text:p>364.8</text:p>
          </table:table-cell>
          <table:table-cell office:value-type="float" office:value="366.008" calcext:value-type="float">
            <text:p>366.008</text:p>
          </table:table-cell>
          <table:table-cell office:value-type="float" office:value="3953.418" calcext:value-type="float">
            <text:p>3953.418</text:p>
          </table:table-cell>
          <table:table-cell office:value-type="float" office:value="270.4" calcext:value-type="float">
            <text:p>270.4</text:p>
          </table:table-cell>
          <table:table-cell office:value-type="float" office:value="329.09" calcext:value-type="float">
            <text:p>329.09</text:p>
          </table:table-cell>
          <table:table-cell office:value-type="float" office:value="3301.984" calcext:value-type="float">
            <text:p>3301.984</text:p>
          </table:table-cell>
          <table:table-cell table:formula="of:=AVERAGE([.AC15];[.AF15];[.AI15])" office:value-type="float" office:value="302.5" calcext:value-type="float">
            <text:p>302.5</text:p>
          </table:table-cell>
          <table:table-cell table:formula="of:=AVERAGE([.AD15];[.AG15];[.AJ15])" office:value-type="float" office:value="341.958333333333" calcext:value-type="float">
            <text:p>341.958333333333</text:p>
          </table:table-cell>
          <table:table-cell table:formula="of:=AVERAGE([.AE15];[.AH15];[.AK15])" office:value-type="float" office:value="3519.79933333333" calcext:value-type="float">
            <text:p>3519.79933333333</text:p>
          </table:table-cell>
          <table:table-cell table:number-columns-repeated="2"/>
          <table:table-cell table:formula="of:=[.A15]+[.O15]+[.AC15]" office:value-type="float" office:value="282.2" calcext:value-type="float">
            <text:p>282.2</text:p>
          </table:table-cell>
          <table:table-cell table:formula="of:=[.B15]+[.P15]+[.AD15]" office:value-type="float" office:value="695.817" calcext:value-type="float">
            <text:p>695.817</text:p>
          </table:table-cell>
          <table:table-cell table:formula="of:=[.C15]+[.Q15]+[.AE15]" office:value-type="float" office:value="4015.144" calcext:value-type="float">
            <text:p>4015.144</text:p>
          </table:table-cell>
          <table:table-cell table:formula="of:=[.D15]+[.R15]+[.AF15]" office:value-type="float" office:value="379.6" calcext:value-type="float">
            <text:p>379.6</text:p>
          </table:table-cell>
          <table:table-cell table:formula="of:=[.E15]+[.S15]+[.AG15]" office:value-type="float" office:value="758.262" calcext:value-type="float">
            <text:p>758.262</text:p>
          </table:table-cell>
          <table:table-cell table:formula="of:=[.F15]+[.T15]+[.AH15]" office:value-type="float" office:value="4683.066" calcext:value-type="float">
            <text:p>4683.066</text:p>
          </table:table-cell>
          <table:table-cell table:formula="of:=[.G15]+[.U15]+[.AI15]" office:value-type="float" office:value="280.3" calcext:value-type="float">
            <text:p>280.3</text:p>
          </table:table-cell>
          <table:table-cell table:formula="of:=[.H15]+[.V15]+[.AJ15]" office:value-type="float" office:value="719.008" calcext:value-type="float">
            <text:p>719.008</text:p>
          </table:table-cell>
          <table:table-cell table:formula="of:=[.I15]+[.W15]+[.AK15]" office:value-type="float" office:value="4047.132" calcext:value-type="float">
            <text:p>4047.132</text:p>
          </table:table-cell>
          <table:table-cell table:formula="of:=AVERAGE([.AQ15];[.AT15];[.AW15])" office:value-type="float" office:value="314.033333333333" calcext:value-type="float">
            <text:p>314.033333333333</text:p>
          </table:table-cell>
          <table:table-cell table:formula="of:=AVERAGE([.AR15];[.AU15];[.AX15])" office:value-type="float" office:value="724.362333333333" calcext:value-type="float">
            <text:p>724.362333333333</text:p>
          </table:table-cell>
          <table:table-cell table:formula="of:=AVERAGE([.AS15];[.AV15];[.AY15])" office:value-type="float" office:value="4248.44733333333" calcext:value-type="float">
            <text:p>4248.44733333333</text:p>
          </table:table-cell>
          <table:table-cell table:number-columns-repeated="2"/>
          <table:table-cell table:formula="of:=[.CG15]-[.BS15]" office:value-type="float" office:value="6.30000000000001" calcext:value-type="float">
            <text:p>6.30000000000001</text:p>
          </table:table-cell>
          <table:table-cell table:formula="of:=[.CH15]-[.BT15]" office:value-type="float" office:value="78.223" calcext:value-type="float">
            <text:p>78.223</text:p>
          </table:table-cell>
          <table:table-cell table:formula="of:=[.CI15]-[.BU15]" office:value-type="float" office:value="829.299999999999" calcext:value-type="float">
            <text:p>829.299999999999</text:p>
          </table:table-cell>
          <table:table-cell table:formula="of:=[.CJ15]-[.BV15]" office:value-type="float" office:value="8.80000000000001" calcext:value-type="float">
            <text:p>8.80000000000001</text:p>
          </table:table-cell>
          <table:table-cell table:formula="of:=[.CK15]-[.BW15]" office:value-type="float" office:value="53.168" calcext:value-type="float">
            <text:p>53.168</text:p>
          </table:table-cell>
          <table:table-cell table:formula="of:=[.CL15]-[.BX15]" office:value-type="float" office:value="189.828" calcext:value-type="float">
            <text:p>189.828</text:p>
          </table:table-cell>
          <table:table-cell table:formula="of:=[.CM15]-[.BY15]" office:value-type="float" office:value="10.1" calcext:value-type="float">
            <text:p>10.1</text:p>
          </table:table-cell>
          <table:table-cell table:formula="of:=[.CN15]-[.BZ15]" office:value-type="float" office:value="50.543" calcext:value-type="float">
            <text:p>50.543</text:p>
          </table:table-cell>
          <table:table-cell table:formula="of:=[.CO15]-[.CA15]" office:value-type="float" office:value="187.195" calcext:value-type="float">
            <text:p>187.195</text:p>
          </table:table-cell>
          <table:table-cell table:formula="of:=AVERAGE([.BE15];[.BH15];[.BK15])" office:value-type="float" office:value="8.40000000000001" calcext:value-type="float">
            <text:p>8.40000000000001</text:p>
          </table:table-cell>
          <table:table-cell table:formula="of:=AVERAGE([.BF15];[.BI15];[.BL15])" office:value-type="float" office:value="60.6446666666667" calcext:value-type="float">
            <text:p>60.6446666666667</text:p>
          </table:table-cell>
          <table:table-cell table:formula="of:=AVERAGE([.BG15];[.BJ15];[.BM15])" office:value-type="float" office:value="402.107666666666" calcext:value-type="float">
            <text:p>402.107666666666</text:p>
          </table:table-cell>
          <table:table-cell table:number-columns-repeated="2"/>
          <table:table-cell office:value-type="float" office:value="453.3" calcext:value-type="float">
            <text:p>453.3</text:p>
          </table:table-cell>
          <table:table-cell office:value-type="float" office:value="934.273" calcext:value-type="float">
            <text:p>934.273</text:p>
          </table:table-cell>
          <table:table-cell office:value-type="float" office:value="9829.18" calcext:value-type="float">
            <text:p>9829.18</text:p>
          </table:table-cell>
          <table:table-cell office:value-type="float" office:value="404.4" calcext:value-type="float">
            <text:p>404.4</text:p>
          </table:table-cell>
          <table:table-cell office:value-type="float" office:value="870.254" calcext:value-type="float">
            <text:p>870.254</text:p>
          </table:table-cell>
          <table:table-cell office:value-type="float" office:value="9174.652" calcext:value-type="float">
            <text:p>9174.652</text:p>
          </table:table-cell>
          <table:table-cell office:value-type="float" office:value="529.6" calcext:value-type="float">
            <text:p>529.6</text:p>
          </table:table-cell>
          <table:table-cell office:value-type="float" office:value="847.23" calcext:value-type="float">
            <text:p>847.23</text:p>
          </table:table-cell>
          <table:table-cell office:value-type="float" office:value="8543.125" calcext:value-type="float">
            <text:p>8543.125</text:p>
          </table:table-cell>
          <table:table-cell table:formula="of:=AVERAGE([.BS15];[.BV15];[.BY15])" office:value-type="float" office:value="462.433333333333" calcext:value-type="float">
            <text:p>462.433333333333</text:p>
          </table:table-cell>
          <table:table-cell table:formula="of:=AVERAGE([.BT15];[.BW15];[.BZ15])" office:value-type="float" office:value="883.919" calcext:value-type="float">
            <text:p>883.919</text:p>
          </table:table-cell>
          <table:table-cell table:formula="of:=AVERAGE([.BU15];[.BX15];[.CA15])" office:value-type="float" office:value="9182.319" calcext:value-type="float">
            <text:p>9182.319</text:p>
          </table:table-cell>
          <table:table-cell table:number-columns-repeated="2"/>
          <table:table-cell office:value-type="float" office:value="459.6" calcext:value-type="float">
            <text:p>459.6</text:p>
          </table:table-cell>
          <table:table-cell office:value-type="float" office:value="1012.496" calcext:value-type="float">
            <text:p>1012.496</text:p>
          </table:table-cell>
          <table:table-cell office:value-type="float" office:value="10658.48" calcext:value-type="float">
            <text:p>10658.48</text:p>
          </table:table-cell>
          <table:table-cell office:value-type="float" office:value="413.2" calcext:value-type="float">
            <text:p>413.2</text:p>
          </table:table-cell>
          <table:table-cell office:value-type="float" office:value="923.422" calcext:value-type="float">
            <text:p>923.422</text:p>
          </table:table-cell>
          <table:table-cell office:value-type="float" office:value="9364.48" calcext:value-type="float">
            <text:p>9364.48</text:p>
          </table:table-cell>
          <table:table-cell office:value-type="float" office:value="539.7" calcext:value-type="float">
            <text:p>539.7</text:p>
          </table:table-cell>
          <table:table-cell office:value-type="float" office:value="897.773" calcext:value-type="float">
            <text:p>897.773</text:p>
          </table:table-cell>
          <table:table-cell office:value-type="float" office:value="8730.32" calcext:value-type="float">
            <text:p>8730.32</text:p>
          </table:table-cell>
          <table:table-cell table:formula="of:=AVERAGE([.CG15];[.CJ15];[.CM15])" office:value-type="float" office:value="470.833333333333" calcext:value-type="float">
            <text:p>470.833333333333</text:p>
          </table:table-cell>
          <table:table-cell table:formula="of:=AVERAGE([.CH15];[.CK15];[.CN15])" office:value-type="float" office:value="944.563666666667" calcext:value-type="float">
            <text:p>944.563666666667</text:p>
          </table:table-cell>
          <table:table-cell table:formula="of:=AVERAGE([.CI15];[.CL15];[.CO15])" office:value-type="float" office:value="9584.42666666667" calcext:value-type="float">
            <text:p>9584.4266666666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30.281" calcext:value-type="float">
            <text:p>330.28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8" calcext:value-type="float">
            <text:p>12.8</text:p>
          </table:table-cell>
          <table:table-cell office:value-type="float" office:value="357.172" calcext:value-type="float">
            <text:p>357.17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5.023" calcext:value-type="float">
            <text:p>355.023</text:p>
          </table:table-cell>
          <table:table-cell office:value-type="float" office:value="660.023" calcext:value-type="float">
            <text:p>660.023</text:p>
          </table:table-cell>
          <table:table-cell table:formula="of:=AVERAGE([.A16];[.D16];[.G16])" office:value-type="float" office:value="12.4666666666667" calcext:value-type="float">
            <text:p>12.4666666666667</text:p>
          </table:table-cell>
          <table:table-cell table:formula="of:=AVERAGE([.B16];[.E16];[.H16])" office:value-type="float" office:value="347.492" calcext:value-type="float">
            <text:p>347.492</text:p>
          </table:table-cell>
          <table:table-cell table:formula="of:=AVERAGE([.C16];[.F16];[.I1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6];[.R16];[.U16])" office:value-type="float" office:value="3.6" calcext:value-type="float">
            <text:p>3.6</text:p>
          </table:table-cell>
          <table:table-cell table:formula="of:=AVERAGE([.P16];[.S16];[.V16])" office:value-type="float" office:value="35.146" calcext:value-type="float">
            <text:p>35.146</text:p>
          </table:table-cell>
          <table:table-cell table:formula="of:=AVERAGE([.Q16];[.T16];[.W16])" office:value-type="float" office:value="85.125" calcext:value-type="float">
            <text:p>85.125</text:p>
          </table:table-cell>
          <table:table-cell table:number-columns-repeated="2"/>
          <table:table-cell office:value-type="float" office:value="362.6" calcext:value-type="float">
            <text:p>362.6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711" calcext:value-type="float">
            <text:p>3968.711</text:p>
          </table:table-cell>
          <table:table-cell office:value-type="float" office:value="454.5" calcext:value-type="float">
            <text:p>454.5</text:p>
          </table:table-cell>
          <table:table-cell office:value-type="float" office:value="403.242" calcext:value-type="float">
            <text:p>403.242</text:p>
          </table:table-cell>
          <table:table-cell office:value-type="float" office:value="3966.281" calcext:value-type="float">
            <text:p>3966.281</text:p>
          </table:table-cell>
          <table:table-cell office:value-type="float" office:value="364.6" calcext:value-type="float">
            <text:p>364.6</text:p>
          </table:table-cell>
          <table:table-cell office:value-type="float" office:value="403.465" calcext:value-type="float">
            <text:p>403.465</text:p>
          </table:table-cell>
          <table:table-cell office:value-type="float" office:value="3967.215" calcext:value-type="float">
            <text:p>3967.215</text:p>
          </table:table-cell>
          <table:table-cell table:formula="of:=AVERAGE([.AC16];[.AF16];[.AI16])" office:value-type="float" office:value="393.9" calcext:value-type="float">
            <text:p>393.9</text:p>
          </table:table-cell>
          <table:table-cell table:formula="of:=AVERAGE([.AD16];[.AG16];[.AJ16])" office:value-type="float" office:value="403.975333333333" calcext:value-type="float">
            <text:p>403.975333333333</text:p>
          </table:table-cell>
          <table:table-cell table:formula="of:=AVERAGE([.AE16];[.AH16];[.AK16])" office:value-type="float" office:value="3967.40233333333" calcext:value-type="float">
            <text:p>3967.40233333333</text:p>
          </table:table-cell>
          <table:table-cell table:number-columns-repeated="2"/>
          <table:table-cell table:formula="of:=[.A16]+[.O16]+[.AC16]" office:value-type="float" office:value="377.4" calcext:value-type="float">
            <text:p>377.4</text:p>
          </table:table-cell>
          <table:table-cell table:formula="of:=[.B16]+[.P16]+[.AD16]" office:value-type="float" office:value="770.645" calcext:value-type="float">
            <text:p>770.645</text:p>
          </table:table-cell>
          <table:table-cell table:formula="of:=[.C16]+[.Q16]+[.AE16]" office:value-type="float" office:value="4679.859" calcext:value-type="float">
            <text:p>4679.859</text:p>
          </table:table-cell>
          <table:table-cell table:formula="of:=[.D16]+[.R16]+[.AF16]" office:value-type="float" office:value="471.2" calcext:value-type="float">
            <text:p>471.2</text:p>
          </table:table-cell>
          <table:table-cell table:formula="of:=[.E16]+[.S16]+[.AG16]" office:value-type="float" office:value="795.559" calcext:value-type="float">
            <text:p>795.559</text:p>
          </table:table-cell>
          <table:table-cell table:formula="of:=[.F16]+[.T16]+[.AH16]" office:value-type="float" office:value="4695.929" calcext:value-type="float">
            <text:p>4695.929</text:p>
          </table:table-cell>
          <table:table-cell table:formula="of:=[.G16]+[.U16]+[.AI16]" office:value-type="float" office:value="381.3" calcext:value-type="float">
            <text:p>381.3</text:p>
          </table:table-cell>
          <table:table-cell table:formula="of:=[.H16]+[.V16]+[.AJ16]" office:value-type="float" office:value="793.636" calcext:value-type="float">
            <text:p>793.636</text:p>
          </table:table-cell>
          <table:table-cell table:formula="of:=[.I16]+[.W16]+[.AK16]" office:value-type="float" office:value="4712.363" calcext:value-type="float">
            <text:p>4712.363</text:p>
          </table:table-cell>
          <table:table-cell table:formula="of:=AVERAGE([.AQ16];[.AT16];[.AW16])" office:value-type="float" office:value="409.966666666667" calcext:value-type="float">
            <text:p>409.966666666667</text:p>
          </table:table-cell>
          <table:table-cell table:formula="of:=AVERAGE([.AR16];[.AU16];[.AX16])" office:value-type="float" office:value="786.613333333333" calcext:value-type="float">
            <text:p>786.613333333333</text:p>
          </table:table-cell>
          <table:table-cell table:formula="of:=AVERAGE([.AS16];[.AV16];[.AY16])" office:value-type="float" office:value="4696.05033333333" calcext:value-type="float">
            <text:p>4696.05033333333</text:p>
          </table:table-cell>
          <table:table-cell table:number-columns-repeated="2"/>
          <table:table-cell table:formula="of:=[.CG16]-[.BS16]" office:value-type="float" office:value="92.1999999999999" calcext:value-type="float">
            <text:p>92.1999999999999</text:p>
          </table:table-cell>
          <table:table-cell table:formula="of:=[.CH16]-[.BT16]" office:value-type="float" office:value="47.164" calcext:value-type="float">
            <text:p>47.164</text:p>
          </table:table-cell>
          <table:table-cell table:formula="of:=[.CI16]-[.BU16]" office:value-type="float" office:value="183.828000000001" calcext:value-type="float">
            <text:p>183.828000000001</text:p>
          </table:table-cell>
          <table:table-cell table:formula="of:=[.CJ16]-[.BV16]" office:value-type="float" office:value="10.7" calcext:value-type="float">
            <text:p>10.7</text:p>
          </table:table-cell>
          <table:table-cell table:formula="of:=[.CK16]-[.BW16]" office:value-type="float" office:value="47.1680000000001" calcext:value-type="float">
            <text:p>47.1680000000001</text:p>
          </table:table-cell>
          <table:table-cell table:formula="of:=[.CL16]-[.BX16]" office:value-type="float" office:value="183.829" calcext:value-type="float">
            <text:p>183.829</text:p>
          </table:table-cell>
          <table:table-cell table:formula="of:=[.CM16]-[.BY16]" office:value-type="float" office:value="9.19999999999999" calcext:value-type="float">
            <text:p>9.19999999999999</text:p>
          </table:table-cell>
          <table:table-cell table:formula="of:=[.CN16]-[.BZ16]" office:value-type="float" office:value="53.082" calcext:value-type="float">
            <text:p>53.082</text:p>
          </table:table-cell>
          <table:table-cell table:formula="of:=[.CO16]-[.CA16]" office:value-type="float" office:value="189.707" calcext:value-type="float">
            <text:p>189.707</text:p>
          </table:table-cell>
          <table:table-cell table:formula="of:=AVERAGE([.BE16];[.BH16];[.BK16])" office:value-type="float" office:value="37.3666666666667" calcext:value-type="float">
            <text:p>37.3666666666667</text:p>
          </table:table-cell>
          <table:table-cell table:formula="of:=AVERAGE([.BF16];[.BI16];[.BL16])" office:value-type="float" office:value="49.138" calcext:value-type="float">
            <text:p>49.138</text:p>
          </table:table-cell>
          <table:table-cell table:formula="of:=AVERAGE([.BG16];[.BJ16];[.BM16])" office:value-type="float" office:value="185.788" calcext:value-type="float">
            <text:p>185.788</text:p>
          </table:table-cell>
          <table:table-cell table:number-columns-repeated="2"/>
          <table:table-cell office:value-type="float" office:value="598.6" calcext:value-type="float">
            <text:p>598.6</text:p>
          </table:table-cell>
          <table:table-cell office:value-type="float" office:value="985.164" calcext:value-type="float">
            <text:p>985.164</text:p>
          </table:table-cell>
          <table:table-cell office:value-type="float" office:value="9854.301" calcext:value-type="float">
            <text:p>9854.301</text:p>
          </table:table-cell>
          <table:table-cell office:value-type="float" office:value="582.5" calcext:value-type="float">
            <text:p>582.5</text:p>
          </table:table-cell>
          <table:table-cell office:value-type="float" office:value="988.203" calcext:value-type="float">
            <text:p>988.203</text:p>
          </table:table-cell>
          <table:table-cell office:value-type="float" office:value="9866.691" calcext:value-type="float">
            <text:p>9866.691</text:p>
          </table:table-cell>
          <table:table-cell office:value-type="float" office:value="447.8" calcext:value-type="float">
            <text:p>447.8</text:p>
          </table:table-cell>
          <table:table-cell office:value-type="float" office:value="902.422" calcext:value-type="float">
            <text:p>902.422</text:p>
          </table:table-cell>
          <table:table-cell office:value-type="float" office:value="9832.797" calcext:value-type="float">
            <text:p>9832.797</text:p>
          </table:table-cell>
          <table:table-cell table:formula="of:=AVERAGE([.BS16];[.BV16];[.BY16])" office:value-type="float" office:value="542.966666666667" calcext:value-type="float">
            <text:p>542.966666666667</text:p>
          </table:table-cell>
          <table:table-cell table:formula="of:=AVERAGE([.BT16];[.BW16];[.BZ16])" office:value-type="float" office:value="958.596333333333" calcext:value-type="float">
            <text:p>958.596333333333</text:p>
          </table:table-cell>
          <table:table-cell table:formula="of:=AVERAGE([.BU16];[.BX16];[.CA16])" office:value-type="float" office:value="9851.263" calcext:value-type="float">
            <text:p>9851.263</text:p>
          </table:table-cell>
          <table:table-cell table:number-columns-repeated="2"/>
          <table:table-cell office:value-type="float" office:value="690.8" calcext:value-type="float">
            <text:p>690.8</text:p>
          </table:table-cell>
          <table:table-cell office:value-type="float" office:value="1032.328" calcext:value-type="float">
            <text:p>1032.328</text:p>
          </table:table-cell>
          <table:table-cell office:value-type="float" office:value="10038.129" calcext:value-type="float">
            <text:p>10038.129</text:p>
          </table:table-cell>
          <table:table-cell office:value-type="float" office:value="593.2" calcext:value-type="float">
            <text:p>593.2</text:p>
          </table:table-cell>
          <table:table-cell office:value-type="float" office:value="1035.371" calcext:value-type="float">
            <text:p>1035.371</text:p>
          </table:table-cell>
          <table:table-cell office:value-type="float" office:value="10050.52" calcext:value-type="float">
            <text:p>10050.52</text:p>
          </table:table-cell>
          <table:table-cell office:value-type="float" office:value="457" calcext:value-type="float">
            <text:p>457</text:p>
          </table:table-cell>
          <table:table-cell office:value-type="float" office:value="955.504" calcext:value-type="float">
            <text:p>955.504</text:p>
          </table:table-cell>
          <table:table-cell office:value-type="float" office:value="10022.504" calcext:value-type="float">
            <text:p>10022.504</text:p>
          </table:table-cell>
          <table:table-cell table:formula="of:=AVERAGE([.CG16];[.CJ16];[.CM16])" office:value-type="float" office:value="580.333333333333" calcext:value-type="float">
            <text:p>580.333333333333</text:p>
          </table:table-cell>
          <table:table-cell table:formula="of:=AVERAGE([.CH16];[.CK16];[.CN16])" office:value-type="float" office:value="1007.73433333333" calcext:value-type="float">
            <text:p>1007.73433333333</text:p>
          </table:table-cell>
          <table:table-cell table:formula="of:=AVERAGE([.CI16];[.CL16];[.CO16])" office:value-type="float" office:value="10037.051" calcext:value-type="float">
            <text:p>10037.05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086" calcext:value-type="float">
            <text:p>330.08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6.891" calcext:value-type="float">
            <text:p>356.89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4.836" calcext:value-type="float">
            <text:p>354.836</text:p>
          </table:table-cell>
          <table:table-cell office:value-type="float" office:value="660.023" calcext:value-type="float">
            <text:p>660.023</text:p>
          </table:table-cell>
          <table:table-cell table:formula="of:=AVERAGE([.A17];[.D17];[.G17])" office:value-type="float" office:value="14.1333333333333" calcext:value-type="float">
            <text:p>14.1333333333333</text:p>
          </table:table-cell>
          <table:table-cell table:formula="of:=AVERAGE([.B17];[.E17];[.H17])" office:value-type="float" office:value="347.271" calcext:value-type="float">
            <text:p>347.271</text:p>
          </table:table-cell>
          <table:table-cell table:formula="of:=AVERAGE([.C17];[.F17];[.I1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7];[.R17];[.U17])" office:value-type="float" office:value="4.23333333333333" calcext:value-type="float">
            <text:p>4.23333333333333</text:p>
          </table:table-cell>
          <table:table-cell table:formula="of:=AVERAGE([.P17];[.S17];[.V17])" office:value-type="float" office:value="35.146" calcext:value-type="float">
            <text:p>35.146</text:p>
          </table:table-cell>
          <table:table-cell table:formula="of:=AVERAGE([.Q17];[.T17];[.W1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.5" calcext:value-type="float">
            <text:p>456.5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2.5" calcext:value-type="float">
            <text:p>452.5</text:p>
          </table:table-cell>
          <table:table-cell office:value-type="float" office:value="405.496" calcext:value-type="float">
            <text:p>405.496</text:p>
          </table:table-cell>
          <table:table-cell office:value-type="float" office:value="3968.805" calcext:value-type="float">
            <text:p>3968.805</text:p>
          </table:table-cell>
          <table:table-cell office:value-type="float" office:value="454.5" calcext:value-type="float">
            <text:p>454.5</text:p>
          </table:table-cell>
          <table:table-cell office:value-type="float" office:value="403.465" calcext:value-type="float">
            <text:p>403.465</text:p>
          </table:table-cell>
          <table:table-cell office:value-type="float" office:value="3966.766" calcext:value-type="float">
            <text:p>3966.766</text:p>
          </table:table-cell>
          <table:table-cell table:formula="of:=AVERAGE([.AC17];[.AF17];[.AI17])" office:value-type="float" office:value="454.5" calcext:value-type="float">
            <text:p>454.5</text:p>
          </table:table-cell>
          <table:table-cell table:formula="of:=AVERAGE([.AD17];[.AG17];[.AJ17])" office:value-type="float" office:value="404.726666666667" calcext:value-type="float">
            <text:p>404.726666666667</text:p>
          </table:table-cell>
          <table:table-cell table:formula="of:=AVERAGE([.AE17];[.AH17];[.AK17])" office:value-type="float" office:value="3967.943" calcext:value-type="float">
            <text:p>3967.943</text:p>
          </table:table-cell>
          <table:table-cell table:number-columns-repeated="2"/>
          <table:table-cell table:formula="of:=[.A17]+[.O17]+[.AC17]" office:value-type="float" office:value="474.2" calcext:value-type="float">
            <text:p>474.2</text:p>
          </table:table-cell>
          <table:table-cell table:formula="of:=[.B17]+[.P17]+[.AD17]" office:value-type="float" office:value="770.45" calcext:value-type="float">
            <text:p>770.45</text:p>
          </table:table-cell>
          <table:table-cell table:formula="of:=[.C17]+[.Q17]+[.AE17]" office:value-type="float" office:value="4679.406" calcext:value-type="float">
            <text:p>4679.406</text:p>
          </table:table-cell>
          <table:table-cell table:formula="of:=[.D17]+[.R17]+[.AF17]" office:value-type="float" office:value="472.2" calcext:value-type="float">
            <text:p>472.2</text:p>
          </table:table-cell>
          <table:table-cell table:formula="of:=[.E17]+[.S17]+[.AG17]" office:value-type="float" office:value="797.532" calcext:value-type="float">
            <text:p>797.532</text:p>
          </table:table-cell>
          <table:table-cell table:formula="of:=[.F17]+[.T17]+[.AH17]" office:value-type="float" office:value="4698.453" calcext:value-type="float">
            <text:p>4698.453</text:p>
          </table:table-cell>
          <table:table-cell table:formula="of:=[.G17]+[.U17]+[.AI17]" office:value-type="float" office:value="472.2" calcext:value-type="float">
            <text:p>472.2</text:p>
          </table:table-cell>
          <table:table-cell table:formula="of:=[.H17]+[.V17]+[.AJ17]" office:value-type="float" office:value="793.449" calcext:value-type="float">
            <text:p>793.449</text:p>
          </table:table-cell>
          <table:table-cell table:formula="of:=[.I17]+[.W17]+[.AK17]" office:value-type="float" office:value="4711.914" calcext:value-type="float">
            <text:p>4711.914</text:p>
          </table:table-cell>
          <table:table-cell table:formula="of:=AVERAGE([.AQ17];[.AT17];[.AW17])" office:value-type="float" office:value="472.866666666667" calcext:value-type="float">
            <text:p>472.866666666667</text:p>
          </table:table-cell>
          <table:table-cell table:formula="of:=AVERAGE([.AR17];[.AU17];[.AX17])" office:value-type="float" office:value="787.143666666667" calcext:value-type="float">
            <text:p>787.143666666667</text:p>
          </table:table-cell>
          <table:table-cell table:formula="of:=AVERAGE([.AS17];[.AV17];[.AY17])" office:value-type="float" office:value="4696.591" calcext:value-type="float">
            <text:p>4696.591</text:p>
          </table:table-cell>
          <table:table-cell table:number-columns-repeated="2"/>
          <table:table-cell table:formula="of:=[.CG17]-[.BS17]" office:value-type="float" office:value="7.30000000000001" calcext:value-type="float">
            <text:p>7.30000000000001</text:p>
          </table:table-cell>
          <table:table-cell table:formula="of:=[.CH17]-[.BT17]" office:value-type="float" office:value="49.164" calcext:value-type="float">
            <text:p>49.164</text:p>
          </table:table-cell>
          <table:table-cell table:formula="of:=[.CI17]-[.BU17]" office:value-type="float" office:value="185.828" calcext:value-type="float">
            <text:p>185.828</text:p>
          </table:table-cell>
          <table:table-cell table:formula="of:=[.CJ17]-[.BV17]" office:value-type="float" office:value="10.4" calcext:value-type="float">
            <text:p>10.4</text:p>
          </table:table-cell>
          <table:table-cell table:formula="of:=[.CK17]-[.BW17]" office:value-type="float" office:value="47.168" calcext:value-type="float">
            <text:p>47.168</text:p>
          </table:table-cell>
          <table:table-cell table:formula="of:=[.CL17]-[.BX17]" office:value-type="float" office:value="183.828" calcext:value-type="float">
            <text:p>183.828</text:p>
          </table:table-cell>
          <table:table-cell table:formula="of:=[.CM17]-[.BY17]" office:value-type="float" office:value="7.69999999999999" calcext:value-type="float">
            <text:p>7.69999999999999</text:p>
          </table:table-cell>
          <table:table-cell table:formula="of:=[.CN17]-[.BZ17]" office:value-type="float" office:value="54.117" calcext:value-type="float">
            <text:p>54.117</text:p>
          </table:table-cell>
          <table:table-cell table:formula="of:=[.CO17]-[.CA17]" office:value-type="float" office:value="188.082" calcext:value-type="float">
            <text:p>188.082</text:p>
          </table:table-cell>
          <table:table-cell table:formula="of:=AVERAGE([.BE17];[.BH17];[.BK17])" office:value-type="float" office:value="8.46666666666666" calcext:value-type="float">
            <text:p>8.46666666666666</text:p>
          </table:table-cell>
          <table:table-cell table:formula="of:=AVERAGE([.BF17];[.BI17];[.BL17])" office:value-type="float" office:value="50.1496666666667" calcext:value-type="float">
            <text:p>50.1496666666667</text:p>
          </table:table-cell>
          <table:table-cell table:formula="of:=AVERAGE([.BG17];[.BJ17];[.BM17])" office:value-type="float" office:value="185.912666666666" calcext:value-type="float">
            <text:p>185.912666666666</text:p>
          </table:table-cell>
          <table:table-cell table:number-columns-repeated="2"/>
          <table:table-cell office:value-type="float" office:value="481.4" calcext:value-type="float">
            <text:p>481.4</text:p>
          </table:table-cell>
          <table:table-cell office:value-type="float" office:value="1049.926" calcext:value-type="float">
            <text:p>1049.926</text:p>
          </table:table-cell>
          <table:table-cell office:value-type="float" office:value="10514.258" calcext:value-type="float">
            <text:p>10514.258</text:p>
          </table:table-cell>
          <table:table-cell office:value-type="float" office:value="663.2" calcext:value-type="float">
            <text:p>663.2</text:p>
          </table:table-cell>
          <table:table-cell office:value-type="float" office:value="975.766" calcext:value-type="float">
            <text:p>975.766</text:p>
          </table:table-cell>
          <table:table-cell office:value-type="float" office:value="9850.031" calcext:value-type="float">
            <text:p>9850.031</text:p>
          </table:table-cell>
          <table:table-cell office:value-type="float" office:value="400.5" calcext:value-type="float">
            <text:p>400.5</text:p>
          </table:table-cell>
          <table:table-cell office:value-type="float" office:value="930.801" calcext:value-type="float">
            <text:p>930.801</text:p>
          </table:table-cell>
          <table:table-cell office:value-type="float" office:value="9828.723" calcext:value-type="float">
            <text:p>9828.723</text:p>
          </table:table-cell>
          <table:table-cell table:formula="of:=AVERAGE([.BS17];[.BV17];[.BY17])" office:value-type="float" office:value="515.033333333333" calcext:value-type="float">
            <text:p>515.033333333333</text:p>
          </table:table-cell>
          <table:table-cell table:formula="of:=AVERAGE([.BT17];[.BW17];[.BZ17])" office:value-type="float" office:value="985.497666666667" calcext:value-type="float">
            <text:p>985.497666666667</text:p>
          </table:table-cell>
          <table:table-cell table:formula="of:=AVERAGE([.BU17];[.BX17];[.CA17])" office:value-type="float" office:value="10064.3373333333" calcext:value-type="float">
            <text:p>10064.3373333333</text:p>
          </table:table-cell>
          <table:table-cell table:number-columns-repeated="2"/>
          <table:table-cell office:value-type="float" office:value="488.7" calcext:value-type="float">
            <text:p>488.7</text:p>
          </table:table-cell>
          <table:table-cell office:value-type="float" office:value="1099.09" calcext:value-type="float">
            <text:p>1099.09</text:p>
          </table:table-cell>
          <table:table-cell office:value-type="float" office:value="10700.086" calcext:value-type="float">
            <text:p>10700.086</text:p>
          </table:table-cell>
          <table:table-cell office:value-type="float" office:value="673.6" calcext:value-type="float">
            <text:p>673.6</text:p>
          </table:table-cell>
          <table:table-cell office:value-type="float" office:value="1022.934" calcext:value-type="float">
            <text:p>1022.934</text:p>
          </table:table-cell>
          <table:table-cell office:value-type="float" office:value="10033.859" calcext:value-type="float">
            <text:p>10033.859</text:p>
          </table:table-cell>
          <table:table-cell office:value-type="float" office:value="408.2" calcext:value-type="float">
            <text:p>408.2</text:p>
          </table:table-cell>
          <table:table-cell office:value-type="float" office:value="984.918" calcext:value-type="float">
            <text:p>984.918</text:p>
          </table:table-cell>
          <table:table-cell office:value-type="float" office:value="10016.805" calcext:value-type="float">
            <text:p>10016.805</text:p>
          </table:table-cell>
          <table:table-cell table:formula="of:=AVERAGE([.CG17];[.CJ17];[.CM17])" office:value-type="float" office:value="523.5" calcext:value-type="float">
            <text:p>523.5</text:p>
          </table:table-cell>
          <table:table-cell table:formula="of:=AVERAGE([.CH17];[.CK17];[.CN17])" office:value-type="float" office:value="1035.64733333333" calcext:value-type="float">
            <text:p>1035.64733333333</text:p>
          </table:table-cell>
          <table:table-cell table:formula="of:=AVERAGE([.CI17];[.CL17];[.CO17])" office:value-type="float" office:value="10250.25" calcext:value-type="float">
            <text:p>10250.2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016" calcext:value-type="float">
            <text:p>330.01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7.16" calcext:value-type="float">
            <text:p>357.1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4.07" calcext:value-type="float">
            <text:p>354.07</text:p>
          </table:table-cell>
          <table:table-cell office:value-type="float" office:value="660.023" calcext:value-type="float">
            <text:p>660.023</text:p>
          </table:table-cell>
          <table:table-cell table:formula="of:=AVERAGE([.A18];[.D18];[.G18])" office:value-type="float" office:value="13.8" calcext:value-type="float">
            <text:p>13.8</text:p>
          </table:table-cell>
          <table:table-cell table:formula="of:=AVERAGE([.B18];[.E18];[.H18])" office:value-type="float" office:value="347.082" calcext:value-type="float">
            <text:p>347.082</text:p>
          </table:table-cell>
          <table:table-cell table:formula="of:=AVERAGE([.C18];[.F18];[.I1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" calcext:value-type="float">
            <text:p>4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8];[.R18];[.U18])" office:value-type="float" office:value="3.96666666666667" calcext:value-type="float">
            <text:p>3.96666666666667</text:p>
          </table:table-cell>
          <table:table-cell table:formula="of:=AVERAGE([.P18];[.S18];[.V18])" office:value-type="float" office:value="35.146" calcext:value-type="float">
            <text:p>35.146</text:p>
          </table:table-cell>
          <table:table-cell table:formula="of:=AVERAGE([.Q18];[.T18];[.W18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7.5" calcext:value-type="float">
            <text:p>457.5</text:p>
          </table:table-cell>
          <table:table-cell office:value-type="float" office:value="405.242" calcext:value-type="float">
            <text:p>405.242</text:p>
          </table:table-cell>
          <table:table-cell office:value-type="float" office:value="3968.281" calcext:value-type="float">
            <text:p>3968.281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18];[.AF18];[.AI18])" office:value-type="float" office:value="456.666666666667" calcext:value-type="float">
            <text:p>456.666666666667</text:p>
          </table:table-cell>
          <table:table-cell table:formula="of:=AVERAGE([.AD18];[.AG18];[.AJ18])" office:value-type="float" office:value="405.224" calcext:value-type="float">
            <text:p>405.224</text:p>
          </table:table-cell>
          <table:table-cell table:formula="of:=AVERAGE([.AE18];[.AH18];[.AK18])" office:value-type="float" office:value="3968.263" calcext:value-type="float">
            <text:p>3968.263</text:p>
          </table:table-cell>
          <table:table-cell table:number-columns-repeated="2"/>
          <table:table-cell table:formula="of:=[.A18]+[.O18]+[.AC18]" office:value-type="float" office:value="475.7" calcext:value-type="float">
            <text:p>475.7</text:p>
          </table:table-cell>
          <table:table-cell table:formula="of:=[.B18]+[.P18]+[.AD18]" office:value-type="float" office:value="770.38" calcext:value-type="float">
            <text:p>770.38</text:p>
          </table:table-cell>
          <table:table-cell table:formula="of:=[.C18]+[.Q18]+[.AE18]" office:value-type="float" office:value="4679.406" calcext:value-type="float">
            <text:p>4679.406</text:p>
          </table:table-cell>
          <table:table-cell table:formula="of:=[.D18]+[.R18]+[.AF18]" office:value-type="float" office:value="474.3" calcext:value-type="float">
            <text:p>474.3</text:p>
          </table:table-cell>
          <table:table-cell table:formula="of:=[.E18]+[.S18]+[.AG18]" office:value-type="float" office:value="797.547" calcext:value-type="float">
            <text:p>797.547</text:p>
          </table:table-cell>
          <table:table-cell table:formula="of:=[.F18]+[.T18]+[.AH18]" office:value-type="float" office:value="4697.929" calcext:value-type="float">
            <text:p>4697.929</text:p>
          </table:table-cell>
          <table:table-cell table:formula="of:=[.G18]+[.U18]+[.AI18]" office:value-type="float" office:value="473.3" calcext:value-type="float">
            <text:p>473.3</text:p>
          </table:table-cell>
          <table:table-cell table:formula="of:=[.H18]+[.V18]+[.AJ18]" office:value-type="float" office:value="794.429" calcext:value-type="float">
            <text:p>794.429</text:p>
          </table:table-cell>
          <table:table-cell table:formula="of:=[.I18]+[.W18]+[.AK18]" office:value-type="float" office:value="4713.398" calcext:value-type="float">
            <text:p>4713.398</text:p>
          </table:table-cell>
          <table:table-cell table:formula="of:=AVERAGE([.AQ18];[.AT18];[.AW18])" office:value-type="float" office:value="474.433333333333" calcext:value-type="float">
            <text:p>474.433333333333</text:p>
          </table:table-cell>
          <table:table-cell table:formula="of:=AVERAGE([.AR18];[.AU18];[.AX18])" office:value-type="float" office:value="787.452" calcext:value-type="float">
            <text:p>787.452</text:p>
          </table:table-cell>
          <table:table-cell table:formula="of:=AVERAGE([.AS18];[.AV18];[.AY18])" office:value-type="float" office:value="4696.911" calcext:value-type="float">
            <text:p>4696.911</text:p>
          </table:table-cell>
          <table:table-cell table:number-columns-repeated="2"/>
          <table:table-cell table:formula="of:=[.CG18]-[.BS18]" office:value-type="float" office:value="13.1" calcext:value-type="float">
            <text:p>13.1</text:p>
          </table:table-cell>
          <table:table-cell table:formula="of:=[.CH18]-[.BT18]" office:value-type="float" office:value="49.402" calcext:value-type="float">
            <text:p>49.402</text:p>
          </table:table-cell>
          <table:table-cell table:formula="of:=[.CI18]-[.BU18]" office:value-type="float" office:value="186.344000000001" calcext:value-type="float">
            <text:p>186.344000000001</text:p>
          </table:table-cell>
          <table:table-cell table:formula="of:=[.CJ18]-[.BV18]" office:value-type="float" office:value="9.30000000000007" calcext:value-type="float">
            <text:p>9.30000000000007</text:p>
          </table:table-cell>
          <table:table-cell table:formula="of:=[.CK18]-[.BW18]" office:value-type="float" office:value="47.168" calcext:value-type="float">
            <text:p>47.168</text:p>
          </table:table-cell>
          <table:table-cell table:formula="of:=[.CL18]-[.BX18]" office:value-type="float" office:value="183.829" calcext:value-type="float">
            <text:p>183.829</text:p>
          </table:table-cell>
          <table:table-cell table:formula="of:=[.CM18]-[.BY18]" office:value-type="float" office:value="13.6" calcext:value-type="float">
            <text:p>13.6</text:p>
          </table:table-cell>
          <table:table-cell table:formula="of:=[.CN18]-[.BZ18]" office:value-type="float" office:value="49.4730000000002" calcext:value-type="float">
            <text:p>49.4730000000002</text:p>
          </table:table-cell>
          <table:table-cell table:formula="of:=[.CO18]-[.CA18]" office:value-type="float" office:value="185.312" calcext:value-type="float">
            <text:p>185.312</text:p>
          </table:table-cell>
          <table:table-cell table:formula="of:=AVERAGE([.BE18];[.BH18];[.BK18])" office:value-type="float" office:value="12" calcext:value-type="float">
            <text:p>12</text:p>
          </table:table-cell>
          <table:table-cell table:formula="of:=AVERAGE([.BF18];[.BI18];[.BL18])" office:value-type="float" office:value="48.6810000000001" calcext:value-type="float">
            <text:p>48.6810000000001</text:p>
          </table:table-cell>
          <table:table-cell table:formula="of:=AVERAGE([.BG18];[.BJ18];[.BM18])" office:value-type="float" office:value="185.161666666667" calcext:value-type="float">
            <text:p>185.161666666667</text:p>
          </table:table-cell>
          <table:table-cell table:number-columns-repeated="2"/>
          <table:table-cell office:value-type="float" office:value="489.2" calcext:value-type="float">
            <text:p>489.2</text:p>
          </table:table-cell>
          <table:table-cell office:value-type="float" office:value="924.512" calcext:value-type="float">
            <text:p>924.512</text:p>
          </table:table-cell>
          <table:table-cell office:value-type="float" office:value="9203.676" calcext:value-type="float">
            <text:p>9203.676</text:p>
          </table:table-cell>
          <table:table-cell office:value-type="float" office:value="548.8" calcext:value-type="float">
            <text:p>548.8</text:p>
          </table:table-cell>
          <table:table-cell office:value-type="float" office:value="969.742" calcext:value-type="float">
            <text:p>969.742</text:p>
          </table:table-cell>
          <table:table-cell office:value-type="float" office:value="9841.48" calcext:value-type="float">
            <text:p>9841.48</text:p>
          </table:table-cell>
          <table:table-cell office:value-type="float" office:value="681.3" calcext:value-type="float">
            <text:p>681.3</text:p>
          </table:table-cell>
          <table:table-cell office:value-type="float" office:value="1043.254" calcext:value-type="float">
            <text:p>1043.254</text:p>
          </table:table-cell>
          <table:table-cell office:value-type="float" office:value="10505.188" calcext:value-type="float">
            <text:p>10505.188</text:p>
          </table:table-cell>
          <table:table-cell table:formula="of:=AVERAGE([.BS18];[.BV18];[.BY18])" office:value-type="float" office:value="573.1" calcext:value-type="float">
            <text:p>573.1</text:p>
          </table:table-cell>
          <table:table-cell table:formula="of:=AVERAGE([.BT18];[.BW18];[.BZ18])" office:value-type="float" office:value="979.169333333333" calcext:value-type="float">
            <text:p>979.169333333333</text:p>
          </table:table-cell>
          <table:table-cell table:formula="of:=AVERAGE([.BU18];[.BX18];[.CA18])" office:value-type="float" office:value="9850.11466666667" calcext:value-type="float">
            <text:p>9850.11466666667</text:p>
          </table:table-cell>
          <table:table-cell table:number-columns-repeated="2"/>
          <table:table-cell office:value-type="float" office:value="502.3" calcext:value-type="float">
            <text:p>502.3</text:p>
          </table:table-cell>
          <table:table-cell office:value-type="float" office:value="973.914" calcext:value-type="float">
            <text:p>973.914</text:p>
          </table:table-cell>
          <table:table-cell office:value-type="float" office:value="9390.02" calcext:value-type="float">
            <text:p>9390.02</text:p>
          </table:table-cell>
          <table:table-cell office:value-type="float" office:value="558.1" calcext:value-type="float">
            <text:p>558.1</text:p>
          </table:table-cell>
          <table:table-cell office:value-type="float" office:value="1016.91" calcext:value-type="float">
            <text:p>1016.91</text:p>
          </table:table-cell>
          <table:table-cell office:value-type="float" office:value="10025.309" calcext:value-type="float">
            <text:p>10025.309</text:p>
          </table:table-cell>
          <table:table-cell office:value-type="float" office:value="694.9" calcext:value-type="float">
            <text:p>694.9</text:p>
          </table:table-cell>
          <table:table-cell office:value-type="float" office:value="1092.727" calcext:value-type="float">
            <text:p>1092.727</text:p>
          </table:table-cell>
          <table:table-cell office:value-type="float" office:value="10690.5" calcext:value-type="float">
            <text:p>10690.5</text:p>
          </table:table-cell>
          <table:table-cell table:formula="of:=AVERAGE([.CG18];[.CJ18];[.CM18])" office:value-type="float" office:value="585.1" calcext:value-type="float">
            <text:p>585.1</text:p>
          </table:table-cell>
          <table:table-cell table:formula="of:=AVERAGE([.CH18];[.CK18];[.CN18])" office:value-type="float" office:value="1027.85033333333" calcext:value-type="float">
            <text:p>1027.85033333333</text:p>
          </table:table-cell>
          <table:table-cell table:formula="of:=AVERAGE([.CI18];[.CL18];[.CO18])" office:value-type="float" office:value="10035.2763333333" calcext:value-type="float">
            <text:p>10035.276333333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078" calcext:value-type="float">
            <text:p>330.07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8" calcext:value-type="float">
            <text:p>12.8</text:p>
          </table:table-cell>
          <table:table-cell office:value-type="float" office:value="357.238" calcext:value-type="float">
            <text:p>357.23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254" calcext:value-type="float">
            <text:p>354.254</text:p>
          </table:table-cell>
          <table:table-cell office:value-type="float" office:value="660.023" calcext:value-type="float">
            <text:p>660.023</text:p>
          </table:table-cell>
          <table:table-cell table:formula="of:=AVERAGE([.A19];[.D19];[.G19])" office:value-type="float" office:value="13.8" calcext:value-type="float">
            <text:p>13.8</text:p>
          </table:table-cell>
          <table:table-cell table:formula="of:=AVERAGE([.B19];[.E19];[.H19])" office:value-type="float" office:value="347.19" calcext:value-type="float">
            <text:p>347.19</text:p>
          </table:table-cell>
          <table:table-cell table:formula="of:=AVERAGE([.C19];[.F19];[.I1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19];[.R19];[.U19])" office:value-type="float" office:value="4.56666666666667" calcext:value-type="float">
            <text:p>4.56666666666667</text:p>
          </table:table-cell>
          <table:table-cell table:formula="of:=AVERAGE([.P19];[.S19];[.V19])" office:value-type="float" office:value="35.146" calcext:value-type="float">
            <text:p>35.146</text:p>
          </table:table-cell>
          <table:table-cell table:formula="of:=AVERAGE([.Q19];[.T19];[.W19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3.5" calcext:value-type="float">
            <text:p>453.5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5" calcext:value-type="float">
            <text:p>455</text:p>
          </table:table-cell>
          <table:table-cell office:value-type="float" office:value="405.242" calcext:value-type="float">
            <text:p>405.242</text:p>
          </table:table-cell>
          <table:table-cell office:value-type="float" office:value="3968.281" calcext:value-type="float">
            <text:p>3968.281</text:p>
          </table:table-cell>
          <table:table-cell office:value-type="float" office:value="458.5" calcext:value-type="float">
            <text:p>458.5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19];[.AF19];[.AI19])" office:value-type="float" office:value="455.666666666667" calcext:value-type="float">
            <text:p>455.666666666667</text:p>
          </table:table-cell>
          <table:table-cell table:formula="of:=AVERAGE([.AD19];[.AG19];[.AJ19])" office:value-type="float" office:value="405.224" calcext:value-type="float">
            <text:p>405.224</text:p>
          </table:table-cell>
          <table:table-cell table:formula="of:=AVERAGE([.AE19];[.AH19];[.AK19])" office:value-type="float" office:value="3968.263" calcext:value-type="float">
            <text:p>3968.263</text:p>
          </table:table-cell>
          <table:table-cell table:number-columns-repeated="2"/>
          <table:table-cell table:formula="of:=[.A19]+[.O19]+[.AC19]" office:value-type="float" office:value="471.2" calcext:value-type="float">
            <text:p>471.2</text:p>
          </table:table-cell>
          <table:table-cell table:formula="of:=[.B19]+[.P19]+[.AD19]" office:value-type="float" office:value="770.442" calcext:value-type="float">
            <text:p>770.442</text:p>
          </table:table-cell>
          <table:table-cell table:formula="of:=[.C19]+[.Q19]+[.AE19]" office:value-type="float" office:value="4679.406" calcext:value-type="float">
            <text:p>4679.406</text:p>
          </table:table-cell>
          <table:table-cell table:formula="of:=[.D19]+[.R19]+[.AF19]" office:value-type="float" office:value="472.7" calcext:value-type="float">
            <text:p>472.7</text:p>
          </table:table-cell>
          <table:table-cell table:formula="of:=[.E19]+[.S19]+[.AG19]" office:value-type="float" office:value="797.625" calcext:value-type="float">
            <text:p>797.625</text:p>
          </table:table-cell>
          <table:table-cell table:formula="of:=[.F19]+[.T19]+[.AH19]" office:value-type="float" office:value="4697.929" calcext:value-type="float">
            <text:p>4697.929</text:p>
          </table:table-cell>
          <table:table-cell table:formula="of:=[.G19]+[.U19]+[.AI19]" office:value-type="float" office:value="478.2" calcext:value-type="float">
            <text:p>478.2</text:p>
          </table:table-cell>
          <table:table-cell table:formula="of:=[.H19]+[.V19]+[.AJ19]" office:value-type="float" office:value="794.613" calcext:value-type="float">
            <text:p>794.613</text:p>
          </table:table-cell>
          <table:table-cell table:formula="of:=[.I19]+[.W19]+[.AK19]" office:value-type="float" office:value="4713.398" calcext:value-type="float">
            <text:p>4713.398</text:p>
          </table:table-cell>
          <table:table-cell table:formula="of:=AVERAGE([.AQ19];[.AT19];[.AW19])" office:value-type="float" office:value="474.033333333333" calcext:value-type="float">
            <text:p>474.033333333333</text:p>
          </table:table-cell>
          <table:table-cell table:formula="of:=AVERAGE([.AR19];[.AU19];[.AX19])" office:value-type="float" office:value="787.56" calcext:value-type="float">
            <text:p>787.56</text:p>
          </table:table-cell>
          <table:table-cell table:formula="of:=AVERAGE([.AS19];[.AV19];[.AY19])" office:value-type="float" office:value="4696.911" calcext:value-type="float">
            <text:p>4696.911</text:p>
          </table:table-cell>
          <table:table-cell table:number-columns-repeated="2"/>
          <table:table-cell table:formula="of:=[.CG19]-[.BS19]" office:value-type="float" office:value="13.1999999999999" calcext:value-type="float">
            <text:p>13.1999999999999</text:p>
          </table:table-cell>
          <table:table-cell table:formula="of:=[.CH19]-[.BT19]" office:value-type="float" office:value="47.164" calcext:value-type="float">
            <text:p>47.164</text:p>
          </table:table-cell>
          <table:table-cell table:formula="of:=[.CI19]-[.BU19]" office:value-type="float" office:value="183.828000000001" calcext:value-type="float">
            <text:p>183.828000000001</text:p>
          </table:table-cell>
          <table:table-cell table:formula="of:=[.CJ19]-[.BV19]" office:value-type="float" office:value="5.89999999999998" calcext:value-type="float">
            <text:p>5.89999999999998</text:p>
          </table:table-cell>
          <table:table-cell table:formula="of:=[.CK19]-[.BW19]" office:value-type="float" office:value="53.1679999999999" calcext:value-type="float">
            <text:p>53.1679999999999</text:p>
          </table:table-cell>
          <table:table-cell table:formula="of:=[.CL19]-[.BX19]" office:value-type="float" office:value="189.855" calcext:value-type="float">
            <text:p>189.855</text:p>
          </table:table-cell>
          <table:table-cell table:formula="of:=[.CM19]-[.BY19]" office:value-type="float" office:value="5.30000000000007" calcext:value-type="float">
            <text:p>5.30000000000007</text:p>
          </table:table-cell>
          <table:table-cell table:formula="of:=[.CN19]-[.BZ19]" office:value-type="float" office:value="52.3829999999999" calcext:value-type="float">
            <text:p>52.3829999999999</text:p>
          </table:table-cell>
          <table:table-cell table:formula="of:=[.CO19]-[.CA19]" office:value-type="float" office:value="185.953" calcext:value-type="float">
            <text:p>185.953</text:p>
          </table:table-cell>
          <table:table-cell table:formula="of:=AVERAGE([.BE19];[.BH19];[.BK19])" office:value-type="float" office:value="8.13333333333333" calcext:value-type="float">
            <text:p>8.13333333333333</text:p>
          </table:table-cell>
          <table:table-cell table:formula="of:=AVERAGE([.BF19];[.BI19];[.BL19])" office:value-type="float" office:value="50.9049999999999" calcext:value-type="float">
            <text:p>50.9049999999999</text:p>
          </table:table-cell>
          <table:table-cell table:formula="of:=AVERAGE([.BG19];[.BJ19];[.BM19])" office:value-type="float" office:value="186.545333333333" calcext:value-type="float">
            <text:p>186.545333333333</text:p>
          </table:table-cell>
          <table:table-cell table:number-columns-repeated="2"/>
          <table:table-cell office:value-type="float" office:value="504.6" calcext:value-type="float">
            <text:p>504.6</text:p>
          </table:table-cell>
          <table:table-cell office:value-type="float" office:value="1092.93" calcext:value-type="float">
            <text:p>1092.93</text:p>
          </table:table-cell>
          <table:table-cell office:value-type="float" office:value="11160.309" calcext:value-type="float">
            <text:p>11160.309</text:p>
          </table:table-cell>
          <table:table-cell office:value-type="float" office:value="434" calcext:value-type="float">
            <text:p>434</text:p>
          </table:table-cell>
          <table:table-cell office:value-type="float" office:value="1027.73" calcext:value-type="float">
            <text:p>1027.73</text:p>
          </table:table-cell>
          <table:table-cell office:value-type="float" office:value="10505.598" calcext:value-type="float">
            <text:p>10505.598</text:p>
          </table:table-cell>
          <table:table-cell office:value-type="float" office:value="564.9" calcext:value-type="float">
            <text:p>564.9</text:p>
          </table:table-cell>
          <table:table-cell office:value-type="float" office:value="1002.504" calcext:value-type="float">
            <text:p>1002.504</text:p>
          </table:table-cell>
          <table:table-cell office:value-type="float" office:value="10489.527" calcext:value-type="float">
            <text:p>10489.527</text:p>
          </table:table-cell>
          <table:table-cell table:formula="of:=AVERAGE([.BS19];[.BV19];[.BY19])" office:value-type="float" office:value="501.166666666667" calcext:value-type="float">
            <text:p>501.166666666667</text:p>
          </table:table-cell>
          <table:table-cell table:formula="of:=AVERAGE([.BT19];[.BW19];[.BZ19])" office:value-type="float" office:value="1041.05466666667" calcext:value-type="float">
            <text:p>1041.05466666667</text:p>
          </table:table-cell>
          <table:table-cell table:formula="of:=AVERAGE([.BU19];[.BX19];[.CA19])" office:value-type="float" office:value="10718.478" calcext:value-type="float">
            <text:p>10718.478</text:p>
          </table:table-cell>
          <table:table-cell table:number-columns-repeated="2"/>
          <table:table-cell office:value-type="float" office:value="517.8" calcext:value-type="float">
            <text:p>517.8</text:p>
          </table:table-cell>
          <table:table-cell office:value-type="float" office:value="1140.094" calcext:value-type="float">
            <text:p>1140.094</text:p>
          </table:table-cell>
          <table:table-cell office:value-type="float" office:value="11344.137" calcext:value-type="float">
            <text:p>11344.137</text:p>
          </table:table-cell>
          <table:table-cell office:value-type="float" office:value="439.9" calcext:value-type="float">
            <text:p>439.9</text:p>
          </table:table-cell>
          <table:table-cell office:value-type="float" office:value="1080.898" calcext:value-type="float">
            <text:p>1080.898</text:p>
          </table:table-cell>
          <table:table-cell office:value-type="float" office:value="10695.453" calcext:value-type="float">
            <text:p>10695.453</text:p>
          </table:table-cell>
          <table:table-cell office:value-type="float" office:value="570.2" calcext:value-type="float">
            <text:p>570.2</text:p>
          </table:table-cell>
          <table:table-cell office:value-type="float" office:value="1054.887" calcext:value-type="float">
            <text:p>1054.887</text:p>
          </table:table-cell>
          <table:table-cell office:value-type="float" office:value="10675.48" calcext:value-type="float">
            <text:p>10675.48</text:p>
          </table:table-cell>
          <table:table-cell table:formula="of:=AVERAGE([.CG19];[.CJ19];[.CM19])" office:value-type="float" office:value="509.3" calcext:value-type="float">
            <text:p>509.3</text:p>
          </table:table-cell>
          <table:table-cell table:formula="of:=AVERAGE([.CH19];[.CK19];[.CN19])" office:value-type="float" office:value="1091.95966666667" calcext:value-type="float">
            <text:p>1091.95966666667</text:p>
          </table:table-cell>
          <table:table-cell table:formula="of:=AVERAGE([.CI19];[.CL19];[.CO19])" office:value-type="float" office:value="10905.0233333333" calcext:value-type="float">
            <text:p>10905.023333333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176" calcext:value-type="float">
            <text:p>330.17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6.965" calcext:value-type="float">
            <text:p>356.96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4.254" calcext:value-type="float">
            <text:p>354.254</text:p>
          </table:table-cell>
          <table:table-cell office:value-type="float" office:value="660.023" calcext:value-type="float">
            <text:p>660.023</text:p>
          </table:table-cell>
          <table:table-cell table:formula="of:=AVERAGE([.A20];[.D20];[.G20])" office:value-type="float" office:value="13.8" calcext:value-type="float">
            <text:p>13.8</text:p>
          </table:table-cell>
          <table:table-cell table:formula="of:=AVERAGE([.B20];[.E20];[.H20])" office:value-type="float" office:value="347.131666666667" calcext:value-type="float">
            <text:p>347.131666666667</text:p>
          </table:table-cell>
          <table:table-cell table:formula="of:=AVERAGE([.C20];[.F20];[.I2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0];[.R20];[.U20])" office:value-type="float" office:value="3.9" calcext:value-type="float">
            <text:p>3.9</text:p>
          </table:table-cell>
          <table:table-cell table:formula="of:=AVERAGE([.P20];[.S20];[.V20])" office:value-type="float" office:value="35.146" calcext:value-type="float">
            <text:p>35.146</text:p>
          </table:table-cell>
          <table:table-cell table:formula="of:=AVERAGE([.Q20];[.T20];[.W2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3.219" calcext:value-type="float">
            <text:p>403.219</text:p>
          </table:table-cell>
          <table:table-cell office:value-type="float" office:value="3966.258" calcext:value-type="float">
            <text:p>3966.258</text:p>
          </table:table-cell>
          <table:table-cell office:value-type="float" office:value="453" calcext:value-type="float">
            <text:p>453</text:p>
          </table:table-cell>
          <table:table-cell office:value-type="float" office:value="405.242" calcext:value-type="float">
            <text:p>405.242</text:p>
          </table:table-cell>
          <table:table-cell office:value-type="float" office:value="3968.281" calcext:value-type="float">
            <text:p>3968.281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20];[.AF20];[.AI20])" office:value-type="float" office:value="454.5" calcext:value-type="float">
            <text:p>454.5</text:p>
          </table:table-cell>
          <table:table-cell table:formula="of:=AVERAGE([.AD20];[.AG20];[.AJ20])" office:value-type="float" office:value="404.557333333333" calcext:value-type="float">
            <text:p>404.557333333333</text:p>
          </table:table-cell>
          <table:table-cell table:formula="of:=AVERAGE([.AE20];[.AH20];[.AK20])" office:value-type="float" office:value="3967.59633333333" calcext:value-type="float">
            <text:p>3967.59633333333</text:p>
          </table:table-cell>
          <table:table-cell table:number-columns-repeated="2"/>
          <table:table-cell table:formula="of:=[.A20]+[.O20]+[.AC20]" office:value-type="float" office:value="472.7" calcext:value-type="float">
            <text:p>472.7</text:p>
          </table:table-cell>
          <table:table-cell table:formula="of:=[.B20]+[.P20]+[.AD20]" office:value-type="float" office:value="768.54" calcext:value-type="float">
            <text:p>768.54</text:p>
          </table:table-cell>
          <table:table-cell table:formula="of:=[.C20]+[.Q20]+[.AE20]" office:value-type="float" office:value="4677.406" calcext:value-type="float">
            <text:p>4677.406</text:p>
          </table:table-cell>
          <table:table-cell table:formula="of:=[.D20]+[.R20]+[.AF20]" office:value-type="float" office:value="470.7" calcext:value-type="float">
            <text:p>470.7</text:p>
          </table:table-cell>
          <table:table-cell table:formula="of:=[.E20]+[.S20]+[.AG20]" office:value-type="float" office:value="797.352" calcext:value-type="float">
            <text:p>797.352</text:p>
          </table:table-cell>
          <table:table-cell table:formula="of:=[.F20]+[.T20]+[.AH20]" office:value-type="float" office:value="4697.929" calcext:value-type="float">
            <text:p>4697.929</text:p>
          </table:table-cell>
          <table:table-cell table:formula="of:=[.G20]+[.U20]+[.AI20]" office:value-type="float" office:value="473.2" calcext:value-type="float">
            <text:p>473.2</text:p>
          </table:table-cell>
          <table:table-cell table:formula="of:=[.H20]+[.V20]+[.AJ20]" office:value-type="float" office:value="794.613" calcext:value-type="float">
            <text:p>794.613</text:p>
          </table:table-cell>
          <table:table-cell table:formula="of:=[.I20]+[.W20]+[.AK20]" office:value-type="float" office:value="4713.398" calcext:value-type="float">
            <text:p>4713.398</text:p>
          </table:table-cell>
          <table:table-cell table:formula="of:=AVERAGE([.AQ20];[.AT20];[.AW20])" office:value-type="float" office:value="472.2" calcext:value-type="float">
            <text:p>472.2</text:p>
          </table:table-cell>
          <table:table-cell table:formula="of:=AVERAGE([.AR20];[.AU20];[.AX20])" office:value-type="float" office:value="786.835" calcext:value-type="float">
            <text:p>786.835</text:p>
          </table:table-cell>
          <table:table-cell table:formula="of:=AVERAGE([.AS20];[.AV20];[.AY20])" office:value-type="float" office:value="4696.24433333333" calcext:value-type="float">
            <text:p>4696.24433333333</text:p>
          </table:table-cell>
          <table:table-cell table:number-columns-repeated="2"/>
          <table:table-cell table:formula="of:=[.CG20]-[.BS20]" office:value-type="float" office:value="13.6999999999999" calcext:value-type="float">
            <text:p>13.6999999999999</text:p>
          </table:table-cell>
          <table:table-cell table:formula="of:=[.CH20]-[.BT20]" office:value-type="float" office:value="49.1640000000001" calcext:value-type="float">
            <text:p>49.1640000000001</text:p>
          </table:table-cell>
          <table:table-cell table:formula="of:=[.CI20]-[.BU20]" office:value-type="float" office:value="185.828" calcext:value-type="float">
            <text:p>185.828</text:p>
          </table:table-cell>
          <table:table-cell table:formula="of:=[.CJ20]-[.BV20]" office:value-type="float" office:value="11.5" calcext:value-type="float">
            <text:p>11.5</text:p>
          </table:table-cell>
          <table:table-cell table:formula="of:=[.CK20]-[.BW20]" office:value-type="float" office:value="49.4099999999999" calcext:value-type="float">
            <text:p>49.4099999999999</text:p>
          </table:table-cell>
          <table:table-cell table:formula="of:=[.CL20]-[.BX20]" office:value-type="float" office:value="186.234" calcext:value-type="float">
            <text:p>186.234</text:p>
          </table:table-cell>
          <table:table-cell table:formula="of:=[.CM20]-[.BY20]" office:value-type="float" office:value="11.6" calcext:value-type="float">
            <text:p>11.6</text:p>
          </table:table-cell>
          <table:table-cell table:formula="of:=[.CN20]-[.BZ20]" office:value-type="float" office:value="47.809" calcext:value-type="float">
            <text:p>47.809</text:p>
          </table:table-cell>
          <table:table-cell table:formula="of:=[.CO20]-[.CA20]" office:value-type="float" office:value="183.828000000001" calcext:value-type="float">
            <text:p>183.828000000001</text:p>
          </table:table-cell>
          <table:table-cell table:formula="of:=AVERAGE([.BE20];[.BH20];[.BK20])" office:value-type="float" office:value="12.2666666666667" calcext:value-type="float">
            <text:p>12.2666666666667</text:p>
          </table:table-cell>
          <table:table-cell table:formula="of:=AVERAGE([.BF20];[.BI20];[.BL20])" office:value-type="float" office:value="48.7943333333333" calcext:value-type="float">
            <text:p>48.7943333333333</text:p>
          </table:table-cell>
          <table:table-cell table:formula="of:=AVERAGE([.BG20];[.BJ20];[.BM20])" office:value-type="float" office:value="185.296666666667" calcext:value-type="float">
            <text:p>185.296666666667</text:p>
          </table:table-cell>
          <table:table-cell table:number-columns-repeated="2"/>
          <table:table-cell office:value-type="float" office:value="644.7" calcext:value-type="float">
            <text:p>644.7</text:p>
          </table:table-cell>
          <table:table-cell office:value-type="float" office:value="995.852" calcext:value-type="float">
            <text:p>995.852</text:p>
          </table:table-cell>
          <table:table-cell office:value-type="float" office:value="9864.457" calcext:value-type="float">
            <text:p>9864.457</text:p>
          </table:table-cell>
          <table:table-cell office:value-type="float" office:value="615.3" calcext:value-type="float">
            <text:p>615.3</text:p>
          </table:table-cell>
          <table:table-cell office:value-type="float" office:value="1106.188" calcext:value-type="float">
            <text:p>1106.188</text:p>
          </table:table-cell>
          <table:table-cell office:value-type="float" office:value="11163.125" calcext:value-type="float">
            <text:p>11163.125</text:p>
          </table:table-cell>
          <table:table-cell office:value-type="float" office:value="701.8" calcext:value-type="float">
            <text:p>701.8</text:p>
          </table:table-cell>
          <table:table-cell office:value-type="float" office:value="1054.082" calcext:value-type="float">
            <text:p>1054.082</text:p>
          </table:table-cell>
          <table:table-cell office:value-type="float" office:value="10522.961" calcext:value-type="float">
            <text:p>10522.961</text:p>
          </table:table-cell>
          <table:table-cell table:formula="of:=AVERAGE([.BS20];[.BV20];[.BY20])" office:value-type="float" office:value="653.933333333333" calcext:value-type="float">
            <text:p>653.933333333333</text:p>
          </table:table-cell>
          <table:table-cell table:formula="of:=AVERAGE([.BT20];[.BW20];[.BZ20])" office:value-type="float" office:value="1052.04066666667" calcext:value-type="float">
            <text:p>1052.04066666667</text:p>
          </table:table-cell>
          <table:table-cell table:formula="of:=AVERAGE([.BU20];[.BX20];[.CA20])" office:value-type="float" office:value="10516.8476666667" calcext:value-type="float">
            <text:p>10516.8476666667</text:p>
          </table:table-cell>
          <table:table-cell table:number-columns-repeated="2"/>
          <table:table-cell office:value-type="float" office:value="658.4" calcext:value-type="float">
            <text:p>658.4</text:p>
          </table:table-cell>
          <table:table-cell office:value-type="float" office:value="1045.016" calcext:value-type="float">
            <text:p>1045.016</text:p>
          </table:table-cell>
          <table:table-cell office:value-type="float" office:value="10050.285" calcext:value-type="float">
            <text:p>10050.285</text:p>
          </table:table-cell>
          <table:table-cell office:value-type="float" office:value="626.8" calcext:value-type="float">
            <text:p>626.8</text:p>
          </table:table-cell>
          <table:table-cell office:value-type="float" office:value="1155.598" calcext:value-type="float">
            <text:p>1155.598</text:p>
          </table:table-cell>
          <table:table-cell office:value-type="float" office:value="11349.359" calcext:value-type="float">
            <text:p>11349.359</text:p>
          </table:table-cell>
          <table:table-cell office:value-type="float" office:value="713.4" calcext:value-type="float">
            <text:p>713.4</text:p>
          </table:table-cell>
          <table:table-cell office:value-type="float" office:value="1101.891" calcext:value-type="float">
            <text:p>1101.891</text:p>
          </table:table-cell>
          <table:table-cell office:value-type="float" office:value="10706.789" calcext:value-type="float">
            <text:p>10706.789</text:p>
          </table:table-cell>
          <table:table-cell table:formula="of:=AVERAGE([.CG20];[.CJ20];[.CM20])" office:value-type="float" office:value="666.2" calcext:value-type="float">
            <text:p>666.2</text:p>
          </table:table-cell>
          <table:table-cell table:formula="of:=AVERAGE([.CH20];[.CK20];[.CN20])" office:value-type="float" office:value="1100.835" calcext:value-type="float">
            <text:p>1100.835</text:p>
          </table:table-cell>
          <table:table-cell table:formula="of:=AVERAGE([.CI20];[.CL20];[.CO20])" office:value-type="float" office:value="10702.1443333333" calcext:value-type="float">
            <text:p>10702.144333333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30.316" calcext:value-type="float">
            <text:p>330.31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9" calcext:value-type="float">
            <text:p>12.9</text:p>
          </table:table-cell>
          <table:table-cell office:value-type="float" office:value="357.012" calcext:value-type="float">
            <text:p>357.01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4.652" calcext:value-type="float">
            <text:p>354.652</text:p>
          </table:table-cell>
          <table:table-cell office:value-type="float" office:value="660.023" calcext:value-type="float">
            <text:p>660.023</text:p>
          </table:table-cell>
          <table:table-cell table:formula="of:=AVERAGE([.A21];[.D21];[.G21])" office:value-type="float" office:value="14.1333333333333" calcext:value-type="float">
            <text:p>14.1333333333333</text:p>
          </table:table-cell>
          <table:table-cell table:formula="of:=AVERAGE([.B21];[.E21];[.H21])" office:value-type="float" office:value="347.326666666667" calcext:value-type="float">
            <text:p>347.326666666667</text:p>
          </table:table-cell>
          <table:table-cell table:formula="of:=AVERAGE([.C21];[.F21];[.I2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1];[.R21];[.U21])" office:value-type="float" office:value="4.23333333333333" calcext:value-type="float">
            <text:p>4.23333333333333</text:p>
          </table:table-cell>
          <table:table-cell table:formula="of:=AVERAGE([.P21];[.S21];[.V21])" office:value-type="float" office:value="35.146" calcext:value-type="float">
            <text:p>35.146</text:p>
          </table:table-cell>
          <table:table-cell table:formula="of:=AVERAGE([.Q21];[.T21];[.W2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.5" calcext:value-type="float">
            <text:p>456.5</text:p>
          </table:table-cell>
          <table:table-cell office:value-type="float" office:value="403.473" calcext:value-type="float">
            <text:p>403.473</text:p>
          </table:table-cell>
          <table:table-cell office:value-type="float" office:value="3966.793" calcext:value-type="float">
            <text:p>3966.793</text:p>
          </table:table-cell>
          <table:table-cell office:value-type="float" office:value="458.5" calcext:value-type="float">
            <text:p>458.5</text:p>
          </table:table-cell>
          <table:table-cell office:value-type="float" office:value="401.496" calcext:value-type="float">
            <text:p>401.496</text:p>
          </table:table-cell>
          <table:table-cell office:value-type="float" office:value="3964.797" calcext:value-type="float">
            <text:p>3964.797</text:p>
          </table:table-cell>
          <table:table-cell office:value-type="float" office:value="454.9" calcext:value-type="float">
            <text:p>454.9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766" calcext:value-type="float">
            <text:p>3968.766</text:p>
          </table:table-cell>
          <table:table-cell table:formula="of:=AVERAGE([.AC21];[.AF21];[.AI21])" office:value-type="float" office:value="456.633333333333" calcext:value-type="float">
            <text:p>456.633333333333</text:p>
          </table:table-cell>
          <table:table-cell table:formula="of:=AVERAGE([.AD21];[.AG21];[.AJ21])" office:value-type="float" office:value="403.393333333333" calcext:value-type="float">
            <text:p>403.393333333333</text:p>
          </table:table-cell>
          <table:table-cell table:formula="of:=AVERAGE([.AE21];[.AH21];[.AK21])" office:value-type="float" office:value="3966.78533333333" calcext:value-type="float">
            <text:p>3966.78533333333</text:p>
          </table:table-cell>
          <table:table-cell table:number-columns-repeated="2"/>
          <table:table-cell table:formula="of:=[.A21]+[.O21]+[.AC21]" office:value-type="float" office:value="476.1" calcext:value-type="float">
            <text:p>476.1</text:p>
          </table:table-cell>
          <table:table-cell table:formula="of:=[.B21]+[.P21]+[.AD21]" office:value-type="float" office:value="768.934" calcext:value-type="float">
            <text:p>768.934</text:p>
          </table:table-cell>
          <table:table-cell table:formula="of:=[.C21]+[.Q21]+[.AE21]" office:value-type="float" office:value="4677.941" calcext:value-type="float">
            <text:p>4677.941</text:p>
          </table:table-cell>
          <table:table-cell table:formula="of:=[.D21]+[.R21]+[.AF21]" office:value-type="float" office:value="475.3" calcext:value-type="float">
            <text:p>475.3</text:p>
          </table:table-cell>
          <table:table-cell table:formula="of:=[.E21]+[.S21]+[.AG21]" office:value-type="float" office:value="793.653" calcext:value-type="float">
            <text:p>793.653</text:p>
          </table:table-cell>
          <table:table-cell table:formula="of:=[.F21]+[.T21]+[.AH21]" office:value-type="float" office:value="4694.445" calcext:value-type="float">
            <text:p>4694.445</text:p>
          </table:table-cell>
          <table:table-cell table:formula="of:=[.G21]+[.U21]+[.AI21]" office:value-type="float" office:value="473.6" calcext:value-type="float">
            <text:p>473.6</text:p>
          </table:table-cell>
          <table:table-cell table:formula="of:=[.H21]+[.V21]+[.AJ21]" office:value-type="float" office:value="795.011" calcext:value-type="float">
            <text:p>795.011</text:p>
          </table:table-cell>
          <table:table-cell table:formula="of:=[.I21]+[.W21]+[.AK21]" office:value-type="float" office:value="4713.914" calcext:value-type="float">
            <text:p>4713.914</text:p>
          </table:table-cell>
          <table:table-cell table:formula="of:=AVERAGE([.AQ21];[.AT21];[.AW21])" office:value-type="float" office:value="475" calcext:value-type="float">
            <text:p>475</text:p>
          </table:table-cell>
          <table:table-cell table:formula="of:=AVERAGE([.AR21];[.AU21];[.AX21])" office:value-type="float" office:value="785.866" calcext:value-type="float">
            <text:p>785.866</text:p>
          </table:table-cell>
          <table:table-cell table:formula="of:=AVERAGE([.AS21];[.AV21];[.AY21])" office:value-type="float" office:value="4695.43333333333" calcext:value-type="float">
            <text:p>4695.43333333333</text:p>
          </table:table-cell>
          <table:table-cell table:number-columns-repeated="2"/>
          <table:table-cell table:formula="of:=[.CG21]-[.BS21]" office:value-type="float" office:value="5.5" calcext:value-type="float">
            <text:p>5.5</text:p>
          </table:table-cell>
          <table:table-cell table:formula="of:=[.CH21]-[.BT21]" office:value-type="float" office:value="51.164" calcext:value-type="float">
            <text:p>51.164</text:p>
          </table:table-cell>
          <table:table-cell table:formula="of:=[.CI21]-[.BU21]" office:value-type="float" office:value="187.828000000001" calcext:value-type="float">
            <text:p>187.828000000001</text:p>
          </table:table-cell>
          <table:table-cell table:formula="of:=[.CJ21]-[.BV21]" office:value-type="float" office:value="6" calcext:value-type="float">
            <text:p>6</text:p>
          </table:table-cell>
          <table:table-cell table:formula="of:=[.CK21]-[.BW21]" office:value-type="float" office:value="49.0900000000002" calcext:value-type="float">
            <text:p>49.0900000000002</text:p>
          </table:table-cell>
          <table:table-cell table:formula="of:=[.CL21]-[.BX21]" office:value-type="float" office:value="185.312" calcext:value-type="float">
            <text:p>185.312</text:p>
          </table:table-cell>
          <table:table-cell table:formula="of:=[.CM21]-[.BY21]" office:value-type="float" office:value="6.39999999999998" calcext:value-type="float">
            <text:p>6.39999999999998</text:p>
          </table:table-cell>
          <table:table-cell table:formula="of:=[.CN21]-[.BZ21]" office:value-type="float" office:value="49.809" calcext:value-type="float">
            <text:p>49.809</text:p>
          </table:table-cell>
          <table:table-cell table:formula="of:=[.CO21]-[.CA21]" office:value-type="float" office:value="185.829" calcext:value-type="float">
            <text:p>185.829</text:p>
          </table:table-cell>
          <table:table-cell table:formula="of:=AVERAGE([.BE21];[.BH21];[.BK21])" office:value-type="float" office:value="5.96666666666666" calcext:value-type="float">
            <text:p>5.96666666666666</text:p>
          </table:table-cell>
          <table:table-cell table:formula="of:=AVERAGE([.BF21];[.BI21];[.BL21])" office:value-type="float" office:value="50.021" calcext:value-type="float">
            <text:p>50.021</text:p>
          </table:table-cell>
          <table:table-cell table:formula="of:=AVERAGE([.BG21];[.BJ21];[.BM21])" office:value-type="float" office:value="186.323" calcext:value-type="float">
            <text:p>186.323</text:p>
          </table:table-cell>
          <table:table-cell table:number-columns-repeated="2"/>
          <table:table-cell office:value-type="float" office:value="697.6" calcext:value-type="float">
            <text:p>697.6</text:p>
          </table:table-cell>
          <table:table-cell office:value-type="float" office:value="1118.629" calcext:value-type="float">
            <text:p>1118.629</text:p>
          </table:table-cell>
          <table:table-cell office:value-type="float" office:value="11177.211" calcext:value-type="float">
            <text:p>11177.211</text:p>
          </table:table-cell>
          <table:table-cell office:value-type="float" office:value="623.3" calcext:value-type="float">
            <text:p>623.3</text:p>
          </table:table-cell>
          <table:table-cell office:value-type="float" office:value="1219.715" calcext:value-type="float">
            <text:p>1219.715</text:p>
          </table:table-cell>
          <table:table-cell office:value-type="float" office:value="12474.254" calcext:value-type="float">
            <text:p>12474.254</text:p>
          </table:table-cell>
          <table:table-cell office:value-type="float" office:value="642.4" calcext:value-type="float">
            <text:p>642.4</text:p>
          </table:table-cell>
          <table:table-cell office:value-type="float" office:value="987.617" calcext:value-type="float">
            <text:p>987.617</text:p>
          </table:table-cell>
          <table:table-cell office:value-type="float" office:value="9860.609" calcext:value-type="float">
            <text:p>9860.609</text:p>
          </table:table-cell>
          <table:table-cell table:formula="of:=AVERAGE([.BS21];[.BV21];[.BY21])" office:value-type="float" office:value="654.433333333333" calcext:value-type="float">
            <text:p>654.433333333333</text:p>
          </table:table-cell>
          <table:table-cell table:formula="of:=AVERAGE([.BT21];[.BW21];[.BZ21])" office:value-type="float" office:value="1108.65366666667" calcext:value-type="float">
            <text:p>1108.65366666667</text:p>
          </table:table-cell>
          <table:table-cell table:formula="of:=AVERAGE([.BU21];[.BX21];[.CA21])" office:value-type="float" office:value="11170.6913333333" calcext:value-type="float">
            <text:p>11170.6913333333</text:p>
          </table:table-cell>
          <table:table-cell table:number-columns-repeated="2"/>
          <table:table-cell office:value-type="float" office:value="703.1" calcext:value-type="float">
            <text:p>703.1</text:p>
          </table:table-cell>
          <table:table-cell office:value-type="float" office:value="1169.793" calcext:value-type="float">
            <text:p>1169.793</text:p>
          </table:table-cell>
          <table:table-cell office:value-type="float" office:value="11365.039" calcext:value-type="float">
            <text:p>11365.039</text:p>
          </table:table-cell>
          <table:table-cell office:value-type="float" office:value="629.3" calcext:value-type="float">
            <text:p>629.3</text:p>
          </table:table-cell>
          <table:table-cell office:value-type="float" office:value="1268.805" calcext:value-type="float">
            <text:p>1268.805</text:p>
          </table:table-cell>
          <table:table-cell office:value-type="float" office:value="12659.566" calcext:value-type="float">
            <text:p>12659.566</text:p>
          </table:table-cell>
          <table:table-cell office:value-type="float" office:value="648.8" calcext:value-type="float">
            <text:p>648.8</text:p>
          </table:table-cell>
          <table:table-cell office:value-type="float" office:value="1037.426" calcext:value-type="float">
            <text:p>1037.426</text:p>
          </table:table-cell>
          <table:table-cell office:value-type="float" office:value="10046.438" calcext:value-type="float">
            <text:p>10046.438</text:p>
          </table:table-cell>
          <table:table-cell table:formula="of:=AVERAGE([.CG21];[.CJ21];[.CM21])" office:value-type="float" office:value="660.4" calcext:value-type="float">
            <text:p>660.4</text:p>
          </table:table-cell>
          <table:table-cell table:formula="of:=AVERAGE([.CH21];[.CK21];[.CN21])" office:value-type="float" office:value="1158.67466666667" calcext:value-type="float">
            <text:p>1158.67466666667</text:p>
          </table:table-cell>
          <table:table-cell table:formula="of:=AVERAGE([.CI21];[.CL21];[.CO21])" office:value-type="float" office:value="11357.0143333333" calcext:value-type="float">
            <text:p>11357.014333333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402" calcext:value-type="float">
            <text:p>330.40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7" calcext:value-type="float">
            <text:p>14.7</text:p>
          </table:table-cell>
          <table:table-cell office:value-type="float" office:value="357.676" calcext:value-type="float">
            <text:p>357.67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4.77" calcext:value-type="float">
            <text:p>354.77</text:p>
          </table:table-cell>
          <table:table-cell office:value-type="float" office:value="660.023" calcext:value-type="float">
            <text:p>660.023</text:p>
          </table:table-cell>
          <table:table-cell table:formula="of:=AVERAGE([.A22];[.D22];[.G22])" office:value-type="float" office:value="14.1" calcext:value-type="float">
            <text:p>14.1</text:p>
          </table:table-cell>
          <table:table-cell table:formula="of:=AVERAGE([.B22];[.E22];[.H22])" office:value-type="float" office:value="347.616" calcext:value-type="float">
            <text:p>347.616</text:p>
          </table:table-cell>
          <table:table-cell table:formula="of:=AVERAGE([.C22];[.F22];[.I2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391" calcext:value-type="float">
            <text:p>86.391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2];[.R22];[.U22])" office:value-type="float" office:value="3.6" calcext:value-type="float">
            <text:p>3.6</text:p>
          </table:table-cell>
          <table:table-cell table:formula="of:=AVERAGE([.P22];[.S22];[.V22])" office:value-type="float" office:value="35.146" calcext:value-type="float">
            <text:p>35.146</text:p>
          </table:table-cell>
          <table:table-cell table:formula="of:=AVERAGE([.Q22];[.T22];[.W22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1" calcext:value-type="float">
            <text:p>451</text:p>
          </table:table-cell>
          <table:table-cell office:value-type="float" office:value="405.496" calcext:value-type="float">
            <text:p>405.496</text:p>
          </table:table-cell>
          <table:table-cell office:value-type="float" office:value="3968.816" calcext:value-type="float">
            <text:p>3968.816</text:p>
          </table:table-cell>
          <table:table-cell office:value-type="float" office:value="458" calcext:value-type="float">
            <text:p>458</text:p>
          </table:table-cell>
          <table:table-cell office:value-type="float" office:value="403.211" calcext:value-type="float">
            <text:p>403.211</text:p>
          </table:table-cell>
          <table:table-cell office:value-type="float" office:value="3966.25" calcext:value-type="float">
            <text:p>3966.25</text:p>
          </table:table-cell>
          <table:table-cell table:formula="of:=AVERAGE([.AC22];[.AF22];[.AI22])" office:value-type="float" office:value="454" calcext:value-type="float">
            <text:p>454</text:p>
          </table:table-cell>
          <table:table-cell table:formula="of:=AVERAGE([.AD22];[.AG22];[.AJ22])" office:value-type="float" office:value="404.642" calcext:value-type="float">
            <text:p>404.642</text:p>
          </table:table-cell>
          <table:table-cell table:formula="of:=AVERAGE([.AE22];[.AH22];[.AK22])" office:value-type="float" office:value="3967.77466666667" calcext:value-type="float">
            <text:p>3967.77466666667</text:p>
          </table:table-cell>
          <table:table-cell table:number-columns-repeated="2"/>
          <table:table-cell table:formula="of:=[.A22]+[.O22]+[.AC22]" office:value-type="float" office:value="471.7" calcext:value-type="float">
            <text:p>471.7</text:p>
          </table:table-cell>
          <table:table-cell table:formula="of:=[.B22]+[.P22]+[.AD22]" office:value-type="float" office:value="770.766" calcext:value-type="float">
            <text:p>770.766</text:p>
          </table:table-cell>
          <table:table-cell table:formula="of:=[.C22]+[.Q22]+[.AE22]" office:value-type="float" office:value="4680.672" calcext:value-type="float">
            <text:p>4680.672</text:p>
          </table:table-cell>
          <table:table-cell table:formula="of:=[.D22]+[.R22]+[.AF22]" office:value-type="float" office:value="469.6" calcext:value-type="float">
            <text:p>469.6</text:p>
          </table:table-cell>
          <table:table-cell table:formula="of:=[.E22]+[.S22]+[.AG22]" office:value-type="float" office:value="798.317" calcext:value-type="float">
            <text:p>798.317</text:p>
          </table:table-cell>
          <table:table-cell table:formula="of:=[.F22]+[.T22]+[.AH22]" office:value-type="float" office:value="4698.464" calcext:value-type="float">
            <text:p>4698.464</text:p>
          </table:table-cell>
          <table:table-cell table:formula="of:=[.G22]+[.U22]+[.AI22]" office:value-type="float" office:value="473.8" calcext:value-type="float">
            <text:p>473.8</text:p>
          </table:table-cell>
          <table:table-cell table:formula="of:=[.H22]+[.V22]+[.AJ22]" office:value-type="float" office:value="793.129" calcext:value-type="float">
            <text:p>793.129</text:p>
          </table:table-cell>
          <table:table-cell table:formula="of:=[.I22]+[.W22]+[.AK22]" office:value-type="float" office:value="4711.398" calcext:value-type="float">
            <text:p>4711.398</text:p>
          </table:table-cell>
          <table:table-cell table:formula="of:=AVERAGE([.AQ22];[.AT22];[.AW22])" office:value-type="float" office:value="471.7" calcext:value-type="float">
            <text:p>471.7</text:p>
          </table:table-cell>
          <table:table-cell table:formula="of:=AVERAGE([.AR22];[.AU22];[.AX22])" office:value-type="float" office:value="787.404" calcext:value-type="float">
            <text:p>787.404</text:p>
          </table:table-cell>
          <table:table-cell table:formula="of:=AVERAGE([.AS22];[.AV22];[.AY22])" office:value-type="float" office:value="4696.84466666667" calcext:value-type="float">
            <text:p>4696.84466666667</text:p>
          </table:table-cell>
          <table:table-cell table:number-columns-repeated="2"/>
          <table:table-cell table:formula="of:=[.CG22]-[.BS22]" office:value-type="float" office:value="12.5" calcext:value-type="float">
            <text:p>12.5</text:p>
          </table:table-cell>
          <table:table-cell table:formula="of:=[.CH22]-[.BT22]" office:value-type="float" office:value="49.2" calcext:value-type="float">
            <text:p>49.2</text:p>
          </table:table-cell>
          <table:table-cell table:formula="of:=[.CI22]-[.BU22]" office:value-type="float" office:value="183.852000000001" calcext:value-type="float">
            <text:p>183.852000000001</text:p>
          </table:table-cell>
          <table:table-cell table:formula="of:=[.CJ22]-[.BV22]" office:value-type="float" office:value="10.2" calcext:value-type="float">
            <text:p>10.2</text:p>
          </table:table-cell>
          <table:table-cell table:formula="of:=[.CK22]-[.BW22]" office:value-type="float" office:value="60.957" calcext:value-type="float">
            <text:p>60.957</text:p>
          </table:table-cell>
          <table:table-cell table:formula="of:=[.CL22]-[.BX22]" office:value-type="float" office:value="191.829" calcext:value-type="float">
            <text:p>191.829</text:p>
          </table:table-cell>
          <table:table-cell table:formula="of:=[.CM22]-[.BY22]" office:value-type="float" office:value="12.9" calcext:value-type="float">
            <text:p>12.9</text:p>
          </table:table-cell>
          <table:table-cell table:formula="of:=[.CN22]-[.BZ22]" office:value-type="float" office:value="49.8080000000001" calcext:value-type="float">
            <text:p>49.8080000000001</text:p>
          </table:table-cell>
          <table:table-cell table:formula="of:=[.CO22]-[.CA22]" office:value-type="float" office:value="185.828000000001" calcext:value-type="float">
            <text:p>185.828000000001</text:p>
          </table:table-cell>
          <table:table-cell table:formula="of:=AVERAGE([.BE22];[.BH22];[.BK22])" office:value-type="float" office:value="11.8666666666667" calcext:value-type="float">
            <text:p>11.8666666666667</text:p>
          </table:table-cell>
          <table:table-cell table:formula="of:=AVERAGE([.BF22];[.BI22];[.BL22])" office:value-type="float" office:value="53.3216666666667" calcext:value-type="float">
            <text:p>53.3216666666667</text:p>
          </table:table-cell>
          <table:table-cell table:formula="of:=AVERAGE([.BG22];[.BJ22];[.BM22])" office:value-type="float" office:value="187.169666666667" calcext:value-type="float">
            <text:p>187.169666666667</text:p>
          </table:table-cell>
          <table:table-cell table:number-columns-repeated="2"/>
          <table:table-cell office:value-type="float" office:value="485.9" calcext:value-type="float">
            <text:p>485.9</text:p>
          </table:table-cell>
          <table:table-cell office:value-type="float" office:value="1107.988" calcext:value-type="float">
            <text:p>1107.988</text:p>
          </table:table-cell>
          <table:table-cell office:value-type="float" office:value="11161.152" calcext:value-type="float">
            <text:p>11161.152</text:p>
          </table:table-cell>
          <table:table-cell office:value-type="float" office:value="676" calcext:value-type="float">
            <text:p>676</text:p>
          </table:table-cell>
          <table:table-cell office:value-type="float" office:value="1022.051" calcext:value-type="float">
            <text:p>1022.051</text:p>
          </table:table-cell>
          <table:table-cell office:value-type="float" office:value="10510.441" calcext:value-type="float">
            <text:p>10510.441</text:p>
          </table:table-cell>
          <table:table-cell office:value-type="float" office:value="559.7" calcext:value-type="float">
            <text:p>559.7</text:p>
          </table:table-cell>
          <table:table-cell office:value-type="float" office:value="983.352" calcext:value-type="float">
            <text:p>983.352</text:p>
          </table:table-cell>
          <table:table-cell office:value-type="float" office:value="9854.426" calcext:value-type="float">
            <text:p>9854.426</text:p>
          </table:table-cell>
          <table:table-cell table:formula="of:=AVERAGE([.BS22];[.BV22];[.BY22])" office:value-type="float" office:value="573.866666666667" calcext:value-type="float">
            <text:p>573.866666666667</text:p>
          </table:table-cell>
          <table:table-cell table:formula="of:=AVERAGE([.BT22];[.BW22];[.BZ22])" office:value-type="float" office:value="1037.797" calcext:value-type="float">
            <text:p>1037.797</text:p>
          </table:table-cell>
          <table:table-cell table:formula="of:=AVERAGE([.BU22];[.BX22];[.CA22])" office:value-type="float" office:value="10508.673" calcext:value-type="float">
            <text:p>10508.673</text:p>
          </table:table-cell>
          <table:table-cell table:number-columns-repeated="2"/>
          <table:table-cell office:value-type="float" office:value="498.4" calcext:value-type="float">
            <text:p>498.4</text:p>
          </table:table-cell>
          <table:table-cell office:value-type="float" office:value="1157.188" calcext:value-type="float">
            <text:p>1157.188</text:p>
          </table:table-cell>
          <table:table-cell office:value-type="float" office:value="11345.004" calcext:value-type="float">
            <text:p>11345.004</text:p>
          </table:table-cell>
          <table:table-cell office:value-type="float" office:value="686.2" calcext:value-type="float">
            <text:p>686.2</text:p>
          </table:table-cell>
          <table:table-cell office:value-type="float" office:value="1083.008" calcext:value-type="float">
            <text:p>1083.008</text:p>
          </table:table-cell>
          <table:table-cell office:value-type="float" office:value="10702.27" calcext:value-type="float">
            <text:p>10702.27</text:p>
          </table:table-cell>
          <table:table-cell office:value-type="float" office:value="572.6" calcext:value-type="float">
            <text:p>572.6</text:p>
          </table:table-cell>
          <table:table-cell office:value-type="float" office:value="1033.16" calcext:value-type="float">
            <text:p>1033.16</text:p>
          </table:table-cell>
          <table:table-cell office:value-type="float" office:value="10040.254" calcext:value-type="float">
            <text:p>10040.254</text:p>
          </table:table-cell>
          <table:table-cell table:formula="of:=AVERAGE([.CG22];[.CJ22];[.CM22])" office:value-type="float" office:value="585.733333333333" calcext:value-type="float">
            <text:p>585.733333333333</text:p>
          </table:table-cell>
          <table:table-cell table:formula="of:=AVERAGE([.CH22];[.CK22];[.CN22])" office:value-type="float" office:value="1091.11866666667" calcext:value-type="float">
            <text:p>1091.11866666667</text:p>
          </table:table-cell>
          <table:table-cell table:formula="of:=AVERAGE([.CI22];[.CL22];[.CO22])" office:value-type="float" office:value="10695.8426666667" calcext:value-type="float">
            <text:p>10695.842666666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30.117" calcext:value-type="float">
            <text:p>330.11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7.676" calcext:value-type="float">
            <text:p>357.67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891" calcext:value-type="float">
            <text:p>354.891</text:p>
          </table:table-cell>
          <table:table-cell office:value-type="float" office:value="660.023" calcext:value-type="float">
            <text:p>660.023</text:p>
          </table:table-cell>
          <table:table-cell table:formula="of:=AVERAGE([.A23];[.D23];[.G23])" office:value-type="float" office:value="13.8" calcext:value-type="float">
            <text:p>13.8</text:p>
          </table:table-cell>
          <table:table-cell table:formula="of:=AVERAGE([.B23];[.E23];[.H23])" office:value-type="float" office:value="347.561333333333" calcext:value-type="float">
            <text:p>347.561333333333</text:p>
          </table:table-cell>
          <table:table-cell table:formula="of:=AVERAGE([.C23];[.F23];[.I2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6.391" calcext:value-type="float">
            <text:p>86.391</text:p>
          </table:table-cell>
          <table:table-cell table:formula="of:=AVERAGE([.O23];[.R23];[.U23])" office:value-type="float" office:value="4.23333333333333" calcext:value-type="float">
            <text:p>4.23333333333333</text:p>
          </table:table-cell>
          <table:table-cell table:formula="of:=AVERAGE([.P23];[.S23];[.V23])" office:value-type="float" office:value="35.146" calcext:value-type="float">
            <text:p>35.146</text:p>
          </table:table-cell>
          <table:table-cell table:formula="of:=AVERAGE([.Q23];[.T23];[.W23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7.5" calcext:value-type="float">
            <text:p>457.5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7.5" calcext:value-type="float">
            <text:p>457.5</text:p>
          </table:table-cell>
          <table:table-cell office:value-type="float" office:value="405.496" calcext:value-type="float">
            <text:p>405.496</text:p>
          </table:table-cell>
          <table:table-cell office:value-type="float" office:value="3968.797" calcext:value-type="float">
            <text:p>3968.797</text:p>
          </table:table-cell>
          <table:table-cell office:value-type="float" office:value="455.6" calcext:value-type="float">
            <text:p>455.6</text:p>
          </table:table-cell>
          <table:table-cell office:value-type="float" office:value="405.465" calcext:value-type="float">
            <text:p>405.465</text:p>
          </table:table-cell>
          <table:table-cell office:value-type="float" office:value="3968.766" calcext:value-type="float">
            <text:p>3968.766</text:p>
          </table:table-cell>
          <table:table-cell table:formula="of:=AVERAGE([.AC23];[.AF23];[.AI23])" office:value-type="float" office:value="456.866666666667" calcext:value-type="float">
            <text:p>456.866666666667</text:p>
          </table:table-cell>
          <table:table-cell table:formula="of:=AVERAGE([.AD23];[.AG23];[.AJ23])" office:value-type="float" office:value="405.393333333333" calcext:value-type="float">
            <text:p>405.393333333333</text:p>
          </table:table-cell>
          <table:table-cell table:formula="of:=AVERAGE([.AE23];[.AH23];[.AK23])" office:value-type="float" office:value="3968.607" calcext:value-type="float">
            <text:p>3968.607</text:p>
          </table:table-cell>
          <table:table-cell table:number-columns-repeated="2"/>
          <table:table-cell table:formula="of:=[.A23]+[.O23]+[.AC23]" office:value-type="float" office:value="475.2" calcext:value-type="float">
            <text:p>475.2</text:p>
          </table:table-cell>
          <table:table-cell table:formula="of:=[.B23]+[.P23]+[.AD23]" office:value-type="float" office:value="770.481" calcext:value-type="float">
            <text:p>770.481</text:p>
          </table:table-cell>
          <table:table-cell table:formula="of:=[.C23]+[.Q23]+[.AE23]" office:value-type="float" office:value="4679.406" calcext:value-type="float">
            <text:p>4679.406</text:p>
          </table:table-cell>
          <table:table-cell table:formula="of:=[.D23]+[.R23]+[.AF23]" office:value-type="float" office:value="475.2" calcext:value-type="float">
            <text:p>475.2</text:p>
          </table:table-cell>
          <table:table-cell table:formula="of:=[.E23]+[.S23]+[.AG23]" office:value-type="float" office:value="798.317" calcext:value-type="float">
            <text:p>798.317</text:p>
          </table:table-cell>
          <table:table-cell table:formula="of:=[.F23]+[.T23]+[.AH23]" office:value-type="float" office:value="4698.445" calcext:value-type="float">
            <text:p>4698.445</text:p>
          </table:table-cell>
          <table:table-cell table:formula="of:=[.G23]+[.U23]+[.AI23]" office:value-type="float" office:value="474.3" calcext:value-type="float">
            <text:p>474.3</text:p>
          </table:table-cell>
          <table:table-cell table:formula="of:=[.H23]+[.V23]+[.AJ23]" office:value-type="float" office:value="795.504" calcext:value-type="float">
            <text:p>795.504</text:p>
          </table:table-cell>
          <table:table-cell table:formula="of:=[.I23]+[.W23]+[.AK23]" office:value-type="float" office:value="4715.18" calcext:value-type="float">
            <text:p>4715.18</text:p>
          </table:table-cell>
          <table:table-cell table:formula="of:=AVERAGE([.AQ23];[.AT23];[.AW23])" office:value-type="float" office:value="474.9" calcext:value-type="float">
            <text:p>474.9</text:p>
          </table:table-cell>
          <table:table-cell table:formula="of:=AVERAGE([.AR23];[.AU23];[.AX23])" office:value-type="float" office:value="788.100666666667" calcext:value-type="float">
            <text:p>788.100666666667</text:p>
          </table:table-cell>
          <table:table-cell table:formula="of:=AVERAGE([.AS23];[.AV23];[.AY23])" office:value-type="float" office:value="4697.677" calcext:value-type="float">
            <text:p>4697.677</text:p>
          </table:table-cell>
          <table:table-cell table:number-columns-repeated="2"/>
          <table:table-cell table:formula="of:=[.CG23]-[.BS23]" office:value-type="float" office:value="11.6999999999999" calcext:value-type="float">
            <text:p>11.6999999999999</text:p>
          </table:table-cell>
          <table:table-cell table:formula="of:=[.CH23]-[.BT23]" office:value-type="float" office:value="49.1639999999999" calcext:value-type="float">
            <text:p>49.1639999999999</text:p>
          </table:table-cell>
          <table:table-cell table:formula="of:=[.CI23]-[.BU23]" office:value-type="float" office:value="185.828000000001" calcext:value-type="float">
            <text:p>185.828000000001</text:p>
          </table:table-cell>
          <table:table-cell table:formula="of:=[.CJ23]-[.BV23]" office:value-type="float" office:value="12.1999999999999" calcext:value-type="float">
            <text:p>12.1999999999999</text:p>
          </table:table-cell>
          <table:table-cell table:formula="of:=[.CK23]-[.BW23]" office:value-type="float" office:value="47.1679999999999" calcext:value-type="float">
            <text:p>47.1679999999999</text:p>
          </table:table-cell>
          <table:table-cell table:formula="of:=[.CL23]-[.BX23]" office:value-type="float" office:value="183.829" calcext:value-type="float">
            <text:p>183.829</text:p>
          </table:table-cell>
          <table:table-cell table:formula="of:=[.CM23]-[.BY23]" office:value-type="float" office:value="16" calcext:value-type="float">
            <text:p>16</text:p>
          </table:table-cell>
          <table:table-cell table:formula="of:=[.CN23]-[.BZ23]" office:value-type="float" office:value="49.809" calcext:value-type="float">
            <text:p>49.809</text:p>
          </table:table-cell>
          <table:table-cell table:formula="of:=[.CO23]-[.CA23]" office:value-type="float" office:value="185.828000000001" calcext:value-type="float">
            <text:p>185.828000000001</text:p>
          </table:table-cell>
          <table:table-cell table:formula="of:=AVERAGE([.BE23];[.BH23];[.BK23])" office:value-type="float" office:value="13.3" calcext:value-type="float">
            <text:p>13.3</text:p>
          </table:table-cell>
          <table:table-cell table:formula="of:=AVERAGE([.BF23];[.BI23];[.BL23])" office:value-type="float" office:value="48.7136666666666" calcext:value-type="float">
            <text:p>48.7136666666666</text:p>
          </table:table-cell>
          <table:table-cell table:formula="of:=AVERAGE([.BG23];[.BJ23];[.BM23])" office:value-type="float" office:value="185.161666666667" calcext:value-type="float">
            <text:p>185.161666666667</text:p>
          </table:table-cell>
          <table:table-cell table:number-columns-repeated="2"/>
          <table:table-cell office:value-type="float" office:value="737.1" calcext:value-type="float">
            <text:p>737.1</text:p>
          </table:table-cell>
          <table:table-cell office:value-type="float" office:value="983.754" calcext:value-type="float">
            <text:p>983.754</text:p>
          </table:table-cell>
          <table:table-cell office:value-type="float" office:value="9851.301" calcext:value-type="float">
            <text:p>9851.301</text:p>
          </table:table-cell>
          <table:table-cell office:value-type="float" office:value="565.6" calcext:value-type="float">
            <text:p>565.6</text:p>
          </table:table-cell>
          <table:table-cell office:value-type="float" office:value="848.094" calcext:value-type="float">
            <text:p>848.094</text:p>
          </table:table-cell>
          <table:table-cell office:value-type="float" office:value="8541.48" calcext:value-type="float">
            <text:p>8541.48</text:p>
          </table:table-cell>
          <table:table-cell office:value-type="float" office:value="608.3" calcext:value-type="float">
            <text:p>608.3</text:p>
          </table:table-cell>
          <table:table-cell office:value-type="float" office:value="1040.289" calcext:value-type="float">
            <text:p>1040.289</text:p>
          </table:table-cell>
          <table:table-cell office:value-type="float" office:value="10505.613" calcext:value-type="float">
            <text:p>10505.613</text:p>
          </table:table-cell>
          <table:table-cell table:formula="of:=AVERAGE([.BS23];[.BV23];[.BY23])" office:value-type="float" office:value="637" calcext:value-type="float">
            <text:p>637</text:p>
          </table:table-cell>
          <table:table-cell table:formula="of:=AVERAGE([.BT23];[.BW23];[.BZ23])" office:value-type="float" office:value="957.379" calcext:value-type="float">
            <text:p>957.379</text:p>
          </table:table-cell>
          <table:table-cell table:formula="of:=AVERAGE([.BU23];[.BX23];[.CA23])" office:value-type="float" office:value="9632.798" calcext:value-type="float">
            <text:p>9632.798</text:p>
          </table:table-cell>
          <table:table-cell table:number-columns-repeated="2"/>
          <table:table-cell office:value-type="float" office:value="748.8" calcext:value-type="float">
            <text:p>748.8</text:p>
          </table:table-cell>
          <table:table-cell office:value-type="float" office:value="1032.918" calcext:value-type="float">
            <text:p>1032.918</text:p>
          </table:table-cell>
          <table:table-cell office:value-type="float" office:value="10037.129" calcext:value-type="float">
            <text:p>10037.129</text:p>
          </table:table-cell>
          <table:table-cell office:value-type="float" office:value="577.8" calcext:value-type="float">
            <text:p>577.8</text:p>
          </table:table-cell>
          <table:table-cell office:value-type="float" office:value="895.262" calcext:value-type="float">
            <text:p>895.262</text:p>
          </table:table-cell>
          <table:table-cell office:value-type="float" office:value="8725.309" calcext:value-type="float">
            <text:p>8725.309</text:p>
          </table:table-cell>
          <table:table-cell office:value-type="float" office:value="624.3" calcext:value-type="float">
            <text:p>624.3</text:p>
          </table:table-cell>
          <table:table-cell office:value-type="float" office:value="1090.098" calcext:value-type="float">
            <text:p>1090.098</text:p>
          </table:table-cell>
          <table:table-cell office:value-type="float" office:value="10691.441" calcext:value-type="float">
            <text:p>10691.441</text:p>
          </table:table-cell>
          <table:table-cell table:formula="of:=AVERAGE([.CG23];[.CJ23];[.CM23])" office:value-type="float" office:value="650.3" calcext:value-type="float">
            <text:p>650.3</text:p>
          </table:table-cell>
          <table:table-cell table:formula="of:=AVERAGE([.CH23];[.CK23];[.CN23])" office:value-type="float" office:value="1006.09266666667" calcext:value-type="float">
            <text:p>1006.09266666667</text:p>
          </table:table-cell>
          <table:table-cell table:formula="of:=AVERAGE([.CI23];[.CL23];[.CO23])" office:value-type="float" office:value="9817.95966666667" calcext:value-type="float">
            <text:p>9817.9596666666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18" calcext:value-type="float">
            <text:p>330.1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6.699" calcext:value-type="float">
            <text:p>356.699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184" calcext:value-type="float">
            <text:p>354.184</text:p>
          </table:table-cell>
          <table:table-cell office:value-type="float" office:value="660.023" calcext:value-type="float">
            <text:p>660.023</text:p>
          </table:table-cell>
          <table:table-cell table:formula="of:=AVERAGE([.A24];[.D24];[.G24])" office:value-type="float" office:value="14.8" calcext:value-type="float">
            <text:p>14.8</text:p>
          </table:table-cell>
          <table:table-cell table:formula="of:=AVERAGE([.B24];[.E24];[.H24])" office:value-type="float" office:value="347.021" calcext:value-type="float">
            <text:p>347.021</text:p>
          </table:table-cell>
          <table:table-cell table:formula="of:=AVERAGE([.C24];[.F24];[.I2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4];[.R24];[.U24])" office:value-type="float" office:value="4.23333333333333" calcext:value-type="float">
            <text:p>4.23333333333333</text:p>
          </table:table-cell>
          <table:table-cell table:formula="of:=AVERAGE([.P24];[.S24];[.V24])" office:value-type="float" office:value="35.146" calcext:value-type="float">
            <text:p>35.146</text:p>
          </table:table-cell>
          <table:table-cell table:formula="of:=AVERAGE([.Q24];[.T24];[.W24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3.4" calcext:value-type="float">
            <text:p>453.4</text:p>
          </table:table-cell>
          <table:table-cell office:value-type="float" office:value="405.473" calcext:value-type="float">
            <text:p>405.473</text:p>
          </table:table-cell>
          <table:table-cell office:value-type="float" office:value="3968.773" calcext:value-type="float">
            <text:p>3968.773</text:p>
          </table:table-cell>
          <table:table-cell office:value-type="float" office:value="454.7" calcext:value-type="float">
            <text:p>454.7</text:p>
          </table:table-cell>
          <table:table-cell office:value-type="float" office:value="403.242" calcext:value-type="float">
            <text:p>403.242</text:p>
          </table:table-cell>
          <table:table-cell office:value-type="float" office:value="3966.281" calcext:value-type="float">
            <text:p>3966.281</text:p>
          </table:table-cell>
          <table:table-cell office:value-type="float" office:value="455.6" calcext:value-type="float">
            <text:p>455.6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24];[.AF24];[.AI24])" office:value-type="float" office:value="454.566666666667" calcext:value-type="float">
            <text:p>454.566666666667</text:p>
          </table:table-cell>
          <table:table-cell table:formula="of:=AVERAGE([.AD24];[.AG24];[.AJ24])" office:value-type="float" office:value="404.642" calcext:value-type="float">
            <text:p>404.642</text:p>
          </table:table-cell>
          <table:table-cell table:formula="of:=AVERAGE([.AE24];[.AH24];[.AK24])" office:value-type="float" office:value="3967.768" calcext:value-type="float">
            <text:p>3967.768</text:p>
          </table:table-cell>
          <table:table-cell table:number-columns-repeated="2"/>
          <table:table-cell table:formula="of:=[.A24]+[.O24]+[.AC24]" office:value-type="float" office:value="472.1" calcext:value-type="float">
            <text:p>472.1</text:p>
          </table:table-cell>
          <table:table-cell table:formula="of:=[.B24]+[.P24]+[.AD24]" office:value-type="float" office:value="770.798" calcext:value-type="float">
            <text:p>770.798</text:p>
          </table:table-cell>
          <table:table-cell table:formula="of:=[.C24]+[.Q24]+[.AE24]" office:value-type="float" office:value="4679.921" calcext:value-type="float">
            <text:p>4679.921</text:p>
          </table:table-cell>
          <table:table-cell table:formula="of:=[.D24]+[.R24]+[.AF24]" office:value-type="float" office:value="473.4" calcext:value-type="float">
            <text:p>473.4</text:p>
          </table:table-cell>
          <table:table-cell table:formula="of:=[.E24]+[.S24]+[.AG24]" office:value-type="float" office:value="795.086" calcext:value-type="float">
            <text:p>795.086</text:p>
          </table:table-cell>
          <table:table-cell table:formula="of:=[.F24]+[.T24]+[.AH24]" office:value-type="float" office:value="4695.929" calcext:value-type="float">
            <text:p>4695.929</text:p>
          </table:table-cell>
          <table:table-cell table:formula="of:=[.G24]+[.U24]+[.AI24]" office:value-type="float" office:value="475.3" calcext:value-type="float">
            <text:p>475.3</text:p>
          </table:table-cell>
          <table:table-cell table:formula="of:=[.H24]+[.V24]+[.AJ24]" office:value-type="float" office:value="794.543" calcext:value-type="float">
            <text:p>794.543</text:p>
          </table:table-cell>
          <table:table-cell table:formula="of:=[.I24]+[.W24]+[.AK24]" office:value-type="float" office:value="4713.398" calcext:value-type="float">
            <text:p>4713.398</text:p>
          </table:table-cell>
          <table:table-cell table:formula="of:=AVERAGE([.AQ24];[.AT24];[.AW24])" office:value-type="float" office:value="473.6" calcext:value-type="float">
            <text:p>473.6</text:p>
          </table:table-cell>
          <table:table-cell table:formula="of:=AVERAGE([.AR24];[.AU24];[.AX24])" office:value-type="float" office:value="786.809" calcext:value-type="float">
            <text:p>786.809</text:p>
          </table:table-cell>
          <table:table-cell table:formula="of:=AVERAGE([.AS24];[.AV24];[.AY24])" office:value-type="float" office:value="4696.416" calcext:value-type="float">
            <text:p>4696.416</text:p>
          </table:table-cell>
          <table:table-cell table:number-columns-repeated="2"/>
          <table:table-cell table:formula="of:=[.CG24]-[.BS24]" office:value-type="float" office:value="10" calcext:value-type="float">
            <text:p>10</text:p>
          </table:table-cell>
          <table:table-cell table:formula="of:=[.CH24]-[.BT24]" office:value-type="float" office:value="47.164" calcext:value-type="float">
            <text:p>47.164</text:p>
          </table:table-cell>
          <table:table-cell table:formula="of:=[.CI24]-[.BU24]" office:value-type="float" office:value="183.828" calcext:value-type="float">
            <text:p>183.828</text:p>
          </table:table-cell>
          <table:table-cell table:formula="of:=[.CJ24]-[.BV24]" office:value-type="float" office:value="4.90000000000009" calcext:value-type="float">
            <text:p>4.90000000000009</text:p>
          </table:table-cell>
          <table:table-cell table:formula="of:=[.CK24]-[.BW24]" office:value-type="float" office:value="62.2429999999999" calcext:value-type="float">
            <text:p>62.2429999999999</text:p>
          </table:table-cell>
          <table:table-cell table:formula="of:=[.CL24]-[.BX24]" office:value-type="float" office:value="188.367" calcext:value-type="float">
            <text:p>188.367</text:p>
          </table:table-cell>
          <table:table-cell table:formula="of:=[.CM24]-[.BY24]" office:value-type="float" office:value="10" calcext:value-type="float">
            <text:p>10</text:p>
          </table:table-cell>
          <table:table-cell table:formula="of:=[.CN24]-[.BZ24]" office:value-type="float" office:value="51.359" calcext:value-type="float">
            <text:p>51.359</text:p>
          </table:table-cell>
          <table:table-cell table:formula="of:=[.CO24]-[.CA24]" office:value-type="float" office:value="183.829" calcext:value-type="float">
            <text:p>183.829</text:p>
          </table:table-cell>
          <table:table-cell table:formula="of:=AVERAGE([.BE24];[.BH24];[.BK24])" office:value-type="float" office:value="8.30000000000003" calcext:value-type="float">
            <text:p>8.30000000000003</text:p>
          </table:table-cell>
          <table:table-cell table:formula="of:=AVERAGE([.BF24];[.BI24];[.BL24])" office:value-type="float" office:value="53.5886666666667" calcext:value-type="float">
            <text:p>53.5886666666667</text:p>
          </table:table-cell>
          <table:table-cell table:formula="of:=AVERAGE([.BG24];[.BJ24];[.BM24])" office:value-type="float" office:value="185.341333333333" calcext:value-type="float">
            <text:p>185.341333333333</text:p>
          </table:table-cell>
          <table:table-cell table:number-columns-repeated="2"/>
          <table:table-cell office:value-type="float" office:value="455.4" calcext:value-type="float">
            <text:p>455.4</text:p>
          </table:table-cell>
          <table:table-cell office:value-type="float" office:value="925.426" calcext:value-type="float">
            <text:p>925.426</text:p>
          </table:table-cell>
          <table:table-cell office:value-type="float" office:value="9208.035" calcext:value-type="float">
            <text:p>9208.035</text:p>
          </table:table-cell>
          <table:table-cell office:value-type="float" office:value="659.8" calcext:value-type="float">
            <text:p>659.8</text:p>
          </table:table-cell>
          <table:table-cell office:value-type="float" office:value="1154.105" calcext:value-type="float">
            <text:p>1154.105</text:p>
          </table:table-cell>
          <table:table-cell office:value-type="float" office:value="11824.492" calcext:value-type="float">
            <text:p>11824.492</text:p>
          </table:table-cell>
          <table:table-cell office:value-type="float" office:value="645.5" calcext:value-type="float">
            <text:p>645.5</text:p>
          </table:table-cell>
          <table:table-cell office:value-type="float" office:value="947.887" calcext:value-type="float">
            <text:p>947.887</text:p>
          </table:table-cell>
          <table:table-cell office:value-type="float" office:value="9843.359" calcext:value-type="float">
            <text:p>9843.359</text:p>
          </table:table-cell>
          <table:table-cell table:formula="of:=AVERAGE([.BS24];[.BV24];[.BY24])" office:value-type="float" office:value="586.9" calcext:value-type="float">
            <text:p>586.9</text:p>
          </table:table-cell>
          <table:table-cell table:formula="of:=AVERAGE([.BT24];[.BW24];[.BZ24])" office:value-type="float" office:value="1009.13933333333" calcext:value-type="float">
            <text:p>1009.13933333333</text:p>
          </table:table-cell>
          <table:table-cell table:formula="of:=AVERAGE([.BU24];[.BX24];[.CA24])" office:value-type="float" office:value="10291.962" calcext:value-type="float">
            <text:p>10291.962</text:p>
          </table:table-cell>
          <table:table-cell table:number-columns-repeated="2"/>
          <table:table-cell office:value-type="float" office:value="465.4" calcext:value-type="float">
            <text:p>465.4</text:p>
          </table:table-cell>
          <table:table-cell office:value-type="float" office:value="972.59" calcext:value-type="float">
            <text:p>972.59</text:p>
          </table:table-cell>
          <table:table-cell office:value-type="float" office:value="9391.863" calcext:value-type="float">
            <text:p>9391.863</text:p>
          </table:table-cell>
          <table:table-cell office:value-type="float" office:value="664.7" calcext:value-type="float">
            <text:p>664.7</text:p>
          </table:table-cell>
          <table:table-cell office:value-type="float" office:value="1216.348" calcext:value-type="float">
            <text:p>1216.348</text:p>
          </table:table-cell>
          <table:table-cell office:value-type="float" office:value="12012.859" calcext:value-type="float">
            <text:p>12012.859</text:p>
          </table:table-cell>
          <table:table-cell office:value-type="float" office:value="655.5" calcext:value-type="float">
            <text:p>655.5</text:p>
          </table:table-cell>
          <table:table-cell office:value-type="float" office:value="999.246" calcext:value-type="float">
            <text:p>999.246</text:p>
          </table:table-cell>
          <table:table-cell office:value-type="float" office:value="10027.188" calcext:value-type="float">
            <text:p>10027.188</text:p>
          </table:table-cell>
          <table:table-cell table:formula="of:=AVERAGE([.CG24];[.CJ24];[.CM24])" office:value-type="float" office:value="595.2" calcext:value-type="float">
            <text:p>595.2</text:p>
          </table:table-cell>
          <table:table-cell table:formula="of:=AVERAGE([.CH24];[.CK24];[.CN24])" office:value-type="float" office:value="1062.728" calcext:value-type="float">
            <text:p>1062.728</text:p>
          </table:table-cell>
          <table:table-cell table:formula="of:=AVERAGE([.CI24];[.CL24];[.CO24])" office:value-type="float" office:value="10477.3033333333" calcext:value-type="float">
            <text:p>10477.303333333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30.117" calcext:value-type="float">
            <text:p>330.11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9" calcext:value-type="float">
            <text:p>12.9</text:p>
          </table:table-cell>
          <table:table-cell office:value-type="float" office:value="356.477" calcext:value-type="float">
            <text:p>356.4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3.727" calcext:value-type="float">
            <text:p>353.727</text:p>
          </table:table-cell>
          <table:table-cell office:value-type="float" office:value="660.023" calcext:value-type="float">
            <text:p>660.023</text:p>
          </table:table-cell>
          <table:table-cell table:formula="of:=AVERAGE([.A25];[.D25];[.G25])" office:value-type="float" office:value="14.1333333333333" calcext:value-type="float">
            <text:p>14.1333333333333</text:p>
          </table:table-cell>
          <table:table-cell table:formula="of:=AVERAGE([.B25];[.E25];[.H25])" office:value-type="float" office:value="346.773666666667" calcext:value-type="float">
            <text:p>346.773666666667</text:p>
          </table:table-cell>
          <table:table-cell table:formula="of:=AVERAGE([.C25];[.F25];[.I2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391" calcext:value-type="float">
            <text:p>86.391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5];[.R25];[.U25])" office:value-type="float" office:value="3.9" calcext:value-type="float">
            <text:p>3.9</text:p>
          </table:table-cell>
          <table:table-cell table:formula="of:=AVERAGE([.P25];[.S25];[.V25])" office:value-type="float" office:value="35.146" calcext:value-type="float">
            <text:p>35.146</text:p>
          </table:table-cell>
          <table:table-cell table:formula="of:=AVERAGE([.Q25];[.T25];[.W25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5.6" calcext:value-type="float">
            <text:p>455.6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242" calcext:value-type="float">
            <text:p>405.242</text:p>
          </table:table-cell>
          <table:table-cell office:value-type="float" office:value="3968.281" calcext:value-type="float">
            <text:p>3968.281</text:p>
          </table:table-cell>
          <table:table-cell office:value-type="float" office:value="448" calcext:value-type="float">
            <text:p>448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25];[.AF25];[.AI25])" office:value-type="float" office:value="453.033333333333" calcext:value-type="float">
            <text:p>453.033333333333</text:p>
          </table:table-cell>
          <table:table-cell table:formula="of:=AVERAGE([.AD25];[.AG25];[.AJ25])" office:value-type="float" office:value="405.224" calcext:value-type="float">
            <text:p>405.224</text:p>
          </table:table-cell>
          <table:table-cell table:formula="of:=AVERAGE([.AE25];[.AH25];[.AK25])" office:value-type="float" office:value="3968.263" calcext:value-type="float">
            <text:p>3968.263</text:p>
          </table:table-cell>
          <table:table-cell table:number-columns-repeated="2"/>
          <table:table-cell table:formula="of:=[.A25]+[.O25]+[.AC25]" office:value-type="float" office:value="474.2" calcext:value-type="float">
            <text:p>474.2</text:p>
          </table:table-cell>
          <table:table-cell table:formula="of:=[.B25]+[.P25]+[.AD25]" office:value-type="float" office:value="770.481" calcext:value-type="float">
            <text:p>770.481</text:p>
          </table:table-cell>
          <table:table-cell table:formula="of:=[.C25]+[.Q25]+[.AE25]" office:value-type="float" office:value="4679.406" calcext:value-type="float">
            <text:p>4679.406</text:p>
          </table:table-cell>
          <table:table-cell table:formula="of:=[.D25]+[.R25]+[.AF25]" office:value-type="float" office:value="473.3" calcext:value-type="float">
            <text:p>473.3</text:p>
          </table:table-cell>
          <table:table-cell table:formula="of:=[.E25]+[.S25]+[.AG25]" office:value-type="float" office:value="796.864" calcext:value-type="float">
            <text:p>796.864</text:p>
          </table:table-cell>
          <table:table-cell table:formula="of:=[.F25]+[.T25]+[.AH25]" office:value-type="float" office:value="4699.195" calcext:value-type="float">
            <text:p>4699.195</text:p>
          </table:table-cell>
          <table:table-cell table:formula="of:=[.G25]+[.U25]+[.AI25]" office:value-type="float" office:value="465.7" calcext:value-type="float">
            <text:p>465.7</text:p>
          </table:table-cell>
          <table:table-cell table:formula="of:=[.H25]+[.V25]+[.AJ25]" office:value-type="float" office:value="794.086" calcext:value-type="float">
            <text:p>794.086</text:p>
          </table:table-cell>
          <table:table-cell table:formula="of:=[.I25]+[.W25]+[.AK25]" office:value-type="float" office:value="4713.398" calcext:value-type="float">
            <text:p>4713.398</text:p>
          </table:table-cell>
          <table:table-cell table:formula="of:=AVERAGE([.AQ25];[.AT25];[.AW25])" office:value-type="float" office:value="471.066666666667" calcext:value-type="float">
            <text:p>471.066666666667</text:p>
          </table:table-cell>
          <table:table-cell table:formula="of:=AVERAGE([.AR25];[.AU25];[.AX25])" office:value-type="float" office:value="787.143666666667" calcext:value-type="float">
            <text:p>787.143666666667</text:p>
          </table:table-cell>
          <table:table-cell table:formula="of:=AVERAGE([.AS25];[.AV25];[.AY25])" office:value-type="float" office:value="4697.333" calcext:value-type="float">
            <text:p>4697.333</text:p>
          </table:table-cell>
          <table:table-cell table:number-columns-repeated="2"/>
          <table:table-cell table:formula="of:=[.CG25]-[.BS25]" office:value-type="float" office:value="7.89999999999998" calcext:value-type="float">
            <text:p>7.89999999999998</text:p>
          </table:table-cell>
          <table:table-cell table:formula="of:=[.CH25]-[.BT25]" office:value-type="float" office:value="53.355" calcext:value-type="float">
            <text:p>53.355</text:p>
          </table:table-cell>
          <table:table-cell table:formula="of:=[.CI25]-[.BU25]" office:value-type="float" office:value="189.828" calcext:value-type="float">
            <text:p>189.828</text:p>
          </table:table-cell>
          <table:table-cell table:formula="of:=[.CJ25]-[.BV25]" office:value-type="float" office:value="11.4" calcext:value-type="float">
            <text:p>11.4</text:p>
          </table:table-cell>
          <table:table-cell table:formula="of:=[.CK25]-[.BW25]" office:value-type="float" office:value="49.1680000000001" calcext:value-type="float">
            <text:p>49.1680000000001</text:p>
          </table:table-cell>
          <table:table-cell table:formula="of:=[.CL25]-[.BX25]" office:value-type="float" office:value="185.828" calcext:value-type="float">
            <text:p>185.828</text:p>
          </table:table-cell>
          <table:table-cell table:formula="of:=[.CM25]-[.BY25]" office:value-type="float" office:value="12.5" calcext:value-type="float">
            <text:p>12.5</text:p>
          </table:table-cell>
          <table:table-cell table:formula="of:=[.CN25]-[.BZ25]" office:value-type="float" office:value="45.809" calcext:value-type="float">
            <text:p>45.809</text:p>
          </table:table-cell>
          <table:table-cell table:formula="of:=[.CO25]-[.CA25]" office:value-type="float" office:value="181.957" calcext:value-type="float">
            <text:p>181.957</text:p>
          </table:table-cell>
          <table:table-cell table:formula="of:=AVERAGE([.BE25];[.BH25];[.BK25])" office:value-type="float" office:value="10.6" calcext:value-type="float">
            <text:p>10.6</text:p>
          </table:table-cell>
          <table:table-cell table:formula="of:=AVERAGE([.BF25];[.BI25];[.BL25])" office:value-type="float" office:value="49.444" calcext:value-type="float">
            <text:p>49.444</text:p>
          </table:table-cell>
          <table:table-cell table:formula="of:=AVERAGE([.BG25];[.BJ25];[.BM25])" office:value-type="float" office:value="185.871" calcext:value-type="float">
            <text:p>185.871</text:p>
          </table:table-cell>
          <table:table-cell table:number-columns-repeated="2"/>
          <table:table-cell office:value-type="float" office:value="500.8" calcext:value-type="float">
            <text:p>500.8</text:p>
          </table:table-cell>
          <table:table-cell office:value-type="float" office:value="921.68" calcext:value-type="float">
            <text:p>921.68</text:p>
          </table:table-cell>
          <table:table-cell office:value-type="float" office:value="9201.762" calcext:value-type="float">
            <text:p>9201.762</text:p>
          </table:table-cell>
          <table:table-cell office:value-type="float" office:value="601.7" calcext:value-type="float">
            <text:p>601.7</text:p>
          </table:table-cell>
          <table:table-cell office:value-type="float" office:value="1164.379" calcext:value-type="float">
            <text:p>1164.379</text:p>
          </table:table-cell>
          <table:table-cell office:value-type="float" office:value="11811.672" calcext:value-type="float">
            <text:p>11811.672</text:p>
          </table:table-cell>
          <table:table-cell office:value-type="float" office:value="421.3" calcext:value-type="float">
            <text:p>421.3</text:p>
          </table:table-cell>
          <table:table-cell office:value-type="float" office:value="1177.711" calcext:value-type="float">
            <text:p>1177.711</text:p>
          </table:table-cell>
          <table:table-cell office:value-type="float" office:value="11817.699" calcext:value-type="float">
            <text:p>11817.699</text:p>
          </table:table-cell>
          <table:table-cell table:formula="of:=AVERAGE([.BS25];[.BV25];[.BY25])" office:value-type="float" office:value="507.933333333333" calcext:value-type="float">
            <text:p>507.933333333333</text:p>
          </table:table-cell>
          <table:table-cell table:formula="of:=AVERAGE([.BT25];[.BW25];[.BZ25])" office:value-type="float" office:value="1087.92333333333" calcext:value-type="float">
            <text:p>1087.92333333333</text:p>
          </table:table-cell>
          <table:table-cell table:formula="of:=AVERAGE([.BU25];[.BX25];[.CA25])" office:value-type="float" office:value="10943.711" calcext:value-type="float">
            <text:p>10943.711</text:p>
          </table:table-cell>
          <table:table-cell table:number-columns-repeated="2"/>
          <table:table-cell office:value-type="float" office:value="508.7" calcext:value-type="float">
            <text:p>508.7</text:p>
          </table:table-cell>
          <table:table-cell office:value-type="float" office:value="975.035" calcext:value-type="float">
            <text:p>975.035</text:p>
          </table:table-cell>
          <table:table-cell office:value-type="float" office:value="9391.59" calcext:value-type="float">
            <text:p>9391.59</text:p>
          </table:table-cell>
          <table:table-cell office:value-type="float" office:value="613.1" calcext:value-type="float">
            <text:p>613.1</text:p>
          </table:table-cell>
          <table:table-cell office:value-type="float" office:value="1213.547" calcext:value-type="float">
            <text:p>1213.547</text:p>
          </table:table-cell>
          <table:table-cell office:value-type="float" office:value="11997.5" calcext:value-type="float">
            <text:p>11997.5</text:p>
          </table:table-cell>
          <table:table-cell office:value-type="float" office:value="433.8" calcext:value-type="float">
            <text:p>433.8</text:p>
          </table:table-cell>
          <table:table-cell office:value-type="float" office:value="1223.52" calcext:value-type="float">
            <text:p>1223.52</text:p>
          </table:table-cell>
          <table:table-cell office:value-type="float" office:value="11999.656" calcext:value-type="float">
            <text:p>11999.656</text:p>
          </table:table-cell>
          <table:table-cell table:formula="of:=AVERAGE([.CG25];[.CJ25];[.CM25])" office:value-type="float" office:value="518.533333333333" calcext:value-type="float">
            <text:p>518.533333333333</text:p>
          </table:table-cell>
          <table:table-cell table:formula="of:=AVERAGE([.CH25];[.CK25];[.CN25])" office:value-type="float" office:value="1137.36733333333" calcext:value-type="float">
            <text:p>1137.36733333333</text:p>
          </table:table-cell>
          <table:table-cell table:formula="of:=AVERAGE([.CI25];[.CL25];[.CO25])" office:value-type="float" office:value="11129.582" calcext:value-type="float">
            <text:p>11129.58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30.117" calcext:value-type="float">
            <text:p>330.11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7" calcext:value-type="float">
            <text:p>14.7</text:p>
          </table:table-cell>
          <table:table-cell office:value-type="float" office:value="356.688" calcext:value-type="float">
            <text:p>356.68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4.102" calcext:value-type="float">
            <text:p>354.102</text:p>
          </table:table-cell>
          <table:table-cell office:value-type="float" office:value="660.023" calcext:value-type="float">
            <text:p>660.023</text:p>
          </table:table-cell>
          <table:table-cell table:formula="of:=AVERAGE([.A26];[.D26];[.G26])" office:value-type="float" office:value="13.7666666666667" calcext:value-type="float">
            <text:p>13.7666666666667</text:p>
          </table:table-cell>
          <table:table-cell table:formula="of:=AVERAGE([.B26];[.E26];[.H26])" office:value-type="float" office:value="346.969" calcext:value-type="float">
            <text:p>346.969</text:p>
          </table:table-cell>
          <table:table-cell table:formula="of:=AVERAGE([.C26];[.F26];[.I2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391" calcext:value-type="float">
            <text:p>86.391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6];[.R26];[.U26])" office:value-type="float" office:value="3.9" calcext:value-type="float">
            <text:p>3.9</text:p>
          </table:table-cell>
          <table:table-cell table:formula="of:=AVERAGE([.P26];[.S26];[.V26])" office:value-type="float" office:value="35.146" calcext:value-type="float">
            <text:p>35.146</text:p>
          </table:table-cell>
          <table:table-cell table:formula="of:=AVERAGE([.Q26];[.T26];[.W26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3.219" calcext:value-type="float">
            <text:p>403.219</text:p>
          </table:table-cell>
          <table:table-cell office:value-type="float" office:value="3966.258" calcext:value-type="float">
            <text:p>3966.258</text:p>
          </table:table-cell>
          <table:table-cell office:value-type="float" office:value="454.5" calcext:value-type="float">
            <text:p>454.5</text:p>
          </table:table-cell>
          <table:table-cell office:value-type="float" office:value="405.496" calcext:value-type="float">
            <text:p>405.496</text:p>
          </table:table-cell>
          <table:table-cell office:value-type="float" office:value="3968.797" calcext:value-type="float">
            <text:p>3968.797</text:p>
          </table:table-cell>
          <table:table-cell office:value-type="float" office:value="456" calcext:value-type="float">
            <text:p>456</text:p>
          </table:table-cell>
          <table:table-cell office:value-type="float" office:value="405.465" calcext:value-type="float">
            <text:p>405.465</text:p>
          </table:table-cell>
          <table:table-cell office:value-type="float" office:value="3968.766" calcext:value-type="float">
            <text:p>3968.766</text:p>
          </table:table-cell>
          <table:table-cell table:formula="of:=AVERAGE([.AC26];[.AF26];[.AI26])" office:value-type="float" office:value="455.833333333333" calcext:value-type="float">
            <text:p>455.833333333333</text:p>
          </table:table-cell>
          <table:table-cell table:formula="of:=AVERAGE([.AD26];[.AG26];[.AJ26])" office:value-type="float" office:value="404.726666666667" calcext:value-type="float">
            <text:p>404.726666666667</text:p>
          </table:table-cell>
          <table:table-cell table:formula="of:=AVERAGE([.AE26];[.AH26];[.AK26])" office:value-type="float" office:value="3967.94033333333" calcext:value-type="float">
            <text:p>3967.94033333333</text:p>
          </table:table-cell>
          <table:table-cell table:number-columns-repeated="2"/>
          <table:table-cell table:formula="of:=[.A26]+[.O26]+[.AC26]" office:value-type="float" office:value="473.7" calcext:value-type="float">
            <text:p>473.7</text:p>
          </table:table-cell>
          <table:table-cell table:formula="of:=[.B26]+[.P26]+[.AD26]" office:value-type="float" office:value="768.481" calcext:value-type="float">
            <text:p>768.481</text:p>
          </table:table-cell>
          <table:table-cell table:formula="of:=[.C26]+[.Q26]+[.AE26]" office:value-type="float" office:value="4677.406" calcext:value-type="float">
            <text:p>4677.406</text:p>
          </table:table-cell>
          <table:table-cell table:formula="of:=[.D26]+[.R26]+[.AF26]" office:value-type="float" office:value="473.1" calcext:value-type="float">
            <text:p>473.1</text:p>
          </table:table-cell>
          <table:table-cell table:formula="of:=[.E26]+[.S26]+[.AG26]" office:value-type="float" office:value="797.329" calcext:value-type="float">
            <text:p>797.329</text:p>
          </table:table-cell>
          <table:table-cell table:formula="of:=[.F26]+[.T26]+[.AH26]" office:value-type="float" office:value="4699.711" calcext:value-type="float">
            <text:p>4699.711</text:p>
          </table:table-cell>
          <table:table-cell table:formula="of:=[.G26]+[.U26]+[.AI26]" office:value-type="float" office:value="473.7" calcext:value-type="float">
            <text:p>473.7</text:p>
          </table:table-cell>
          <table:table-cell table:formula="of:=[.H26]+[.V26]+[.AJ26]" office:value-type="float" office:value="794.715" calcext:value-type="float">
            <text:p>794.715</text:p>
          </table:table-cell>
          <table:table-cell table:formula="of:=[.I26]+[.W26]+[.AK26]" office:value-type="float" office:value="4713.914" calcext:value-type="float">
            <text:p>4713.914</text:p>
          </table:table-cell>
          <table:table-cell table:formula="of:=AVERAGE([.AQ26];[.AT26];[.AW26])" office:value-type="float" office:value="473.5" calcext:value-type="float">
            <text:p>473.5</text:p>
          </table:table-cell>
          <table:table-cell table:formula="of:=AVERAGE([.AR26];[.AU26];[.AX26])" office:value-type="float" office:value="786.841666666667" calcext:value-type="float">
            <text:p>786.841666666667</text:p>
          </table:table-cell>
          <table:table-cell table:formula="of:=AVERAGE([.AS26];[.AV26];[.AY26])" office:value-type="float" office:value="4697.01033333333" calcext:value-type="float">
            <text:p>4697.01033333333</text:p>
          </table:table-cell>
          <table:table-cell table:number-columns-repeated="2"/>
          <table:table-cell table:formula="of:=[.CG26]-[.BS26]" office:value-type="float" office:value="10" calcext:value-type="float">
            <text:p>10</text:p>
          </table:table-cell>
          <table:table-cell table:formula="of:=[.CH26]-[.BT26]" office:value-type="float" office:value="47.1640000000001" calcext:value-type="float">
            <text:p>47.1640000000001</text:p>
          </table:table-cell>
          <table:table-cell table:formula="of:=[.CI26]-[.BU26]" office:value-type="float" office:value="183.829" calcext:value-type="float">
            <text:p>183.829</text:p>
          </table:table-cell>
          <table:table-cell table:formula="of:=[.CJ26]-[.BV26]" office:value-type="float" office:value="9.29999999999995" calcext:value-type="float">
            <text:p>9.29999999999995</text:p>
          </table:table-cell>
          <table:table-cell table:formula="of:=[.CK26]-[.BW26]" office:value-type="float" office:value="45.168" calcext:value-type="float">
            <text:p>45.168</text:p>
          </table:table-cell>
          <table:table-cell table:formula="of:=[.CL26]-[.BX26]" office:value-type="float" office:value="181.828" calcext:value-type="float">
            <text:p>181.828</text:p>
          </table:table-cell>
          <table:table-cell table:formula="of:=[.CM26]-[.BY26]" office:value-type="float" office:value="8.5" calcext:value-type="float">
            <text:p>8.5</text:p>
          </table:table-cell>
          <table:table-cell table:formula="of:=[.CN26]-[.BZ26]" office:value-type="float" office:value="51.808" calcext:value-type="float">
            <text:p>51.808</text:p>
          </table:table-cell>
          <table:table-cell table:formula="of:=[.CO26]-[.CA26]" office:value-type="float" office:value="187.828" calcext:value-type="float">
            <text:p>187.828</text:p>
          </table:table-cell>
          <table:table-cell table:formula="of:=AVERAGE([.BE26];[.BH26];[.BK26])" office:value-type="float" office:value="9.26666666666665" calcext:value-type="float">
            <text:p>9.26666666666665</text:p>
          </table:table-cell>
          <table:table-cell table:formula="of:=AVERAGE([.BF26];[.BI26];[.BL26])" office:value-type="float" office:value="48.0466666666667" calcext:value-type="float">
            <text:p>48.0466666666667</text:p>
          </table:table-cell>
          <table:table-cell table:formula="of:=AVERAGE([.BG26];[.BJ26];[.BM26])" office:value-type="float" office:value="184.495" calcext:value-type="float">
            <text:p>184.495</text:p>
          </table:table-cell>
          <table:table-cell table:number-columns-repeated="2"/>
          <table:table-cell office:value-type="float" office:value="422.9" calcext:value-type="float">
            <text:p>422.9</text:p>
          </table:table-cell>
          <table:table-cell office:value-type="float" office:value="981.496" calcext:value-type="float">
            <text:p>981.496</text:p>
          </table:table-cell>
          <table:table-cell office:value-type="float" office:value="9849.98" calcext:value-type="float">
            <text:p>9849.98</text:p>
          </table:table-cell>
          <table:table-cell office:value-type="float" office:value="636" calcext:value-type="float">
            <text:p>636</text:p>
          </table:table-cell>
          <table:table-cell office:value-type="float" office:value="919.539" calcext:value-type="float">
            <text:p>919.539</text:p>
          </table:table-cell>
          <table:table-cell office:value-type="float" office:value="9201.949" calcext:value-type="float">
            <text:p>9201.949</text:p>
          </table:table-cell>
          <table:table-cell office:value-type="float" office:value="383.9" calcext:value-type="float">
            <text:p>383.9</text:p>
          </table:table-cell>
          <table:table-cell office:value-type="float" office:value="1241.383" calcext:value-type="float">
            <text:p>1241.383</text:p>
          </table:table-cell>
          <table:table-cell office:value-type="float" office:value="12475.598" calcext:value-type="float">
            <text:p>12475.598</text:p>
          </table:table-cell>
          <table:table-cell table:formula="of:=AVERAGE([.BS26];[.BV26];[.BY26])" office:value-type="float" office:value="480.933333333333" calcext:value-type="float">
            <text:p>480.933333333333</text:p>
          </table:table-cell>
          <table:table-cell table:formula="of:=AVERAGE([.BT26];[.BW26];[.BZ26])" office:value-type="float" office:value="1047.47266666667" calcext:value-type="float">
            <text:p>1047.47266666667</text:p>
          </table:table-cell>
          <table:table-cell table:formula="of:=AVERAGE([.BU26];[.BX26];[.CA26])" office:value-type="float" office:value="10509.1756666667" calcext:value-type="float">
            <text:p>10509.1756666667</text:p>
          </table:table-cell>
          <table:table-cell table:number-columns-repeated="2"/>
          <table:table-cell office:value-type="float" office:value="432.9" calcext:value-type="float">
            <text:p>432.9</text:p>
          </table:table-cell>
          <table:table-cell office:value-type="float" office:value="1028.66" calcext:value-type="float">
            <text:p>1028.66</text:p>
          </table:table-cell>
          <table:table-cell office:value-type="float" office:value="10033.809" calcext:value-type="float">
            <text:p>10033.809</text:p>
          </table:table-cell>
          <table:table-cell office:value-type="float" office:value="645.3" calcext:value-type="float">
            <text:p>645.3</text:p>
          </table:table-cell>
          <table:table-cell office:value-type="float" office:value="964.707" calcext:value-type="float">
            <text:p>964.707</text:p>
          </table:table-cell>
          <table:table-cell office:value-type="float" office:value="9383.777" calcext:value-type="float">
            <text:p>9383.777</text:p>
          </table:table-cell>
          <table:table-cell office:value-type="float" office:value="392.4" calcext:value-type="float">
            <text:p>392.4</text:p>
          </table:table-cell>
          <table:table-cell office:value-type="float" office:value="1293.191" calcext:value-type="float">
            <text:p>1293.191</text:p>
          </table:table-cell>
          <table:table-cell office:value-type="float" office:value="12663.426" calcext:value-type="float">
            <text:p>12663.426</text:p>
          </table:table-cell>
          <table:table-cell table:formula="of:=AVERAGE([.CG26];[.CJ26];[.CM26])" office:value-type="float" office:value="490.2" calcext:value-type="float">
            <text:p>490.2</text:p>
          </table:table-cell>
          <table:table-cell table:formula="of:=AVERAGE([.CH26];[.CK26];[.CN26])" office:value-type="float" office:value="1095.51933333333" calcext:value-type="float">
            <text:p>1095.51933333333</text:p>
          </table:table-cell>
          <table:table-cell table:formula="of:=AVERAGE([.CI26];[.CL26];[.CO26])" office:value-type="float" office:value="10693.6706666667" calcext:value-type="float">
            <text:p>10693.670666666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051" calcext:value-type="float">
            <text:p>330.05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6.465" calcext:value-type="float">
            <text:p>356.46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473" calcext:value-type="float">
            <text:p>354.473</text:p>
          </table:table-cell>
          <table:table-cell office:value-type="float" office:value="660.023" calcext:value-type="float">
            <text:p>660.023</text:p>
          </table:table-cell>
          <table:table-cell table:formula="of:=AVERAGE([.A27];[.D27];[.G27])" office:value-type="float" office:value="14.1333333333333" calcext:value-type="float">
            <text:p>14.1333333333333</text:p>
          </table:table-cell>
          <table:table-cell table:formula="of:=AVERAGE([.B27];[.E27];[.H27])" office:value-type="float" office:value="346.996333333333" calcext:value-type="float">
            <text:p>346.996333333333</text:p>
          </table:table-cell>
          <table:table-cell table:formula="of:=AVERAGE([.C27];[.F27];[.I2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.9" calcext:value-type="float">
            <text:p>5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7];[.R27];[.U27])" office:value-type="float" office:value="4.56666666666667" calcext:value-type="float">
            <text:p>4.56666666666667</text:p>
          </table:table-cell>
          <table:table-cell table:formula="of:=AVERAGE([.P27];[.S27];[.V27])" office:value-type="float" office:value="35.146" calcext:value-type="float">
            <text:p>35.146</text:p>
          </table:table-cell>
          <table:table-cell table:formula="of:=AVERAGE([.Q27];[.T27];[.W2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5.473" calcext:value-type="float">
            <text:p>405.473</text:p>
          </table:table-cell>
          <table:table-cell office:value-type="float" office:value="3968.773" calcext:value-type="float">
            <text:p>3968.773</text:p>
          </table:table-cell>
          <table:table-cell office:value-type="float" office:value="453" calcext:value-type="float">
            <text:p>453</text:p>
          </table:table-cell>
          <table:table-cell office:value-type="float" office:value="405.305" calcext:value-type="float">
            <text:p>405.305</text:p>
          </table:table-cell>
          <table:table-cell office:value-type="float" office:value="3968.344" calcext:value-type="float">
            <text:p>3968.344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27];[.AF27];[.AI27])" office:value-type="float" office:value="454.833333333333" calcext:value-type="float">
            <text:p>454.833333333333</text:p>
          </table:table-cell>
          <table:table-cell table:formula="of:=AVERAGE([.AD27];[.AG27];[.AJ27])" office:value-type="float" office:value="405.329666666667" calcext:value-type="float">
            <text:p>405.329666666667</text:p>
          </table:table-cell>
          <table:table-cell table:formula="of:=AVERAGE([.AE27];[.AH27];[.AK27])" office:value-type="float" office:value="3968.45566666667" calcext:value-type="float">
            <text:p>3968.45566666667</text:p>
          </table:table-cell>
          <table:table-cell table:number-columns-repeated="2"/>
          <table:table-cell table:formula="of:=[.A27]+[.O27]+[.AC27]" office:value-type="float" office:value="473.7" calcext:value-type="float">
            <text:p>473.7</text:p>
          </table:table-cell>
          <table:table-cell table:formula="of:=[.B27]+[.P27]+[.AD27]" office:value-type="float" office:value="770.669" calcext:value-type="float">
            <text:p>770.669</text:p>
          </table:table-cell>
          <table:table-cell table:formula="of:=[.C27]+[.Q27]+[.AE27]" office:value-type="float" office:value="4679.921" calcext:value-type="float">
            <text:p>4679.921</text:p>
          </table:table-cell>
          <table:table-cell table:formula="of:=[.D27]+[.R27]+[.AF27]" office:value-type="float" office:value="470.7" calcext:value-type="float">
            <text:p>470.7</text:p>
          </table:table-cell>
          <table:table-cell table:formula="of:=[.E27]+[.S27]+[.AG27]" office:value-type="float" office:value="796.915" calcext:value-type="float">
            <text:p>796.915</text:p>
          </table:table-cell>
          <table:table-cell table:formula="of:=[.F27]+[.T27]+[.AH27]" office:value-type="float" office:value="4697.992" calcext:value-type="float">
            <text:p>4697.992</text:p>
          </table:table-cell>
          <table:table-cell table:formula="of:=[.G27]+[.U27]+[.AI27]" office:value-type="float" office:value="476.2" calcext:value-type="float">
            <text:p>476.2</text:p>
          </table:table-cell>
          <table:table-cell table:formula="of:=[.H27]+[.V27]+[.AJ27]" office:value-type="float" office:value="794.832" calcext:value-type="float">
            <text:p>794.832</text:p>
          </table:table-cell>
          <table:table-cell table:formula="of:=[.I27]+[.W27]+[.AK27]" office:value-type="float" office:value="4713.398" calcext:value-type="float">
            <text:p>4713.398</text:p>
          </table:table-cell>
          <table:table-cell table:formula="of:=AVERAGE([.AQ27];[.AT27];[.AW27])" office:value-type="float" office:value="473.533333333333" calcext:value-type="float">
            <text:p>473.533333333333</text:p>
          </table:table-cell>
          <table:table-cell table:formula="of:=AVERAGE([.AR27];[.AU27];[.AX27])" office:value-type="float" office:value="787.472" calcext:value-type="float">
            <text:p>787.472</text:p>
          </table:table-cell>
          <table:table-cell table:formula="of:=AVERAGE([.AS27];[.AV27];[.AY27])" office:value-type="float" office:value="4697.10366666667" calcext:value-type="float">
            <text:p>4697.10366666667</text:p>
          </table:table-cell>
          <table:table-cell table:number-columns-repeated="2"/>
          <table:table-cell table:formula="of:=[.CG27]-[.BS27]" office:value-type="float" office:value="9.70000000000005" calcext:value-type="float">
            <text:p>9.70000000000005</text:p>
          </table:table-cell>
          <table:table-cell table:formula="of:=[.CH27]-[.BT27]" office:value-type="float" office:value="49.1640000000001" calcext:value-type="float">
            <text:p>49.1640000000001</text:p>
          </table:table-cell>
          <table:table-cell table:formula="of:=[.CI27]-[.BU27]" office:value-type="float" office:value="183.828" calcext:value-type="float">
            <text:p>183.828</text:p>
          </table:table-cell>
          <table:table-cell table:formula="of:=[.CJ27]-[.BV27]" office:value-type="float" office:value="9.5" calcext:value-type="float">
            <text:p>9.5</text:p>
          </table:table-cell>
          <table:table-cell table:formula="of:=[.CK27]-[.BW27]" office:value-type="float" office:value="56.277" calcext:value-type="float">
            <text:p>56.277</text:p>
          </table:table-cell>
          <table:table-cell table:formula="of:=[.CL27]-[.BX27]" office:value-type="float" office:value="189.828" calcext:value-type="float">
            <text:p>189.828</text:p>
          </table:table-cell>
          <table:table-cell table:formula="of:=[.CM27]-[.BY27]" office:value-type="float" office:value="4.69999999999993" calcext:value-type="float">
            <text:p>4.69999999999993</text:p>
          </table:table-cell>
          <table:table-cell table:formula="of:=[.CN27]-[.BZ27]" office:value-type="float" office:value="59.028" calcext:value-type="float">
            <text:p>59.028</text:p>
          </table:table-cell>
          <table:table-cell table:formula="of:=[.CO27]-[.CA27]" office:value-type="float" office:value="187.856" calcext:value-type="float">
            <text:p>187.856</text:p>
          </table:table-cell>
          <table:table-cell table:formula="of:=AVERAGE([.BE27];[.BH27];[.BK27])" office:value-type="float" office:value="7.96666666666666" calcext:value-type="float">
            <text:p>7.96666666666666</text:p>
          </table:table-cell>
          <table:table-cell table:formula="of:=AVERAGE([.BF27];[.BI27];[.BL27])" office:value-type="float" office:value="54.8230000000001" calcext:value-type="float">
            <text:p>54.8230000000001</text:p>
          </table:table-cell>
          <table:table-cell table:formula="of:=AVERAGE([.BG27];[.BJ27];[.BM27])" office:value-type="float" office:value="187.170666666666" calcext:value-type="float">
            <text:p>187.170666666666</text:p>
          </table:table-cell>
          <table:table-cell table:number-columns-repeated="2"/>
          <table:table-cell office:value-type="float" office:value="593.8" calcext:value-type="float">
            <text:p>593.8</text:p>
          </table:table-cell>
          <table:table-cell office:value-type="float" office:value="1005.824" calcext:value-type="float">
            <text:p>1005.824</text:p>
          </table:table-cell>
          <table:table-cell office:value-type="float" office:value="10507.383" calcext:value-type="float">
            <text:p>10507.383</text:p>
          </table:table-cell>
          <table:table-cell office:value-type="float" office:value="599.7" calcext:value-type="float">
            <text:p>599.7</text:p>
          </table:table-cell>
          <table:table-cell office:value-type="float" office:value="916.391" calcext:value-type="float">
            <text:p>916.391</text:p>
          </table:table-cell>
          <table:table-cell office:value-type="float" office:value="9201.68" calcext:value-type="float">
            <text:p>9201.68</text:p>
          </table:table-cell>
          <table:table-cell office:value-type="float" office:value="690.2" calcext:value-type="float">
            <text:p>690.2</text:p>
          </table:table-cell>
          <table:table-cell office:value-type="float" office:value="1036.82" calcext:value-type="float">
            <text:p>1036.82</text:p>
          </table:table-cell>
          <table:table-cell office:value-type="float" office:value="10514.695" calcext:value-type="float">
            <text:p>10514.695</text:p>
          </table:table-cell>
          <table:table-cell table:formula="of:=AVERAGE([.BS27];[.BV27];[.BY27])" office:value-type="float" office:value="627.9" calcext:value-type="float">
            <text:p>627.9</text:p>
          </table:table-cell>
          <table:table-cell table:formula="of:=AVERAGE([.BT27];[.BW27];[.BZ27])" office:value-type="float" office:value="986.345" calcext:value-type="float">
            <text:p>986.345</text:p>
          </table:table-cell>
          <table:table-cell table:formula="of:=AVERAGE([.BU27];[.BX27];[.CA27])" office:value-type="float" office:value="10074.586" calcext:value-type="float">
            <text:p>10074.586</text:p>
          </table:table-cell>
          <table:table-cell table:number-columns-repeated="2"/>
          <table:table-cell office:value-type="float" office:value="603.5" calcext:value-type="float">
            <text:p>603.5</text:p>
          </table:table-cell>
          <table:table-cell office:value-type="float" office:value="1054.988" calcext:value-type="float">
            <text:p>1054.988</text:p>
          </table:table-cell>
          <table:table-cell office:value-type="float" office:value="10691.211" calcext:value-type="float">
            <text:p>10691.211</text:p>
          </table:table-cell>
          <table:table-cell office:value-type="float" office:value="609.2" calcext:value-type="float">
            <text:p>609.2</text:p>
          </table:table-cell>
          <table:table-cell office:value-type="float" office:value="972.668" calcext:value-type="float">
            <text:p>972.668</text:p>
          </table:table-cell>
          <table:table-cell office:value-type="float" office:value="9391.508" calcext:value-type="float">
            <text:p>9391.508</text:p>
          </table:table-cell>
          <table:table-cell office:value-type="float" office:value="694.9" calcext:value-type="float">
            <text:p>694.9</text:p>
          </table:table-cell>
          <table:table-cell office:value-type="float" office:value="1095.848" calcext:value-type="float">
            <text:p>1095.848</text:p>
          </table:table-cell>
          <table:table-cell office:value-type="float" office:value="10702.551" calcext:value-type="float">
            <text:p>10702.551</text:p>
          </table:table-cell>
          <table:table-cell table:formula="of:=AVERAGE([.CG27];[.CJ27];[.CM27])" office:value-type="float" office:value="635.866666666667" calcext:value-type="float">
            <text:p>635.866666666667</text:p>
          </table:table-cell>
          <table:table-cell table:formula="of:=AVERAGE([.CH27];[.CK27];[.CN27])" office:value-type="float" office:value="1041.168" calcext:value-type="float">
            <text:p>1041.168</text:p>
          </table:table-cell>
          <table:table-cell table:formula="of:=AVERAGE([.CI27];[.CL27];[.CO27])" office:value-type="float" office:value="10261.7566666667" calcext:value-type="float">
            <text:p>10261.756666666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207" calcext:value-type="float">
            <text:p>330.20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6.438" calcext:value-type="float">
            <text:p>356.43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4.508" calcext:value-type="float">
            <text:p>354.508</text:p>
          </table:table-cell>
          <table:table-cell office:value-type="float" office:value="660.023" calcext:value-type="float">
            <text:p>660.023</text:p>
          </table:table-cell>
          <table:table-cell table:formula="of:=AVERAGE([.A28];[.D28];[.G28])" office:value-type="float" office:value="13.8" calcext:value-type="float">
            <text:p>13.8</text:p>
          </table:table-cell>
          <table:table-cell table:formula="of:=AVERAGE([.B28];[.E28];[.H28])" office:value-type="float" office:value="347.051" calcext:value-type="float">
            <text:p>347.051</text:p>
          </table:table-cell>
          <table:table-cell table:formula="of:=AVERAGE([.C28];[.F28];[.I2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8];[.R28];[.U28])" office:value-type="float" office:value="3.26666666666667" calcext:value-type="float">
            <text:p>3.26666666666667</text:p>
          </table:table-cell>
          <table:table-cell table:formula="of:=AVERAGE([.P28];[.S28];[.V28])" office:value-type="float" office:value="35.146" calcext:value-type="float">
            <text:p>35.146</text:p>
          </table:table-cell>
          <table:table-cell table:formula="of:=AVERAGE([.Q28];[.T28];[.W28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559" calcext:value-type="float">
            <text:p>405.559</text:p>
          </table:table-cell>
          <table:table-cell office:value-type="float" office:value="3968.859" calcext:value-type="float">
            <text:p>3968.859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28];[.AF28];[.AI28])" office:value-type="float" office:value="456" calcext:value-type="float">
            <text:p>456</text:p>
          </table:table-cell>
          <table:table-cell table:formula="of:=AVERAGE([.AD28];[.AG28];[.AJ28])" office:value-type="float" office:value="405.329666666667" calcext:value-type="float">
            <text:p>405.329666666667</text:p>
          </table:table-cell>
          <table:table-cell table:formula="of:=AVERAGE([.AE28];[.AH28];[.AK28])" office:value-type="float" office:value="3968.45566666667" calcext:value-type="float">
            <text:p>3968.45566666667</text:p>
          </table:table-cell>
          <table:table-cell table:number-columns-repeated="2"/>
          <table:table-cell table:formula="of:=[.A28]+[.O28]+[.AC28]" office:value-type="float" office:value="472.7" calcext:value-type="float">
            <text:p>472.7</text:p>
          </table:table-cell>
          <table:table-cell table:formula="of:=[.B28]+[.P28]+[.AD28]" office:value-type="float" office:value="770.571" calcext:value-type="float">
            <text:p>770.571</text:p>
          </table:table-cell>
          <table:table-cell table:formula="of:=[.C28]+[.Q28]+[.AE28]" office:value-type="float" office:value="4679.406" calcext:value-type="float">
            <text:p>4679.406</text:p>
          </table:table-cell>
          <table:table-cell table:formula="of:=[.D28]+[.R28]+[.AF28]" office:value-type="float" office:value="473.3" calcext:value-type="float">
            <text:p>473.3</text:p>
          </table:table-cell>
          <table:table-cell table:formula="of:=[.E28]+[.S28]+[.AG28]" office:value-type="float" office:value="797.142" calcext:value-type="float">
            <text:p>797.142</text:p>
          </table:table-cell>
          <table:table-cell table:formula="of:=[.F28]+[.T28]+[.AH28]" office:value-type="float" office:value="4698.507" calcext:value-type="float">
            <text:p>4698.507</text:p>
          </table:table-cell>
          <table:table-cell table:formula="of:=[.G28]+[.U28]+[.AI28]" office:value-type="float" office:value="473.2" calcext:value-type="float">
            <text:p>473.2</text:p>
          </table:table-cell>
          <table:table-cell table:formula="of:=[.H28]+[.V28]+[.AJ28]" office:value-type="float" office:value="794.867" calcext:value-type="float">
            <text:p>794.867</text:p>
          </table:table-cell>
          <table:table-cell table:formula="of:=[.I28]+[.W28]+[.AK28]" office:value-type="float" office:value="4713.398" calcext:value-type="float">
            <text:p>4713.398</text:p>
          </table:table-cell>
          <table:table-cell table:formula="of:=AVERAGE([.AQ28];[.AT28];[.AW28])" office:value-type="float" office:value="473.066666666667" calcext:value-type="float">
            <text:p>473.066666666667</text:p>
          </table:table-cell>
          <table:table-cell table:formula="of:=AVERAGE([.AR28];[.AU28];[.AX28])" office:value-type="float" office:value="787.526666666667" calcext:value-type="float">
            <text:p>787.526666666667</text:p>
          </table:table-cell>
          <table:table-cell table:formula="of:=AVERAGE([.AS28];[.AV28];[.AY28])" office:value-type="float" office:value="4697.10366666667" calcext:value-type="float">
            <text:p>4697.10366666667</text:p>
          </table:table-cell>
          <table:table-cell table:number-columns-repeated="2"/>
          <table:table-cell table:formula="of:=[.CG28]-[.BS28]" office:value-type="float" office:value="11" calcext:value-type="float">
            <text:p>11</text:p>
          </table:table-cell>
          <table:table-cell table:formula="of:=[.CH28]-[.BT28]" office:value-type="float" office:value="47.1640000000002" calcext:value-type="float">
            <text:p>47.1640000000002</text:p>
          </table:table-cell>
          <table:table-cell table:formula="of:=[.CI28]-[.BU28]" office:value-type="float" office:value="183.828" calcext:value-type="float">
            <text:p>183.828</text:p>
          </table:table-cell>
          <table:table-cell table:formula="of:=[.CJ28]-[.BV28]" office:value-type="float" office:value="6.5" calcext:value-type="float">
            <text:p>6.5</text:p>
          </table:table-cell>
          <table:table-cell table:formula="of:=[.CK28]-[.BW28]" office:value-type="float" office:value="55.1680000000001" calcext:value-type="float">
            <text:p>55.1680000000001</text:p>
          </table:table-cell>
          <table:table-cell table:formula="of:=[.CL28]-[.BX28]" office:value-type="float" office:value="191.828000000001" calcext:value-type="float">
            <text:p>191.828000000001</text:p>
          </table:table-cell>
          <table:table-cell table:formula="of:=[.CM28]-[.BY28]" office:value-type="float" office:value="12.1" calcext:value-type="float">
            <text:p>12.1</text:p>
          </table:table-cell>
          <table:table-cell table:formula="of:=[.CN28]-[.BZ28]" office:value-type="float" office:value="53.8400000000001" calcext:value-type="float">
            <text:p>53.8400000000001</text:p>
          </table:table-cell>
          <table:table-cell table:formula="of:=[.CO28]-[.CA28]" office:value-type="float" office:value="186.370999999999" calcext:value-type="float">
            <text:p>186.370999999999</text:p>
          </table:table-cell>
          <table:table-cell table:formula="of:=AVERAGE([.BE28];[.BH28];[.BK28])" office:value-type="float" office:value="9.86666666666667" calcext:value-type="float">
            <text:p>9.86666666666667</text:p>
          </table:table-cell>
          <table:table-cell table:formula="of:=AVERAGE([.BF28];[.BI28];[.BL28])" office:value-type="float" office:value="52.0573333333335" calcext:value-type="float">
            <text:p>52.0573333333335</text:p>
          </table:table-cell>
          <table:table-cell table:formula="of:=AVERAGE([.BG28];[.BJ28];[.BM28])" office:value-type="float" office:value="187.342333333333" calcext:value-type="float">
            <text:p>187.342333333333</text:p>
          </table:table-cell>
          <table:table-cell table:number-columns-repeated="2"/>
          <table:table-cell office:value-type="float" office:value="637.6" calcext:value-type="float">
            <text:p>637.6</text:p>
          </table:table-cell>
          <table:table-cell office:value-type="float" office:value="1044.418" calcext:value-type="float">
            <text:p>1044.418</text:p>
          </table:table-cell>
          <table:table-cell office:value-type="float" office:value="10502.906" calcext:value-type="float">
            <text:p>10502.906</text:p>
          </table:table-cell>
          <table:table-cell office:value-type="float" office:value="644.8" calcext:value-type="float">
            <text:p>644.8</text:p>
          </table:table-cell>
          <table:table-cell office:value-type="float" office:value="1113.215" calcext:value-type="float">
            <text:p>1113.215</text:p>
          </table:table-cell>
          <table:table-cell office:value-type="float" office:value="11165.363" calcext:value-type="float">
            <text:p>11165.363</text:p>
          </table:table-cell>
          <table:table-cell office:value-type="float" office:value="730" calcext:value-type="float">
            <text:p>730</text:p>
          </table:table-cell>
          <table:table-cell office:value-type="float" office:value="1047.176" calcext:value-type="float">
            <text:p>1047.176</text:p>
          </table:table-cell>
          <table:table-cell office:value-type="float" office:value="10518.574" calcext:value-type="float">
            <text:p>10518.574</text:p>
          </table:table-cell>
          <table:table-cell table:formula="of:=AVERAGE([.BS28];[.BV28];[.BY28])" office:value-type="float" office:value="670.8" calcext:value-type="float">
            <text:p>670.8</text:p>
          </table:table-cell>
          <table:table-cell table:formula="of:=AVERAGE([.BT28];[.BW28];[.BZ28])" office:value-type="float" office:value="1068.26966666667" calcext:value-type="float">
            <text:p>1068.26966666667</text:p>
          </table:table-cell>
          <table:table-cell table:formula="of:=AVERAGE([.BU28];[.BX28];[.CA28])" office:value-type="float" office:value="10728.9476666667" calcext:value-type="float">
            <text:p>10728.9476666667</text:p>
          </table:table-cell>
          <table:table-cell table:number-columns-repeated="2"/>
          <table:table-cell office:value-type="float" office:value="648.6" calcext:value-type="float">
            <text:p>648.6</text:p>
          </table:table-cell>
          <table:table-cell office:value-type="float" office:value="1091.582" calcext:value-type="float">
            <text:p>1091.582</text:p>
          </table:table-cell>
          <table:table-cell office:value-type="float" office:value="10686.734" calcext:value-type="float">
            <text:p>10686.734</text:p>
          </table:table-cell>
          <table:table-cell office:value-type="float" office:value="651.3" calcext:value-type="float">
            <text:p>651.3</text:p>
          </table:table-cell>
          <table:table-cell office:value-type="float" office:value="1168.383" calcext:value-type="float">
            <text:p>1168.383</text:p>
          </table:table-cell>
          <table:table-cell office:value-type="float" office:value="11357.191" calcext:value-type="float">
            <text:p>11357.191</text:p>
          </table:table-cell>
          <table:table-cell office:value-type="float" office:value="742.1" calcext:value-type="float">
            <text:p>742.1</text:p>
          </table:table-cell>
          <table:table-cell office:value-type="float" office:value="1101.016" calcext:value-type="float">
            <text:p>1101.016</text:p>
          </table:table-cell>
          <table:table-cell office:value-type="float" office:value="10704.945" calcext:value-type="float">
            <text:p>10704.945</text:p>
          </table:table-cell>
          <table:table-cell table:formula="of:=AVERAGE([.CG28];[.CJ28];[.CM28])" office:value-type="float" office:value="680.666666666667" calcext:value-type="float">
            <text:p>680.666666666667</text:p>
          </table:table-cell>
          <table:table-cell table:formula="of:=AVERAGE([.CH28];[.CK28];[.CN28])" office:value-type="float" office:value="1120.327" calcext:value-type="float">
            <text:p>1120.327</text:p>
          </table:table-cell>
          <table:table-cell table:formula="of:=AVERAGE([.CI28];[.CL28];[.CO28])" office:value-type="float" office:value="10916.29" calcext:value-type="float">
            <text:p>10916.2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30.207" calcext:value-type="float">
            <text:p>330.20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996" calcext:value-type="float">
            <text:p>355.99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656" calcext:value-type="float">
            <text:p>354.656</text:p>
          </table:table-cell>
          <table:table-cell office:value-type="float" office:value="660.023" calcext:value-type="float">
            <text:p>660.023</text:p>
          </table:table-cell>
          <table:table-cell table:formula="of:=AVERAGE([.A29];[.D29];[.G29])" office:value-type="float" office:value="14.1666666666667" calcext:value-type="float">
            <text:p>14.1666666666667</text:p>
          </table:table-cell>
          <table:table-cell table:formula="of:=AVERAGE([.B29];[.E29];[.H29])" office:value-type="float" office:value="346.953" calcext:value-type="float">
            <text:p>346.953</text:p>
          </table:table-cell>
          <table:table-cell table:formula="of:=AVERAGE([.C29];[.F29];[.I2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29];[.R29];[.U29])" office:value-type="float" office:value="4.26666666666667" calcext:value-type="float">
            <text:p>4.26666666666667</text:p>
          </table:table-cell>
          <table:table-cell table:formula="of:=AVERAGE([.P29];[.S29];[.V29])" office:value-type="float" office:value="35.146" calcext:value-type="float">
            <text:p>35.146</text:p>
          </table:table-cell>
          <table:table-cell table:formula="of:=AVERAGE([.Q29];[.T29];[.W29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.8" calcext:value-type="float">
            <text:p>456.8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6.5" calcext:value-type="float">
            <text:p>456.5</text:p>
          </table:table-cell>
          <table:table-cell office:value-type="float" office:value="403.305" calcext:value-type="float">
            <text:p>403.305</text:p>
          </table:table-cell>
          <table:table-cell office:value-type="float" office:value="3966.344" calcext:value-type="float">
            <text:p>3966.344</text:p>
          </table:table-cell>
          <table:table-cell office:value-type="float" office:value="453" calcext:value-type="float">
            <text:p>453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" calcext:value-type="float">
            <text:p>3968.25</text:p>
          </table:table-cell>
          <table:table-cell table:formula="of:=AVERAGE([.AC29];[.AF29];[.AI29])" office:value-type="float" office:value="455.433333333333" calcext:value-type="float">
            <text:p>455.433333333333</text:p>
          </table:table-cell>
          <table:table-cell table:formula="of:=AVERAGE([.AD29];[.AG29];[.AJ29])" office:value-type="float" office:value="404.578333333333" calcext:value-type="float">
            <text:p>404.578333333333</text:p>
          </table:table-cell>
          <table:table-cell table:formula="of:=AVERAGE([.AE29];[.AH29];[.AK29])" office:value-type="float" office:value="3967.61733333333" calcext:value-type="float">
            <text:p>3967.61733333333</text:p>
          </table:table-cell>
          <table:table-cell table:number-columns-repeated="2"/>
          <table:table-cell table:formula="of:=[.A29]+[.O29]+[.AC29]" office:value-type="float" office:value="474.6" calcext:value-type="float">
            <text:p>474.6</text:p>
          </table:table-cell>
          <table:table-cell table:formula="of:=[.B29]+[.P29]+[.AD29]" office:value-type="float" office:value="770.571" calcext:value-type="float">
            <text:p>770.571</text:p>
          </table:table-cell>
          <table:table-cell table:formula="of:=[.C29]+[.Q29]+[.AE29]" office:value-type="float" office:value="4679.406" calcext:value-type="float">
            <text:p>4679.406</text:p>
          </table:table-cell>
          <table:table-cell table:formula="of:=[.D29]+[.R29]+[.AF29]" office:value-type="float" office:value="476.2" calcext:value-type="float">
            <text:p>476.2</text:p>
          </table:table-cell>
          <table:table-cell table:formula="of:=[.E29]+[.S29]+[.AG29]" office:value-type="float" office:value="794.446" calcext:value-type="float">
            <text:p>794.446</text:p>
          </table:table-cell>
          <table:table-cell table:formula="of:=[.F29]+[.T29]+[.AH29]" office:value-type="float" office:value="4695.992" calcext:value-type="float">
            <text:p>4695.992</text:p>
          </table:table-cell>
          <table:table-cell table:formula="of:=[.G29]+[.U29]+[.AI29]" office:value-type="float" office:value="470.8" calcext:value-type="float">
            <text:p>470.8</text:p>
          </table:table-cell>
          <table:table-cell table:formula="of:=[.H29]+[.V29]+[.AJ29]" office:value-type="float" office:value="795.015" calcext:value-type="float">
            <text:p>795.015</text:p>
          </table:table-cell>
          <table:table-cell table:formula="of:=[.I29]+[.W29]+[.AK29]" office:value-type="float" office:value="4713.398" calcext:value-type="float">
            <text:p>4713.398</text:p>
          </table:table-cell>
          <table:table-cell table:formula="of:=AVERAGE([.AQ29];[.AT29];[.AW29])" office:value-type="float" office:value="473.866666666667" calcext:value-type="float">
            <text:p>473.866666666667</text:p>
          </table:table-cell>
          <table:table-cell table:formula="of:=AVERAGE([.AR29];[.AU29];[.AX29])" office:value-type="float" office:value="786.677333333333" calcext:value-type="float">
            <text:p>786.677333333333</text:p>
          </table:table-cell>
          <table:table-cell table:formula="of:=AVERAGE([.AS29];[.AV29];[.AY29])" office:value-type="float" office:value="4696.26533333333" calcext:value-type="float">
            <text:p>4696.26533333333</text:p>
          </table:table-cell>
          <table:table-cell table:number-columns-repeated="2"/>
          <table:table-cell table:formula="of:=[.CG29]-[.BS29]" office:value-type="float" office:value="8.39999999999998" calcext:value-type="float">
            <text:p>8.39999999999998</text:p>
          </table:table-cell>
          <table:table-cell table:formula="of:=[.CH29]-[.BT29]" office:value-type="float" office:value="55.2529999999999" calcext:value-type="float">
            <text:p>55.2529999999999</text:p>
          </table:table-cell>
          <table:table-cell table:formula="of:=[.CI29]-[.BU29]" office:value-type="float" office:value="188.215" calcext:value-type="float">
            <text:p>188.215</text:p>
          </table:table-cell>
          <table:table-cell table:formula="of:=[.CJ29]-[.BV29]" office:value-type="float" office:value="9.80000000000007" calcext:value-type="float">
            <text:p>9.80000000000007</text:p>
          </table:table-cell>
          <table:table-cell table:formula="of:=[.CK29]-[.BW29]" office:value-type="float" office:value="45.168" calcext:value-type="float">
            <text:p>45.168</text:p>
          </table:table-cell>
          <table:table-cell table:formula="of:=[.CL29]-[.BX29]" office:value-type="float" office:value="181.828" calcext:value-type="float">
            <text:p>181.828</text:p>
          </table:table-cell>
          <table:table-cell table:formula="of:=[.CM29]-[.BY29]" office:value-type="float" office:value="6.89999999999998" calcext:value-type="float">
            <text:p>6.89999999999998</text:p>
          </table:table-cell>
          <table:table-cell table:formula="of:=[.CN29]-[.BZ29]" office:value-type="float" office:value="47.808" calcext:value-type="float">
            <text:p>47.808</text:p>
          </table:table-cell>
          <table:table-cell table:formula="of:=[.CO29]-[.CA29]" office:value-type="float" office:value="183.828" calcext:value-type="float">
            <text:p>183.828</text:p>
          </table:table-cell>
          <table:table-cell table:formula="of:=AVERAGE([.BE29];[.BH29];[.BK29])" office:value-type="float" office:value="8.36666666666667" calcext:value-type="float">
            <text:p>8.36666666666667</text:p>
          </table:table-cell>
          <table:table-cell table:formula="of:=AVERAGE([.BF29];[.BI29];[.BL29])" office:value-type="float" office:value="49.4096666666666" calcext:value-type="float">
            <text:p>49.4096666666666</text:p>
          </table:table-cell>
          <table:table-cell table:formula="of:=AVERAGE([.BG29];[.BJ29];[.BM29])" office:value-type="float" office:value="184.623666666666" calcext:value-type="float">
            <text:p>184.623666666666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 office:value-type="float" office:value="1050.809" calcext:value-type="float">
            <text:p>1050.809</text:p>
          </table:table-cell>
          <table:table-cell office:value-type="float" office:value="10517.441" calcext:value-type="float">
            <text:p>10517.441</text:p>
          </table:table-cell>
          <table:table-cell office:value-type="float" office:value="686.3" calcext:value-type="float">
            <text:p>686.3</text:p>
          </table:table-cell>
          <table:table-cell office:value-type="float" office:value="915.668" calcext:value-type="float">
            <text:p>915.668</text:p>
          </table:table-cell>
          <table:table-cell office:value-type="float" office:value="9198.375" calcext:value-type="float">
            <text:p>9198.375</text:p>
          </table:table-cell>
          <table:table-cell office:value-type="float" office:value="776.9" calcext:value-type="float">
            <text:p>776.9</text:p>
          </table:table-cell>
          <table:table-cell office:value-type="float" office:value="896.047" calcext:value-type="float">
            <text:p>896.047</text:p>
          </table:table-cell>
          <table:table-cell office:value-type="float" office:value="9198.887" calcext:value-type="float">
            <text:p>9198.887</text:p>
          </table:table-cell>
          <table:table-cell table:formula="of:=AVERAGE([.BS29];[.BV29];[.BY29])" office:value-type="float" office:value="696.8" calcext:value-type="float">
            <text:p>696.8</text:p>
          </table:table-cell>
          <table:table-cell table:formula="of:=AVERAGE([.BT29];[.BW29];[.BZ29])" office:value-type="float" office:value="954.174666666667" calcext:value-type="float">
            <text:p>954.174666666667</text:p>
          </table:table-cell>
          <table:table-cell table:formula="of:=AVERAGE([.BU29];[.BX29];[.CA29])" office:value-type="float" office:value="9638.23433333333" calcext:value-type="float">
            <text:p>9638.23433333333</text:p>
          </table:table-cell>
          <table:table-cell table:number-columns-repeated="2"/>
          <table:table-cell office:value-type="float" office:value="635.6" calcext:value-type="float">
            <text:p>635.6</text:p>
          </table:table-cell>
          <table:table-cell office:value-type="float" office:value="1106.062" calcext:value-type="float">
            <text:p>1106.062</text:p>
          </table:table-cell>
          <table:table-cell office:value-type="float" office:value="10705.656" calcext:value-type="float">
            <text:p>10705.656</text:p>
          </table:table-cell>
          <table:table-cell office:value-type="float" office:value="696.1" calcext:value-type="float">
            <text:p>696.1</text:p>
          </table:table-cell>
          <table:table-cell office:value-type="float" office:value="960.836" calcext:value-type="float">
            <text:p>960.836</text:p>
          </table:table-cell>
          <table:table-cell office:value-type="float" office:value="9380.203" calcext:value-type="float">
            <text:p>9380.203</text:p>
          </table:table-cell>
          <table:table-cell office:value-type="float" office:value="783.8" calcext:value-type="float">
            <text:p>783.8</text:p>
          </table:table-cell>
          <table:table-cell office:value-type="float" office:value="943.855" calcext:value-type="float">
            <text:p>943.855</text:p>
          </table:table-cell>
          <table:table-cell office:value-type="float" office:value="9382.715" calcext:value-type="float">
            <text:p>9382.715</text:p>
          </table:table-cell>
          <table:table-cell table:formula="of:=AVERAGE([.CG29];[.CJ29];[.CM29])" office:value-type="float" office:value="705.166666666667" calcext:value-type="float">
            <text:p>705.166666666667</text:p>
          </table:table-cell>
          <table:table-cell table:formula="of:=AVERAGE([.CH29];[.CK29];[.CN29])" office:value-type="float" office:value="1003.58433333333" calcext:value-type="float">
            <text:p>1003.58433333333</text:p>
          </table:table-cell>
          <table:table-cell table:formula="of:=AVERAGE([.CI29];[.CL29];[.CO29])" office:value-type="float" office:value="9822.858" calcext:value-type="float">
            <text:p>9822.85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30.441" calcext:value-type="float">
            <text:p>330.4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7" calcext:value-type="float">
            <text:p>14.7</text:p>
          </table:table-cell>
          <table:table-cell office:value-type="float" office:value="356.125" calcext:value-type="float">
            <text:p>356.12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09" calcext:value-type="float">
            <text:p>353.09</text:p>
          </table:table-cell>
          <table:table-cell office:value-type="float" office:value="660.023" calcext:value-type="float">
            <text:p>660.023</text:p>
          </table:table-cell>
          <table:table-cell table:formula="of:=AVERAGE([.A30];[.D30];[.G30])" office:value-type="float" office:value="14.7666666666667" calcext:value-type="float">
            <text:p>14.7666666666667</text:p>
          </table:table-cell>
          <table:table-cell table:formula="of:=AVERAGE([.B30];[.E30];[.H30])" office:value-type="float" office:value="346.552" calcext:value-type="float">
            <text:p>346.552</text:p>
          </table:table-cell>
          <table:table-cell table:formula="of:=AVERAGE([.C30];[.F30];[.I3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" calcext:value-type="float">
            <text:p>6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0];[.R30];[.U30])" office:value-type="float" office:value="4" calcext:value-type="float">
            <text:p>4</text:p>
          </table:table-cell>
          <table:table-cell table:formula="of:=AVERAGE([.P30];[.S30];[.V30])" office:value-type="float" office:value="35.146" calcext:value-type="float">
            <text:p>35.146</text:p>
          </table:table-cell>
          <table:table-cell table:formula="of:=AVERAGE([.Q30];[.T30];[.W3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.1" calcext:value-type="float">
            <text:p>454.1</text:p>
          </table:table-cell>
          <table:table-cell office:value-type="float" office:value="395.219" calcext:value-type="float">
            <text:p>395.219</text:p>
          </table:table-cell>
          <table:table-cell office:value-type="float" office:value="3958.258" calcext:value-type="float">
            <text:p>3958.258</text:p>
          </table:table-cell>
          <table:table-cell office:value-type="float" office:value="455.6" calcext:value-type="float">
            <text:p>455.6</text:p>
          </table:table-cell>
          <table:table-cell office:value-type="float" office:value="405.316" calcext:value-type="float">
            <text:p>405.316</text:p>
          </table:table-cell>
          <table:table-cell office:value-type="float" office:value="3968.359" calcext:value-type="float">
            <text:p>3968.359</text:p>
          </table:table-cell>
          <table:table-cell office:value-type="float" office:value="457.5" calcext:value-type="float">
            <text:p>457.5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3968.781" calcext:value-type="float">
            <text:p>3968.781</text:p>
          </table:table-cell>
          <table:table-cell table:formula="of:=AVERAGE([.AC30];[.AF30];[.AI30])" office:value-type="float" office:value="455.733333333333" calcext:value-type="float">
            <text:p>455.733333333333</text:p>
          </table:table-cell>
          <table:table-cell table:formula="of:=AVERAGE([.AD30];[.AG30];[.AJ30])" office:value-type="float" office:value="402.004" calcext:value-type="float">
            <text:p>402.004</text:p>
          </table:table-cell>
          <table:table-cell table:formula="of:=AVERAGE([.AE30];[.AH30];[.AK30])" office:value-type="float" office:value="3965.13266666667" calcext:value-type="float">
            <text:p>3965.13266666667</text:p>
          </table:table-cell>
          <table:table-cell table:number-columns-repeated="2"/>
          <table:table-cell table:formula="of:=[.A30]+[.O30]+[.AC30]" office:value-type="float" office:value="472.9" calcext:value-type="float">
            <text:p>472.9</text:p>
          </table:table-cell>
          <table:table-cell table:formula="of:=[.B30]+[.P30]+[.AD30]" office:value-type="float" office:value="760.805" calcext:value-type="float">
            <text:p>760.805</text:p>
          </table:table-cell>
          <table:table-cell table:formula="of:=[.C30]+[.Q30]+[.AE30]" office:value-type="float" office:value="4669.406" calcext:value-type="float">
            <text:p>4669.406</text:p>
          </table:table-cell>
          <table:table-cell table:formula="of:=[.D30]+[.R30]+[.AF30]" office:value-type="float" office:value="473.3" calcext:value-type="float">
            <text:p>473.3</text:p>
          </table:table-cell>
          <table:table-cell table:formula="of:=[.E30]+[.S30]+[.AG30]" office:value-type="float" office:value="796.586" calcext:value-type="float">
            <text:p>796.586</text:p>
          </table:table-cell>
          <table:table-cell table:formula="of:=[.F30]+[.T30]+[.AH30]" office:value-type="float" office:value="4698.007" calcext:value-type="float">
            <text:p>4698.007</text:p>
          </table:table-cell>
          <table:table-cell table:formula="of:=[.G30]+[.U30]+[.AI30]" office:value-type="float" office:value="477.3" calcext:value-type="float">
            <text:p>477.3</text:p>
          </table:table-cell>
          <table:table-cell table:formula="of:=[.H30]+[.V30]+[.AJ30]" office:value-type="float" office:value="793.715" calcext:value-type="float">
            <text:p>793.715</text:p>
          </table:table-cell>
          <table:table-cell table:formula="of:=[.I30]+[.W30]+[.AK30]" office:value-type="float" office:value="4713.929" calcext:value-type="float">
            <text:p>4713.929</text:p>
          </table:table-cell>
          <table:table-cell table:formula="of:=AVERAGE([.AQ30];[.AT30];[.AW30])" office:value-type="float" office:value="474.5" calcext:value-type="float">
            <text:p>474.5</text:p>
          </table:table-cell>
          <table:table-cell table:formula="of:=AVERAGE([.AR30];[.AU30];[.AX30])" office:value-type="float" office:value="783.702" calcext:value-type="float">
            <text:p>783.702</text:p>
          </table:table-cell>
          <table:table-cell table:formula="of:=AVERAGE([.AS30];[.AV30];[.AY30])" office:value-type="float" office:value="4693.78066666667" calcext:value-type="float">
            <text:p>4693.78066666667</text:p>
          </table:table-cell>
          <table:table-cell table:number-columns-repeated="2"/>
          <table:table-cell table:formula="of:=[.CG30]-[.BS30]" office:value-type="float" office:value="10" calcext:value-type="float">
            <text:p>10</text:p>
          </table:table-cell>
          <table:table-cell table:formula="of:=[.CH30]-[.BT30]" office:value-type="float" office:value="47.1640000000001" calcext:value-type="float">
            <text:p>47.1640000000001</text:p>
          </table:table-cell>
          <table:table-cell table:formula="of:=[.CI30]-[.BU30]" office:value-type="float" office:value="183.828000000001" calcext:value-type="float">
            <text:p>183.828000000001</text:p>
          </table:table-cell>
          <table:table-cell table:formula="of:=[.CJ30]-[.BV30]" office:value-type="float" office:value="3.69999999999993" calcext:value-type="float">
            <text:p>3.69999999999993</text:p>
          </table:table-cell>
          <table:table-cell table:formula="of:=[.CK30]-[.BW30]" office:value-type="float" office:value="66.105" calcext:value-type="float">
            <text:p>66.105</text:p>
          </table:table-cell>
          <table:table-cell table:formula="of:=[.CL30]-[.BX30]" office:value-type="float" office:value="191.856" calcext:value-type="float">
            <text:p>191.856</text:p>
          </table:table-cell>
          <table:table-cell table:formula="of:=[.CM30]-[.BY30]" office:value-type="float" office:value="7.10000000000002" calcext:value-type="float">
            <text:p>7.10000000000002</text:p>
          </table:table-cell>
          <table:table-cell table:formula="of:=[.CN30]-[.BZ30]" office:value-type="float" office:value="53.8240000000001" calcext:value-type="float">
            <text:p>53.8240000000001</text:p>
          </table:table-cell>
          <table:table-cell table:formula="of:=[.CO30]-[.CA30]" office:value-type="float" office:value="189.828" calcext:value-type="float">
            <text:p>189.828</text:p>
          </table:table-cell>
          <table:table-cell table:formula="of:=AVERAGE([.BE30];[.BH30];[.BK30])" office:value-type="float" office:value="6.93333333333332" calcext:value-type="float">
            <text:p>6.93333333333332</text:p>
          </table:table-cell>
          <table:table-cell table:formula="of:=AVERAGE([.BF30];[.BI30];[.BL30])" office:value-type="float" office:value="55.6976666666667" calcext:value-type="float">
            <text:p>55.6976666666667</text:p>
          </table:table-cell>
          <table:table-cell table:formula="of:=AVERAGE([.BG30];[.BJ30];[.BM30])" office:value-type="float" office:value="188.504" calcext:value-type="float">
            <text:p>188.504</text:p>
          </table:table-cell>
          <table:table-cell table:number-columns-repeated="2"/>
          <table:table-cell office:value-type="float" office:value="622.7" calcext:value-type="float">
            <text:p>622.7</text:p>
          </table:table-cell>
          <table:table-cell office:value-type="float" office:value="983.805" calcext:value-type="float">
            <text:p>983.805</text:p>
          </table:table-cell>
          <table:table-cell office:value-type="float" office:value="9852.746" calcext:value-type="float">
            <text:p>9852.746</text:p>
          </table:table-cell>
          <table:table-cell office:value-type="float" office:value="670.6" calcext:value-type="float">
            <text:p>670.6</text:p>
          </table:table-cell>
          <table:table-cell office:value-type="float" office:value="1102.59" calcext:value-type="float">
            <text:p>1102.59</text:p>
          </table:table-cell>
          <table:table-cell office:value-type="float" office:value="11171.031" calcext:value-type="float">
            <text:p>11171.031</text:p>
          </table:table-cell>
          <table:table-cell office:value-type="float" office:value="564.3" calcext:value-type="float">
            <text:p>564.3</text:p>
          </table:table-cell>
          <table:table-cell office:value-type="float" office:value="990.262" calcext:value-type="float">
            <text:p>990.262</text:p>
          </table:table-cell>
          <table:table-cell office:value-type="float" office:value="9862.195" calcext:value-type="float">
            <text:p>9862.195</text:p>
          </table:table-cell>
          <table:table-cell table:formula="of:=AVERAGE([.BS30];[.BV30];[.BY30])" office:value-type="float" office:value="619.2" calcext:value-type="float">
            <text:p>619.2</text:p>
          </table:table-cell>
          <table:table-cell table:formula="of:=AVERAGE([.BT30];[.BW30];[.BZ30])" office:value-type="float" office:value="1025.55233333333" calcext:value-type="float">
            <text:p>1025.55233333333</text:p>
          </table:table-cell>
          <table:table-cell table:formula="of:=AVERAGE([.BU30];[.BX30];[.CA30])" office:value-type="float" office:value="10295.324" calcext:value-type="float">
            <text:p>10295.324</text:p>
          </table:table-cell>
          <table:table-cell table:number-columns-repeated="2"/>
          <table:table-cell office:value-type="float" office:value="632.7" calcext:value-type="float">
            <text:p>632.7</text:p>
          </table:table-cell>
          <table:table-cell office:value-type="float" office:value="1030.969" calcext:value-type="float">
            <text:p>1030.969</text:p>
          </table:table-cell>
          <table:table-cell office:value-type="float" office:value="10036.574" calcext:value-type="float">
            <text:p>10036.574</text:p>
          </table:table-cell>
          <table:table-cell office:value-type="float" office:value="674.3" calcext:value-type="float">
            <text:p>674.3</text:p>
          </table:table-cell>
          <table:table-cell office:value-type="float" office:value="1168.695" calcext:value-type="float">
            <text:p>1168.695</text:p>
          </table:table-cell>
          <table:table-cell office:value-type="float" office:value="11362.887" calcext:value-type="float">
            <text:p>11362.887</text:p>
          </table:table-cell>
          <table:table-cell office:value-type="float" office:value="571.4" calcext:value-type="float">
            <text:p>571.4</text:p>
          </table:table-cell>
          <table:table-cell office:value-type="float" office:value="1044.086" calcext:value-type="float">
            <text:p>1044.086</text:p>
          </table:table-cell>
          <table:table-cell office:value-type="float" office:value="10052.023" calcext:value-type="float">
            <text:p>10052.023</text:p>
          </table:table-cell>
          <table:table-cell table:formula="of:=AVERAGE([.CG30];[.CJ30];[.CM30])" office:value-type="float" office:value="626.133333333333" calcext:value-type="float">
            <text:p>626.133333333333</text:p>
          </table:table-cell>
          <table:table-cell table:formula="of:=AVERAGE([.CH30];[.CK30];[.CN30])" office:value-type="float" office:value="1081.25" calcext:value-type="float">
            <text:p>1081.25</text:p>
          </table:table-cell>
          <table:table-cell table:formula="of:=AVERAGE([.CI30];[.CL30];[.CO30])" office:value-type="float" office:value="10483.828" calcext:value-type="float">
            <text:p>10483.82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656" calcext:value-type="float">
            <text:p>330.65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6.289" calcext:value-type="float">
            <text:p>356.289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09" calcext:value-type="float">
            <text:p>353.09</text:p>
          </table:table-cell>
          <table:table-cell office:value-type="float" office:value="660.023" calcext:value-type="float">
            <text:p>660.023</text:p>
          </table:table-cell>
          <table:table-cell table:formula="of:=AVERAGE([.A31];[.D31];[.G31])" office:value-type="float" office:value="13.8" calcext:value-type="float">
            <text:p>13.8</text:p>
          </table:table-cell>
          <table:table-cell table:formula="of:=AVERAGE([.B31];[.E31];[.H31])" office:value-type="float" office:value="346.678333333333" calcext:value-type="float">
            <text:p>346.678333333333</text:p>
          </table:table-cell>
          <table:table-cell table:formula="of:=AVERAGE([.C31];[.F31];[.I3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1];[.R31];[.U31])" office:value-type="float" office:value="3.9" calcext:value-type="float">
            <text:p>3.9</text:p>
          </table:table-cell>
          <table:table-cell table:formula="of:=AVERAGE([.P31];[.S31];[.V31])" office:value-type="float" office:value="35.146" calcext:value-type="float">
            <text:p>35.146</text:p>
          </table:table-cell>
          <table:table-cell table:formula="of:=AVERAGE([.Q31];[.T31];[.W3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5" calcext:value-type="float">
            <text:p>455.5</text:p>
          </table:table-cell>
          <table:table-cell office:value-type="float" office:value="401.219" calcext:value-type="float">
            <text:p>401.219</text:p>
          </table:table-cell>
          <table:table-cell office:value-type="float" office:value="3964.258" calcext:value-type="float">
            <text:p>3964.258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57" calcext:value-type="float">
            <text:p>405.57</text:p>
          </table:table-cell>
          <table:table-cell office:value-type="float" office:value="3968.875" calcext:value-type="float">
            <text:p>3968.875</text:p>
          </table:table-cell>
          <table:table-cell office:value-type="float" office:value="459.7" calcext:value-type="float">
            <text:p>459.7</text:p>
          </table:table-cell>
          <table:table-cell office:value-type="float" office:value="405.73" calcext:value-type="float">
            <text:p>405.73</text:p>
          </table:table-cell>
          <table:table-cell office:value-type="float" office:value="3969.297" calcext:value-type="float">
            <text:p>3969.297</text:p>
          </table:table-cell>
          <table:table-cell table:formula="of:=AVERAGE([.AC31];[.AF31];[.AI31])" office:value-type="float" office:value="457.233333333333" calcext:value-type="float">
            <text:p>457.233333333333</text:p>
          </table:table-cell>
          <table:table-cell table:formula="of:=AVERAGE([.AD31];[.AG31];[.AJ31])" office:value-type="float" office:value="404.173" calcext:value-type="float">
            <text:p>404.173</text:p>
          </table:table-cell>
          <table:table-cell table:formula="of:=AVERAGE([.AE31];[.AH31];[.AK31])" office:value-type="float" office:value="3967.47666666667" calcext:value-type="float">
            <text:p>3967.47666666667</text:p>
          </table:table-cell>
          <table:table-cell table:number-columns-repeated="2"/>
          <table:table-cell table:formula="of:=[.A31]+[.O31]+[.AC31]" office:value-type="float" office:value="473.2" calcext:value-type="float">
            <text:p>473.2</text:p>
          </table:table-cell>
          <table:table-cell table:formula="of:=[.B31]+[.P31]+[.AD31]" office:value-type="float" office:value="767.02" calcext:value-type="float">
            <text:p>767.02</text:p>
          </table:table-cell>
          <table:table-cell table:formula="of:=[.C31]+[.Q31]+[.AE31]" office:value-type="float" office:value="4675.406" calcext:value-type="float">
            <text:p>4675.406</text:p>
          </table:table-cell>
          <table:table-cell table:formula="of:=[.D31]+[.R31]+[.AF31]" office:value-type="float" office:value="474.2" calcext:value-type="float">
            <text:p>474.2</text:p>
          </table:table-cell>
          <table:table-cell table:formula="of:=[.E31]+[.S31]+[.AG31]" office:value-type="float" office:value="797.004" calcext:value-type="float">
            <text:p>797.004</text:p>
          </table:table-cell>
          <table:table-cell table:formula="of:=[.F31]+[.T31]+[.AH31]" office:value-type="float" office:value="4698.523" calcext:value-type="float">
            <text:p>4698.523</text:p>
          </table:table-cell>
          <table:table-cell table:formula="of:=[.G31]+[.U31]+[.AI31]" office:value-type="float" office:value="477.4" calcext:value-type="float">
            <text:p>477.4</text:p>
          </table:table-cell>
          <table:table-cell table:formula="of:=[.H31]+[.V31]+[.AJ31]" office:value-type="float" office:value="793.968" calcext:value-type="float">
            <text:p>793.968</text:p>
          </table:table-cell>
          <table:table-cell table:formula="of:=[.I31]+[.W31]+[.AK31]" office:value-type="float" office:value="4714.445" calcext:value-type="float">
            <text:p>4714.445</text:p>
          </table:table-cell>
          <table:table-cell table:formula="of:=AVERAGE([.AQ31];[.AT31];[.AW31])" office:value-type="float" office:value="474.933333333333" calcext:value-type="float">
            <text:p>474.933333333333</text:p>
          </table:table-cell>
          <table:table-cell table:formula="of:=AVERAGE([.AR31];[.AU31];[.AX31])" office:value-type="float" office:value="785.997333333333" calcext:value-type="float">
            <text:p>785.997333333333</text:p>
          </table:table-cell>
          <table:table-cell table:formula="of:=AVERAGE([.AS31];[.AV31];[.AY31])" office:value-type="float" office:value="4696.12466666667" calcext:value-type="float">
            <text:p>4696.12466666667</text:p>
          </table:table-cell>
          <table:table-cell table:number-columns-repeated="2"/>
          <table:table-cell table:formula="of:=[.CG31]-[.BS31]" office:value-type="float" office:value="10.6" calcext:value-type="float">
            <text:p>10.6</text:p>
          </table:table-cell>
          <table:table-cell table:formula="of:=[.CH31]-[.BT31]" office:value-type="float" office:value="47.1639999999999" calcext:value-type="float">
            <text:p>47.1639999999999</text:p>
          </table:table-cell>
          <table:table-cell table:formula="of:=[.CI31]-[.BU31]" office:value-type="float" office:value="183.828000000001" calcext:value-type="float">
            <text:p>183.828000000001</text:p>
          </table:table-cell>
          <table:table-cell table:formula="of:=[.CJ31]-[.BV31]" office:value-type="float" office:value="3.39999999999998" calcext:value-type="float">
            <text:p>3.39999999999998</text:p>
          </table:table-cell>
          <table:table-cell table:formula="of:=[.CK31]-[.BW31]" office:value-type="float" office:value="51.4099999999999" calcext:value-type="float">
            <text:p>51.4099999999999</text:p>
          </table:table-cell>
          <table:table-cell table:formula="of:=[.CL31]-[.BX31]" office:value-type="float" office:value="188.343999999999" calcext:value-type="float">
            <text:p>188.343999999999</text:p>
          </table:table-cell>
          <table:table-cell table:formula="of:=[.CM31]-[.BY31]" office:value-type="float" office:value="9.5" calcext:value-type="float">
            <text:p>9.5</text:p>
          </table:table-cell>
          <table:table-cell table:formula="of:=[.CN31]-[.BZ31]" office:value-type="float" office:value="57.559" calcext:value-type="float">
            <text:p>57.559</text:p>
          </table:table-cell>
          <table:table-cell table:formula="of:=[.CO31]-[.CA31]" office:value-type="float" office:value="189.828" calcext:value-type="float">
            <text:p>189.828</text:p>
          </table:table-cell>
          <table:table-cell table:formula="of:=AVERAGE([.BE31];[.BH31];[.BK31])" office:value-type="float" office:value="7.83333333333333" calcext:value-type="float">
            <text:p>7.83333333333333</text:p>
          </table:table-cell>
          <table:table-cell table:formula="of:=AVERAGE([.BF31];[.BI31];[.BL31])" office:value-type="float" office:value="52.0443333333332" calcext:value-type="float">
            <text:p>52.0443333333332</text:p>
          </table:table-cell>
          <table:table-cell table:formula="of:=AVERAGE([.BG31];[.BJ31];[.BM31])" office:value-type="float" office:value="187.333333333333" calcext:value-type="float">
            <text:p>187.333333333333</text:p>
          </table:table-cell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002.551" calcext:value-type="float">
            <text:p>1002.551</text:p>
          </table:table-cell>
          <table:table-cell office:value-type="float" office:value="9870.953" calcext:value-type="float">
            <text:p>9870.953</text:p>
          </table:table-cell>
          <table:table-cell office:value-type="float" office:value="735.9" calcext:value-type="float">
            <text:p>735.9</text:p>
          </table:table-cell>
          <table:table-cell office:value-type="float" office:value="1058.613" calcext:value-type="float">
            <text:p>1058.613</text:p>
          </table:table-cell>
          <table:table-cell office:value-type="float" office:value="10518.297" calcext:value-type="float">
            <text:p>10518.297</text:p>
          </table:table-cell>
          <table:table-cell office:value-type="float" office:value="648.2" calcext:value-type="float">
            <text:p>648.2</text:p>
          </table:table-cell>
          <table:table-cell office:value-type="float" office:value="1034.359" calcext:value-type="float">
            <text:p>1034.359</text:p>
          </table:table-cell>
          <table:table-cell office:value-type="float" office:value="10516.754" calcext:value-type="float">
            <text:p>10516.754</text:p>
          </table:table-cell>
          <table:table-cell table:formula="of:=AVERAGE([.BS31];[.BV31];[.BY31])" office:value-type="float" office:value="671.233333333333" calcext:value-type="float">
            <text:p>671.233333333333</text:p>
          </table:table-cell>
          <table:table-cell table:formula="of:=AVERAGE([.BT31];[.BW31];[.BZ31])" office:value-type="float" office:value="1031.841" calcext:value-type="float">
            <text:p>1031.841</text:p>
          </table:table-cell>
          <table:table-cell table:formula="of:=AVERAGE([.BU31];[.BX31];[.CA31])" office:value-type="float" office:value="10302.0013333333" calcext:value-type="float">
            <text:p>10302.0013333333</text:p>
          </table:table-cell>
          <table:table-cell table:number-columns-repeated="2"/>
          <table:table-cell office:value-type="float" office:value="640.2" calcext:value-type="float">
            <text:p>640.2</text:p>
          </table:table-cell>
          <table:table-cell office:value-type="float" office:value="1049.715" calcext:value-type="float">
            <text:p>1049.715</text:p>
          </table:table-cell>
          <table:table-cell office:value-type="float" office:value="10054.781" calcext:value-type="float">
            <text:p>10054.781</text:p>
          </table:table-cell>
          <table:table-cell office:value-type="float" office:value="739.3" calcext:value-type="float">
            <text:p>739.3</text:p>
          </table:table-cell>
          <table:table-cell office:value-type="float" office:value="1110.023" calcext:value-type="float">
            <text:p>1110.023</text:p>
          </table:table-cell>
          <table:table-cell office:value-type="float" office:value="10706.641" calcext:value-type="float">
            <text:p>10706.641</text:p>
          </table:table-cell>
          <table:table-cell office:value-type="float" office:value="657.7" calcext:value-type="float">
            <text:p>657.7</text:p>
          </table:table-cell>
          <table:table-cell office:value-type="float" office:value="1091.918" calcext:value-type="float">
            <text:p>1091.918</text:p>
          </table:table-cell>
          <table:table-cell office:value-type="float" office:value="10706.582" calcext:value-type="float">
            <text:p>10706.582</text:p>
          </table:table-cell>
          <table:table-cell table:formula="of:=AVERAGE([.CG31];[.CJ31];[.CM31])" office:value-type="float" office:value="679.066666666667" calcext:value-type="float">
            <text:p>679.066666666667</text:p>
          </table:table-cell>
          <table:table-cell table:formula="of:=AVERAGE([.CH31];[.CK31];[.CN31])" office:value-type="float" office:value="1083.88533333333" calcext:value-type="float">
            <text:p>1083.88533333333</text:p>
          </table:table-cell>
          <table:table-cell table:formula="of:=AVERAGE([.CI31];[.CL31];[.CO31])" office:value-type="float" office:value="10489.3346666667" calcext:value-type="float">
            <text:p>10489.334666666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30.945" calcext:value-type="float">
            <text:p>330.94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984" calcext:value-type="float">
            <text:p>355.984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2.832" calcext:value-type="float">
            <text:p>352.832</text:p>
          </table:table-cell>
          <table:table-cell office:value-type="float" office:value="660.023" calcext:value-type="float">
            <text:p>660.023</text:p>
          </table:table-cell>
          <table:table-cell table:formula="of:=AVERAGE([.A32];[.D32];[.G32])" office:value-type="float" office:value="14.7666666666667" calcext:value-type="float">
            <text:p>14.7666666666667</text:p>
          </table:table-cell>
          <table:table-cell table:formula="of:=AVERAGE([.B32];[.E32];[.H32])" office:value-type="float" office:value="346.587" calcext:value-type="float">
            <text:p>346.587</text:p>
          </table:table-cell>
          <table:table-cell table:formula="of:=AVERAGE([.C32];[.F32];[.I3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2];[.R32];[.U32])" office:value-type="float" office:value="4.56666666666667" calcext:value-type="float">
            <text:p>4.56666666666667</text:p>
          </table:table-cell>
          <table:table-cell table:formula="of:=AVERAGE([.P32];[.S32];[.V32])" office:value-type="float" office:value="35.146" calcext:value-type="float">
            <text:p>35.146</text:p>
          </table:table-cell>
          <table:table-cell table:formula="of:=AVERAGE([.Q32];[.T32];[.W32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4" calcext:value-type="float">
            <text:p>455.4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1.7" calcext:value-type="float">
            <text:p>451.7</text:p>
          </table:table-cell>
          <table:table-cell office:value-type="float" office:value="405.332" calcext:value-type="float">
            <text:p>405.332</text:p>
          </table:table-cell>
          <table:table-cell office:value-type="float" office:value="3968.375" calcext:value-type="float">
            <text:p>3968.375</text:p>
          </table:table-cell>
          <table:table-cell office:value-type="float" office:value="454.5" calcext:value-type="float">
            <text:p>454.5</text:p>
          </table:table-cell>
          <table:table-cell office:value-type="float" office:value="403.223" calcext:value-type="float">
            <text:p>403.223</text:p>
          </table:table-cell>
          <table:table-cell office:value-type="float" office:value="3966.266" calcext:value-type="float">
            <text:p>3966.266</text:p>
          </table:table-cell>
          <table:table-cell table:formula="of:=AVERAGE([.AC32];[.AF32];[.AI32])" office:value-type="float" office:value="453.866666666667" calcext:value-type="float">
            <text:p>453.866666666667</text:p>
          </table:table-cell>
          <table:table-cell table:formula="of:=AVERAGE([.AD32];[.AG32];[.AJ32])" office:value-type="float" office:value="404.591333333333" calcext:value-type="float">
            <text:p>404.591333333333</text:p>
          </table:table-cell>
          <table:table-cell table:formula="of:=AVERAGE([.AE32];[.AH32];[.AK32])" office:value-type="float" office:value="3967.633" calcext:value-type="float">
            <text:p>3967.633</text:p>
          </table:table-cell>
          <table:table-cell table:number-columns-repeated="2"/>
          <table:table-cell table:formula="of:=[.A32]+[.O32]+[.AC32]" office:value-type="float" office:value="476" calcext:value-type="float">
            <text:p>476</text:p>
          </table:table-cell>
          <table:table-cell table:formula="of:=[.B32]+[.P32]+[.AD32]" office:value-type="float" office:value="771.309" calcext:value-type="float">
            <text:p>771.309</text:p>
          </table:table-cell>
          <table:table-cell table:formula="of:=[.C32]+[.Q32]+[.AE32]" office:value-type="float" office:value="4679.406" calcext:value-type="float">
            <text:p>4679.406</text:p>
          </table:table-cell>
          <table:table-cell table:formula="of:=[.D32]+[.R32]+[.AF32]" office:value-type="float" office:value="471.4" calcext:value-type="float">
            <text:p>471.4</text:p>
          </table:table-cell>
          <table:table-cell table:formula="of:=[.E32]+[.S32]+[.AG32]" office:value-type="float" office:value="796.461" calcext:value-type="float">
            <text:p>796.461</text:p>
          </table:table-cell>
          <table:table-cell table:formula="of:=[.F32]+[.T32]+[.AH32]" office:value-type="float" office:value="4698.023" calcext:value-type="float">
            <text:p>4698.023</text:p>
          </table:table-cell>
          <table:table-cell table:formula="of:=[.G32]+[.U32]+[.AI32]" office:value-type="float" office:value="472.2" calcext:value-type="float">
            <text:p>472.2</text:p>
          </table:table-cell>
          <table:table-cell table:formula="of:=[.H32]+[.V32]+[.AJ32]" office:value-type="float" office:value="791.203" calcext:value-type="float">
            <text:p>791.203</text:p>
          </table:table-cell>
          <table:table-cell table:formula="of:=[.I32]+[.W32]+[.AK32]" office:value-type="float" office:value="4711.414" calcext:value-type="float">
            <text:p>4711.414</text:p>
          </table:table-cell>
          <table:table-cell table:formula="of:=AVERAGE([.AQ32];[.AT32];[.AW32])" office:value-type="float" office:value="473.2" calcext:value-type="float">
            <text:p>473.2</text:p>
          </table:table-cell>
          <table:table-cell table:formula="of:=AVERAGE([.AR32];[.AU32];[.AX32])" office:value-type="float" office:value="786.324333333333" calcext:value-type="float">
            <text:p>786.324333333333</text:p>
          </table:table-cell>
          <table:table-cell table:formula="of:=AVERAGE([.AS32];[.AV32];[.AY32])" office:value-type="float" office:value="4696.281" calcext:value-type="float">
            <text:p>4696.281</text:p>
          </table:table-cell>
          <table:table-cell table:number-columns-repeated="2"/>
          <table:table-cell table:formula="of:=[.CG32]-[.BS32]" office:value-type="float" office:value="7.19999999999993" calcext:value-type="float">
            <text:p>7.19999999999993</text:p>
          </table:table-cell>
          <table:table-cell table:formula="of:=[.CH32]-[.BT32]" office:value-type="float" office:value="51.164" calcext:value-type="float">
            <text:p>51.164</text:p>
          </table:table-cell>
          <table:table-cell table:formula="of:=[.CI32]-[.BU32]" office:value-type="float" office:value="187.828" calcext:value-type="float">
            <text:p>187.828</text:p>
          </table:table-cell>
          <table:table-cell table:formula="of:=[.CJ32]-[.BV32]" office:value-type="float" office:value="7.69999999999993" calcext:value-type="float">
            <text:p>7.69999999999993</text:p>
          </table:table-cell>
          <table:table-cell table:formula="of:=[.CK32]-[.BW32]" office:value-type="float" office:value="62.106" calcext:value-type="float">
            <text:p>62.106</text:p>
          </table:table-cell>
          <table:table-cell table:formula="of:=[.CL32]-[.BX32]" office:value-type="float" office:value="187.828000000001" calcext:value-type="float">
            <text:p>187.828000000001</text:p>
          </table:table-cell>
          <table:table-cell table:formula="of:=[.CM32]-[.BY32]" office:value-type="float" office:value="7.30000000000007" calcext:value-type="float">
            <text:p>7.30000000000007</text:p>
          </table:table-cell>
          <table:table-cell table:formula="of:=[.CN32]-[.BZ32]" office:value-type="float" office:value="49.976" calcext:value-type="float">
            <text:p>49.976</text:p>
          </table:table-cell>
          <table:table-cell table:formula="of:=[.CO32]-[.CA32]" office:value-type="float" office:value="185.852000000001" calcext:value-type="float">
            <text:p>185.852000000001</text:p>
          </table:table-cell>
          <table:table-cell table:formula="of:=AVERAGE([.BE32];[.BH32];[.BK32])" office:value-type="float" office:value="7.39999999999998" calcext:value-type="float">
            <text:p>7.39999999999998</text:p>
          </table:table-cell>
          <table:table-cell table:formula="of:=AVERAGE([.BF32];[.BI32];[.BL32])" office:value-type="float" office:value="54.4153333333333" calcext:value-type="float">
            <text:p>54.4153333333333</text:p>
          </table:table-cell>
          <table:table-cell table:formula="of:=AVERAGE([.BG32];[.BJ32];[.BM32])" office:value-type="float" office:value="187.169333333334" calcext:value-type="float">
            <text:p>187.169333333334</text:p>
          </table:table-cell>
          <table:table-cell table:number-columns-repeated="2"/>
          <table:table-cell office:value-type="float" office:value="615.1" calcext:value-type="float">
            <text:p>615.1</text:p>
          </table:table-cell>
          <table:table-cell office:value-type="float" office:value="1136.328" calcext:value-type="float">
            <text:p>1136.328</text:p>
          </table:table-cell>
          <table:table-cell office:value-type="float" office:value="11181.832" calcext:value-type="float">
            <text:p>11181.832</text:p>
          </table:table-cell>
          <table:table-cell office:value-type="float" office:value="663.6" calcext:value-type="float">
            <text:p>663.6</text:p>
          </table:table-cell>
          <table:table-cell office:value-type="float" office:value="959.289" calcext:value-type="float">
            <text:p>959.289</text:p>
          </table:table-cell>
          <table:table-cell office:value-type="float" office:value="9852.078" calcext:value-type="float">
            <text:p>9852.078</text:p>
          </table:table-cell>
          <table:table-cell office:value-type="float" office:value="660.8" calcext:value-type="float">
            <text:p>660.8</text:p>
          </table:table-cell>
          <table:table-cell office:value-type="float" office:value="995.141" calcext:value-type="float">
            <text:p>995.141</text:p>
          </table:table-cell>
          <table:table-cell office:value-type="float" office:value="9867.125" calcext:value-type="float">
            <text:p>9867.125</text:p>
          </table:table-cell>
          <table:table-cell table:formula="of:=AVERAGE([.BS32];[.BV32];[.BY32])" office:value-type="float" office:value="646.5" calcext:value-type="float">
            <text:p>646.5</text:p>
          </table:table-cell>
          <table:table-cell table:formula="of:=AVERAGE([.BT32];[.BW32];[.BZ32])" office:value-type="float" office:value="1030.25266666667" calcext:value-type="float">
            <text:p>1030.25266666667</text:p>
          </table:table-cell>
          <table:table-cell table:formula="of:=AVERAGE([.BU32];[.BX32];[.CA32])" office:value-type="float" office:value="10300.345" calcext:value-type="float">
            <text:p>10300.345</text:p>
          </table:table-cell>
          <table:table-cell table:number-columns-repeated="2"/>
          <table:table-cell office:value-type="float" office:value="622.3" calcext:value-type="float">
            <text:p>622.3</text:p>
          </table:table-cell>
          <table:table-cell office:value-type="float" office:value="1187.492" calcext:value-type="float">
            <text:p>1187.492</text:p>
          </table:table-cell>
          <table:table-cell office:value-type="float" office:value="11369.66" calcext:value-type="float">
            <text:p>11369.66</text:p>
          </table:table-cell>
          <table:table-cell office:value-type="float" office:value="671.3" calcext:value-type="float">
            <text:p>671.3</text:p>
          </table:table-cell>
          <table:table-cell office:value-type="float" office:value="1021.395" calcext:value-type="float">
            <text:p>1021.395</text:p>
          </table:table-cell>
          <table:table-cell office:value-type="float" office:value="10039.906" calcext:value-type="float">
            <text:p>10039.906</text:p>
          </table:table-cell>
          <table:table-cell office:value-type="float" office:value="668.1" calcext:value-type="float">
            <text:p>668.1</text:p>
          </table:table-cell>
          <table:table-cell office:value-type="float" office:value="1045.117" calcext:value-type="float">
            <text:p>1045.117</text:p>
          </table:table-cell>
          <table:table-cell office:value-type="float" office:value="10052.977" calcext:value-type="float">
            <text:p>10052.977</text:p>
          </table:table-cell>
          <table:table-cell table:formula="of:=AVERAGE([.CG32];[.CJ32];[.CM32])" office:value-type="float" office:value="653.9" calcext:value-type="float">
            <text:p>653.9</text:p>
          </table:table-cell>
          <table:table-cell table:formula="of:=AVERAGE([.CH32];[.CK32];[.CN32])" office:value-type="float" office:value="1084.668" calcext:value-type="float">
            <text:p>1084.668</text:p>
          </table:table-cell>
          <table:table-cell table:formula="of:=AVERAGE([.CI32];[.CL32];[.CO32])" office:value-type="float" office:value="10487.5143333333" calcext:value-type="float">
            <text:p>10487.514333333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30.707" calcext:value-type="float">
            <text:p>330.70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8" calcext:value-type="float">
            <text:p>11.8</text:p>
          </table:table-cell>
          <table:table-cell office:value-type="float" office:value="355.984" calcext:value-type="float">
            <text:p>355.984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7" calcext:value-type="float">
            <text:p>13.7</text:p>
          </table:table-cell>
          <table:table-cell office:value-type="float" office:value="353.004" calcext:value-type="float">
            <text:p>353.004</text:p>
          </table:table-cell>
          <table:table-cell office:value-type="float" office:value="660.023" calcext:value-type="float">
            <text:p>660.023</text:p>
          </table:table-cell>
          <table:table-cell table:formula="of:=AVERAGE([.A33];[.D33];[.G33])" office:value-type="float" office:value="12.7666666666667" calcext:value-type="float">
            <text:p>12.7666666666667</text:p>
          </table:table-cell>
          <table:table-cell table:formula="of:=AVERAGE([.B33];[.E33];[.H33])" office:value-type="float" office:value="346.565" calcext:value-type="float">
            <text:p>346.565</text:p>
          </table:table-cell>
          <table:table-cell table:formula="of:=AVERAGE([.C33];[.F33];[.I3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29" calcext:value-type="float">
            <text:p>86.129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3];[.R33];[.U33])" office:value-type="float" office:value="3.56666666666667" calcext:value-type="float">
            <text:p>3.56666666666667</text:p>
          </table:table-cell>
          <table:table-cell table:formula="of:=AVERAGE([.P33];[.S33];[.V33])" office:value-type="float" office:value="35.146" calcext:value-type="float">
            <text:p>35.146</text:p>
          </table:table-cell>
          <table:table-cell table:formula="of:=AVERAGE([.Q33];[.T33];[.W33])" office:value-type="float" office:value="85.4596666666667" calcext:value-type="float">
            <text:p>85.4596666666667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457" calcext:value-type="float">
            <text:p>457</text:p>
          </table:table-cell>
          <table:table-cell office:value-type="float" office:value="405.336" calcext:value-type="float">
            <text:p>405.336</text:p>
          </table:table-cell>
          <table:table-cell office:value-type="float" office:value="3968.375" calcext:value-type="float">
            <text:p>3968.375</text:p>
          </table:table-cell>
          <table:table-cell office:value-type="float" office:value="455.2" calcext:value-type="float">
            <text:p>455.2</text:p>
          </table:table-cell>
          <table:table-cell office:value-type="float" office:value="403.227" calcext:value-type="float">
            <text:p>403.227</text:p>
          </table:table-cell>
          <table:table-cell office:value-type="float" office:value="3966.266" calcext:value-type="float">
            <text:p>3966.266</text:p>
          </table:table-cell>
          <table:table-cell table:formula="of:=AVERAGE([.AC33];[.AF33];[.AI33])" office:value-type="float" office:value="456.733333333333" calcext:value-type="float">
            <text:p>456.733333333333</text:p>
          </table:table-cell>
          <table:table-cell table:formula="of:=AVERAGE([.AD33];[.AG33];[.AJ33])" office:value-type="float" office:value="404.594" calcext:value-type="float">
            <text:p>404.594</text:p>
          </table:table-cell>
          <table:table-cell table:formula="of:=AVERAGE([.AE33];[.AH33];[.AK33])" office:value-type="float" office:value="3967.633" calcext:value-type="float">
            <text:p>3967.633</text:p>
          </table:table-cell>
          <table:table-cell table:number-columns-repeated="2"/>
          <table:table-cell table:formula="of:=[.A33]+[.O33]+[.AC33]" office:value-type="float" office:value="474.7" calcext:value-type="float">
            <text:p>474.7</text:p>
          </table:table-cell>
          <table:table-cell table:formula="of:=[.B33]+[.P33]+[.AD33]" office:value-type="float" office:value="771.071" calcext:value-type="float">
            <text:p>771.071</text:p>
          </table:table-cell>
          <table:table-cell table:formula="of:=[.C33]+[.Q33]+[.AE33]" office:value-type="float" office:value="4680.41" calcext:value-type="float">
            <text:p>4680.41</text:p>
          </table:table-cell>
          <table:table-cell table:formula="of:=[.D33]+[.R33]+[.AF33]" office:value-type="float" office:value="472.7" calcext:value-type="float">
            <text:p>472.7</text:p>
          </table:table-cell>
          <table:table-cell table:formula="of:=[.E33]+[.S33]+[.AG33]" office:value-type="float" office:value="796.465" calcext:value-type="float">
            <text:p>796.465</text:p>
          </table:table-cell>
          <table:table-cell table:formula="of:=[.F33]+[.T33]+[.AH33]" office:value-type="float" office:value="4698.023" calcext:value-type="float">
            <text:p>4698.023</text:p>
          </table:table-cell>
          <table:table-cell table:formula="of:=[.G33]+[.U33]+[.AI33]" office:value-type="float" office:value="471.8" calcext:value-type="float">
            <text:p>471.8</text:p>
          </table:table-cell>
          <table:table-cell table:formula="of:=[.H33]+[.V33]+[.AJ33]" office:value-type="float" office:value="791.379" calcext:value-type="float">
            <text:p>791.379</text:p>
          </table:table-cell>
          <table:table-cell table:formula="of:=[.I33]+[.W33]+[.AK33]" office:value-type="float" office:value="4711.414" calcext:value-type="float">
            <text:p>4711.414</text:p>
          </table:table-cell>
          <table:table-cell table:formula="of:=AVERAGE([.AQ33];[.AT33];[.AW33])" office:value-type="float" office:value="473.066666666667" calcext:value-type="float">
            <text:p>473.066666666667</text:p>
          </table:table-cell>
          <table:table-cell table:formula="of:=AVERAGE([.AR33];[.AU33];[.AX33])" office:value-type="float" office:value="786.305" calcext:value-type="float">
            <text:p>786.305</text:p>
          </table:table-cell>
          <table:table-cell table:formula="of:=AVERAGE([.AS33];[.AV33];[.AY33])" office:value-type="float" office:value="4696.61566666667" calcext:value-type="float">
            <text:p>4696.61566666667</text:p>
          </table:table-cell>
          <table:table-cell table:number-columns-repeated="2"/>
          <table:table-cell table:formula="of:=[.CG33]-[.BS33]" office:value-type="float" office:value="12.0999999999999" calcext:value-type="float">
            <text:p>12.0999999999999</text:p>
          </table:table-cell>
          <table:table-cell table:formula="of:=[.CH33]-[.BT33]" office:value-type="float" office:value="47.1640000000001" calcext:value-type="float">
            <text:p>47.1640000000001</text:p>
          </table:table-cell>
          <table:table-cell table:formula="of:=[.CI33]-[.BU33]" office:value-type="float" office:value="183.828000000001" calcext:value-type="float">
            <text:p>183.828000000001</text:p>
          </table:table-cell>
          <table:table-cell table:formula="of:=[.CJ33]-[.BV33]" office:value-type="float" office:value="17.6" calcext:value-type="float">
            <text:p>17.6</text:p>
          </table:table-cell>
          <table:table-cell table:formula="of:=[.CK33]-[.BW33]" office:value-type="float" office:value="51.168" calcext:value-type="float">
            <text:p>51.168</text:p>
          </table:table-cell>
          <table:table-cell table:formula="of:=[.CL33]-[.BX33]" office:value-type="float" office:value="187.828" calcext:value-type="float">
            <text:p>187.828</text:p>
          </table:table-cell>
          <table:table-cell table:formula="of:=[.CM33]-[.BY33]" office:value-type="float" office:value="11.7" calcext:value-type="float">
            <text:p>11.7</text:p>
          </table:table-cell>
          <table:table-cell table:formula="of:=[.CN33]-[.BZ33]" office:value-type="float" office:value="51.809" calcext:value-type="float">
            <text:p>51.809</text:p>
          </table:table-cell>
          <table:table-cell table:formula="of:=[.CO33]-[.CA33]" office:value-type="float" office:value="187.828" calcext:value-type="float">
            <text:p>187.828</text:p>
          </table:table-cell>
          <table:table-cell table:formula="of:=AVERAGE([.BE33];[.BH33];[.BK33])" office:value-type="float" office:value="13.8" calcext:value-type="float">
            <text:p>13.8</text:p>
          </table:table-cell>
          <table:table-cell table:formula="of:=AVERAGE([.BF33];[.BI33];[.BL33])" office:value-type="float" office:value="50.047" calcext:value-type="float">
            <text:p>50.047</text:p>
          </table:table-cell>
          <table:table-cell table:formula="of:=AVERAGE([.BG33];[.BJ33];[.BM33])" office:value-type="float" office:value="186.494666666667" calcext:value-type="float">
            <text:p>186.494666666667</text:p>
          </table:table-cell>
          <table:table-cell table:number-columns-repeated="2"/>
          <table:table-cell office:value-type="float" office:value="713.7" calcext:value-type="float">
            <text:p>713.7</text:p>
          </table:table-cell>
          <table:table-cell office:value-type="float" office:value="928.43" calcext:value-type="float">
            <text:p>928.43</text:p>
          </table:table-cell>
          <table:table-cell office:value-type="float" office:value="9208.301" calcext:value-type="float">
            <text:p>9208.301</text:p>
          </table:table-cell>
          <table:table-cell office:value-type="float" office:value="446.9" calcext:value-type="float">
            <text:p>446.9</text:p>
          </table:table-cell>
          <table:table-cell office:value-type="float" office:value="989.66" calcext:value-type="float">
            <text:p>989.66</text:p>
          </table:table-cell>
          <table:table-cell office:value-type="float" office:value="9860.965" calcext:value-type="float">
            <text:p>9860.965</text:p>
          </table:table-cell>
          <table:table-cell office:value-type="float" office:value="536.9" calcext:value-type="float">
            <text:p>536.9</text:p>
          </table:table-cell>
          <table:table-cell office:value-type="float" office:value="1055.027" calcext:value-type="float">
            <text:p>1055.027</text:p>
          </table:table-cell>
          <table:table-cell office:value-type="float" office:value="10514.668" calcext:value-type="float">
            <text:p>10514.668</text:p>
          </table:table-cell>
          <table:table-cell table:formula="of:=AVERAGE([.BS33];[.BV33];[.BY33])" office:value-type="float" office:value="565.833333333333" calcext:value-type="float">
            <text:p>565.833333333333</text:p>
          </table:table-cell>
          <table:table-cell table:formula="of:=AVERAGE([.BT33];[.BW33];[.BZ33])" office:value-type="float" office:value="991.039" calcext:value-type="float">
            <text:p>991.039</text:p>
          </table:table-cell>
          <table:table-cell table:formula="of:=AVERAGE([.BU33];[.BX33];[.CA33])" office:value-type="float" office:value="9861.31133333333" calcext:value-type="float">
            <text:p>9861.31133333333</text:p>
          </table:table-cell>
          <table:table-cell table:number-columns-repeated="2"/>
          <table:table-cell office:value-type="float" office:value="725.8" calcext:value-type="float">
            <text:p>725.8</text:p>
          </table:table-cell>
          <table:table-cell office:value-type="float" office:value="975.594" calcext:value-type="float">
            <text:p>975.594</text:p>
          </table:table-cell>
          <table:table-cell office:value-type="float" office:value="9392.129" calcext:value-type="float">
            <text:p>9392.129</text:p>
          </table:table-cell>
          <table:table-cell office:value-type="float" office:value="464.5" calcext:value-type="float">
            <text:p>464.5</text:p>
          </table:table-cell>
          <table:table-cell office:value-type="float" office:value="1040.828" calcext:value-type="float">
            <text:p>1040.828</text:p>
          </table:table-cell>
          <table:table-cell office:value-type="float" office:value="10048.793" calcext:value-type="float">
            <text:p>10048.793</text:p>
          </table:table-cell>
          <table:table-cell office:value-type="float" office:value="548.6" calcext:value-type="float">
            <text:p>548.6</text:p>
          </table:table-cell>
          <table:table-cell office:value-type="float" office:value="1106.836" calcext:value-type="float">
            <text:p>1106.836</text:p>
          </table:table-cell>
          <table:table-cell office:value-type="float" office:value="10702.496" calcext:value-type="float">
            <text:p>10702.496</text:p>
          </table:table-cell>
          <table:table-cell table:formula="of:=AVERAGE([.CG33];[.CJ33];[.CM33])" office:value-type="float" office:value="579.633333333333" calcext:value-type="float">
            <text:p>579.633333333333</text:p>
          </table:table-cell>
          <table:table-cell table:formula="of:=AVERAGE([.CH33];[.CK33];[.CN33])" office:value-type="float" office:value="1041.086" calcext:value-type="float">
            <text:p>1041.086</text:p>
          </table:table-cell>
          <table:table-cell table:formula="of:=AVERAGE([.CI33];[.CL33];[.CO33])" office:value-type="float" office:value="10047.806" calcext:value-type="float">
            <text:p>10047.80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469" calcext:value-type="float">
            <text:p>330.46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945" calcext:value-type="float">
            <text:p>355.94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3.129" calcext:value-type="float">
            <text:p>353.129</text:p>
          </table:table-cell>
          <table:table-cell office:value-type="float" office:value="660.023" calcext:value-type="float">
            <text:p>660.023</text:p>
          </table:table-cell>
          <table:table-cell table:formula="of:=AVERAGE([.A34];[.D34];[.G34])" office:value-type="float" office:value="13.8" calcext:value-type="float">
            <text:p>13.8</text:p>
          </table:table-cell>
          <table:table-cell table:formula="of:=AVERAGE([.B34];[.E34];[.H34])" office:value-type="float" office:value="346.514333333333" calcext:value-type="float">
            <text:p>346.514333333333</text:p>
          </table:table-cell>
          <table:table-cell table:formula="of:=AVERAGE([.C34];[.F34];[.I3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.9" calcext:value-type="float">
            <text:p>5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4];[.R34];[.U34])" office:value-type="float" office:value="4.56666666666667" calcext:value-type="float">
            <text:p>4.56666666666667</text:p>
          </table:table-cell>
          <table:table-cell table:formula="of:=AVERAGE([.P34];[.S34];[.V34])" office:value-type="float" office:value="35.146" calcext:value-type="float">
            <text:p>35.146</text:p>
          </table:table-cell>
          <table:table-cell table:formula="of:=AVERAGE([.Q34];[.T34];[.W34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5" calcext:value-type="float">
            <text:p>455.5</text:p>
          </table:table-cell>
          <table:table-cell office:value-type="float" office:value="405.34" calcext:value-type="float">
            <text:p>405.34</text:p>
          </table:table-cell>
          <table:table-cell office:value-type="float" office:value="3968.383" calcext:value-type="float">
            <text:p>3968.383</text:p>
          </table:table-cell>
          <table:table-cell office:value-type="float" office:value="457" calcext:value-type="float">
            <text:p>457</text:p>
          </table:table-cell>
          <table:table-cell office:value-type="float" office:value="403.336" calcext:value-type="float">
            <text:p>403.336</text:p>
          </table:table-cell>
          <table:table-cell office:value-type="float" office:value="3966.375" calcext:value-type="float">
            <text:p>3966.375</text:p>
          </table:table-cell>
          <table:table-cell office:value-type="float" office:value="458" calcext:value-type="float">
            <text:p>458</text:p>
          </table:table-cell>
          <table:table-cell office:value-type="float" office:value="405.227" calcext:value-type="float">
            <text:p>405.227</text:p>
          </table:table-cell>
          <table:table-cell office:value-type="float" office:value="3968.266" calcext:value-type="float">
            <text:p>3968.266</text:p>
          </table:table-cell>
          <table:table-cell table:formula="of:=AVERAGE([.AC34];[.AF34];[.AI34])" office:value-type="float" office:value="456.833333333333" calcext:value-type="float">
            <text:p>456.833333333333</text:p>
          </table:table-cell>
          <table:table-cell table:formula="of:=AVERAGE([.AD34];[.AG34];[.AJ34])" office:value-type="float" office:value="404.634333333333" calcext:value-type="float">
            <text:p>404.634333333333</text:p>
          </table:table-cell>
          <table:table-cell table:formula="of:=AVERAGE([.AE34];[.AH34];[.AK34])" office:value-type="float" office:value="3967.67466666667" calcext:value-type="float">
            <text:p>3967.67466666667</text:p>
          </table:table-cell>
          <table:table-cell table:number-columns-repeated="2"/>
          <table:table-cell table:formula="of:=[.A34]+[.O34]+[.AC34]" office:value-type="float" office:value="473.2" calcext:value-type="float">
            <text:p>473.2</text:p>
          </table:table-cell>
          <table:table-cell table:formula="of:=[.B34]+[.P34]+[.AD34]" office:value-type="float" office:value="770.954" calcext:value-type="float">
            <text:p>770.954</text:p>
          </table:table-cell>
          <table:table-cell table:formula="of:=[.C34]+[.Q34]+[.AE34]" office:value-type="float" office:value="4679.531" calcext:value-type="float">
            <text:p>4679.531</text:p>
          </table:table-cell>
          <table:table-cell table:formula="of:=[.D34]+[.R34]+[.AF34]" office:value-type="float" office:value="475.7" calcext:value-type="float">
            <text:p>475.7</text:p>
          </table:table-cell>
          <table:table-cell table:formula="of:=[.E34]+[.S34]+[.AG34]" office:value-type="float" office:value="794.426" calcext:value-type="float">
            <text:p>794.426</text:p>
          </table:table-cell>
          <table:table-cell table:formula="of:=[.F34]+[.T34]+[.AH34]" office:value-type="float" office:value="4696.023" calcext:value-type="float">
            <text:p>4696.023</text:p>
          </table:table-cell>
          <table:table-cell table:formula="of:=[.G34]+[.U34]+[.AI34]" office:value-type="float" office:value="476.7" calcext:value-type="float">
            <text:p>476.7</text:p>
          </table:table-cell>
          <table:table-cell table:formula="of:=[.H34]+[.V34]+[.AJ34]" office:value-type="float" office:value="793.504" calcext:value-type="float">
            <text:p>793.504</text:p>
          </table:table-cell>
          <table:table-cell table:formula="of:=[.I34]+[.W34]+[.AK34]" office:value-type="float" office:value="4713.414" calcext:value-type="float">
            <text:p>4713.414</text:p>
          </table:table-cell>
          <table:table-cell table:formula="of:=AVERAGE([.AQ34];[.AT34];[.AW34])" office:value-type="float" office:value="475.2" calcext:value-type="float">
            <text:p>475.2</text:p>
          </table:table-cell>
          <table:table-cell table:formula="of:=AVERAGE([.AR34];[.AU34];[.AX34])" office:value-type="float" office:value="786.294666666667" calcext:value-type="float">
            <text:p>786.294666666667</text:p>
          </table:table-cell>
          <table:table-cell table:formula="of:=AVERAGE([.AS34];[.AV34];[.AY34])" office:value-type="float" office:value="4696.32266666667" calcext:value-type="float">
            <text:p>4696.32266666667</text:p>
          </table:table-cell>
          <table:table-cell table:number-columns-repeated="2"/>
          <table:table-cell table:formula="of:=[.CG34]-[.BS34]" office:value-type="float" office:value="9.89999999999998" calcext:value-type="float">
            <text:p>9.89999999999998</text:p>
          </table:table-cell>
          <table:table-cell table:formula="of:=[.CH34]-[.BT34]" office:value-type="float" office:value="47.164" calcext:value-type="float">
            <text:p>47.164</text:p>
          </table:table-cell>
          <table:table-cell table:formula="of:=[.CI34]-[.BU34]" office:value-type="float" office:value="185.829" calcext:value-type="float">
            <text:p>185.829</text:p>
          </table:table-cell>
          <table:table-cell table:formula="of:=[.CJ34]-[.BV34]" office:value-type="float" office:value="-1.10000000000002" calcext:value-type="float">
            <text:p>-1.10000000000002</text:p>
          </table:table-cell>
          <table:table-cell table:formula="of:=[.CK34]-[.BW34]" office:value-type="float" office:value="55.6759999999999" calcext:value-type="float">
            <text:p>55.6759999999999</text:p>
          </table:table-cell>
          <table:table-cell table:formula="of:=[.CL34]-[.BX34]" office:value-type="float" office:value="192.348" calcext:value-type="float">
            <text:p>192.348</text:p>
          </table:table-cell>
          <table:table-cell table:formula="of:=[.CM34]-[.BY34]" office:value-type="float" office:value="0.5" calcext:value-type="float">
            <text:p>0.5</text:p>
          </table:table-cell>
          <table:table-cell table:formula="of:=[.CN34]-[.BZ34]" office:value-type="float" office:value="53.4179999999999" calcext:value-type="float">
            <text:p>53.4179999999999</text:p>
          </table:table-cell>
          <table:table-cell table:formula="of:=[.CO34]-[.CA34]" office:value-type="float" office:value="185.828" calcext:value-type="float">
            <text:p>185.828</text:p>
          </table:table-cell>
          <table:table-cell table:formula="of:=AVERAGE([.BE34];[.BH34];[.BK34])" office:value-type="float" office:value="3.09999999999998" calcext:value-type="float">
            <text:p>3.09999999999998</text:p>
          </table:table-cell>
          <table:table-cell table:formula="of:=AVERAGE([.BF34];[.BI34];[.BL34])" office:value-type="float" office:value="52.0859999999999" calcext:value-type="float">
            <text:p>52.0859999999999</text:p>
          </table:table-cell>
          <table:table-cell table:formula="of:=AVERAGE([.BG34];[.BJ34];[.BM34])" office:value-type="float" office:value="188.001666666666" calcext:value-type="float">
            <text:p>188.001666666666</text:p>
          </table:table-cell>
          <table:table-cell table:number-columns-repeated="2"/>
          <table:table-cell office:value-type="float" office:value="597.9" calcext:value-type="float">
            <text:p>597.9</text:p>
          </table:table-cell>
          <table:table-cell office:value-type="float" office:value="1047.551" calcext:value-type="float">
            <text:p>1047.551</text:p>
          </table:table-cell>
          <table:table-cell office:value-type="float" office:value="10523.605" calcext:value-type="float">
            <text:p>10523.605</text:p>
          </table:table-cell>
          <table:table-cell office:value-type="float" office:value="491" calcext:value-type="float">
            <text:p>491</text:p>
          </table:table-cell>
          <table:table-cell office:value-type="float" office:value="1182.375" calcext:value-type="float">
            <text:p>1182.375</text:p>
          </table:table-cell>
          <table:table-cell office:value-type="float" office:value="11820.832" calcext:value-type="float">
            <text:p>11820.832</text:p>
          </table:table-cell>
          <table:table-cell office:value-type="float" office:value="731" calcext:value-type="float">
            <text:p>731</text:p>
          </table:table-cell>
          <table:table-cell office:value-type="float" office:value="1040.199" calcext:value-type="float">
            <text:p>1040.199</text:p>
          </table:table-cell>
          <table:table-cell office:value-type="float" office:value="10524.906" calcext:value-type="float">
            <text:p>10524.906</text:p>
          </table:table-cell>
          <table:table-cell table:formula="of:=AVERAGE([.BS34];[.BV34];[.BY34])" office:value-type="float" office:value="606.633333333333" calcext:value-type="float">
            <text:p>606.633333333333</text:p>
          </table:table-cell>
          <table:table-cell table:formula="of:=AVERAGE([.BT34];[.BW34];[.BZ34])" office:value-type="float" office:value="1090.04166666667" calcext:value-type="float">
            <text:p>1090.04166666667</text:p>
          </table:table-cell>
          <table:table-cell table:formula="of:=AVERAGE([.BU34];[.BX34];[.CA34])" office:value-type="float" office:value="10956.4476666667" calcext:value-type="float">
            <text:p>10956.4476666667</text:p>
          </table:table-cell>
          <table:table-cell table:number-columns-repeated="2"/>
          <table:table-cell office:value-type="float" office:value="607.8" calcext:value-type="float">
            <text:p>607.8</text:p>
          </table:table-cell>
          <table:table-cell office:value-type="float" office:value="1094.715" calcext:value-type="float">
            <text:p>1094.715</text:p>
          </table:table-cell>
          <table:table-cell office:value-type="float" office:value="10709.434" calcext:value-type="float">
            <text:p>10709.434</text:p>
          </table:table-cell>
          <table:table-cell office:value-type="float" office:value="489.9" calcext:value-type="float">
            <text:p>489.9</text:p>
          </table:table-cell>
          <table:table-cell office:value-type="float" office:value="1238.051" calcext:value-type="float">
            <text:p>1238.051</text:p>
          </table:table-cell>
          <table:table-cell office:value-type="float" office:value="12013.18" calcext:value-type="float">
            <text:p>12013.18</text:p>
          </table:table-cell>
          <table:table-cell office:value-type="float" office:value="731.5" calcext:value-type="float">
            <text:p>731.5</text:p>
          </table:table-cell>
          <table:table-cell office:value-type="float" office:value="1093.617" calcext:value-type="float">
            <text:p>1093.617</text:p>
          </table:table-cell>
          <table:table-cell office:value-type="float" office:value="10710.734" calcext:value-type="float">
            <text:p>10710.734</text:p>
          </table:table-cell>
          <table:table-cell table:formula="of:=AVERAGE([.CG34];[.CJ34];[.CM34])" office:value-type="float" office:value="609.733333333333" calcext:value-type="float">
            <text:p>609.733333333333</text:p>
          </table:table-cell>
          <table:table-cell table:formula="of:=AVERAGE([.CH34];[.CK34];[.CN34])" office:value-type="float" office:value="1142.12766666667" calcext:value-type="float">
            <text:p>1142.12766666667</text:p>
          </table:table-cell>
          <table:table-cell table:formula="of:=AVERAGE([.CI34];[.CL34];[.CO34])" office:value-type="float" office:value="11144.4493333333" calcext:value-type="float">
            <text:p>11144.449333333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30.652" calcext:value-type="float">
            <text:p>330.6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9" calcext:value-type="float">
            <text:p>11.9</text:p>
          </table:table-cell>
          <table:table-cell office:value-type="float" office:value="355.359" calcext:value-type="float">
            <text:p>355.359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2.785" calcext:value-type="float">
            <text:p>352.785</text:p>
          </table:table-cell>
          <table:table-cell office:value-type="float" office:value="660.023" calcext:value-type="float">
            <text:p>660.023</text:p>
          </table:table-cell>
          <table:table-cell table:formula="of:=AVERAGE([.A35];[.D35];[.G35])" office:value-type="float" office:value="13.8333333333333" calcext:value-type="float">
            <text:p>13.8333333333333</text:p>
          </table:table-cell>
          <table:table-cell table:formula="of:=AVERAGE([.B35];[.E35];[.H35])" office:value-type="float" office:value="346.265333333333" calcext:value-type="float">
            <text:p>346.265333333333</text:p>
          </table:table-cell>
          <table:table-cell table:formula="of:=AVERAGE([.C35];[.F35];[.I3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5];[.R35];[.U35])" office:value-type="float" office:value="4.23333333333333" calcext:value-type="float">
            <text:p>4.23333333333333</text:p>
          </table:table-cell>
          <table:table-cell table:formula="of:=AVERAGE([.P35];[.S35];[.V35])" office:value-type="float" office:value="35.146" calcext:value-type="float">
            <text:p>35.146</text:p>
          </table:table-cell>
          <table:table-cell table:formula="of:=AVERAGE([.Q35];[.T35];[.W35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3" calcext:value-type="float">
            <text:p>455.3</text:p>
          </table:table-cell>
          <table:table-cell office:value-type="float" office:value="405.402" calcext:value-type="float">
            <text:p>405.402</text:p>
          </table:table-cell>
          <table:table-cell office:value-type="float" office:value="3968.445" calcext:value-type="float">
            <text:p>3968.445</text:p>
          </table:table-cell>
          <table:table-cell office:value-type="float" office:value="458" calcext:value-type="float">
            <text:p>458</text:p>
          </table:table-cell>
          <table:table-cell office:value-type="float" office:value="405.336" calcext:value-type="float">
            <text:p>405.336</text:p>
          </table:table-cell>
          <table:table-cell office:value-type="float" office:value="3968.375" calcext:value-type="float">
            <text:p>3968.375</text:p>
          </table:table-cell>
          <table:table-cell office:value-type="float" office:value="454.5" calcext:value-type="float">
            <text:p>454.5</text:p>
          </table:table-cell>
          <table:table-cell office:value-type="float" office:value="405.227" calcext:value-type="float">
            <text:p>405.227</text:p>
          </table:table-cell>
          <table:table-cell office:value-type="float" office:value="3968.395" calcext:value-type="float">
            <text:p>3968.395</text:p>
          </table:table-cell>
          <table:table-cell table:formula="of:=AVERAGE([.AC35];[.AF35];[.AI35])" office:value-type="float" office:value="455.933333333333" calcext:value-type="float">
            <text:p>455.933333333333</text:p>
          </table:table-cell>
          <table:table-cell table:formula="of:=AVERAGE([.AD35];[.AG35];[.AJ35])" office:value-type="float" office:value="405.321666666667" calcext:value-type="float">
            <text:p>405.321666666667</text:p>
          </table:table-cell>
          <table:table-cell table:formula="of:=AVERAGE([.AE35];[.AH35];[.AK35])" office:value-type="float" office:value="3968.405" calcext:value-type="float">
            <text:p>3968.405</text:p>
          </table:table-cell>
          <table:table-cell table:number-columns-repeated="2"/>
          <table:table-cell table:formula="of:=[.A35]+[.O35]+[.AC35]" office:value-type="float" office:value="476" calcext:value-type="float">
            <text:p>476</text:p>
          </table:table-cell>
          <table:table-cell table:formula="of:=[.B35]+[.P35]+[.AD35]" office:value-type="float" office:value="771.199" calcext:value-type="float">
            <text:p>771.199</text:p>
          </table:table-cell>
          <table:table-cell table:formula="of:=[.C35]+[.Q35]+[.AE35]" office:value-type="float" office:value="4679.593" calcext:value-type="float">
            <text:p>4679.593</text:p>
          </table:table-cell>
          <table:table-cell table:formula="of:=[.D35]+[.R35]+[.AF35]" office:value-type="float" office:value="473.8" calcext:value-type="float">
            <text:p>473.8</text:p>
          </table:table-cell>
          <table:table-cell table:formula="of:=[.E35]+[.S35]+[.AG35]" office:value-type="float" office:value="795.84" calcext:value-type="float">
            <text:p>795.84</text:p>
          </table:table-cell>
          <table:table-cell table:formula="of:=[.F35]+[.T35]+[.AH35]" office:value-type="float" office:value="4698.023" calcext:value-type="float">
            <text:p>4698.023</text:p>
          </table:table-cell>
          <table:table-cell table:formula="of:=[.G35]+[.U35]+[.AI35]" office:value-type="float" office:value="472.2" calcext:value-type="float">
            <text:p>472.2</text:p>
          </table:table-cell>
          <table:table-cell table:formula="of:=[.H35]+[.V35]+[.AJ35]" office:value-type="float" office:value="793.16" calcext:value-type="float">
            <text:p>793.16</text:p>
          </table:table-cell>
          <table:table-cell table:formula="of:=[.I35]+[.W35]+[.AK35]" office:value-type="float" office:value="4713.543" calcext:value-type="float">
            <text:p>4713.543</text:p>
          </table:table-cell>
          <table:table-cell table:formula="of:=AVERAGE([.AQ35];[.AT35];[.AW35])" office:value-type="float" office:value="474" calcext:value-type="float">
            <text:p>474</text:p>
          </table:table-cell>
          <table:table-cell table:formula="of:=AVERAGE([.AR35];[.AU35];[.AX35])" office:value-type="float" office:value="786.733" calcext:value-type="float">
            <text:p>786.733</text:p>
          </table:table-cell>
          <table:table-cell table:formula="of:=AVERAGE([.AS35];[.AV35];[.AY35])" office:value-type="float" office:value="4697.053" calcext:value-type="float">
            <text:p>4697.053</text:p>
          </table:table-cell>
          <table:table-cell table:number-columns-repeated="2"/>
          <table:table-cell table:formula="of:=[.CG35]-[.BS35]" office:value-type="float" office:value="14.1" calcext:value-type="float">
            <text:p>14.1</text:p>
          </table:table-cell>
          <table:table-cell table:formula="of:=[.CH35]-[.BT35]" office:value-type="float" office:value="45.164" calcext:value-type="float">
            <text:p>45.164</text:p>
          </table:table-cell>
          <table:table-cell table:formula="of:=[.CI35]-[.BU35]" office:value-type="float" office:value="181.828" calcext:value-type="float">
            <text:p>181.828</text:p>
          </table:table-cell>
          <table:table-cell table:formula="of:=[.CJ35]-[.BV35]" office:value-type="float" office:value="8.5" calcext:value-type="float">
            <text:p>8.5</text:p>
          </table:table-cell>
          <table:table-cell table:formula="of:=[.CK35]-[.BW35]" office:value-type="float" office:value="60.793" calcext:value-type="float">
            <text:p>60.793</text:p>
          </table:table-cell>
          <table:table-cell table:formula="of:=[.CL35]-[.BX35]" office:value-type="float" office:value="184.758" calcext:value-type="float">
            <text:p>184.758</text:p>
          </table:table-cell>
          <table:table-cell table:formula="of:=[.CM35]-[.BY35]" office:value-type="float" office:value="5" calcext:value-type="float">
            <text:p>5</text:p>
          </table:table-cell>
          <table:table-cell table:formula="of:=[.CN35]-[.BZ35]" office:value-type="float" office:value="50.789" calcext:value-type="float">
            <text:p>50.789</text:p>
          </table:table-cell>
          <table:table-cell table:formula="of:=[.CO35]-[.CA35]" office:value-type="float" office:value="186.215" calcext:value-type="float">
            <text:p>186.215</text:p>
          </table:table-cell>
          <table:table-cell table:formula="of:=AVERAGE([.BE35];[.BH35];[.BK35])" office:value-type="float" office:value="9.20000000000001" calcext:value-type="float">
            <text:p>9.20000000000001</text:p>
          </table:table-cell>
          <table:table-cell table:formula="of:=AVERAGE([.BF35];[.BI35];[.BL35])" office:value-type="float" office:value="52.2486666666667" calcext:value-type="float">
            <text:p>52.2486666666667</text:p>
          </table:table-cell>
          <table:table-cell table:formula="of:=AVERAGE([.BG35];[.BJ35];[.BM35])" office:value-type="float" office:value="184.267" calcext:value-type="float">
            <text:p>184.267</text:p>
          </table:table-cell>
          <table:table-cell table:number-columns-repeated="2"/>
          <table:table-cell office:value-type="float" office:value="612.3" calcext:value-type="float">
            <text:p>612.3</text:p>
          </table:table-cell>
          <table:table-cell office:value-type="float" office:value="967.641" calcext:value-type="float">
            <text:p>967.641</text:p>
          </table:table-cell>
          <table:table-cell office:value-type="float" office:value="9853.91" calcext:value-type="float">
            <text:p>9853.91</text:p>
          </table:table-cell>
          <table:table-cell office:value-type="float" office:value="723.6" calcext:value-type="float">
            <text:p>723.6</text:p>
          </table:table-cell>
          <table:table-cell office:value-type="float" office:value="978.551" calcext:value-type="float">
            <text:p>978.551</text:p>
          </table:table-cell>
          <table:table-cell office:value-type="float" office:value="9865.949" calcext:value-type="float">
            <text:p>9865.949</text:p>
          </table:table-cell>
          <table:table-cell office:value-type="float" office:value="769.7" calcext:value-type="float">
            <text:p>769.7</text:p>
          </table:table-cell>
          <table:table-cell office:value-type="float" office:value="921.438" calcext:value-type="float">
            <text:p>921.438</text:p>
          </table:table-cell>
          <table:table-cell office:value-type="float" office:value="9207.945" calcext:value-type="float">
            <text:p>9207.945</text:p>
          </table:table-cell>
          <table:table-cell table:formula="of:=AVERAGE([.BS35];[.BV35];[.BY35])" office:value-type="float" office:value="701.866666666667" calcext:value-type="float">
            <text:p>701.866666666667</text:p>
          </table:table-cell>
          <table:table-cell table:formula="of:=AVERAGE([.BT35];[.BW35];[.BZ35])" office:value-type="float" office:value="955.876666666667" calcext:value-type="float">
            <text:p>955.876666666667</text:p>
          </table:table-cell>
          <table:table-cell table:formula="of:=AVERAGE([.BU35];[.BX35];[.CA35])" office:value-type="float" office:value="9642.60133333333" calcext:value-type="float">
            <text:p>9642.60133333333</text:p>
          </table:table-cell>
          <table:table-cell table:number-columns-repeated="2"/>
          <table:table-cell office:value-type="float" office:value="626.4" calcext:value-type="float">
            <text:p>626.4</text:p>
          </table:table-cell>
          <table:table-cell office:value-type="float" office:value="1012.805" calcext:value-type="float">
            <text:p>1012.805</text:p>
          </table:table-cell>
          <table:table-cell office:value-type="float" office:value="10035.738" calcext:value-type="float">
            <text:p>10035.738</text:p>
          </table:table-cell>
          <table:table-cell office:value-type="float" office:value="732.1" calcext:value-type="float">
            <text:p>732.1</text:p>
          </table:table-cell>
          <table:table-cell office:value-type="float" office:value="1039.344" calcext:value-type="float">
            <text:p>1039.344</text:p>
          </table:table-cell>
          <table:table-cell office:value-type="float" office:value="10050.707" calcext:value-type="float">
            <text:p>10050.707</text:p>
          </table:table-cell>
          <table:table-cell office:value-type="float" office:value="774.7" calcext:value-type="float">
            <text:p>774.7</text:p>
          </table:table-cell>
          <table:table-cell office:value-type="float" office:value="972.227" calcext:value-type="float">
            <text:p>972.227</text:p>
          </table:table-cell>
          <table:table-cell office:value-type="float" office:value="9394.16" calcext:value-type="float">
            <text:p>9394.16</text:p>
          </table:table-cell>
          <table:table-cell table:formula="of:=AVERAGE([.CG35];[.CJ35];[.CM35])" office:value-type="float" office:value="711.066666666667" calcext:value-type="float">
            <text:p>711.066666666667</text:p>
          </table:table-cell>
          <table:table-cell table:formula="of:=AVERAGE([.CH35];[.CK35];[.CN35])" office:value-type="float" office:value="1008.12533333333" calcext:value-type="float">
            <text:p>1008.12533333333</text:p>
          </table:table-cell>
          <table:table-cell table:formula="of:=AVERAGE([.CI35];[.CL35];[.CO35])" office:value-type="float" office:value="9826.86833333333" calcext:value-type="float">
            <text:p>9826.8683333333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0.816" calcext:value-type="float">
            <text:p>330.81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164" calcext:value-type="float">
            <text:p>355.164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7" calcext:value-type="float">
            <text:p>14.7</text:p>
          </table:table-cell>
          <table:table-cell office:value-type="float" office:value="352.508" calcext:value-type="float">
            <text:p>352.508</text:p>
          </table:table-cell>
          <table:table-cell office:value-type="float" office:value="660.023" calcext:value-type="float">
            <text:p>660.023</text:p>
          </table:table-cell>
          <table:table-cell table:formula="of:=AVERAGE([.A36];[.D36];[.G36])" office:value-type="float" office:value="14.1" calcext:value-type="float">
            <text:p>14.1</text:p>
          </table:table-cell>
          <table:table-cell table:formula="of:=AVERAGE([.B36];[.E36];[.H36])" office:value-type="float" office:value="346.162666666667" calcext:value-type="float">
            <text:p>346.162666666667</text:p>
          </table:table-cell>
          <table:table-cell table:formula="of:=AVERAGE([.C36];[.F36];[.I3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6];[.R36];[.U36])" office:value-type="float" office:value="3.96666666666667" calcext:value-type="float">
            <text:p>3.96666666666667</text:p>
          </table:table-cell>
          <table:table-cell table:formula="of:=AVERAGE([.P36];[.S36];[.V36])" office:value-type="float" office:value="35.146" calcext:value-type="float">
            <text:p>35.146</text:p>
          </table:table-cell>
          <table:table-cell table:formula="of:=AVERAGE([.Q36];[.T36];[.W36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7.4" calcext:value-type="float">
            <text:p>457.4</text:p>
          </table:table-cell>
          <table:table-cell office:value-type="float" office:value="401.402" calcext:value-type="float">
            <text:p>401.402</text:p>
          </table:table-cell>
          <table:table-cell office:value-type="float" office:value="3964.445" calcext:value-type="float">
            <text:p>3964.445</text:p>
          </table:table-cell>
          <table:table-cell office:value-type="float" office:value="457" calcext:value-type="float">
            <text:p>457</text:p>
          </table:table-cell>
          <table:table-cell office:value-type="float" office:value="405.848" calcext:value-type="float">
            <text:p>405.848</text:p>
          </table:table-cell>
          <table:table-cell office:value-type="float" office:value="3968.891" calcext:value-type="float">
            <text:p>3968.891</text:p>
          </table:table-cell>
          <table:table-cell office:value-type="float" office:value="456" calcext:value-type="float">
            <text:p>456</text:p>
          </table:table-cell>
          <table:table-cell office:value-type="float" office:value="405.227" calcext:value-type="float">
            <text:p>405.227</text:p>
          </table:table-cell>
          <table:table-cell office:value-type="float" office:value="3968.266" calcext:value-type="float">
            <text:p>3968.266</text:p>
          </table:table-cell>
          <table:table-cell table:formula="of:=AVERAGE([.AC36];[.AF36];[.AI36])" office:value-type="float" office:value="456.8" calcext:value-type="float">
            <text:p>456.8</text:p>
          </table:table-cell>
          <table:table-cell table:formula="of:=AVERAGE([.AD36];[.AG36];[.AJ36])" office:value-type="float" office:value="404.159" calcext:value-type="float">
            <text:p>404.159</text:p>
          </table:table-cell>
          <table:table-cell table:formula="of:=AVERAGE([.AE36];[.AH36];[.AK36])" office:value-type="float" office:value="3967.20066666667" calcext:value-type="float">
            <text:p>3967.20066666667</text:p>
          </table:table-cell>
          <table:table-cell table:number-columns-repeated="2"/>
          <table:table-cell table:formula="of:=[.A36]+[.O36]+[.AC36]" office:value-type="float" office:value="475.2" calcext:value-type="float">
            <text:p>475.2</text:p>
          </table:table-cell>
          <table:table-cell table:formula="of:=[.B36]+[.P36]+[.AD36]" office:value-type="float" office:value="767.363" calcext:value-type="float">
            <text:p>767.363</text:p>
          </table:table-cell>
          <table:table-cell table:formula="of:=[.C36]+[.Q36]+[.AE36]" office:value-type="float" office:value="4675.593" calcext:value-type="float">
            <text:p>4675.593</text:p>
          </table:table-cell>
          <table:table-cell table:formula="of:=[.D36]+[.R36]+[.AF36]" office:value-type="float" office:value="475.7" calcext:value-type="float">
            <text:p>475.7</text:p>
          </table:table-cell>
          <table:table-cell table:formula="of:=[.E36]+[.S36]+[.AG36]" office:value-type="float" office:value="796.157" calcext:value-type="float">
            <text:p>796.157</text:p>
          </table:table-cell>
          <table:table-cell table:formula="of:=[.F36]+[.T36]+[.AH36]" office:value-type="float" office:value="4698.539" calcext:value-type="float">
            <text:p>4698.539</text:p>
          </table:table-cell>
          <table:table-cell table:formula="of:=[.G36]+[.U36]+[.AI36]" office:value-type="float" office:value="473.7" calcext:value-type="float">
            <text:p>473.7</text:p>
          </table:table-cell>
          <table:table-cell table:formula="of:=[.H36]+[.V36]+[.AJ36]" office:value-type="float" office:value="792.883" calcext:value-type="float">
            <text:p>792.883</text:p>
          </table:table-cell>
          <table:table-cell table:formula="of:=[.I36]+[.W36]+[.AK36]" office:value-type="float" office:value="4713.414" calcext:value-type="float">
            <text:p>4713.414</text:p>
          </table:table-cell>
          <table:table-cell table:formula="of:=AVERAGE([.AQ36];[.AT36];[.AW36])" office:value-type="float" office:value="474.866666666667" calcext:value-type="float">
            <text:p>474.866666666667</text:p>
          </table:table-cell>
          <table:table-cell table:formula="of:=AVERAGE([.AR36];[.AU36];[.AX36])" office:value-type="float" office:value="785.467666666667" calcext:value-type="float">
            <text:p>785.467666666667</text:p>
          </table:table-cell>
          <table:table-cell table:formula="of:=AVERAGE([.AS36];[.AV36];[.AY36])" office:value-type="float" office:value="4695.84866666667" calcext:value-type="float">
            <text:p>4695.84866666667</text:p>
          </table:table-cell>
          <table:table-cell table:number-columns-repeated="2"/>
          <table:table-cell table:formula="of:=[.CG36]-[.BS36]" office:value-type="float" office:value="9.29999999999995" calcext:value-type="float">
            <text:p>9.29999999999995</text:p>
          </table:table-cell>
          <table:table-cell table:formula="of:=[.CH36]-[.BT36]" office:value-type="float" office:value="47.164" calcext:value-type="float">
            <text:p>47.164</text:p>
          </table:table-cell>
          <table:table-cell table:formula="of:=[.CI36]-[.BU36]" office:value-type="float" office:value="183.828000000001" calcext:value-type="float">
            <text:p>183.828000000001</text:p>
          </table:table-cell>
          <table:table-cell table:formula="of:=[.CJ36]-[.BV36]" office:value-type="float" office:value="8.90000000000003" calcext:value-type="float">
            <text:p>8.90000000000003</text:p>
          </table:table-cell>
          <table:table-cell table:formula="of:=[.CK36]-[.BW36]" office:value-type="float" office:value="55.1679999999999" calcext:value-type="float">
            <text:p>55.1679999999999</text:p>
          </table:table-cell>
          <table:table-cell table:formula="of:=[.CL36]-[.BX36]" office:value-type="float" office:value="191.828" calcext:value-type="float">
            <text:p>191.828</text:p>
          </table:table-cell>
          <table:table-cell table:formula="of:=[.CM36]-[.BY36]" office:value-type="float" office:value="-1.89999999999998" calcext:value-type="float">
            <text:p>-1.89999999999998</text:p>
          </table:table-cell>
          <table:table-cell table:formula="of:=[.CN36]-[.BZ36]" office:value-type="float" office:value="55.8240000000001" calcext:value-type="float">
            <text:p>55.8240000000001</text:p>
          </table:table-cell>
          <table:table-cell table:formula="of:=[.CO36]-[.CA36]" office:value-type="float" office:value="191.828000000001" calcext:value-type="float">
            <text:p>191.828000000001</text:p>
          </table:table-cell>
          <table:table-cell table:formula="of:=AVERAGE([.BE36];[.BH36];[.BK36])" office:value-type="float" office:value="5.43333333333334" calcext:value-type="float">
            <text:p>5.43333333333334</text:p>
          </table:table-cell>
          <table:table-cell table:formula="of:=AVERAGE([.BF36];[.BI36];[.BL36])" office:value-type="float" office:value="52.7186666666667" calcext:value-type="float">
            <text:p>52.7186666666667</text:p>
          </table:table-cell>
          <table:table-cell table:formula="of:=AVERAGE([.BG36];[.BJ36];[.BM36])" office:value-type="float" office:value="189.161333333334" calcext:value-type="float">
            <text:p>189.161333333334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1028.883" calcext:value-type="float">
            <text:p>1028.883</text:p>
          </table:table-cell>
          <table:table-cell office:value-type="float" office:value="10510.578" calcext:value-type="float">
            <text:p>10510.578</text:p>
          </table:table-cell>
          <table:table-cell office:value-type="float" office:value="423.4" calcext:value-type="float">
            <text:p>423.4</text:p>
          </table:table-cell>
          <table:table-cell office:value-type="float" office:value="1109.441" calcext:value-type="float">
            <text:p>1109.441</text:p>
          </table:table-cell>
          <table:table-cell office:value-type="float" office:value="11159.883" calcext:value-type="float">
            <text:p>11159.883</text:p>
          </table:table-cell>
          <table:table-cell office:value-type="float" office:value="538.3" calcext:value-type="float">
            <text:p>538.3</text:p>
          </table:table-cell>
          <table:table-cell office:value-type="float" office:value="1123.422" calcext:value-type="float">
            <text:p>1123.422</text:p>
          </table:table-cell>
          <table:table-cell office:value-type="float" office:value="11172.594" calcext:value-type="float">
            <text:p>11172.594</text:p>
          </table:table-cell>
          <table:table-cell table:formula="of:=AVERAGE([.BS36];[.BV36];[.BY36])" office:value-type="float" office:value="535.233333333333" calcext:value-type="float">
            <text:p>535.233333333333</text:p>
          </table:table-cell>
          <table:table-cell table:formula="of:=AVERAGE([.BT36];[.BW36];[.BZ36])" office:value-type="float" office:value="1087.24866666667" calcext:value-type="float">
            <text:p>1087.24866666667</text:p>
          </table:table-cell>
          <table:table-cell table:formula="of:=AVERAGE([.BU36];[.BX36];[.CA36])" office:value-type="float" office:value="10947.685" calcext:value-type="float">
            <text:p>10947.685</text:p>
          </table:table-cell>
          <table:table-cell table:number-columns-repeated="2"/>
          <table:table-cell office:value-type="float" office:value="653.3" calcext:value-type="float">
            <text:p>653.3</text:p>
          </table:table-cell>
          <table:table-cell office:value-type="float" office:value="1076.047" calcext:value-type="float">
            <text:p>1076.047</text:p>
          </table:table-cell>
          <table:table-cell office:value-type="float" office:value="10694.406" calcext:value-type="float">
            <text:p>10694.406</text:p>
          </table:table-cell>
          <table:table-cell office:value-type="float" office:value="432.3" calcext:value-type="float">
            <text:p>432.3</text:p>
          </table:table-cell>
          <table:table-cell office:value-type="float" office:value="1164.609" calcext:value-type="float">
            <text:p>1164.609</text:p>
          </table:table-cell>
          <table:table-cell office:value-type="float" office:value="11351.711" calcext:value-type="float">
            <text:p>11351.711</text:p>
          </table:table-cell>
          <table:table-cell office:value-type="float" office:value="536.4" calcext:value-type="float">
            <text:p>536.4</text:p>
          </table:table-cell>
          <table:table-cell office:value-type="float" office:value="1179.246" calcext:value-type="float">
            <text:p>1179.246</text:p>
          </table:table-cell>
          <table:table-cell office:value-type="float" office:value="11364.422" calcext:value-type="float">
            <text:p>11364.422</text:p>
          </table:table-cell>
          <table:table-cell table:formula="of:=AVERAGE([.CG36];[.CJ36];[.CM36])" office:value-type="float" office:value="540.666666666667" calcext:value-type="float">
            <text:p>540.666666666667</text:p>
          </table:table-cell>
          <table:table-cell table:formula="of:=AVERAGE([.CH36];[.CK36];[.CN36])" office:value-type="float" office:value="1139.96733333333" calcext:value-type="float">
            <text:p>1139.96733333333</text:p>
          </table:table-cell>
          <table:table-cell table:formula="of:=AVERAGE([.CI36];[.CL36];[.CO36])" office:value-type="float" office:value="11136.8463333333" calcext:value-type="float">
            <text:p>11136.84633333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30.828" calcext:value-type="float">
            <text:p>330.82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191" calcext:value-type="float">
            <text:p>355.19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7" calcext:value-type="float">
            <text:p>14.7</text:p>
          </table:table-cell>
          <table:table-cell office:value-type="float" office:value="352.789" calcext:value-type="float">
            <text:p>352.789</text:p>
          </table:table-cell>
          <table:table-cell office:value-type="float" office:value="660.023" calcext:value-type="float">
            <text:p>660.023</text:p>
          </table:table-cell>
          <table:table-cell table:formula="of:=AVERAGE([.A37];[.D37];[.G37])" office:value-type="float" office:value="13.4333333333333" calcext:value-type="float">
            <text:p>13.4333333333333</text:p>
          </table:table-cell>
          <table:table-cell table:formula="of:=AVERAGE([.B37];[.E37];[.H37])" office:value-type="float" office:value="346.269333333333" calcext:value-type="float">
            <text:p>346.269333333333</text:p>
          </table:table-cell>
          <table:table-cell table:formula="of:=AVERAGE([.C37];[.F37];[.I3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7];[.R37];[.U37])" office:value-type="float" office:value="3.93333333333333" calcext:value-type="float">
            <text:p>3.93333333333333</text:p>
          </table:table-cell>
          <table:table-cell table:formula="of:=AVERAGE([.P37];[.S37];[.V37])" office:value-type="float" office:value="35.146" calcext:value-type="float">
            <text:p>35.146</text:p>
          </table:table-cell>
          <table:table-cell table:formula="of:=AVERAGE([.Q37];[.T37];[.W3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5.402" calcext:value-type="float">
            <text:p>405.402</text:p>
          </table:table-cell>
          <table:table-cell office:value-type="float" office:value="3968.445" calcext:value-type="float">
            <text:p>3968.445</text:p>
          </table:table-cell>
          <table:table-cell office:value-type="float" office:value="456.6" calcext:value-type="float">
            <text:p>456.6</text:p>
          </table:table-cell>
          <table:table-cell office:value-type="float" office:value="405.336" calcext:value-type="float">
            <text:p>405.336</text:p>
          </table:table-cell>
          <table:table-cell office:value-type="float" office:value="3968.375" calcext:value-type="float">
            <text:p>3968.375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285" calcext:value-type="float">
            <text:p>405.285</text:p>
          </table:table-cell>
          <table:table-cell office:value-type="float" office:value="3968.328" calcext:value-type="float">
            <text:p>3968.328</text:p>
          </table:table-cell>
          <table:table-cell table:formula="of:=AVERAGE([.AC37];[.AF37];[.AI37])" office:value-type="float" office:value="456.366666666667" calcext:value-type="float">
            <text:p>456.366666666667</text:p>
          </table:table-cell>
          <table:table-cell table:formula="of:=AVERAGE([.AD37];[.AG37];[.AJ37])" office:value-type="float" office:value="405.341" calcext:value-type="float">
            <text:p>405.341</text:p>
          </table:table-cell>
          <table:table-cell table:formula="of:=AVERAGE([.AE37];[.AH37];[.AK37])" office:value-type="float" office:value="3968.38266666667" calcext:value-type="float">
            <text:p>3968.38266666667</text:p>
          </table:table-cell>
          <table:table-cell table:number-columns-repeated="2"/>
          <table:table-cell table:formula="of:=[.A37]+[.O37]+[.AC37]" office:value-type="float" office:value="470.7" calcext:value-type="float">
            <text:p>470.7</text:p>
          </table:table-cell>
          <table:table-cell table:formula="of:=[.B37]+[.P37]+[.AD37]" office:value-type="float" office:value="771.375" calcext:value-type="float">
            <text:p>771.375</text:p>
          </table:table-cell>
          <table:table-cell table:formula="of:=[.C37]+[.Q37]+[.AE37]" office:value-type="float" office:value="4679.593" calcext:value-type="float">
            <text:p>4679.593</text:p>
          </table:table-cell>
          <table:table-cell table:formula="of:=[.D37]+[.R37]+[.AF37]" office:value-type="float" office:value="474.4" calcext:value-type="float">
            <text:p>474.4</text:p>
          </table:table-cell>
          <table:table-cell table:formula="of:=[.E37]+[.S37]+[.AG37]" office:value-type="float" office:value="795.672" calcext:value-type="float">
            <text:p>795.672</text:p>
          </table:table-cell>
          <table:table-cell table:formula="of:=[.F37]+[.T37]+[.AH37]" office:value-type="float" office:value="4698.023" calcext:value-type="float">
            <text:p>4698.023</text:p>
          </table:table-cell>
          <table:table-cell table:formula="of:=[.G37]+[.U37]+[.AI37]" office:value-type="float" office:value="476.1" calcext:value-type="float">
            <text:p>476.1</text:p>
          </table:table-cell>
          <table:table-cell table:formula="of:=[.H37]+[.V37]+[.AJ37]" office:value-type="float" office:value="793.222" calcext:value-type="float">
            <text:p>793.222</text:p>
          </table:table-cell>
          <table:table-cell table:formula="of:=[.I37]+[.W37]+[.AK37]" office:value-type="float" office:value="4713.476" calcext:value-type="float">
            <text:p>4713.476</text:p>
          </table:table-cell>
          <table:table-cell table:formula="of:=AVERAGE([.AQ37];[.AT37];[.AW37])" office:value-type="float" office:value="473.733333333333" calcext:value-type="float">
            <text:p>473.733333333333</text:p>
          </table:table-cell>
          <table:table-cell table:formula="of:=AVERAGE([.AR37];[.AU37];[.AX37])" office:value-type="float" office:value="786.756333333333" calcext:value-type="float">
            <text:p>786.756333333333</text:p>
          </table:table-cell>
          <table:table-cell table:formula="of:=AVERAGE([.AS37];[.AV37];[.AY37])" office:value-type="float" office:value="4697.03066666667" calcext:value-type="float">
            <text:p>4697.03066666667</text:p>
          </table:table-cell>
          <table:table-cell table:number-columns-repeated="2"/>
          <table:table-cell table:formula="of:=[.CG37]-[.BS37]" office:value-type="float" office:value="11.5" calcext:value-type="float">
            <text:p>11.5</text:p>
          </table:table-cell>
          <table:table-cell table:formula="of:=[.CH37]-[.BT37]" office:value-type="float" office:value="44.9100000000001" calcext:value-type="float">
            <text:p>44.9100000000001</text:p>
          </table:table-cell>
          <table:table-cell table:formula="of:=[.CI37]-[.BU37]" office:value-type="float" office:value="181.805" calcext:value-type="float">
            <text:p>181.805</text:p>
          </table:table-cell>
          <table:table-cell table:formula="of:=[.CJ37]-[.BV37]" office:value-type="float" office:value="12" calcext:value-type="float">
            <text:p>12</text:p>
          </table:table-cell>
          <table:table-cell table:formula="of:=[.CK37]-[.BW37]" office:value-type="float" office:value="49.1679999999999" calcext:value-type="float">
            <text:p>49.1679999999999</text:p>
          </table:table-cell>
          <table:table-cell table:formula="of:=[.CL37]-[.BX37]" office:value-type="float" office:value="185.829" calcext:value-type="float">
            <text:p>185.829</text:p>
          </table:table-cell>
          <table:table-cell table:formula="of:=[.CM37]-[.BY37]" office:value-type="float" office:value="4" calcext:value-type="float">
            <text:p>4</text:p>
          </table:table-cell>
          <table:table-cell table:formula="of:=[.CN37]-[.BZ37]" office:value-type="float" office:value="58.172" calcext:value-type="float">
            <text:p>58.172</text:p>
          </table:table-cell>
          <table:table-cell table:formula="of:=[.CO37]-[.CA37]" office:value-type="float" office:value="188.375" calcext:value-type="float">
            <text:p>188.375</text:p>
          </table:table-cell>
          <table:table-cell table:formula="of:=AVERAGE([.BE37];[.BH37];[.BK37])" office:value-type="float" office:value="9.16666666666667" calcext:value-type="float">
            <text:p>9.16666666666667</text:p>
          </table:table-cell>
          <table:table-cell table:formula="of:=AVERAGE([.BF37];[.BI37];[.BL37])" office:value-type="float" office:value="50.75" calcext:value-type="float">
            <text:p>50.75</text:p>
          </table:table-cell>
          <table:table-cell table:formula="of:=AVERAGE([.BG37];[.BJ37];[.BM37])" office:value-type="float" office:value="185.336333333333" calcext:value-type="float">
            <text:p>185.336333333333</text:p>
          </table:table-cell>
          <table:table-cell table:number-columns-repeated="2"/>
          <table:table-cell office:value-type="float" office:value="648.2" calcext:value-type="float">
            <text:p>648.2</text:p>
          </table:table-cell>
          <table:table-cell office:value-type="float" office:value="1066.328" calcext:value-type="float">
            <text:p>1066.328</text:p>
          </table:table-cell>
          <table:table-cell office:value-type="float" office:value="10523.238" calcext:value-type="float">
            <text:p>10523.238</text:p>
          </table:table-cell>
          <table:table-cell office:value-type="float" office:value="498.1" calcext:value-type="float">
            <text:p>498.1</text:p>
          </table:table-cell>
          <table:table-cell office:value-type="float" office:value="1047.211" calcext:value-type="float">
            <text:p>1047.211</text:p>
          </table:table-cell>
          <table:table-cell office:value-type="float" office:value="10511.609" calcext:value-type="float">
            <text:p>10511.609</text:p>
          </table:table-cell>
          <table:table-cell office:value-type="float" office:value="473.9" calcext:value-type="float">
            <text:p>473.9</text:p>
          </table:table-cell>
          <table:table-cell office:value-type="float" office:value="1109.172" calcext:value-type="float">
            <text:p>1109.172</text:p>
          </table:table-cell>
          <table:table-cell office:value-type="float" office:value="11169.156" calcext:value-type="float">
            <text:p>11169.156</text:p>
          </table:table-cell>
          <table:table-cell table:formula="of:=AVERAGE([.BS37];[.BV37];[.BY37])" office:value-type="float" office:value="540.066666666667" calcext:value-type="float">
            <text:p>540.066666666667</text:p>
          </table:table-cell>
          <table:table-cell table:formula="of:=AVERAGE([.BT37];[.BW37];[.BZ37])" office:value-type="float" office:value="1074.237" calcext:value-type="float">
            <text:p>1074.237</text:p>
          </table:table-cell>
          <table:table-cell table:formula="of:=AVERAGE([.BU37];[.BX37];[.CA37])" office:value-type="float" office:value="10734.6676666667" calcext:value-type="float">
            <text:p>10734.6676666667</text:p>
          </table:table-cell>
          <table:table-cell table:number-columns-repeated="2"/>
          <table:table-cell office:value-type="float" office:value="659.7" calcext:value-type="float">
            <text:p>659.7</text:p>
          </table:table-cell>
          <table:table-cell office:value-type="float" office:value="1111.238" calcext:value-type="float">
            <text:p>1111.238</text:p>
          </table:table-cell>
          <table:table-cell office:value-type="float" office:value="10705.043" calcext:value-type="float">
            <text:p>10705.043</text:p>
          </table:table-cell>
          <table:table-cell office:value-type="float" office:value="510.1" calcext:value-type="float">
            <text:p>510.1</text:p>
          </table:table-cell>
          <table:table-cell office:value-type="float" office:value="1096.379" calcext:value-type="float">
            <text:p>1096.379</text:p>
          </table:table-cell>
          <table:table-cell office:value-type="float" office:value="10697.438" calcext:value-type="float">
            <text:p>10697.438</text:p>
          </table:table-cell>
          <table:table-cell office:value-type="float" office:value="477.9" calcext:value-type="float">
            <text:p>477.9</text:p>
          </table:table-cell>
          <table:table-cell office:value-type="float" office:value="1167.344" calcext:value-type="float">
            <text:p>1167.344</text:p>
          </table:table-cell>
          <table:table-cell office:value-type="float" office:value="11357.531" calcext:value-type="float">
            <text:p>11357.531</text:p>
          </table:table-cell>
          <table:table-cell table:formula="of:=AVERAGE([.CG37];[.CJ37];[.CM37])" office:value-type="float" office:value="549.233333333333" calcext:value-type="float">
            <text:p>549.233333333333</text:p>
          </table:table-cell>
          <table:table-cell table:formula="of:=AVERAGE([.CH37];[.CK37];[.CN37])" office:value-type="float" office:value="1124.987" calcext:value-type="float">
            <text:p>1124.987</text:p>
          </table:table-cell>
          <table:table-cell table:formula="of:=AVERAGE([.CI37];[.CL37];[.CO37])" office:value-type="float" office:value="10920.004" calcext:value-type="float">
            <text:p>10920.0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30.246" calcext:value-type="float">
            <text:p>330.24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23" calcext:value-type="float">
            <text:p>355.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2.996" calcext:value-type="float">
            <text:p>352.996</text:p>
          </table:table-cell>
          <table:table-cell office:value-type="float" office:value="660.023" calcext:value-type="float">
            <text:p>660.023</text:p>
          </table:table-cell>
          <table:table-cell table:formula="of:=AVERAGE([.A38];[.D38];[.G38])" office:value-type="float" office:value="14.4333333333333" calcext:value-type="float">
            <text:p>14.4333333333333</text:p>
          </table:table-cell>
          <table:table-cell table:formula="of:=AVERAGE([.B38];[.E38];[.H38])" office:value-type="float" office:value="346.157333333333" calcext:value-type="float">
            <text:p>346.157333333333</text:p>
          </table:table-cell>
          <table:table-cell table:formula="of:=AVERAGE([.C38];[.F38];[.I3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8];[.R38];[.U38])" office:value-type="float" office:value="4.56666666666667" calcext:value-type="float">
            <text:p>4.56666666666667</text:p>
          </table:table-cell>
          <table:table-cell table:formula="of:=AVERAGE([.P38];[.S38];[.V38])" office:value-type="float" office:value="35.146" calcext:value-type="float">
            <text:p>35.146</text:p>
          </table:table-cell>
          <table:table-cell table:formula="of:=AVERAGE([.Q38];[.T38];[.W38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.5" calcext:value-type="float">
            <text:p>456.5</text:p>
          </table:table-cell>
          <table:table-cell office:value-type="float" office:value="405.402" calcext:value-type="float">
            <text:p>405.402</text:p>
          </table:table-cell>
          <table:table-cell office:value-type="float" office:value="3968.578" calcext:value-type="float">
            <text:p>3968.578</text:p>
          </table:table-cell>
          <table:table-cell office:value-type="float" office:value="457.5" calcext:value-type="float">
            <text:p>457.5</text:p>
          </table:table-cell>
          <table:table-cell office:value-type="float" office:value="405.336" calcext:value-type="float">
            <text:p>405.336</text:p>
          </table:table-cell>
          <table:table-cell office:value-type="float" office:value="3968.375" calcext:value-type="float">
            <text:p>3968.375</text:p>
          </table:table-cell>
          <table:table-cell office:value-type="float" office:value="449.1" calcext:value-type="float">
            <text:p>449.1</text:p>
          </table:table-cell>
          <table:table-cell office:value-type="float" office:value="403.551" calcext:value-type="float">
            <text:p>403.551</text:p>
          </table:table-cell>
          <table:table-cell office:value-type="float" office:value="3966.871" calcext:value-type="float">
            <text:p>3966.871</text:p>
          </table:table-cell>
          <table:table-cell table:formula="of:=AVERAGE([.AC38];[.AF38];[.AI38])" office:value-type="float" office:value="454.366666666667" calcext:value-type="float">
            <text:p>454.366666666667</text:p>
          </table:table-cell>
          <table:table-cell table:formula="of:=AVERAGE([.AD38];[.AG38];[.AJ38])" office:value-type="float" office:value="404.763" calcext:value-type="float">
            <text:p>404.763</text:p>
          </table:table-cell>
          <table:table-cell table:formula="of:=AVERAGE([.AE38];[.AH38];[.AK38])" office:value-type="float" office:value="3967.94133333333" calcext:value-type="float">
            <text:p>3967.94133333333</text:p>
          </table:table-cell>
          <table:table-cell table:number-columns-repeated="2"/>
          <table:table-cell table:formula="of:=[.A38]+[.O38]+[.AC38]" office:value-type="float" office:value="476.1" calcext:value-type="float">
            <text:p>476.1</text:p>
          </table:table-cell>
          <table:table-cell table:formula="of:=[.B38]+[.P38]+[.AD38]" office:value-type="float" office:value="770.793" calcext:value-type="float">
            <text:p>770.793</text:p>
          </table:table-cell>
          <table:table-cell table:formula="of:=[.C38]+[.Q38]+[.AE38]" office:value-type="float" office:value="4679.726" calcext:value-type="float">
            <text:p>4679.726</text:p>
          </table:table-cell>
          <table:table-cell table:formula="of:=[.D38]+[.R38]+[.AF38]" office:value-type="float" office:value="476.2" calcext:value-type="float">
            <text:p>476.2</text:p>
          </table:table-cell>
          <table:table-cell table:formula="of:=[.E38]+[.S38]+[.AG38]" office:value-type="float" office:value="795.711" calcext:value-type="float">
            <text:p>795.711</text:p>
          </table:table-cell>
          <table:table-cell table:formula="of:=[.F38]+[.T38]+[.AH38]" office:value-type="float" office:value="4698.023" calcext:value-type="float">
            <text:p>4698.023</text:p>
          </table:table-cell>
          <table:table-cell table:formula="of:=[.G38]+[.U38]+[.AI38]" office:value-type="float" office:value="467.8" calcext:value-type="float">
            <text:p>467.8</text:p>
          </table:table-cell>
          <table:table-cell table:formula="of:=[.H38]+[.V38]+[.AJ38]" office:value-type="float" office:value="791.695" calcext:value-type="float">
            <text:p>791.695</text:p>
          </table:table-cell>
          <table:table-cell table:formula="of:=[.I38]+[.W38]+[.AK38]" office:value-type="float" office:value="4712.019" calcext:value-type="float">
            <text:p>4712.019</text:p>
          </table:table-cell>
          <table:table-cell table:formula="of:=AVERAGE([.AQ38];[.AT38];[.AW38])" office:value-type="float" office:value="473.366666666667" calcext:value-type="float">
            <text:p>473.366666666667</text:p>
          </table:table-cell>
          <table:table-cell table:formula="of:=AVERAGE([.AR38];[.AU38];[.AX38])" office:value-type="float" office:value="786.066333333333" calcext:value-type="float">
            <text:p>786.066333333333</text:p>
          </table:table-cell>
          <table:table-cell table:formula="of:=AVERAGE([.AS38];[.AV38];[.AY38])" office:value-type="float" office:value="4696.58933333333" calcext:value-type="float">
            <text:p>4696.58933333333</text:p>
          </table:table-cell>
          <table:table-cell table:number-columns-repeated="2"/>
          <table:table-cell table:formula="of:=[.CG38]-[.BS38]" office:value-type="float" office:value="12.1" calcext:value-type="float">
            <text:p>12.1</text:p>
          </table:table-cell>
          <table:table-cell table:formula="of:=[.CH38]-[.BT38]" office:value-type="float" office:value="47.164" calcext:value-type="float">
            <text:p>47.164</text:p>
          </table:table-cell>
          <table:table-cell table:formula="of:=[.CI38]-[.BU38]" office:value-type="float" office:value="183.829" calcext:value-type="float">
            <text:p>183.829</text:p>
          </table:table-cell>
          <table:table-cell table:formula="of:=[.CJ38]-[.BV38]" office:value-type="float" office:value="-4.20000000000005" calcext:value-type="float">
            <text:p>-4.20000000000005</text:p>
          </table:table-cell>
          <table:table-cell table:formula="of:=[.CK38]-[.BW38]" office:value-type="float" office:value="49.1289999999999" calcext:value-type="float">
            <text:p>49.1289999999999</text:p>
          </table:table-cell>
          <table:table-cell table:formula="of:=[.CL38]-[.BX38]" office:value-type="float" office:value="185.723" calcext:value-type="float">
            <text:p>185.723</text:p>
          </table:table-cell>
          <table:table-cell table:formula="of:=[.CM38]-[.BY38]" office:value-type="float" office:value="-3" calcext:value-type="float">
            <text:p>-3</text:p>
          </table:table-cell>
          <table:table-cell table:formula="of:=[.CN38]-[.BZ38]" office:value-type="float" office:value="56.4490000000001" calcext:value-type="float">
            <text:p>56.4490000000001</text:p>
          </table:table-cell>
          <table:table-cell table:formula="of:=[.CO38]-[.CA38]" office:value-type="float" office:value="186.757" calcext:value-type="float">
            <text:p>186.757</text:p>
          </table:table-cell>
          <table:table-cell table:formula="of:=AVERAGE([.BE38];[.BH38];[.BK38])" office:value-type="float" office:value="1.63333333333333" calcext:value-type="float">
            <text:p>1.63333333333333</text:p>
          </table:table-cell>
          <table:table-cell table:formula="of:=AVERAGE([.BF38];[.BI38];[.BL38])" office:value-type="float" office:value="50.914" calcext:value-type="float">
            <text:p>50.914</text:p>
          </table:table-cell>
          <table:table-cell table:formula="of:=AVERAGE([.BG38];[.BJ38];[.BM38])" office:value-type="float" office:value="185.436333333333" calcext:value-type="float">
            <text:p>185.436333333333</text:p>
          </table:table-cell>
          <table:table-cell table:number-columns-repeated="2"/>
          <table:table-cell office:value-type="float" office:value="592.4" calcext:value-type="float">
            <text:p>592.4</text:p>
          </table:table-cell>
          <table:table-cell office:value-type="float" office:value="1063.953" calcext:value-type="float">
            <text:p>1063.953</text:p>
          </table:table-cell>
          <table:table-cell office:value-type="float" office:value="10521.48" calcext:value-type="float">
            <text:p>10521.48</text:p>
          </table:table-cell>
          <table:table-cell office:value-type="float" office:value="624.5" calcext:value-type="float">
            <text:p>624.5</text:p>
          </table:table-cell>
          <table:table-cell office:value-type="float" office:value="1054.66" calcext:value-type="float">
            <text:p>1054.66</text:p>
          </table:table-cell>
          <table:table-cell office:value-type="float" office:value="10515.523" calcext:value-type="float">
            <text:p>10515.523</text:p>
          </table:table-cell>
          <table:table-cell office:value-type="float" office:value="611.2" calcext:value-type="float">
            <text:p>611.2</text:p>
          </table:table-cell>
          <table:table-cell office:value-type="float" office:value="1120.801" calcext:value-type="float">
            <text:p>1120.801</text:p>
          </table:table-cell>
          <table:table-cell office:value-type="float" office:value="11178.602" calcext:value-type="float">
            <text:p>11178.602</text:p>
          </table:table-cell>
          <table:table-cell table:formula="of:=AVERAGE([.BS38];[.BV38];[.BY38])" office:value-type="float" office:value="609.366666666667" calcext:value-type="float">
            <text:p>609.366666666667</text:p>
          </table:table-cell>
          <table:table-cell table:formula="of:=AVERAGE([.BT38];[.BW38];[.BZ38])" office:value-type="float" office:value="1079.80466666667" calcext:value-type="float">
            <text:p>1079.80466666667</text:p>
          </table:table-cell>
          <table:table-cell table:formula="of:=AVERAGE([.BU38];[.BX38];[.CA38])" office:value-type="float" office:value="10738.535" calcext:value-type="float">
            <text:p>10738.535</text:p>
          </table:table-cell>
          <table:table-cell table:number-columns-repeated="2"/>
          <table:table-cell office:value-type="float" office:value="604.5" calcext:value-type="float">
            <text:p>604.5</text:p>
          </table:table-cell>
          <table:table-cell office:value-type="float" office:value="1111.117" calcext:value-type="float">
            <text:p>1111.117</text:p>
          </table:table-cell>
          <table:table-cell office:value-type="float" office:value="10705.309" calcext:value-type="float">
            <text:p>10705.309</text:p>
          </table:table-cell>
          <table:table-cell office:value-type="float" office:value="620.3" calcext:value-type="float">
            <text:p>620.3</text:p>
          </table:table-cell>
          <table:table-cell office:value-type="float" office:value="1103.789" calcext:value-type="float">
            <text:p>1103.789</text:p>
          </table:table-cell>
          <table:table-cell office:value-type="float" office:value="10701.246" calcext:value-type="float">
            <text:p>10701.246</text:p>
          </table:table-cell>
          <table:table-cell office:value-type="float" office:value="608.2" calcext:value-type="float">
            <text:p>608.2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1365.359" calcext:value-type="float">
            <text:p>11365.359</text:p>
          </table:table-cell>
          <table:table-cell table:formula="of:=AVERAGE([.CG38];[.CJ38];[.CM38])" office:value-type="float" office:value="611" calcext:value-type="float">
            <text:p>611</text:p>
          </table:table-cell>
          <table:table-cell table:formula="of:=AVERAGE([.CH38];[.CK38];[.CN38])" office:value-type="float" office:value="1130.71866666667" calcext:value-type="float">
            <text:p>1130.71866666667</text:p>
          </table:table-cell>
          <table:table-cell table:formula="of:=AVERAGE([.CI38];[.CL38];[.CO38])" office:value-type="float" office:value="10923.9713333333" calcext:value-type="float">
            <text:p>10923.971333333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30.254" calcext:value-type="float">
            <text:p>330.254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7" calcext:value-type="float">
            <text:p>14.7</text:p>
          </table:table-cell>
          <table:table-cell office:value-type="float" office:value="355.406" calcext:value-type="float">
            <text:p>355.40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3.078" calcext:value-type="float">
            <text:p>353.078</text:p>
          </table:table-cell>
          <table:table-cell office:value-type="float" office:value="660.023" calcext:value-type="float">
            <text:p>660.023</text:p>
          </table:table-cell>
          <table:table-cell table:formula="of:=AVERAGE([.A39];[.D39];[.G39])" office:value-type="float" office:value="14.4333333333333" calcext:value-type="float">
            <text:p>14.4333333333333</text:p>
          </table:table-cell>
          <table:table-cell table:formula="of:=AVERAGE([.B39];[.E39];[.H39])" office:value-type="float" office:value="346.246" calcext:value-type="float">
            <text:p>346.246</text:p>
          </table:table-cell>
          <table:table-cell table:formula="of:=AVERAGE([.C39];[.F39];[.I3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39];[.R39];[.U39])" office:value-type="float" office:value="3.56666666666667" calcext:value-type="float">
            <text:p>3.56666666666667</text:p>
          </table:table-cell>
          <table:table-cell table:formula="of:=AVERAGE([.P39];[.S39];[.V39])" office:value-type="float" office:value="35.146" calcext:value-type="float">
            <text:p>35.146</text:p>
          </table:table-cell>
          <table:table-cell table:formula="of:=AVERAGE([.Q39];[.T39];[.W39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2.8" calcext:value-type="float">
            <text:p>452.8</text:p>
          </table:table-cell>
          <table:table-cell office:value-type="float" office:value="405.973" calcext:value-type="float">
            <text:p>405.973</text:p>
          </table:table-cell>
          <table:table-cell office:value-type="float" office:value="3969.543" calcext:value-type="float">
            <text:p>3969.543</text:p>
          </table:table-cell>
          <table:table-cell office:value-type="float" office:value="454.9" calcext:value-type="float">
            <text:p>454.9</text:p>
          </table:table-cell>
          <table:table-cell office:value-type="float" office:value="403.336" calcext:value-type="float">
            <text:p>403.336</text:p>
          </table:table-cell>
          <table:table-cell office:value-type="float" office:value="3966.375" calcext:value-type="float">
            <text:p>3966.375</text:p>
          </table:table-cell>
          <table:table-cell office:value-type="float" office:value="457" calcext:value-type="float">
            <text:p>457</text:p>
          </table:table-cell>
          <table:table-cell office:value-type="float" office:value="405.297" calcext:value-type="float">
            <text:p>405.297</text:p>
          </table:table-cell>
          <table:table-cell office:value-type="float" office:value="3968.477" calcext:value-type="float">
            <text:p>3968.477</text:p>
          </table:table-cell>
          <table:table-cell table:formula="of:=AVERAGE([.AC39];[.AF39];[.AI39])" office:value-type="float" office:value="454.9" calcext:value-type="float">
            <text:p>454.9</text:p>
          </table:table-cell>
          <table:table-cell table:formula="of:=AVERAGE([.AD39];[.AG39];[.AJ39])" office:value-type="float" office:value="404.868666666667" calcext:value-type="float">
            <text:p>404.868666666667</text:p>
          </table:table-cell>
          <table:table-cell table:formula="of:=AVERAGE([.AE39];[.AH39];[.AK39])" office:value-type="float" office:value="3968.13166666667" calcext:value-type="float">
            <text:p>3968.13166666667</text:p>
          </table:table-cell>
          <table:table-cell table:number-columns-repeated="2"/>
          <table:table-cell table:formula="of:=[.A39]+[.O39]+[.AC39]" office:value-type="float" office:value="472.5" calcext:value-type="float">
            <text:p>472.5</text:p>
          </table:table-cell>
          <table:table-cell table:formula="of:=[.B39]+[.P39]+[.AD39]" office:value-type="float" office:value="771.372" calcext:value-type="float">
            <text:p>771.372</text:p>
          </table:table-cell>
          <table:table-cell table:formula="of:=[.C39]+[.Q39]+[.AE39]" office:value-type="float" office:value="4680.691" calcext:value-type="float">
            <text:p>4680.691</text:p>
          </table:table-cell>
          <table:table-cell table:formula="of:=[.D39]+[.R39]+[.AF39]" office:value-type="float" office:value="473.5" calcext:value-type="float">
            <text:p>473.5</text:p>
          </table:table-cell>
          <table:table-cell table:formula="of:=[.E39]+[.S39]+[.AG39]" office:value-type="float" office:value="793.887" calcext:value-type="float">
            <text:p>793.887</text:p>
          </table:table-cell>
          <table:table-cell table:formula="of:=[.F39]+[.T39]+[.AH39]" office:value-type="float" office:value="4696.023" calcext:value-type="float">
            <text:p>4696.023</text:p>
          </table:table-cell>
          <table:table-cell table:formula="of:=[.G39]+[.U39]+[.AI39]" office:value-type="float" office:value="472.7" calcext:value-type="float">
            <text:p>472.7</text:p>
          </table:table-cell>
          <table:table-cell table:formula="of:=[.H39]+[.V39]+[.AJ39]" office:value-type="float" office:value="793.523" calcext:value-type="float">
            <text:p>793.523</text:p>
          </table:table-cell>
          <table:table-cell table:formula="of:=[.I39]+[.W39]+[.AK39]" office:value-type="float" office:value="4713.625" calcext:value-type="float">
            <text:p>4713.625</text:p>
          </table:table-cell>
          <table:table-cell table:formula="of:=AVERAGE([.AQ39];[.AT39];[.AW39])" office:value-type="float" office:value="472.9" calcext:value-type="float">
            <text:p>472.9</text:p>
          </table:table-cell>
          <table:table-cell table:formula="of:=AVERAGE([.AR39];[.AU39];[.AX39])" office:value-type="float" office:value="786.260666666667" calcext:value-type="float">
            <text:p>786.260666666667</text:p>
          </table:table-cell>
          <table:table-cell table:formula="of:=AVERAGE([.AS39];[.AV39];[.AY39])" office:value-type="float" office:value="4696.77966666667" calcext:value-type="float">
            <text:p>4696.77966666667</text:p>
          </table:table-cell>
          <table:table-cell table:number-columns-repeated="2"/>
          <table:table-cell table:formula="of:=[.CG39]-[.BS39]" office:value-type="float" office:value="10" calcext:value-type="float">
            <text:p>10</text:p>
          </table:table-cell>
          <table:table-cell table:formula="of:=[.CH39]-[.BT39]" office:value-type="float" office:value="47.164" calcext:value-type="float">
            <text:p>47.164</text:p>
          </table:table-cell>
          <table:table-cell table:formula="of:=[.CI39]-[.BU39]" office:value-type="float" office:value="183.828" calcext:value-type="float">
            <text:p>183.828</text:p>
          </table:table-cell>
          <table:table-cell table:formula="of:=[.CJ39]-[.BV39]" office:value-type="float" office:value="0.800000000000068" calcext:value-type="float">
            <text:p>0.800000000000068</text:p>
          </table:table-cell>
          <table:table-cell table:formula="of:=[.CK39]-[.BW39]" office:value-type="float" office:value="45.168" calcext:value-type="float">
            <text:p>45.168</text:p>
          </table:table-cell>
          <table:table-cell table:formula="of:=[.CL39]-[.BX39]" office:value-type="float" office:value="181.828000000001" calcext:value-type="float">
            <text:p>181.828000000001</text:p>
          </table:table-cell>
          <table:table-cell table:formula="of:=[.CM39]-[.BY39]" office:value-type="float" office:value="-120.6" calcext:value-type="float">
            <text:p>-120.6</text:p>
          </table:table-cell>
          <table:table-cell table:formula="of:=[.CN39]-[.BZ39]" office:value-type="float" office:value="-201.535" calcext:value-type="float">
            <text:p>-201.535</text:p>
          </table:table-cell>
          <table:table-cell table:formula="of:=[.CO39]-[.CA39]" office:value-type="float" office:value="-1805.515" calcext:value-type="float">
            <text:p>-1805.515</text:p>
          </table:table-cell>
          <table:table-cell table:formula="of:=AVERAGE([.BE39];[.BH39];[.BK39])" office:value-type="float" office:value="-36.6" calcext:value-type="float">
            <text:p>-36.6</text:p>
          </table:table-cell>
          <table:table-cell table:formula="of:=AVERAGE([.BF39];[.BI39];[.BL39])" office:value-type="float" office:value="-36.401" calcext:value-type="float">
            <text:p>-36.401</text:p>
          </table:table-cell>
          <table:table-cell table:formula="of:=AVERAGE([.BG39];[.BJ39];[.BM39])" office:value-type="float" office:value="-479.953" calcext:value-type="float">
            <text:p>-479.953</text:p>
          </table:table-cell>
          <table:table-cell table:number-columns-repeated="2"/>
          <table:table-cell office:value-type="float" office:value="488.7" calcext:value-type="float">
            <text:p>488.7</text:p>
          </table:table-cell>
          <table:table-cell office:value-type="float" office:value="1107.379" calcext:value-type="float">
            <text:p>1107.379</text:p>
          </table:table-cell>
          <table:table-cell office:value-type="float" office:value="11157.68" calcext:value-type="float">
            <text:p>11157.68</text:p>
          </table:table-cell>
          <table:table-cell office:value-type="float" office:value="699.9" calcext:value-type="float">
            <text:p>699.9</text:p>
          </table:table-cell>
          <table:table-cell office:value-type="float" office:value="1000.109" calcext:value-type="float">
            <text:p>1000.109</text:p>
          </table:table-cell>
          <table:table-cell office:value-type="float" office:value="9871.211" calcext:value-type="float">
            <text:p>9871.211</text:p>
          </table:table-cell>
          <table:table-cell office:value-type="float" office:value="671" calcext:value-type="float">
            <text:p>671</text:p>
          </table:table-cell>
          <table:table-cell office:value-type="float" office:value="996.961" calcext:value-type="float">
            <text:p>996.961</text:p>
          </table:table-cell>
          <table:table-cell office:value-type="float" office:value="9867.062" calcext:value-type="float">
            <text:p>9867.062</text:p>
          </table:table-cell>
          <table:table-cell table:formula="of:=AVERAGE([.BS39];[.BV39];[.BY39])" office:value-type="float" office:value="619.866666666667" calcext:value-type="float">
            <text:p>619.866666666667</text:p>
          </table:table-cell>
          <table:table-cell table:formula="of:=AVERAGE([.BT39];[.BW39];[.BZ39])" office:value-type="float" office:value="1034.81633333333" calcext:value-type="float">
            <text:p>1034.81633333333</text:p>
          </table:table-cell>
          <table:table-cell table:formula="of:=AVERAGE([.BU39];[.BX39];[.CA39])" office:value-type="float" office:value="10298.651" calcext:value-type="float">
            <text:p>10298.651</text:p>
          </table:table-cell>
          <table:table-cell table:number-columns-repeated="2"/>
          <table:table-cell office:value-type="float" office:value="498.7" calcext:value-type="float">
            <text:p>498.7</text:p>
          </table:table-cell>
          <table:table-cell office:value-type="float" office:value="1154.543" calcext:value-type="float">
            <text:p>1154.543</text:p>
          </table:table-cell>
          <table:table-cell office:value-type="float" office:value="11341.508" calcext:value-type="float">
            <text:p>11341.508</text:p>
          </table:table-cell>
          <table:table-cell office:value-type="float" office:value="700.7" calcext:value-type="float">
            <text:p>700.7</text:p>
          </table:table-cell>
          <table:table-cell office:value-type="float" office:value="1045.277" calcext:value-type="float">
            <text:p>1045.277</text:p>
          </table:table-cell>
          <table:table-cell office:value-type="float" office:value="10053.039" calcext:value-type="float">
            <text:p>10053.039</text:p>
          </table:table-cell>
          <table:table-cell office:value-type="float" office:value="550.4" calcext:value-type="float">
            <text:p>550.4</text:p>
          </table:table-cell>
          <table:table-cell office:value-type="float" office:value="795.426" calcext:value-type="float">
            <text:p>795.426</text:p>
          </table:table-cell>
          <table:table-cell office:value-type="float" office:value="8061.547" calcext:value-type="float">
            <text:p>8061.547</text:p>
          </table:table-cell>
          <table:table-cell table:formula="of:=AVERAGE([.CG39];[.CJ39];[.CM39])" office:value-type="float" office:value="583.266666666667" calcext:value-type="float">
            <text:p>583.266666666667</text:p>
          </table:table-cell>
          <table:table-cell table:formula="of:=AVERAGE([.CH39];[.CK39];[.CN39])" office:value-type="float" office:value="998.415333333333" calcext:value-type="float">
            <text:p>998.415333333333</text:p>
          </table:table-cell>
          <table:table-cell table:formula="of:=AVERAGE([.CI39];[.CL39];[.CO39])" office:value-type="float" office:value="9818.698" calcext:value-type="float">
            <text:p>9818.698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30.496" calcext:value-type="float">
            <text:p>330.49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648" calcext:value-type="float">
            <text:p>355.64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0.8" calcext:value-type="float">
            <text:p>10.8</text:p>
          </table:table-cell>
          <table:table-cell office:value-type="float" office:value="353.211" calcext:value-type="float">
            <text:p>353.211</text:p>
          </table:table-cell>
          <table:table-cell office:value-type="float" office:value="660.023" calcext:value-type="float">
            <text:p>660.023</text:p>
          </table:table-cell>
          <table:table-cell table:formula="of:=AVERAGE([.A40];[.D40];[.G40])" office:value-type="float" office:value="13.4333333333333" calcext:value-type="float">
            <text:p>13.4333333333333</text:p>
          </table:table-cell>
          <table:table-cell table:formula="of:=AVERAGE([.B40];[.E40];[.H40])" office:value-type="float" office:value="346.451666666667" calcext:value-type="float">
            <text:p>346.451666666667</text:p>
          </table:table-cell>
          <table:table-cell table:formula="of:=AVERAGE([.C40];[.F40];[.I4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0];[.R40];[.U40])" office:value-type="float" office:value="3.9" calcext:value-type="float">
            <text:p>3.9</text:p>
          </table:table-cell>
          <table:table-cell table:formula="of:=AVERAGE([.P40];[.S40];[.V40])" office:value-type="float" office:value="35.146" calcext:value-type="float">
            <text:p>35.146</text:p>
          </table:table-cell>
          <table:table-cell table:formula="of:=AVERAGE([.Q40];[.T40];[.W4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5.719" calcext:value-type="float">
            <text:p>405.719</text:p>
          </table:table-cell>
          <table:table-cell office:value-type="float" office:value="3969.023" calcext:value-type="float">
            <text:p>3969.023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336" calcext:value-type="float">
            <text:p>405.336</text:p>
          </table:table-cell>
          <table:table-cell office:value-type="float" office:value="3968.375" calcext:value-type="float">
            <text:p>3968.375</text:p>
          </table:table-cell>
          <table:table-cell office:value-type="float" office:value="453" calcext:value-type="float">
            <text:p>453</text:p>
          </table:table-cell>
          <table:table-cell office:value-type="float" office:value="405.809" calcext:value-type="float">
            <text:p>405.809</text:p>
          </table:table-cell>
          <table:table-cell office:value-type="float" office:value="3968.992" calcext:value-type="float">
            <text:p>3968.992</text:p>
          </table:table-cell>
          <table:table-cell table:formula="of:=AVERAGE([.AC40];[.AF40];[.AI40])" office:value-type="float" office:value="454.833333333333" calcext:value-type="float">
            <text:p>454.833333333333</text:p>
          </table:table-cell>
          <table:table-cell table:formula="of:=AVERAGE([.AD40];[.AG40];[.AJ40])" office:value-type="float" office:value="405.621333333333" calcext:value-type="float">
            <text:p>405.621333333333</text:p>
          </table:table-cell>
          <table:table-cell table:formula="of:=AVERAGE([.AE40];[.AH40];[.AK40])" office:value-type="float" office:value="3968.79666666667" calcext:value-type="float">
            <text:p>3968.79666666667</text:p>
          </table:table-cell>
          <table:table-cell table:number-columns-repeated="2"/>
          <table:table-cell table:formula="of:=[.A40]+[.O40]+[.AC40]" office:value-type="float" office:value="473.6" calcext:value-type="float">
            <text:p>473.6</text:p>
          </table:table-cell>
          <table:table-cell table:formula="of:=[.B40]+[.P40]+[.AD40]" office:value-type="float" office:value="771.36" calcext:value-type="float">
            <text:p>771.36</text:p>
          </table:table-cell>
          <table:table-cell table:formula="of:=[.C40]+[.Q40]+[.AE40]" office:value-type="float" office:value="4680.171" calcext:value-type="float">
            <text:p>4680.171</text:p>
          </table:table-cell>
          <table:table-cell table:formula="of:=[.D40]+[.R40]+[.AF40]" office:value-type="float" office:value="476.2" calcext:value-type="float">
            <text:p>476.2</text:p>
          </table:table-cell>
          <table:table-cell table:formula="of:=[.E40]+[.S40]+[.AG40]" office:value-type="float" office:value="796.129" calcext:value-type="float">
            <text:p>796.129</text:p>
          </table:table-cell>
          <table:table-cell table:formula="of:=[.F40]+[.T40]+[.AH40]" office:value-type="float" office:value="4698.023" calcext:value-type="float">
            <text:p>4698.023</text:p>
          </table:table-cell>
          <table:table-cell table:formula="of:=[.G40]+[.U40]+[.AI40]" office:value-type="float" office:value="466.7" calcext:value-type="float">
            <text:p>466.7</text:p>
          </table:table-cell>
          <table:table-cell table:formula="of:=[.H40]+[.V40]+[.AJ40]" office:value-type="float" office:value="794.168" calcext:value-type="float">
            <text:p>794.168</text:p>
          </table:table-cell>
          <table:table-cell table:formula="of:=[.I40]+[.W40]+[.AK40]" office:value-type="float" office:value="4714.14" calcext:value-type="float">
            <text:p>4714.14</text:p>
          </table:table-cell>
          <table:table-cell table:formula="of:=AVERAGE([.AQ40];[.AT40];[.AW40])" office:value-type="float" office:value="472.166666666667" calcext:value-type="float">
            <text:p>472.166666666667</text:p>
          </table:table-cell>
          <table:table-cell table:formula="of:=AVERAGE([.AR40];[.AU40];[.AX40])" office:value-type="float" office:value="787.219" calcext:value-type="float">
            <text:p>787.219</text:p>
          </table:table-cell>
          <table:table-cell table:formula="of:=AVERAGE([.AS40];[.AV40];[.AY40])" office:value-type="float" office:value="4697.44466666667" calcext:value-type="float">
            <text:p>4697.44466666667</text:p>
          </table:table-cell>
          <table:table-cell table:number-columns-repeated="2"/>
          <table:table-cell table:formula="of:=[.CG40]-[.BS40]" office:value-type="float" office:value="187.7" calcext:value-type="float">
            <text:p>187.7</text:p>
          </table:table-cell>
          <table:table-cell table:formula="of:=[.CH40]-[.BT40]" office:value-type="float" office:value="335.824" calcext:value-type="float">
            <text:p>335.824</text:p>
          </table:table-cell>
          <table:table-cell table:formula="of:=[.CI40]-[.BU40]" office:value-type="float" office:value="2826.696" calcext:value-type="float">
            <text:p>2826.696</text:p>
          </table:table-cell>
          <table:table-cell table:formula="of:=[.CJ40]-[.BV40]" office:value-type="float" office:value="-139.4" calcext:value-type="float">
            <text:p>-139.4</text:p>
          </table:table-cell>
          <table:table-cell table:formula="of:=[.CK40]-[.BW40]" office:value-type="float" office:value="-307.554" calcext:value-type="float">
            <text:p>-307.554</text:p>
          </table:table-cell>
          <table:table-cell table:formula="of:=[.CL40]-[.BX40]" office:value-type="float" office:value="-3115.625" calcext:value-type="float">
            <text:p>-3115.625</text:p>
          </table:table-cell>
          <table:table-cell table:formula="of:=[.CM40]-[.BY40]" office:value-type="float" office:value="-42.3" calcext:value-type="float">
            <text:p>-42.3</text:p>
          </table:table-cell>
          <table:table-cell table:formula="of:=[.CN40]-[.BZ40]" office:value-type="float" office:value="-284.632" calcext:value-type="float">
            <text:p>-284.632</text:p>
          </table:table-cell>
          <table:table-cell table:formula="of:=[.CO40]-[.CA40]" office:value-type="float" office:value="-3093.543" calcext:value-type="float">
            <text:p>-3093.543</text:p>
          </table:table-cell>
          <table:table-cell table:formula="of:=AVERAGE([.BE40];[.BH40];[.BK40])" office:value-type="float" office:value="2" calcext:value-type="float">
            <text:p>2</text:p>
          </table:table-cell>
          <table:table-cell table:formula="of:=AVERAGE([.BF40];[.BI40];[.BL40])" office:value-type="float" office:value="-85.454" calcext:value-type="float">
            <text:p>-85.454</text:p>
          </table:table-cell>
          <table:table-cell table:formula="of:=AVERAGE([.BG40];[.BJ40];[.BM40])" office:value-type="float" office:value="-1127.49066666667" calcext:value-type="float">
            <text:p>-1127.49066666667</text:p>
          </table:table-cell>
          <table:table-cell table:number-columns-repeated="2"/>
          <table:table-cell office:value-type="float" office:value="382.3" calcext:value-type="float">
            <text:p>382.3</text:p>
          </table:table-cell>
          <table:table-cell office:value-type="float" office:value="843.418" calcext:value-type="float">
            <text:p>843.418</text:p>
          </table:table-cell>
          <table:table-cell office:value-type="float" office:value="8535.023" calcext:value-type="float">
            <text:p>8535.023</text:p>
          </table:table-cell>
          <table:table-cell office:value-type="float" office:value="595.2" calcext:value-type="float">
            <text:p>595.2</text:p>
          </table:table-cell>
          <table:table-cell office:value-type="float" office:value="1061.613" calcext:value-type="float">
            <text:p>1061.613</text:p>
          </table:table-cell>
          <table:table-cell office:value-type="float" office:value="10521.77" calcext:value-type="float">
            <text:p>10521.77</text:p>
          </table:table-cell>
          <table:table-cell office:value-type="float" office:value="562.5" calcext:value-type="float">
            <text:p>562.5</text:p>
          </table:table-cell>
          <table:table-cell office:value-type="float" office:value="1116.984" calcext:value-type="float">
            <text:p>1116.984</text:p>
          </table:table-cell>
          <table:table-cell office:value-type="float" office:value="11166.328" calcext:value-type="float">
            <text:p>11166.328</text:p>
          </table:table-cell>
          <table:table-cell table:formula="of:=AVERAGE([.BS40];[.BV40];[.BY40])" office:value-type="float" office:value="513.333333333333" calcext:value-type="float">
            <text:p>513.333333333333</text:p>
          </table:table-cell>
          <table:table-cell table:formula="of:=AVERAGE([.BT40];[.BW40];[.BZ40])" office:value-type="float" office:value="1007.33833333333" calcext:value-type="float">
            <text:p>1007.33833333333</text:p>
          </table:table-cell>
          <table:table-cell table:formula="of:=AVERAGE([.BU40];[.BX40];[.CA40])" office:value-type="float" office:value="10074.3736666667" calcext:value-type="float">
            <text:p>10074.3736666667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1179.242" calcext:value-type="float">
            <text:p>1179.242</text:p>
          </table:table-cell>
          <table:table-cell office:value-type="float" office:value="11361.719" calcext:value-type="float">
            <text:p>11361.719</text:p>
          </table:table-cell>
          <table:table-cell office:value-type="float" office:value="455.8" calcext:value-type="float">
            <text:p>455.8</text:p>
          </table:table-cell>
          <table:table-cell office:value-type="float" office:value="754.059" calcext:value-type="float">
            <text:p>754.059</text:p>
          </table:table-cell>
          <table:table-cell office:value-type="float" office:value="7406.145" calcext:value-type="float">
            <text:p>7406.145</text:p>
          </table:table-cell>
          <table:table-cell office:value-type="float" office:value="520.2" calcext:value-type="float">
            <text:p>520.2</text:p>
          </table:table-cell>
          <table:table-cell office:value-type="float" office:value="832.352" calcext:value-type="float">
            <text:p>832.352</text:p>
          </table:table-cell>
          <table:table-cell office:value-type="float" office:value="8072.785" calcext:value-type="float">
            <text:p>8072.785</text:p>
          </table:table-cell>
          <table:table-cell table:formula="of:=AVERAGE([.CG40];[.CJ40];[.CM40])" office:value-type="float" office:value="515.333333333333" calcext:value-type="float">
            <text:p>515.333333333333</text:p>
          </table:table-cell>
          <table:table-cell table:formula="of:=AVERAGE([.CH40];[.CK40];[.CN40])" office:value-type="float" office:value="921.884333333333" calcext:value-type="float">
            <text:p>921.884333333333</text:p>
          </table:table-cell>
          <table:table-cell table:formula="of:=AVERAGE([.CI40];[.CL40];[.CO40])" office:value-type="float" office:value="8946.883" calcext:value-type="float">
            <text:p>8946.88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30.309" calcext:value-type="float">
            <text:p>330.30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727" calcext:value-type="float">
            <text:p>355.72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3.441" calcext:value-type="float">
            <text:p>353.441</text:p>
          </table:table-cell>
          <table:table-cell office:value-type="float" office:value="660.023" calcext:value-type="float">
            <text:p>660.023</text:p>
          </table:table-cell>
          <table:table-cell table:formula="of:=AVERAGE([.A41];[.D41];[.G41])" office:value-type="float" office:value="14.4333333333333" calcext:value-type="float">
            <text:p>14.4333333333333</text:p>
          </table:table-cell>
          <table:table-cell table:formula="of:=AVERAGE([.B41];[.E41];[.H41])" office:value-type="float" office:value="346.492333333333" calcext:value-type="float">
            <text:p>346.492333333333</text:p>
          </table:table-cell>
          <table:table-cell table:formula="of:=AVERAGE([.C41];[.F41];[.I4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.9" calcext:value-type="float">
            <text:p>5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1];[.R41];[.U41])" office:value-type="float" office:value="3.93333333333333" calcext:value-type="float">
            <text:p>3.93333333333333</text:p>
          </table:table-cell>
          <table:table-cell table:formula="of:=AVERAGE([.P41];[.S41];[.V41])" office:value-type="float" office:value="35.146" calcext:value-type="float">
            <text:p>35.146</text:p>
          </table:table-cell>
          <table:table-cell table:formula="of:=AVERAGE([.Q41];[.T41];[.W4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1.465" calcext:value-type="float">
            <text:p>401.465</text:p>
          </table:table-cell>
          <table:table-cell office:value-type="float" office:value="3964.508" calcext:value-type="float">
            <text:p>3964.508</text:p>
          </table:table-cell>
          <table:table-cell office:value-type="float" office:value="454.5" calcext:value-type="float">
            <text:p>454.5</text:p>
          </table:table-cell>
          <table:table-cell office:value-type="float" office:value="405.395" calcext:value-type="float">
            <text:p>405.395</text:p>
          </table:table-cell>
          <table:table-cell office:value-type="float" office:value="3968.562" calcext:value-type="float">
            <text:p>3968.562</text:p>
          </table:table-cell>
          <table:table-cell office:value-type="float" office:value="456" calcext:value-type="float">
            <text:p>456</text:p>
          </table:table-cell>
          <table:table-cell office:value-type="float" office:value="405.297" calcext:value-type="float">
            <text:p>405.297</text:p>
          </table:table-cell>
          <table:table-cell office:value-type="float" office:value="3968.344" calcext:value-type="float">
            <text:p>3968.344</text:p>
          </table:table-cell>
          <table:table-cell table:formula="of:=AVERAGE([.AC41];[.AF41];[.AI41])" office:value-type="float" office:value="454.833333333333" calcext:value-type="float">
            <text:p>454.833333333333</text:p>
          </table:table-cell>
          <table:table-cell table:formula="of:=AVERAGE([.AD41];[.AG41];[.AJ41])" office:value-type="float" office:value="404.052333333333" calcext:value-type="float">
            <text:p>404.052333333333</text:p>
          </table:table-cell>
          <table:table-cell table:formula="of:=AVERAGE([.AE41];[.AH41];[.AK41])" office:value-type="float" office:value="3967.138" calcext:value-type="float">
            <text:p>3967.138</text:p>
          </table:table-cell>
          <table:table-cell table:number-columns-repeated="2"/>
          <table:table-cell table:formula="of:=[.A41]+[.O41]+[.AC41]" office:value-type="float" office:value="471.6" calcext:value-type="float">
            <text:p>471.6</text:p>
          </table:table-cell>
          <table:table-cell table:formula="of:=[.B41]+[.P41]+[.AD41]" office:value-type="float" office:value="766.919" calcext:value-type="float">
            <text:p>766.919</text:p>
          </table:table-cell>
          <table:table-cell table:formula="of:=[.C41]+[.Q41]+[.AE41]" office:value-type="float" office:value="4675.656" calcext:value-type="float">
            <text:p>4675.656</text:p>
          </table:table-cell>
          <table:table-cell table:formula="of:=[.D41]+[.R41]+[.AF41]" office:value-type="float" office:value="471.3" calcext:value-type="float">
            <text:p>471.3</text:p>
          </table:table-cell>
          <table:table-cell table:formula="of:=[.E41]+[.S41]+[.AG41]" office:value-type="float" office:value="796.267" calcext:value-type="float">
            <text:p>796.267</text:p>
          </table:table-cell>
          <table:table-cell table:formula="of:=[.F41]+[.T41]+[.AH41]" office:value-type="float" office:value="4698.21" calcext:value-type="float">
            <text:p>4698.21</text:p>
          </table:table-cell>
          <table:table-cell table:formula="of:=[.G41]+[.U41]+[.AI41]" office:value-type="float" office:value="476.7" calcext:value-type="float">
            <text:p>476.7</text:p>
          </table:table-cell>
          <table:table-cell table:formula="of:=[.H41]+[.V41]+[.AJ41]" office:value-type="float" office:value="793.886" calcext:value-type="float">
            <text:p>793.886</text:p>
          </table:table-cell>
          <table:table-cell table:formula="of:=[.I41]+[.W41]+[.AK41]" office:value-type="float" office:value="4713.492" calcext:value-type="float">
            <text:p>4713.492</text:p>
          </table:table-cell>
          <table:table-cell table:formula="of:=AVERAGE([.AQ41];[.AT41];[.AW41])" office:value-type="float" office:value="473.2" calcext:value-type="float">
            <text:p>473.2</text:p>
          </table:table-cell>
          <table:table-cell table:formula="of:=AVERAGE([.AR41];[.AU41];[.AX41])" office:value-type="float" office:value="785.690666666667" calcext:value-type="float">
            <text:p>785.690666666667</text:p>
          </table:table-cell>
          <table:table-cell table:formula="of:=AVERAGE([.AS41];[.AV41];[.AY41])" office:value-type="float" office:value="4695.786" calcext:value-type="float">
            <text:p>4695.786</text:p>
          </table:table-cell>
          <table:table-cell table:number-columns-repeated="2"/>
          <table:table-cell table:formula="of:=[.CG41]-[.BS41]" office:value-type="float" office:value="7.89999999999998" calcext:value-type="float">
            <text:p>7.89999999999998</text:p>
          </table:table-cell>
          <table:table-cell table:formula="of:=[.CH41]-[.BT41]" office:value-type="float" office:value="45.164" calcext:value-type="float">
            <text:p>45.164</text:p>
          </table:table-cell>
          <table:table-cell table:formula="of:=[.CI41]-[.BU41]" office:value-type="float" office:value="181.766" calcext:value-type="float">
            <text:p>181.766</text:p>
          </table:table-cell>
          <table:table-cell table:formula="of:=[.CJ41]-[.BV41]" office:value-type="float" office:value="-85.9999999999999" calcext:value-type="float">
            <text:p>-85.9999999999999</text:p>
          </table:table-cell>
          <table:table-cell table:formula="of:=[.CK41]-[.BW41]" office:value-type="float" office:value="-242.992" calcext:value-type="float">
            <text:p>-242.992</text:p>
          </table:table-cell>
          <table:table-cell table:formula="of:=[.CL41]-[.BX41]" office:value-type="float" office:value="-2465.066" calcext:value-type="float">
            <text:p>-2465.066</text:p>
          </table:table-cell>
          <table:table-cell table:formula="of:=[.CM41]-[.BY41]" office:value-type="float" office:value="-158.9" calcext:value-type="float">
            <text:p>-158.9</text:p>
          </table:table-cell>
          <table:table-cell table:formula="of:=[.CN41]-[.BZ41]" office:value-type="float" office:value="-122.676" calcext:value-type="float">
            <text:p>-122.676</text:p>
          </table:table-cell>
          <table:table-cell table:formula="of:=[.CO41]-[.CA41]" office:value-type="float" office:value="-287.633" calcext:value-type="float">
            <text:p>-287.633</text:p>
          </table:table-cell>
          <table:table-cell table:formula="of:=AVERAGE([.BE41];[.BH41];[.BK41])" office:value-type="float" office:value="-79" calcext:value-type="float">
            <text:p>-79</text:p>
          </table:table-cell>
          <table:table-cell table:formula="of:=AVERAGE([.BF41];[.BI41];[.BL41])" office:value-type="float" office:value="-106.834666666667" calcext:value-type="float">
            <text:p>-106.834666666667</text:p>
          </table:table-cell>
          <table:table-cell table:formula="of:=AVERAGE([.BG41];[.BJ41];[.BM41])" office:value-type="float" office:value="-856.977666666666" calcext:value-type="float">
            <text:p>-856.977666666666</text:p>
          </table:table-cell>
          <table:table-cell table:number-columns-repeated="2"/>
          <table:table-cell office:value-type="float" office:value="700.7" calcext:value-type="float">
            <text:p>700.7</text:p>
          </table:table-cell>
          <table:table-cell office:value-type="float" office:value="1000.789" calcext:value-type="float">
            <text:p>1000.789</text:p>
          </table:table-cell>
          <table:table-cell office:value-type="float" office:value="9872.914" calcext:value-type="float">
            <text:p>9872.914</text:p>
          </table:table-cell>
          <table:table-cell office:value-type="float" office:value="541.8" calcext:value-type="float">
            <text:p>541.8</text:p>
          </table:table-cell>
          <table:table-cell office:value-type="float" office:value="1128.883" calcext:value-type="float">
            <text:p>1128.883</text:p>
          </table:table-cell>
          <table:table-cell office:value-type="float" office:value="11182.043" calcext:value-type="float">
            <text:p>11182.043</text:p>
          </table:table-cell>
          <table:table-cell office:value-type="float" office:value="655.8" calcext:value-type="float">
            <text:p>655.8</text:p>
          </table:table-cell>
          <table:table-cell office:value-type="float" office:value="954.117" calcext:value-type="float">
            <text:p>954.117</text:p>
          </table:table-cell>
          <table:table-cell office:value-type="float" office:value="8357.863" calcext:value-type="float">
            <text:p>8357.863</text:p>
          </table:table-cell>
          <table:table-cell table:formula="of:=AVERAGE([.BS41];[.BV41];[.BY41])" office:value-type="float" office:value="632.766666666667" calcext:value-type="float">
            <text:p>632.766666666667</text:p>
          </table:table-cell>
          <table:table-cell table:formula="of:=AVERAGE([.BT41];[.BW41];[.BZ41])" office:value-type="float" office:value="1027.92966666667" calcext:value-type="float">
            <text:p>1027.92966666667</text:p>
          </table:table-cell>
          <table:table-cell table:formula="of:=AVERAGE([.BU41];[.BX41];[.CA41])" office:value-type="float" office:value="9804.27333333333" calcext:value-type="float">
            <text:p>9804.27333333333</text:p>
          </table:table-cell>
          <table:table-cell table:number-columns-repeated="2"/>
          <table:table-cell office:value-type="float" office:value="708.6" calcext:value-type="float">
            <text:p>708.6</text:p>
          </table:table-cell>
          <table:table-cell office:value-type="float" office:value="1045.953" calcext:value-type="float">
            <text:p>1045.953</text:p>
          </table:table-cell>
          <table:table-cell office:value-type="float" office:value="10054.68" calcext:value-type="float">
            <text:p>10054.68</text:p>
          </table:table-cell>
          <table:table-cell office:value-type="float" office:value="455.8" calcext:value-type="float">
            <text:p>455.8</text:p>
          </table:table-cell>
          <table:table-cell office:value-type="float" office:value="885.891" calcext:value-type="float">
            <text:p>885.891</text:p>
          </table:table-cell>
          <table:table-cell office:value-type="float" office:value="8716.977" calcext:value-type="float">
            <text:p>8716.977</text:p>
          </table:table-cell>
          <table:table-cell office:value-type="float" office:value="496.9" calcext:value-type="float">
            <text:p>496.9</text:p>
          </table:table-cell>
          <table:table-cell office:value-type="float" office:value="831.441" calcext:value-type="float">
            <text:p>831.441</text:p>
          </table:table-cell>
          <table:table-cell office:value-type="float" office:value="8070.23" calcext:value-type="float">
            <text:p>8070.23</text:p>
          </table:table-cell>
          <table:table-cell table:formula="of:=AVERAGE([.CG41];[.CJ41];[.CM41])" office:value-type="float" office:value="553.766666666667" calcext:value-type="float">
            <text:p>553.766666666667</text:p>
          </table:table-cell>
          <table:table-cell table:formula="of:=AVERAGE([.CH41];[.CK41];[.CN41])" office:value-type="float" office:value="921.095" calcext:value-type="float">
            <text:p>921.095</text:p>
          </table:table-cell>
          <table:table-cell table:formula="of:=AVERAGE([.CI41];[.CL41];[.CO41])" office:value-type="float" office:value="8947.29566666667" calcext:value-type="float">
            <text:p>8947.2956666666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043" calcext:value-type="float">
            <text:p>330.04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535" calcext:value-type="float">
            <text:p>355.53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7" calcext:value-type="float">
            <text:p>15.7</text:p>
          </table:table-cell>
          <table:table-cell office:value-type="float" office:value="353.469" calcext:value-type="float">
            <text:p>353.469</text:p>
          </table:table-cell>
          <table:table-cell office:value-type="float" office:value="660.023" calcext:value-type="float">
            <text:p>660.023</text:p>
          </table:table-cell>
          <table:table-cell table:formula="of:=AVERAGE([.A42];[.D42];[.G42])" office:value-type="float" office:value="14.7666666666667" calcext:value-type="float">
            <text:p>14.7666666666667</text:p>
          </table:table-cell>
          <table:table-cell table:formula="of:=AVERAGE([.B42];[.E42];[.H42])" office:value-type="float" office:value="346.349" calcext:value-type="float">
            <text:p>346.349</text:p>
          </table:table-cell>
          <table:table-cell table:formula="of:=AVERAGE([.C42];[.F42];[.I4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2];[.R42];[.U42])" office:value-type="float" office:value="3.93333333333333" calcext:value-type="float">
            <text:p>3.93333333333333</text:p>
          </table:table-cell>
          <table:table-cell table:formula="of:=AVERAGE([.P42];[.S42];[.V42])" office:value-type="float" office:value="35.146" calcext:value-type="float">
            <text:p>35.146</text:p>
          </table:table-cell>
          <table:table-cell table:formula="of:=AVERAGE([.Q42];[.T42];[.W42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5.465" calcext:value-type="float">
            <text:p>405.465</text:p>
          </table:table-cell>
          <table:table-cell office:value-type="float" office:value="3968.648" calcext:value-type="float">
            <text:p>3968.648</text:p>
          </table:table-cell>
          <table:table-cell office:value-type="float" office:value="454.5" calcext:value-type="float">
            <text:p>454.5</text:p>
          </table:table-cell>
          <table:table-cell office:value-type="float" office:value="403.395" calcext:value-type="float">
            <text:p>403.395</text:p>
          </table:table-cell>
          <table:table-cell office:value-type="float" office:value="3966.566" calcext:value-type="float">
            <text:p>3966.566</text:p>
          </table:table-cell>
          <table:table-cell office:value-type="float" office:value="456" calcext:value-type="float">
            <text:p>456</text:p>
          </table:table-cell>
          <table:table-cell office:value-type="float" office:value="405.297" calcext:value-type="float">
            <text:p>405.297</text:p>
          </table:table-cell>
          <table:table-cell office:value-type="float" office:value="3968.477" calcext:value-type="float">
            <text:p>3968.477</text:p>
          </table:table-cell>
          <table:table-cell table:formula="of:=AVERAGE([.AC42];[.AF42];[.AI42])" office:value-type="float" office:value="455.5" calcext:value-type="float">
            <text:p>455.5</text:p>
          </table:table-cell>
          <table:table-cell table:formula="of:=AVERAGE([.AD42];[.AG42];[.AJ42])" office:value-type="float" office:value="404.719" calcext:value-type="float">
            <text:p>404.719</text:p>
          </table:table-cell>
          <table:table-cell table:formula="of:=AVERAGE([.AE42];[.AH42];[.AK42])" office:value-type="float" office:value="3967.897" calcext:value-type="float">
            <text:p>3967.897</text:p>
          </table:table-cell>
          <table:table-cell table:number-columns-repeated="2"/>
          <table:table-cell table:formula="of:=[.A42]+[.O42]+[.AC42]" office:value-type="float" office:value="475.7" calcext:value-type="float">
            <text:p>475.7</text:p>
          </table:table-cell>
          <table:table-cell table:formula="of:=[.B42]+[.P42]+[.AD42]" office:value-type="float" office:value="770.653" calcext:value-type="float">
            <text:p>770.653</text:p>
          </table:table-cell>
          <table:table-cell table:formula="of:=[.C42]+[.Q42]+[.AE42]" office:value-type="float" office:value="4679.796" calcext:value-type="float">
            <text:p>4679.796</text:p>
          </table:table-cell>
          <table:table-cell table:formula="of:=[.D42]+[.R42]+[.AF42]" office:value-type="float" office:value="472.2" calcext:value-type="float">
            <text:p>472.2</text:p>
          </table:table-cell>
          <table:table-cell table:formula="of:=[.E42]+[.S42]+[.AG42]" office:value-type="float" office:value="794.075" calcext:value-type="float">
            <text:p>794.075</text:p>
          </table:table-cell>
          <table:table-cell table:formula="of:=[.F42]+[.T42]+[.AH42]" office:value-type="float" office:value="4696.214" calcext:value-type="float">
            <text:p>4696.214</text:p>
          </table:table-cell>
          <table:table-cell table:formula="of:=[.G42]+[.U42]+[.AI42]" office:value-type="float" office:value="474.7" calcext:value-type="float">
            <text:p>474.7</text:p>
          </table:table-cell>
          <table:table-cell table:formula="of:=[.H42]+[.V42]+[.AJ42]" office:value-type="float" office:value="793.914" calcext:value-type="float">
            <text:p>793.914</text:p>
          </table:table-cell>
          <table:table-cell table:formula="of:=[.I42]+[.W42]+[.AK42]" office:value-type="float" office:value="4713.625" calcext:value-type="float">
            <text:p>4713.625</text:p>
          </table:table-cell>
          <table:table-cell table:formula="of:=AVERAGE([.AQ42];[.AT42];[.AW42])" office:value-type="float" office:value="474.2" calcext:value-type="float">
            <text:p>474.2</text:p>
          </table:table-cell>
          <table:table-cell table:formula="of:=AVERAGE([.AR42];[.AU42];[.AX42])" office:value-type="float" office:value="786.214" calcext:value-type="float">
            <text:p>786.214</text:p>
          </table:table-cell>
          <table:table-cell table:formula="of:=AVERAGE([.AS42];[.AV42];[.AY42])" office:value-type="float" office:value="4696.545" calcext:value-type="float">
            <text:p>4696.545</text:p>
          </table:table-cell>
          <table:table-cell table:number-columns-repeated="2"/>
          <table:table-cell table:formula="of:=[.CG42]-[.BS42]" office:value-type="float" office:value="10.9000000000001" calcext:value-type="float">
            <text:p>10.9000000000001</text:p>
          </table:table-cell>
          <table:table-cell table:formula="of:=[.CH42]-[.BT42]" office:value-type="float" office:value="45.164" calcext:value-type="float">
            <text:p>45.164</text:p>
          </table:table-cell>
          <table:table-cell table:formula="of:=[.CI42]-[.BU42]" office:value-type="float" office:value="181.829" calcext:value-type="float">
            <text:p>181.829</text:p>
          </table:table-cell>
          <table:table-cell table:formula="of:=[.CJ42]-[.BV42]" office:value-type="float" office:value="-131.6" calcext:value-type="float">
            <text:p>-131.6</text:p>
          </table:table-cell>
          <table:table-cell table:formula="of:=[.CK42]-[.BW42]" office:value-type="float" office:value="20.668" calcext:value-type="float">
            <text:p>20.668</text:p>
          </table:table-cell>
          <table:table-cell table:formula="of:=[.CL42]-[.BX42]" office:value-type="float" office:value="722.918000000001" calcext:value-type="float">
            <text:p>722.918000000001</text:p>
          </table:table-cell>
          <table:table-cell table:formula="of:=[.CM42]-[.BY42]" office:value-type="float" office:value="7.90000000000003" calcext:value-type="float">
            <text:p>7.90000000000003</text:p>
          </table:table-cell>
          <table:table-cell table:formula="of:=[.CN42]-[.BZ42]" office:value-type="float" office:value="54.312" calcext:value-type="float">
            <text:p>54.312</text:p>
          </table:table-cell>
          <table:table-cell table:formula="of:=[.CO42]-[.CA42]" office:value-type="float" office:value="188.343000000001" calcext:value-type="float">
            <text:p>188.343000000001</text:p>
          </table:table-cell>
          <table:table-cell table:formula="of:=AVERAGE([.BE42];[.BH42];[.BK42])" office:value-type="float" office:value="-37.5999999999999" calcext:value-type="float">
            <text:p>-37.5999999999999</text:p>
          </table:table-cell>
          <table:table-cell table:formula="of:=AVERAGE([.BF42];[.BI42];[.BL42])" office:value-type="float" office:value="40.048" calcext:value-type="float">
            <text:p>40.048</text:p>
          </table:table-cell>
          <table:table-cell table:formula="of:=AVERAGE([.BG42];[.BJ42];[.BM42])" office:value-type="float" office:value="364.363333333334" calcext:value-type="float">
            <text:p>364.363333333334</text:p>
          </table:table-cell>
          <table:table-cell table:number-columns-repeated="2"/>
          <table:table-cell office:value-type="float" office:value="547.3" calcext:value-type="float">
            <text:p>547.3</text:p>
          </table:table-cell>
          <table:table-cell office:value-type="float" office:value="755.641" calcext:value-type="float">
            <text:p>755.641</text:p>
          </table:table-cell>
          <table:table-cell office:value-type="float" office:value="7877.773" calcext:value-type="float">
            <text:p>7877.773</text:p>
          </table:table-cell>
          <table:table-cell office:value-type="float" office:value="622.8" calcext:value-type="float">
            <text:p>622.8</text:p>
          </table:table-cell>
          <table:table-cell office:value-type="float" office:value="791.715" calcext:value-type="float">
            <text:p>791.715</text:p>
          </table:table-cell>
          <table:table-cell office:value-type="float" office:value="7977.238" calcext:value-type="float">
            <text:p>7977.238</text:p>
          </table:table-cell>
          <table:table-cell office:value-type="float" office:value="325.4" calcext:value-type="float">
            <text:p>325.4</text:p>
          </table:table-cell>
          <table:table-cell office:value-type="float" office:value="759.926" calcext:value-type="float">
            <text:p>759.926</text:p>
          </table:table-cell>
          <table:table-cell office:value-type="float" office:value="7872.016" calcext:value-type="float">
            <text:p>7872.016</text:p>
          </table:table-cell>
          <table:table-cell table:formula="of:=AVERAGE([.BS42];[.BV42];[.BY42])" office:value-type="float" office:value="498.5" calcext:value-type="float">
            <text:p>498.5</text:p>
          </table:table-cell>
          <table:table-cell table:formula="of:=AVERAGE([.BT42];[.BW42];[.BZ42])" office:value-type="float" office:value="769.094" calcext:value-type="float">
            <text:p>769.094</text:p>
          </table:table-cell>
          <table:table-cell table:formula="of:=AVERAGE([.BU42];[.BX42];[.CA42])" office:value-type="float" office:value="7909.009" calcext:value-type="float">
            <text:p>7909.009</text:p>
          </table:table-cell>
          <table:table-cell table:number-columns-repeated="2"/>
          <table:table-cell office:value-type="float" office:value="558.2" calcext:value-type="float">
            <text:p>558.2</text:p>
          </table:table-cell>
          <table:table-cell office:value-type="float" office:value="800.805" calcext:value-type="float">
            <text:p>800.805</text:p>
          </table:table-cell>
          <table:table-cell office:value-type="float" office:value="8059.602" calcext:value-type="float">
            <text:p>8059.602</text:p>
          </table:table-cell>
          <table:table-cell office:value-type="float" office:value="491.2" calcext:value-type="float">
            <text:p>491.2</text:p>
          </table:table-cell>
          <table:table-cell office:value-type="float" office:value="812.383" calcext:value-type="float">
            <text:p>812.383</text:p>
          </table:table-cell>
          <table:table-cell office:value-type="float" office:value="8700.156" calcext:value-type="float">
            <text:p>8700.156</text:p>
          </table:table-cell>
          <table:table-cell office:value-type="float" office:value="333.3" calcext:value-type="float">
            <text:p>333.3</text:p>
          </table:table-cell>
          <table:table-cell office:value-type="float" office:value="814.238" calcext:value-type="float">
            <text:p>814.238</text:p>
          </table:table-cell>
          <table:table-cell office:value-type="float" office:value="8060.359" calcext:value-type="float">
            <text:p>8060.359</text:p>
          </table:table-cell>
          <table:table-cell table:formula="of:=AVERAGE([.CG42];[.CJ42];[.CM42])" office:value-type="float" office:value="460.9" calcext:value-type="float">
            <text:p>460.9</text:p>
          </table:table-cell>
          <table:table-cell table:formula="of:=AVERAGE([.CH42];[.CK42];[.CN42])" office:value-type="float" office:value="809.142" calcext:value-type="float">
            <text:p>809.142</text:p>
          </table:table-cell>
          <table:table-cell table:formula="of:=AVERAGE([.CI42];[.CL42];[.CO42])" office:value-type="float" office:value="8273.37233333333" calcext:value-type="float">
            <text:p>8273.37233333333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30.07" calcext:value-type="float">
            <text:p>330.0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8" calcext:value-type="float">
            <text:p>11.8</text:p>
          </table:table-cell>
          <table:table-cell office:value-type="float" office:value="355.266" calcext:value-type="float">
            <text:p>355.26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449" calcext:value-type="float">
            <text:p>353.449</text:p>
          </table:table-cell>
          <table:table-cell office:value-type="float" office:value="660.023" calcext:value-type="float">
            <text:p>660.023</text:p>
          </table:table-cell>
          <table:table-cell table:formula="of:=AVERAGE([.A43];[.D43];[.G43])" office:value-type="float" office:value="12.7666666666667" calcext:value-type="float">
            <text:p>12.7666666666667</text:p>
          </table:table-cell>
          <table:table-cell table:formula="of:=AVERAGE([.B43];[.E43];[.H43])" office:value-type="float" office:value="346.261666666667" calcext:value-type="float">
            <text:p>346.261666666667</text:p>
          </table:table-cell>
          <table:table-cell table:formula="of:=AVERAGE([.C43];[.F43];[.I4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3];[.R43];[.U43])" office:value-type="float" office:value="4.23333333333333" calcext:value-type="float">
            <text:p>4.23333333333333</text:p>
          </table:table-cell>
          <table:table-cell table:formula="of:=AVERAGE([.P43];[.S43];[.V43])" office:value-type="float" office:value="35.146" calcext:value-type="float">
            <text:p>35.146</text:p>
          </table:table-cell>
          <table:table-cell table:formula="of:=AVERAGE([.Q43];[.T43];[.W43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.465" calcext:value-type="float">
            <text:p>405.465</text:p>
          </table:table-cell>
          <table:table-cell office:value-type="float" office:value="3968.648" calcext:value-type="float">
            <text:p>3968.648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457" calcext:value-type="float">
            <text:p>405.457</text:p>
          </table:table-cell>
          <table:table-cell office:value-type="float" office:value="3968.629" calcext:value-type="float">
            <text:p>3968.629</text:p>
          </table:table-cell>
          <table:table-cell office:value-type="float" office:value="457.1" calcext:value-type="float">
            <text:p>457.1</text:p>
          </table:table-cell>
          <table:table-cell office:value-type="float" office:value="397.859" calcext:value-type="float">
            <text:p>397.859</text:p>
          </table:table-cell>
          <table:table-cell office:value-type="float" office:value="3961.047" calcext:value-type="float">
            <text:p>3961.047</text:p>
          </table:table-cell>
          <table:table-cell table:formula="of:=AVERAGE([.AC43];[.AF43];[.AI43])" office:value-type="float" office:value="456.533333333333" calcext:value-type="float">
            <text:p>456.533333333333</text:p>
          </table:table-cell>
          <table:table-cell table:formula="of:=AVERAGE([.AD43];[.AG43];[.AJ43])" office:value-type="float" office:value="402.927" calcext:value-type="float">
            <text:p>402.927</text:p>
          </table:table-cell>
          <table:table-cell table:formula="of:=AVERAGE([.AE43];[.AH43];[.AK43])" office:value-type="float" office:value="3966.108" calcext:value-type="float">
            <text:p>3966.108</text:p>
          </table:table-cell>
          <table:table-cell table:number-columns-repeated="2"/>
          <table:table-cell table:formula="of:=[.A43]+[.O43]+[.AC43]" office:value-type="float" office:value="473.6" calcext:value-type="float">
            <text:p>473.6</text:p>
          </table:table-cell>
          <table:table-cell table:formula="of:=[.B43]+[.P43]+[.AD43]" office:value-type="float" office:value="770.68" calcext:value-type="float">
            <text:p>770.68</text:p>
          </table:table-cell>
          <table:table-cell table:formula="of:=[.C43]+[.Q43]+[.AE43]" office:value-type="float" office:value="4679.796" calcext:value-type="float">
            <text:p>4679.796</text:p>
          </table:table-cell>
          <table:table-cell table:formula="of:=[.D43]+[.R43]+[.AF43]" office:value-type="float" office:value="472.2" calcext:value-type="float">
            <text:p>472.2</text:p>
          </table:table-cell>
          <table:table-cell table:formula="of:=[.E43]+[.S43]+[.AG43]" office:value-type="float" office:value="795.868" calcext:value-type="float">
            <text:p>795.868</text:p>
          </table:table-cell>
          <table:table-cell table:formula="of:=[.F43]+[.T43]+[.AH43]" office:value-type="float" office:value="4698.277" calcext:value-type="float">
            <text:p>4698.277</text:p>
          </table:table-cell>
          <table:table-cell table:formula="of:=[.G43]+[.U43]+[.AI43]" office:value-type="float" office:value="474.8" calcext:value-type="float">
            <text:p>474.8</text:p>
          </table:table-cell>
          <table:table-cell table:formula="of:=[.H43]+[.V43]+[.AJ43]" office:value-type="float" office:value="786.456" calcext:value-type="float">
            <text:p>786.456</text:p>
          </table:table-cell>
          <table:table-cell table:formula="of:=[.I43]+[.W43]+[.AK43]" office:value-type="float" office:value="4706.195" calcext:value-type="float">
            <text:p>4706.195</text:p>
          </table:table-cell>
          <table:table-cell table:formula="of:=AVERAGE([.AQ43];[.AT43];[.AW43])" office:value-type="float" office:value="473.533333333333" calcext:value-type="float">
            <text:p>473.533333333333</text:p>
          </table:table-cell>
          <table:table-cell table:formula="of:=AVERAGE([.AR43];[.AU43];[.AX43])" office:value-type="float" office:value="784.334666666667" calcext:value-type="float">
            <text:p>784.334666666667</text:p>
          </table:table-cell>
          <table:table-cell table:formula="of:=AVERAGE([.AS43];[.AV43];[.AY43])" office:value-type="float" office:value="4694.756" calcext:value-type="float">
            <text:p>4694.756</text:p>
          </table:table-cell>
          <table:table-cell table:number-columns-repeated="2"/>
          <table:table-cell table:formula="of:=[.CG43]-[.BS43]" office:value-type="float" office:value="14.5" calcext:value-type="float">
            <text:p>14.5</text:p>
          </table:table-cell>
          <table:table-cell table:formula="of:=[.CH43]-[.BT43]" office:value-type="float" office:value="43.614" calcext:value-type="float">
            <text:p>43.614</text:p>
          </table:table-cell>
          <table:table-cell table:formula="of:=[.CI43]-[.BU43]" office:value-type="float" office:value="183.828" calcext:value-type="float">
            <text:p>183.828</text:p>
          </table:table-cell>
          <table:table-cell table:formula="of:=[.CJ43]-[.BV43]" office:value-type="float" office:value="173.2" calcext:value-type="float">
            <text:p>173.2</text:p>
          </table:table-cell>
          <table:table-cell table:formula="of:=[.CK43]-[.BW43]" office:value-type="float" office:value="85.773" calcext:value-type="float">
            <text:p>85.773</text:p>
          </table:table-cell>
          <table:table-cell table:formula="of:=[.CL43]-[.BX43]" office:value-type="float" office:value="831.874999999999" calcext:value-type="float">
            <text:p>831.874999999999</text:p>
          </table:table-cell>
          <table:table-cell table:formula="of:=[.CM43]-[.BY43]" office:value-type="float" office:value="10.2" calcext:value-type="float">
            <text:p>10.2</text:p>
          </table:table-cell>
          <table:table-cell table:formula="of:=[.CN43]-[.BZ43]" office:value-type="float" office:value="65.367" calcext:value-type="float">
            <text:p>65.367</text:p>
          </table:table-cell>
          <table:table-cell table:formula="of:=[.CO43]-[.CA43]" office:value-type="float" office:value="193.584999999999" calcext:value-type="float">
            <text:p>193.584999999999</text:p>
          </table:table-cell>
          <table:table-cell table:formula="of:=AVERAGE([.BE43];[.BH43];[.BK43])" office:value-type="float" office:value="65.9666666666667" calcext:value-type="float">
            <text:p>65.9666666666667</text:p>
          </table:table-cell>
          <table:table-cell table:formula="of:=AVERAGE([.BF43];[.BI43];[.BL43])" office:value-type="float" office:value="64.918" calcext:value-type="float">
            <text:p>64.918</text:p>
          </table:table-cell>
          <table:table-cell table:formula="of:=AVERAGE([.BG43];[.BJ43];[.BM43])" office:value-type="float" office:value="403.096" calcext:value-type="float">
            <text:p>403.096</text:p>
          </table:table-cell>
          <table:table-cell table:number-columns-repeated="2"/>
          <table:table-cell office:value-type="float" office:value="490.9" calcext:value-type="float">
            <text:p>490.9</text:p>
          </table:table-cell>
          <table:table-cell office:value-type="float" office:value="751.355" calcext:value-type="float">
            <text:p>751.355</text:p>
          </table:table-cell>
          <table:table-cell office:value-type="float" office:value="7873.793" calcext:value-type="float">
            <text:p>7873.793</text:p>
          </table:table-cell>
          <table:table-cell office:value-type="float" office:value="392.2" calcext:value-type="float">
            <text:p>392.2</text:p>
          </table:table-cell>
          <table:table-cell office:value-type="float" office:value="766.641" calcext:value-type="float">
            <text:p>766.641</text:p>
          </table:table-cell>
          <table:table-cell office:value-type="float" office:value="7877.676" calcext:value-type="float">
            <text:p>7877.676</text:p>
          </table:table-cell>
          <table:table-cell office:value-type="float" office:value="330.8" calcext:value-type="float">
            <text:p>330.8</text:p>
          </table:table-cell>
          <table:table-cell office:value-type="float" office:value="771.832" calcext:value-type="float">
            <text:p>771.832</text:p>
          </table:table-cell>
          <table:table-cell office:value-type="float" office:value="8508.938" calcext:value-type="float">
            <text:p>8508.938</text:p>
          </table:table-cell>
          <table:table-cell table:formula="of:=AVERAGE([.BS43];[.BV43];[.BY43])" office:value-type="float" office:value="404.633333333333" calcext:value-type="float">
            <text:p>404.633333333333</text:p>
          </table:table-cell>
          <table:table-cell table:formula="of:=AVERAGE([.BT43];[.BW43];[.BZ43])" office:value-type="float" office:value="763.276" calcext:value-type="float">
            <text:p>763.276</text:p>
          </table:table-cell>
          <table:table-cell table:formula="of:=AVERAGE([.BU43];[.BX43];[.CA43])" office:value-type="float" office:value="8086.80233333333" calcext:value-type="float">
            <text:p>8086.80233333333</text:p>
          </table:table-cell>
          <table:table-cell table:number-columns-repeated="2"/>
          <table:table-cell office:value-type="float" office:value="505.4" calcext:value-type="float">
            <text:p>505.4</text:p>
          </table:table-cell>
          <table:table-cell office:value-type="float" office:value="794.969" calcext:value-type="float">
            <text:p>794.969</text:p>
          </table:table-cell>
          <table:table-cell office:value-type="float" office:value="8057.621" calcext:value-type="float">
            <text:p>8057.621</text:p>
          </table:table-cell>
          <table:table-cell office:value-type="float" office:value="565.4" calcext:value-type="float">
            <text:p>565.4</text:p>
          </table:table-cell>
          <table:table-cell office:value-type="float" office:value="852.414" calcext:value-type="float">
            <text:p>852.414</text:p>
          </table:table-cell>
          <table:table-cell office:value-type="float" office:value="8709.551" calcext:value-type="float">
            <text:p>8709.551</text:p>
          </table:table-cell>
          <table:table-cell office:value-type="float" office:value="341" calcext:value-type="float">
            <text:p>341</text:p>
          </table:table-cell>
          <table:table-cell office:value-type="float" office:value="837.199" calcext:value-type="float">
            <text:p>837.199</text:p>
          </table:table-cell>
          <table:table-cell office:value-type="float" office:value="8702.523" calcext:value-type="float">
            <text:p>8702.523</text:p>
          </table:table-cell>
          <table:table-cell table:formula="of:=AVERAGE([.CG43];[.CJ43];[.CM43])" office:value-type="float" office:value="470.6" calcext:value-type="float">
            <text:p>470.6</text:p>
          </table:table-cell>
          <table:table-cell table:formula="of:=AVERAGE([.CH43];[.CK43];[.CN43])" office:value-type="float" office:value="828.194" calcext:value-type="float">
            <text:p>828.194</text:p>
          </table:table-cell>
          <table:table-cell table:formula="of:=AVERAGE([.CI43];[.CL43];[.CO43])" office:value-type="float" office:value="8489.89833333333" calcext:value-type="float">
            <text:p>8489.8983333333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30.188" calcext:value-type="float">
            <text:p>330.18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8" calcext:value-type="float">
            <text:p>11.8</text:p>
          </table:table-cell>
          <table:table-cell office:value-type="float" office:value="355.234" calcext:value-type="float">
            <text:p>355.234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3.434" calcext:value-type="float">
            <text:p>353.434</text:p>
          </table:table-cell>
          <table:table-cell office:value-type="float" office:value="660.023" calcext:value-type="float">
            <text:p>660.023</text:p>
          </table:table-cell>
          <table:table-cell table:formula="of:=AVERAGE([.A44];[.D44];[.G44])" office:value-type="float" office:value="13.1333333333333" calcext:value-type="float">
            <text:p>13.1333333333333</text:p>
          </table:table-cell>
          <table:table-cell table:formula="of:=AVERAGE([.B44];[.E44];[.H44])" office:value-type="float" office:value="346.285333333333" calcext:value-type="float">
            <text:p>346.285333333333</text:p>
          </table:table-cell>
          <table:table-cell table:formula="of:=AVERAGE([.C44];[.F44];[.I4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.9" calcext:value-type="float">
            <text:p>5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4];[.R44];[.U44])" office:value-type="float" office:value="4.26666666666667" calcext:value-type="float">
            <text:p>4.26666666666667</text:p>
          </table:table-cell>
          <table:table-cell table:formula="of:=AVERAGE([.P44];[.S44];[.V44])" office:value-type="float" office:value="35.146" calcext:value-type="float">
            <text:p>35.146</text:p>
          </table:table-cell>
          <table:table-cell table:formula="of:=AVERAGE([.Q44];[.T44];[.W44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582" calcext:value-type="float">
            <text:p>3968.582</text:p>
          </table:table-cell>
          <table:table-cell office:value-type="float" office:value="459.5" calcext:value-type="float">
            <text:p>459.5</text:p>
          </table:table-cell>
          <table:table-cell office:value-type="float" office:value="405.457" calcext:value-type="float">
            <text:p>405.457</text:p>
          </table:table-cell>
          <table:table-cell office:value-type="float" office:value="3968.625" calcext:value-type="float">
            <text:p>3968.625</text:p>
          </table:table-cell>
          <table:table-cell office:value-type="float" office:value="452.5" calcext:value-type="float">
            <text:p>452.5</text:p>
          </table:table-cell>
          <table:table-cell office:value-type="float" office:value="405.359" calcext:value-type="float">
            <text:p>405.359</text:p>
          </table:table-cell>
          <table:table-cell office:value-type="float" office:value="3968.664" calcext:value-type="float">
            <text:p>3968.664</text:p>
          </table:table-cell>
          <table:table-cell table:formula="of:=AVERAGE([.AC44];[.AF44];[.AI44])" office:value-type="float" office:value="456.333333333333" calcext:value-type="float">
            <text:p>456.333333333333</text:p>
          </table:table-cell>
          <table:table-cell table:formula="of:=AVERAGE([.AD44];[.AG44];[.AJ44])" office:value-type="float" office:value="405.450333333333" calcext:value-type="float">
            <text:p>405.450333333333</text:p>
          </table:table-cell>
          <table:table-cell table:formula="of:=AVERAGE([.AE44];[.AH44];[.AK44])" office:value-type="float" office:value="3968.62366666667" calcext:value-type="float">
            <text:p>3968.62366666667</text:p>
          </table:table-cell>
          <table:table-cell table:number-columns-repeated="2"/>
          <table:table-cell table:formula="of:=[.A44]+[.O44]+[.AC44]" office:value-type="float" office:value="473.7" calcext:value-type="float">
            <text:p>473.7</text:p>
          </table:table-cell>
          <table:table-cell table:formula="of:=[.B44]+[.P44]+[.AD44]" office:value-type="float" office:value="770.868" calcext:value-type="float">
            <text:p>770.868</text:p>
          </table:table-cell>
          <table:table-cell table:formula="of:=[.C44]+[.Q44]+[.AE44]" office:value-type="float" office:value="4679.73" calcext:value-type="float">
            <text:p>4679.73</text:p>
          </table:table-cell>
          <table:table-cell table:formula="of:=[.D44]+[.R44]+[.AF44]" office:value-type="float" office:value="474.3" calcext:value-type="float">
            <text:p>474.3</text:p>
          </table:table-cell>
          <table:table-cell table:formula="of:=[.E44]+[.S44]+[.AG44]" office:value-type="float" office:value="795.836" calcext:value-type="float">
            <text:p>795.836</text:p>
          </table:table-cell>
          <table:table-cell table:formula="of:=[.F44]+[.T44]+[.AH44]" office:value-type="float" office:value="4698.273" calcext:value-type="float">
            <text:p>4698.273</text:p>
          </table:table-cell>
          <table:table-cell table:formula="of:=[.G44]+[.U44]+[.AI44]" office:value-type="float" office:value="473.2" calcext:value-type="float">
            <text:p>473.2</text:p>
          </table:table-cell>
          <table:table-cell table:formula="of:=[.H44]+[.V44]+[.AJ44]" office:value-type="float" office:value="793.941" calcext:value-type="float">
            <text:p>793.941</text:p>
          </table:table-cell>
          <table:table-cell table:formula="of:=[.I44]+[.W44]+[.AK44]" office:value-type="float" office:value="4713.812" calcext:value-type="float">
            <text:p>4713.812</text:p>
          </table:table-cell>
          <table:table-cell table:formula="of:=AVERAGE([.AQ44];[.AT44];[.AW44])" office:value-type="float" office:value="473.733333333333" calcext:value-type="float">
            <text:p>473.733333333333</text:p>
          </table:table-cell>
          <table:table-cell table:formula="of:=AVERAGE([.AR44];[.AU44];[.AX44])" office:value-type="float" office:value="786.881666666667" calcext:value-type="float">
            <text:p>786.881666666667</text:p>
          </table:table-cell>
          <table:table-cell table:formula="of:=AVERAGE([.AS44];[.AV44];[.AY44])" office:value-type="float" office:value="4697.27166666667" calcext:value-type="float">
            <text:p>4697.27166666667</text:p>
          </table:table-cell>
          <table:table-cell table:number-columns-repeated="2"/>
          <table:table-cell table:formula="of:=[.CG44]-[.BS44]" office:value-type="float" office:value="13.6" calcext:value-type="float">
            <text:p>13.6</text:p>
          </table:table-cell>
          <table:table-cell table:formula="of:=[.CH44]-[.BT44]" office:value-type="float" office:value="11.9880000000001" calcext:value-type="float">
            <text:p>11.9880000000001</text:p>
          </table:table-cell>
          <table:table-cell table:formula="of:=[.CI44]-[.BU44]" office:value-type="float" office:value="-463.769" calcext:value-type="float">
            <text:p>-463.769</text:p>
          </table:table-cell>
          <table:table-cell table:formula="of:=[.CJ44]-[.BV44]" office:value-type="float" office:value="54.2" calcext:value-type="float">
            <text:p>54.2</text:p>
          </table:table-cell>
          <table:table-cell table:formula="of:=[.CK44]-[.BW44]" office:value-type="float" office:value="87.636" calcext:value-type="float">
            <text:p>87.636</text:p>
          </table:table-cell>
          <table:table-cell table:formula="of:=[.CL44]-[.BX44]" office:value-type="float" office:value="829.301000000001" calcext:value-type="float">
            <text:p>829.301000000001</text:p>
          </table:table-cell>
          <table:table-cell table:formula="of:=[.CM44]-[.BY44]" office:value-type="float" office:value="17.8" calcext:value-type="float">
            <text:p>17.8</text:p>
          </table:table-cell>
          <table:table-cell table:formula="of:=[.CN44]-[.BZ44]" office:value-type="float" office:value="64.231" calcext:value-type="float">
            <text:p>64.231</text:p>
          </table:table-cell>
          <table:table-cell table:formula="of:=[.CO44]-[.CA44]" office:value-type="float" office:value="194.468999999999" calcext:value-type="float">
            <text:p>194.468999999999</text:p>
          </table:table-cell>
          <table:table-cell table:formula="of:=AVERAGE([.BE44];[.BH44];[.BK44])" office:value-type="float" office:value="28.5333333333333" calcext:value-type="float">
            <text:p>28.5333333333333</text:p>
          </table:table-cell>
          <table:table-cell table:formula="of:=AVERAGE([.BF44];[.BI44];[.BL44])" office:value-type="float" office:value="54.6183333333333" calcext:value-type="float">
            <text:p>54.6183333333333</text:p>
          </table:table-cell>
          <table:table-cell table:formula="of:=AVERAGE([.BG44];[.BJ44];[.BM44])" office:value-type="float" office:value="186.667" calcext:value-type="float">
            <text:p>186.667</text:p>
          </table:table-cell>
          <table:table-cell table:number-columns-repeated="2"/>
          <table:table-cell office:value-type="float" office:value="656.8" calcext:value-type="float">
            <text:p>656.8</text:p>
          </table:table-cell>
          <table:table-cell office:value-type="float" office:value="852.91" calcext:value-type="float">
            <text:p>852.91</text:p>
          </table:table-cell>
          <table:table-cell office:value-type="float" office:value="9181.941" calcext:value-type="float">
            <text:p>9181.941</text:p>
          </table:table-cell>
          <table:table-cell office:value-type="float" office:value="453" calcext:value-type="float">
            <text:p>453</text:p>
          </table:table-cell>
          <table:table-cell office:value-type="float" office:value="820.426" calcext:value-type="float">
            <text:p>820.426</text:p>
          </table:table-cell>
          <table:table-cell office:value-type="float" office:value="8538.594" calcext:value-type="float">
            <text:p>8538.594</text:p>
          </table:table-cell>
          <table:table-cell office:value-type="float" office:value="459.9" calcext:value-type="float">
            <text:p>459.9</text:p>
          </table:table-cell>
          <table:table-cell office:value-type="float" office:value="805.027" calcext:value-type="float">
            <text:p>805.027</text:p>
          </table:table-cell>
          <table:table-cell office:value-type="float" office:value="8523.957" calcext:value-type="float">
            <text:p>8523.957</text:p>
          </table:table-cell>
          <table:table-cell table:formula="of:=AVERAGE([.BS44];[.BV44];[.BY44])" office:value-type="float" office:value="523.233333333333" calcext:value-type="float">
            <text:p>523.233333333333</text:p>
          </table:table-cell>
          <table:table-cell table:formula="of:=AVERAGE([.BT44];[.BW44];[.BZ44])" office:value-type="float" office:value="826.121" calcext:value-type="float">
            <text:p>826.121</text:p>
          </table:table-cell>
          <table:table-cell table:formula="of:=AVERAGE([.BU44];[.BX44];[.CA44])" office:value-type="float" office:value="8748.164" calcext:value-type="float">
            <text:p>8748.164</text:p>
          </table:table-cell>
          <table:table-cell table:number-columns-repeated="2"/>
          <table:table-cell office:value-type="float" office:value="670.4" calcext:value-type="float">
            <text:p>670.4</text:p>
          </table:table-cell>
          <table:table-cell office:value-type="float" office:value="864.898" calcext:value-type="float">
            <text:p>864.898</text:p>
          </table:table-cell>
          <table:table-cell office:value-type="float" office:value="8718.172" calcext:value-type="float">
            <text:p>8718.172</text:p>
          </table:table-cell>
          <table:table-cell office:value-type="float" office:value="507.2" calcext:value-type="float">
            <text:p>507.2</text:p>
          </table:table-cell>
          <table:table-cell office:value-type="float" office:value="908.062" calcext:value-type="float">
            <text:p>908.062</text:p>
          </table:table-cell>
          <table:table-cell office:value-type="float" office:value="9367.895" calcext:value-type="float">
            <text:p>9367.895</text:p>
          </table:table-cell>
          <table:table-cell office:value-type="float" office:value="477.7" calcext:value-type="float">
            <text:p>477.7</text:p>
          </table:table-cell>
          <table:table-cell office:value-type="float" office:value="869.258" calcext:value-type="float">
            <text:p>869.258</text:p>
          </table:table-cell>
          <table:table-cell office:value-type="float" office:value="8718.426" calcext:value-type="float">
            <text:p>8718.426</text:p>
          </table:table-cell>
          <table:table-cell table:formula="of:=AVERAGE([.CG44];[.CJ44];[.CM44])" office:value-type="float" office:value="551.766666666667" calcext:value-type="float">
            <text:p>551.766666666667</text:p>
          </table:table-cell>
          <table:table-cell table:formula="of:=AVERAGE([.CH44];[.CK44];[.CN44])" office:value-type="float" office:value="880.739333333333" calcext:value-type="float">
            <text:p>880.739333333333</text:p>
          </table:table-cell>
          <table:table-cell table:formula="of:=AVERAGE([.CI44];[.CL44];[.CO44])" office:value-type="float" office:value="8934.831" calcext:value-type="float">
            <text:p>8934.83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125" calcext:value-type="float">
            <text:p>330.12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5.8" calcext:value-type="float">
            <text:p>15.8</text:p>
          </table:table-cell>
          <table:table-cell office:value-type="float" office:value="355.113" calcext:value-type="float">
            <text:p>355.11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8" calcext:value-type="float">
            <text:p>15.8</text:p>
          </table:table-cell>
          <table:table-cell office:value-type="float" office:value="353.496" calcext:value-type="float">
            <text:p>353.496</text:p>
          </table:table-cell>
          <table:table-cell office:value-type="float" office:value="660.023" calcext:value-type="float">
            <text:p>660.023</text:p>
          </table:table-cell>
          <table:table-cell table:formula="of:=AVERAGE([.A45];[.D45];[.G45])" office:value-type="float" office:value="15.4666666666667" calcext:value-type="float">
            <text:p>15.4666666666667</text:p>
          </table:table-cell>
          <table:table-cell table:formula="of:=AVERAGE([.B45];[.E45];[.H45])" office:value-type="float" office:value="346.244666666667" calcext:value-type="float">
            <text:p>346.244666666667</text:p>
          </table:table-cell>
          <table:table-cell table:formula="of:=AVERAGE([.C45];[.F45];[.I4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5];[.R45];[.U45])" office:value-type="float" office:value="4.23333333333333" calcext:value-type="float">
            <text:p>4.23333333333333</text:p>
          </table:table-cell>
          <table:table-cell table:formula="of:=AVERAGE([.P45];[.S45];[.V45])" office:value-type="float" office:value="35.146" calcext:value-type="float">
            <text:p>35.146</text:p>
          </table:table-cell>
          <table:table-cell table:formula="of:=AVERAGE([.Q45];[.T45];[.W45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5.789" calcext:value-type="float">
            <text:p>405.789</text:p>
          </table:table-cell>
          <table:table-cell office:value-type="float" office:value="3969.109" calcext:value-type="float">
            <text:p>3969.109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398" calcext:value-type="float">
            <text:p>405.398</text:p>
          </table:table-cell>
          <table:table-cell office:value-type="float" office:value="3968.578" calcext:value-type="float">
            <text:p>3968.578</text:p>
          </table:table-cell>
          <table:table-cell office:value-type="float" office:value="456.1" calcext:value-type="float">
            <text:p>456.1</text:p>
          </table:table-cell>
          <table:table-cell office:value-type="float" office:value="405.348" calcext:value-type="float">
            <text:p>405.348</text:p>
          </table:table-cell>
          <table:table-cell office:value-type="float" office:value="3968.395" calcext:value-type="float">
            <text:p>3968.395</text:p>
          </table:table-cell>
          <table:table-cell table:formula="of:=AVERAGE([.AC45];[.AF45];[.AI45])" office:value-type="float" office:value="455.2" calcext:value-type="float">
            <text:p>455.2</text:p>
          </table:table-cell>
          <table:table-cell table:formula="of:=AVERAGE([.AD45];[.AG45];[.AJ45])" office:value-type="float" office:value="405.511666666667" calcext:value-type="float">
            <text:p>405.511666666667</text:p>
          </table:table-cell>
          <table:table-cell table:formula="of:=AVERAGE([.AE45];[.AH45];[.AK45])" office:value-type="float" office:value="3968.694" calcext:value-type="float">
            <text:p>3968.694</text:p>
          </table:table-cell>
          <table:table-cell table:number-columns-repeated="2"/>
          <table:table-cell table:formula="of:=[.A45]+[.O45]+[.AC45]" office:value-type="float" office:value="473.7" calcext:value-type="float">
            <text:p>473.7</text:p>
          </table:table-cell>
          <table:table-cell table:formula="of:=[.B45]+[.P45]+[.AD45]" office:value-type="float" office:value="771.059" calcext:value-type="float">
            <text:p>771.059</text:p>
          </table:table-cell>
          <table:table-cell table:formula="of:=[.C45]+[.Q45]+[.AE45]" office:value-type="float" office:value="4680.257" calcext:value-type="float">
            <text:p>4680.257</text:p>
          </table:table-cell>
          <table:table-cell table:formula="of:=[.D45]+[.R45]+[.AF45]" office:value-type="float" office:value="476.2" calcext:value-type="float">
            <text:p>476.2</text:p>
          </table:table-cell>
          <table:table-cell table:formula="of:=[.E45]+[.S45]+[.AG45]" office:value-type="float" office:value="795.656" calcext:value-type="float">
            <text:p>795.656</text:p>
          </table:table-cell>
          <table:table-cell table:formula="of:=[.F45]+[.T45]+[.AH45]" office:value-type="float" office:value="4698.226" calcext:value-type="float">
            <text:p>4698.226</text:p>
          </table:table-cell>
          <table:table-cell table:formula="of:=[.G45]+[.U45]+[.AI45]" office:value-type="float" office:value="474.8" calcext:value-type="float">
            <text:p>474.8</text:p>
          </table:table-cell>
          <table:table-cell table:formula="of:=[.H45]+[.V45]+[.AJ45]" office:value-type="float" office:value="793.992" calcext:value-type="float">
            <text:p>793.992</text:p>
          </table:table-cell>
          <table:table-cell table:formula="of:=[.I45]+[.W45]+[.AK45]" office:value-type="float" office:value="4713.543" calcext:value-type="float">
            <text:p>4713.543</text:p>
          </table:table-cell>
          <table:table-cell table:formula="of:=AVERAGE([.AQ45];[.AT45];[.AW45])" office:value-type="float" office:value="474.9" calcext:value-type="float">
            <text:p>474.9</text:p>
          </table:table-cell>
          <table:table-cell table:formula="of:=AVERAGE([.AR45];[.AU45];[.AX45])" office:value-type="float" office:value="786.902333333333" calcext:value-type="float">
            <text:p>786.902333333333</text:p>
          </table:table-cell>
          <table:table-cell table:formula="of:=AVERAGE([.AS45];[.AV45];[.AY45])" office:value-type="float" office:value="4697.342" calcext:value-type="float">
            <text:p>4697.342</text:p>
          </table:table-cell>
          <table:table-cell table:number-columns-repeated="2"/>
          <table:table-cell table:formula="of:=[.CG45]-[.BS45]" office:value-type="float" office:value="9.40000000000003" calcext:value-type="float">
            <text:p>9.40000000000003</text:p>
          </table:table-cell>
          <table:table-cell table:formula="of:=[.CH45]-[.BT45]" office:value-type="float" office:value="43.371" calcext:value-type="float">
            <text:p>43.371</text:p>
          </table:table-cell>
          <table:table-cell table:formula="of:=[.CI45]-[.BU45]" office:value-type="float" office:value="183.183999999999" calcext:value-type="float">
            <text:p>183.183999999999</text:p>
          </table:table-cell>
          <table:table-cell table:formula="of:=[.CJ45]-[.BV45]" office:value-type="float" office:value="13.5" calcext:value-type="float">
            <text:p>13.5</text:p>
          </table:table-cell>
          <table:table-cell table:formula="of:=[.CK45]-[.BW45]" office:value-type="float" office:value="62.168" calcext:value-type="float">
            <text:p>62.168</text:p>
          </table:table-cell>
          <table:table-cell table:formula="of:=[.CL45]-[.BX45]" office:value-type="float" office:value="188.242" calcext:value-type="float">
            <text:p>188.242</text:p>
          </table:table-cell>
          <table:table-cell table:formula="of:=[.CM45]-[.BY45]" office:value-type="float" office:value="-9.89999999999998" calcext:value-type="float">
            <text:p>-9.89999999999998</text:p>
          </table:table-cell>
          <table:table-cell table:formula="of:=[.CN45]-[.BZ45]" office:value-type="float" office:value="130.187" calcext:value-type="float">
            <text:p>130.187</text:p>
          </table:table-cell>
          <table:table-cell table:formula="of:=[.CO45]-[.CA45]" office:value-type="float" office:value="849.672000000001" calcext:value-type="float">
            <text:p>849.672000000001</text:p>
          </table:table-cell>
          <table:table-cell table:formula="of:=AVERAGE([.BE45];[.BH45];[.BK45])" office:value-type="float" office:value="4.33333333333335" calcext:value-type="float">
            <text:p>4.33333333333335</text:p>
          </table:table-cell>
          <table:table-cell table:formula="of:=AVERAGE([.BF45];[.BI45];[.BL45])" office:value-type="float" office:value="78.5753333333333" calcext:value-type="float">
            <text:p>78.5753333333333</text:p>
          </table:table-cell>
          <table:table-cell table:formula="of:=AVERAGE([.BG45];[.BJ45];[.BM45])" office:value-type="float" office:value="407.032666666667" calcext:value-type="float">
            <text:p>407.032666666667</text:p>
          </table:table-cell>
          <table:table-cell table:number-columns-repeated="2"/>
          <table:table-cell office:value-type="float" office:value="485.9" calcext:value-type="float">
            <text:p>485.9</text:p>
          </table:table-cell>
          <table:table-cell office:value-type="float" office:value="852.465" calcext:value-type="float">
            <text:p>852.465</text:p>
          </table:table-cell>
          <table:table-cell office:value-type="float" office:value="9176.039" calcext:value-type="float">
            <text:p>9176.039</text:p>
          </table:table-cell>
          <table:table-cell office:value-type="float" office:value="595.9" calcext:value-type="float">
            <text:p>595.9</text:p>
          </table:table-cell>
          <table:table-cell office:value-type="float" office:value="834.414" calcext:value-type="float">
            <text:p>834.414</text:p>
          </table:table-cell>
          <table:table-cell office:value-type="float" office:value="8544.699" calcext:value-type="float">
            <text:p>8544.699</text:p>
          </table:table-cell>
          <table:table-cell office:value-type="float" office:value="542.4" calcext:value-type="float">
            <text:p>542.4</text:p>
          </table:table-cell>
          <table:table-cell office:value-type="float" office:value="864.797" calcext:value-type="float">
            <text:p>864.797</text:p>
          </table:table-cell>
          <table:table-cell office:value-type="float" office:value="9185.051" calcext:value-type="float">
            <text:p>9185.051</text:p>
          </table:table-cell>
          <table:table-cell table:formula="of:=AVERAGE([.BS45];[.BV45];[.BY45])" office:value-type="float" office:value="541.4" calcext:value-type="float">
            <text:p>541.4</text:p>
          </table:table-cell>
          <table:table-cell table:formula="of:=AVERAGE([.BT45];[.BW45];[.BZ45])" office:value-type="float" office:value="850.558666666667" calcext:value-type="float">
            <text:p>850.558666666667</text:p>
          </table:table-cell>
          <table:table-cell table:formula="of:=AVERAGE([.BU45];[.BX45];[.CA45])" office:value-type="float" office:value="8968.59633333333" calcext:value-type="float">
            <text:p>8968.59633333333</text:p>
          </table:table-cell>
          <table:table-cell table:number-columns-repeated="2"/>
          <table:table-cell office:value-type="float" office:value="495.3" calcext:value-type="float">
            <text:p>495.3</text:p>
          </table:table-cell>
          <table:table-cell office:value-type="float" office:value="895.836" calcext:value-type="float">
            <text:p>895.836</text:p>
          </table:table-cell>
          <table:table-cell office:value-type="float" office:value="9359.223" calcext:value-type="float">
            <text:p>9359.223</text:p>
          </table:table-cell>
          <table:table-cell office:value-type="float" office:value="609.4" calcext:value-type="float">
            <text:p>609.4</text:p>
          </table:table-cell>
          <table:table-cell office:value-type="float" office:value="896.582" calcext:value-type="float">
            <text:p>896.582</text:p>
          </table:table-cell>
          <table:table-cell office:value-type="float" office:value="8732.941" calcext:value-type="float">
            <text:p>8732.941</text:p>
          </table:table-cell>
          <table:table-cell office:value-type="float" office:value="532.5" calcext:value-type="float">
            <text:p>532.5</text:p>
          </table:table-cell>
          <table:table-cell office:value-type="float" office:value="994.984" calcext:value-type="float">
            <text:p>994.984</text:p>
          </table:table-cell>
          <table:table-cell office:value-type="float" office:value="10034.723" calcext:value-type="float">
            <text:p>10034.723</text:p>
          </table:table-cell>
          <table:table-cell table:formula="of:=AVERAGE([.CG45];[.CJ45];[.CM45])" office:value-type="float" office:value="545.733333333333" calcext:value-type="float">
            <text:p>545.733333333333</text:p>
          </table:table-cell>
          <table:table-cell table:formula="of:=AVERAGE([.CH45];[.CK45];[.CN45])" office:value-type="float" office:value="929.134" calcext:value-type="float">
            <text:p>929.134</text:p>
          </table:table-cell>
          <table:table-cell table:formula="of:=AVERAGE([.CI45];[.CL45];[.CO45])" office:value-type="float" office:value="9375.629" calcext:value-type="float">
            <text:p>9375.62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188" calcext:value-type="float">
            <text:p>330.18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145" calcext:value-type="float">
            <text:p>355.14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371" calcext:value-type="float">
            <text:p>353.371</text:p>
          </table:table-cell>
          <table:table-cell office:value-type="float" office:value="660.023" calcext:value-type="float">
            <text:p>660.023</text:p>
          </table:table-cell>
          <table:table-cell table:formula="of:=AVERAGE([.A46];[.D46];[.G46])" office:value-type="float" office:value="14.1333333333333" calcext:value-type="float">
            <text:p>14.1333333333333</text:p>
          </table:table-cell>
          <table:table-cell table:formula="of:=AVERAGE([.B46];[.E46];[.H46])" office:value-type="float" office:value="346.234666666667" calcext:value-type="float">
            <text:p>346.234666666667</text:p>
          </table:table-cell>
          <table:table-cell table:formula="of:=AVERAGE([.C46];[.F46];[.I4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6.391" calcext:value-type="float">
            <text:p>86.391</text:p>
          </table:table-cell>
          <table:table-cell table:formula="of:=AVERAGE([.O46];[.R46];[.U46])" office:value-type="float" office:value="3.9" calcext:value-type="float">
            <text:p>3.9</text:p>
          </table:table-cell>
          <table:table-cell table:formula="of:=AVERAGE([.P46];[.S46];[.V46])" office:value-type="float" office:value="35.146" calcext:value-type="float">
            <text:p>35.146</text:p>
          </table:table-cell>
          <table:table-cell table:formula="of:=AVERAGE([.Q46];[.T46];[.W46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5.5" calcext:value-type="float">
            <text:p>455.5</text:p>
          </table:table-cell>
          <table:table-cell office:value-type="float" office:value="405.789" calcext:value-type="float">
            <text:p>405.789</text:p>
          </table:table-cell>
          <table:table-cell office:value-type="float" office:value="3969.117" calcext:value-type="float">
            <text:p>3969.117</text:p>
          </table:table-cell>
          <table:table-cell office:value-type="float" office:value="455" calcext:value-type="float">
            <text:p>455</text:p>
          </table:table-cell>
          <table:table-cell office:value-type="float" office:value="405.457" calcext:value-type="float">
            <text:p>405.457</text:p>
          </table:table-cell>
          <table:table-cell office:value-type="float" office:value="3968.5" calcext:value-type="float">
            <text:p>3968.5</text:p>
          </table:table-cell>
          <table:table-cell office:value-type="float" office:value="457" calcext:value-type="float">
            <text:p>457</text:p>
          </table:table-cell>
          <table:table-cell office:value-type="float" office:value="405.293" calcext:value-type="float">
            <text:p>405.293</text:p>
          </table:table-cell>
          <table:table-cell office:value-type="float" office:value="3968.336" calcext:value-type="float">
            <text:p>3968.336</text:p>
          </table:table-cell>
          <table:table-cell table:formula="of:=AVERAGE([.AC46];[.AF46];[.AI46])" office:value-type="float" office:value="455.833333333333" calcext:value-type="float">
            <text:p>455.833333333333</text:p>
          </table:table-cell>
          <table:table-cell table:formula="of:=AVERAGE([.AD46];[.AG46];[.AJ46])" office:value-type="float" office:value="405.513" calcext:value-type="float">
            <text:p>405.513</text:p>
          </table:table-cell>
          <table:table-cell table:formula="of:=AVERAGE([.AE46];[.AH46];[.AK46])" office:value-type="float" office:value="3968.651" calcext:value-type="float">
            <text:p>3968.651</text:p>
          </table:table-cell>
          <table:table-cell table:number-columns-repeated="2"/>
          <table:table-cell table:formula="of:=[.A46]+[.O46]+[.AC46]" office:value-type="float" office:value="474.2" calcext:value-type="float">
            <text:p>474.2</text:p>
          </table:table-cell>
          <table:table-cell table:formula="of:=[.B46]+[.P46]+[.AD46]" office:value-type="float" office:value="771.122" calcext:value-type="float">
            <text:p>771.122</text:p>
          </table:table-cell>
          <table:table-cell table:formula="of:=[.C46]+[.Q46]+[.AE46]" office:value-type="float" office:value="4680.265" calcext:value-type="float">
            <text:p>4680.265</text:p>
          </table:table-cell>
          <table:table-cell table:formula="of:=[.D46]+[.R46]+[.AF46]" office:value-type="float" office:value="472.7" calcext:value-type="float">
            <text:p>472.7</text:p>
          </table:table-cell>
          <table:table-cell table:formula="of:=[.E46]+[.S46]+[.AG46]" office:value-type="float" office:value="795.747" calcext:value-type="float">
            <text:p>795.747</text:p>
          </table:table-cell>
          <table:table-cell table:formula="of:=[.F46]+[.T46]+[.AH46]" office:value-type="float" office:value="4698.148" calcext:value-type="float">
            <text:p>4698.148</text:p>
          </table:table-cell>
          <table:table-cell table:formula="of:=[.G46]+[.U46]+[.AI46]" office:value-type="float" office:value="474.7" calcext:value-type="float">
            <text:p>474.7</text:p>
          </table:table-cell>
          <table:table-cell table:formula="of:=[.H46]+[.V46]+[.AJ46]" office:value-type="float" office:value="793.812" calcext:value-type="float">
            <text:p>793.812</text:p>
          </table:table-cell>
          <table:table-cell table:formula="of:=[.I46]+[.W46]+[.AK46]" office:value-type="float" office:value="4714.75" calcext:value-type="float">
            <text:p>4714.75</text:p>
          </table:table-cell>
          <table:table-cell table:formula="of:=AVERAGE([.AQ46];[.AT46];[.AW46])" office:value-type="float" office:value="473.866666666667" calcext:value-type="float">
            <text:p>473.866666666667</text:p>
          </table:table-cell>
          <table:table-cell table:formula="of:=AVERAGE([.AR46];[.AU46];[.AX46])" office:value-type="float" office:value="786.893666666667" calcext:value-type="float">
            <text:p>786.893666666667</text:p>
          </table:table-cell>
          <table:table-cell table:formula="of:=AVERAGE([.AS46];[.AV46];[.AY46])" office:value-type="float" office:value="4697.721" calcext:value-type="float">
            <text:p>4697.721</text:p>
          </table:table-cell>
          <table:table-cell table:number-columns-repeated="2"/>
          <table:table-cell table:formula="of:=[.CG46]-[.BS46]" office:value-type="float" office:value="12.1" calcext:value-type="float">
            <text:p>12.1</text:p>
          </table:table-cell>
          <table:table-cell table:formula="of:=[.CH46]-[.BT46]" office:value-type="float" office:value="18.2960000000001" calcext:value-type="float">
            <text:p>18.2960000000001</text:p>
          </table:table-cell>
          <table:table-cell table:formula="of:=[.CI46]-[.BU46]" office:value-type="float" office:value="-459.645" calcext:value-type="float">
            <text:p>-459.645</text:p>
          </table:table-cell>
          <table:table-cell table:formula="of:=[.CJ46]-[.BV46]" office:value-type="float" office:value="13.1" calcext:value-type="float">
            <text:p>13.1</text:p>
          </table:table-cell>
          <table:table-cell table:formula="of:=[.CK46]-[.BW46]" office:value-type="float" office:value="79.161" calcext:value-type="float">
            <text:p>79.161</text:p>
          </table:table-cell>
          <table:table-cell table:formula="of:=[.CL46]-[.BX46]" office:value-type="float" office:value="194.242" calcext:value-type="float">
            <text:p>194.242</text:p>
          </table:table-cell>
          <table:table-cell table:formula="of:=[.CM46]-[.BY46]" office:value-type="float" office:value="98.7" calcext:value-type="float">
            <text:p>98.7</text:p>
          </table:table-cell>
          <table:table-cell table:formula="of:=[.CN46]-[.BZ46]" office:value-type="float" office:value="57.6759999999999" calcext:value-type="float">
            <text:p>57.6759999999999</text:p>
          </table:table-cell>
          <table:table-cell table:formula="of:=[.CO46]-[.CA46]" office:value-type="float" office:value="188.078" calcext:value-type="float">
            <text:p>188.078</text:p>
          </table:table-cell>
          <table:table-cell table:formula="of:=AVERAGE([.BE46];[.BH46];[.BK46])" office:value-type="float" office:value="41.3" calcext:value-type="float">
            <text:p>41.3</text:p>
          </table:table-cell>
          <table:table-cell table:formula="of:=AVERAGE([.BF46];[.BI46];[.BL46])" office:value-type="float" office:value="51.711" calcext:value-type="float">
            <text:p>51.711</text:p>
          </table:table-cell>
          <table:table-cell table:formula="of:=AVERAGE([.BG46];[.BJ46];[.BM46])" office:value-type="float" office:value="-25.7749999999999" calcext:value-type="float">
            <text:p>-25.7749999999999</text:p>
          </table:table-cell>
          <table:table-cell table:number-columns-repeated="2"/>
          <table:table-cell office:value-type="float" office:value="493.1" calcext:value-type="float">
            <text:p>493.1</text:p>
          </table:table-cell>
          <table:table-cell office:value-type="float" office:value="795.938" calcext:value-type="float">
            <text:p>795.938</text:p>
          </table:table-cell>
          <table:table-cell office:value-type="float" office:value="8529.184" calcext:value-type="float">
            <text:p>8529.184</text:p>
          </table:table-cell>
          <table:table-cell office:value-type="float" office:value="368.1" calcext:value-type="float">
            <text:p>368.1</text:p>
          </table:table-cell>
          <table:table-cell office:value-type="float" office:value="785.441" calcext:value-type="float">
            <text:p>785.441</text:p>
          </table:table-cell>
          <table:table-cell office:value-type="float" office:value="8523.496" calcext:value-type="float">
            <text:p>8523.496</text:p>
          </table:table-cell>
          <table:table-cell office:value-type="float" office:value="466.4" calcext:value-type="float">
            <text:p>466.4</text:p>
          </table:table-cell>
          <table:table-cell office:value-type="float" office:value="849.73" calcext:value-type="float">
            <text:p>849.73</text:p>
          </table:table-cell>
          <table:table-cell office:value-type="float" office:value="9181.914" calcext:value-type="float">
            <text:p>9181.914</text:p>
          </table:table-cell>
          <table:table-cell table:formula="of:=AVERAGE([.BS46];[.BV46];[.BY46])" office:value-type="float" office:value="442.533333333333" calcext:value-type="float">
            <text:p>442.533333333333</text:p>
          </table:table-cell>
          <table:table-cell table:formula="of:=AVERAGE([.BT46];[.BW46];[.BZ46])" office:value-type="float" office:value="810.369666666667" calcext:value-type="float">
            <text:p>810.369666666667</text:p>
          </table:table-cell>
          <table:table-cell table:formula="of:=AVERAGE([.BU46];[.BX46];[.CA46])" office:value-type="float" office:value="8744.86466666667" calcext:value-type="float">
            <text:p>8744.86466666667</text:p>
          </table:table-cell>
          <table:table-cell table:number-columns-repeated="2"/>
          <table:table-cell office:value-type="float" office:value="505.2" calcext:value-type="float">
            <text:p>505.2</text:p>
          </table:table-cell>
          <table:table-cell office:value-type="float" office:value="814.234" calcext:value-type="float">
            <text:p>814.234</text:p>
          </table:table-cell>
          <table:table-cell office:value-type="float" office:value="8069.539" calcext:value-type="float">
            <text:p>8069.539</text:p>
          </table:table-cell>
          <table:table-cell office:value-type="float" office:value="381.2" calcext:value-type="float">
            <text:p>381.2</text:p>
          </table:table-cell>
          <table:table-cell office:value-type="float" office:value="864.602" calcext:value-type="float">
            <text:p>864.602</text:p>
          </table:table-cell>
          <table:table-cell office:value-type="float" office:value="8717.738" calcext:value-type="float">
            <text:p>8717.738</text:p>
          </table:table-cell>
          <table:table-cell office:value-type="float" office:value="565.1" calcext:value-type="float">
            <text:p>565.1</text:p>
          </table:table-cell>
          <table:table-cell office:value-type="float" office:value="907.406" calcext:value-type="float">
            <text:p>907.406</text:p>
          </table:table-cell>
          <table:table-cell office:value-type="float" office:value="9369.992" calcext:value-type="float">
            <text:p>9369.992</text:p>
          </table:table-cell>
          <table:table-cell table:formula="of:=AVERAGE([.CG46];[.CJ46];[.CM46])" office:value-type="float" office:value="483.833333333333" calcext:value-type="float">
            <text:p>483.833333333333</text:p>
          </table:table-cell>
          <table:table-cell table:formula="of:=AVERAGE([.CH46];[.CK46];[.CN46])" office:value-type="float" office:value="862.080666666667" calcext:value-type="float">
            <text:p>862.080666666667</text:p>
          </table:table-cell>
          <table:table-cell table:formula="of:=AVERAGE([.CI46];[.CL46];[.CO46])" office:value-type="float" office:value="8719.08966666667" calcext:value-type="float">
            <text:p>8719.0896666666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30.266" calcext:value-type="float">
            <text:p>330.26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273" calcext:value-type="float">
            <text:p>355.27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0.8" calcext:value-type="float">
            <text:p>10.8</text:p>
          </table:table-cell>
          <table:table-cell office:value-type="float" office:value="353.074" calcext:value-type="float">
            <text:p>353.074</text:p>
          </table:table-cell>
          <table:table-cell office:value-type="float" office:value="660.023" calcext:value-type="float">
            <text:p>660.023</text:p>
          </table:table-cell>
          <table:table-cell table:formula="of:=AVERAGE([.A47];[.D47];[.G47])" office:value-type="float" office:value="13.4666666666667" calcext:value-type="float">
            <text:p>13.4666666666667</text:p>
          </table:table-cell>
          <table:table-cell table:formula="of:=AVERAGE([.B47];[.E47];[.H47])" office:value-type="float" office:value="346.204333333333" calcext:value-type="float">
            <text:p>346.204333333333</text:p>
          </table:table-cell>
          <table:table-cell table:formula="of:=AVERAGE([.C47];[.F47];[.I4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" calcext:value-type="float">
            <text:p>4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7];[.R47];[.U47])" office:value-type="float" office:value="3.63333333333333" calcext:value-type="float">
            <text:p>3.63333333333333</text:p>
          </table:table-cell>
          <table:table-cell table:formula="of:=AVERAGE([.P47];[.S47];[.V47])" office:value-type="float" office:value="35.146" calcext:value-type="float">
            <text:p>35.146</text:p>
          </table:table-cell>
          <table:table-cell table:formula="of:=AVERAGE([.Q47];[.T47];[.W4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5" calcext:value-type="float">
            <text:p>455.5</text:p>
          </table:table-cell>
          <table:table-cell office:value-type="float" office:value="403.535" calcext:value-type="float">
            <text:p>403.535</text:p>
          </table:table-cell>
          <table:table-cell office:value-type="float" office:value="3966.582" calcext:value-type="float">
            <text:p>3966.582</text:p>
          </table:table-cell>
          <table:table-cell office:value-type="float" office:value="453.1" calcext:value-type="float">
            <text:p>453.1</text:p>
          </table:table-cell>
          <table:table-cell office:value-type="float" office:value="405.512" calcext:value-type="float">
            <text:p>405.512</text:p>
          </table:table-cell>
          <table:table-cell office:value-type="float" office:value="3968.559" calcext:value-type="float">
            <text:p>3968.559</text:p>
          </table:table-cell>
          <table:table-cell office:value-type="float" office:value="457.5" calcext:value-type="float">
            <text:p>457.5</text:p>
          </table:table-cell>
          <table:table-cell office:value-type="float" office:value="405.363" calcext:value-type="float">
            <text:p>405.363</text:p>
          </table:table-cell>
          <table:table-cell office:value-type="float" office:value="3968.406" calcext:value-type="float">
            <text:p>3968.406</text:p>
          </table:table-cell>
          <table:table-cell table:formula="of:=AVERAGE([.AC47];[.AF47];[.AI47])" office:value-type="float" office:value="455.366666666667" calcext:value-type="float">
            <text:p>455.366666666667</text:p>
          </table:table-cell>
          <table:table-cell table:formula="of:=AVERAGE([.AD47];[.AG47];[.AJ47])" office:value-type="float" office:value="404.803333333333" calcext:value-type="float">
            <text:p>404.803333333333</text:p>
          </table:table-cell>
          <table:table-cell table:formula="of:=AVERAGE([.AE47];[.AH47];[.AK47])" office:value-type="float" office:value="3967.849" calcext:value-type="float">
            <text:p>3967.849</text:p>
          </table:table-cell>
          <table:table-cell table:number-columns-repeated="2"/>
          <table:table-cell table:formula="of:=[.A47]+[.O47]+[.AC47]" office:value-type="float" office:value="474.2" calcext:value-type="float">
            <text:p>474.2</text:p>
          </table:table-cell>
          <table:table-cell table:formula="of:=[.B47]+[.P47]+[.AD47]" office:value-type="float" office:value="768.946" calcext:value-type="float">
            <text:p>768.946</text:p>
          </table:table-cell>
          <table:table-cell table:formula="of:=[.C47]+[.Q47]+[.AE47]" office:value-type="float" office:value="4677.73" calcext:value-type="float">
            <text:p>4677.73</text:p>
          </table:table-cell>
          <table:table-cell table:formula="of:=[.D47]+[.R47]+[.AF47]" office:value-type="float" office:value="470.9" calcext:value-type="float">
            <text:p>470.9</text:p>
          </table:table-cell>
          <table:table-cell table:formula="of:=[.E47]+[.S47]+[.AG47]" office:value-type="float" office:value="795.93" calcext:value-type="float">
            <text:p>795.93</text:p>
          </table:table-cell>
          <table:table-cell table:formula="of:=[.F47]+[.T47]+[.AH47]" office:value-type="float" office:value="4698.207" calcext:value-type="float">
            <text:p>4698.207</text:p>
          </table:table-cell>
          <table:table-cell table:formula="of:=[.G47]+[.U47]+[.AI47]" office:value-type="float" office:value="472.3" calcext:value-type="float">
            <text:p>472.3</text:p>
          </table:table-cell>
          <table:table-cell table:formula="of:=[.H47]+[.V47]+[.AJ47]" office:value-type="float" office:value="793.585" calcext:value-type="float">
            <text:p>793.585</text:p>
          </table:table-cell>
          <table:table-cell table:formula="of:=[.I47]+[.W47]+[.AK47]" office:value-type="float" office:value="4713.554" calcext:value-type="float">
            <text:p>4713.554</text:p>
          </table:table-cell>
          <table:table-cell table:formula="of:=AVERAGE([.AQ47];[.AT47];[.AW47])" office:value-type="float" office:value="472.466666666667" calcext:value-type="float">
            <text:p>472.466666666667</text:p>
          </table:table-cell>
          <table:table-cell table:formula="of:=AVERAGE([.AR47];[.AU47];[.AX47])" office:value-type="float" office:value="786.153666666667" calcext:value-type="float">
            <text:p>786.153666666667</text:p>
          </table:table-cell>
          <table:table-cell table:formula="of:=AVERAGE([.AS47];[.AV47];[.AY47])" office:value-type="float" office:value="4696.497" calcext:value-type="float">
            <text:p>4696.497</text:p>
          </table:table-cell>
          <table:table-cell table:number-columns-repeated="2"/>
          <table:table-cell table:formula="of:=[.CG47]-[.BS47]" office:value-type="float" office:value="6.80000000000001" calcext:value-type="float">
            <text:p>6.80000000000001</text:p>
          </table:table-cell>
          <table:table-cell table:formula="of:=[.CH47]-[.BT47]" office:value-type="float" office:value="44.61" calcext:value-type="float">
            <text:p>44.61</text:p>
          </table:table-cell>
          <table:table-cell table:formula="of:=[.CI47]-[.BU47]" office:value-type="float" office:value="183.312" calcext:value-type="float">
            <text:p>183.312</text:p>
          </table:table-cell>
          <table:table-cell table:formula="of:=[.CJ47]-[.BV47]" office:value-type="float" office:value="4.90000000000003" calcext:value-type="float">
            <text:p>4.90000000000003</text:p>
          </table:table-cell>
          <table:table-cell table:formula="of:=[.CK47]-[.BW47]" office:value-type="float" office:value="90.6759999999999" calcext:value-type="float">
            <text:p>90.6759999999999</text:p>
          </table:table-cell>
          <table:table-cell table:formula="of:=[.CL47]-[.BX47]" office:value-type="float" office:value="201.272999999999" calcext:value-type="float">
            <text:p>201.272999999999</text:p>
          </table:table-cell>
          <table:table-cell table:formula="of:=[.CM47]-[.BY47]" office:value-type="float" office:value="14.6" calcext:value-type="float">
            <text:p>14.6</text:p>
          </table:table-cell>
          <table:table-cell table:formula="of:=[.CN47]-[.BZ47]" office:value-type="float" office:value="65.648" calcext:value-type="float">
            <text:p>65.648</text:p>
          </table:table-cell>
          <table:table-cell table:formula="of:=[.CO47]-[.CA47]" office:value-type="float" office:value="184.459999999999" calcext:value-type="float">
            <text:p>184.459999999999</text:p>
          </table:table-cell>
          <table:table-cell table:formula="of:=AVERAGE([.BE47];[.BH47];[.BK47])" office:value-type="float" office:value="8.76666666666667" calcext:value-type="float">
            <text:p>8.76666666666667</text:p>
          </table:table-cell>
          <table:table-cell table:formula="of:=AVERAGE([.BF47];[.BI47];[.BL47])" office:value-type="float" office:value="66.978" calcext:value-type="float">
            <text:p>66.978</text:p>
          </table:table-cell>
          <table:table-cell table:formula="of:=AVERAGE([.BG47];[.BJ47];[.BM47])" office:value-type="float" office:value="189.681666666666" calcext:value-type="float">
            <text:p>189.681666666666</text:p>
          </table:table-cell>
          <table:table-cell table:number-columns-repeated="2"/>
          <table:table-cell office:value-type="float" office:value="495.8" calcext:value-type="float">
            <text:p>495.8</text:p>
          </table:table-cell>
          <table:table-cell office:value-type="float" office:value="855.328" calcext:value-type="float">
            <text:p>855.328</text:p>
          </table:table-cell>
          <table:table-cell office:value-type="float" office:value="8549.379" calcext:value-type="float">
            <text:p>8549.379</text:p>
          </table:table-cell>
          <table:table-cell office:value-type="float" office:value="336.7" calcext:value-type="float">
            <text:p>336.7</text:p>
          </table:table-cell>
          <table:table-cell office:value-type="float" office:value="840.195" calcext:value-type="float">
            <text:p>840.195</text:p>
          </table:table-cell>
          <table:table-cell office:value-type="float" office:value="9174.875" calcext:value-type="float">
            <text:p>9174.875</text:p>
          </table:table-cell>
          <table:table-cell office:value-type="float" office:value="262.1" calcext:value-type="float">
            <text:p>262.1</text:p>
          </table:table-cell>
          <table:table-cell office:value-type="float" office:value="786.098" calcext:value-type="float">
            <text:p>786.098</text:p>
          </table:table-cell>
          <table:table-cell office:value-type="float" office:value="8524.52" calcext:value-type="float">
            <text:p>8524.52</text:p>
          </table:table-cell>
          <table:table-cell table:formula="of:=AVERAGE([.BS47];[.BV47];[.BY47])" office:value-type="float" office:value="364.866666666667" calcext:value-type="float">
            <text:p>364.866666666667</text:p>
          </table:table-cell>
          <table:table-cell table:formula="of:=AVERAGE([.BT47];[.BW47];[.BZ47])" office:value-type="float" office:value="827.207" calcext:value-type="float">
            <text:p>827.207</text:p>
          </table:table-cell>
          <table:table-cell table:formula="of:=AVERAGE([.BU47];[.BX47];[.CA47])" office:value-type="float" office:value="8749.59133333333" calcext:value-type="float">
            <text:p>8749.59133333333</text:p>
          </table:table-cell>
          <table:table-cell table:number-columns-repeated="2"/>
          <table:table-cell office:value-type="float" office:value="502.6" calcext:value-type="float">
            <text:p>502.6</text:p>
          </table:table-cell>
          <table:table-cell office:value-type="float" office:value="899.938" calcext:value-type="float">
            <text:p>899.938</text:p>
          </table:table-cell>
          <table:table-cell office:value-type="float" office:value="8732.691" calcext:value-type="float">
            <text:p>8732.691</text:p>
          </table:table-cell>
          <table:table-cell office:value-type="float" office:value="341.6" calcext:value-type="float">
            <text:p>341.6</text:p>
          </table:table-cell>
          <table:table-cell office:value-type="float" office:value="930.871" calcext:value-type="float">
            <text:p>930.871</text:p>
          </table:table-cell>
          <table:table-cell office:value-type="float" office:value="9376.148" calcext:value-type="float">
            <text:p>9376.148</text:p>
          </table:table-cell>
          <table:table-cell office:value-type="float" office:value="276.7" calcext:value-type="float">
            <text:p>276.7</text:p>
          </table:table-cell>
          <table:table-cell office:value-type="float" office:value="851.746" calcext:value-type="float">
            <text:p>851.746</text:p>
          </table:table-cell>
          <table:table-cell office:value-type="float" office:value="8708.98" calcext:value-type="float">
            <text:p>8708.98</text:p>
          </table:table-cell>
          <table:table-cell table:formula="of:=AVERAGE([.CG47];[.CJ47];[.CM47])" office:value-type="float" office:value="373.633333333333" calcext:value-type="float">
            <text:p>373.633333333333</text:p>
          </table:table-cell>
          <table:table-cell table:formula="of:=AVERAGE([.CH47];[.CK47];[.CN47])" office:value-type="float" office:value="894.185" calcext:value-type="float">
            <text:p>894.185</text:p>
          </table:table-cell>
          <table:table-cell table:formula="of:=AVERAGE([.CI47];[.CL47];[.CO47])" office:value-type="float" office:value="8939.273" calcext:value-type="float">
            <text:p>8939.27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29.75" calcext:value-type="float">
            <text:p>329.7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02" calcext:value-type="float">
            <text:p>355.0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273" calcext:value-type="float">
            <text:p>353.273</text:p>
          </table:table-cell>
          <table:table-cell office:value-type="float" office:value="660.023" calcext:value-type="float">
            <text:p>660.023</text:p>
          </table:table-cell>
          <table:table-cell table:formula="of:=AVERAGE([.A48];[.D48];[.G48])" office:value-type="float" office:value="14.4333333333333" calcext:value-type="float">
            <text:p>14.4333333333333</text:p>
          </table:table-cell>
          <table:table-cell table:formula="of:=AVERAGE([.B48];[.E48];[.H48])" office:value-type="float" office:value="346.014333333333" calcext:value-type="float">
            <text:p>346.014333333333</text:p>
          </table:table-cell>
          <table:table-cell table:formula="of:=AVERAGE([.C48];[.F48];[.I4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8];[.R48];[.U48])" office:value-type="float" office:value="4.23333333333333" calcext:value-type="float">
            <text:p>4.23333333333333</text:p>
          </table:table-cell>
          <table:table-cell table:formula="of:=AVERAGE([.P48];[.S48];[.V48])" office:value-type="float" office:value="35.146" calcext:value-type="float">
            <text:p>35.146</text:p>
          </table:table-cell>
          <table:table-cell table:formula="of:=AVERAGE([.Q48];[.T48];[.W48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5" calcext:value-type="float">
            <text:p>455.5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582" calcext:value-type="float">
            <text:p>3968.582</text:p>
          </table:table-cell>
          <table:table-cell office:value-type="float" office:value="456" calcext:value-type="float">
            <text:p>456</text:p>
          </table:table-cell>
          <table:table-cell office:value-type="float" office:value="406.027" calcext:value-type="float">
            <text:p>406.027</text:p>
          </table:table-cell>
          <table:table-cell office:value-type="float" office:value="3969.215" calcext:value-type="float">
            <text:p>3969.215</text:p>
          </table:table-cell>
          <table:table-cell office:value-type="float" office:value="454.5" calcext:value-type="float">
            <text:p>454.5</text:p>
          </table:table-cell>
          <table:table-cell office:value-type="float" office:value="403.301" calcext:value-type="float">
            <text:p>403.301</text:p>
          </table:table-cell>
          <table:table-cell office:value-type="float" office:value="3966.344" calcext:value-type="float">
            <text:p>3966.344</text:p>
          </table:table-cell>
          <table:table-cell table:formula="of:=AVERAGE([.AC48];[.AF48];[.AI48])" office:value-type="float" office:value="455.333333333333" calcext:value-type="float">
            <text:p>455.333333333333</text:p>
          </table:table-cell>
          <table:table-cell table:formula="of:=AVERAGE([.AD48];[.AG48];[.AJ48])" office:value-type="float" office:value="404.954333333333" calcext:value-type="float">
            <text:p>404.954333333333</text:p>
          </table:table-cell>
          <table:table-cell table:formula="of:=AVERAGE([.AE48];[.AH48];[.AK48])" office:value-type="float" office:value="3968.047" calcext:value-type="float">
            <text:p>3968.047</text:p>
          </table:table-cell>
          <table:table-cell table:number-columns-repeated="2"/>
          <table:table-cell table:formula="of:=[.A48]+[.O48]+[.AC48]" office:value-type="float" office:value="474.1" calcext:value-type="float">
            <text:p>474.1</text:p>
          </table:table-cell>
          <table:table-cell table:formula="of:=[.B48]+[.P48]+[.AD48]" office:value-type="float" office:value="770.43" calcext:value-type="float">
            <text:p>770.43</text:p>
          </table:table-cell>
          <table:table-cell table:formula="of:=[.C48]+[.Q48]+[.AE48]" office:value-type="float" office:value="4679.73" calcext:value-type="float">
            <text:p>4679.73</text:p>
          </table:table-cell>
          <table:table-cell table:formula="of:=[.D48]+[.R48]+[.AF48]" office:value-type="float" office:value="475.7" calcext:value-type="float">
            <text:p>475.7</text:p>
          </table:table-cell>
          <table:table-cell table:formula="of:=[.E48]+[.S48]+[.AG48]" office:value-type="float" office:value="796.192" calcext:value-type="float">
            <text:p>796.192</text:p>
          </table:table-cell>
          <table:table-cell table:formula="of:=[.F48]+[.T48]+[.AH48]" office:value-type="float" office:value="4698.863" calcext:value-type="float">
            <text:p>4698.863</text:p>
          </table:table-cell>
          <table:table-cell table:formula="of:=[.G48]+[.U48]+[.AI48]" office:value-type="float" office:value="472.2" calcext:value-type="float">
            <text:p>472.2</text:p>
          </table:table-cell>
          <table:table-cell table:formula="of:=[.H48]+[.V48]+[.AJ48]" office:value-type="float" office:value="791.722" calcext:value-type="float">
            <text:p>791.722</text:p>
          </table:table-cell>
          <table:table-cell table:formula="of:=[.I48]+[.W48]+[.AK48]" office:value-type="float" office:value="4711.492" calcext:value-type="float">
            <text:p>4711.492</text:p>
          </table:table-cell>
          <table:table-cell table:formula="of:=AVERAGE([.AQ48];[.AT48];[.AW48])" office:value-type="float" office:value="474" calcext:value-type="float">
            <text:p>474</text:p>
          </table:table-cell>
          <table:table-cell table:formula="of:=AVERAGE([.AR48];[.AU48];[.AX48])" office:value-type="float" office:value="786.114666666667" calcext:value-type="float">
            <text:p>786.114666666667</text:p>
          </table:table-cell>
          <table:table-cell table:formula="of:=AVERAGE([.AS48];[.AV48];[.AY48])" office:value-type="float" office:value="4696.695" calcext:value-type="float">
            <text:p>4696.695</text:p>
          </table:table-cell>
          <table:table-cell table:number-columns-repeated="2"/>
          <table:table-cell table:formula="of:=[.CG48]-[.BS48]" office:value-type="float" office:value="8.5" calcext:value-type="float">
            <text:p>8.5</text:p>
          </table:table-cell>
          <table:table-cell table:formula="of:=[.CH48]-[.BT48]" office:value-type="float" office:value="41.4720000000001" calcext:value-type="float">
            <text:p>41.4720000000001</text:p>
          </table:table-cell>
          <table:table-cell table:formula="of:=[.CI48]-[.BU48]" office:value-type="float" office:value="181.766" calcext:value-type="float">
            <text:p>181.766</text:p>
          </table:table-cell>
          <table:table-cell table:formula="of:=[.CJ48]-[.BV48]" office:value-type="float" office:value="3.29999999999995" calcext:value-type="float">
            <text:p>3.29999999999995</text:p>
          </table:table-cell>
          <table:table-cell table:formula="of:=[.CK48]-[.BW48]" office:value-type="float" office:value="95.898" calcext:value-type="float">
            <text:p>95.898</text:p>
          </table:table-cell>
          <table:table-cell table:formula="of:=[.CL48]-[.BX48]" office:value-type="float" office:value="840.129000000001" calcext:value-type="float">
            <text:p>840.129000000001</text:p>
          </table:table-cell>
          <table:table-cell table:formula="of:=[.CM48]-[.BY48]" office:value-type="float" office:value="5.80000000000001" calcext:value-type="float">
            <text:p>5.80000000000001</text:p>
          </table:table-cell>
          <table:table-cell table:formula="of:=[.CN48]-[.BZ48]" office:value-type="float" office:value="78.316" calcext:value-type="float">
            <text:p>78.316</text:p>
          </table:table-cell>
          <table:table-cell table:formula="of:=[.CO48]-[.CA48]" office:value-type="float" office:value="823.472" calcext:value-type="float">
            <text:p>823.472</text:p>
          </table:table-cell>
          <table:table-cell table:formula="of:=AVERAGE([.BE48];[.BH48];[.BK48])" office:value-type="float" office:value="5.86666666666666" calcext:value-type="float">
            <text:p>5.86666666666666</text:p>
          </table:table-cell>
          <table:table-cell table:formula="of:=AVERAGE([.BF48];[.BI48];[.BL48])" office:value-type="float" office:value="71.8953333333334" calcext:value-type="float">
            <text:p>71.8953333333334</text:p>
          </table:table-cell>
          <table:table-cell table:formula="of:=AVERAGE([.BG48];[.BJ48];[.BM48])" office:value-type="float" office:value="615.122333333333" calcext:value-type="float">
            <text:p>615.122333333333</text:p>
          </table:table-cell>
          <table:table-cell table:number-columns-repeated="2"/>
          <table:table-cell office:value-type="float" office:value="515.4" calcext:value-type="float">
            <text:p>515.4</text:p>
          </table:table-cell>
          <table:table-cell office:value-type="float" office:value="875.766" calcext:value-type="float">
            <text:p>875.766</text:p>
          </table:table-cell>
          <table:table-cell office:value-type="float" office:value="9193.902" calcext:value-type="float">
            <text:p>9193.902</text:p>
          </table:table-cell>
          <table:table-cell office:value-type="float" office:value="595.7" calcext:value-type="float">
            <text:p>595.7</text:p>
          </table:table-cell>
          <table:table-cell office:value-type="float" office:value="907.168" calcext:value-type="float">
            <text:p>907.168</text:p>
          </table:table-cell>
          <table:table-cell office:value-type="float" office:value="9203.266" calcext:value-type="float">
            <text:p>9203.266</text:p>
          </table:table-cell>
          <table:table-cell office:value-type="float" office:value="444.9" calcext:value-type="float">
            <text:p>444.9</text:p>
          </table:table-cell>
          <table:table-cell office:value-type="float" office:value="909.914" calcext:value-type="float">
            <text:p>909.914</text:p>
          </table:table-cell>
          <table:table-cell office:value-type="float" office:value="9201.84" calcext:value-type="float">
            <text:p>9201.84</text:p>
          </table:table-cell>
          <table:table-cell table:formula="of:=AVERAGE([.BS48];[.BV48];[.BY48])" office:value-type="float" office:value="518.666666666667" calcext:value-type="float">
            <text:p>518.666666666667</text:p>
          </table:table-cell>
          <table:table-cell table:formula="of:=AVERAGE([.BT48];[.BW48];[.BZ48])" office:value-type="float" office:value="897.616" calcext:value-type="float">
            <text:p>897.616</text:p>
          </table:table-cell>
          <table:table-cell table:formula="of:=AVERAGE([.BU48];[.BX48];[.CA48])" office:value-type="float" office:value="9199.66933333333" calcext:value-type="float">
            <text:p>9199.66933333333</text:p>
          </table:table-cell>
          <table:table-cell table:number-columns-repeated="2"/>
          <table:table-cell office:value-type="float" office:value="523.9" calcext:value-type="float">
            <text:p>523.9</text:p>
          </table:table-cell>
          <table:table-cell office:value-type="float" office:value="917.238" calcext:value-type="float">
            <text:p>917.238</text:p>
          </table:table-cell>
          <table:table-cell office:value-type="float" office:value="9375.668" calcext:value-type="float">
            <text:p>9375.668</text:p>
          </table:table-cell>
          <table:table-cell office:value-type="float" office:value="599" calcext:value-type="float">
            <text:p>599</text:p>
          </table:table-cell>
          <table:table-cell office:value-type="float" office:value="1003.066" calcext:value-type="float">
            <text:p>1003.066</text:p>
          </table:table-cell>
          <table:table-cell office:value-type="float" office:value="10043.395" calcext:value-type="float">
            <text:p>10043.395</text:p>
          </table:table-cell>
          <table:table-cell office:value-type="float" office:value="450.7" calcext:value-type="float">
            <text:p>450.7</text:p>
          </table:table-cell>
          <table:table-cell office:value-type="float" office:value="988.23" calcext:value-type="float">
            <text:p>988.23</text:p>
          </table:table-cell>
          <table:table-cell office:value-type="float" office:value="10025.312" calcext:value-type="float">
            <text:p>10025.312</text:p>
          </table:table-cell>
          <table:table-cell table:formula="of:=AVERAGE([.CG48];[.CJ48];[.CM48])" office:value-type="float" office:value="524.533333333333" calcext:value-type="float">
            <text:p>524.533333333333</text:p>
          </table:table-cell>
          <table:table-cell table:formula="of:=AVERAGE([.CH48];[.CK48];[.CN48])" office:value-type="float" office:value="969.511333333333" calcext:value-type="float">
            <text:p>969.511333333333</text:p>
          </table:table-cell>
          <table:table-cell table:formula="of:=AVERAGE([.CI48];[.CL48];[.CO48])" office:value-type="float" office:value="9814.79166666667" calcext:value-type="float">
            <text:p>9814.7916666666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29.715" calcext:value-type="float">
            <text:p>329.71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5.02" calcext:value-type="float">
            <text:p>355.0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7" calcext:value-type="float">
            <text:p>13.7</text:p>
          </table:table-cell>
          <table:table-cell office:value-type="float" office:value="353.07" calcext:value-type="float">
            <text:p>353.07</text:p>
          </table:table-cell>
          <table:table-cell office:value-type="float" office:value="660.023" calcext:value-type="float">
            <text:p>660.023</text:p>
          </table:table-cell>
          <table:table-cell table:formula="of:=AVERAGE([.A49];[.D49];[.G49])" office:value-type="float" office:value="14.4333333333333" calcext:value-type="float">
            <text:p>14.4333333333333</text:p>
          </table:table-cell>
          <table:table-cell table:formula="of:=AVERAGE([.B49];[.E49];[.H49])" office:value-type="float" office:value="345.935" calcext:value-type="float">
            <text:p>345.935</text:p>
          </table:table-cell>
          <table:table-cell table:formula="of:=AVERAGE([.C49];[.F49];[.I4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29" calcext:value-type="float">
            <text:p>86.129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49];[.R49];[.U49])" office:value-type="float" office:value="4.23333333333333" calcext:value-type="float">
            <text:p>4.23333333333333</text:p>
          </table:table-cell>
          <table:table-cell table:formula="of:=AVERAGE([.P49];[.S49];[.V49])" office:value-type="float" office:value="35.146" calcext:value-type="float">
            <text:p>35.146</text:p>
          </table:table-cell>
          <table:table-cell table:formula="of:=AVERAGE([.Q49];[.T49];[.W49])" office:value-type="float" office:value="85.4596666666667" calcext:value-type="float">
            <text:p>85.459666666666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582" calcext:value-type="float">
            <text:p>3968.582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574" calcext:value-type="float">
            <text:p>405.574</text:p>
          </table:table-cell>
          <table:table-cell office:value-type="float" office:value="3968.621" calcext:value-type="float">
            <text:p>3968.621</text:p>
          </table:table-cell>
          <table:table-cell office:value-type="float" office:value="456.9" calcext:value-type="float">
            <text:p>456.9</text:p>
          </table:table-cell>
          <table:table-cell office:value-type="float" office:value="405.363" calcext:value-type="float">
            <text:p>405.363</text:p>
          </table:table-cell>
          <table:table-cell office:value-type="float" office:value="3968.688" calcext:value-type="float">
            <text:p>3968.688</text:p>
          </table:table-cell>
          <table:table-cell table:formula="of:=AVERAGE([.AC49];[.AF49];[.AI49])" office:value-type="float" office:value="455.466666666667" calcext:value-type="float">
            <text:p>455.466666666667</text:p>
          </table:table-cell>
          <table:table-cell table:formula="of:=AVERAGE([.AD49];[.AG49];[.AJ49])" office:value-type="float" office:value="405.490666666667" calcext:value-type="float">
            <text:p>405.490666666667</text:p>
          </table:table-cell>
          <table:table-cell table:formula="of:=AVERAGE([.AE49];[.AH49];[.AK49])" office:value-type="float" office:value="3968.63033333333" calcext:value-type="float">
            <text:p>3968.63033333333</text:p>
          </table:table-cell>
          <table:table-cell table:number-columns-repeated="2"/>
          <table:table-cell table:formula="of:=[.A49]+[.O49]+[.AC49]" office:value-type="float" office:value="473.7" calcext:value-type="float">
            <text:p>473.7</text:p>
          </table:table-cell>
          <table:table-cell table:formula="of:=[.B49]+[.P49]+[.AD49]" office:value-type="float" office:value="770.395" calcext:value-type="float">
            <text:p>770.395</text:p>
          </table:table-cell>
          <table:table-cell table:formula="of:=[.C49]+[.Q49]+[.AE49]" office:value-type="float" office:value="4680.734" calcext:value-type="float">
            <text:p>4680.734</text:p>
          </table:table-cell>
          <table:table-cell table:formula="of:=[.D49]+[.R49]+[.AF49]" office:value-type="float" office:value="474.2" calcext:value-type="float">
            <text:p>474.2</text:p>
          </table:table-cell>
          <table:table-cell table:formula="of:=[.E49]+[.S49]+[.AG49]" office:value-type="float" office:value="795.739" calcext:value-type="float">
            <text:p>795.739</text:p>
          </table:table-cell>
          <table:table-cell table:formula="of:=[.F49]+[.T49]+[.AH49]" office:value-type="float" office:value="4698.269" calcext:value-type="float">
            <text:p>4698.269</text:p>
          </table:table-cell>
          <table:table-cell table:formula="of:=[.G49]+[.U49]+[.AI49]" office:value-type="float" office:value="474.5" calcext:value-type="float">
            <text:p>474.5</text:p>
          </table:table-cell>
          <table:table-cell table:formula="of:=[.H49]+[.V49]+[.AJ49]" office:value-type="float" office:value="793.581" calcext:value-type="float">
            <text:p>793.581</text:p>
          </table:table-cell>
          <table:table-cell table:formula="of:=[.I49]+[.W49]+[.AK49]" office:value-type="float" office:value="4713.836" calcext:value-type="float">
            <text:p>4713.836</text:p>
          </table:table-cell>
          <table:table-cell table:formula="of:=AVERAGE([.AQ49];[.AT49];[.AW49])" office:value-type="float" office:value="474.133333333333" calcext:value-type="float">
            <text:p>474.133333333333</text:p>
          </table:table-cell>
          <table:table-cell table:formula="of:=AVERAGE([.AR49];[.AU49];[.AX49])" office:value-type="float" office:value="786.571666666667" calcext:value-type="float">
            <text:p>786.571666666667</text:p>
          </table:table-cell>
          <table:table-cell table:formula="of:=AVERAGE([.AS49];[.AV49];[.AY49])" office:value-type="float" office:value="4697.613" calcext:value-type="float">
            <text:p>4697.613</text:p>
          </table:table-cell>
          <table:table-cell table:number-columns-repeated="2"/>
          <table:table-cell table:formula="of:=[.CG49]-[.BS49]" office:value-type="float" office:value="13.1" calcext:value-type="float">
            <text:p>13.1</text:p>
          </table:table-cell>
          <table:table-cell table:formula="of:=[.CH49]-[.BT49]" office:value-type="float" office:value="45.164" calcext:value-type="float">
            <text:p>45.164</text:p>
          </table:table-cell>
          <table:table-cell table:formula="of:=[.CI49]-[.BU49]" office:value-type="float" office:value="181.829" calcext:value-type="float">
            <text:p>181.829</text:p>
          </table:table-cell>
          <table:table-cell table:formula="of:=[.CJ49]-[.BV49]" office:value-type="float" office:value="75.4" calcext:value-type="float">
            <text:p>75.4</text:p>
          </table:table-cell>
          <table:table-cell table:formula="of:=[.CK49]-[.BW49]" office:value-type="float" office:value="74.7620000000001" calcext:value-type="float">
            <text:p>74.7620000000001</text:p>
          </table:table-cell>
          <table:table-cell table:formula="of:=[.CL49]-[.BX49]" office:value-type="float" office:value="194.953000000001" calcext:value-type="float">
            <text:p>194.953000000001</text:p>
          </table:table-cell>
          <table:table-cell table:formula="of:=[.CM49]-[.BY49]" office:value-type="float" office:value="101.6" calcext:value-type="float">
            <text:p>101.6</text:p>
          </table:table-cell>
          <table:table-cell table:formula="of:=[.CN49]-[.BZ49]" office:value-type="float" office:value="57.2810000000001" calcext:value-type="float">
            <text:p>57.2810000000001</text:p>
          </table:table-cell>
          <table:table-cell table:formula="of:=[.CO49]-[.CA49]" office:value-type="float" office:value="192.468999999999" calcext:value-type="float">
            <text:p>192.468999999999</text:p>
          </table:table-cell>
          <table:table-cell table:formula="of:=AVERAGE([.BE49];[.BH49];[.BK49])" office:value-type="float" office:value="63.3666666666667" calcext:value-type="float">
            <text:p>63.3666666666667</text:p>
          </table:table-cell>
          <table:table-cell table:formula="of:=AVERAGE([.BF49];[.BI49];[.BL49])" office:value-type="float" office:value="59.069" calcext:value-type="float">
            <text:p>59.069</text:p>
          </table:table-cell>
          <table:table-cell table:formula="of:=AVERAGE([.BG49];[.BJ49];[.BM49])" office:value-type="float" office:value="189.750333333333" calcext:value-type="float">
            <text:p>189.750333333333</text:p>
          </table:table-cell>
          <table:table-cell table:number-columns-repeated="2"/>
          <table:table-cell office:value-type="float" office:value="537.1" calcext:value-type="float">
            <text:p>537.1</text:p>
          </table:table-cell>
          <table:table-cell office:value-type="float" office:value="889.961" calcext:value-type="float">
            <text:p>889.961</text:p>
          </table:table-cell>
          <table:table-cell office:value-type="float" office:value="9192.941" calcext:value-type="float">
            <text:p>9192.941</text:p>
          </table:table-cell>
          <table:table-cell office:value-type="float" office:value="340.9" calcext:value-type="float">
            <text:p>340.9</text:p>
          </table:table-cell>
          <table:table-cell office:value-type="float" office:value="948.406" calcext:value-type="float">
            <text:p>948.406</text:p>
          </table:table-cell>
          <table:table-cell office:value-type="float" office:value="9844.969" calcext:value-type="float">
            <text:p>9844.969</text:p>
          </table:table-cell>
          <table:table-cell office:value-type="float" office:value="364.5" calcext:value-type="float">
            <text:p>364.5</text:p>
          </table:table-cell>
          <table:table-cell office:value-type="float" office:value="898.309" calcext:value-type="float">
            <text:p>898.309</text:p>
          </table:table-cell>
          <table:table-cell office:value-type="float" office:value="9191.441" calcext:value-type="float">
            <text:p>9191.441</text:p>
          </table:table-cell>
          <table:table-cell table:formula="of:=AVERAGE([.BS49];[.BV49];[.BY49])" office:value-type="float" office:value="414.166666666667" calcext:value-type="float">
            <text:p>414.166666666667</text:p>
          </table:table-cell>
          <table:table-cell table:formula="of:=AVERAGE([.BT49];[.BW49];[.BZ49])" office:value-type="float" office:value="912.225333333333" calcext:value-type="float">
            <text:p>912.225333333333</text:p>
          </table:table-cell>
          <table:table-cell table:formula="of:=AVERAGE([.BU49];[.BX49];[.CA49])" office:value-type="float" office:value="9409.78366666667" calcext:value-type="float">
            <text:p>9409.78366666667</text:p>
          </table:table-cell>
          <table:table-cell table:number-columns-repeated="2"/>
          <table:table-cell office:value-type="float" office:value="550.2" calcext:value-type="float">
            <text:p>550.2</text:p>
          </table:table-cell>
          <table:table-cell office:value-type="float" office:value="935.125" calcext:value-type="float">
            <text:p>935.125</text:p>
          </table:table-cell>
          <table:table-cell office:value-type="float" office:value="9374.77" calcext:value-type="float">
            <text:p>9374.77</text:p>
          </table:table-cell>
          <table:table-cell office:value-type="float" office:value="416.3" calcext:value-type="float">
            <text:p>416.3</text:p>
          </table:table-cell>
          <table:table-cell office:value-type="float" office:value="1023.168" calcext:value-type="float">
            <text:p>1023.168</text:p>
          </table:table-cell>
          <table:table-cell office:value-type="float" office:value="10039.922" calcext:value-type="float">
            <text:p>10039.922</text:p>
          </table:table-cell>
          <table:table-cell office:value-type="float" office:value="466.1" calcext:value-type="float">
            <text:p>466.1</text:p>
          </table:table-cell>
          <table:table-cell office:value-type="float" office:value="955.59" calcext:value-type="float">
            <text:p>955.59</text:p>
          </table:table-cell>
          <table:table-cell office:value-type="float" office:value="9383.91" calcext:value-type="float">
            <text:p>9383.91</text:p>
          </table:table-cell>
          <table:table-cell table:formula="of:=AVERAGE([.CG49];[.CJ49];[.CM49])" office:value-type="float" office:value="477.533333333333" calcext:value-type="float">
            <text:p>477.533333333333</text:p>
          </table:table-cell>
          <table:table-cell table:formula="of:=AVERAGE([.CH49];[.CK49];[.CN49])" office:value-type="float" office:value="971.294333333333" calcext:value-type="float">
            <text:p>971.294333333333</text:p>
          </table:table-cell>
          <table:table-cell table:formula="of:=AVERAGE([.CI49];[.CL49];[.CO49])" office:value-type="float" office:value="9599.534" calcext:value-type="float">
            <text:p>9599.53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29.68" calcext:value-type="float">
            <text:p>329.6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6.8" calcext:value-type="float">
            <text:p>16.8</text:p>
          </table:table-cell>
          <table:table-cell office:value-type="float" office:value="355.195" calcext:value-type="float">
            <text:p>355.19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8" calcext:value-type="float">
            <text:p>15.8</text:p>
          </table:table-cell>
          <table:table-cell office:value-type="float" office:value="352.055" calcext:value-type="float">
            <text:p>352.055</text:p>
          </table:table-cell>
          <table:table-cell office:value-type="float" office:value="660.023" calcext:value-type="float">
            <text:p>660.023</text:p>
          </table:table-cell>
          <table:table-cell table:formula="of:=AVERAGE([.A50];[.D50];[.G50])" office:value-type="float" office:value="15.7666666666667" calcext:value-type="float">
            <text:p>15.7666666666667</text:p>
          </table:table-cell>
          <table:table-cell table:formula="of:=AVERAGE([.B50];[.E50];[.H50])" office:value-type="float" office:value="345.643333333333" calcext:value-type="float">
            <text:p>345.643333333333</text:p>
          </table:table-cell>
          <table:table-cell table:formula="of:=AVERAGE([.C50];[.F50];[.I5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6.391" calcext:value-type="float">
            <text:p>86.391</text:p>
          </table:table-cell>
          <table:table-cell table:formula="of:=AVERAGE([.O50];[.R50];[.U50])" office:value-type="float" office:value="4.23333333333333" calcext:value-type="float">
            <text:p>4.23333333333333</text:p>
          </table:table-cell>
          <table:table-cell table:formula="of:=AVERAGE([.P50];[.S50];[.V50])" office:value-type="float" office:value="35.146" calcext:value-type="float">
            <text:p>35.146</text:p>
          </table:table-cell>
          <table:table-cell table:formula="of:=AVERAGE([.Q50];[.T50];[.W50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2.1" calcext:value-type="float">
            <text:p>452.1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582" calcext:value-type="float">
            <text:p>3968.582</text:p>
          </table:table-cell>
          <table:table-cell office:value-type="float" office:value="454" calcext:value-type="float">
            <text:p>454</text:p>
          </table:table-cell>
          <table:table-cell office:value-type="float" office:value="406.141" calcext:value-type="float">
            <text:p>406.141</text:p>
          </table:table-cell>
          <table:table-cell office:value-type="float" office:value="3969.734" calcext:value-type="float">
            <text:p>3969.734</text:p>
          </table:table-cell>
          <table:table-cell office:value-type="float" office:value="457.8" calcext:value-type="float">
            <text:p>457.8</text:p>
          </table:table-cell>
          <table:table-cell office:value-type="float" office:value="405.688" calcext:value-type="float">
            <text:p>405.688</text:p>
          </table:table-cell>
          <table:table-cell office:value-type="float" office:value="3969.141" calcext:value-type="float">
            <text:p>3969.141</text:p>
          </table:table-cell>
          <table:table-cell table:formula="of:=AVERAGE([.AC50];[.AF50];[.AI50])" office:value-type="float" office:value="454.633333333333" calcext:value-type="float">
            <text:p>454.633333333333</text:p>
          </table:table-cell>
          <table:table-cell table:formula="of:=AVERAGE([.AD50];[.AG50];[.AJ50])" office:value-type="float" office:value="405.788" calcext:value-type="float">
            <text:p>405.788</text:p>
          </table:table-cell>
          <table:table-cell table:formula="of:=AVERAGE([.AE50];[.AH50];[.AK50])" office:value-type="float" office:value="3969.15233333333" calcext:value-type="float">
            <text:p>3969.15233333333</text:p>
          </table:table-cell>
          <table:table-cell table:number-columns-repeated="2"/>
          <table:table-cell table:formula="of:=[.A50]+[.O50]+[.AC50]" office:value-type="float" office:value="470.7" calcext:value-type="float">
            <text:p>470.7</text:p>
          </table:table-cell>
          <table:table-cell table:formula="of:=[.B50]+[.P50]+[.AD50]" office:value-type="float" office:value="770.36" calcext:value-type="float">
            <text:p>770.36</text:p>
          </table:table-cell>
          <table:table-cell table:formula="of:=[.C50]+[.Q50]+[.AE50]" office:value-type="float" office:value="4679.73" calcext:value-type="float">
            <text:p>4679.73</text:p>
          </table:table-cell>
          <table:table-cell table:formula="of:=[.D50]+[.R50]+[.AF50]" office:value-type="float" office:value="474.7" calcext:value-type="float">
            <text:p>474.7</text:p>
          </table:table-cell>
          <table:table-cell table:formula="of:=[.E50]+[.S50]+[.AG50]" office:value-type="float" office:value="796.481" calcext:value-type="float">
            <text:p>796.481</text:p>
          </table:table-cell>
          <table:table-cell table:formula="of:=[.F50]+[.T50]+[.AH50]" office:value-type="float" office:value="4699.382" calcext:value-type="float">
            <text:p>4699.382</text:p>
          </table:table-cell>
          <table:table-cell table:formula="of:=[.G50]+[.U50]+[.AI50]" office:value-type="float" office:value="478.5" calcext:value-type="float">
            <text:p>478.5</text:p>
          </table:table-cell>
          <table:table-cell table:formula="of:=[.H50]+[.V50]+[.AJ50]" office:value-type="float" office:value="792.891" calcext:value-type="float">
            <text:p>792.891</text:p>
          </table:table-cell>
          <table:table-cell table:formula="of:=[.I50]+[.W50]+[.AK50]" office:value-type="float" office:value="4715.555" calcext:value-type="float">
            <text:p>4715.555</text:p>
          </table:table-cell>
          <table:table-cell table:formula="of:=AVERAGE([.AQ50];[.AT50];[.AW50])" office:value-type="float" office:value="474.633333333333" calcext:value-type="float">
            <text:p>474.633333333333</text:p>
          </table:table-cell>
          <table:table-cell table:formula="of:=AVERAGE([.AR50];[.AU50];[.AX50])" office:value-type="float" office:value="786.577333333333" calcext:value-type="float">
            <text:p>786.577333333333</text:p>
          </table:table-cell>
          <table:table-cell table:formula="of:=AVERAGE([.AS50];[.AV50];[.AY50])" office:value-type="float" office:value="4698.22233333333" calcext:value-type="float">
            <text:p>4698.22233333333</text:p>
          </table:table-cell>
          <table:table-cell table:number-columns-repeated="2"/>
          <table:table-cell table:formula="of:=[.CG50]-[.BS50]" office:value-type="float" office:value="12.3" calcext:value-type="float">
            <text:p>12.3</text:p>
          </table:table-cell>
          <table:table-cell table:formula="of:=[.CH50]-[.BT50]" office:value-type="float" office:value="47.164" calcext:value-type="float">
            <text:p>47.164</text:p>
          </table:table-cell>
          <table:table-cell table:formula="of:=[.CI50]-[.BU50]" office:value-type="float" office:value="183.828" calcext:value-type="float">
            <text:p>183.828</text:p>
          </table:table-cell>
          <table:table-cell table:formula="of:=[.CJ50]-[.BV50]" office:value-type="float" office:value="7.10000000000002" calcext:value-type="float">
            <text:p>7.10000000000002</text:p>
          </table:table-cell>
          <table:table-cell table:formula="of:=[.CK50]-[.BW50]" office:value-type="float" office:value="64.2149999999999" calcext:value-type="float">
            <text:p>64.2149999999999</text:p>
          </table:table-cell>
          <table:table-cell table:formula="of:=[.CL50]-[.BX50]" office:value-type="float" office:value="184.019" calcext:value-type="float">
            <text:p>184.019</text:p>
          </table:table-cell>
          <table:table-cell table:formula="of:=[.CM50]-[.BY50]" office:value-type="float" office:value="7.89999999999998" calcext:value-type="float">
            <text:p>7.89999999999998</text:p>
          </table:table-cell>
          <table:table-cell table:formula="of:=[.CN50]-[.BZ50]" office:value-type="float" office:value="60.668" calcext:value-type="float">
            <text:p>60.668</text:p>
          </table:table-cell>
          <table:table-cell table:formula="of:=[.CO50]-[.CA50]" office:value-type="float" office:value="190.731" calcext:value-type="float">
            <text:p>190.731</text:p>
          </table:table-cell>
          <table:table-cell table:formula="of:=AVERAGE([.BE50];[.BH50];[.BK50])" office:value-type="float" office:value="9.1" calcext:value-type="float">
            <text:p>9.1</text:p>
          </table:table-cell>
          <table:table-cell table:formula="of:=AVERAGE([.BF50];[.BI50];[.BL50])" office:value-type="float" office:value="57.349" calcext:value-type="float">
            <text:p>57.349</text:p>
          </table:table-cell>
          <table:table-cell table:formula="of:=AVERAGE([.BG50];[.BJ50];[.BM50])" office:value-type="float" office:value="186.192666666667" calcext:value-type="float">
            <text:p>186.192666666667</text:p>
          </table:table-cell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882.738" calcext:value-type="float">
            <text:p>882.738</text:p>
          </table:table-cell>
          <table:table-cell office:value-type="float" office:value="9188.391" calcext:value-type="float">
            <text:p>9188.391</text:p>
          </table:table-cell>
          <table:table-cell office:value-type="float" office:value="508.1" calcext:value-type="float">
            <text:p>508.1</text:p>
          </table:table-cell>
          <table:table-cell office:value-type="float" office:value="883.363" calcext:value-type="float">
            <text:p>883.363</text:p>
          </table:table-cell>
          <table:table-cell office:value-type="float" office:value="9192.969" calcext:value-type="float">
            <text:p>9192.969</text:p>
          </table:table-cell>
          <table:table-cell office:value-type="float" office:value="642.7" calcext:value-type="float">
            <text:p>642.7</text:p>
          </table:table-cell>
          <table:table-cell office:value-type="float" office:value="837.414" calcext:value-type="float">
            <text:p>837.414</text:p>
          </table:table-cell>
          <table:table-cell office:value-type="float" office:value="8540.656" calcext:value-type="float">
            <text:p>8540.656</text:p>
          </table:table-cell>
          <table:table-cell table:formula="of:=AVERAGE([.BS50];[.BV50];[.BY50])" office:value-type="float" office:value="533.7" calcext:value-type="float">
            <text:p>533.7</text:p>
          </table:table-cell>
          <table:table-cell table:formula="of:=AVERAGE([.BT50];[.BW50];[.BZ50])" office:value-type="float" office:value="867.838333333333" calcext:value-type="float">
            <text:p>867.838333333333</text:p>
          </table:table-cell>
          <table:table-cell table:formula="of:=AVERAGE([.BU50];[.BX50];[.CA50])" office:value-type="float" office:value="8974.00533333333" calcext:value-type="float">
            <text:p>8974.00533333333</text:p>
          </table:table-cell>
          <table:table-cell table:number-columns-repeated="2"/>
          <table:table-cell office:value-type="float" office:value="462.6" calcext:value-type="float">
            <text:p>462.6</text:p>
          </table:table-cell>
          <table:table-cell office:value-type="float" office:value="929.902" calcext:value-type="float">
            <text:p>929.902</text:p>
          </table:table-cell>
          <table:table-cell office:value-type="float" office:value="9372.219" calcext:value-type="float">
            <text:p>9372.219</text:p>
          </table:table-cell>
          <table:table-cell office:value-type="float" office:value="515.2" calcext:value-type="float">
            <text:p>515.2</text:p>
          </table:table-cell>
          <table:table-cell office:value-type="float" office:value="947.578" calcext:value-type="float">
            <text:p>947.578</text:p>
          </table:table-cell>
          <table:table-cell office:value-type="float" office:value="9376.988" calcext:value-type="float">
            <text:p>9376.988</text:p>
          </table:table-cell>
          <table:table-cell office:value-type="float" office:value="650.6" calcext:value-type="float">
            <text:p>650.6</text:p>
          </table:table-cell>
          <table:table-cell office:value-type="float" office:value="898.082" calcext:value-type="float">
            <text:p>898.082</text:p>
          </table:table-cell>
          <table:table-cell office:value-type="float" office:value="8731.387" calcext:value-type="float">
            <text:p>8731.387</text:p>
          </table:table-cell>
          <table:table-cell table:formula="of:=AVERAGE([.CG50];[.CJ50];[.CM50])" office:value-type="float" office:value="542.8" calcext:value-type="float">
            <text:p>542.8</text:p>
          </table:table-cell>
          <table:table-cell table:formula="of:=AVERAGE([.CH50];[.CK50];[.CN50])" office:value-type="float" office:value="925.187333333333" calcext:value-type="float">
            <text:p>925.187333333333</text:p>
          </table:table-cell>
          <table:table-cell table:formula="of:=AVERAGE([.CI50];[.CL50];[.CO50])" office:value-type="float" office:value="9160.198" calcext:value-type="float">
            <text:p>9160.19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29.352" calcext:value-type="float">
            <text:p>329.3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223" calcext:value-type="float">
            <text:p>355.2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2.09" calcext:value-type="float">
            <text:p>352.09</text:p>
          </table:table-cell>
          <table:table-cell office:value-type="float" office:value="660.023" calcext:value-type="float">
            <text:p>660.023</text:p>
          </table:table-cell>
          <table:table-cell table:formula="of:=AVERAGE([.A51];[.D51];[.G51])" office:value-type="float" office:value="13.7666666666667" calcext:value-type="float">
            <text:p>13.7666666666667</text:p>
          </table:table-cell>
          <table:table-cell table:formula="of:=AVERAGE([.B51];[.E51];[.H51])" office:value-type="float" office:value="345.555" calcext:value-type="float">
            <text:p>345.555</text:p>
          </table:table-cell>
          <table:table-cell table:formula="of:=AVERAGE([.C51];[.F51];[.I5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1];[.R51];[.U51])" office:value-type="float" office:value="4.56666666666667" calcext:value-type="float">
            <text:p>4.56666666666667</text:p>
          </table:table-cell>
          <table:table-cell table:formula="of:=AVERAGE([.P51];[.S51];[.V51])" office:value-type="float" office:value="35.146" calcext:value-type="float">
            <text:p>35.146</text:p>
          </table:table-cell>
          <table:table-cell table:formula="of:=AVERAGE([.Q51];[.T51];[.W5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7.5" calcext:value-type="float">
            <text:p>457.5</text:p>
          </table:table-cell>
          <table:table-cell office:value-type="float" office:value="400.043" calcext:value-type="float">
            <text:p>400.043</text:p>
          </table:table-cell>
          <table:table-cell office:value-type="float" office:value="3963.633" calcext:value-type="float">
            <text:p>3963.633</text:p>
          </table:table-cell>
          <table:table-cell office:value-type="float" office:value="456" calcext:value-type="float">
            <text:p>456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3968.562" calcext:value-type="float">
            <text:p>3968.562</text:p>
          </table:table-cell>
          <table:table-cell office:value-type="float" office:value="454.4" calcext:value-type="float">
            <text:p>454.4</text:p>
          </table:table-cell>
          <table:table-cell office:value-type="float" office:value="405.746" calcext:value-type="float">
            <text:p>405.746</text:p>
          </table:table-cell>
          <table:table-cell office:value-type="float" office:value="3969.184" calcext:value-type="float">
            <text:p>3969.184</text:p>
          </table:table-cell>
          <table:table-cell table:formula="of:=AVERAGE([.AC51];[.AF51];[.AI51])" office:value-type="float" office:value="455.966666666667" calcext:value-type="float">
            <text:p>455.966666666667</text:p>
          </table:table-cell>
          <table:table-cell table:formula="of:=AVERAGE([.AD51];[.AG51];[.AJ51])" office:value-type="float" office:value="403.768333333333" calcext:value-type="float">
            <text:p>403.768333333333</text:p>
          </table:table-cell>
          <table:table-cell table:formula="of:=AVERAGE([.AE51];[.AH51];[.AK51])" office:value-type="float" office:value="3967.12633333333" calcext:value-type="float">
            <text:p>3967.12633333333</text:p>
          </table:table-cell>
          <table:table-cell table:number-columns-repeated="2"/>
          <table:table-cell table:formula="of:=[.A51]+[.O51]+[.AC51]" office:value-type="float" office:value="475.1" calcext:value-type="float">
            <text:p>475.1</text:p>
          </table:table-cell>
          <table:table-cell table:formula="of:=[.B51]+[.P51]+[.AD51]" office:value-type="float" office:value="764.54" calcext:value-type="float">
            <text:p>764.54</text:p>
          </table:table-cell>
          <table:table-cell table:formula="of:=[.C51]+[.Q51]+[.AE51]" office:value-type="float" office:value="4674.781" calcext:value-type="float">
            <text:p>4674.781</text:p>
          </table:table-cell>
          <table:table-cell table:formula="of:=[.D51]+[.R51]+[.AF51]" office:value-type="float" office:value="474.7" calcext:value-type="float">
            <text:p>474.7</text:p>
          </table:table-cell>
          <table:table-cell table:formula="of:=[.E51]+[.S51]+[.AG51]" office:value-type="float" office:value="795.884" calcext:value-type="float">
            <text:p>795.884</text:p>
          </table:table-cell>
          <table:table-cell table:formula="of:=[.F51]+[.T51]+[.AH51]" office:value-type="float" office:value="4698.21" calcext:value-type="float">
            <text:p>4698.21</text:p>
          </table:table-cell>
          <table:table-cell table:formula="of:=[.G51]+[.U51]+[.AI51]" office:value-type="float" office:value="473.1" calcext:value-type="float">
            <text:p>473.1</text:p>
          </table:table-cell>
          <table:table-cell table:formula="of:=[.H51]+[.V51]+[.AJ51]" office:value-type="float" office:value="792.984" calcext:value-type="float">
            <text:p>792.984</text:p>
          </table:table-cell>
          <table:table-cell table:formula="of:=[.I51]+[.W51]+[.AK51]" office:value-type="float" office:value="4714.332" calcext:value-type="float">
            <text:p>4714.332</text:p>
          </table:table-cell>
          <table:table-cell table:formula="of:=AVERAGE([.AQ51];[.AT51];[.AW51])" office:value-type="float" office:value="474.3" calcext:value-type="float">
            <text:p>474.3</text:p>
          </table:table-cell>
          <table:table-cell table:formula="of:=AVERAGE([.AR51];[.AU51];[.AX51])" office:value-type="float" office:value="784.469333333333" calcext:value-type="float">
            <text:p>784.469333333333</text:p>
          </table:table-cell>
          <table:table-cell table:formula="of:=AVERAGE([.AS51];[.AV51];[.AY51])" office:value-type="float" office:value="4695.77433333333" calcext:value-type="float">
            <text:p>4695.77433333333</text:p>
          </table:table-cell>
          <table:table-cell table:number-columns-repeated="2"/>
          <table:table-cell table:formula="of:=[.CG51]-[.BS51]" office:value-type="float" office:value="10.1" calcext:value-type="float">
            <text:p>10.1</text:p>
          </table:table-cell>
          <table:table-cell table:formula="of:=[.CH51]-[.BT51]" office:value-type="float" office:value="47.164" calcext:value-type="float">
            <text:p>47.164</text:p>
          </table:table-cell>
          <table:table-cell table:formula="of:=[.CI51]-[.BU51]" office:value-type="float" office:value="183.828" calcext:value-type="float">
            <text:p>183.828</text:p>
          </table:table-cell>
          <table:table-cell table:formula="of:=[.CJ51]-[.BV51]" office:value-type="float" office:value="1.5" calcext:value-type="float">
            <text:p>1.5</text:p>
          </table:table-cell>
          <table:table-cell table:formula="of:=[.CK51]-[.BW51]" office:value-type="float" office:value="73.246" calcext:value-type="float">
            <text:p>73.246</text:p>
          </table:table-cell>
          <table:table-cell table:formula="of:=[.CL51]-[.BX51]" office:value-type="float" office:value="192.433999999999" calcext:value-type="float">
            <text:p>192.433999999999</text:p>
          </table:table-cell>
          <table:table-cell table:formula="of:=[.CM51]-[.BY51]" office:value-type="float" office:value="2.20000000000005" calcext:value-type="float">
            <text:p>2.20000000000005</text:p>
          </table:table-cell>
          <table:table-cell table:formula="of:=[.CN51]-[.BZ51]" office:value-type="float" office:value="94.7960000000001" calcext:value-type="float">
            <text:p>94.7960000000001</text:p>
          </table:table-cell>
          <table:table-cell table:formula="of:=[.CO51]-[.CA51]" office:value-type="float" office:value="829.015000000001" calcext:value-type="float">
            <text:p>829.015000000001</text:p>
          </table:table-cell>
          <table:table-cell table:formula="of:=AVERAGE([.BE51];[.BH51];[.BK51])" office:value-type="float" office:value="4.6" calcext:value-type="float">
            <text:p>4.6</text:p>
          </table:table-cell>
          <table:table-cell table:formula="of:=AVERAGE([.BF51];[.BI51];[.BL51])" office:value-type="float" office:value="71.7353333333333" calcext:value-type="float">
            <text:p>71.7353333333333</text:p>
          </table:table-cell>
          <table:table-cell table:formula="of:=AVERAGE([.BG51];[.BJ51];[.BM51])" office:value-type="float" office:value="401.759" calcext:value-type="float">
            <text:p>401.759</text:p>
          </table:table-cell>
          <table:table-cell table:number-columns-repeated="2"/>
          <table:table-cell office:value-type="float" office:value="414.6" calcext:value-type="float">
            <text:p>414.6</text:p>
          </table:table-cell>
          <table:table-cell office:value-type="float" office:value="910.609" calcext:value-type="float">
            <text:p>910.609</text:p>
          </table:table-cell>
          <table:table-cell office:value-type="float" office:value="9197.391" calcext:value-type="float">
            <text:p>9197.391</text:p>
          </table:table-cell>
          <table:table-cell office:value-type="float" office:value="519.3" calcext:value-type="float">
            <text:p>519.3</text:p>
          </table:table-cell>
          <table:table-cell office:value-type="float" office:value="934.086" calcext:value-type="float">
            <text:p>934.086</text:p>
          </table:table-cell>
          <table:table-cell office:value-type="float" office:value="9832.152" calcext:value-type="float">
            <text:p>9832.152</text:p>
          </table:table-cell>
          <table:table-cell office:value-type="float" office:value="532.4" calcext:value-type="float">
            <text:p>532.4</text:p>
          </table:table-cell>
          <table:table-cell office:value-type="float" office:value="892.059" calcext:value-type="float">
            <text:p>892.059</text:p>
          </table:table-cell>
          <table:table-cell office:value-type="float" office:value="9197.051" calcext:value-type="float">
            <text:p>9197.051</text:p>
          </table:table-cell>
          <table:table-cell table:formula="of:=AVERAGE([.BS51];[.BV51];[.BY51])" office:value-type="float" office:value="488.766666666667" calcext:value-type="float">
            <text:p>488.766666666667</text:p>
          </table:table-cell>
          <table:table-cell table:formula="of:=AVERAGE([.BT51];[.BW51];[.BZ51])" office:value-type="float" office:value="912.251333333333" calcext:value-type="float">
            <text:p>912.251333333333</text:p>
          </table:table-cell>
          <table:table-cell table:formula="of:=AVERAGE([.BU51];[.BX51];[.CA51])" office:value-type="float" office:value="9408.86466666667" calcext:value-type="float">
            <text:p>9408.86466666667</text:p>
          </table:table-cell>
          <table:table-cell table:number-columns-repeated="2"/>
          <table:table-cell office:value-type="float" office:value="424.7" calcext:value-type="float">
            <text:p>424.7</text:p>
          </table:table-cell>
          <table:table-cell office:value-type="float" office:value="957.773" calcext:value-type="float">
            <text:p>957.773</text:p>
          </table:table-cell>
          <table:table-cell office:value-type="float" office:value="9381.219" calcext:value-type="float">
            <text:p>9381.219</text:p>
          </table:table-cell>
          <table:table-cell office:value-type="float" office:value="520.8" calcext:value-type="float">
            <text:p>520.8</text:p>
          </table:table-cell>
          <table:table-cell office:value-type="float" office:value="1007.332" calcext:value-type="float">
            <text:p>1007.332</text:p>
          </table:table-cell>
          <table:table-cell office:value-type="float" office:value="10024.586" calcext:value-type="float">
            <text:p>10024.586</text:p>
          </table:table-cell>
          <table:table-cell office:value-type="float" office:value="534.6" calcext:value-type="float">
            <text:p>534.6</text:p>
          </table:table-cell>
          <table:table-cell office:value-type="float" office:value="986.855" calcext:value-type="float">
            <text:p>986.855</text:p>
          </table:table-cell>
          <table:table-cell office:value-type="float" office:value="10026.066" calcext:value-type="float">
            <text:p>10026.066</text:p>
          </table:table-cell>
          <table:table-cell table:formula="of:=AVERAGE([.CG51];[.CJ51];[.CM51])" office:value-type="float" office:value="493.366666666667" calcext:value-type="float">
            <text:p>493.366666666667</text:p>
          </table:table-cell>
          <table:table-cell table:formula="of:=AVERAGE([.CH51];[.CK51];[.CN51])" office:value-type="float" office:value="983.986666666667" calcext:value-type="float">
            <text:p>983.986666666667</text:p>
          </table:table-cell>
          <table:table-cell table:formula="of:=AVERAGE([.CI51];[.CL51];[.CO51])" office:value-type="float" office:value="9810.62366666667" calcext:value-type="float">
            <text:p>9810.62366666667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29.402" calcext:value-type="float">
            <text:p>329.40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5.223" calcext:value-type="float">
            <text:p>355.2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7" calcext:value-type="float">
            <text:p>14.7</text:p>
          </table:table-cell>
          <table:table-cell office:value-type="float" office:value="352.09" calcext:value-type="float">
            <text:p>352.09</text:p>
          </table:table-cell>
          <table:table-cell office:value-type="float" office:value="660.023" calcext:value-type="float">
            <text:p>660.023</text:p>
          </table:table-cell>
          <table:table-cell table:formula="of:=AVERAGE([.A52];[.D52];[.G52])" office:value-type="float" office:value="13.7333333333333" calcext:value-type="float">
            <text:p>13.7333333333333</text:p>
          </table:table-cell>
          <table:table-cell table:formula="of:=AVERAGE([.B52];[.E52];[.H52])" office:value-type="float" office:value="345.571666666667" calcext:value-type="float">
            <text:p>345.571666666667</text:p>
          </table:table-cell>
          <table:table-cell table:formula="of:=AVERAGE([.C52];[.F52];[.I5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2];[.R52];[.U52])" office:value-type="float" office:value="3.56666666666667" calcext:value-type="float">
            <text:p>3.56666666666667</text:p>
          </table:table-cell>
          <table:table-cell table:formula="of:=AVERAGE([.P52];[.S52];[.V52])" office:value-type="float" office:value="35.146" calcext:value-type="float">
            <text:p>35.146</text:p>
          </table:table-cell>
          <table:table-cell table:formula="of:=AVERAGE([.Q52];[.T52];[.W52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2.5" calcext:value-type="float">
            <text:p>452.5</text:p>
          </table:table-cell>
          <table:table-cell office:value-type="float" office:value="401.805" calcext:value-type="float">
            <text:p>401.805</text:p>
          </table:table-cell>
          <table:table-cell office:value-type="float" office:value="3965.113" calcext:value-type="float">
            <text:p>3965.113</text:p>
          </table:table-cell>
          <table:table-cell office:value-type="float" office:value="453.9" calcext:value-type="float">
            <text:p>453.9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3968.562" calcext:value-type="float">
            <text:p>3968.562</text:p>
          </table:table-cell>
          <table:table-cell office:value-type="float" office:value="457" calcext:value-type="float">
            <text:p>457</text:p>
          </table:table-cell>
          <table:table-cell office:value-type="float" office:value="405.383" calcext:value-type="float">
            <text:p>405.383</text:p>
          </table:table-cell>
          <table:table-cell office:value-type="float" office:value="3968.43" calcext:value-type="float">
            <text:p>3968.43</text:p>
          </table:table-cell>
          <table:table-cell table:formula="of:=AVERAGE([.AC52];[.AF52];[.AI52])" office:value-type="float" office:value="454.466666666667" calcext:value-type="float">
            <text:p>454.466666666667</text:p>
          </table:table-cell>
          <table:table-cell table:formula="of:=AVERAGE([.AD52];[.AG52];[.AJ52])" office:value-type="float" office:value="404.234666666667" calcext:value-type="float">
            <text:p>404.234666666667</text:p>
          </table:table-cell>
          <table:table-cell table:formula="of:=AVERAGE([.AE52];[.AH52];[.AK52])" office:value-type="float" office:value="3967.36833333333" calcext:value-type="float">
            <text:p>3967.36833333333</text:p>
          </table:table-cell>
          <table:table-cell table:number-columns-repeated="2"/>
          <table:table-cell table:formula="of:=[.A52]+[.O52]+[.AC52]" office:value-type="float" office:value="468.1" calcext:value-type="float">
            <text:p>468.1</text:p>
          </table:table-cell>
          <table:table-cell table:formula="of:=[.B52]+[.P52]+[.AD52]" office:value-type="float" office:value="766.352" calcext:value-type="float">
            <text:p>766.352</text:p>
          </table:table-cell>
          <table:table-cell table:formula="of:=[.C52]+[.Q52]+[.AE52]" office:value-type="float" office:value="4676.261" calcext:value-type="float">
            <text:p>4676.261</text:p>
          </table:table-cell>
          <table:table-cell table:formula="of:=[.D52]+[.R52]+[.AF52]" office:value-type="float" office:value="471.6" calcext:value-type="float">
            <text:p>471.6</text:p>
          </table:table-cell>
          <table:table-cell table:formula="of:=[.E52]+[.S52]+[.AG52]" office:value-type="float" office:value="795.884" calcext:value-type="float">
            <text:p>795.884</text:p>
          </table:table-cell>
          <table:table-cell table:formula="of:=[.F52]+[.T52]+[.AH52]" office:value-type="float" office:value="4698.21" calcext:value-type="float">
            <text:p>4698.21</text:p>
          </table:table-cell>
          <table:table-cell table:formula="of:=[.G52]+[.U52]+[.AI52]" office:value-type="float" office:value="475.6" calcext:value-type="float">
            <text:p>475.6</text:p>
          </table:table-cell>
          <table:table-cell table:formula="of:=[.H52]+[.V52]+[.AJ52]" office:value-type="float" office:value="792.621" calcext:value-type="float">
            <text:p>792.621</text:p>
          </table:table-cell>
          <table:table-cell table:formula="of:=[.I52]+[.W52]+[.AK52]" office:value-type="float" office:value="4713.578" calcext:value-type="float">
            <text:p>4713.578</text:p>
          </table:table-cell>
          <table:table-cell table:formula="of:=AVERAGE([.AQ52];[.AT52];[.AW52])" office:value-type="float" office:value="471.766666666667" calcext:value-type="float">
            <text:p>471.766666666667</text:p>
          </table:table-cell>
          <table:table-cell table:formula="of:=AVERAGE([.AR52];[.AU52];[.AX52])" office:value-type="float" office:value="784.952333333333" calcext:value-type="float">
            <text:p>784.952333333333</text:p>
          </table:table-cell>
          <table:table-cell table:formula="of:=AVERAGE([.AS52];[.AV52];[.AY52])" office:value-type="float" office:value="4696.01633333333" calcext:value-type="float">
            <text:p>4696.01633333333</text:p>
          </table:table-cell>
          <table:table-cell table:number-columns-repeated="2"/>
          <table:table-cell table:formula="of:=[.CG52]-[.BS52]" office:value-type="float" office:value="10.4" calcext:value-type="float">
            <text:p>10.4</text:p>
          </table:table-cell>
          <table:table-cell table:formula="of:=[.CH52]-[.BT52]" office:value-type="float" office:value="47.164" calcext:value-type="float">
            <text:p>47.164</text:p>
          </table:table-cell>
          <table:table-cell table:formula="of:=[.CI52]-[.BU52]" office:value-type="float" office:value="183.828" calcext:value-type="float">
            <text:p>183.828</text:p>
          </table:table-cell>
          <table:table-cell table:formula="of:=[.CJ52]-[.BV52]" office:value-type="float" office:value="5.39999999999998" calcext:value-type="float">
            <text:p>5.39999999999998</text:p>
          </table:table-cell>
          <table:table-cell table:formula="of:=[.CK52]-[.BW52]" office:value-type="float" office:value="75.3630000000001" calcext:value-type="float">
            <text:p>75.3630000000001</text:p>
          </table:table-cell>
          <table:table-cell table:formula="of:=[.CL52]-[.BX52]" office:value-type="float" office:value="188.965" calcext:value-type="float">
            <text:p>188.965</text:p>
          </table:table-cell>
          <table:table-cell table:formula="of:=[.CM52]-[.BY52]" office:value-type="float" office:value="59.1999999999999" calcext:value-type="float">
            <text:p>59.1999999999999</text:p>
          </table:table-cell>
          <table:table-cell table:formula="of:=[.CN52]-[.BZ52]" office:value-type="float" office:value="63.917" calcext:value-type="float">
            <text:p>63.917</text:p>
          </table:table-cell>
          <table:table-cell table:formula="of:=[.CO52]-[.CA52]" office:value-type="float" office:value="191.274000000001" calcext:value-type="float">
            <text:p>191.274000000001</text:p>
          </table:table-cell>
          <table:table-cell table:formula="of:=AVERAGE([.BE52];[.BH52];[.BK52])" office:value-type="float" office:value="25" calcext:value-type="float">
            <text:p>25</text:p>
          </table:table-cell>
          <table:table-cell table:formula="of:=AVERAGE([.BF52];[.BI52];[.BL52])" office:value-type="float" office:value="62.148" calcext:value-type="float">
            <text:p>62.148</text:p>
          </table:table-cell>
          <table:table-cell table:formula="of:=AVERAGE([.BG52];[.BJ52];[.BM52])" office:value-type="float" office:value="188.022333333334" calcext:value-type="float">
            <text:p>188.022333333334</text:p>
          </table:table-cell>
          <table:table-cell table:number-columns-repeated="2"/>
          <table:table-cell office:value-type="float" office:value="754.4" calcext:value-type="float">
            <text:p>754.4</text:p>
          </table:table-cell>
          <table:table-cell office:value-type="float" office:value="1033.223" calcext:value-type="float">
            <text:p>1033.223</text:p>
          </table:table-cell>
          <table:table-cell office:value-type="float" office:value="10505.57" calcext:value-type="float">
            <text:p>10505.57</text:p>
          </table:table-cell>
          <table:table-cell office:value-type="float" office:value="680.4" calcext:value-type="float">
            <text:p>680.4</text:p>
          </table:table-cell>
          <table:table-cell office:value-type="float" office:value="990.617" calcext:value-type="float">
            <text:p>990.617</text:p>
          </table:table-cell>
          <table:table-cell office:value-type="float" office:value="10491.535" calcext:value-type="float">
            <text:p>10491.535</text:p>
          </table:table-cell>
          <table:table-cell office:value-type="float" office:value="575.2" calcext:value-type="float">
            <text:p>575.2</text:p>
          </table:table-cell>
          <table:table-cell office:value-type="float" office:value="966.438" calcext:value-type="float">
            <text:p>966.438</text:p>
          </table:table-cell>
          <table:table-cell office:value-type="float" office:value="9853.371" calcext:value-type="float">
            <text:p>9853.371</text:p>
          </table:table-cell>
          <table:table-cell table:formula="of:=AVERAGE([.BS52];[.BV52];[.BY52])" office:value-type="float" office:value="670" calcext:value-type="float">
            <text:p>670</text:p>
          </table:table-cell>
          <table:table-cell table:formula="of:=AVERAGE([.BT52];[.BW52];[.BZ52])" office:value-type="float" office:value="996.759333333333" calcext:value-type="float">
            <text:p>996.759333333333</text:p>
          </table:table-cell>
          <table:table-cell table:formula="of:=AVERAGE([.BU52];[.BX52];[.CA52])" office:value-type="float" office:value="10283.492" calcext:value-type="float">
            <text:p>10283.492</text:p>
          </table:table-cell>
          <table:table-cell table:number-columns-repeated="2"/>
          <table:table-cell office:value-type="float" office:value="764.8" calcext:value-type="float">
            <text:p>764.8</text:p>
          </table:table-cell>
          <table:table-cell office:value-type="float" office:value="1080.387" calcext:value-type="float">
            <text:p>1080.387</text:p>
          </table:table-cell>
          <table:table-cell office:value-type="float" office:value="10689.398" calcext:value-type="float">
            <text:p>10689.398</text:p>
          </table:table-cell>
          <table:table-cell office:value-type="float" office:value="685.8" calcext:value-type="float">
            <text:p>685.8</text:p>
          </table:table-cell>
          <table:table-cell office:value-type="float" office:value="1065.98" calcext:value-type="float">
            <text:p>1065.98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634.4" calcext:value-type="float">
            <text:p>634.4</text:p>
          </table:table-cell>
          <table:table-cell office:value-type="float" office:value="1030.355" calcext:value-type="float">
            <text:p>1030.355</text:p>
          </table:table-cell>
          <table:table-cell office:value-type="float" office:value="10044.645" calcext:value-type="float">
            <text:p>10044.645</text:p>
          </table:table-cell>
          <table:table-cell table:formula="of:=AVERAGE([.CG52];[.CJ52];[.CM52])" office:value-type="float" office:value="695" calcext:value-type="float">
            <text:p>695</text:p>
          </table:table-cell>
          <table:table-cell table:formula="of:=AVERAGE([.CH52];[.CK52];[.CN52])" office:value-type="float" office:value="1058.90733333333" calcext:value-type="float">
            <text:p>1058.90733333333</text:p>
          </table:table-cell>
          <table:table-cell table:formula="of:=AVERAGE([.CI52];[.CL52];[.CO52])" office:value-type="float" office:value="10471.5143333333" calcext:value-type="float">
            <text:p>10471.514333333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29.422" calcext:value-type="float">
            <text:p>329.42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8" calcext:value-type="float">
            <text:p>12.8</text:p>
          </table:table-cell>
          <table:table-cell office:value-type="float" office:value="355.238" calcext:value-type="float">
            <text:p>355.23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7" calcext:value-type="float">
            <text:p>13.7</text:p>
          </table:table-cell>
          <table:table-cell office:value-type="float" office:value="352.023" calcext:value-type="float">
            <text:p>352.023</text:p>
          </table:table-cell>
          <table:table-cell office:value-type="float" office:value="660.023" calcext:value-type="float">
            <text:p>660.023</text:p>
          </table:table-cell>
          <table:table-cell table:formula="of:=AVERAGE([.A53];[.D53];[.G53])" office:value-type="float" office:value="14.0666666666667" calcext:value-type="float">
            <text:p>14.0666666666667</text:p>
          </table:table-cell>
          <table:table-cell table:formula="of:=AVERAGE([.B53];[.E53];[.H53])" office:value-type="float" office:value="345.561" calcext:value-type="float">
            <text:p>345.561</text:p>
          </table:table-cell>
          <table:table-cell table:formula="of:=AVERAGE([.C53];[.F53];[.I5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3];[.R53];[.U53])" office:value-type="float" office:value="4.56666666666667" calcext:value-type="float">
            <text:p>4.56666666666667</text:p>
          </table:table-cell>
          <table:table-cell table:formula="of:=AVERAGE([.P53];[.S53];[.V53])" office:value-type="float" office:value="35.146" calcext:value-type="float">
            <text:p>35.146</text:p>
          </table:table-cell>
          <table:table-cell table:formula="of:=AVERAGE([.Q53];[.T53];[.W53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.2" calcext:value-type="float">
            <text:p>454.2</text:p>
          </table:table-cell>
          <table:table-cell office:value-type="float" office:value="405.551" calcext:value-type="float">
            <text:p>405.551</text:p>
          </table:table-cell>
          <table:table-cell office:value-type="float" office:value="3968.598" calcext:value-type="float">
            <text:p>3968.598</text:p>
          </table:table-cell>
          <table:table-cell office:value-type="float" office:value="457.5" calcext:value-type="float">
            <text:p>457.5</text:p>
          </table:table-cell>
          <table:table-cell office:value-type="float" office:value="403.516" calcext:value-type="float">
            <text:p>403.516</text:p>
          </table:table-cell>
          <table:table-cell office:value-type="float" office:value="3966.707" calcext:value-type="float">
            <text:p>3966.707</text:p>
          </table:table-cell>
          <table:table-cell office:value-type="float" office:value="453.1" calcext:value-type="float">
            <text:p>453.1</text:p>
          </table:table-cell>
          <table:table-cell office:value-type="float" office:value="403.441" calcext:value-type="float">
            <text:p>403.441</text:p>
          </table:table-cell>
          <table:table-cell office:value-type="float" office:value="3966.617" calcext:value-type="float">
            <text:p>3966.617</text:p>
          </table:table-cell>
          <table:table-cell table:formula="of:=AVERAGE([.AC53];[.AF53];[.AI53])" office:value-type="float" office:value="454.933333333333" calcext:value-type="float">
            <text:p>454.933333333333</text:p>
          </table:table-cell>
          <table:table-cell table:formula="of:=AVERAGE([.AD53];[.AG53];[.AJ53])" office:value-type="float" office:value="404.169333333333" calcext:value-type="float">
            <text:p>404.169333333333</text:p>
          </table:table-cell>
          <table:table-cell table:formula="of:=AVERAGE([.AE53];[.AH53];[.AK53])" office:value-type="float" office:value="3967.30733333333" calcext:value-type="float">
            <text:p>3967.30733333333</text:p>
          </table:table-cell>
          <table:table-cell table:number-columns-repeated="2"/>
          <table:table-cell table:formula="of:=[.A53]+[.O53]+[.AC53]" office:value-type="float" office:value="474.8" calcext:value-type="float">
            <text:p>474.8</text:p>
          </table:table-cell>
          <table:table-cell table:formula="of:=[.B53]+[.P53]+[.AD53]" office:value-type="float" office:value="770.118" calcext:value-type="float">
            <text:p>770.118</text:p>
          </table:table-cell>
          <table:table-cell table:formula="of:=[.C53]+[.Q53]+[.AE53]" office:value-type="float" office:value="4679.746" calcext:value-type="float">
            <text:p>4679.746</text:p>
          </table:table-cell>
          <table:table-cell table:formula="of:=[.D53]+[.R53]+[.AF53]" office:value-type="float" office:value="474.2" calcext:value-type="float">
            <text:p>474.2</text:p>
          </table:table-cell>
          <table:table-cell table:formula="of:=[.E53]+[.S53]+[.AG53]" office:value-type="float" office:value="793.899" calcext:value-type="float">
            <text:p>793.899</text:p>
          </table:table-cell>
          <table:table-cell table:formula="of:=[.F53]+[.T53]+[.AH53]" office:value-type="float" office:value="4696.355" calcext:value-type="float">
            <text:p>4696.355</text:p>
          </table:table-cell>
          <table:table-cell table:formula="of:=[.G53]+[.U53]+[.AI53]" office:value-type="float" office:value="471.7" calcext:value-type="float">
            <text:p>471.7</text:p>
          </table:table-cell>
          <table:table-cell table:formula="of:=[.H53]+[.V53]+[.AJ53]" office:value-type="float" office:value="790.612" calcext:value-type="float">
            <text:p>790.612</text:p>
          </table:table-cell>
          <table:table-cell table:formula="of:=[.I53]+[.W53]+[.AK53]" office:value-type="float" office:value="4711.765" calcext:value-type="float">
            <text:p>4711.765</text:p>
          </table:table-cell>
          <table:table-cell table:formula="of:=AVERAGE([.AQ53];[.AT53];[.AW53])" office:value-type="float" office:value="473.566666666667" calcext:value-type="float">
            <text:p>473.566666666667</text:p>
          </table:table-cell>
          <table:table-cell table:formula="of:=AVERAGE([.AR53];[.AU53];[.AX53])" office:value-type="float" office:value="784.876333333333" calcext:value-type="float">
            <text:p>784.876333333333</text:p>
          </table:table-cell>
          <table:table-cell table:formula="of:=AVERAGE([.AS53];[.AV53];[.AY53])" office:value-type="float" office:value="4695.95533333333" calcext:value-type="float">
            <text:p>4695.95533333333</text:p>
          </table:table-cell>
          <table:table-cell table:number-columns-repeated="2"/>
          <table:table-cell table:formula="of:=[.CG53]-[.BS53]" office:value-type="float" office:value="10.4" calcext:value-type="float">
            <text:p>10.4</text:p>
          </table:table-cell>
          <table:table-cell table:formula="of:=[.CH53]-[.BT53]" office:value-type="float" office:value="47.164" calcext:value-type="float">
            <text:p>47.164</text:p>
          </table:table-cell>
          <table:table-cell table:formula="of:=[.CI53]-[.BU53]" office:value-type="float" office:value="183.828000000001" calcext:value-type="float">
            <text:p>183.828000000001</text:p>
          </table:table-cell>
          <table:table-cell table:formula="of:=[.CJ53]-[.BV53]" office:value-type="float" office:value="12.6" calcext:value-type="float">
            <text:p>12.6</text:p>
          </table:table-cell>
          <table:table-cell table:formula="of:=[.CK53]-[.BW53]" office:value-type="float" office:value="60.645" calcext:value-type="float">
            <text:p>60.645</text:p>
          </table:table-cell>
          <table:table-cell table:formula="of:=[.CL53]-[.BX53]" office:value-type="float" office:value="189.824000000001" calcext:value-type="float">
            <text:p>189.824000000001</text:p>
          </table:table-cell>
          <table:table-cell table:formula="of:=[.CM53]-[.BY53]" office:value-type="float" office:value="13.8" calcext:value-type="float">
            <text:p>13.8</text:p>
          </table:table-cell>
          <table:table-cell table:formula="of:=[.CN53]-[.BZ53]" office:value-type="float" office:value="55.504" calcext:value-type="float">
            <text:p>55.504</text:p>
          </table:table-cell>
          <table:table-cell table:formula="of:=[.CO53]-[.CA53]" office:value-type="float" office:value="187.835999999999" calcext:value-type="float">
            <text:p>187.835999999999</text:p>
          </table:table-cell>
          <table:table-cell table:formula="of:=AVERAGE([.BE53];[.BH53];[.BK53])" office:value-type="float" office:value="12.2666666666667" calcext:value-type="float">
            <text:p>12.2666666666667</text:p>
          </table:table-cell>
          <table:table-cell table:formula="of:=AVERAGE([.BF53];[.BI53];[.BL53])" office:value-type="float" office:value="54.4376666666667" calcext:value-type="float">
            <text:p>54.4376666666667</text:p>
          </table:table-cell>
          <table:table-cell table:formula="of:=AVERAGE([.BG53];[.BJ53];[.BM53])" office:value-type="float" office:value="187.162666666667" calcext:value-type="float">
            <text:p>187.162666666667</text:p>
          </table:table-cell>
          <table:table-cell table:number-columns-repeated="2"/>
          <table:table-cell office:value-type="float" office:value="589.5" calcext:value-type="float">
            <text:p>589.5</text:p>
          </table:table-cell>
          <table:table-cell office:value-type="float" office:value="995.031" calcext:value-type="float">
            <text:p>995.031</text:p>
          </table:table-cell>
          <table:table-cell office:value-type="float" office:value="9870.613" calcext:value-type="float">
            <text:p>9870.613</text:p>
          </table:table-cell>
          <table:table-cell office:value-type="float" office:value="707" calcext:value-type="float">
            <text:p>707</text:p>
          </table:table-cell>
          <table:table-cell office:value-type="float" office:value="887.996" calcext:value-type="float">
            <text:p>887.996</text:p>
          </table:table-cell>
          <table:table-cell office:value-type="float" office:value="9192.785" calcext:value-type="float">
            <text:p>9192.785</text:p>
          </table:table-cell>
          <table:table-cell office:value-type="float" office:value="480.8" calcext:value-type="float">
            <text:p>480.8</text:p>
          </table:table-cell>
          <table:table-cell office:value-type="float" office:value="965.422" calcext:value-type="float">
            <text:p>965.422</text:p>
          </table:table-cell>
          <table:table-cell office:value-type="float" office:value="9839.348" calcext:value-type="float">
            <text:p>9839.348</text:p>
          </table:table-cell>
          <table:table-cell table:formula="of:=AVERAGE([.BS53];[.BV53];[.BY53])" office:value-type="float" office:value="592.433333333333" calcext:value-type="float">
            <text:p>592.433333333333</text:p>
          </table:table-cell>
          <table:table-cell table:formula="of:=AVERAGE([.BT53];[.BW53];[.BZ53])" office:value-type="float" office:value="949.483" calcext:value-type="float">
            <text:p>949.483</text:p>
          </table:table-cell>
          <table:table-cell table:formula="of:=AVERAGE([.BU53];[.BX53];[.CA53])" office:value-type="float" office:value="9634.24866666667" calcext:value-type="float">
            <text:p>9634.24866666667</text:p>
          </table:table-cell>
          <table:table-cell table:number-columns-repeated="2"/>
          <table:table-cell office:value-type="float" office:value="599.9" calcext:value-type="float">
            <text:p>599.9</text:p>
          </table:table-cell>
          <table:table-cell office:value-type="float" office:value="1042.195" calcext:value-type="float">
            <text:p>1042.195</text:p>
          </table:table-cell>
          <table:table-cell office:value-type="float" office:value="10054.441" calcext:value-type="float">
            <text:p>10054.441</text:p>
          </table:table-cell>
          <table:table-cell office:value-type="float" office:value="719.6" calcext:value-type="float">
            <text:p>719.6</text:p>
          </table:table-cell>
          <table:table-cell office:value-type="float" office:value="948.641" calcext:value-type="float">
            <text:p>948.641</text:p>
          </table:table-cell>
          <table:table-cell office:value-type="float" office:value="9382.609" calcext:value-type="float">
            <text:p>9382.609</text:p>
          </table:table-cell>
          <table:table-cell office:value-type="float" office:value="494.6" calcext:value-type="float">
            <text:p>494.6</text:p>
          </table:table-cell>
          <table:table-cell office:value-type="float" office:value="1020.926" calcext:value-type="float">
            <text:p>1020.926</text:p>
          </table:table-cell>
          <table:table-cell office:value-type="float" office:value="10027.184" calcext:value-type="float">
            <text:p>10027.184</text:p>
          </table:table-cell>
          <table:table-cell table:formula="of:=AVERAGE([.CG53];[.CJ53];[.CM53])" office:value-type="float" office:value="604.7" calcext:value-type="float">
            <text:p>604.7</text:p>
          </table:table-cell>
          <table:table-cell table:formula="of:=AVERAGE([.CH53];[.CK53];[.CN53])" office:value-type="float" office:value="1003.92066666667" calcext:value-type="float">
            <text:p>1003.92066666667</text:p>
          </table:table-cell>
          <table:table-cell table:formula="of:=AVERAGE([.CI53];[.CL53];[.CO53])" office:value-type="float" office:value="9821.41133333334" calcext:value-type="float">
            <text:p>9821.4113333333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29.629" calcext:value-type="float">
            <text:p>329.62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4.023" calcext:value-type="float">
            <text:p>354.0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2.145" calcext:value-type="float">
            <text:p>352.145</text:p>
          </table:table-cell>
          <table:table-cell office:value-type="float" office:value="660.023" calcext:value-type="float">
            <text:p>660.023</text:p>
          </table:table-cell>
          <table:table-cell table:formula="of:=AVERAGE([.A54];[.D54];[.G54])" office:value-type="float" office:value="13.1333333333333" calcext:value-type="float">
            <text:p>13.1333333333333</text:p>
          </table:table-cell>
          <table:table-cell table:formula="of:=AVERAGE([.B54];[.E54];[.H54])" office:value-type="float" office:value="345.265666666667" calcext:value-type="float">
            <text:p>345.265666666667</text:p>
          </table:table-cell>
          <table:table-cell table:formula="of:=AVERAGE([.C54];[.F54];[.I5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4];[.R54];[.U54])" office:value-type="float" office:value="3.56666666666667" calcext:value-type="float">
            <text:p>3.56666666666667</text:p>
          </table:table-cell>
          <table:table-cell table:formula="of:=AVERAGE([.P54];[.S54];[.V54])" office:value-type="float" office:value="35.146" calcext:value-type="float">
            <text:p>35.146</text:p>
          </table:table-cell>
          <table:table-cell table:formula="of:=AVERAGE([.Q54];[.T54];[.W54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2.5" calcext:value-type="float">
            <text:p>452.5</text:p>
          </table:table-cell>
          <table:table-cell office:value-type="float" office:value="405.551" calcext:value-type="float">
            <text:p>405.551</text:p>
          </table:table-cell>
          <table:table-cell office:value-type="float" office:value="3968.598" calcext:value-type="float">
            <text:p>3968.598</text:p>
          </table:table-cell>
          <table:table-cell office:value-type="float" office:value="454" calcext:value-type="float">
            <text:p>454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3968.562" calcext:value-type="float">
            <text:p>3968.562</text:p>
          </table:table-cell>
          <table:table-cell office:value-type="float" office:value="456" calcext:value-type="float">
            <text:p>456</text:p>
          </table:table-cell>
          <table:table-cell office:value-type="float" office:value="403.695" calcext:value-type="float">
            <text:p>403.695</text:p>
          </table:table-cell>
          <table:table-cell office:value-type="float" office:value="3967.133" calcext:value-type="float">
            <text:p>3967.133</text:p>
          </table:table-cell>
          <table:table-cell table:formula="of:=AVERAGE([.AC54];[.AF54];[.AI54])" office:value-type="float" office:value="454.166666666667" calcext:value-type="float">
            <text:p>454.166666666667</text:p>
          </table:table-cell>
          <table:table-cell table:formula="of:=AVERAGE([.AD54];[.AG54];[.AJ54])" office:value-type="float" office:value="404.920666666667" calcext:value-type="float">
            <text:p>404.920666666667</text:p>
          </table:table-cell>
          <table:table-cell table:formula="of:=AVERAGE([.AE54];[.AH54];[.AK54])" office:value-type="float" office:value="3968.09766666667" calcext:value-type="float">
            <text:p>3968.09766666667</text:p>
          </table:table-cell>
          <table:table-cell table:number-columns-repeated="2"/>
          <table:table-cell table:formula="of:=[.A54]+[.O54]+[.AC54]" office:value-type="float" office:value="468.2" calcext:value-type="float">
            <text:p>468.2</text:p>
          </table:table-cell>
          <table:table-cell table:formula="of:=[.B54]+[.P54]+[.AD54]" office:value-type="float" office:value="770.325" calcext:value-type="float">
            <text:p>770.325</text:p>
          </table:table-cell>
          <table:table-cell table:formula="of:=[.C54]+[.Q54]+[.AE54]" office:value-type="float" office:value="4679.746" calcext:value-type="float">
            <text:p>4679.746</text:p>
          </table:table-cell>
          <table:table-cell table:formula="of:=[.D54]+[.R54]+[.AF54]" office:value-type="float" office:value="471.7" calcext:value-type="float">
            <text:p>471.7</text:p>
          </table:table-cell>
          <table:table-cell table:formula="of:=[.E54]+[.S54]+[.AG54]" office:value-type="float" office:value="794.684" calcext:value-type="float">
            <text:p>794.684</text:p>
          </table:table-cell>
          <table:table-cell table:formula="of:=[.F54]+[.T54]+[.AH54]" office:value-type="float" office:value="4698.21" calcext:value-type="float">
            <text:p>4698.21</text:p>
          </table:table-cell>
          <table:table-cell table:formula="of:=[.G54]+[.U54]+[.AI54]" office:value-type="float" office:value="472.7" calcext:value-type="float">
            <text:p>472.7</text:p>
          </table:table-cell>
          <table:table-cell table:formula="of:=[.H54]+[.V54]+[.AJ54]" office:value-type="float" office:value="790.988" calcext:value-type="float">
            <text:p>790.988</text:p>
          </table:table-cell>
          <table:table-cell table:formula="of:=[.I54]+[.W54]+[.AK54]" office:value-type="float" office:value="4712.281" calcext:value-type="float">
            <text:p>4712.281</text:p>
          </table:table-cell>
          <table:table-cell table:formula="of:=AVERAGE([.AQ54];[.AT54];[.AW54])" office:value-type="float" office:value="470.866666666667" calcext:value-type="float">
            <text:p>470.866666666667</text:p>
          </table:table-cell>
          <table:table-cell table:formula="of:=AVERAGE([.AR54];[.AU54];[.AX54])" office:value-type="float" office:value="785.332333333333" calcext:value-type="float">
            <text:p>785.332333333333</text:p>
          </table:table-cell>
          <table:table-cell table:formula="of:=AVERAGE([.AS54];[.AV54];[.AY54])" office:value-type="float" office:value="4696.74566666667" calcext:value-type="float">
            <text:p>4696.74566666667</text:p>
          </table:table-cell>
          <table:table-cell table:number-columns-repeated="2"/>
          <table:table-cell table:formula="of:=[.CG54]-[.BS54]" office:value-type="float" office:value="10.6999999999999" calcext:value-type="float">
            <text:p>10.6999999999999</text:p>
          </table:table-cell>
          <table:table-cell table:formula="of:=[.CH54]-[.BT54]" office:value-type="float" office:value="47.164" calcext:value-type="float">
            <text:p>47.164</text:p>
          </table:table-cell>
          <table:table-cell table:formula="of:=[.CI54]-[.BU54]" office:value-type="float" office:value="183.828" calcext:value-type="float">
            <text:p>183.828</text:p>
          </table:table-cell>
          <table:table-cell table:formula="of:=[.CJ54]-[.BV54]" office:value-type="float" office:value="4" calcext:value-type="float">
            <text:p>4</text:p>
          </table:table-cell>
          <table:table-cell table:formula="of:=[.CK54]-[.BW54]" office:value-type="float" office:value="41.832" calcext:value-type="float">
            <text:p>41.832</text:p>
          </table:table-cell>
          <table:table-cell table:formula="of:=[.CL54]-[.BX54]" office:value-type="float" office:value="177.804999999998" calcext:value-type="float">
            <text:p>177.804999999998</text:p>
          </table:table-cell>
          <table:table-cell table:formula="of:=[.CM54]-[.BY54]" office:value-type="float" office:value="15.3" calcext:value-type="float">
            <text:p>15.3</text:p>
          </table:table-cell>
          <table:table-cell table:formula="of:=[.CN54]-[.BZ54]" office:value-type="float" office:value="45.793" calcext:value-type="float">
            <text:p>45.793</text:p>
          </table:table-cell>
          <table:table-cell table:formula="of:=[.CO54]-[.CA54]" office:value-type="float" office:value="181.441000000001" calcext:value-type="float">
            <text:p>181.441000000001</text:p>
          </table:table-cell>
          <table:table-cell table:formula="of:=AVERAGE([.BE54];[.BH54];[.BK54])" office:value-type="float" office:value="9.99999999999996" calcext:value-type="float">
            <text:p>9.99999999999996</text:p>
          </table:table-cell>
          <table:table-cell table:formula="of:=AVERAGE([.BF54];[.BI54];[.BL54])" office:value-type="float" office:value="44.9296666666667" calcext:value-type="float">
            <text:p>44.9296666666667</text:p>
          </table:table-cell>
          <table:table-cell table:formula="of:=AVERAGE([.BG54];[.BJ54];[.BM54])" office:value-type="float" office:value="181.024666666666" calcext:value-type="float">
            <text:p>181.024666666666</text:p>
          </table:table-cell>
          <table:table-cell table:number-columns-repeated="2"/>
          <table:table-cell office:value-type="float" office:value="630.6" calcext:value-type="float">
            <text:p>630.6</text:p>
          </table:table-cell>
          <table:table-cell office:value-type="float" office:value="892.391" calcext:value-type="float">
            <text:p>892.391</text:p>
          </table:table-cell>
          <table:table-cell office:value-type="float" office:value="9192.555" calcext:value-type="float">
            <text:p>9192.555</text:p>
          </table:table-cell>
          <table:table-cell office:value-type="float" office:value="523.2" calcext:value-type="float">
            <text:p>523.2</text:p>
          </table:table-cell>
          <table:table-cell office:value-type="float" office:value="970.051" calcext:value-type="float">
            <text:p>970.051</text:p>
          </table:table-cell>
          <table:table-cell office:value-type="float" office:value="9841.656" calcext:value-type="float">
            <text:p>9841.656</text:p>
          </table:table-cell>
          <table:table-cell office:value-type="float" office:value="668.5" calcext:value-type="float">
            <text:p>668.5</text:p>
          </table:table-cell>
          <table:table-cell office:value-type="float" office:value="908.801" calcext:value-type="float">
            <text:p>908.801</text:p>
          </table:table-cell>
          <table:table-cell office:value-type="float" office:value="9191.766" calcext:value-type="float">
            <text:p>9191.766</text:p>
          </table:table-cell>
          <table:table-cell table:formula="of:=AVERAGE([.BS54];[.BV54];[.BY54])" office:value-type="float" office:value="607.433333333333" calcext:value-type="float">
            <text:p>607.433333333333</text:p>
          </table:table-cell>
          <table:table-cell table:formula="of:=AVERAGE([.BT54];[.BW54];[.BZ54])" office:value-type="float" office:value="923.747666666667" calcext:value-type="float">
            <text:p>923.747666666667</text:p>
          </table:table-cell>
          <table:table-cell table:formula="of:=AVERAGE([.BU54];[.BX54];[.CA54])" office:value-type="float" office:value="9408.659" calcext:value-type="float">
            <text:p>9408.659</text:p>
          </table:table-cell>
          <table:table-cell table:number-columns-repeated="2"/>
          <table:table-cell office:value-type="float" office:value="641.3" calcext:value-type="float">
            <text:p>641.3</text:p>
          </table:table-cell>
          <table:table-cell office:value-type="float" office:value="939.555" calcext:value-type="float">
            <text:p>939.555</text:p>
          </table:table-cell>
          <table:table-cell office:value-type="float" office:value="9376.383" calcext:value-type="float">
            <text:p>9376.383</text:p>
          </table:table-cell>
          <table:table-cell office:value-type="float" office:value="527.2" calcext:value-type="float">
            <text:p>527.2</text:p>
          </table:table-cell>
          <table:table-cell office:value-type="float" office:value="1011.883" calcext:value-type="float">
            <text:p>1011.883</text:p>
          </table:table-cell>
          <table:table-cell office:value-type="float" office:value="10019.461" calcext:value-type="float">
            <text:p>10019.461</text:p>
          </table:table-cell>
          <table:table-cell office:value-type="float" office:value="683.8" calcext:value-type="float">
            <text:p>683.8</text:p>
          </table:table-cell>
          <table:table-cell office:value-type="float" office:value="954.594" calcext:value-type="float">
            <text:p>954.594</text:p>
          </table:table-cell>
          <table:table-cell office:value-type="float" office:value="9373.207" calcext:value-type="float">
            <text:p>9373.207</text:p>
          </table:table-cell>
          <table:table-cell table:formula="of:=AVERAGE([.CG54];[.CJ54];[.CM54])" office:value-type="float" office:value="617.433333333333" calcext:value-type="float">
            <text:p>617.433333333333</text:p>
          </table:table-cell>
          <table:table-cell table:formula="of:=AVERAGE([.CH54];[.CK54];[.CN54])" office:value-type="float" office:value="968.677333333334" calcext:value-type="float">
            <text:p>968.677333333334</text:p>
          </table:table-cell>
          <table:table-cell table:formula="of:=AVERAGE([.CI54];[.CL54];[.CO54])" office:value-type="float" office:value="9589.68366666667" calcext:value-type="float">
            <text:p>9589.6836666666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28.637" calcext:value-type="float">
            <text:p>328.63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035" calcext:value-type="float">
            <text:p>354.03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1.9" calcext:value-type="float">
            <text:p>11.9</text:p>
          </table:table-cell>
          <table:table-cell office:value-type="float" office:value="352.145" calcext:value-type="float">
            <text:p>352.145</text:p>
          </table:table-cell>
          <table:table-cell office:value-type="float" office:value="660.023" calcext:value-type="float">
            <text:p>660.023</text:p>
          </table:table-cell>
          <table:table-cell table:formula="of:=AVERAGE([.A55];[.D55];[.G55])" office:value-type="float" office:value="13.8" calcext:value-type="float">
            <text:p>13.8</text:p>
          </table:table-cell>
          <table:table-cell table:formula="of:=AVERAGE([.B55];[.E55];[.H55])" office:value-type="float" office:value="344.939" calcext:value-type="float">
            <text:p>344.939</text:p>
          </table:table-cell>
          <table:table-cell table:formula="of:=AVERAGE([.C55];[.F55];[.I5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5];[.R55];[.U55])" office:value-type="float" office:value="4.56666666666667" calcext:value-type="float">
            <text:p>4.56666666666667</text:p>
          </table:table-cell>
          <table:table-cell table:formula="of:=AVERAGE([.P55];[.S55];[.V55])" office:value-type="float" office:value="35.146" calcext:value-type="float">
            <text:p>35.146</text:p>
          </table:table-cell>
          <table:table-cell table:formula="of:=AVERAGE([.Q55];[.T55];[.W55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5.805" calcext:value-type="float">
            <text:p>405.805</text:p>
          </table:table-cell>
          <table:table-cell office:value-type="float" office:value="3969.113" calcext:value-type="float">
            <text:p>3969.113</text:p>
          </table:table-cell>
          <table:table-cell office:value-type="float" office:value="457" calcext:value-type="float">
            <text:p>457</text:p>
          </table:table-cell>
          <table:table-cell office:value-type="float" office:value="405.574" calcext:value-type="float">
            <text:p>405.574</text:p>
          </table:table-cell>
          <table:table-cell office:value-type="float" office:value="3968.625" calcext:value-type="float">
            <text:p>3968.625</text:p>
          </table:table-cell>
          <table:table-cell office:value-type="float" office:value="458.5" calcext:value-type="float">
            <text:p>458.5</text:p>
          </table:table-cell>
          <table:table-cell office:value-type="float" office:value="405.383" calcext:value-type="float">
            <text:p>405.383</text:p>
          </table:table-cell>
          <table:table-cell office:value-type="float" office:value="3968.559" calcext:value-type="float">
            <text:p>3968.559</text:p>
          </table:table-cell>
          <table:table-cell table:formula="of:=AVERAGE([.AC55];[.AF55];[.AI55])" office:value-type="float" office:value="457.833333333333" calcext:value-type="float">
            <text:p>457.833333333333</text:p>
          </table:table-cell>
          <table:table-cell table:formula="of:=AVERAGE([.AD55];[.AG55];[.AJ55])" office:value-type="float" office:value="405.587333333333" calcext:value-type="float">
            <text:p>405.587333333333</text:p>
          </table:table-cell>
          <table:table-cell table:formula="of:=AVERAGE([.AE55];[.AH55];[.AK55])" office:value-type="float" office:value="3968.76566666667" calcext:value-type="float">
            <text:p>3968.76566666667</text:p>
          </table:table-cell>
          <table:table-cell table:number-columns-repeated="2"/>
          <table:table-cell table:formula="of:=[.A55]+[.O55]+[.AC55]" office:value-type="float" office:value="477.6" calcext:value-type="float">
            <text:p>477.6</text:p>
          </table:table-cell>
          <table:table-cell table:formula="of:=[.B55]+[.P55]+[.AD55]" office:value-type="float" office:value="769.587" calcext:value-type="float">
            <text:p>769.587</text:p>
          </table:table-cell>
          <table:table-cell table:formula="of:=[.C55]+[.Q55]+[.AE55]" office:value-type="float" office:value="4680.261" calcext:value-type="float">
            <text:p>4680.261</text:p>
          </table:table-cell>
          <table:table-cell table:formula="of:=[.D55]+[.R55]+[.AF55]" office:value-type="float" office:value="476.7" calcext:value-type="float">
            <text:p>476.7</text:p>
          </table:table-cell>
          <table:table-cell table:formula="of:=[.E55]+[.S55]+[.AG55]" office:value-type="float" office:value="794.754" calcext:value-type="float">
            <text:p>794.754</text:p>
          </table:table-cell>
          <table:table-cell table:formula="of:=[.F55]+[.T55]+[.AH55]" office:value-type="float" office:value="4698.273" calcext:value-type="float">
            <text:p>4698.273</text:p>
          </table:table-cell>
          <table:table-cell table:formula="of:=[.G55]+[.U55]+[.AI55]" office:value-type="float" office:value="474.3" calcext:value-type="float">
            <text:p>474.3</text:p>
          </table:table-cell>
          <table:table-cell table:formula="of:=[.H55]+[.V55]+[.AJ55]" office:value-type="float" office:value="792.676" calcext:value-type="float">
            <text:p>792.676</text:p>
          </table:table-cell>
          <table:table-cell table:formula="of:=[.I55]+[.W55]+[.AK55]" office:value-type="float" office:value="4713.707" calcext:value-type="float">
            <text:p>4713.707</text:p>
          </table:table-cell>
          <table:table-cell table:formula="of:=AVERAGE([.AQ55];[.AT55];[.AW55])" office:value-type="float" office:value="476.2" calcext:value-type="float">
            <text:p>476.2</text:p>
          </table:table-cell>
          <table:table-cell table:formula="of:=AVERAGE([.AR55];[.AU55];[.AX55])" office:value-type="float" office:value="785.672333333333" calcext:value-type="float">
            <text:p>785.672333333333</text:p>
          </table:table-cell>
          <table:table-cell table:formula="of:=AVERAGE([.AS55];[.AV55];[.AY55])" office:value-type="float" office:value="4697.41366666667" calcext:value-type="float">
            <text:p>4697.41366666667</text:p>
          </table:table-cell>
          <table:table-cell table:number-columns-repeated="2"/>
          <table:table-cell table:formula="of:=[.CG55]-[.BS55]" office:value-type="float" office:value="6.5" calcext:value-type="float">
            <text:p>6.5</text:p>
          </table:table-cell>
          <table:table-cell table:formula="of:=[.CH55]-[.BT55]" office:value-type="float" office:value="51.164" calcext:value-type="float">
            <text:p>51.164</text:p>
          </table:table-cell>
          <table:table-cell table:formula="of:=[.CI55]-[.BU55]" office:value-type="float" office:value="187.828" calcext:value-type="float">
            <text:p>187.828</text:p>
          </table:table-cell>
          <table:table-cell table:formula="of:=[.CJ55]-[.BV55]" office:value-type="float" office:value="13.9" calcext:value-type="float">
            <text:p>13.9</text:p>
          </table:table-cell>
          <table:table-cell table:formula="of:=[.CK55]-[.BW55]" office:value-type="float" office:value="46.109" calcext:value-type="float">
            <text:p>46.109</text:p>
          </table:table-cell>
          <table:table-cell table:formula="of:=[.CL55]-[.BX55]" office:value-type="float" office:value="179.937" calcext:value-type="float">
            <text:p>179.937</text:p>
          </table:table-cell>
          <table:table-cell table:formula="of:=[.CM55]-[.BY55]" office:value-type="float" office:value="5.80000000000007" calcext:value-type="float">
            <text:p>5.80000000000007</text:p>
          </table:table-cell>
          <table:table-cell table:formula="of:=[.CN55]-[.BZ55]" office:value-type="float" office:value="38.9609999999998" calcext:value-type="float">
            <text:p>38.9609999999998</text:p>
          </table:table-cell>
          <table:table-cell table:formula="of:=[.CO55]-[.CA55]" office:value-type="float" office:value="170.645" calcext:value-type="float">
            <text:p>170.645</text:p>
          </table:table-cell>
          <table:table-cell table:formula="of:=AVERAGE([.BE55];[.BH55];[.BK55])" office:value-type="float" office:value="8.73333333333337" calcext:value-type="float">
            <text:p>8.73333333333337</text:p>
          </table:table-cell>
          <table:table-cell table:formula="of:=AVERAGE([.BF55];[.BI55];[.BL55])" office:value-type="float" office:value="45.4113333333333" calcext:value-type="float">
            <text:p>45.4113333333333</text:p>
          </table:table-cell>
          <table:table-cell table:formula="of:=AVERAGE([.BG55];[.BJ55];[.BM55])" office:value-type="float" office:value="179.47" calcext:value-type="float">
            <text:p>179.47</text:p>
          </table:table-cell>
          <table:table-cell table:number-columns-repeated="2"/>
          <table:table-cell office:value-type="float" office:value="537.7" calcext:value-type="float">
            <text:p>537.7</text:p>
          </table:table-cell>
          <table:table-cell office:value-type="float" office:value="915.695" calcext:value-type="float">
            <text:p>915.695</text:p>
          </table:table-cell>
          <table:table-cell office:value-type="float" office:value="9195.777" calcext:value-type="float">
            <text:p>9195.777</text:p>
          </table:table-cell>
          <table:table-cell office:value-type="float" office:value="454.4" calcext:value-type="float">
            <text:p>454.4</text:p>
          </table:table-cell>
          <table:table-cell office:value-type="float" office:value="898.266" calcext:value-type="float">
            <text:p>898.266</text:p>
          </table:table-cell>
          <table:table-cell office:value-type="float" office:value="9185.559" calcext:value-type="float">
            <text:p>9185.559</text:p>
          </table:table-cell>
          <table:table-cell office:value-type="float" office:value="579.8" calcext:value-type="float">
            <text:p>579.8</text:p>
          </table:table-cell>
          <table:table-cell office:value-type="float" office:value="1040.082" calcext:value-type="float">
            <text:p>1040.082</text:p>
          </table:table-cell>
          <table:table-cell office:value-type="float" office:value="10505.121" calcext:value-type="float">
            <text:p>10505.121</text:p>
          </table:table-cell>
          <table:table-cell table:formula="of:=AVERAGE([.BS55];[.BV55];[.BY55])" office:value-type="float" office:value="523.966666666667" calcext:value-type="float">
            <text:p>523.966666666667</text:p>
          </table:table-cell>
          <table:table-cell table:formula="of:=AVERAGE([.BT55];[.BW55];[.BZ55])" office:value-type="float" office:value="951.347666666667" calcext:value-type="float">
            <text:p>951.347666666667</text:p>
          </table:table-cell>
          <table:table-cell table:formula="of:=AVERAGE([.BU55];[.BX55];[.CA55])" office:value-type="float" office:value="9628.819" calcext:value-type="float">
            <text:p>9628.819</text:p>
          </table:table-cell>
          <table:table-cell table:number-columns-repeated="2"/>
          <table:table-cell office:value-type="float" office:value="544.2" calcext:value-type="float">
            <text:p>544.2</text:p>
          </table:table-cell>
          <table:table-cell office:value-type="float" office:value="966.859" calcext:value-type="float">
            <text:p>966.859</text:p>
          </table:table-cell>
          <table:table-cell office:value-type="float" office:value="9383.605" calcext:value-type="float">
            <text:p>9383.605</text:p>
          </table:table-cell>
          <table:table-cell office:value-type="float" office:value="468.3" calcext:value-type="float">
            <text:p>468.3</text:p>
          </table:table-cell>
          <table:table-cell office:value-type="float" office:value="944.375" calcext:value-type="float">
            <text:p>944.375</text:p>
          </table:table-cell>
          <table:table-cell office:value-type="float" office:value="9365.496" calcext:value-type="float">
            <text:p>9365.496</text:p>
          </table:table-cell>
          <table:table-cell office:value-type="float" office:value="585.6" calcext:value-type="float">
            <text:p>585.6</text:p>
          </table:table-cell>
          <table:table-cell office:value-type="float" office:value="1079.043" calcext:value-type="float">
            <text:p>1079.043</text:p>
          </table:table-cell>
          <table:table-cell office:value-type="float" office:value="10675.766" calcext:value-type="float">
            <text:p>10675.766</text:p>
          </table:table-cell>
          <table:table-cell table:formula="of:=AVERAGE([.CG55];[.CJ55];[.CM55])" office:value-type="float" office:value="532.7" calcext:value-type="float">
            <text:p>532.7</text:p>
          </table:table-cell>
          <table:table-cell table:formula="of:=AVERAGE([.CH55];[.CK55];[.CN55])" office:value-type="float" office:value="996.759" calcext:value-type="float">
            <text:p>996.759</text:p>
          </table:table-cell>
          <table:table-cell table:formula="of:=AVERAGE([.CI55];[.CL55];[.CO55])" office:value-type="float" office:value="9808.289" calcext:value-type="float">
            <text:p>9808.28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28.762" calcext:value-type="float">
            <text:p>328.76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8" calcext:value-type="float">
            <text:p>12.8</text:p>
          </table:table-cell>
          <table:table-cell office:value-type="float" office:value="354.039" calcext:value-type="float">
            <text:p>354.039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8" calcext:value-type="float">
            <text:p>15.8</text:p>
          </table:table-cell>
          <table:table-cell office:value-type="float" office:value="351.746" calcext:value-type="float">
            <text:p>351.746</text:p>
          </table:table-cell>
          <table:table-cell office:value-type="float" office:value="660.023" calcext:value-type="float">
            <text:p>660.023</text:p>
          </table:table-cell>
          <table:table-cell table:formula="of:=AVERAGE([.A56];[.D56];[.G56])" office:value-type="float" office:value="14.4666666666667" calcext:value-type="float">
            <text:p>14.4666666666667</text:p>
          </table:table-cell>
          <table:table-cell table:formula="of:=AVERAGE([.B56];[.E56];[.H56])" office:value-type="float" office:value="344.849" calcext:value-type="float">
            <text:p>344.849</text:p>
          </table:table-cell>
          <table:table-cell table:formula="of:=AVERAGE([.C56];[.F56];[.I5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6.391" calcext:value-type="float">
            <text:p>86.391</text:p>
          </table:table-cell>
          <table:table-cell table:formula="of:=AVERAGE([.O56];[.R56];[.U56])" office:value-type="float" office:value="3.9" calcext:value-type="float">
            <text:p>3.9</text:p>
          </table:table-cell>
          <table:table-cell table:formula="of:=AVERAGE([.P56];[.S56];[.V56])" office:value-type="float" office:value="35.146" calcext:value-type="float">
            <text:p>35.146</text:p>
          </table:table-cell>
          <table:table-cell table:formula="of:=AVERAGE([.Q56];[.T56];[.W56])" office:value-type="float" office:value="85.547" calcext:value-type="float">
            <text:p>85.547</text:p>
          </table:table-cell>
          <table:table-cell table:number-columns-repeated="2"/>
          <table:table-cell office:value-type="float" office:value="456.5" calcext:value-type="float">
            <text:p>456.5</text:p>
          </table:table-cell>
          <table:table-cell office:value-type="float" office:value="405.551" calcext:value-type="float">
            <text:p>405.551</text:p>
          </table:table-cell>
          <table:table-cell office:value-type="float" office:value="3968.598" calcext:value-type="float">
            <text:p>3968.598</text:p>
          </table:table-cell>
          <table:table-cell office:value-type="float" office:value="453.5" calcext:value-type="float">
            <text:p>453.5</text:p>
          </table:table-cell>
          <table:table-cell office:value-type="float" office:value="405.578" calcext:value-type="float">
            <text:p>405.578</text:p>
          </table:table-cell>
          <table:table-cell office:value-type="float" office:value="3968.625" calcext:value-type="float">
            <text:p>3968.625</text:p>
          </table:table-cell>
          <table:table-cell office:value-type="float" office:value="453" calcext:value-type="float">
            <text:p>453</text:p>
          </table:table-cell>
          <table:table-cell office:value-type="float" office:value="405.395" calcext:value-type="float">
            <text:p>405.395</text:p>
          </table:table-cell>
          <table:table-cell office:value-type="float" office:value="3968.711" calcext:value-type="float">
            <text:p>3968.711</text:p>
          </table:table-cell>
          <table:table-cell table:formula="of:=AVERAGE([.AC56];[.AF56];[.AI56])" office:value-type="float" office:value="454.333333333333" calcext:value-type="float">
            <text:p>454.333333333333</text:p>
          </table:table-cell>
          <table:table-cell table:formula="of:=AVERAGE([.AD56];[.AG56];[.AJ56])" office:value-type="float" office:value="405.508" calcext:value-type="float">
            <text:p>405.508</text:p>
          </table:table-cell>
          <table:table-cell table:formula="of:=AVERAGE([.AE56];[.AH56];[.AK56])" office:value-type="float" office:value="3968.64466666667" calcext:value-type="float">
            <text:p>3968.64466666667</text:p>
          </table:table-cell>
          <table:table-cell table:number-columns-repeated="2"/>
          <table:table-cell table:formula="of:=[.A56]+[.O56]+[.AC56]" office:value-type="float" office:value="475.2" calcext:value-type="float">
            <text:p>475.2</text:p>
          </table:table-cell>
          <table:table-cell table:formula="of:=[.B56]+[.P56]+[.AD56]" office:value-type="float" office:value="769.458" calcext:value-type="float">
            <text:p>769.458</text:p>
          </table:table-cell>
          <table:table-cell table:formula="of:=[.C56]+[.Q56]+[.AE56]" office:value-type="float" office:value="4679.746" calcext:value-type="float">
            <text:p>4679.746</text:p>
          </table:table-cell>
          <table:table-cell table:formula="of:=[.D56]+[.R56]+[.AF56]" office:value-type="float" office:value="470.2" calcext:value-type="float">
            <text:p>470.2</text:p>
          </table:table-cell>
          <table:table-cell table:formula="of:=[.E56]+[.S56]+[.AG56]" office:value-type="float" office:value="794.762" calcext:value-type="float">
            <text:p>794.762</text:p>
          </table:table-cell>
          <table:table-cell table:formula="of:=[.F56]+[.T56]+[.AH56]" office:value-type="float" office:value="4698.273" calcext:value-type="float">
            <text:p>4698.273</text:p>
          </table:table-cell>
          <table:table-cell table:formula="of:=[.G56]+[.U56]+[.AI56]" office:value-type="float" office:value="472.7" calcext:value-type="float">
            <text:p>472.7</text:p>
          </table:table-cell>
          <table:table-cell table:formula="of:=[.H56]+[.V56]+[.AJ56]" office:value-type="float" office:value="792.289" calcext:value-type="float">
            <text:p>792.289</text:p>
          </table:table-cell>
          <table:table-cell table:formula="of:=[.I56]+[.W56]+[.AK56]" office:value-type="float" office:value="4715.125" calcext:value-type="float">
            <text:p>4715.125</text:p>
          </table:table-cell>
          <table:table-cell table:formula="of:=AVERAGE([.AQ56];[.AT56];[.AW56])" office:value-type="float" office:value="472.7" calcext:value-type="float">
            <text:p>472.7</text:p>
          </table:table-cell>
          <table:table-cell table:formula="of:=AVERAGE([.AR56];[.AU56];[.AX56])" office:value-type="float" office:value="785.503" calcext:value-type="float">
            <text:p>785.503</text:p>
          </table:table-cell>
          <table:table-cell table:formula="of:=AVERAGE([.AS56];[.AV56];[.AY56])" office:value-type="float" office:value="4697.71466666667" calcext:value-type="float">
            <text:p>4697.71466666667</text:p>
          </table:table-cell>
          <table:table-cell table:number-columns-repeated="2"/>
          <table:table-cell table:formula="of:=[.CG56]-[.BS56]" office:value-type="float" office:value="12.5" calcext:value-type="float">
            <text:p>12.5</text:p>
          </table:table-cell>
          <table:table-cell table:formula="of:=[.CH56]-[.BT56]" office:value-type="float" office:value="47.164" calcext:value-type="float">
            <text:p>47.164</text:p>
          </table:table-cell>
          <table:table-cell table:formula="of:=[.CI56]-[.BU56]" office:value-type="float" office:value="183.829" calcext:value-type="float">
            <text:p>183.829</text:p>
          </table:table-cell>
          <table:table-cell table:formula="of:=[.CJ56]-[.BV56]" office:value-type="float" office:value="12.1999999999999" calcext:value-type="float">
            <text:p>12.1999999999999</text:p>
          </table:table-cell>
          <table:table-cell table:formula="of:=[.CK56]-[.BW56]" office:value-type="float" office:value="51.168" calcext:value-type="float">
            <text:p>51.168</text:p>
          </table:table-cell>
          <table:table-cell table:formula="of:=[.CL56]-[.BX56]" office:value-type="float" office:value="187.829" calcext:value-type="float">
            <text:p>187.829</text:p>
          </table:table-cell>
          <table:table-cell table:formula="of:=[.CM56]-[.BY56]" office:value-type="float" office:value="10.8000000000001" calcext:value-type="float">
            <text:p>10.8000000000001</text:p>
          </table:table-cell>
          <table:table-cell table:formula="of:=[.CN56]-[.BZ56]" office:value-type="float" office:value="115.48" calcext:value-type="float">
            <text:p>115.48</text:p>
          </table:table-cell>
          <table:table-cell table:formula="of:=[.CO56]-[.CA56]" office:value-type="float" office:value="1479.414" calcext:value-type="float">
            <text:p>1479.414</text:p>
          </table:table-cell>
          <table:table-cell table:formula="of:=AVERAGE([.BE56];[.BH56];[.BK56])" office:value-type="float" office:value="11.8333333333333" calcext:value-type="float">
            <text:p>11.8333333333333</text:p>
          </table:table-cell>
          <table:table-cell table:formula="of:=AVERAGE([.BF56];[.BI56];[.BL56])" office:value-type="float" office:value="71.2706666666666" calcext:value-type="float">
            <text:p>71.2706666666666</text:p>
          </table:table-cell>
          <table:table-cell table:formula="of:=AVERAGE([.BG56];[.BJ56];[.BM56])" office:value-type="float" office:value="617.023999999999" calcext:value-type="float">
            <text:p>617.023999999999</text:p>
          </table:table-cell>
          <table:table-cell table:number-columns-repeated="2"/>
          <table:table-cell office:value-type="float" office:value="552.7" calcext:value-type="float">
            <text:p>552.7</text:p>
          </table:table-cell>
          <table:table-cell office:value-type="float" office:value="952.383" calcext:value-type="float">
            <text:p>952.383</text:p>
          </table:table-cell>
          <table:table-cell office:value-type="float" office:value="9851.562" calcext:value-type="float">
            <text:p>9851.562</text:p>
          </table:table-cell>
          <table:table-cell office:value-type="float" office:value="765.2" calcext:value-type="float">
            <text:p>765.2</text:p>
          </table:table-cell>
          <table:table-cell office:value-type="float" office:value="911.48" calcext:value-type="float">
            <text:p>911.48</text:p>
          </table:table-cell>
          <table:table-cell office:value-type="float" office:value="9193.816" calcext:value-type="float">
            <text:p>9193.816</text:p>
          </table:table-cell>
          <table:table-cell office:value-type="float" office:value="566.3" calcext:value-type="float">
            <text:p>566.3</text:p>
          </table:table-cell>
          <table:table-cell office:value-type="float" office:value="920.582" calcext:value-type="float">
            <text:p>920.582</text:p>
          </table:table-cell>
          <table:table-cell office:value-type="float" office:value="9201.832" calcext:value-type="float">
            <text:p>9201.832</text:p>
          </table:table-cell>
          <table:table-cell table:formula="of:=AVERAGE([.BS56];[.BV56];[.BY56])" office:value-type="float" office:value="628.066666666667" calcext:value-type="float">
            <text:p>628.066666666667</text:p>
          </table:table-cell>
          <table:table-cell table:formula="of:=AVERAGE([.BT56];[.BW56];[.BZ56])" office:value-type="float" office:value="928.148333333333" calcext:value-type="float">
            <text:p>928.148333333333</text:p>
          </table:table-cell>
          <table:table-cell table:formula="of:=AVERAGE([.BU56];[.BX56];[.CA56])" office:value-type="float" office:value="9415.73666666667" calcext:value-type="float">
            <text:p>9415.73666666667</text:p>
          </table:table-cell>
          <table:table-cell table:number-columns-repeated="2"/>
          <table:table-cell office:value-type="float" office:value="565.2" calcext:value-type="float">
            <text:p>565.2</text:p>
          </table:table-cell>
          <table:table-cell office:value-type="float" office:value="999.547" calcext:value-type="float">
            <text:p>999.547</text:p>
          </table:table-cell>
          <table:table-cell office:value-type="float" office:value="10035.391" calcext:value-type="float">
            <text:p>10035.391</text:p>
          </table:table-cell>
          <table:table-cell office:value-type="float" office:value="777.4" calcext:value-type="float">
            <text:p>777.4</text:p>
          </table:table-cell>
          <table:table-cell office:value-type="float" office:value="962.648" calcext:value-type="float">
            <text:p>962.648</text:p>
          </table:table-cell>
          <table:table-cell office:value-type="float" office:value="9381.645" calcext:value-type="float">
            <text:p>9381.645</text:p>
          </table:table-cell>
          <table:table-cell office:value-type="float" office:value="577.1" calcext:value-type="float">
            <text:p>577.1</text:p>
          </table:table-cell>
          <table:table-cell office:value-type="float" office:value="1036.062" calcext:value-type="float">
            <text:p>1036.062</text:p>
          </table:table-cell>
          <table:table-cell office:value-type="float" office:value="10681.246" calcext:value-type="float">
            <text:p>10681.246</text:p>
          </table:table-cell>
          <table:table-cell table:formula="of:=AVERAGE([.CG56];[.CJ56];[.CM56])" office:value-type="float" office:value="639.9" calcext:value-type="float">
            <text:p>639.9</text:p>
          </table:table-cell>
          <table:table-cell table:formula="of:=AVERAGE([.CH56];[.CK56];[.CN56])" office:value-type="float" office:value="999.419" calcext:value-type="float">
            <text:p>999.419</text:p>
          </table:table-cell>
          <table:table-cell table:formula="of:=AVERAGE([.CI56];[.CL56];[.CO56])" office:value-type="float" office:value="10032.7606666667" calcext:value-type="float">
            <text:p>10032.7606666667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28.699" calcext:value-type="float">
            <text:p>328.69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5.7" calcext:value-type="float">
            <text:p>15.7</text:p>
          </table:table-cell>
          <table:table-cell office:value-type="float" office:value="354.211" calcext:value-type="float">
            <text:p>354.21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7" calcext:value-type="float">
            <text:p>14.7</text:p>
          </table:table-cell>
          <table:table-cell office:value-type="float" office:value="351.797" calcext:value-type="float">
            <text:p>351.797</text:p>
          </table:table-cell>
          <table:table-cell office:value-type="float" office:value="660.023" calcext:value-type="float">
            <text:p>660.023</text:p>
          </table:table-cell>
          <table:table-cell table:formula="of:=AVERAGE([.A57];[.D57];[.G57])" office:value-type="float" office:value="14.3666666666667" calcext:value-type="float">
            <text:p>14.3666666666667</text:p>
          </table:table-cell>
          <table:table-cell table:formula="of:=AVERAGE([.B57];[.E57];[.H57])" office:value-type="float" office:value="344.902333333333" calcext:value-type="float">
            <text:p>344.902333333333</text:p>
          </table:table-cell>
          <table:table-cell table:formula="of:=AVERAGE([.C57];[.F57];[.I5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7];[.R57];[.U57])" office:value-type="float" office:value="4.23333333333333" calcext:value-type="float">
            <text:p>4.23333333333333</text:p>
          </table:table-cell>
          <table:table-cell table:formula="of:=AVERAGE([.P57];[.S57];[.V57])" office:value-type="float" office:value="35.146" calcext:value-type="float">
            <text:p>35.146</text:p>
          </table:table-cell>
          <table:table-cell table:formula="of:=AVERAGE([.Q57];[.T57];[.W5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03.566" calcext:value-type="float">
            <text:p>403.566</text:p>
          </table:table-cell>
          <table:table-cell office:value-type="float" office:value="3966.613" calcext:value-type="float">
            <text:p>3966.613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3968.703" calcext:value-type="float">
            <text:p>3968.703</text:p>
          </table:table-cell>
          <table:table-cell office:value-type="float" office:value="457.5" calcext:value-type="float">
            <text:p>457.5</text:p>
          </table:table-cell>
          <table:table-cell office:value-type="float" office:value="405.703" calcext:value-type="float">
            <text:p>405.703</text:p>
          </table:table-cell>
          <table:table-cell office:value-type="float" office:value="3969.012" calcext:value-type="float">
            <text:p>3969.012</text:p>
          </table:table-cell>
          <table:table-cell table:formula="of:=AVERAGE([.AC57];[.AF57];[.AI57])" office:value-type="float" office:value="457.666666666667" calcext:value-type="float">
            <text:p>457.666666666667</text:p>
          </table:table-cell>
          <table:table-cell table:formula="of:=AVERAGE([.AD57];[.AG57];[.AJ57])" office:value-type="float" office:value="404.928333333333" calcext:value-type="float">
            <text:p>404.928333333333</text:p>
          </table:table-cell>
          <table:table-cell table:formula="of:=AVERAGE([.AE57];[.AH57];[.AK57])" office:value-type="float" office:value="3968.10933333333" calcext:value-type="float">
            <text:p>3968.10933333333</text:p>
          </table:table-cell>
          <table:table-cell table:number-columns-repeated="2"/>
          <table:table-cell table:formula="of:=[.A57]+[.O57]+[.AC57]" office:value-type="float" office:value="476.6" calcext:value-type="float">
            <text:p>476.6</text:p>
          </table:table-cell>
          <table:table-cell table:formula="of:=[.B57]+[.P57]+[.AD57]" office:value-type="float" office:value="767.41" calcext:value-type="float">
            <text:p>767.41</text:p>
          </table:table-cell>
          <table:table-cell table:formula="of:=[.C57]+[.Q57]+[.AE57]" office:value-type="float" office:value="4677.761" calcext:value-type="float">
            <text:p>4677.761</text:p>
          </table:table-cell>
          <table:table-cell table:formula="of:=[.D57]+[.R57]+[.AF57]" office:value-type="float" office:value="475.1" calcext:value-type="float">
            <text:p>475.1</text:p>
          </table:table-cell>
          <table:table-cell table:formula="of:=[.E57]+[.S57]+[.AG57]" office:value-type="float" office:value="794.872" calcext:value-type="float">
            <text:p>794.872</text:p>
          </table:table-cell>
          <table:table-cell table:formula="of:=[.F57]+[.T57]+[.AH57]" office:value-type="float" office:value="4698.351" calcext:value-type="float">
            <text:p>4698.351</text:p>
          </table:table-cell>
          <table:table-cell table:formula="of:=[.G57]+[.U57]+[.AI57]" office:value-type="float" office:value="477.1" calcext:value-type="float">
            <text:p>477.1</text:p>
          </table:table-cell>
          <table:table-cell table:formula="of:=[.H57]+[.V57]+[.AJ57]" office:value-type="float" office:value="792.648" calcext:value-type="float">
            <text:p>792.648</text:p>
          </table:table-cell>
          <table:table-cell table:formula="of:=[.I57]+[.W57]+[.AK57]" office:value-type="float" office:value="4714.16" calcext:value-type="float">
            <text:p>4714.16</text:p>
          </table:table-cell>
          <table:table-cell table:formula="of:=AVERAGE([.AQ57];[.AT57];[.AW57])" office:value-type="float" office:value="476.266666666667" calcext:value-type="float">
            <text:p>476.266666666667</text:p>
          </table:table-cell>
          <table:table-cell table:formula="of:=AVERAGE([.AR57];[.AU57];[.AX57])" office:value-type="float" office:value="784.976666666667" calcext:value-type="float">
            <text:p>784.976666666667</text:p>
          </table:table-cell>
          <table:table-cell table:formula="of:=AVERAGE([.AS57];[.AV57];[.AY57])" office:value-type="float" office:value="4696.75733333333" calcext:value-type="float">
            <text:p>4696.75733333333</text:p>
          </table:table-cell>
          <table:table-cell table:number-columns-repeated="2"/>
          <table:table-cell table:formula="of:=[.CG57]-[.BS57]" office:value-type="float" office:value="7.69999999999999" calcext:value-type="float">
            <text:p>7.69999999999999</text:p>
          </table:table-cell>
          <table:table-cell table:formula="of:=[.CH57]-[.BT57]" office:value-type="float" office:value="47.164" calcext:value-type="float">
            <text:p>47.164</text:p>
          </table:table-cell>
          <table:table-cell table:formula="of:=[.CI57]-[.BU57]" office:value-type="float" office:value="183.829" calcext:value-type="float">
            <text:p>183.829</text:p>
          </table:table-cell>
          <table:table-cell table:formula="of:=[.CJ57]-[.BV57]" office:value-type="float" office:value="-3.69999999999993" calcext:value-type="float">
            <text:p>-3.69999999999993</text:p>
          </table:table-cell>
          <table:table-cell table:formula="of:=[.CK57]-[.BW57]" office:value-type="float" office:value="72.5310000000001" calcext:value-type="float">
            <text:p>72.5310000000001</text:p>
          </table:table-cell>
          <table:table-cell table:formula="of:=[.CL57]-[.BX57]" office:value-type="float" office:value="195.145" calcext:value-type="float">
            <text:p>195.145</text:p>
          </table:table-cell>
          <table:table-cell table:formula="of:=[.CM57]-[.BY57]" office:value-type="float" office:value="164.6" calcext:value-type="float">
            <text:p>164.6</text:p>
          </table:table-cell>
          <table:table-cell table:formula="of:=[.CN57]-[.BZ57]" office:value-type="float" office:value="71.9250000000001" calcext:value-type="float">
            <text:p>71.9250000000001</text:p>
          </table:table-cell>
          <table:table-cell table:formula="of:=[.CO57]-[.CA57]" office:value-type="float" office:value="194.758" calcext:value-type="float">
            <text:p>194.758</text:p>
          </table:table-cell>
          <table:table-cell table:formula="of:=AVERAGE([.BE57];[.BH57];[.BK57])" office:value-type="float" office:value="56.2" calcext:value-type="float">
            <text:p>56.2</text:p>
          </table:table-cell>
          <table:table-cell table:formula="of:=AVERAGE([.BF57];[.BI57];[.BL57])" office:value-type="float" office:value="63.8733333333334" calcext:value-type="float">
            <text:p>63.8733333333334</text:p>
          </table:table-cell>
          <table:table-cell table:formula="of:=AVERAGE([.BG57];[.BJ57];[.BM57])" office:value-type="float" office:value="191.244" calcext:value-type="float">
            <text:p>191.244</text:p>
          </table:table-cell>
          <table:table-cell table:number-columns-repeated="2"/>
          <table:table-cell office:value-type="float" office:value="457.7" calcext:value-type="float">
            <text:p>457.7</text:p>
          </table:table-cell>
          <table:table-cell office:value-type="float" office:value="1042.93" calcext:value-type="float">
            <text:p>1042.93</text:p>
          </table:table-cell>
          <table:table-cell office:value-type="float" office:value="10510.312" calcext:value-type="float">
            <text:p>10510.312</text:p>
          </table:table-cell>
          <table:table-cell office:value-type="float" office:value="559.4" calcext:value-type="float">
            <text:p>559.4</text:p>
          </table:table-cell>
          <table:table-cell office:value-type="float" office:value="1019.43" calcext:value-type="float">
            <text:p>1019.43</text:p>
          </table:table-cell>
          <table:table-cell office:value-type="float" office:value="10503.062" calcext:value-type="float">
            <text:p>10503.062</text:p>
          </table:table-cell>
          <table:table-cell office:value-type="float" office:value="510.2" calcext:value-type="float">
            <text:p>510.2</text:p>
          </table:table-cell>
          <table:table-cell office:value-type="float" office:value="961.688" calcext:value-type="float">
            <text:p>961.688</text:p>
          </table:table-cell>
          <table:table-cell office:value-type="float" office:value="9849.18" calcext:value-type="float">
            <text:p>9849.18</text:p>
          </table:table-cell>
          <table:table-cell table:formula="of:=AVERAGE([.BS57];[.BV57];[.BY57])" office:value-type="float" office:value="509.1" calcext:value-type="float">
            <text:p>509.1</text:p>
          </table:table-cell>
          <table:table-cell table:formula="of:=AVERAGE([.BT57];[.BW57];[.BZ57])" office:value-type="float" office:value="1008.016" calcext:value-type="float">
            <text:p>1008.016</text:p>
          </table:table-cell>
          <table:table-cell table:formula="of:=AVERAGE([.BU57];[.BX57];[.CA57])" office:value-type="float" office:value="10287.518" calcext:value-type="float">
            <text:p>10287.518</text:p>
          </table:table-cell>
          <table:table-cell table:number-columns-repeated="2"/>
          <table:table-cell office:value-type="float" office:value="465.4" calcext:value-type="float">
            <text:p>465.4</text:p>
          </table:table-cell>
          <table:table-cell office:value-type="float" office:value="1090.094" calcext:value-type="float">
            <text:p>1090.094</text:p>
          </table:table-cell>
          <table:table-cell office:value-type="float" office:value="10694.141" calcext:value-type="float">
            <text:p>10694.141</text:p>
          </table:table-cell>
          <table:table-cell office:value-type="float" office:value="555.7" calcext:value-type="float">
            <text:p>555.7</text:p>
          </table:table-cell>
          <table:table-cell office:value-type="float" office:value="1091.961" calcext:value-type="float">
            <text:p>1091.961</text:p>
          </table:table-cell>
          <table:table-cell office:value-type="float" office:value="10698.207" calcext:value-type="float">
            <text:p>10698.207</text:p>
          </table:table-cell>
          <table:table-cell office:value-type="float" office:value="674.8" calcext:value-type="float">
            <text:p>674.8</text:p>
          </table:table-cell>
          <table:table-cell office:value-type="float" office:value="1033.613" calcext:value-type="float">
            <text:p>1033.613</text:p>
          </table:table-cell>
          <table:table-cell office:value-type="float" office:value="10043.938" calcext:value-type="float">
            <text:p>10043.938</text:p>
          </table:table-cell>
          <table:table-cell table:formula="of:=AVERAGE([.CG57];[.CJ57];[.CM57])" office:value-type="float" office:value="565.3" calcext:value-type="float">
            <text:p>565.3</text:p>
          </table:table-cell>
          <table:table-cell table:formula="of:=AVERAGE([.CH57];[.CK57];[.CN57])" office:value-type="float" office:value="1071.88933333333" calcext:value-type="float">
            <text:p>1071.88933333333</text:p>
          </table:table-cell>
          <table:table-cell table:formula="of:=AVERAGE([.CI57];[.CL57];[.CO57])" office:value-type="float" office:value="10478.762" calcext:value-type="float">
            <text:p>10478.76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28.73" calcext:value-type="float">
            <text:p>328.7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238" calcext:value-type="float">
            <text:p>354.23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1.766" calcext:value-type="float">
            <text:p>351.766</text:p>
          </table:table-cell>
          <table:table-cell office:value-type="float" office:value="660.023" calcext:value-type="float">
            <text:p>660.023</text:p>
          </table:table-cell>
          <table:table-cell table:formula="of:=AVERAGE([.A58];[.D58];[.G58])" office:value-type="float" office:value="14.1333333333333" calcext:value-type="float">
            <text:p>14.1333333333333</text:p>
          </table:table-cell>
          <table:table-cell table:formula="of:=AVERAGE([.B58];[.E58];[.H58])" office:value-type="float" office:value="344.911333333333" calcext:value-type="float">
            <text:p>344.911333333333</text:p>
          </table:table-cell>
          <table:table-cell table:formula="of:=AVERAGE([.C58];[.F58];[.I5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8];[.R58];[.U58])" office:value-type="float" office:value="4.23333333333333" calcext:value-type="float">
            <text:p>4.23333333333333</text:p>
          </table:table-cell>
          <table:table-cell table:formula="of:=AVERAGE([.P58];[.S58];[.V58])" office:value-type="float" office:value="35.146" calcext:value-type="float">
            <text:p>35.146</text:p>
          </table:table-cell>
          <table:table-cell table:formula="of:=AVERAGE([.Q58];[.T58];[.W58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.3" calcext:value-type="float">
            <text:p>455.3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13" calcext:value-type="float">
            <text:p>3968.613</text:p>
          </table:table-cell>
          <table:table-cell office:value-type="float" office:value="457" calcext:value-type="float">
            <text:p>457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3968.562" calcext:value-type="float">
            <text:p>3968.562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473" calcext:value-type="float">
            <text:p>405.473</text:p>
          </table:table-cell>
          <table:table-cell office:value-type="float" office:value="3968.621" calcext:value-type="float">
            <text:p>3968.621</text:p>
          </table:table-cell>
          <table:table-cell table:formula="of:=AVERAGE([.AC58];[.AF58];[.AI58])" office:value-type="float" office:value="456.266666666667" calcext:value-type="float">
            <text:p>456.266666666667</text:p>
          </table:table-cell>
          <table:table-cell table:formula="of:=AVERAGE([.AD58];[.AG58];[.AJ58])" office:value-type="float" office:value="405.518333333333" calcext:value-type="float">
            <text:p>405.518333333333</text:p>
          </table:table-cell>
          <table:table-cell table:formula="of:=AVERAGE([.AE58];[.AH58];[.AK58])" office:value-type="float" office:value="3968.59866666667" calcext:value-type="float">
            <text:p>3968.59866666667</text:p>
          </table:table-cell>
          <table:table-cell table:number-columns-repeated="2"/>
          <table:table-cell table:formula="of:=[.A58]+[.O58]+[.AC58]" office:value-type="float" office:value="473" calcext:value-type="float">
            <text:p>473</text:p>
          </table:table-cell>
          <table:table-cell table:formula="of:=[.B58]+[.P58]+[.AD58]" office:value-type="float" office:value="769.441" calcext:value-type="float">
            <text:p>769.441</text:p>
          </table:table-cell>
          <table:table-cell table:formula="of:=[.C58]+[.Q58]+[.AE58]" office:value-type="float" office:value="4679.761" calcext:value-type="float">
            <text:p>4679.761</text:p>
          </table:table-cell>
          <table:table-cell table:formula="of:=[.D58]+[.R58]+[.AF58]" office:value-type="float" office:value="475.7" calcext:value-type="float">
            <text:p>475.7</text:p>
          </table:table-cell>
          <table:table-cell table:formula="of:=[.E58]+[.S58]+[.AG58]" office:value-type="float" office:value="794.899" calcext:value-type="float">
            <text:p>794.899</text:p>
          </table:table-cell>
          <table:table-cell table:formula="of:=[.F58]+[.T58]+[.AH58]" office:value-type="float" office:value="4698.21" calcext:value-type="float">
            <text:p>4698.21</text:p>
          </table:table-cell>
          <table:table-cell table:formula="of:=[.G58]+[.U58]+[.AI58]" office:value-type="float" office:value="475.2" calcext:value-type="float">
            <text:p>475.2</text:p>
          </table:table-cell>
          <table:table-cell table:formula="of:=[.H58]+[.V58]+[.AJ58]" office:value-type="float" office:value="792.387" calcext:value-type="float">
            <text:p>792.387</text:p>
          </table:table-cell>
          <table:table-cell table:formula="of:=[.I58]+[.W58]+[.AK58]" office:value-type="float" office:value="4713.769" calcext:value-type="float">
            <text:p>4713.769</text:p>
          </table:table-cell>
          <table:table-cell table:formula="of:=AVERAGE([.AQ58];[.AT58];[.AW58])" office:value-type="float" office:value="474.633333333333" calcext:value-type="float">
            <text:p>474.633333333333</text:p>
          </table:table-cell>
          <table:table-cell table:formula="of:=AVERAGE([.AR58];[.AU58];[.AX58])" office:value-type="float" office:value="785.575666666667" calcext:value-type="float">
            <text:p>785.575666666667</text:p>
          </table:table-cell>
          <table:table-cell table:formula="of:=AVERAGE([.AS58];[.AV58];[.AY58])" office:value-type="float" office:value="4697.24666666667" calcext:value-type="float">
            <text:p>4697.24666666667</text:p>
          </table:table-cell>
          <table:table-cell table:number-columns-repeated="2"/>
          <table:table-cell table:formula="of:=[.CG58]-[.BS58]" office:value-type="float" office:value="10.6" calcext:value-type="float">
            <text:p>10.6</text:p>
          </table:table-cell>
          <table:table-cell table:formula="of:=[.CH58]-[.BT58]" office:value-type="float" office:value="47.1640000000001" calcext:value-type="float">
            <text:p>47.1640000000001</text:p>
          </table:table-cell>
          <table:table-cell table:formula="of:=[.CI58]-[.BU58]" office:value-type="float" office:value="183.828000000001" calcext:value-type="float">
            <text:p>183.828000000001</text:p>
          </table:table-cell>
          <table:table-cell table:formula="of:=[.CJ58]-[.BV58]" office:value-type="float" office:value="14.1" calcext:value-type="float">
            <text:p>14.1</text:p>
          </table:table-cell>
          <table:table-cell table:formula="of:=[.CK58]-[.BW58]" office:value-type="float" office:value="104.059" calcext:value-type="float">
            <text:p>104.059</text:p>
          </table:table-cell>
          <table:table-cell table:formula="of:=[.CL58]-[.BX58]" office:value-type="float" office:value="839.835999999999" calcext:value-type="float">
            <text:p>839.835999999999</text:p>
          </table:table-cell>
          <table:table-cell table:formula="of:=[.CM58]-[.BY58]" office:value-type="float" office:value="-1" calcext:value-type="float">
            <text:p>-1</text:p>
          </table:table-cell>
          <table:table-cell table:formula="of:=[.CN58]-[.BZ58]" office:value-type="float" office:value="128.75" calcext:value-type="float">
            <text:p>128.75</text:p>
          </table:table-cell>
          <table:table-cell table:formula="of:=[.CO58]-[.CA58]" office:value-type="float" office:value="1483.347" calcext:value-type="float">
            <text:p>1483.347</text:p>
          </table:table-cell>
          <table:table-cell table:formula="of:=AVERAGE([.BE58];[.BH58];[.BK58])" office:value-type="float" office:value="7.9" calcext:value-type="float">
            <text:p>7.9</text:p>
          </table:table-cell>
          <table:table-cell table:formula="of:=AVERAGE([.BF58];[.BI58];[.BL58])" office:value-type="float" office:value="93.3243333333334" calcext:value-type="float">
            <text:p>93.3243333333334</text:p>
          </table:table-cell>
          <table:table-cell table:formula="of:=AVERAGE([.BG58];[.BJ58];[.BM58])" office:value-type="float" office:value="835.670333333334" calcext:value-type="float">
            <text:p>835.670333333334</text:p>
          </table:table-cell>
          <table:table-cell table:number-columns-repeated="2"/>
          <table:table-cell office:value-type="float" office:value="697.6" calcext:value-type="float">
            <text:p>697.6</text:p>
          </table:table-cell>
          <table:table-cell office:value-type="float" office:value="975.012" calcext:value-type="float">
            <text:p>975.012</text:p>
          </table:table-cell>
          <table:table-cell office:value-type="float" office:value="9844.871" calcext:value-type="float">
            <text:p>9844.871</text:p>
          </table:table-cell>
          <table:table-cell office:value-type="float" office:value="489.3" calcext:value-type="float">
            <text:p>489.3</text:p>
          </table:table-cell>
          <table:table-cell office:value-type="float" office:value="1009.523" calcext:value-type="float">
            <text:p>1009.523</text:p>
          </table:table-cell>
          <table:table-cell office:value-type="float" office:value="10497.297" calcext:value-type="float">
            <text:p>10497.297</text:p>
          </table:table-cell>
          <table:table-cell office:value-type="float" office:value="733.4" calcext:value-type="float">
            <text:p>733.4</text:p>
          </table:table-cell>
          <table:table-cell office:value-type="float" office:value="1050.289" calcext:value-type="float">
            <text:p>1050.289</text:p>
          </table:table-cell>
          <table:table-cell office:value-type="float" office:value="10516.969" calcext:value-type="float">
            <text:p>10516.969</text:p>
          </table:table-cell>
          <table:table-cell table:formula="of:=AVERAGE([.BS58];[.BV58];[.BY58])" office:value-type="float" office:value="640.1" calcext:value-type="float">
            <text:p>640.1</text:p>
          </table:table-cell>
          <table:table-cell table:formula="of:=AVERAGE([.BT58];[.BW58];[.BZ58])" office:value-type="float" office:value="1011.608" calcext:value-type="float">
            <text:p>1011.608</text:p>
          </table:table-cell>
          <table:table-cell table:formula="of:=AVERAGE([.BU58];[.BX58];[.CA58])" office:value-type="float" office:value="10286.379" calcext:value-type="float">
            <text:p>10286.379</text:p>
          </table:table-cell>
          <table:table-cell table:number-columns-repeated="2"/>
          <table:table-cell office:value-type="float" office:value="708.2" calcext:value-type="float">
            <text:p>708.2</text:p>
          </table:table-cell>
          <table:table-cell office:value-type="float" office:value="1022.176" calcext:value-type="float">
            <text:p>1022.176</text:p>
          </table:table-cell>
          <table:table-cell office:value-type="float" office:value="10028.699" calcext:value-type="float">
            <text:p>10028.699</text:p>
          </table:table-cell>
          <table:table-cell office:value-type="float" office:value="503.4" calcext:value-type="float">
            <text:p>503.4</text:p>
          </table:table-cell>
          <table:table-cell office:value-type="float" office:value="1113.582" calcext:value-type="float">
            <text:p>1113.582</text:p>
          </table:table-cell>
          <table:table-cell office:value-type="float" office:value="11337.133" calcext:value-type="float">
            <text:p>11337.133</text:p>
          </table:table-cell>
          <table:table-cell office:value-type="float" office:value="732.4" calcext:value-type="float">
            <text:p>732.4</text:p>
          </table:table-cell>
          <table:table-cell office:value-type="float" office:value="1179.039" calcext:value-type="float">
            <text:p>1179.039</text:p>
          </table:table-cell>
          <table:table-cell office:value-type="float" office:value="12000.316" calcext:value-type="float">
            <text:p>12000.316</text:p>
          </table:table-cell>
          <table:table-cell table:formula="of:=AVERAGE([.CG58];[.CJ58];[.CM58])" office:value-type="float" office:value="648" calcext:value-type="float">
            <text:p>648</text:p>
          </table:table-cell>
          <table:table-cell table:formula="of:=AVERAGE([.CH58];[.CK58];[.CN58])" office:value-type="float" office:value="1104.93233333333" calcext:value-type="float">
            <text:p>1104.93233333333</text:p>
          </table:table-cell>
          <table:table-cell table:formula="of:=AVERAGE([.CI58];[.CL58];[.CO58])" office:value-type="float" office:value="11122.0493333333" calcext:value-type="float">
            <text:p>11122.049333333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28.508" calcext:value-type="float">
            <text:p>328.50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4.277" calcext:value-type="float">
            <text:p>354.2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7" calcext:value-type="float">
            <text:p>14.7</text:p>
          </table:table-cell>
          <table:table-cell office:value-type="float" office:value="351.824" calcext:value-type="float">
            <text:p>351.824</text:p>
          </table:table-cell>
          <table:table-cell office:value-type="float" office:value="660.023" calcext:value-type="float">
            <text:p>660.023</text:p>
          </table:table-cell>
          <table:table-cell table:formula="of:=AVERAGE([.A59];[.D59];[.G59])" office:value-type="float" office:value="14.7666666666667" calcext:value-type="float">
            <text:p>14.7666666666667</text:p>
          </table:table-cell>
          <table:table-cell table:formula="of:=AVERAGE([.B59];[.E59];[.H59])" office:value-type="float" office:value="344.869666666667" calcext:value-type="float">
            <text:p>344.869666666667</text:p>
          </table:table-cell>
          <table:table-cell table:formula="of:=AVERAGE([.C59];[.F59];[.I5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59];[.R59];[.U59])" office:value-type="float" office:value="3.6" calcext:value-type="float">
            <text:p>3.6</text:p>
          </table:table-cell>
          <table:table-cell table:formula="of:=AVERAGE([.P59];[.S59];[.V59])" office:value-type="float" office:value="35.146" calcext:value-type="float">
            <text:p>35.146</text:p>
          </table:table-cell>
          <table:table-cell table:formula="of:=AVERAGE([.Q59];[.T59];[.W59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.2" calcext:value-type="float">
            <text:p>454.2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13" calcext:value-type="float">
            <text:p>3968.613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461" calcext:value-type="float">
            <text:p>405.461</text:p>
          </table:table-cell>
          <table:table-cell office:value-type="float" office:value="3968.641" calcext:value-type="float">
            <text:p>3968.641</text:p>
          </table:table-cell>
          <table:table-cell office:value-type="float" office:value="457" calcext:value-type="float">
            <text:p>457</text:p>
          </table:table-cell>
          <table:table-cell office:value-type="float" office:value="405.387" calcext:value-type="float">
            <text:p>405.387</text:p>
          </table:table-cell>
          <table:table-cell office:value-type="float" office:value="3968.434" calcext:value-type="float">
            <text:p>3968.434</text:p>
          </table:table-cell>
          <table:table-cell table:formula="of:=AVERAGE([.AC59];[.AF59];[.AI59])" office:value-type="float" office:value="455.566666666667" calcext:value-type="float">
            <text:p>455.566666666667</text:p>
          </table:table-cell>
          <table:table-cell table:formula="of:=AVERAGE([.AD59];[.AG59];[.AJ59])" office:value-type="float" office:value="405.471333333333" calcext:value-type="float">
            <text:p>405.471333333333</text:p>
          </table:table-cell>
          <table:table-cell table:formula="of:=AVERAGE([.AE59];[.AH59];[.AK59])" office:value-type="float" office:value="3968.56266666667" calcext:value-type="float">
            <text:p>3968.56266666667</text:p>
          </table:table-cell>
          <table:table-cell table:number-columns-repeated="2"/>
          <table:table-cell table:formula="of:=[.A59]+[.O59]+[.AC59]" office:value-type="float" office:value="472.9" calcext:value-type="float">
            <text:p>472.9</text:p>
          </table:table-cell>
          <table:table-cell table:formula="of:=[.B59]+[.P59]+[.AD59]" office:value-type="float" office:value="769.219" calcext:value-type="float">
            <text:p>769.219</text:p>
          </table:table-cell>
          <table:table-cell table:formula="of:=[.C59]+[.Q59]+[.AE59]" office:value-type="float" office:value="4679.761" calcext:value-type="float">
            <text:p>4679.761</text:p>
          </table:table-cell>
          <table:table-cell table:formula="of:=[.D59]+[.R59]+[.AF59]" office:value-type="float" office:value="474.2" calcext:value-type="float">
            <text:p>474.2</text:p>
          </table:table-cell>
          <table:table-cell table:formula="of:=[.E59]+[.S59]+[.AG59]" office:value-type="float" office:value="794.883" calcext:value-type="float">
            <text:p>794.883</text:p>
          </table:table-cell>
          <table:table-cell table:formula="of:=[.F59]+[.T59]+[.AH59]" office:value-type="float" office:value="4698.289" calcext:value-type="float">
            <text:p>4698.289</text:p>
          </table:table-cell>
          <table:table-cell table:formula="of:=[.G59]+[.U59]+[.AI59]" office:value-type="float" office:value="474.7" calcext:value-type="float">
            <text:p>474.7</text:p>
          </table:table-cell>
          <table:table-cell table:formula="of:=[.H59]+[.V59]+[.AJ59]" office:value-type="float" office:value="792.359" calcext:value-type="float">
            <text:p>792.359</text:p>
          </table:table-cell>
          <table:table-cell table:formula="of:=[.I59]+[.W59]+[.AK59]" office:value-type="float" office:value="4713.582" calcext:value-type="float">
            <text:p>4713.582</text:p>
          </table:table-cell>
          <table:table-cell table:formula="of:=AVERAGE([.AQ59];[.AT59];[.AW59])" office:value-type="float" office:value="473.933333333333" calcext:value-type="float">
            <text:p>473.933333333333</text:p>
          </table:table-cell>
          <table:table-cell table:formula="of:=AVERAGE([.AR59];[.AU59];[.AX59])" office:value-type="float" office:value="785.487" calcext:value-type="float">
            <text:p>785.487</text:p>
          </table:table-cell>
          <table:table-cell table:formula="of:=AVERAGE([.AS59];[.AV59];[.AY59])" office:value-type="float" office:value="4697.21066666667" calcext:value-type="float">
            <text:p>4697.21066666667</text:p>
          </table:table-cell>
          <table:table-cell table:number-columns-repeated="2"/>
          <table:table-cell table:formula="of:=[.CG59]-[.BS59]" office:value-type="float" office:value="11.1" calcext:value-type="float">
            <text:p>11.1</text:p>
          </table:table-cell>
          <table:table-cell table:formula="of:=[.CH59]-[.BT59]" office:value-type="float" office:value="47.164" calcext:value-type="float">
            <text:p>47.164</text:p>
          </table:table-cell>
          <table:table-cell table:formula="of:=[.CI59]-[.BU59]" office:value-type="float" office:value="183.828000000001" calcext:value-type="float">
            <text:p>183.828000000001</text:p>
          </table:table-cell>
          <table:table-cell table:formula="of:=[.CJ59]-[.BV59]" office:value-type="float" office:value="77.9" calcext:value-type="float">
            <text:p>77.9</text:p>
          </table:table-cell>
          <table:table-cell table:formula="of:=[.CK59]-[.BW59]" office:value-type="float" office:value="43.4219999999999" calcext:value-type="float">
            <text:p>43.4219999999999</text:p>
          </table:table-cell>
          <table:table-cell table:formula="of:=[.CL59]-[.BX59]" office:value-type="float" office:value="180.473" calcext:value-type="float">
            <text:p>180.473</text:p>
          </table:table-cell>
          <table:table-cell table:formula="of:=[.CM59]-[.BY59]" office:value-type="float" office:value="103.9" calcext:value-type="float">
            <text:p>103.9</text:p>
          </table:table-cell>
          <table:table-cell table:formula="of:=[.CN59]-[.BZ59]" office:value-type="float" office:value="90.8590000000002" calcext:value-type="float">
            <text:p>90.8590000000002</text:p>
          </table:table-cell>
          <table:table-cell table:formula="of:=[.CO59]-[.CA59]" office:value-type="float" office:value="195.883" calcext:value-type="float">
            <text:p>195.883</text:p>
          </table:table-cell>
          <table:table-cell table:formula="of:=AVERAGE([.BE59];[.BH59];[.BK59])" office:value-type="float" office:value="64.3" calcext:value-type="float">
            <text:p>64.3</text:p>
          </table:table-cell>
          <table:table-cell table:formula="of:=AVERAGE([.BF59];[.BI59];[.BL59])" office:value-type="float" office:value="60.4816666666667" calcext:value-type="float">
            <text:p>60.4816666666667</text:p>
          </table:table-cell>
          <table:table-cell table:formula="of:=AVERAGE([.BG59];[.BJ59];[.BM59])" office:value-type="float" office:value="186.728" calcext:value-type="float">
            <text:p>186.728</text:p>
          </table:table-cell>
          <table:table-cell table:number-columns-repeated="2"/>
          <table:table-cell office:value-type="float" office:value="443.9" calcext:value-type="float">
            <text:p>443.9</text:p>
          </table:table-cell>
          <table:table-cell office:value-type="float" office:value="975.395" calcext:value-type="float">
            <text:p>975.395</text:p>
          </table:table-cell>
          <table:table-cell office:value-type="float" office:value="9843.836" calcext:value-type="float">
            <text:p>9843.836</text:p>
          </table:table-cell>
          <table:table-cell office:value-type="float" office:value="558.9" calcext:value-type="float">
            <text:p>558.9</text:p>
          </table:table-cell>
          <table:table-cell office:value-type="float" office:value="970.84" calcext:value-type="float">
            <text:p>970.84</text:p>
          </table:table-cell>
          <table:table-cell office:value-type="float" office:value="9841.664" calcext:value-type="float">
            <text:p>9841.664</text:p>
          </table:table-cell>
          <table:table-cell office:value-type="float" office:value="456.3" calcext:value-type="float">
            <text:p>456.3</text:p>
          </table:table-cell>
          <table:table-cell office:value-type="float" office:value="989.137" calcext:value-type="float">
            <text:p>989.137</text:p>
          </table:table-cell>
          <table:table-cell office:value-type="float" office:value="10488.906" calcext:value-type="float">
            <text:p>10488.906</text:p>
          </table:table-cell>
          <table:table-cell table:formula="of:=AVERAGE([.BS59];[.BV59];[.BY59])" office:value-type="float" office:value="486.366666666667" calcext:value-type="float">
            <text:p>486.366666666667</text:p>
          </table:table-cell>
          <table:table-cell table:formula="of:=AVERAGE([.BT59];[.BW59];[.BZ59])" office:value-type="float" office:value="978.457333333333" calcext:value-type="float">
            <text:p>978.457333333333</text:p>
          </table:table-cell>
          <table:table-cell table:formula="of:=AVERAGE([.BU59];[.BX59];[.CA59])" office:value-type="float" office:value="10058.1353333333" calcext:value-type="float">
            <text:p>10058.1353333333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1022.559" calcext:value-type="float">
            <text:p>1022.559</text:p>
          </table:table-cell>
          <table:table-cell office:value-type="float" office:value="10027.664" calcext:value-type="float">
            <text:p>10027.664</text:p>
          </table:table-cell>
          <table:table-cell office:value-type="float" office:value="636.8" calcext:value-type="float">
            <text:p>636.8</text:p>
          </table:table-cell>
          <table:table-cell office:value-type="float" office:value="1014.262" calcext:value-type="float">
            <text:p>1014.262</text:p>
          </table:table-cell>
          <table:table-cell office:value-type="float" office:value="10022.137" calcext:value-type="float">
            <text:p>10022.137</text:p>
          </table:table-cell>
          <table:table-cell office:value-type="float" office:value="560.2" calcext:value-type="float">
            <text:p>560.2</text:p>
          </table:table-cell>
          <table:table-cell office:value-type="float" office:value="1079.996" calcext:value-type="float">
            <text:p>1079.996</text:p>
          </table:table-cell>
          <table:table-cell office:value-type="float" office:value="10684.789" calcext:value-type="float">
            <text:p>10684.789</text:p>
          </table:table-cell>
          <table:table-cell table:formula="of:=AVERAGE([.CG59];[.CJ59];[.CM59])" office:value-type="float" office:value="550.666666666667" calcext:value-type="float">
            <text:p>550.666666666667</text:p>
          </table:table-cell>
          <table:table-cell table:formula="of:=AVERAGE([.CH59];[.CK59];[.CN59])" office:value-type="float" office:value="1038.939" calcext:value-type="float">
            <text:p>1038.939</text:p>
          </table:table-cell>
          <table:table-cell table:formula="of:=AVERAGE([.CI59];[.CL59];[.CO59])" office:value-type="float" office:value="10244.8633333333" calcext:value-type="float">
            <text:p>10244.863333333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28.219" calcext:value-type="float">
            <text:p>328.21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3.672" calcext:value-type="float">
            <text:p>353.67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7" calcext:value-type="float">
            <text:p>15.7</text:p>
          </table:table-cell>
          <table:table-cell office:value-type="float" office:value="351.941" calcext:value-type="float">
            <text:p>351.941</text:p>
          </table:table-cell>
          <table:table-cell office:value-type="float" office:value="660.023" calcext:value-type="float">
            <text:p>660.023</text:p>
          </table:table-cell>
          <table:table-cell table:formula="of:=AVERAGE([.A60];[.D60];[.G60])" office:value-type="float" office:value="14.7666666666667" calcext:value-type="float">
            <text:p>14.7666666666667</text:p>
          </table:table-cell>
          <table:table-cell table:formula="of:=AVERAGE([.B60];[.E60];[.H60])" office:value-type="float" office:value="344.610666666667" calcext:value-type="float">
            <text:p>344.610666666667</text:p>
          </table:table-cell>
          <table:table-cell table:formula="of:=AVERAGE([.C60];[.F60];[.I6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0];[.R60];[.U60])" office:value-type="float" office:value="4.56666666666667" calcext:value-type="float">
            <text:p>4.56666666666667</text:p>
          </table:table-cell>
          <table:table-cell table:formula="of:=AVERAGE([.P60];[.S60];[.V60])" office:value-type="float" office:value="35.146" calcext:value-type="float">
            <text:p>35.146</text:p>
          </table:table-cell>
          <table:table-cell table:formula="of:=AVERAGE([.Q60];[.T60];[.W6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13" calcext:value-type="float">
            <text:p>3968.613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621" calcext:value-type="float">
            <text:p>405.621</text:p>
          </table:table-cell>
          <table:table-cell office:value-type="float" office:value="3968.77" calcext:value-type="float">
            <text:p>3968.77</text:p>
          </table:table-cell>
          <table:table-cell office:value-type="float" office:value="456.3" calcext:value-type="float">
            <text:p>456.3</text:p>
          </table:table-cell>
          <table:table-cell office:value-type="float" office:value="405.395" calcext:value-type="float">
            <text:p>405.395</text:p>
          </table:table-cell>
          <table:table-cell office:value-type="float" office:value="3968.57" calcext:value-type="float">
            <text:p>3968.57</text:p>
          </table:table-cell>
          <table:table-cell table:formula="of:=AVERAGE([.AC60];[.AF60];[.AI60])" office:value-type="float" office:value="456.266666666667" calcext:value-type="float">
            <text:p>456.266666666667</text:p>
          </table:table-cell>
          <table:table-cell table:formula="of:=AVERAGE([.AD60];[.AG60];[.AJ60])" office:value-type="float" office:value="405.527333333333" calcext:value-type="float">
            <text:p>405.527333333333</text:p>
          </table:table-cell>
          <table:table-cell table:formula="of:=AVERAGE([.AE60];[.AH60];[.AK60])" office:value-type="float" office:value="3968.651" calcext:value-type="float">
            <text:p>3968.651</text:p>
          </table:table-cell>
          <table:table-cell table:number-columns-repeated="2"/>
          <table:table-cell table:formula="of:=[.A60]+[.O60]+[.AC60]" office:value-type="float" office:value="475.7" calcext:value-type="float">
            <text:p>475.7</text:p>
          </table:table-cell>
          <table:table-cell table:formula="of:=[.B60]+[.P60]+[.AD60]" office:value-type="float" office:value="768.93" calcext:value-type="float">
            <text:p>768.93</text:p>
          </table:table-cell>
          <table:table-cell table:formula="of:=[.C60]+[.Q60]+[.AE60]" office:value-type="float" office:value="4679.761" calcext:value-type="float">
            <text:p>4679.761</text:p>
          </table:table-cell>
          <table:table-cell table:formula="of:=[.D60]+[.R60]+[.AF60]" office:value-type="float" office:value="474.2" calcext:value-type="float">
            <text:p>474.2</text:p>
          </table:table-cell>
          <table:table-cell table:formula="of:=[.E60]+[.S60]+[.AG60]" office:value-type="float" office:value="794.438" calcext:value-type="float">
            <text:p>794.438</text:p>
          </table:table-cell>
          <table:table-cell table:formula="of:=[.F60]+[.T60]+[.AH60]" office:value-type="float" office:value="4698.418" calcext:value-type="float">
            <text:p>4698.418</text:p>
          </table:table-cell>
          <table:table-cell table:formula="of:=[.G60]+[.U60]+[.AI60]" office:value-type="float" office:value="476.9" calcext:value-type="float">
            <text:p>476.9</text:p>
          </table:table-cell>
          <table:table-cell table:formula="of:=[.H60]+[.V60]+[.AJ60]" office:value-type="float" office:value="792.484" calcext:value-type="float">
            <text:p>792.484</text:p>
          </table:table-cell>
          <table:table-cell table:formula="of:=[.I60]+[.W60]+[.AK60]" office:value-type="float" office:value="4713.718" calcext:value-type="float">
            <text:p>4713.718</text:p>
          </table:table-cell>
          <table:table-cell table:formula="of:=AVERAGE([.AQ60];[.AT60];[.AW60])" office:value-type="float" office:value="475.6" calcext:value-type="float">
            <text:p>475.6</text:p>
          </table:table-cell>
          <table:table-cell table:formula="of:=AVERAGE([.AR60];[.AU60];[.AX60])" office:value-type="float" office:value="785.284" calcext:value-type="float">
            <text:p>785.284</text:p>
          </table:table-cell>
          <table:table-cell table:formula="of:=AVERAGE([.AS60];[.AV60];[.AY60])" office:value-type="float" office:value="4697.299" calcext:value-type="float">
            <text:p>4697.299</text:p>
          </table:table-cell>
          <table:table-cell table:number-columns-repeated="2"/>
          <table:table-cell table:formula="of:=[.CG60]-[.BS60]" office:value-type="float" office:value="11.4" calcext:value-type="float">
            <text:p>11.4</text:p>
          </table:table-cell>
          <table:table-cell table:formula="of:=[.CH60]-[.BT60]" office:value-type="float" office:value="45.164" calcext:value-type="float">
            <text:p>45.164</text:p>
          </table:table-cell>
          <table:table-cell table:formula="of:=[.CI60]-[.BU60]" office:value-type="float" office:value="181.828" calcext:value-type="float">
            <text:p>181.828</text:p>
          </table:table-cell>
          <table:table-cell table:formula="of:=[.CJ60]-[.BV60]" office:value-type="float" office:value="12.8" calcext:value-type="float">
            <text:p>12.8</text:p>
          </table:table-cell>
          <table:table-cell table:formula="of:=[.CK60]-[.BW60]" office:value-type="float" office:value="58.918" calcext:value-type="float">
            <text:p>58.918</text:p>
          </table:table-cell>
          <table:table-cell table:formula="of:=[.CL60]-[.BX60]" office:value-type="float" office:value="191.828" calcext:value-type="float">
            <text:p>191.828</text:p>
          </table:table-cell>
          <table:table-cell table:formula="of:=[.CM60]-[.BY60]" office:value-type="float" office:value="-9.10000000000002" calcext:value-type="float">
            <text:p>-9.10000000000002</text:p>
          </table:table-cell>
          <table:table-cell table:formula="of:=[.CN60]-[.BZ60]" office:value-type="float" office:value="56.7149999999999" calcext:value-type="float">
            <text:p>56.7149999999999</text:p>
          </table:table-cell>
          <table:table-cell table:formula="of:=[.CO60]-[.CA60]" office:value-type="float" office:value="189.172" calcext:value-type="float">
            <text:p>189.172</text:p>
          </table:table-cell>
          <table:table-cell table:formula="of:=AVERAGE([.BE60];[.BH60];[.BK60])" office:value-type="float" office:value="5.03333333333332" calcext:value-type="float">
            <text:p>5.03333333333332</text:p>
          </table:table-cell>
          <table:table-cell table:formula="of:=AVERAGE([.BF60];[.BI60];[.BL60])" office:value-type="float" office:value="53.599" calcext:value-type="float">
            <text:p>53.599</text:p>
          </table:table-cell>
          <table:table-cell table:formula="of:=AVERAGE([.BG60];[.BJ60];[.BM60])" office:value-type="float" office:value="187.609333333333" calcext:value-type="float">
            <text:p>187.609333333333</text:p>
          </table:table-cell>
          <table:table-cell table:number-columns-repeated="2"/>
          <table:table-cell office:value-type="float" office:value="685.2" calcext:value-type="float">
            <text:p>685.2</text:p>
          </table:table-cell>
          <table:table-cell office:value-type="float" office:value="1043.25" calcext:value-type="float">
            <text:p>1043.25</text:p>
          </table:table-cell>
          <table:table-cell office:value-type="float" office:value="10511.793" calcext:value-type="float">
            <text:p>10511.793</text:p>
          </table:table-cell>
          <table:table-cell office:value-type="float" office:value="472.8" calcext:value-type="float">
            <text:p>472.8</text:p>
          </table:table-cell>
          <table:table-cell office:value-type="float" office:value="1017.805" calcext:value-type="float">
            <text:p>1017.805</text:p>
          </table:table-cell>
          <table:table-cell office:value-type="float" office:value="10499.512" calcext:value-type="float">
            <text:p>10499.512</text:p>
          </table:table-cell>
          <table:table-cell office:value-type="float" office:value="545.9" calcext:value-type="float">
            <text:p>545.9</text:p>
          </table:table-cell>
          <table:table-cell office:value-type="float" office:value="1163.207" calcext:value-type="float">
            <text:p>1163.207</text:p>
          </table:table-cell>
          <table:table-cell office:value-type="float" office:value="11806.93" calcext:value-type="float">
            <text:p>11806.93</text:p>
          </table:table-cell>
          <table:table-cell table:formula="of:=AVERAGE([.BS60];[.BV60];[.BY60])" office:value-type="float" office:value="567.966666666667" calcext:value-type="float">
            <text:p>567.966666666667</text:p>
          </table:table-cell>
          <table:table-cell table:formula="of:=AVERAGE([.BT60];[.BW60];[.BZ60])" office:value-type="float" office:value="1074.754" calcext:value-type="float">
            <text:p>1074.754</text:p>
          </table:table-cell>
          <table:table-cell table:formula="of:=AVERAGE([.BU60];[.BX60];[.CA60])" office:value-type="float" office:value="10939.4116666667" calcext:value-type="float">
            <text:p>10939.4116666667</text:p>
          </table:table-cell>
          <table:table-cell table:number-columns-repeated="2"/>
          <table:table-cell office:value-type="float" office:value="696.6" calcext:value-type="float">
            <text:p>696.6</text:p>
          </table:table-cell>
          <table:table-cell office:value-type="float" office:value="1088.414" calcext:value-type="float">
            <text:p>1088.414</text:p>
          </table:table-cell>
          <table:table-cell office:value-type="float" office:value="10693.621" calcext:value-type="float">
            <text:p>10693.621</text:p>
          </table:table-cell>
          <table:table-cell office:value-type="float" office:value="485.6" calcext:value-type="float">
            <text:p>485.6</text:p>
          </table:table-cell>
          <table:table-cell office:value-type="float" office:value="1076.723" calcext:value-type="float">
            <text:p>1076.723</text:p>
          </table:table-cell>
          <table:table-cell office:value-type="float" office:value="10691.34" calcext:value-type="float">
            <text:p>10691.34</text:p>
          </table:table-cell>
          <table:table-cell office:value-type="float" office:value="536.8" calcext:value-type="float">
            <text:p>536.8</text:p>
          </table:table-cell>
          <table:table-cell office:value-type="float" office:value="1219.922" calcext:value-type="float">
            <text:p>1219.922</text:p>
          </table:table-cell>
          <table:table-cell office:value-type="float" office:value="11996.102" calcext:value-type="float">
            <text:p>11996.102</text:p>
          </table:table-cell>
          <table:table-cell table:formula="of:=AVERAGE([.CG60];[.CJ60];[.CM60])" office:value-type="float" office:value="573" calcext:value-type="float">
            <text:p>573</text:p>
          </table:table-cell>
          <table:table-cell table:formula="of:=AVERAGE([.CH60];[.CK60];[.CN60])" office:value-type="float" office:value="1128.353" calcext:value-type="float">
            <text:p>1128.353</text:p>
          </table:table-cell>
          <table:table-cell table:formula="of:=AVERAGE([.CI60];[.CL60];[.CO60])" office:value-type="float" office:value="11127.021" calcext:value-type="float">
            <text:p>11127.02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28.535" calcext:value-type="float">
            <text:p>328.53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547" calcext:value-type="float">
            <text:p>353.54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0.8" calcext:value-type="float">
            <text:p>10.8</text:p>
          </table:table-cell>
          <table:table-cell office:value-type="float" office:value="351.758" calcext:value-type="float">
            <text:p>351.758</text:p>
          </table:table-cell>
          <table:table-cell office:value-type="float" office:value="660.023" calcext:value-type="float">
            <text:p>660.023</text:p>
          </table:table-cell>
          <table:table-cell table:formula="of:=AVERAGE([.A61];[.D61];[.G61])" office:value-type="float" office:value="13.1" calcext:value-type="float">
            <text:p>13.1</text:p>
          </table:table-cell>
          <table:table-cell table:formula="of:=AVERAGE([.B61];[.E61];[.H61])" office:value-type="float" office:value="344.613333333333" calcext:value-type="float">
            <text:p>344.613333333333</text:p>
          </table:table-cell>
          <table:table-cell table:formula="of:=AVERAGE([.C61];[.F61];[.I6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29" calcext:value-type="float">
            <text:p>86.129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1];[.R61];[.U61])" office:value-type="float" office:value="3.9" calcext:value-type="float">
            <text:p>3.9</text:p>
          </table:table-cell>
          <table:table-cell table:formula="of:=AVERAGE([.P61];[.S61];[.V61])" office:value-type="float" office:value="35.146" calcext:value-type="float">
            <text:p>35.146</text:p>
          </table:table-cell>
          <table:table-cell table:formula="of:=AVERAGE([.Q61];[.T61];[.W61])" office:value-type="float" office:value="85.4596666666667" calcext:value-type="float">
            <text:p>85.4596666666667</text:p>
          </table:table-cell>
          <table:table-cell table:number-columns-repeated="2"/>
          <table:table-cell office:value-type="float" office:value="455.5" calcext:value-type="float">
            <text:p>455.5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13" calcext:value-type="float">
            <text:p>3968.613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707" calcext:value-type="float">
            <text:p>3968.707</text:p>
          </table:table-cell>
          <table:table-cell office:value-type="float" office:value="456.6" calcext:value-type="float">
            <text:p>456.6</text:p>
          </table:table-cell>
          <table:table-cell office:value-type="float" office:value="405.844" calcext:value-type="float">
            <text:p>405.844</text:p>
          </table:table-cell>
          <table:table-cell office:value-type="float" office:value="3969.156" calcext:value-type="float">
            <text:p>3969.156</text:p>
          </table:table-cell>
          <table:table-cell table:formula="of:=AVERAGE([.AC61];[.AF61];[.AI61])" office:value-type="float" office:value="455.866666666667" calcext:value-type="float">
            <text:p>455.866666666667</text:p>
          </table:table-cell>
          <table:table-cell table:formula="of:=AVERAGE([.AD61];[.AG61];[.AJ61])" office:value-type="float" office:value="405.648333333333" calcext:value-type="float">
            <text:p>405.648333333333</text:p>
          </table:table-cell>
          <table:table-cell table:formula="of:=AVERAGE([.AE61];[.AH61];[.AK61])" office:value-type="float" office:value="3968.82533333333" calcext:value-type="float">
            <text:p>3968.82533333333</text:p>
          </table:table-cell>
          <table:table-cell table:number-columns-repeated="2"/>
          <table:table-cell table:formula="of:=[.A61]+[.O61]+[.AC61]" office:value-type="float" office:value="473.1" calcext:value-type="float">
            <text:p>473.1</text:p>
          </table:table-cell>
          <table:table-cell table:formula="of:=[.B61]+[.P61]+[.AD61]" office:value-type="float" office:value="769.246" calcext:value-type="float">
            <text:p>769.246</text:p>
          </table:table-cell>
          <table:table-cell table:formula="of:=[.C61]+[.Q61]+[.AE61]" office:value-type="float" office:value="4679.761" calcext:value-type="float">
            <text:p>4679.761</text:p>
          </table:table-cell>
          <table:table-cell table:formula="of:=[.D61]+[.R61]+[.AF61]" office:value-type="float" office:value="474.2" calcext:value-type="float">
            <text:p>474.2</text:p>
          </table:table-cell>
          <table:table-cell table:formula="of:=[.E61]+[.S61]+[.AG61]" office:value-type="float" office:value="794.227" calcext:value-type="float">
            <text:p>794.227</text:p>
          </table:table-cell>
          <table:table-cell table:formula="of:=[.F61]+[.T61]+[.AH61]" office:value-type="float" office:value="4699.359" calcext:value-type="float">
            <text:p>4699.359</text:p>
          </table:table-cell>
          <table:table-cell table:formula="of:=[.G61]+[.U61]+[.AI61]" office:value-type="float" office:value="471.3" calcext:value-type="float">
            <text:p>471.3</text:p>
          </table:table-cell>
          <table:table-cell table:formula="of:=[.H61]+[.V61]+[.AJ61]" office:value-type="float" office:value="792.75" calcext:value-type="float">
            <text:p>792.75</text:p>
          </table:table-cell>
          <table:table-cell table:formula="of:=[.I61]+[.W61]+[.AK61]" office:value-type="float" office:value="4714.304" calcext:value-type="float">
            <text:p>4714.304</text:p>
          </table:table-cell>
          <table:table-cell table:formula="of:=AVERAGE([.AQ61];[.AT61];[.AW61])" office:value-type="float" office:value="472.866666666667" calcext:value-type="float">
            <text:p>472.866666666667</text:p>
          </table:table-cell>
          <table:table-cell table:formula="of:=AVERAGE([.AR61];[.AU61];[.AX61])" office:value-type="float" office:value="785.407666666667" calcext:value-type="float">
            <text:p>785.407666666667</text:p>
          </table:table-cell>
          <table:table-cell table:formula="of:=AVERAGE([.AS61];[.AV61];[.AY61])" office:value-type="float" office:value="4697.808" calcext:value-type="float">
            <text:p>4697.808</text:p>
          </table:table-cell>
          <table:table-cell table:number-columns-repeated="2"/>
          <table:table-cell table:formula="of:=[.CG61]-[.BS61]" office:value-type="float" office:value="11.4" calcext:value-type="float">
            <text:p>11.4</text:p>
          </table:table-cell>
          <table:table-cell table:formula="of:=[.CH61]-[.BT61]" office:value-type="float" office:value="42.8630000000001" calcext:value-type="float">
            <text:p>42.8630000000001</text:p>
          </table:table-cell>
          <table:table-cell table:formula="of:=[.CI61]-[.BU61]" office:value-type="float" office:value="181.828000000001" calcext:value-type="float">
            <text:p>181.828000000001</text:p>
          </table:table-cell>
          <table:table-cell table:formula="of:=[.CJ61]-[.BV61]" office:value-type="float" office:value="16" calcext:value-type="float">
            <text:p>16</text:p>
          </table:table-cell>
          <table:table-cell table:formula="of:=[.CK61]-[.BW61]" office:value-type="float" office:value="51.0460000000001" calcext:value-type="float">
            <text:p>51.0460000000001</text:p>
          </table:table-cell>
          <table:table-cell table:formula="of:=[.CL61]-[.BX61]" office:value-type="float" office:value="187.398999999999" calcext:value-type="float">
            <text:p>187.398999999999</text:p>
          </table:table-cell>
          <table:table-cell table:formula="of:=[.CM61]-[.BY61]" office:value-type="float" office:value="18.3000000000001" calcext:value-type="float">
            <text:p>18.3000000000001</text:p>
          </table:table-cell>
          <table:table-cell table:formula="of:=[.CN61]-[.BZ61]" office:value-type="float" office:value="47.731" calcext:value-type="float">
            <text:p>47.731</text:p>
          </table:table-cell>
          <table:table-cell table:formula="of:=[.CO61]-[.CA61]" office:value-type="float" office:value="183.437" calcext:value-type="float">
            <text:p>183.437</text:p>
          </table:table-cell>
          <table:table-cell table:formula="of:=AVERAGE([.BE61];[.BH61];[.BK61])" office:value-type="float" office:value="15.2333333333333" calcext:value-type="float">
            <text:p>15.2333333333333</text:p>
          </table:table-cell>
          <table:table-cell table:formula="of:=AVERAGE([.BF61];[.BI61];[.BL61])" office:value-type="float" office:value="47.2133333333334" calcext:value-type="float">
            <text:p>47.2133333333334</text:p>
          </table:table-cell>
          <table:table-cell table:formula="of:=AVERAGE([.BG61];[.BJ61];[.BM61])" office:value-type="float" office:value="184.221333333334" calcext:value-type="float">
            <text:p>184.221333333334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997.719" calcext:value-type="float">
            <text:p>997.719</text:p>
          </table:table-cell>
          <table:table-cell office:value-type="float" office:value="10499.426" calcext:value-type="float">
            <text:p>10499.426</text:p>
          </table:table-cell>
          <table:table-cell office:value-type="float" office:value="559.4" calcext:value-type="float">
            <text:p>559.4</text:p>
          </table:table-cell>
          <table:table-cell office:value-type="float" office:value="1172.02" calcext:value-type="float">
            <text:p>1172.02</text:p>
          </table:table-cell>
          <table:table-cell office:value-type="float" office:value="11814.691" calcext:value-type="float">
            <text:p>11814.691</text:p>
          </table:table-cell>
          <table:table-cell office:value-type="float" office:value="822.9" calcext:value-type="float">
            <text:p>822.9</text:p>
          </table:table-cell>
          <table:table-cell office:value-type="float" office:value="922.32" calcext:value-type="float">
            <text:p>922.32</text:p>
          </table:table-cell>
          <table:table-cell office:value-type="float" office:value="9204.43" calcext:value-type="float">
            <text:p>9204.43</text:p>
          </table:table-cell>
          <table:table-cell table:formula="of:=AVERAGE([.BS61];[.BV61];[.BY61])" office:value-type="float" office:value="664.766666666667" calcext:value-type="float">
            <text:p>664.766666666667</text:p>
          </table:table-cell>
          <table:table-cell table:formula="of:=AVERAGE([.BT61];[.BW61];[.BZ61])" office:value-type="float" office:value="1030.68633333333" calcext:value-type="float">
            <text:p>1030.68633333333</text:p>
          </table:table-cell>
          <table:table-cell table:formula="of:=AVERAGE([.BU61];[.BX61];[.CA61])" office:value-type="float" office:value="10506.1823333333" calcext:value-type="float">
            <text:p>10506.1823333333</text:p>
          </table:table-cell>
          <table:table-cell table:number-columns-repeated="2"/>
          <table:table-cell office:value-type="float" office:value="623.4" calcext:value-type="float">
            <text:p>623.4</text:p>
          </table:table-cell>
          <table:table-cell office:value-type="float" office:value="1040.582" calcext:value-type="float">
            <text:p>1040.582</text:p>
          </table:table-cell>
          <table:table-cell office:value-type="float" office:value="10681.254" calcext:value-type="float">
            <text:p>10681.254</text:p>
          </table:table-cell>
          <table:table-cell office:value-type="float" office:value="575.4" calcext:value-type="float">
            <text:p>575.4</text:p>
          </table:table-cell>
          <table:table-cell office:value-type="float" office:value="1223.066" calcext:value-type="float">
            <text:p>1223.066</text:p>
          </table:table-cell>
          <table:table-cell office:value-type="float" office:value="12002.09" calcext:value-type="float">
            <text:p>12002.09</text:p>
          </table:table-cell>
          <table:table-cell office:value-type="float" office:value="841.2" calcext:value-type="float">
            <text:p>841.2</text:p>
          </table:table-cell>
          <table:table-cell office:value-type="float" office:value="970.051" calcext:value-type="float">
            <text:p>970.051</text:p>
          </table:table-cell>
          <table:table-cell office:value-type="float" office:value="9387.867" calcext:value-type="float">
            <text:p>9387.867</text:p>
          </table:table-cell>
          <table:table-cell table:formula="of:=AVERAGE([.CG61];[.CJ61];[.CM61])" office:value-type="float" office:value="680" calcext:value-type="float">
            <text:p>680</text:p>
          </table:table-cell>
          <table:table-cell table:formula="of:=AVERAGE([.CH61];[.CK61];[.CN61])" office:value-type="float" office:value="1077.89966666667" calcext:value-type="float">
            <text:p>1077.89966666667</text:p>
          </table:table-cell>
          <table:table-cell table:formula="of:=AVERAGE([.CI61];[.CL61];[.CO61])" office:value-type="float" office:value="10690.4036666667" calcext:value-type="float">
            <text:p>10690.403666666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28.535" calcext:value-type="float">
            <text:p>328.53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8" calcext:value-type="float">
            <text:p>12.8</text:p>
          </table:table-cell>
          <table:table-cell office:value-type="float" office:value="353.602" calcext:value-type="float">
            <text:p>353.60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7" calcext:value-type="float">
            <text:p>14.7</text:p>
          </table:table-cell>
          <table:table-cell office:value-type="float" office:value="351.758" calcext:value-type="float">
            <text:p>351.758</text:p>
          </table:table-cell>
          <table:table-cell office:value-type="float" office:value="660.023" calcext:value-type="float">
            <text:p>660.023</text:p>
          </table:table-cell>
          <table:table-cell table:formula="of:=AVERAGE([.A62];[.D62];[.G62])" office:value-type="float" office:value="14.0666666666667" calcext:value-type="float">
            <text:p>14.0666666666667</text:p>
          </table:table-cell>
          <table:table-cell table:formula="of:=AVERAGE([.B62];[.E62];[.H62])" office:value-type="float" office:value="344.631666666667" calcext:value-type="float">
            <text:p>344.631666666667</text:p>
          </table:table-cell>
          <table:table-cell table:formula="of:=AVERAGE([.C62];[.F62];[.I6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2];[.R62];[.U62])" office:value-type="float" office:value="3.9" calcext:value-type="float">
            <text:p>3.9</text:p>
          </table:table-cell>
          <table:table-cell table:formula="of:=AVERAGE([.P62];[.S62];[.V62])" office:value-type="float" office:value="35.146" calcext:value-type="float">
            <text:p>35.146</text:p>
          </table:table-cell>
          <table:table-cell table:formula="of:=AVERAGE([.Q62];[.T62];[.W62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399.566" calcext:value-type="float">
            <text:p>399.566</text:p>
          </table:table-cell>
          <table:table-cell office:value-type="float" office:value="3962.613" calcext:value-type="float">
            <text:p>3962.613</text:p>
          </table:table-cell>
          <table:table-cell office:value-type="float" office:value="452.7" calcext:value-type="float">
            <text:p>452.7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578" calcext:value-type="float">
            <text:p>3968.578</text:p>
          </table:table-cell>
          <table:table-cell office:value-type="float" office:value="455.8" calcext:value-type="float">
            <text:p>455.8</text:p>
          </table:table-cell>
          <table:table-cell office:value-type="float" office:value="405.469" calcext:value-type="float">
            <text:p>405.469</text:p>
          </table:table-cell>
          <table:table-cell office:value-type="float" office:value="3968.516" calcext:value-type="float">
            <text:p>3968.516</text:p>
          </table:table-cell>
          <table:table-cell table:formula="of:=AVERAGE([.AC62];[.AF62];[.AI62])" office:value-type="float" office:value="454.5" calcext:value-type="float">
            <text:p>454.5</text:p>
          </table:table-cell>
          <table:table-cell table:formula="of:=AVERAGE([.AD62];[.AG62];[.AJ62])" office:value-type="float" office:value="403.523333333333" calcext:value-type="float">
            <text:p>403.523333333333</text:p>
          </table:table-cell>
          <table:table-cell table:formula="of:=AVERAGE([.AE62];[.AH62];[.AK62])" office:value-type="float" office:value="3966.569" calcext:value-type="float">
            <text:p>3966.569</text:p>
          </table:table-cell>
          <table:table-cell table:number-columns-repeated="2"/>
          <table:table-cell table:formula="of:=[.A62]+[.O62]+[.AC62]" office:value-type="float" office:value="474.6" calcext:value-type="float">
            <text:p>474.6</text:p>
          </table:table-cell>
          <table:table-cell table:formula="of:=[.B62]+[.P62]+[.AD62]" office:value-type="float" office:value="763.246" calcext:value-type="float">
            <text:p>763.246</text:p>
          </table:table-cell>
          <table:table-cell table:formula="of:=[.C62]+[.Q62]+[.AE62]" office:value-type="float" office:value="4673.761" calcext:value-type="float">
            <text:p>4673.761</text:p>
          </table:table-cell>
          <table:table-cell table:formula="of:=[.D62]+[.R62]+[.AF62]" office:value-type="float" office:value="468.4" calcext:value-type="float">
            <text:p>468.4</text:p>
          </table:table-cell>
          <table:table-cell table:formula="of:=[.E62]+[.S62]+[.AG62]" office:value-type="float" office:value="794.282" calcext:value-type="float">
            <text:p>794.282</text:p>
          </table:table-cell>
          <table:table-cell table:formula="of:=[.F62]+[.T62]+[.AH62]" office:value-type="float" office:value="4698.226" calcext:value-type="float">
            <text:p>4698.226</text:p>
          </table:table-cell>
          <table:table-cell table:formula="of:=[.G62]+[.U62]+[.AI62]" office:value-type="float" office:value="474.4" calcext:value-type="float">
            <text:p>474.4</text:p>
          </table:table-cell>
          <table:table-cell table:formula="of:=[.H62]+[.V62]+[.AJ62]" office:value-type="float" office:value="792.375" calcext:value-type="float">
            <text:p>792.375</text:p>
          </table:table-cell>
          <table:table-cell table:formula="of:=[.I62]+[.W62]+[.AK62]" office:value-type="float" office:value="4713.664" calcext:value-type="float">
            <text:p>4713.664</text:p>
          </table:table-cell>
          <table:table-cell table:formula="of:=AVERAGE([.AQ62];[.AT62];[.AW62])" office:value-type="float" office:value="472.466666666667" calcext:value-type="float">
            <text:p>472.466666666667</text:p>
          </table:table-cell>
          <table:table-cell table:formula="of:=AVERAGE([.AR62];[.AU62];[.AX62])" office:value-type="float" office:value="783.301" calcext:value-type="float">
            <text:p>783.301</text:p>
          </table:table-cell>
          <table:table-cell table:formula="of:=AVERAGE([.AS62];[.AV62];[.AY62])" office:value-type="float" office:value="4695.217" calcext:value-type="float">
            <text:p>4695.217</text:p>
          </table:table-cell>
          <table:table-cell table:number-columns-repeated="2"/>
          <table:table-cell table:formula="of:=[.CG62]-[.BS62]" office:value-type="float" office:value="13.8000000000001" calcext:value-type="float">
            <text:p>13.8000000000001</text:p>
          </table:table-cell>
          <table:table-cell table:formula="of:=[.CH62]-[.BT62]" office:value-type="float" office:value="51.164" calcext:value-type="float">
            <text:p>51.164</text:p>
          </table:table-cell>
          <table:table-cell table:formula="of:=[.CI62]-[.BU62]" office:value-type="float" office:value="187.828" calcext:value-type="float">
            <text:p>187.828</text:p>
          </table:table-cell>
          <table:table-cell table:formula="of:=[.CJ62]-[.BV62]" office:value-type="float" office:value="24.9" calcext:value-type="float">
            <text:p>24.9</text:p>
          </table:table-cell>
          <table:table-cell table:formula="of:=[.CK62]-[.BW62]" office:value-type="float" office:value="51.1710000000001" calcext:value-type="float">
            <text:p>51.1710000000001</text:p>
          </table:table-cell>
          <table:table-cell table:formula="of:=[.CL62]-[.BX62]" office:value-type="float" office:value="187.957" calcext:value-type="float">
            <text:p>187.957</text:p>
          </table:table-cell>
          <table:table-cell table:formula="of:=[.CM62]-[.BY62]" office:value-type="float" office:value="-2" calcext:value-type="float">
            <text:p>-2</text:p>
          </table:table-cell>
          <table:table-cell table:formula="of:=[.CN62]-[.BZ62]" office:value-type="float" office:value="86.664" calcext:value-type="float">
            <text:p>86.664</text:p>
          </table:table-cell>
          <table:table-cell table:formula="of:=[.CO62]-[.CA62]" office:value-type="float" office:value="831.832" calcext:value-type="float">
            <text:p>831.832</text:p>
          </table:table-cell>
          <table:table-cell table:formula="of:=AVERAGE([.BE62];[.BH62];[.BK62])" office:value-type="float" office:value="12.2333333333334" calcext:value-type="float">
            <text:p>12.2333333333334</text:p>
          </table:table-cell>
          <table:table-cell table:formula="of:=AVERAGE([.BF62];[.BI62];[.BL62])" office:value-type="float" office:value="62.9996666666667" calcext:value-type="float">
            <text:p>62.9996666666667</text:p>
          </table:table-cell>
          <table:table-cell table:formula="of:=AVERAGE([.BG62];[.BJ62];[.BM62])" office:value-type="float" office:value="402.539" calcext:value-type="float">
            <text:p>402.539</text:p>
          </table:table-cell>
          <table:table-cell table:number-columns-repeated="2"/>
          <table:table-cell office:value-type="float" office:value="627.8" calcext:value-type="float">
            <text:p>627.8</text:p>
          </table:table-cell>
          <table:table-cell office:value-type="float" office:value="1049.688" calcext:value-type="float">
            <text:p>1049.688</text:p>
          </table:table-cell>
          <table:table-cell office:value-type="float" office:value="10507.172" calcext:value-type="float">
            <text:p>10507.172</text:p>
          </table:table-cell>
          <table:table-cell office:value-type="float" office:value="556" calcext:value-type="float">
            <text:p>556</text:p>
          </table:table-cell>
          <table:table-cell office:value-type="float" office:value="1042.684" calcext:value-type="float">
            <text:p>1042.684</text:p>
          </table:table-cell>
          <table:table-cell office:value-type="float" office:value="10502.922" calcext:value-type="float">
            <text:p>10502.922</text:p>
          </table:table-cell>
          <table:table-cell office:value-type="float" office:value="760" calcext:value-type="float">
            <text:p>760</text:p>
          </table:table-cell>
          <table:table-cell office:value-type="float" office:value="986.672" calcext:value-type="float">
            <text:p>986.672</text:p>
          </table:table-cell>
          <table:table-cell office:value-type="float" office:value="9860.617" calcext:value-type="float">
            <text:p>9860.617</text:p>
          </table:table-cell>
          <table:table-cell table:formula="of:=AVERAGE([.BS62];[.BV62];[.BY62])" office:value-type="float" office:value="647.933333333333" calcext:value-type="float">
            <text:p>647.933333333333</text:p>
          </table:table-cell>
          <table:table-cell table:formula="of:=AVERAGE([.BT62];[.BW62];[.BZ62])" office:value-type="float" office:value="1026.348" calcext:value-type="float">
            <text:p>1026.348</text:p>
          </table:table-cell>
          <table:table-cell table:formula="of:=AVERAGE([.BU62];[.BX62];[.CA62])" office:value-type="float" office:value="10290.237" calcext:value-type="float">
            <text:p>10290.237</text:p>
          </table:table-cell>
          <table:table-cell table:number-columns-repeated="2"/>
          <table:table-cell office:value-type="float" office:value="641.6" calcext:value-type="float">
            <text:p>641.6</text:p>
          </table:table-cell>
          <table:table-cell office:value-type="float" office:value="1100.852" calcext:value-type="float">
            <text:p>1100.852</text:p>
          </table:table-cell>
          <table:table-cell office:value-type="float" office:value="10695" calcext:value-type="float">
            <text:p>10695</text:p>
          </table:table-cell>
          <table:table-cell office:value-type="float" office:value="580.9" calcext:value-type="float">
            <text:p>580.9</text:p>
          </table:table-cell>
          <table:table-cell office:value-type="float" office:value="1093.855" calcext:value-type="float">
            <text:p>1093.855</text:p>
          </table:table-cell>
          <table:table-cell office:value-type="float" office:value="10690.879" calcext:value-type="float">
            <text:p>10690.879</text:p>
          </table:table-cell>
          <table:table-cell office:value-type="float" office:value="758" calcext:value-type="float">
            <text:p>758</text:p>
          </table:table-cell>
          <table:table-cell office:value-type="float" office:value="1073.336" calcext:value-type="float">
            <text:p>1073.336</text:p>
          </table:table-cell>
          <table:table-cell office:value-type="float" office:value="10692.449" calcext:value-type="float">
            <text:p>10692.449</text:p>
          </table:table-cell>
          <table:table-cell table:formula="of:=AVERAGE([.CG62];[.CJ62];[.CM62])" office:value-type="float" office:value="660.166666666667" calcext:value-type="float">
            <text:p>660.166666666667</text:p>
          </table:table-cell>
          <table:table-cell table:formula="of:=AVERAGE([.CH62];[.CK62];[.CN62])" office:value-type="float" office:value="1089.34766666667" calcext:value-type="float">
            <text:p>1089.34766666667</text:p>
          </table:table-cell>
          <table:table-cell table:formula="of:=AVERAGE([.CI62];[.CL62];[.CO62])" office:value-type="float" office:value="10692.776" calcext:value-type="float">
            <text:p>10692.77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28.52" calcext:value-type="float">
            <text:p>328.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8" calcext:value-type="float">
            <text:p>11.8</text:p>
          </table:table-cell>
          <table:table-cell office:value-type="float" office:value="353.578" calcext:value-type="float">
            <text:p>353.57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1.438" calcext:value-type="float">
            <text:p>351.438</text:p>
          </table:table-cell>
          <table:table-cell office:value-type="float" office:value="660.023" calcext:value-type="float">
            <text:p>660.023</text:p>
          </table:table-cell>
          <table:table-cell table:formula="of:=AVERAGE([.A63];[.D63];[.G63])" office:value-type="float" office:value="12.8" calcext:value-type="float">
            <text:p>12.8</text:p>
          </table:table-cell>
          <table:table-cell table:formula="of:=AVERAGE([.B63];[.E63];[.H63])" office:value-type="float" office:value="344.512" calcext:value-type="float">
            <text:p>344.512</text:p>
          </table:table-cell>
          <table:table-cell table:formula="of:=AVERAGE([.C63];[.F63];[.I6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3];[.R63];[.U63])" office:value-type="float" office:value="4.23333333333333" calcext:value-type="float">
            <text:p>4.23333333333333</text:p>
          </table:table-cell>
          <table:table-cell table:formula="of:=AVERAGE([.P63];[.S63];[.V63])" office:value-type="float" office:value="35.146" calcext:value-type="float">
            <text:p>35.146</text:p>
          </table:table-cell>
          <table:table-cell table:formula="of:=AVERAGE([.Q63];[.T63];[.W63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.5" calcext:value-type="float">
            <text:p>454.5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69.141" calcext:value-type="float">
            <text:p>3969.141</text:p>
          </table:table-cell>
          <table:table-cell office:value-type="float" office:value="457" calcext:value-type="float">
            <text:p>457</text:p>
          </table:table-cell>
          <table:table-cell office:value-type="float" office:value="401.535" calcext:value-type="float">
            <text:p>401.535</text:p>
          </table:table-cell>
          <table:table-cell office:value-type="float" office:value="3964.578" calcext:value-type="float">
            <text:p>3964.578</text:p>
          </table:table-cell>
          <table:table-cell office:value-type="float" office:value="457" calcext:value-type="float">
            <text:p>457</text:p>
          </table:table-cell>
          <table:table-cell office:value-type="float" office:value="399.473" calcext:value-type="float">
            <text:p>399.473</text:p>
          </table:table-cell>
          <table:table-cell office:value-type="float" office:value="3962.52" calcext:value-type="float">
            <text:p>3962.52</text:p>
          </table:table-cell>
          <table:table-cell table:formula="of:=AVERAGE([.AC63];[.AF63];[.AI63])" office:value-type="float" office:value="456.166666666667" calcext:value-type="float">
            <text:p>456.166666666667</text:p>
          </table:table-cell>
          <table:table-cell table:formula="of:=AVERAGE([.AD63];[.AG63];[.AJ63])" office:value-type="float" office:value="402.276" calcext:value-type="float">
            <text:p>402.276</text:p>
          </table:table-cell>
          <table:table-cell table:formula="of:=AVERAGE([.AE63];[.AH63];[.AK63])" office:value-type="float" office:value="3965.413" calcext:value-type="float">
            <text:p>3965.413</text:p>
          </table:table-cell>
          <table:table-cell table:number-columns-repeated="2"/>
          <table:table-cell table:formula="of:=[.A63]+[.O63]+[.AC63]" office:value-type="float" office:value="470.2" calcext:value-type="float">
            <text:p>470.2</text:p>
          </table:table-cell>
          <table:table-cell table:formula="of:=[.B63]+[.P63]+[.AD63]" office:value-type="float" office:value="769.485" calcext:value-type="float">
            <text:p>769.485</text:p>
          </table:table-cell>
          <table:table-cell table:formula="of:=[.C63]+[.Q63]+[.AE63]" office:value-type="float" office:value="4680.289" calcext:value-type="float">
            <text:p>4680.289</text:p>
          </table:table-cell>
          <table:table-cell table:formula="of:=[.D63]+[.R63]+[.AF63]" office:value-type="float" office:value="473.7" calcext:value-type="float">
            <text:p>473.7</text:p>
          </table:table-cell>
          <table:table-cell table:formula="of:=[.E63]+[.S63]+[.AG63]" office:value-type="float" office:value="790.258" calcext:value-type="float">
            <text:p>790.258</text:p>
          </table:table-cell>
          <table:table-cell table:formula="of:=[.F63]+[.T63]+[.AH63]" office:value-type="float" office:value="4694.226" calcext:value-type="float">
            <text:p>4694.226</text:p>
          </table:table-cell>
          <table:table-cell table:formula="of:=[.G63]+[.U63]+[.AI63]" office:value-type="float" office:value="475.7" calcext:value-type="float">
            <text:p>475.7</text:p>
          </table:table-cell>
          <table:table-cell table:formula="of:=[.H63]+[.V63]+[.AJ63]" office:value-type="float" office:value="786.059" calcext:value-type="float">
            <text:p>786.059</text:p>
          </table:table-cell>
          <table:table-cell table:formula="of:=[.I63]+[.W63]+[.AK63]" office:value-type="float" office:value="4707.668" calcext:value-type="float">
            <text:p>4707.668</text:p>
          </table:table-cell>
          <table:table-cell table:formula="of:=AVERAGE([.AQ63];[.AT63];[.AW63])" office:value-type="float" office:value="473.2" calcext:value-type="float">
            <text:p>473.2</text:p>
          </table:table-cell>
          <table:table-cell table:formula="of:=AVERAGE([.AR63];[.AU63];[.AX63])" office:value-type="float" office:value="781.934" calcext:value-type="float">
            <text:p>781.934</text:p>
          </table:table-cell>
          <table:table-cell table:formula="of:=AVERAGE([.AS63];[.AV63];[.AY63])" office:value-type="float" office:value="4694.061" calcext:value-type="float">
            <text:p>4694.061</text:p>
          </table:table-cell>
          <table:table-cell table:number-columns-repeated="2"/>
          <table:table-cell table:formula="of:=[.CG63]-[.BS63]" office:value-type="float" office:value="9.10000000000002" calcext:value-type="float">
            <text:p>9.10000000000002</text:p>
          </table:table-cell>
          <table:table-cell table:formula="of:=[.CH63]-[.BT63]" office:value-type="float" office:value="53.164" calcext:value-type="float">
            <text:p>53.164</text:p>
          </table:table-cell>
          <table:table-cell table:formula="of:=[.CI63]-[.BU63]" office:value-type="float" office:value="189.828" calcext:value-type="float">
            <text:p>189.828</text:p>
          </table:table-cell>
          <table:table-cell table:formula="of:=[.CJ63]-[.BV63]" office:value-type="float" office:value="12.5" calcext:value-type="float">
            <text:p>12.5</text:p>
          </table:table-cell>
          <table:table-cell table:formula="of:=[.CK63]-[.BW63]" office:value-type="float" office:value="47.9340000000001" calcext:value-type="float">
            <text:p>47.9340000000001</text:p>
          </table:table-cell>
          <table:table-cell table:formula="of:=[.CL63]-[.BX63]" office:value-type="float" office:value="181.465" calcext:value-type="float">
            <text:p>181.465</text:p>
          </table:table-cell>
          <table:table-cell table:formula="of:=[.CM63]-[.BY63]" office:value-type="float" office:value="-8" calcext:value-type="float">
            <text:p>-8</text:p>
          </table:table-cell>
          <table:table-cell table:formula="of:=[.CN63]-[.BZ63]" office:value-type="float" office:value="61.6990000000001" calcext:value-type="float">
            <text:p>61.6990000000001</text:p>
          </table:table-cell>
          <table:table-cell table:formula="of:=[.CO63]-[.CA63]" office:value-type="float" office:value="197.200000000001" calcext:value-type="float">
            <text:p>197.200000000001</text:p>
          </table:table-cell>
          <table:table-cell table:formula="of:=AVERAGE([.BE63];[.BH63];[.BK63])" office:value-type="float" office:value="4.53333333333334" calcext:value-type="float">
            <text:p>4.53333333333334</text:p>
          </table:table-cell>
          <table:table-cell table:formula="of:=AVERAGE([.BF63];[.BI63];[.BL63])" office:value-type="float" office:value="54.2656666666667" calcext:value-type="float">
            <text:p>54.2656666666667</text:p>
          </table:table-cell>
          <table:table-cell table:formula="of:=AVERAGE([.BG63];[.BJ63];[.BM63])" office:value-type="float" office:value="189.497666666667" calcext:value-type="float">
            <text:p>189.497666666667</text:p>
          </table:table-cell>
          <table:table-cell table:number-columns-repeated="2"/>
          <table:table-cell office:value-type="float" office:value="665.4" calcext:value-type="float">
            <text:p>665.4</text:p>
          </table:table-cell>
          <table:table-cell office:value-type="float" office:value="986.902" calcext:value-type="float">
            <text:p>986.902</text:p>
          </table:table-cell>
          <table:table-cell office:value-type="float" office:value="9854.438" calcext:value-type="float">
            <text:p>9854.438</text:p>
          </table:table-cell>
          <table:table-cell office:value-type="float" office:value="601.8" calcext:value-type="float">
            <text:p>601.8</text:p>
          </table:table-cell>
          <table:table-cell office:value-type="float" office:value="978.523" calcext:value-type="float">
            <text:p>978.523</text:p>
          </table:table-cell>
          <table:table-cell office:value-type="float" office:value="9852.844" calcext:value-type="float">
            <text:p>9852.844</text:p>
          </table:table-cell>
          <table:table-cell office:value-type="float" office:value="461.5" calcext:value-type="float">
            <text:p>461.5</text:p>
          </table:table-cell>
          <table:table-cell office:value-type="float" office:value="1163.223" calcext:value-type="float">
            <text:p>1163.223</text:p>
          </table:table-cell>
          <table:table-cell office:value-type="float" office:value="11804.523" calcext:value-type="float">
            <text:p>11804.523</text:p>
          </table:table-cell>
          <table:table-cell table:formula="of:=AVERAGE([.BS63];[.BV63];[.BY63])" office:value-type="float" office:value="576.233333333333" calcext:value-type="float">
            <text:p>576.233333333333</text:p>
          </table:table-cell>
          <table:table-cell table:formula="of:=AVERAGE([.BT63];[.BW63];[.BZ63])" office:value-type="float" office:value="1042.88266666667" calcext:value-type="float">
            <text:p>1042.88266666667</text:p>
          </table:table-cell>
          <table:table-cell table:formula="of:=AVERAGE([.BU63];[.BX63];[.CA63])" office:value-type="float" office:value="10503.935" calcext:value-type="float">
            <text:p>10503.935</text:p>
          </table:table-cell>
          <table:table-cell table:number-columns-repeated="2"/>
          <table:table-cell office:value-type="float" office:value="674.5" calcext:value-type="float">
            <text:p>674.5</text:p>
          </table:table-cell>
          <table:table-cell office:value-type="float" office:value="1040.066" calcext:value-type="float">
            <text:p>1040.066</text:p>
          </table:table-cell>
          <table:table-cell office:value-type="float" office:value="10044.266" calcext:value-type="float">
            <text:p>10044.266</text:p>
          </table:table-cell>
          <table:table-cell office:value-type="float" office:value="614.3" calcext:value-type="float">
            <text:p>614.3</text:p>
          </table:table-cell>
          <table:table-cell office:value-type="float" office:value="1026.457" calcext:value-type="float">
            <text:p>1026.457</text:p>
          </table:table-cell>
          <table:table-cell office:value-type="float" office:value="10034.309" calcext:value-type="float">
            <text:p>10034.309</text:p>
          </table:table-cell>
          <table:table-cell office:value-type="float" office:value="453.5" calcext:value-type="float">
            <text:p>453.5</text:p>
          </table:table-cell>
          <table:table-cell office:value-type="float" office:value="1224.922" calcext:value-type="float">
            <text:p>1224.922</text:p>
          </table:table-cell>
          <table:table-cell office:value-type="float" office:value="12001.723" calcext:value-type="float">
            <text:p>12001.723</text:p>
          </table:table-cell>
          <table:table-cell table:formula="of:=AVERAGE([.CG63];[.CJ63];[.CM63])" office:value-type="float" office:value="580.766666666667" calcext:value-type="float">
            <text:p>580.766666666667</text:p>
          </table:table-cell>
          <table:table-cell table:formula="of:=AVERAGE([.CH63];[.CK63];[.CN63])" office:value-type="float" office:value="1097.14833333333" calcext:value-type="float">
            <text:p>1097.14833333333</text:p>
          </table:table-cell>
          <table:table-cell table:formula="of:=AVERAGE([.CI63];[.CL63];[.CO63])" office:value-type="float" office:value="10693.4326666667" calcext:value-type="float">
            <text:p>10693.432666666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28.52" calcext:value-type="float">
            <text:p>328.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527" calcext:value-type="float">
            <text:p>353.52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7" calcext:value-type="float">
            <text:p>15.7</text:p>
          </table:table-cell>
          <table:table-cell office:value-type="float" office:value="351.441" calcext:value-type="float">
            <text:p>351.441</text:p>
          </table:table-cell>
          <table:table-cell office:value-type="float" office:value="660.023" calcext:value-type="float">
            <text:p>660.023</text:p>
          </table:table-cell>
          <table:table-cell table:formula="of:=AVERAGE([.A64];[.D64];[.G64])" office:value-type="float" office:value="14.7666666666667" calcext:value-type="float">
            <text:p>14.7666666666667</text:p>
          </table:table-cell>
          <table:table-cell table:formula="of:=AVERAGE([.B64];[.E64];[.H64])" office:value-type="float" office:value="344.496" calcext:value-type="float">
            <text:p>344.496</text:p>
          </table:table-cell>
          <table:table-cell table:formula="of:=AVERAGE([.C64];[.F64];[.I6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29" calcext:value-type="float">
            <text:p>86.129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4];[.R64];[.U64])" office:value-type="float" office:value="4.23333333333333" calcext:value-type="float">
            <text:p>4.23333333333333</text:p>
          </table:table-cell>
          <table:table-cell table:formula="of:=AVERAGE([.P64];[.S64];[.V64])" office:value-type="float" office:value="35.146" calcext:value-type="float">
            <text:p>35.146</text:p>
          </table:table-cell>
          <table:table-cell table:formula="of:=AVERAGE([.Q64];[.T64];[.W64])" office:value-type="float" office:value="85.4596666666667" calcext:value-type="float">
            <text:p>85.4596666666667</text:p>
          </table:table-cell>
          <table:table-cell table:number-columns-repeated="2"/>
          <table:table-cell office:value-type="float" office:value="454.5" calcext:value-type="float">
            <text:p>454.5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13" calcext:value-type="float">
            <text:p>3968.613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535" calcext:value-type="float">
            <text:p>405.535</text:p>
          </table:table-cell>
          <table:table-cell office:value-type="float" office:value="3968.719" calcext:value-type="float">
            <text:p>3968.719</text:p>
          </table:table-cell>
          <table:table-cell office:value-type="float" office:value="456.5" calcext:value-type="float">
            <text:p>456.5</text:p>
          </table:table-cell>
          <table:table-cell office:value-type="float" office:value="403.543" calcext:value-type="float">
            <text:p>403.543</text:p>
          </table:table-cell>
          <table:table-cell office:value-type="float" office:value="3966.594" calcext:value-type="float">
            <text:p>3966.594</text:p>
          </table:table-cell>
          <table:table-cell table:formula="of:=AVERAGE([.AC64];[.AF64];[.AI64])" office:value-type="float" office:value="455.833333333333" calcext:value-type="float">
            <text:p>455.833333333333</text:p>
          </table:table-cell>
          <table:table-cell table:formula="of:=AVERAGE([.AD64];[.AG64];[.AJ64])" office:value-type="float" office:value="404.881333333333" calcext:value-type="float">
            <text:p>404.881333333333</text:p>
          </table:table-cell>
          <table:table-cell table:formula="of:=AVERAGE([.AE64];[.AH64];[.AK64])" office:value-type="float" office:value="3967.97533333333" calcext:value-type="float">
            <text:p>3967.97533333333</text:p>
          </table:table-cell>
          <table:table-cell table:number-columns-repeated="2"/>
          <table:table-cell table:formula="of:=[.A64]+[.O64]+[.AC64]" office:value-type="float" office:value="473.2" calcext:value-type="float">
            <text:p>473.2</text:p>
          </table:table-cell>
          <table:table-cell table:formula="of:=[.B64]+[.P64]+[.AD64]" office:value-type="float" office:value="769.231" calcext:value-type="float">
            <text:p>769.231</text:p>
          </table:table-cell>
          <table:table-cell table:formula="of:=[.C64]+[.Q64]+[.AE64]" office:value-type="float" office:value="4679.761" calcext:value-type="float">
            <text:p>4679.761</text:p>
          </table:table-cell>
          <table:table-cell table:formula="of:=[.D64]+[.R64]+[.AF64]" office:value-type="float" office:value="474.2" calcext:value-type="float">
            <text:p>474.2</text:p>
          </table:table-cell>
          <table:table-cell table:formula="of:=[.E64]+[.S64]+[.AG64]" office:value-type="float" office:value="794.207" calcext:value-type="float">
            <text:p>794.207</text:p>
          </table:table-cell>
          <table:table-cell table:formula="of:=[.F64]+[.T64]+[.AH64]" office:value-type="float" office:value="4699.371" calcext:value-type="float">
            <text:p>4699.371</text:p>
          </table:table-cell>
          <table:table-cell table:formula="of:=[.G64]+[.U64]+[.AI64]" office:value-type="float" office:value="477.1" calcext:value-type="float">
            <text:p>477.1</text:p>
          </table:table-cell>
          <table:table-cell table:formula="of:=[.H64]+[.V64]+[.AJ64]" office:value-type="float" office:value="790.132" calcext:value-type="float">
            <text:p>790.132</text:p>
          </table:table-cell>
          <table:table-cell table:formula="of:=[.I64]+[.W64]+[.AK64]" office:value-type="float" office:value="4711.742" calcext:value-type="float">
            <text:p>4711.742</text:p>
          </table:table-cell>
          <table:table-cell table:formula="of:=AVERAGE([.AQ64];[.AT64];[.AW64])" office:value-type="float" office:value="474.833333333333" calcext:value-type="float">
            <text:p>474.833333333333</text:p>
          </table:table-cell>
          <table:table-cell table:formula="of:=AVERAGE([.AR64];[.AU64];[.AX64])" office:value-type="float" office:value="784.523333333333" calcext:value-type="float">
            <text:p>784.523333333333</text:p>
          </table:table-cell>
          <table:table-cell table:formula="of:=AVERAGE([.AS64];[.AV64];[.AY64])" office:value-type="float" office:value="4696.958" calcext:value-type="float">
            <text:p>4696.958</text:p>
          </table:table-cell>
          <table:table-cell table:number-columns-repeated="2"/>
          <table:table-cell table:formula="of:=[.CG64]-[.BS64]" office:value-type="float" office:value="13.8" calcext:value-type="float">
            <text:p>13.8</text:p>
          </table:table-cell>
          <table:table-cell table:formula="of:=[.CH64]-[.BT64]" office:value-type="float" office:value="45.164" calcext:value-type="float">
            <text:p>45.164</text:p>
          </table:table-cell>
          <table:table-cell table:formula="of:=[.CI64]-[.BU64]" office:value-type="float" office:value="181.828" calcext:value-type="float">
            <text:p>181.828</text:p>
          </table:table-cell>
          <table:table-cell table:formula="of:=[.CJ64]-[.BV64]" office:value-type="float" office:value="2.20000000000005" calcext:value-type="float">
            <text:p>2.20000000000005</text:p>
          </table:table-cell>
          <table:table-cell table:formula="of:=[.CK64]-[.BW64]" office:value-type="float" office:value="96.414" calcext:value-type="float">
            <text:p>96.414</text:p>
          </table:table-cell>
          <table:table-cell table:formula="of:=[.CL64]-[.BX64]" office:value-type="float" office:value="842.003999999999" calcext:value-type="float">
            <text:p>842.003999999999</text:p>
          </table:table-cell>
          <table:table-cell table:formula="of:=[.CM64]-[.BY64]" office:value-type="float" office:value="28.9000000000001" calcext:value-type="float">
            <text:p>28.9000000000001</text:p>
          </table:table-cell>
          <table:table-cell table:formula="of:=[.CN64]-[.BZ64]" office:value-type="float" office:value="49.808" calcext:value-type="float">
            <text:p>49.808</text:p>
          </table:table-cell>
          <table:table-cell table:formula="of:=[.CO64]-[.CA64]" office:value-type="float" office:value="185.828" calcext:value-type="float">
            <text:p>185.828</text:p>
          </table:table-cell>
          <table:table-cell table:formula="of:=AVERAGE([.BE64];[.BH64];[.BK64])" office:value-type="float" office:value="14.9666666666667" calcext:value-type="float">
            <text:p>14.9666666666667</text:p>
          </table:table-cell>
          <table:table-cell table:formula="of:=AVERAGE([.BF64];[.BI64];[.BL64])" office:value-type="float" office:value="63.7953333333333" calcext:value-type="float">
            <text:p>63.7953333333333</text:p>
          </table:table-cell>
          <table:table-cell table:formula="of:=AVERAGE([.BG64];[.BJ64];[.BM64])" office:value-type="float" office:value="403.219999999999" calcext:value-type="float">
            <text:p>403.219999999999</text:p>
          </table:table-cell>
          <table:table-cell table:number-columns-repeated="2"/>
          <table:table-cell office:value-type="float" office:value="635.2" calcext:value-type="float">
            <text:p>635.2</text:p>
          </table:table-cell>
          <table:table-cell office:value-type="float" office:value="1133.086" calcext:value-type="float">
            <text:p>1133.086</text:p>
          </table:table-cell>
          <table:table-cell office:value-type="float" office:value="11823.516" calcext:value-type="float">
            <text:p>11823.516</text:p>
          </table:table-cell>
          <table:table-cell office:value-type="float" office:value="543.9" calcext:value-type="float">
            <text:p>543.9</text:p>
          </table:table-cell>
          <table:table-cell office:value-type="float" office:value="1047.133" calcext:value-type="float">
            <text:p>1047.133</text:p>
          </table:table-cell>
          <table:table-cell office:value-type="float" office:value="10516.887" calcext:value-type="float">
            <text:p>10516.887</text:p>
          </table:table-cell>
          <table:table-cell office:value-type="float" office:value="638.8" calcext:value-type="float">
            <text:p>638.8</text:p>
          </table:table-cell>
          <table:table-cell office:value-type="float" office:value="1043.559" calcext:value-type="float">
            <text:p>1043.559</text:p>
          </table:table-cell>
          <table:table-cell office:value-type="float" office:value="10505.5" calcext:value-type="float">
            <text:p>10505.5</text:p>
          </table:table-cell>
          <table:table-cell table:formula="of:=AVERAGE([.BS64];[.BV64];[.BY64])" office:value-type="float" office:value="605.966666666667" calcext:value-type="float">
            <text:p>605.966666666667</text:p>
          </table:table-cell>
          <table:table-cell table:formula="of:=AVERAGE([.BT64];[.BW64];[.BZ64])" office:value-type="float" office:value="1074.59266666667" calcext:value-type="float">
            <text:p>1074.59266666667</text:p>
          </table:table-cell>
          <table:table-cell table:formula="of:=AVERAGE([.BU64];[.BX64];[.CA64])" office:value-type="float" office:value="10948.6343333333" calcext:value-type="float">
            <text:p>10948.6343333333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1178.25" calcext:value-type="float">
            <text:p>1178.25</text:p>
          </table:table-cell>
          <table:table-cell office:value-type="float" office:value="12005.344" calcext:value-type="float">
            <text:p>12005.344</text:p>
          </table:table-cell>
          <table:table-cell office:value-type="float" office:value="546.1" calcext:value-type="float">
            <text:p>546.1</text:p>
          </table:table-cell>
          <table:table-cell office:value-type="float" office:value="1143.547" calcext:value-type="float">
            <text:p>1143.547</text:p>
          </table:table-cell>
          <table:table-cell office:value-type="float" office:value="11358.891" calcext:value-type="float">
            <text:p>11358.891</text:p>
          </table:table-cell>
          <table:table-cell office:value-type="float" office:value="667.7" calcext:value-type="float">
            <text:p>667.7</text:p>
          </table:table-cell>
          <table:table-cell office:value-type="float" office:value="1093.367" calcext:value-type="float">
            <text:p>1093.367</text:p>
          </table:table-cell>
          <table:table-cell office:value-type="float" office:value="10691.328" calcext:value-type="float">
            <text:p>10691.328</text:p>
          </table:table-cell>
          <table:table-cell table:formula="of:=AVERAGE([.CG64];[.CJ64];[.CM64])" office:value-type="float" office:value="620.933333333333" calcext:value-type="float">
            <text:p>620.933333333333</text:p>
          </table:table-cell>
          <table:table-cell table:formula="of:=AVERAGE([.CH64];[.CK64];[.CN64])" office:value-type="float" office:value="1138.388" calcext:value-type="float">
            <text:p>1138.388</text:p>
          </table:table-cell>
          <table:table-cell table:formula="of:=AVERAGE([.CI64];[.CL64];[.CO64])" office:value-type="float" office:value="11351.8543333333" calcext:value-type="float">
            <text:p>11351.854333333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28.031" calcext:value-type="float">
            <text:p>328.03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5.8" calcext:value-type="float">
            <text:p>15.8</text:p>
          </table:table-cell>
          <table:table-cell office:value-type="float" office:value="353.91" calcext:value-type="float">
            <text:p>353.9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1.453" calcext:value-type="float">
            <text:p>351.453</text:p>
          </table:table-cell>
          <table:table-cell office:value-type="float" office:value="660.023" calcext:value-type="float">
            <text:p>660.023</text:p>
          </table:table-cell>
          <table:table-cell table:formula="of:=AVERAGE([.A65];[.D65];[.G65])" office:value-type="float" office:value="14.8" calcext:value-type="float">
            <text:p>14.8</text:p>
          </table:table-cell>
          <table:table-cell table:formula="of:=AVERAGE([.B65];[.E65];[.H65])" office:value-type="float" office:value="344.464666666667" calcext:value-type="float">
            <text:p>344.464666666667</text:p>
          </table:table-cell>
          <table:table-cell table:formula="of:=AVERAGE([.C65];[.F65];[.I6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5];[.R65];[.U65])" office:value-type="float" office:value="4.23333333333333" calcext:value-type="float">
            <text:p>4.23333333333333</text:p>
          </table:table-cell>
          <table:table-cell table:formula="of:=AVERAGE([.P65];[.S65];[.V65])" office:value-type="float" office:value="35.146" calcext:value-type="float">
            <text:p>35.146</text:p>
          </table:table-cell>
          <table:table-cell table:formula="of:=AVERAGE([.Q65];[.T65];[.W65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69.148" calcext:value-type="float">
            <text:p>3969.148</text:p>
          </table:table-cell>
          <table:table-cell office:value-type="float" office:value="457" calcext:value-type="float">
            <text:p>457</text:p>
          </table:table-cell>
          <table:table-cell office:value-type="float" office:value="401.801" calcext:value-type="float">
            <text:p>401.801</text:p>
          </table:table-cell>
          <table:table-cell office:value-type="float" office:value="3965.262" calcext:value-type="float">
            <text:p>3965.262</text:p>
          </table:table-cell>
          <table:table-cell office:value-type="float" office:value="458" calcext:value-type="float">
            <text:p>458</text:p>
          </table:table-cell>
          <table:table-cell office:value-type="float" office:value="405.473" calcext:value-type="float">
            <text:p>405.473</text:p>
          </table:table-cell>
          <table:table-cell office:value-type="float" office:value="3968.648" calcext:value-type="float">
            <text:p>3968.648</text:p>
          </table:table-cell>
          <table:table-cell table:formula="of:=AVERAGE([.AC65];[.AF65];[.AI65])" office:value-type="float" office:value="457.666666666667" calcext:value-type="float">
            <text:p>457.666666666667</text:p>
          </table:table-cell>
          <table:table-cell table:formula="of:=AVERAGE([.AD65];[.AG65];[.AJ65])" office:value-type="float" office:value="404.364666666667" calcext:value-type="float">
            <text:p>404.364666666667</text:p>
          </table:table-cell>
          <table:table-cell table:formula="of:=AVERAGE([.AE65];[.AH65];[.AK65])" office:value-type="float" office:value="3967.686" calcext:value-type="float">
            <text:p>3967.686</text:p>
          </table:table-cell>
          <table:table-cell table:number-columns-repeated="2"/>
          <table:table-cell table:formula="of:=[.A65]+[.O65]+[.AC65]" office:value-type="float" office:value="476.7" calcext:value-type="float">
            <text:p>476.7</text:p>
          </table:table-cell>
          <table:table-cell table:formula="of:=[.B65]+[.P65]+[.AD65]" office:value-type="float" office:value="768.996" calcext:value-type="float">
            <text:p>768.996</text:p>
          </table:table-cell>
          <table:table-cell table:formula="of:=[.C65]+[.Q65]+[.AE65]" office:value-type="float" office:value="4680.296" calcext:value-type="float">
            <text:p>4680.296</text:p>
          </table:table-cell>
          <table:table-cell table:formula="of:=[.D65]+[.R65]+[.AF65]" office:value-type="float" office:value="476.7" calcext:value-type="float">
            <text:p>476.7</text:p>
          </table:table-cell>
          <table:table-cell table:formula="of:=[.E65]+[.S65]+[.AG65]" office:value-type="float" office:value="790.856" calcext:value-type="float">
            <text:p>790.856</text:p>
          </table:table-cell>
          <table:table-cell table:formula="of:=[.F65]+[.T65]+[.AH65]" office:value-type="float" office:value="4694.91" calcext:value-type="float">
            <text:p>4694.91</text:p>
          </table:table-cell>
          <table:table-cell table:formula="of:=[.G65]+[.U65]+[.AI65]" office:value-type="float" office:value="476.7" calcext:value-type="float">
            <text:p>476.7</text:p>
          </table:table-cell>
          <table:table-cell table:formula="of:=[.H65]+[.V65]+[.AJ65]" office:value-type="float" office:value="792.074" calcext:value-type="float">
            <text:p>792.074</text:p>
          </table:table-cell>
          <table:table-cell table:formula="of:=[.I65]+[.W65]+[.AK65]" office:value-type="float" office:value="4713.796" calcext:value-type="float">
            <text:p>4713.796</text:p>
          </table:table-cell>
          <table:table-cell table:formula="of:=AVERAGE([.AQ65];[.AT65];[.AW65])" office:value-type="float" office:value="476.7" calcext:value-type="float">
            <text:p>476.7</text:p>
          </table:table-cell>
          <table:table-cell table:formula="of:=AVERAGE([.AR65];[.AU65];[.AX65])" office:value-type="float" office:value="783.975333333333" calcext:value-type="float">
            <text:p>783.975333333333</text:p>
          </table:table-cell>
          <table:table-cell table:formula="of:=AVERAGE([.AS65];[.AV65];[.AY65])" office:value-type="float" office:value="4696.334" calcext:value-type="float">
            <text:p>4696.334</text:p>
          </table:table-cell>
          <table:table-cell table:number-columns-repeated="2"/>
          <table:table-cell table:formula="of:=[.CG65]-[.BS65]" office:value-type="float" office:value="9.10000000000002" calcext:value-type="float">
            <text:p>9.10000000000002</text:p>
          </table:table-cell>
          <table:table-cell table:formula="of:=[.CH65]-[.BT65]" office:value-type="float" office:value="47.164" calcext:value-type="float">
            <text:p>47.164</text:p>
          </table:table-cell>
          <table:table-cell table:formula="of:=[.CI65]-[.BU65]" office:value-type="float" office:value="181.829" calcext:value-type="float">
            <text:p>181.829</text:p>
          </table:table-cell>
          <table:table-cell table:formula="of:=[.CJ65]-[.BV65]" office:value-type="float" office:value="4.89999999999998" calcext:value-type="float">
            <text:p>4.89999999999998</text:p>
          </table:table-cell>
          <table:table-cell table:formula="of:=[.CK65]-[.BW65]" office:value-type="float" office:value="49.168" calcext:value-type="float">
            <text:p>49.168</text:p>
          </table:table-cell>
          <table:table-cell table:formula="of:=[.CL65]-[.BX65]" office:value-type="float" office:value="185.828" calcext:value-type="float">
            <text:p>185.828</text:p>
          </table:table-cell>
          <table:table-cell table:formula="of:=[.CM65]-[.BY65]" office:value-type="float" office:value="-12.5" calcext:value-type="float">
            <text:p>-12.5</text:p>
          </table:table-cell>
          <table:table-cell table:formula="of:=[.CN65]-[.BZ65]" office:value-type="float" office:value="55.789" calcext:value-type="float">
            <text:p>55.789</text:p>
          </table:table-cell>
          <table:table-cell table:formula="of:=[.CO65]-[.CA65]" office:value-type="float" office:value="191.32" calcext:value-type="float">
            <text:p>191.32</text:p>
          </table:table-cell>
          <table:table-cell table:formula="of:=AVERAGE([.BE65];[.BH65];[.BK65])" office:value-type="float" office:value="0.5" calcext:value-type="float">
            <text:p>0.5</text:p>
          </table:table-cell>
          <table:table-cell table:formula="of:=AVERAGE([.BF65];[.BI65];[.BL65])" office:value-type="float" office:value="50.707" calcext:value-type="float">
            <text:p>50.707</text:p>
          </table:table-cell>
          <table:table-cell table:formula="of:=AVERAGE([.BG65];[.BJ65];[.BM65])" office:value-type="float" office:value="186.325666666666" calcext:value-type="float">
            <text:p>186.325666666666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1165.758" calcext:value-type="float">
            <text:p>1165.758</text:p>
          </table:table-cell>
          <table:table-cell office:value-type="float" office:value="11820.359" calcext:value-type="float">
            <text:p>11820.359</text:p>
          </table:table-cell>
          <table:table-cell office:value-type="float" office:value="484.5" calcext:value-type="float">
            <text:p>484.5</text:p>
          </table:table-cell>
          <table:table-cell office:value-type="float" office:value="942.355" calcext:value-type="float">
            <text:p>942.355</text:p>
          </table:table-cell>
          <table:table-cell office:value-type="float" office:value="9838.055" calcext:value-type="float">
            <text:p>9838.055</text:p>
          </table:table-cell>
          <table:table-cell office:value-type="float" office:value="748.2" calcext:value-type="float">
            <text:p>748.2</text:p>
          </table:table-cell>
          <table:table-cell office:value-type="float" office:value="1056.82" calcext:value-type="float">
            <text:p>1056.82</text:p>
          </table:table-cell>
          <table:table-cell office:value-type="float" office:value="10516.742" calcext:value-type="float">
            <text:p>10516.742</text:p>
          </table:table-cell>
          <table:table-cell table:formula="of:=AVERAGE([.BS65];[.BV65];[.BY65])" office:value-type="float" office:value="603.9" calcext:value-type="float">
            <text:p>603.9</text:p>
          </table:table-cell>
          <table:table-cell table:formula="of:=AVERAGE([.BT65];[.BW65];[.BZ65])" office:value-type="float" office:value="1054.97766666667" calcext:value-type="float">
            <text:p>1054.97766666667</text:p>
          </table:table-cell>
          <table:table-cell table:formula="of:=AVERAGE([.BU65];[.BX65];[.CA65])" office:value-type="float" office:value="10725.052" calcext:value-type="float">
            <text:p>10725.052</text:p>
          </table:table-cell>
          <table:table-cell table:number-columns-repeated="2"/>
          <table:table-cell office:value-type="float" office:value="588.1" calcext:value-type="float">
            <text:p>588.1</text:p>
          </table:table-cell>
          <table:table-cell office:value-type="float" office:value="1212.922" calcext:value-type="float">
            <text:p>1212.922</text:p>
          </table:table-cell>
          <table:table-cell office:value-type="float" office:value="12002.188" calcext:value-type="float">
            <text:p>12002.188</text:p>
          </table:table-cell>
          <table:table-cell office:value-type="float" office:value="489.4" calcext:value-type="float">
            <text:p>489.4</text:p>
          </table:table-cell>
          <table:table-cell office:value-type="float" office:value="991.523" calcext:value-type="float">
            <text:p>991.523</text:p>
          </table:table-cell>
          <table:table-cell office:value-type="float" office:value="10023.883" calcext:value-type="float">
            <text:p>10023.883</text:p>
          </table:table-cell>
          <table:table-cell office:value-type="float" office:value="735.7" calcext:value-type="float">
            <text:p>735.7</text:p>
          </table:table-cell>
          <table:table-cell office:value-type="float" office:value="1112.609" calcext:value-type="float">
            <text:p>1112.609</text:p>
          </table:table-cell>
          <table:table-cell office:value-type="float" office:value="10708.062" calcext:value-type="float">
            <text:p>10708.062</text:p>
          </table:table-cell>
          <table:table-cell table:formula="of:=AVERAGE([.CG65];[.CJ65];[.CM65])" office:value-type="float" office:value="604.4" calcext:value-type="float">
            <text:p>604.4</text:p>
          </table:table-cell>
          <table:table-cell table:formula="of:=AVERAGE([.CH65];[.CK65];[.CN65])" office:value-type="float" office:value="1105.68466666667" calcext:value-type="float">
            <text:p>1105.68466666667</text:p>
          </table:table-cell>
          <table:table-cell table:formula="of:=AVERAGE([.CI65];[.CL65];[.CO65])" office:value-type="float" office:value="10911.3776666667" calcext:value-type="float">
            <text:p>10911.377666666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28.355" calcext:value-type="float">
            <text:p>328.35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7" calcext:value-type="float">
            <text:p>14.7</text:p>
          </table:table-cell>
          <table:table-cell office:value-type="float" office:value="353.926" calcext:value-type="float">
            <text:p>353.92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0.703" calcext:value-type="float">
            <text:p>350.703</text:p>
          </table:table-cell>
          <table:table-cell office:value-type="float" office:value="660.023" calcext:value-type="float">
            <text:p>660.023</text:p>
          </table:table-cell>
          <table:table-cell table:formula="of:=AVERAGE([.A66];[.D66];[.G66])" office:value-type="float" office:value="15.0666666666667" calcext:value-type="float">
            <text:p>15.0666666666667</text:p>
          </table:table-cell>
          <table:table-cell table:formula="of:=AVERAGE([.B66];[.E66];[.H66])" office:value-type="float" office:value="344.328" calcext:value-type="float">
            <text:p>344.328</text:p>
          </table:table-cell>
          <table:table-cell table:formula="of:=AVERAGE([.C66];[.F66];[.I6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6];[.R66];[.U66])" office:value-type="float" office:value="3.56666666666667" calcext:value-type="float">
            <text:p>3.56666666666667</text:p>
          </table:table-cell>
          <table:table-cell table:formula="of:=AVERAGE([.P66];[.S66];[.V66])" office:value-type="float" office:value="35.146" calcext:value-type="float">
            <text:p>35.146</text:p>
          </table:table-cell>
          <table:table-cell table:formula="of:=AVERAGE([.Q66];[.T66];[.W66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13" calcext:value-type="float">
            <text:p>3968.613</text:p>
          </table:table-cell>
          <table:table-cell office:value-type="float" office:value="455" calcext:value-type="float">
            <text:p>455</text:p>
          </table:table-cell>
          <table:table-cell office:value-type="float" office:value="405.555" calcext:value-type="float">
            <text:p>405.555</text:p>
          </table:table-cell>
          <table:table-cell office:value-type="float" office:value="3968.742" calcext:value-type="float">
            <text:p>3968.742</text:p>
          </table:table-cell>
          <table:table-cell office:value-type="float" office:value="454.1" calcext:value-type="float">
            <text:p>454.1</text:p>
          </table:table-cell>
          <table:table-cell office:value-type="float" office:value="405.613" calcext:value-type="float">
            <text:p>405.613</text:p>
          </table:table-cell>
          <table:table-cell office:value-type="float" office:value="3968.66" calcext:value-type="float">
            <text:p>3968.66</text:p>
          </table:table-cell>
          <table:table-cell table:formula="of:=AVERAGE([.AC66];[.AF66];[.AI66])" office:value-type="float" office:value="454.366666666667" calcext:value-type="float">
            <text:p>454.366666666667</text:p>
          </table:table-cell>
          <table:table-cell table:formula="of:=AVERAGE([.AD66];[.AG66];[.AJ66])" office:value-type="float" office:value="405.578" calcext:value-type="float">
            <text:p>405.578</text:p>
          </table:table-cell>
          <table:table-cell table:formula="of:=AVERAGE([.AE66];[.AH66];[.AK66])" office:value-type="float" office:value="3968.67166666667" calcext:value-type="float">
            <text:p>3968.67166666667</text:p>
          </table:table-cell>
          <table:table-cell table:number-columns-repeated="2"/>
          <table:table-cell table:formula="of:=[.A66]+[.O66]+[.AC66]" office:value-type="float" office:value="472.6" calcext:value-type="float">
            <text:p>472.6</text:p>
          </table:table-cell>
          <table:table-cell table:formula="of:=[.B66]+[.P66]+[.AD66]" office:value-type="float" office:value="769.066" calcext:value-type="float">
            <text:p>769.066</text:p>
          </table:table-cell>
          <table:table-cell table:formula="of:=[.C66]+[.Q66]+[.AE66]" office:value-type="float" office:value="4679.761" calcext:value-type="float">
            <text:p>4679.761</text:p>
          </table:table-cell>
          <table:table-cell table:formula="of:=[.D66]+[.R66]+[.AF66]" office:value-type="float" office:value="473.6" calcext:value-type="float">
            <text:p>473.6</text:p>
          </table:table-cell>
          <table:table-cell table:formula="of:=[.E66]+[.S66]+[.AG66]" office:value-type="float" office:value="794.626" calcext:value-type="float">
            <text:p>794.626</text:p>
          </table:table-cell>
          <table:table-cell table:formula="of:=[.F66]+[.T66]+[.AH66]" office:value-type="float" office:value="4698.39" calcext:value-type="float">
            <text:p>4698.39</text:p>
          </table:table-cell>
          <table:table-cell table:formula="of:=[.G66]+[.U66]+[.AI66]" office:value-type="float" office:value="472.8" calcext:value-type="float">
            <text:p>472.8</text:p>
          </table:table-cell>
          <table:table-cell table:formula="of:=[.H66]+[.V66]+[.AJ66]" office:value-type="float" office:value="791.464" calcext:value-type="float">
            <text:p>791.464</text:p>
          </table:table-cell>
          <table:table-cell table:formula="of:=[.I66]+[.W66]+[.AK66]" office:value-type="float" office:value="4713.808" calcext:value-type="float">
            <text:p>4713.808</text:p>
          </table:table-cell>
          <table:table-cell table:formula="of:=AVERAGE([.AQ66];[.AT66];[.AW66])" office:value-type="float" office:value="473" calcext:value-type="float">
            <text:p>473</text:p>
          </table:table-cell>
          <table:table-cell table:formula="of:=AVERAGE([.AR66];[.AU66];[.AX66])" office:value-type="float" office:value="785.052" calcext:value-type="float">
            <text:p>785.052</text:p>
          </table:table-cell>
          <table:table-cell table:formula="of:=AVERAGE([.AS66];[.AV66];[.AY66])" office:value-type="float" office:value="4697.31966666667" calcext:value-type="float">
            <text:p>4697.31966666667</text:p>
          </table:table-cell>
          <table:table-cell table:number-columns-repeated="2"/>
          <table:table-cell table:formula="of:=[.CG66]-[.BS66]" office:value-type="float" office:value="11.8000000000001" calcext:value-type="float">
            <text:p>11.8000000000001</text:p>
          </table:table-cell>
          <table:table-cell table:formula="of:=[.CH66]-[.BT66]" office:value-type="float" office:value="47.164" calcext:value-type="float">
            <text:p>47.164</text:p>
          </table:table-cell>
          <table:table-cell table:formula="of:=[.CI66]-[.BU66]" office:value-type="float" office:value="183.828" calcext:value-type="float">
            <text:p>183.828</text:p>
          </table:table-cell>
          <table:table-cell table:formula="of:=[.CJ66]-[.BV66]" office:value-type="float" office:value="14.3" calcext:value-type="float">
            <text:p>14.3</text:p>
          </table:table-cell>
          <table:table-cell table:formula="of:=[.CK66]-[.BW66]" office:value-type="float" office:value="47.684" calcext:value-type="float">
            <text:p>47.684</text:p>
          </table:table-cell>
          <table:table-cell table:formula="of:=[.CL66]-[.BX66]" office:value-type="float" office:value="183.828000000001" calcext:value-type="float">
            <text:p>183.828000000001</text:p>
          </table:table-cell>
          <table:table-cell table:formula="of:=[.CM66]-[.BY66]" office:value-type="float" office:value="-2.20000000000005" calcext:value-type="float">
            <text:p>-2.20000000000005</text:p>
          </table:table-cell>
          <table:table-cell table:formula="of:=[.CN66]-[.BZ66]" office:value-type="float" office:value="95.0319999999999" calcext:value-type="float">
            <text:p>95.0319999999999</text:p>
          </table:table-cell>
          <table:table-cell table:formula="of:=[.CO66]-[.CA66]" office:value-type="float" office:value="833.078" calcext:value-type="float">
            <text:p>833.078</text:p>
          </table:table-cell>
          <table:table-cell table:formula="of:=AVERAGE([.BE66];[.BH66];[.BK66])" office:value-type="float" office:value="7.96666666666666" calcext:value-type="float">
            <text:p>7.96666666666666</text:p>
          </table:table-cell>
          <table:table-cell table:formula="of:=AVERAGE([.BF66];[.BI66];[.BL66])" office:value-type="float" office:value="63.2933333333333" calcext:value-type="float">
            <text:p>63.2933333333333</text:p>
          </table:table-cell>
          <table:table-cell table:formula="of:=AVERAGE([.BG66];[.BJ66];[.BM66])" office:value-type="float" office:value="400.244666666667" calcext:value-type="float">
            <text:p>400.244666666667</text:p>
          </table:table-cell>
          <table:table-cell table:number-columns-repeated="2"/>
          <table:table-cell office:value-type="float" office:value="596.4" calcext:value-type="float">
            <text:p>596.4</text:p>
          </table:table-cell>
          <table:table-cell office:value-type="float" office:value="1038.047" calcext:value-type="float">
            <text:p>1038.047</text:p>
          </table:table-cell>
          <table:table-cell office:value-type="float" office:value="10498.977" calcext:value-type="float">
            <text:p>10498.977</text:p>
          </table:table-cell>
          <table:table-cell office:value-type="float" office:value="623.5" calcext:value-type="float">
            <text:p>623.5</text:p>
          </table:table-cell>
          <table:table-cell office:value-type="float" office:value="924.746" calcext:value-type="float">
            <text:p>924.746</text:p>
          </table:table-cell>
          <table:table-cell office:value-type="float" office:value="9208.496" calcext:value-type="float">
            <text:p>9208.496</text:p>
          </table:table-cell>
          <table:table-cell office:value-type="float" office:value="653" calcext:value-type="float">
            <text:p>653</text:p>
          </table:table-cell>
          <table:table-cell office:value-type="float" office:value="1112.98" calcext:value-type="float">
            <text:p>1112.98</text:p>
          </table:table-cell>
          <table:table-cell office:value-type="float" office:value="11165.602" calcext:value-type="float">
            <text:p>11165.602</text:p>
          </table:table-cell>
          <table:table-cell table:formula="of:=AVERAGE([.BS66];[.BV66];[.BY66])" office:value-type="float" office:value="624.3" calcext:value-type="float">
            <text:p>624.3</text:p>
          </table:table-cell>
          <table:table-cell table:formula="of:=AVERAGE([.BT66];[.BW66];[.BZ66])" office:value-type="float" office:value="1025.25766666667" calcext:value-type="float">
            <text:p>1025.25766666667</text:p>
          </table:table-cell>
          <table:table-cell table:formula="of:=AVERAGE([.BU66];[.BX66];[.CA66])" office:value-type="float" office:value="10291.025" calcext:value-type="float">
            <text:p>10291.025</text:p>
          </table:table-cell>
          <table:table-cell table:number-columns-repeated="2"/>
          <table:table-cell office:value-type="float" office:value="608.2" calcext:value-type="float">
            <text:p>608.2</text:p>
          </table:table-cell>
          <table:table-cell office:value-type="float" office:value="1085.211" calcext:value-type="float">
            <text:p>1085.211</text:p>
          </table:table-cell>
          <table:table-cell office:value-type="float" office:value="10682.805" calcext:value-type="float">
            <text:p>10682.805</text:p>
          </table:table-cell>
          <table:table-cell office:value-type="float" office:value="637.8" calcext:value-type="float">
            <text:p>637.8</text:p>
          </table:table-cell>
          <table:table-cell office:value-type="float" office:value="972.43" calcext:value-type="float">
            <text:p>972.43</text:p>
          </table:table-cell>
          <table:table-cell office:value-type="float" office:value="9392.324" calcext:value-type="float">
            <text:p>9392.324</text:p>
          </table:table-cell>
          <table:table-cell office:value-type="float" office:value="650.8" calcext:value-type="float">
            <text:p>650.8</text:p>
          </table:table-cell>
          <table:table-cell office:value-type="float" office:value="1208.012" calcext:value-type="float">
            <text:p>1208.012</text:p>
          </table:table-cell>
          <table:table-cell office:value-type="float" office:value="11998.68" calcext:value-type="float">
            <text:p>11998.68</text:p>
          </table:table-cell>
          <table:table-cell table:formula="of:=AVERAGE([.CG66];[.CJ66];[.CM66])" office:value-type="float" office:value="632.266666666667" calcext:value-type="float">
            <text:p>632.266666666667</text:p>
          </table:table-cell>
          <table:table-cell table:formula="of:=AVERAGE([.CH66];[.CK66];[.CN66])" office:value-type="float" office:value="1088.551" calcext:value-type="float">
            <text:p>1088.551</text:p>
          </table:table-cell>
          <table:table-cell table:formula="of:=AVERAGE([.CI66];[.CL66];[.CO66])" office:value-type="float" office:value="10691.2696666667" calcext:value-type="float">
            <text:p>10691.269666666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28.574" calcext:value-type="float">
            <text:p>328.574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7" calcext:value-type="float">
            <text:p>14.7</text:p>
          </table:table-cell>
          <table:table-cell office:value-type="float" office:value="353.082" calcext:value-type="float">
            <text:p>353.08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1.8" calcext:value-type="float">
            <text:p>11.8</text:p>
          </table:table-cell>
          <table:table-cell office:value-type="float" office:value="350.836" calcext:value-type="float">
            <text:p>350.836</text:p>
          </table:table-cell>
          <table:table-cell office:value-type="float" office:value="660.023" calcext:value-type="float">
            <text:p>660.023</text:p>
          </table:table-cell>
          <table:table-cell table:formula="of:=AVERAGE([.A67];[.D67];[.G67])" office:value-type="float" office:value="13.4" calcext:value-type="float">
            <text:p>13.4</text:p>
          </table:table-cell>
          <table:table-cell table:formula="of:=AVERAGE([.B67];[.E67];[.H67])" office:value-type="float" office:value="344.164" calcext:value-type="float">
            <text:p>344.164</text:p>
          </table:table-cell>
          <table:table-cell table:formula="of:=AVERAGE([.C67];[.F67];[.I6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7];[.R67];[.U67])" office:value-type="float" office:value="4.23333333333333" calcext:value-type="float">
            <text:p>4.23333333333333</text:p>
          </table:table-cell>
          <table:table-cell table:formula="of:=AVERAGE([.P67];[.S67];[.V67])" office:value-type="float" office:value="35.146" calcext:value-type="float">
            <text:p>35.146</text:p>
          </table:table-cell>
          <table:table-cell table:formula="of:=AVERAGE([.Q67];[.T67];[.W67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5.629" calcext:value-type="float">
            <text:p>405.629</text:p>
          </table:table-cell>
          <table:table-cell office:value-type="float" office:value="3968.676" calcext:value-type="float">
            <text:p>3968.676</text:p>
          </table:table-cell>
          <table:table-cell office:value-type="float" office:value="458" calcext:value-type="float">
            <text:p>458</text:p>
          </table:table-cell>
          <table:table-cell office:value-type="float" office:value="405.566" calcext:value-type="float">
            <text:p>405.566</text:p>
          </table:table-cell>
          <table:table-cell office:value-type="float" office:value="3968.605" calcext:value-type="float">
            <text:p>3968.605</text:p>
          </table:table-cell>
          <table:table-cell office:value-type="float" office:value="458" calcext:value-type="float">
            <text:p>458</text:p>
          </table:table-cell>
          <table:table-cell office:value-type="float" office:value="405.469" calcext:value-type="float">
            <text:p>405.469</text:p>
          </table:table-cell>
          <table:table-cell office:value-type="float" office:value="3968.781" calcext:value-type="float">
            <text:p>3968.781</text:p>
          </table:table-cell>
          <table:table-cell table:formula="of:=AVERAGE([.AC67];[.AF67];[.AI67])" office:value-type="float" office:value="456.666666666667" calcext:value-type="float">
            <text:p>456.666666666667</text:p>
          </table:table-cell>
          <table:table-cell table:formula="of:=AVERAGE([.AD67];[.AG67];[.AJ67])" office:value-type="float" office:value="405.554666666667" calcext:value-type="float">
            <text:p>405.554666666667</text:p>
          </table:table-cell>
          <table:table-cell table:formula="of:=AVERAGE([.AE67];[.AH67];[.AK67])" office:value-type="float" office:value="3968.68733333333" calcext:value-type="float">
            <text:p>3968.68733333333</text:p>
          </table:table-cell>
          <table:table-cell table:number-columns-repeated="2"/>
          <table:table-cell table:formula="of:=[.A67]+[.O67]+[.AC67]" office:value-type="float" office:value="471.6" calcext:value-type="float">
            <text:p>471.6</text:p>
          </table:table-cell>
          <table:table-cell table:formula="of:=[.B67]+[.P67]+[.AD67]" office:value-type="float" office:value="769.348" calcext:value-type="float">
            <text:p>769.348</text:p>
          </table:table-cell>
          <table:table-cell table:formula="of:=[.C67]+[.Q67]+[.AE67]" office:value-type="float" office:value="4679.824" calcext:value-type="float">
            <text:p>4679.824</text:p>
          </table:table-cell>
          <table:table-cell table:formula="of:=[.D67]+[.R67]+[.AF67]" office:value-type="float" office:value="476.6" calcext:value-type="float">
            <text:p>476.6</text:p>
          </table:table-cell>
          <table:table-cell table:formula="of:=[.E67]+[.S67]+[.AG67]" office:value-type="float" office:value="793.793" calcext:value-type="float">
            <text:p>793.793</text:p>
          </table:table-cell>
          <table:table-cell table:formula="of:=[.F67]+[.T67]+[.AH67]" office:value-type="float" office:value="4698.253" calcext:value-type="float">
            <text:p>4698.253</text:p>
          </table:table-cell>
          <table:table-cell table:formula="of:=[.G67]+[.U67]+[.AI67]" office:value-type="float" office:value="474.7" calcext:value-type="float">
            <text:p>474.7</text:p>
          </table:table-cell>
          <table:table-cell table:formula="of:=[.H67]+[.V67]+[.AJ67]" office:value-type="float" office:value="791.453" calcext:value-type="float">
            <text:p>791.453</text:p>
          </table:table-cell>
          <table:table-cell table:formula="of:=[.I67]+[.W67]+[.AK67]" office:value-type="float" office:value="4713.929" calcext:value-type="float">
            <text:p>4713.929</text:p>
          </table:table-cell>
          <table:table-cell table:formula="of:=AVERAGE([.AQ67];[.AT67];[.AW67])" office:value-type="float" office:value="474.3" calcext:value-type="float">
            <text:p>474.3</text:p>
          </table:table-cell>
          <table:table-cell table:formula="of:=AVERAGE([.AR67];[.AU67];[.AX67])" office:value-type="float" office:value="784.864666666667" calcext:value-type="float">
            <text:p>784.864666666667</text:p>
          </table:table-cell>
          <table:table-cell table:formula="of:=AVERAGE([.AS67];[.AV67];[.AY67])" office:value-type="float" office:value="4697.33533333333" calcext:value-type="float">
            <text:p>4697.33533333333</text:p>
          </table:table-cell>
          <table:table-cell table:number-columns-repeated="2"/>
          <table:table-cell table:formula="of:=[.CG67]-[.BS67]" office:value-type="float" office:value="9.60000000000002" calcext:value-type="float">
            <text:p>9.60000000000002</text:p>
          </table:table-cell>
          <table:table-cell table:formula="of:=[.CH67]-[.BT67]" office:value-type="float" office:value="47.164" calcext:value-type="float">
            <text:p>47.164</text:p>
          </table:table-cell>
          <table:table-cell table:formula="of:=[.CI67]-[.BU67]" office:value-type="float" office:value="183.828000000001" calcext:value-type="float">
            <text:p>183.828000000001</text:p>
          </table:table-cell>
          <table:table-cell table:formula="of:=[.CJ67]-[.BV67]" office:value-type="float" office:value="9.10000000000002" calcext:value-type="float">
            <text:p>9.10000000000002</text:p>
          </table:table-cell>
          <table:table-cell table:formula="of:=[.CK67]-[.BW67]" office:value-type="float" office:value="49.4059999999999" calcext:value-type="float">
            <text:p>49.4059999999999</text:p>
          </table:table-cell>
          <table:table-cell table:formula="of:=[.CL67]-[.BX67]" office:value-type="float" office:value="186.215" calcext:value-type="float">
            <text:p>186.215</text:p>
          </table:table-cell>
          <table:table-cell table:formula="of:=[.CM67]-[.BY67]" office:value-type="float" office:value="87.6" calcext:value-type="float">
            <text:p>87.6</text:p>
          </table:table-cell>
          <table:table-cell table:formula="of:=[.CN67]-[.BZ67]" office:value-type="float" office:value="44.2149999999999" calcext:value-type="float">
            <text:p>44.2149999999999</text:p>
          </table:table-cell>
          <table:table-cell table:formula="of:=[.CO67]-[.CA67]" office:value-type="float" office:value="179.957" calcext:value-type="float">
            <text:p>179.957</text:p>
          </table:table-cell>
          <table:table-cell table:formula="of:=AVERAGE([.BE67];[.BH67];[.BK67])" office:value-type="float" office:value="35.4333333333333" calcext:value-type="float">
            <text:p>35.4333333333333</text:p>
          </table:table-cell>
          <table:table-cell table:formula="of:=AVERAGE([.BF67];[.BI67];[.BL67])" office:value-type="float" office:value="46.9283333333333" calcext:value-type="float">
            <text:p>46.9283333333333</text:p>
          </table:table-cell>
          <table:table-cell table:formula="of:=AVERAGE([.BG67];[.BJ67];[.BM67])" office:value-type="float" office:value="183.333333333334" calcext:value-type="float">
            <text:p>183.333333333334</text:p>
          </table:table-cell>
          <table:table-cell table:number-columns-repeated="2"/>
          <table:table-cell office:value-type="float" office:value="754.6" calcext:value-type="float">
            <text:p>754.6</text:p>
          </table:table-cell>
          <table:table-cell office:value-type="float" office:value="1051.387" calcext:value-type="float">
            <text:p>1051.387</text:p>
          </table:table-cell>
          <table:table-cell office:value-type="float" office:value="10508.988" calcext:value-type="float">
            <text:p>10508.988</text:p>
          </table:table-cell>
          <table:table-cell office:value-type="float" office:value="518.4" calcext:value-type="float">
            <text:p>518.4</text:p>
          </table:table-cell>
          <table:table-cell office:value-type="float" office:value="1052.344" calcext:value-type="float">
            <text:p>1052.344</text:p>
          </table:table-cell>
          <table:table-cell office:value-type="float" office:value="10512.203" calcext:value-type="float">
            <text:p>10512.203</text:p>
          </table:table-cell>
          <table:table-cell office:value-type="float" office:value="422.6" calcext:value-type="float">
            <text:p>422.6</text:p>
          </table:table-cell>
          <table:table-cell office:value-type="float" office:value="1125.93" calcext:value-type="float">
            <text:p>1125.93</text:p>
          </table:table-cell>
          <table:table-cell office:value-type="float" office:value="11176.188" calcext:value-type="float">
            <text:p>11176.188</text:p>
          </table:table-cell>
          <table:table-cell table:formula="of:=AVERAGE([.BS67];[.BV67];[.BY67])" office:value-type="float" office:value="565.2" calcext:value-type="float">
            <text:p>565.2</text:p>
          </table:table-cell>
          <table:table-cell table:formula="of:=AVERAGE([.BT67];[.BW67];[.BZ67])" office:value-type="float" office:value="1076.55366666667" calcext:value-type="float">
            <text:p>1076.55366666667</text:p>
          </table:table-cell>
          <table:table-cell table:formula="of:=AVERAGE([.BU67];[.BX67];[.CA67])" office:value-type="float" office:value="10732.4596666667" calcext:value-type="float">
            <text:p>10732.4596666667</text:p>
          </table:table-cell>
          <table:table-cell table:number-columns-repeated="2"/>
          <table:table-cell office:value-type="float" office:value="764.2" calcext:value-type="float">
            <text:p>764.2</text:p>
          </table:table-cell>
          <table:table-cell office:value-type="float" office:value="1098.551" calcext:value-type="float">
            <text:p>1098.551</text:p>
          </table:table-cell>
          <table:table-cell office:value-type="float" office:value="10692.816" calcext:value-type="float">
            <text:p>10692.816</text:p>
          </table:table-cell>
          <table:table-cell office:value-type="float" office:value="527.5" calcext:value-type="float">
            <text:p>527.5</text:p>
          </table:table-cell>
          <table:table-cell office:value-type="float" office:value="1101.75" calcext:value-type="float">
            <text:p>1101.75</text:p>
          </table:table-cell>
          <table:table-cell office:value-type="float" office:value="10698.418" calcext:value-type="float">
            <text:p>10698.418</text:p>
          </table:table-cell>
          <table:table-cell office:value-type="float" office:value="510.2" calcext:value-type="float">
            <text:p>510.2</text:p>
          </table:table-cell>
          <table:table-cell office:value-type="float" office:value="1170.145" calcext:value-type="float">
            <text:p>1170.145</text:p>
          </table:table-cell>
          <table:table-cell office:value-type="float" office:value="11356.145" calcext:value-type="float">
            <text:p>11356.145</text:p>
          </table:table-cell>
          <table:table-cell table:formula="of:=AVERAGE([.CG67];[.CJ67];[.CM67])" office:value-type="float" office:value="600.633333333333" calcext:value-type="float">
            <text:p>600.633333333333</text:p>
          </table:table-cell>
          <table:table-cell table:formula="of:=AVERAGE([.CH67];[.CK67];[.CN67])" office:value-type="float" office:value="1123.482" calcext:value-type="float">
            <text:p>1123.482</text:p>
          </table:table-cell>
          <table:table-cell table:formula="of:=AVERAGE([.CI67];[.CL67];[.CO67])" office:value-type="float" office:value="10915.793" calcext:value-type="float">
            <text:p>10915.79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28.523" calcext:value-type="float">
            <text:p>328.52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215" calcext:value-type="float">
            <text:p>353.21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2.8" calcext:value-type="float">
            <text:p>12.8</text:p>
          </table:table-cell>
          <table:table-cell office:value-type="float" office:value="350.801" calcext:value-type="float">
            <text:p>350.801</text:p>
          </table:table-cell>
          <table:table-cell office:value-type="float" office:value="660.023" calcext:value-type="float">
            <text:p>660.023</text:p>
          </table:table-cell>
          <table:table-cell table:formula="of:=AVERAGE([.A68];[.D68];[.G68])" office:value-type="float" office:value="12.8" calcext:value-type="float">
            <text:p>12.8</text:p>
          </table:table-cell>
          <table:table-cell table:formula="of:=AVERAGE([.B68];[.E68];[.H68])" office:value-type="float" office:value="344.179666666667" calcext:value-type="float">
            <text:p>344.179666666667</text:p>
          </table:table-cell>
          <table:table-cell table:formula="of:=AVERAGE([.C68];[.F68];[.I6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8];[.R68];[.U68])" office:value-type="float" office:value="4.56666666666667" calcext:value-type="float">
            <text:p>4.56666666666667</text:p>
          </table:table-cell>
          <table:table-cell table:formula="of:=AVERAGE([.P68];[.S68];[.V68])" office:value-type="float" office:value="35.146" calcext:value-type="float">
            <text:p>35.146</text:p>
          </table:table-cell>
          <table:table-cell table:formula="of:=AVERAGE([.Q68];[.T68];[.W68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5.645" calcext:value-type="float">
            <text:p>405.645</text:p>
          </table:table-cell>
          <table:table-cell office:value-type="float" office:value="3968.691" calcext:value-type="float">
            <text:p>3968.691</text:p>
          </table:table-cell>
          <table:table-cell office:value-type="float" office:value="455" calcext:value-type="float">
            <text:p>455</text:p>
          </table:table-cell>
          <table:table-cell office:value-type="float" office:value="405.555" calcext:value-type="float">
            <text:p>405.555</text:p>
          </table:table-cell>
          <table:table-cell office:value-type="float" office:value="3968.594" calcext:value-type="float">
            <text:p>3968.594</text:p>
          </table:table-cell>
          <table:table-cell office:value-type="float" office:value="456.2" calcext:value-type="float">
            <text:p>456.2</text:p>
          </table:table-cell>
          <table:table-cell office:value-type="float" office:value="405.539" calcext:value-type="float">
            <text:p>405.539</text:p>
          </table:table-cell>
          <table:table-cell office:value-type="float" office:value="3968.719" calcext:value-type="float">
            <text:p>3968.719</text:p>
          </table:table-cell>
          <table:table-cell table:formula="of:=AVERAGE([.AC68];[.AF68];[.AI68])" office:value-type="float" office:value="455.733333333333" calcext:value-type="float">
            <text:p>455.733333333333</text:p>
          </table:table-cell>
          <table:table-cell table:formula="of:=AVERAGE([.AD68];[.AG68];[.AJ68])" office:value-type="float" office:value="405.579666666667" calcext:value-type="float">
            <text:p>405.579666666667</text:p>
          </table:table-cell>
          <table:table-cell table:formula="of:=AVERAGE([.AE68];[.AH68];[.AK68])" office:value-type="float" office:value="3968.668" calcext:value-type="float">
            <text:p>3968.668</text:p>
          </table:table-cell>
          <table:table-cell table:number-columns-repeated="2"/>
          <table:table-cell table:formula="of:=[.A68]+[.O68]+[.AC68]" office:value-type="float" office:value="472.7" calcext:value-type="float">
            <text:p>472.7</text:p>
          </table:table-cell>
          <table:table-cell table:formula="of:=[.B68]+[.P68]+[.AD68]" office:value-type="float" office:value="769.313" calcext:value-type="float">
            <text:p>769.313</text:p>
          </table:table-cell>
          <table:table-cell table:formula="of:=[.C68]+[.Q68]+[.AE68]" office:value-type="float" office:value="4679.839" calcext:value-type="float">
            <text:p>4679.839</text:p>
          </table:table-cell>
          <table:table-cell table:formula="of:=[.D68]+[.R68]+[.AF68]" office:value-type="float" office:value="473.7" calcext:value-type="float">
            <text:p>473.7</text:p>
          </table:table-cell>
          <table:table-cell table:formula="of:=[.E68]+[.S68]+[.AG68]" office:value-type="float" office:value="793.915" calcext:value-type="float">
            <text:p>793.915</text:p>
          </table:table-cell>
          <table:table-cell table:formula="of:=[.F68]+[.T68]+[.AH68]" office:value-type="float" office:value="4698.242" calcext:value-type="float">
            <text:p>4698.242</text:p>
          </table:table-cell>
          <table:table-cell table:formula="of:=[.G68]+[.U68]+[.AI68]" office:value-type="float" office:value="472.9" calcext:value-type="float">
            <text:p>472.9</text:p>
          </table:table-cell>
          <table:table-cell table:formula="of:=[.H68]+[.V68]+[.AJ68]" office:value-type="float" office:value="791.488" calcext:value-type="float">
            <text:p>791.488</text:p>
          </table:table-cell>
          <table:table-cell table:formula="of:=[.I68]+[.W68]+[.AK68]" office:value-type="float" office:value="4713.867" calcext:value-type="float">
            <text:p>4713.867</text:p>
          </table:table-cell>
          <table:table-cell table:formula="of:=AVERAGE([.AQ68];[.AT68];[.AW68])" office:value-type="float" office:value="473.1" calcext:value-type="float">
            <text:p>473.1</text:p>
          </table:table-cell>
          <table:table-cell table:formula="of:=AVERAGE([.AR68];[.AU68];[.AX68])" office:value-type="float" office:value="784.905333333334" calcext:value-type="float">
            <text:p>784.905333333334</text:p>
          </table:table-cell>
          <table:table-cell table:formula="of:=AVERAGE([.AS68];[.AV68];[.AY68])" office:value-type="float" office:value="4697.316" calcext:value-type="float">
            <text:p>4697.316</text:p>
          </table:table-cell>
          <table:table-cell table:number-columns-repeated="2"/>
          <table:table-cell table:formula="of:=[.CG68]-[.BS68]" office:value-type="float" office:value="12.1999999999999" calcext:value-type="float">
            <text:p>12.1999999999999</text:p>
          </table:table-cell>
          <table:table-cell table:formula="of:=[.CH68]-[.BT68]" office:value-type="float" office:value="47.164" calcext:value-type="float">
            <text:p>47.164</text:p>
          </table:table-cell>
          <table:table-cell table:formula="of:=[.CI68]-[.BU68]" office:value-type="float" office:value="183.828" calcext:value-type="float">
            <text:p>183.828</text:p>
          </table:table-cell>
          <table:table-cell table:formula="of:=[.CJ68]-[.BV68]" office:value-type="float" office:value="6.29999999999995" calcext:value-type="float">
            <text:p>6.29999999999995</text:p>
          </table:table-cell>
          <table:table-cell table:formula="of:=[.CK68]-[.BW68]" office:value-type="float" office:value="47.168" calcext:value-type="float">
            <text:p>47.168</text:p>
          </table:table-cell>
          <table:table-cell table:formula="of:=[.CL68]-[.BX68]" office:value-type="float" office:value="183.829" calcext:value-type="float">
            <text:p>183.829</text:p>
          </table:table-cell>
          <table:table-cell table:formula="of:=[.CM68]-[.BY68]" office:value-type="float" office:value="4.70000000000005" calcext:value-type="float">
            <text:p>4.70000000000005</text:p>
          </table:table-cell>
          <table:table-cell table:formula="of:=[.CN68]-[.BZ68]" office:value-type="float" office:value="44.3319999999999" calcext:value-type="float">
            <text:p>44.3319999999999</text:p>
          </table:table-cell>
          <table:table-cell table:formula="of:=[.CO68]-[.CA68]" office:value-type="float" office:value="179.57" calcext:value-type="float">
            <text:p>179.57</text:p>
          </table:table-cell>
          <table:table-cell table:formula="of:=AVERAGE([.BE68];[.BH68];[.BK68])" office:value-type="float" office:value="7.73333333333331" calcext:value-type="float">
            <text:p>7.73333333333331</text:p>
          </table:table-cell>
          <table:table-cell table:formula="of:=AVERAGE([.BF68];[.BI68];[.BL68])" office:value-type="float" office:value="46.2213333333333" calcext:value-type="float">
            <text:p>46.2213333333333</text:p>
          </table:table-cell>
          <table:table-cell table:formula="of:=AVERAGE([.BG68];[.BJ68];[.BM68])" office:value-type="float" office:value="182.409" calcext:value-type="float">
            <text:p>182.409</text:p>
          </table:table-cell>
          <table:table-cell table:number-columns-repeated="2"/>
          <table:table-cell office:value-type="float" office:value="696.7" calcext:value-type="float">
            <text:p>696.7</text:p>
          </table:table-cell>
          <table:table-cell office:value-type="float" office:value="1119.91" calcext:value-type="float">
            <text:p>1119.91</text:p>
          </table:table-cell>
          <table:table-cell office:value-type="float" office:value="11165.539" calcext:value-type="float">
            <text:p>11165.539</text:p>
          </table:table-cell>
          <table:table-cell office:value-type="float" office:value="716.5" calcext:value-type="float">
            <text:p>716.5</text:p>
          </table:table-cell>
          <table:table-cell office:value-type="float" office:value="927.355" calcext:value-type="float">
            <text:p>927.355</text:p>
          </table:table-cell>
          <table:table-cell office:value-type="float" office:value="9210.562" calcext:value-type="float">
            <text:p>9210.562</text:p>
          </table:table-cell>
          <table:table-cell office:value-type="float" office:value="591" calcext:value-type="float">
            <text:p>591</text:p>
          </table:table-cell>
          <table:table-cell office:value-type="float" office:value="1130.391" calcext:value-type="float">
            <text:p>1130.391</text:p>
          </table:table-cell>
          <table:table-cell office:value-type="float" office:value="11180.18" calcext:value-type="float">
            <text:p>11180.18</text:p>
          </table:table-cell>
          <table:table-cell table:formula="of:=AVERAGE([.BS68];[.BV68];[.BY68])" office:value-type="float" office:value="668.066666666667" calcext:value-type="float">
            <text:p>668.066666666667</text:p>
          </table:table-cell>
          <table:table-cell table:formula="of:=AVERAGE([.BT68];[.BW68];[.BZ68])" office:value-type="float" office:value="1059.21866666667" calcext:value-type="float">
            <text:p>1059.21866666667</text:p>
          </table:table-cell>
          <table:table-cell table:formula="of:=AVERAGE([.BU68];[.BX68];[.CA68])" office:value-type="float" office:value="10518.7603333333" calcext:value-type="float">
            <text:p>10518.7603333333</text:p>
          </table:table-cell>
          <table:table-cell table:number-columns-repeated="2"/>
          <table:table-cell office:value-type="float" office:value="708.9" calcext:value-type="float">
            <text:p>708.9</text:p>
          </table:table-cell>
          <table:table-cell office:value-type="float" office:value="1167.074" calcext:value-type="float">
            <text:p>1167.074</text:p>
          </table:table-cell>
          <table:table-cell office:value-type="float" office:value="11349.367" calcext:value-type="float">
            <text:p>11349.367</text:p>
          </table:table-cell>
          <table:table-cell office:value-type="float" office:value="722.8" calcext:value-type="float">
            <text:p>722.8</text:p>
          </table:table-cell>
          <table:table-cell office:value-type="float" office:value="974.523" calcext:value-type="float">
            <text:p>974.523</text:p>
          </table:table-cell>
          <table:table-cell office:value-type="float" office:value="9394.391" calcext:value-type="float">
            <text:p>9394.391</text:p>
          </table:table-cell>
          <table:table-cell office:value-type="float" office:value="595.7" calcext:value-type="float">
            <text:p>595.7</text:p>
          </table:table-cell>
          <table:table-cell office:value-type="float" office:value="1174.723" calcext:value-type="float">
            <text:p>1174.723</text:p>
          </table:table-cell>
          <table:table-cell office:value-type="float" office:value="11359.75" calcext:value-type="float">
            <text:p>11359.75</text:p>
          </table:table-cell>
          <table:table-cell table:formula="of:=AVERAGE([.CG68];[.CJ68];[.CM68])" office:value-type="float" office:value="675.8" calcext:value-type="float">
            <text:p>675.8</text:p>
          </table:table-cell>
          <table:table-cell table:formula="of:=AVERAGE([.CH68];[.CK68];[.CN68])" office:value-type="float" office:value="1105.44" calcext:value-type="float">
            <text:p>1105.44</text:p>
          </table:table-cell>
          <table:table-cell table:formula="of:=AVERAGE([.CI68];[.CL68];[.CO68])" office:value-type="float" office:value="10701.1693333333" calcext:value-type="float">
            <text:p>10701.169333333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28.766" calcext:value-type="float">
            <text:p>328.76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8" calcext:value-type="float">
            <text:p>12.8</text:p>
          </table:table-cell>
          <table:table-cell office:value-type="float" office:value="353.215" calcext:value-type="float">
            <text:p>353.21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.7" calcext:value-type="float">
            <text:p>15.7</text:p>
          </table:table-cell>
          <table:table-cell office:value-type="float" office:value="351.016" calcext:value-type="float">
            <text:p>351.016</text:p>
          </table:table-cell>
          <table:table-cell office:value-type="float" office:value="660.023" calcext:value-type="float">
            <text:p>660.023</text:p>
          </table:table-cell>
          <table:table-cell table:formula="of:=AVERAGE([.A69];[.D69];[.G69])" office:value-type="float" office:value="15.0333333333333" calcext:value-type="float">
            <text:p>15.0333333333333</text:p>
          </table:table-cell>
          <table:table-cell table:formula="of:=AVERAGE([.B69];[.E69];[.H69])" office:value-type="float" office:value="344.332333333333" calcext:value-type="float">
            <text:p>344.332333333333</text:p>
          </table:table-cell>
          <table:table-cell table:formula="of:=AVERAGE([.C69];[.F69];[.I6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69];[.R69];[.U69])" office:value-type="float" office:value="4.23333333333333" calcext:value-type="float">
            <text:p>4.23333333333333</text:p>
          </table:table-cell>
          <table:table-cell table:formula="of:=AVERAGE([.P69];[.S69];[.V69])" office:value-type="float" office:value="35.146" calcext:value-type="float">
            <text:p>35.146</text:p>
          </table:table-cell>
          <table:table-cell table:formula="of:=AVERAGE([.Q69];[.T69];[.W69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6.152" calcext:value-type="float">
            <text:p>406.152</text:p>
          </table:table-cell>
          <table:table-cell office:value-type="float" office:value="3969.723" calcext:value-type="float">
            <text:p>3969.723</text:p>
          </table:table-cell>
          <table:table-cell office:value-type="float" office:value="457" calcext:value-type="float">
            <text:p>457</text:p>
          </table:table-cell>
          <table:table-cell office:value-type="float" office:value="405.625" calcext:value-type="float">
            <text:p>405.625</text:p>
          </table:table-cell>
          <table:table-cell office:value-type="float" office:value="3968.664" calcext:value-type="float">
            <text:p>3968.664</text:p>
          </table:table-cell>
          <table:table-cell office:value-type="float" office:value="455" calcext:value-type="float">
            <text:p>455</text:p>
          </table:table-cell>
          <table:table-cell office:value-type="float" office:value="405.805" calcext:value-type="float">
            <text:p>405.805</text:p>
          </table:table-cell>
          <table:table-cell office:value-type="float" office:value="3969.254" calcext:value-type="float">
            <text:p>3969.254</text:p>
          </table:table-cell>
          <table:table-cell table:formula="of:=AVERAGE([.AC69];[.AF69];[.AI69])" office:value-type="float" office:value="455.333333333333" calcext:value-type="float">
            <text:p>455.333333333333</text:p>
          </table:table-cell>
          <table:table-cell table:formula="of:=AVERAGE([.AD69];[.AG69];[.AJ69])" office:value-type="float" office:value="405.860666666667" calcext:value-type="float">
            <text:p>405.860666666667</text:p>
          </table:table-cell>
          <table:table-cell table:formula="of:=AVERAGE([.AE69];[.AH69];[.AK69])" office:value-type="float" office:value="3969.21366666667" calcext:value-type="float">
            <text:p>3969.21366666667</text:p>
          </table:table-cell>
          <table:table-cell table:number-columns-repeated="2"/>
          <table:table-cell table:formula="of:=[.A69]+[.O69]+[.AC69]" office:value-type="float" office:value="475.5" calcext:value-type="float">
            <text:p>475.5</text:p>
          </table:table-cell>
          <table:table-cell table:formula="of:=[.B69]+[.P69]+[.AD69]" office:value-type="float" office:value="770.063" calcext:value-type="float">
            <text:p>770.063</text:p>
          </table:table-cell>
          <table:table-cell table:formula="of:=[.C69]+[.Q69]+[.AE69]" office:value-type="float" office:value="4680.871" calcext:value-type="float">
            <text:p>4680.871</text:p>
          </table:table-cell>
          <table:table-cell table:formula="of:=[.D69]+[.R69]+[.AF69]" office:value-type="float" office:value="473.7" calcext:value-type="float">
            <text:p>473.7</text:p>
          </table:table-cell>
          <table:table-cell table:formula="of:=[.E69]+[.S69]+[.AG69]" office:value-type="float" office:value="793.985" calcext:value-type="float">
            <text:p>793.985</text:p>
          </table:table-cell>
          <table:table-cell table:formula="of:=[.F69]+[.T69]+[.AH69]" office:value-type="float" office:value="4698.312" calcext:value-type="float">
            <text:p>4698.312</text:p>
          </table:table-cell>
          <table:table-cell table:formula="of:=[.G69]+[.U69]+[.AI69]" office:value-type="float" office:value="474.6" calcext:value-type="float">
            <text:p>474.6</text:p>
          </table:table-cell>
          <table:table-cell table:formula="of:=[.H69]+[.V69]+[.AJ69]" office:value-type="float" office:value="791.969" calcext:value-type="float">
            <text:p>791.969</text:p>
          </table:table-cell>
          <table:table-cell table:formula="of:=[.I69]+[.W69]+[.AK69]" office:value-type="float" office:value="4714.402" calcext:value-type="float">
            <text:p>4714.402</text:p>
          </table:table-cell>
          <table:table-cell table:formula="of:=AVERAGE([.AQ69];[.AT69];[.AW69])" office:value-type="float" office:value="474.6" calcext:value-type="float">
            <text:p>474.6</text:p>
          </table:table-cell>
          <table:table-cell table:formula="of:=AVERAGE([.AR69];[.AU69];[.AX69])" office:value-type="float" office:value="785.339" calcext:value-type="float">
            <text:p>785.339</text:p>
          </table:table-cell>
          <table:table-cell table:formula="of:=AVERAGE([.AS69];[.AV69];[.AY69])" office:value-type="float" office:value="4697.86166666667" calcext:value-type="float">
            <text:p>4697.86166666667</text:p>
          </table:table-cell>
          <table:table-cell table:number-columns-repeated="2"/>
          <table:table-cell table:formula="of:=[.CG69]-[.BS69]" office:value-type="float" office:value="11.3" calcext:value-type="float">
            <text:p>11.3</text:p>
          </table:table-cell>
          <table:table-cell table:formula="of:=[.CH69]-[.BT69]" office:value-type="float" office:value="45.164" calcext:value-type="float">
            <text:p>45.164</text:p>
          </table:table-cell>
          <table:table-cell table:formula="of:=[.CI69]-[.BU69]" office:value-type="float" office:value="181.828" calcext:value-type="float">
            <text:p>181.828</text:p>
          </table:table-cell>
          <table:table-cell table:formula="of:=[.CJ69]-[.BV69]" office:value-type="float" office:value="-0.199999999999989" calcext:value-type="float">
            <text:p>-0.199999999999989</text:p>
          </table:table-cell>
          <table:table-cell table:formula="of:=[.CK69]-[.BW69]" office:value-type="float" office:value="54.9289999999999" calcext:value-type="float">
            <text:p>54.9289999999999</text:p>
          </table:table-cell>
          <table:table-cell table:formula="of:=[.CL69]-[.BX69]" office:value-type="float" office:value="188.405999999999" calcext:value-type="float">
            <text:p>188.405999999999</text:p>
          </table:table-cell>
          <table:table-cell table:formula="of:=[.CM69]-[.BY69]" office:value-type="float" office:value="-23.8" calcext:value-type="float">
            <text:p>-23.8</text:p>
          </table:table-cell>
          <table:table-cell table:formula="of:=[.CN69]-[.BZ69]" office:value-type="float" office:value="-79.2350000000001" calcext:value-type="float">
            <text:p>-79.2350000000001</text:p>
          </table:table-cell>
          <table:table-cell table:formula="of:=[.CO69]-[.CA69]" office:value-type="float" office:value="-1502.578" calcext:value-type="float">
            <text:p>-1502.578</text:p>
          </table:table-cell>
          <table:table-cell table:formula="of:=AVERAGE([.BE69];[.BH69];[.BK69])" office:value-type="float" office:value="-4.23333333333333" calcext:value-type="float">
            <text:p>-4.23333333333333</text:p>
          </table:table-cell>
          <table:table-cell table:formula="of:=AVERAGE([.BF69];[.BI69];[.BL69])" office:value-type="float" office:value="6.95266666666657" calcext:value-type="float">
            <text:p>6.95266666666657</text:p>
          </table:table-cell>
          <table:table-cell table:formula="of:=AVERAGE([.BG69];[.BJ69];[.BM69])" office:value-type="float" office:value="-377.448" calcext:value-type="float">
            <text:p>-377.448</text:p>
          </table:table-cell>
          <table:table-cell table:number-columns-repeated="2"/>
          <table:table-cell office:value-type="float" office:value="630.1" calcext:value-type="float">
            <text:p>630.1</text:p>
          </table:table-cell>
          <table:table-cell office:value-type="float" office:value="1066.109" calcext:value-type="float">
            <text:p>1066.109</text:p>
          </table:table-cell>
          <table:table-cell office:value-type="float" office:value="10523.762" calcext:value-type="float">
            <text:p>10523.762</text:p>
          </table:table-cell>
          <table:table-cell office:value-type="float" office:value="495.3" calcext:value-type="float">
            <text:p>495.3</text:p>
          </table:table-cell>
          <table:table-cell office:value-type="float" office:value="1118.93" calcext:value-type="float">
            <text:p>1118.93</text:p>
          </table:table-cell>
          <table:table-cell office:value-type="float" office:value="11173.906" calcext:value-type="float">
            <text:p>11173.906</text:p>
          </table:table-cell>
          <table:table-cell office:value-type="float" office:value="645" calcext:value-type="float">
            <text:p>645</text:p>
          </table:table-cell>
          <table:table-cell office:value-type="float" office:value="1131.133" calcext:value-type="float">
            <text:p>1131.133</text:p>
          </table:table-cell>
          <table:table-cell office:value-type="float" office:value="11183.766" calcext:value-type="float">
            <text:p>11183.766</text:p>
          </table:table-cell>
          <table:table-cell table:formula="of:=AVERAGE([.BS69];[.BV69];[.BY69])" office:value-type="float" office:value="590.133333333333" calcext:value-type="float">
            <text:p>590.133333333333</text:p>
          </table:table-cell>
          <table:table-cell table:formula="of:=AVERAGE([.BT69];[.BW69];[.BZ69])" office:value-type="float" office:value="1105.39066666667" calcext:value-type="float">
            <text:p>1105.39066666667</text:p>
          </table:table-cell>
          <table:table-cell table:formula="of:=AVERAGE([.BU69];[.BX69];[.CA69])" office:value-type="float" office:value="10960.478" calcext:value-type="float">
            <text:p>10960.478</text:p>
          </table:table-cell>
          <table:table-cell table:number-columns-repeated="2"/>
          <table:table-cell office:value-type="float" office:value="641.4" calcext:value-type="float">
            <text:p>641.4</text:p>
          </table:table-cell>
          <table:table-cell office:value-type="float" office:value="1111.273" calcext:value-type="float">
            <text:p>1111.273</text:p>
          </table:table-cell>
          <table:table-cell office:value-type="float" office:value="10705.59" calcext:value-type="float">
            <text:p>10705.59</text:p>
          </table:table-cell>
          <table:table-cell office:value-type="float" office:value="495.1" calcext:value-type="float">
            <text:p>495.1</text:p>
          </table:table-cell>
          <table:table-cell office:value-type="float" office:value="1173.859" calcext:value-type="float">
            <text:p>1173.859</text:p>
          </table:table-cell>
          <table:table-cell office:value-type="float" office:value="11362.312" calcext:value-type="float">
            <text:p>11362.312</text:p>
          </table:table-cell>
          <table:table-cell office:value-type="float" office:value="621.2" calcext:value-type="float">
            <text:p>621.2</text:p>
          </table:table-cell>
          <table:table-cell office:value-type="float" office:value="1051.898" calcext:value-type="float">
            <text:p>1051.898</text:p>
          </table:table-cell>
          <table:table-cell office:value-type="float" office:value="9681.188" calcext:value-type="float">
            <text:p>9681.188</text:p>
          </table:table-cell>
          <table:table-cell table:formula="of:=AVERAGE([.CG69];[.CJ69];[.CM69])" office:value-type="float" office:value="585.9" calcext:value-type="float">
            <text:p>585.9</text:p>
          </table:table-cell>
          <table:table-cell table:formula="of:=AVERAGE([.CH69];[.CK69];[.CN69])" office:value-type="float" office:value="1112.34333333333" calcext:value-type="float">
            <text:p>1112.34333333333</text:p>
          </table:table-cell>
          <table:table-cell table:formula="of:=AVERAGE([.CI69];[.CL69];[.CO69])" office:value-type="float" office:value="10583.03" calcext:value-type="float">
            <text:p>10583.0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28.836" calcext:value-type="float">
            <text:p>328.83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4.8" calcext:value-type="float">
            <text:p>14.8</text:p>
          </table:table-cell>
          <table:table-cell office:value-type="float" office:value="353.16" calcext:value-type="float">
            <text:p>353.1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.8" calcext:value-type="float">
            <text:p>13.8</text:p>
          </table:table-cell>
          <table:table-cell office:value-type="float" office:value="351.043" calcext:value-type="float">
            <text:p>351.043</text:p>
          </table:table-cell>
          <table:table-cell office:value-type="float" office:value="660.023" calcext:value-type="float">
            <text:p>660.023</text:p>
          </table:table-cell>
          <table:table-cell table:formula="of:=AVERAGE([.A70];[.D70];[.G70])" office:value-type="float" office:value="14.1" calcext:value-type="float">
            <text:p>14.1</text:p>
          </table:table-cell>
          <table:table-cell table:formula="of:=AVERAGE([.B70];[.E70];[.H70])" office:value-type="float" office:value="344.346333333333" calcext:value-type="float">
            <text:p>344.346333333333</text:p>
          </table:table-cell>
          <table:table-cell table:formula="of:=AVERAGE([.C70];[.F70];[.I7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.9" calcext:value-type="float">
            <text:p>2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0];[.R70];[.U70])" office:value-type="float" office:value="3.56666666666667" calcext:value-type="float">
            <text:p>3.56666666666667</text:p>
          </table:table-cell>
          <table:table-cell table:formula="of:=AVERAGE([.P70];[.S70];[.V70])" office:value-type="float" office:value="35.146" calcext:value-type="float">
            <text:p>35.146</text:p>
          </table:table-cell>
          <table:table-cell table:formula="of:=AVERAGE([.Q70];[.T70];[.W7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1.5" calcext:value-type="float">
            <text:p>451.5</text:p>
          </table:table-cell>
          <table:table-cell office:value-type="float" office:value="405.645" calcext:value-type="float">
            <text:p>405.645</text:p>
          </table:table-cell>
          <table:table-cell office:value-type="float" office:value="3968.691" calcext:value-type="float">
            <text:p>3968.691</text:p>
          </table:table-cell>
          <table:table-cell office:value-type="float" office:value="456" calcext:value-type="float">
            <text:p>456</text:p>
          </table:table-cell>
          <table:table-cell office:value-type="float" office:value="399.57" calcext:value-type="float">
            <text:p>399.57</text:p>
          </table:table-cell>
          <table:table-cell office:value-type="float" office:value="3962.609" calcext:value-type="float">
            <text:p>3962.609</text:p>
          </table:table-cell>
          <table:table-cell office:value-type="float" office:value="458.3" calcext:value-type="float">
            <text:p>458.3</text:p>
          </table:table-cell>
          <table:table-cell office:value-type="float" office:value="405.609" calcext:value-type="float">
            <text:p>405.609</text:p>
          </table:table-cell>
          <table:table-cell office:value-type="float" office:value="3968.66" calcext:value-type="float">
            <text:p>3968.66</text:p>
          </table:table-cell>
          <table:table-cell table:formula="of:=AVERAGE([.AC70];[.AF70];[.AI70])" office:value-type="float" office:value="455.266666666667" calcext:value-type="float">
            <text:p>455.266666666667</text:p>
          </table:table-cell>
          <table:table-cell table:formula="of:=AVERAGE([.AD70];[.AG70];[.AJ70])" office:value-type="float" office:value="403.608" calcext:value-type="float">
            <text:p>403.608</text:p>
          </table:table-cell>
          <table:table-cell table:formula="of:=AVERAGE([.AE70];[.AH70];[.AK70])" office:value-type="float" office:value="3966.65333333333" calcext:value-type="float">
            <text:p>3966.65333333333</text:p>
          </table:table-cell>
          <table:table-cell table:number-columns-repeated="2"/>
          <table:table-cell table:formula="of:=[.A70]+[.O70]+[.AC70]" office:value-type="float" office:value="469.1" calcext:value-type="float">
            <text:p>469.1</text:p>
          </table:table-cell>
          <table:table-cell table:formula="of:=[.B70]+[.P70]+[.AD70]" office:value-type="float" office:value="769.626" calcext:value-type="float">
            <text:p>769.626</text:p>
          </table:table-cell>
          <table:table-cell table:formula="of:=[.C70]+[.Q70]+[.AE70]" office:value-type="float" office:value="4679.839" calcext:value-type="float">
            <text:p>4679.839</text:p>
          </table:table-cell>
          <table:table-cell table:formula="of:=[.D70]+[.R70]+[.AF70]" office:value-type="float" office:value="474.7" calcext:value-type="float">
            <text:p>474.7</text:p>
          </table:table-cell>
          <table:table-cell table:formula="of:=[.E70]+[.S70]+[.AG70]" office:value-type="float" office:value="787.875" calcext:value-type="float">
            <text:p>787.875</text:p>
          </table:table-cell>
          <table:table-cell table:formula="of:=[.F70]+[.T70]+[.AH70]" office:value-type="float" office:value="4692.257" calcext:value-type="float">
            <text:p>4692.257</text:p>
          </table:table-cell>
          <table:table-cell table:formula="of:=[.G70]+[.U70]+[.AI70]" office:value-type="float" office:value="475" calcext:value-type="float">
            <text:p>475</text:p>
          </table:table-cell>
          <table:table-cell table:formula="of:=[.H70]+[.V70]+[.AJ70]" office:value-type="float" office:value="791.8" calcext:value-type="float">
            <text:p>791.8</text:p>
          </table:table-cell>
          <table:table-cell table:formula="of:=[.I70]+[.W70]+[.AK70]" office:value-type="float" office:value="4713.808" calcext:value-type="float">
            <text:p>4713.808</text:p>
          </table:table-cell>
          <table:table-cell table:formula="of:=AVERAGE([.AQ70];[.AT70];[.AW70])" office:value-type="float" office:value="472.933333333333" calcext:value-type="float">
            <text:p>472.933333333333</text:p>
          </table:table-cell>
          <table:table-cell table:formula="of:=AVERAGE([.AR70];[.AU70];[.AX70])" office:value-type="float" office:value="783.100333333333" calcext:value-type="float">
            <text:p>783.100333333333</text:p>
          </table:table-cell>
          <table:table-cell table:formula="of:=AVERAGE([.AS70];[.AV70];[.AY70])" office:value-type="float" office:value="4695.30133333333" calcext:value-type="float">
            <text:p>4695.30133333333</text:p>
          </table:table-cell>
          <table:table-cell table:number-columns-repeated="2"/>
          <table:table-cell table:formula="of:=[.CG70]-[.BS70]" office:value-type="float" office:value="10.8" calcext:value-type="float">
            <text:p>10.8</text:p>
          </table:table-cell>
          <table:table-cell table:formula="of:=[.CH70]-[.BT70]" office:value-type="float" office:value="49.164" calcext:value-type="float">
            <text:p>49.164</text:p>
          </table:table-cell>
          <table:table-cell table:formula="of:=[.CI70]-[.BU70]" office:value-type="float" office:value="185.699000000001" calcext:value-type="float">
            <text:p>185.699000000001</text:p>
          </table:table-cell>
          <table:table-cell table:formula="of:=[.CJ70]-[.BV70]" office:value-type="float" office:value="1.09999999999997" calcext:value-type="float">
            <text:p>1.09999999999997</text:p>
          </table:table-cell>
          <table:table-cell table:formula="of:=[.CK70]-[.BW70]" office:value-type="float" office:value="45.7030000000002" calcext:value-type="float">
            <text:p>45.7030000000002</text:p>
          </table:table-cell>
          <table:table-cell table:formula="of:=[.CL70]-[.BX70]" office:value-type="float" office:value="181.851000000001" calcext:value-type="float">
            <text:p>181.851000000001</text:p>
          </table:table-cell>
          <table:table-cell table:formula="of:=[.CM70]-[.BY70]" office:value-type="float" office:value="-8.39999999999998" calcext:value-type="float">
            <text:p>-8.39999999999998</text:p>
          </table:table-cell>
          <table:table-cell table:formula="of:=[.CN70]-[.BZ70]" office:value-type="float" office:value="60.223" calcext:value-type="float">
            <text:p>60.223</text:p>
          </table:table-cell>
          <table:table-cell table:formula="of:=[.CO70]-[.CA70]" office:value-type="float" office:value="196.343999999999" calcext:value-type="float">
            <text:p>196.343999999999</text:p>
          </table:table-cell>
          <table:table-cell table:formula="of:=AVERAGE([.BE70];[.BH70];[.BK70])" office:value-type="float" office:value="1.16666666666665" calcext:value-type="float">
            <text:p>1.16666666666665</text:p>
          </table:table-cell>
          <table:table-cell table:formula="of:=AVERAGE([.BF70];[.BI70];[.BL70])" office:value-type="float" office:value="51.6966666666667" calcext:value-type="float">
            <text:p>51.6966666666667</text:p>
          </table:table-cell>
          <table:table-cell table:formula="of:=AVERAGE([.BG70];[.BJ70];[.BM70])" office:value-type="float" office:value="187.964666666667" calcext:value-type="float">
            <text:p>187.964666666667</text:p>
          </table:table-cell>
          <table:table-cell table:number-columns-repeated="2"/>
          <table:table-cell office:value-type="float" office:value="603.1" calcext:value-type="float">
            <text:p>603.1</text:p>
          </table:table-cell>
          <table:table-cell office:value-type="float" office:value="1046.727" calcext:value-type="float">
            <text:p>1046.727</text:p>
          </table:table-cell>
          <table:table-cell office:value-type="float" office:value="10504.719" calcext:value-type="float">
            <text:p>10504.719</text:p>
          </table:table-cell>
          <table:table-cell office:value-type="float" office:value="502.3" calcext:value-type="float">
            <text:p>502.3</text:p>
          </table:table-cell>
          <table:table-cell office:value-type="float" office:value="1189.668" calcext:value-type="float">
            <text:p>1189.668</text:p>
          </table:table-cell>
          <table:table-cell office:value-type="float" office:value="11829.051" calcext:value-type="float">
            <text:p>11829.051</text:p>
          </table:table-cell>
          <table:table-cell office:value-type="float" office:value="513.4" calcext:value-type="float">
            <text:p>513.4</text:p>
          </table:table-cell>
          <table:table-cell office:value-type="float" office:value="1048.121" calcext:value-type="float">
            <text:p>1048.121</text:p>
          </table:table-cell>
          <table:table-cell office:value-type="float" office:value="10508.699" calcext:value-type="float">
            <text:p>10508.699</text:p>
          </table:table-cell>
          <table:table-cell table:formula="of:=AVERAGE([.BS70];[.BV70];[.BY70])" office:value-type="float" office:value="539.6" calcext:value-type="float">
            <text:p>539.6</text:p>
          </table:table-cell>
          <table:table-cell table:formula="of:=AVERAGE([.BT70];[.BW70];[.BZ70])" office:value-type="float" office:value="1094.83866666667" calcext:value-type="float">
            <text:p>1094.83866666667</text:p>
          </table:table-cell>
          <table:table-cell table:formula="of:=AVERAGE([.BU70];[.BX70];[.CA70])" office:value-type="float" office:value="10947.4896666667" calcext:value-type="float">
            <text:p>10947.4896666667</text:p>
          </table:table-cell>
          <table:table-cell table:number-columns-repeated="2"/>
          <table:table-cell office:value-type="float" office:value="613.9" calcext:value-type="float">
            <text:p>613.9</text:p>
          </table:table-cell>
          <table:table-cell office:value-type="float" office:value="1095.891" calcext:value-type="float">
            <text:p>1095.891</text:p>
          </table:table-cell>
          <table:table-cell office:value-type="float" office:value="10690.418" calcext:value-type="float">
            <text:p>10690.418</text:p>
          </table:table-cell>
          <table:table-cell office:value-type="float" office:value="503.4" calcext:value-type="float">
            <text:p>503.4</text:p>
          </table:table-cell>
          <table:table-cell office:value-type="float" office:value="1235.371" calcext:value-type="float">
            <text:p>1235.371</text:p>
          </table:table-cell>
          <table:table-cell office:value-type="float" office:value="12010.902" calcext:value-type="float">
            <text:p>12010.902</text:p>
          </table:table-cell>
          <table:table-cell office:value-type="float" office:value="505" calcext:value-type="float">
            <text:p>505</text:p>
          </table:table-cell>
          <table:table-cell office:value-type="float" office:value="1108.344" calcext:value-type="float">
            <text:p>1108.344</text:p>
          </table:table-cell>
          <table:table-cell office:value-type="float" office:value="10705.043" calcext:value-type="float">
            <text:p>10705.043</text:p>
          </table:table-cell>
          <table:table-cell table:formula="of:=AVERAGE([.CG70];[.CJ70];[.CM70])" office:value-type="float" office:value="540.766666666667" calcext:value-type="float">
            <text:p>540.766666666667</text:p>
          </table:table-cell>
          <table:table-cell table:formula="of:=AVERAGE([.CH70];[.CK70];[.CN70])" office:value-type="float" office:value="1146.53533333333" calcext:value-type="float">
            <text:p>1146.53533333333</text:p>
          </table:table-cell>
          <table:table-cell table:formula="of:=AVERAGE([.CI70];[.CL70];[.CO70])" office:value-type="float" office:value="11135.4543333333" calcext:value-type="float">
            <text:p>11135.454333333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28.539" calcext:value-type="float">
            <text:p>328.53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3.8" calcext:value-type="float">
            <text:p>13.8</text:p>
          </table:table-cell>
          <table:table-cell office:value-type="float" office:value="353.438" calcext:value-type="float">
            <text:p>353.43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4.8" calcext:value-type="float">
            <text:p>14.8</text:p>
          </table:table-cell>
          <table:table-cell office:value-type="float" office:value="350.242" calcext:value-type="float">
            <text:p>350.242</text:p>
          </table:table-cell>
          <table:table-cell office:value-type="float" office:value="660.023" calcext:value-type="float">
            <text:p>660.023</text:p>
          </table:table-cell>
          <table:table-cell table:formula="of:=AVERAGE([.A71];[.D71];[.G71])" office:value-type="float" office:value="14.1" calcext:value-type="float">
            <text:p>14.1</text:p>
          </table:table-cell>
          <table:table-cell table:formula="of:=AVERAGE([.B71];[.E71];[.H71])" office:value-type="float" office:value="344.073" calcext:value-type="float">
            <text:p>344.073</text:p>
          </table:table-cell>
          <table:table-cell table:formula="of:=AVERAGE([.C71];[.F71];[.I7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1];[.R71];[.U71])" office:value-type="float" office:value="3.93333333333333" calcext:value-type="float">
            <text:p>3.93333333333333</text:p>
          </table:table-cell>
          <table:table-cell table:formula="of:=AVERAGE([.P71];[.S71];[.V71])" office:value-type="float" office:value="35.146" calcext:value-type="float">
            <text:p>35.146</text:p>
          </table:table-cell>
          <table:table-cell table:formula="of:=AVERAGE([.Q71];[.T71];[.W7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5.645" calcext:value-type="float">
            <text:p>405.645</text:p>
          </table:table-cell>
          <table:table-cell office:value-type="float" office:value="3968.691" calcext:value-type="float">
            <text:p>3968.691</text:p>
          </table:table-cell>
          <table:table-cell office:value-type="float" office:value="455.5" calcext:value-type="float">
            <text:p>455.5</text:p>
          </table:table-cell>
          <table:table-cell office:value-type="float" office:value="405.812" calcext:value-type="float">
            <text:p>405.812</text:p>
          </table:table-cell>
          <table:table-cell office:value-type="float" office:value="3969.125" calcext:value-type="float">
            <text:p>3969.125</text:p>
          </table:table-cell>
          <table:table-cell office:value-type="float" office:value="454" calcext:value-type="float">
            <text:p>454</text:p>
          </table:table-cell>
          <table:table-cell office:value-type="float" office:value="406.066" calcext:value-type="float">
            <text:p>406.066</text:p>
          </table:table-cell>
          <table:table-cell office:value-type="float" office:value="3969.254" calcext:value-type="float">
            <text:p>3969.254</text:p>
          </table:table-cell>
          <table:table-cell table:formula="of:=AVERAGE([.AC71];[.AF71];[.AI71])" office:value-type="float" office:value="455.833333333333" calcext:value-type="float">
            <text:p>455.833333333333</text:p>
          </table:table-cell>
          <table:table-cell table:formula="of:=AVERAGE([.AD71];[.AG71];[.AJ71])" office:value-type="float" office:value="405.841" calcext:value-type="float">
            <text:p>405.841</text:p>
          </table:table-cell>
          <table:table-cell table:formula="of:=AVERAGE([.AE71];[.AH71];[.AK71])" office:value-type="float" office:value="3969.02333333333" calcext:value-type="float">
            <text:p>3969.02333333333</text:p>
          </table:table-cell>
          <table:table-cell table:number-columns-repeated="2"/>
          <table:table-cell table:formula="of:=[.A71]+[.O71]+[.AC71]" office:value-type="float" office:value="474.7" calcext:value-type="float">
            <text:p>474.7</text:p>
          </table:table-cell>
          <table:table-cell table:formula="of:=[.B71]+[.P71]+[.AD71]" office:value-type="float" office:value="769.329" calcext:value-type="float">
            <text:p>769.329</text:p>
          </table:table-cell>
          <table:table-cell table:formula="of:=[.C71]+[.Q71]+[.AE71]" office:value-type="float" office:value="4679.839" calcext:value-type="float">
            <text:p>4679.839</text:p>
          </table:table-cell>
          <table:table-cell table:formula="of:=[.D71]+[.R71]+[.AF71]" office:value-type="float" office:value="473.2" calcext:value-type="float">
            <text:p>473.2</text:p>
          </table:table-cell>
          <table:table-cell table:formula="of:=[.E71]+[.S71]+[.AG71]" office:value-type="float" office:value="794.395" calcext:value-type="float">
            <text:p>794.395</text:p>
          </table:table-cell>
          <table:table-cell table:formula="of:=[.F71]+[.T71]+[.AH71]" office:value-type="float" office:value="4698.773" calcext:value-type="float">
            <text:p>4698.773</text:p>
          </table:table-cell>
          <table:table-cell table:formula="of:=[.G71]+[.U71]+[.AI71]" office:value-type="float" office:value="473.7" calcext:value-type="float">
            <text:p>473.7</text:p>
          </table:table-cell>
          <table:table-cell table:formula="of:=[.H71]+[.V71]+[.AJ71]" office:value-type="float" office:value="791.456" calcext:value-type="float">
            <text:p>791.456</text:p>
          </table:table-cell>
          <table:table-cell table:formula="of:=[.I71]+[.W71]+[.AK71]" office:value-type="float" office:value="4714.402" calcext:value-type="float">
            <text:p>4714.402</text:p>
          </table:table-cell>
          <table:table-cell table:formula="of:=AVERAGE([.AQ71];[.AT71];[.AW71])" office:value-type="float" office:value="473.866666666667" calcext:value-type="float">
            <text:p>473.866666666667</text:p>
          </table:table-cell>
          <table:table-cell table:formula="of:=AVERAGE([.AR71];[.AU71];[.AX71])" office:value-type="float" office:value="785.06" calcext:value-type="float">
            <text:p>785.06</text:p>
          </table:table-cell>
          <table:table-cell table:formula="of:=AVERAGE([.AS71];[.AV71];[.AY71])" office:value-type="float" office:value="4697.67133333333" calcext:value-type="float">
            <text:p>4697.67133333333</text:p>
          </table:table-cell>
          <table:table-cell table:number-columns-repeated="2"/>
          <table:table-cell table:formula="of:=[.CG71]-[.BS71]" office:value-type="float" office:value="15.5" calcext:value-type="float">
            <text:p>15.5</text:p>
          </table:table-cell>
          <table:table-cell table:formula="of:=[.CH71]-[.BT71]" office:value-type="float" office:value="46.442" calcext:value-type="float">
            <text:p>46.442</text:p>
          </table:table-cell>
          <table:table-cell table:formula="of:=[.CI71]-[.BU71]" office:value-type="float" office:value="183.828" calcext:value-type="float">
            <text:p>183.828</text:p>
          </table:table-cell>
          <table:table-cell table:formula="of:=[.CJ71]-[.BV71]" office:value-type="float" office:value="-194.4" calcext:value-type="float">
            <text:p>-194.4</text:p>
          </table:table-cell>
          <table:table-cell table:formula="of:=[.CK71]-[.BW71]" office:value-type="float" office:value="-310.067" calcext:value-type="float">
            <text:p>-310.067</text:p>
          </table:table-cell>
          <table:table-cell table:formula="of:=[.CL71]-[.BX71]" office:value-type="float" office:value="-3117.879" calcext:value-type="float">
            <text:p>-3117.879</text:p>
          </table:table-cell>
          <table:table-cell table:formula="of:=[.CM71]-[.BY71]" office:value-type="float" office:value="-197.9" calcext:value-type="float">
            <text:p>-197.9</text:p>
          </table:table-cell>
          <table:table-cell table:formula="of:=[.CN71]-[.BZ71]" office:value-type="float" office:value="-261.41" calcext:value-type="float">
            <text:p>-261.41</text:p>
          </table:table-cell>
          <table:table-cell table:formula="of:=[.CO71]-[.CA71]" office:value-type="float" office:value="-2464.344" calcext:value-type="float">
            <text:p>-2464.344</text:p>
          </table:table-cell>
          <table:table-cell table:formula="of:=AVERAGE([.BE71];[.BH71];[.BK71])" office:value-type="float" office:value="-125.6" calcext:value-type="float">
            <text:p>-125.6</text:p>
          </table:table-cell>
          <table:table-cell table:formula="of:=AVERAGE([.BF71];[.BI71];[.BL71])" office:value-type="float" office:value="-175.011666666667" calcext:value-type="float">
            <text:p>-175.011666666667</text:p>
          </table:table-cell>
          <table:table-cell table:formula="of:=AVERAGE([.BG71];[.BJ71];[.BM71])" office:value-type="float" office:value="-1799.465" calcext:value-type="float">
            <text:p>-1799.465</text:p>
          </table:table-cell>
          <table:table-cell table:number-columns-repeated="2"/>
          <table:table-cell office:value-type="float" office:value="590.5" calcext:value-type="float">
            <text:p>590.5</text:p>
          </table:table-cell>
          <table:table-cell office:value-type="float" office:value="1166.355" calcext:value-type="float">
            <text:p>1166.355</text:p>
          </table:table-cell>
          <table:table-cell office:value-type="float" office:value="11831.707" calcext:value-type="float">
            <text:p>11831.707</text:p>
          </table:table-cell>
          <table:table-cell office:value-type="float" office:value="589.1" calcext:value-type="float">
            <text:p>589.1</text:p>
          </table:table-cell>
          <table:table-cell office:value-type="float" office:value="1131.176" calcext:value-type="float">
            <text:p>1131.176</text:p>
          </table:table-cell>
          <table:table-cell office:value-type="float" office:value="11180.215" calcext:value-type="float">
            <text:p>11180.215</text:p>
          </table:table-cell>
          <table:table-cell office:value-type="float" office:value="737.8" calcext:value-type="float">
            <text:p>737.8</text:p>
          </table:table-cell>
          <table:table-cell office:value-type="float" office:value="1053.125" calcext:value-type="float">
            <text:p>1053.125</text:p>
          </table:table-cell>
          <table:table-cell office:value-type="float" office:value="10516.969" calcext:value-type="float">
            <text:p>10516.969</text:p>
          </table:table-cell>
          <table:table-cell table:formula="of:=AVERAGE([.BS71];[.BV71];[.BY71])" office:value-type="float" office:value="639.133333333333" calcext:value-type="float">
            <text:p>639.133333333333</text:p>
          </table:table-cell>
          <table:table-cell table:formula="of:=AVERAGE([.BT71];[.BW71];[.BZ71])" office:value-type="float" office:value="1116.88533333333" calcext:value-type="float">
            <text:p>1116.88533333333</text:p>
          </table:table-cell>
          <table:table-cell table:formula="of:=AVERAGE([.BU71];[.BX71];[.CA71])" office:value-type="float" office:value="11176.297" calcext:value-type="float">
            <text:p>11176.297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1212.797" calcext:value-type="float">
            <text:p>1212.797</text:p>
          </table:table-cell>
          <table:table-cell office:value-type="float" office:value="12015.535" calcext:value-type="float">
            <text:p>12015.535</text:p>
          </table:table-cell>
          <table:table-cell office:value-type="float" office:value="394.7" calcext:value-type="float">
            <text:p>394.7</text:p>
          </table:table-cell>
          <table:table-cell office:value-type="float" office:value="821.109" calcext:value-type="float">
            <text:p>821.109</text:p>
          </table:table-cell>
          <table:table-cell office:value-type="float" office:value="8062.336" calcext:value-type="float">
            <text:p>8062.336</text:p>
          </table:table-cell>
          <table:table-cell office:value-type="float" office:value="539.9" calcext:value-type="float">
            <text:p>539.9</text:p>
          </table:table-cell>
          <table:table-cell office:value-type="float" office:value="791.715" calcext:value-type="float">
            <text:p>791.715</text:p>
          </table:table-cell>
          <table:table-cell office:value-type="float" office:value="8052.625" calcext:value-type="float">
            <text:p>8052.625</text:p>
          </table:table-cell>
          <table:table-cell table:formula="of:=AVERAGE([.CG71];[.CJ71];[.CM71])" office:value-type="float" office:value="513.533333333333" calcext:value-type="float">
            <text:p>513.533333333333</text:p>
          </table:table-cell>
          <table:table-cell table:formula="of:=AVERAGE([.CH71];[.CK71];[.CN71])" office:value-type="float" office:value="941.873666666667" calcext:value-type="float">
            <text:p>941.873666666667</text:p>
          </table:table-cell>
          <table:table-cell table:formula="of:=AVERAGE([.CI71];[.CL71];[.CO71])" office:value-type="float" office:value="9376.832" calcext:value-type="float">
            <text:p>9376.83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28.477" calcext:value-type="float">
            <text:p>328.47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1.8" calcext:value-type="float">
            <text:p>11.8</text:p>
          </table:table-cell>
          <table:table-cell office:value-type="float" office:value="353.438" calcext:value-type="float">
            <text:p>353.43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6.7" calcext:value-type="float">
            <text:p>16.7</text:p>
          </table:table-cell>
          <table:table-cell office:value-type="float" office:value="350.465" calcext:value-type="float">
            <text:p>350.465</text:p>
          </table:table-cell>
          <table:table-cell office:value-type="float" office:value="660.023" calcext:value-type="float">
            <text:p>660.023</text:p>
          </table:table-cell>
          <table:table-cell table:formula="of:=AVERAGE([.A72];[.D72];[.G72])" office:value-type="float" office:value="14.4333333333333" calcext:value-type="float">
            <text:p>14.4333333333333</text:p>
          </table:table-cell>
          <table:table-cell table:formula="of:=AVERAGE([.B72];[.E72];[.H72])" office:value-type="float" office:value="344.126666666667" calcext:value-type="float">
            <text:p>344.126666666667</text:p>
          </table:table-cell>
          <table:table-cell table:formula="of:=AVERAGE([.C72];[.F72];[.I7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" calcext:value-type="float">
            <text:p>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3.9" calcext:value-type="float">
            <text:p>3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2];[.R72];[.U72])" office:value-type="float" office:value="3.93333333333333" calcext:value-type="float">
            <text:p>3.93333333333333</text:p>
          </table:table-cell>
          <table:table-cell table:formula="of:=AVERAGE([.P72];[.S72];[.V72])" office:value-type="float" office:value="35.146" calcext:value-type="float">
            <text:p>35.146</text:p>
          </table:table-cell>
          <table:table-cell table:formula="of:=AVERAGE([.Q72];[.T72];[.W72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6.5" calcext:value-type="float">
            <text:p>456.5</text:p>
          </table:table-cell>
          <table:table-cell office:value-type="float" office:value="405.898" calcext:value-type="float">
            <text:p>405.898</text:p>
          </table:table-cell>
          <table:table-cell office:value-type="float" office:value="3969.207" calcext:value-type="float">
            <text:p>3969.207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559" calcext:value-type="float">
            <text:p>405.559</text:p>
          </table:table-cell>
          <table:table-cell office:value-type="float" office:value="3968.598" calcext:value-type="float">
            <text:p>3968.598</text:p>
          </table:table-cell>
          <table:table-cell office:value-type="float" office:value="456.5" calcext:value-type="float">
            <text:p>456.5</text:p>
          </table:table-cell>
          <table:table-cell office:value-type="float" office:value="405.547" calcext:value-type="float">
            <text:p>405.547</text:p>
          </table:table-cell>
          <table:table-cell office:value-type="float" office:value="3968.598" calcext:value-type="float">
            <text:p>3968.598</text:p>
          </table:table-cell>
          <table:table-cell table:formula="of:=AVERAGE([.AC72];[.AF72];[.AI72])" office:value-type="float" office:value="456.5" calcext:value-type="float">
            <text:p>456.5</text:p>
          </table:table-cell>
          <table:table-cell table:formula="of:=AVERAGE([.AD72];[.AG72];[.AJ72])" office:value-type="float" office:value="405.668" calcext:value-type="float">
            <text:p>405.668</text:p>
          </table:table-cell>
          <table:table-cell table:formula="of:=AVERAGE([.AE72];[.AH72];[.AK72])" office:value-type="float" office:value="3968.801" calcext:value-type="float">
            <text:p>3968.801</text:p>
          </table:table-cell>
          <table:table-cell table:number-columns-repeated="2"/>
          <table:table-cell table:formula="of:=[.A72]+[.O72]+[.AC72]" office:value-type="float" office:value="476.2" calcext:value-type="float">
            <text:p>476.2</text:p>
          </table:table-cell>
          <table:table-cell table:formula="of:=[.B72]+[.P72]+[.AD72]" office:value-type="float" office:value="769.52" calcext:value-type="float">
            <text:p>769.52</text:p>
          </table:table-cell>
          <table:table-cell table:formula="of:=[.C72]+[.Q72]+[.AE72]" office:value-type="float" office:value="4680.355" calcext:value-type="float">
            <text:p>4680.355</text:p>
          </table:table-cell>
          <table:table-cell table:formula="of:=[.D72]+[.R72]+[.AF72]" office:value-type="float" office:value="471.3" calcext:value-type="float">
            <text:p>471.3</text:p>
          </table:table-cell>
          <table:table-cell table:formula="of:=[.E72]+[.S72]+[.AG72]" office:value-type="float" office:value="794.142" calcext:value-type="float">
            <text:p>794.142</text:p>
          </table:table-cell>
          <table:table-cell table:formula="of:=[.F72]+[.T72]+[.AH72]" office:value-type="float" office:value="4698.246" calcext:value-type="float">
            <text:p>4698.246</text:p>
          </table:table-cell>
          <table:table-cell table:formula="of:=[.G72]+[.U72]+[.AI72]" office:value-type="float" office:value="477.1" calcext:value-type="float">
            <text:p>477.1</text:p>
          </table:table-cell>
          <table:table-cell table:formula="of:=[.H72]+[.V72]+[.AJ72]" office:value-type="float" office:value="791.16" calcext:value-type="float">
            <text:p>791.16</text:p>
          </table:table-cell>
          <table:table-cell table:formula="of:=[.I72]+[.W72]+[.AK72]" office:value-type="float" office:value="4713.746" calcext:value-type="float">
            <text:p>4713.746</text:p>
          </table:table-cell>
          <table:table-cell table:formula="of:=AVERAGE([.AQ72];[.AT72];[.AW72])" office:value-type="float" office:value="474.866666666667" calcext:value-type="float">
            <text:p>474.866666666667</text:p>
          </table:table-cell>
          <table:table-cell table:formula="of:=AVERAGE([.AR72];[.AU72];[.AX72])" office:value-type="float" office:value="784.940666666667" calcext:value-type="float">
            <text:p>784.940666666667</text:p>
          </table:table-cell>
          <table:table-cell table:formula="of:=AVERAGE([.AS72];[.AV72];[.AY72])" office:value-type="float" office:value="4697.449" calcext:value-type="float">
            <text:p>4697.449</text:p>
          </table:table-cell>
          <table:table-cell table:number-columns-repeated="2"/>
          <table:table-cell table:formula="of:=[.CG72]-[.BS72]" office:value-type="float" office:value="8" calcext:value-type="float">
            <text:p>8</text:p>
          </table:table-cell>
          <table:table-cell table:formula="of:=[.CH72]-[.BT72]" office:value-type="float" office:value="47.164" calcext:value-type="float">
            <text:p>47.164</text:p>
          </table:table-cell>
          <table:table-cell table:formula="of:=[.CI72]-[.BU72]" office:value-type="float" office:value="183.828" calcext:value-type="float">
            <text:p>183.828</text:p>
          </table:table-cell>
          <table:table-cell table:formula="of:=[.CJ72]-[.BV72]" office:value-type="float" office:value="-312.5" calcext:value-type="float">
            <text:p>-312.5</text:p>
          </table:table-cell>
          <table:table-cell table:formula="of:=[.CK72]-[.BW72]" office:value-type="float" office:value="-473.613" calcext:value-type="float">
            <text:p>-473.613</text:p>
          </table:table-cell>
          <table:table-cell table:formula="of:=[.CL72]-[.BX72]" office:value-type="float" office:value="-4930.051" calcext:value-type="float">
            <text:p>-4930.051</text:p>
          </table:table-cell>
          <table:table-cell table:formula="of:=[.CM72]-[.BY72]" office:value-type="float" office:value="-396.2" calcext:value-type="float">
            <text:p>-396.2</text:p>
          </table:table-cell>
          <table:table-cell table:formula="of:=[.CN72]-[.BZ72]" office:value-type="float" office:value="-589.336" calcext:value-type="float">
            <text:p>-589.336</text:p>
          </table:table-cell>
          <table:table-cell table:formula="of:=[.CO72]-[.CA72]" office:value-type="float" office:value="-5755.891" calcext:value-type="float">
            <text:p>-5755.891</text:p>
          </table:table-cell>
          <table:table-cell table:formula="of:=AVERAGE([.BE72];[.BH72];[.BK72])" office:value-type="float" office:value="-233.566666666667" calcext:value-type="float">
            <text:p>-233.566666666667</text:p>
          </table:table-cell>
          <table:table-cell table:formula="of:=AVERAGE([.BF72];[.BI72];[.BL72])" office:value-type="float" office:value="-338.595" calcext:value-type="float">
            <text:p>-338.595</text:p>
          </table:table-cell>
          <table:table-cell table:formula="of:=AVERAGE([.BG72];[.BJ72];[.BM72])" office:value-type="float" office:value="-3500.70466666667" calcext:value-type="float">
            <text:p>-3500.70466666667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564.996" calcext:value-type="float">
            <text:p>564.996</text:p>
          </table:table-cell>
          <table:table-cell office:value-type="float" office:value="5902.164" calcext:value-type="float">
            <text:p>5902.164</text:p>
          </table:table-cell>
          <table:table-cell office:value-type="float" office:value="623.6" calcext:value-type="float">
            <text:p>623.6</text:p>
          </table:table-cell>
          <table:table-cell office:value-type="float" office:value="1057.652" calcext:value-type="float">
            <text:p>1057.652</text:p>
          </table:table-cell>
          <table:table-cell office:value-type="float" office:value="10521.727" calcext:value-type="float">
            <text:p>10521.727</text:p>
          </table:table-cell>
          <table:table-cell office:value-type="float" office:value="579.8" calcext:value-type="float">
            <text:p>579.8</text:p>
          </table:table-cell>
          <table:table-cell office:value-type="float" office:value="1061.305" calcext:value-type="float">
            <text:p>1061.305</text:p>
          </table:table-cell>
          <table:table-cell office:value-type="float" office:value="10524.961" calcext:value-type="float">
            <text:p>10524.961</text:p>
          </table:table-cell>
          <table:table-cell table:formula="of:=AVERAGE([.BS72];[.BV72];[.BY72])" office:value-type="float" office:value="496.466666666667" calcext:value-type="float">
            <text:p>496.466666666667</text:p>
          </table:table-cell>
          <table:table-cell table:formula="of:=AVERAGE([.BT72];[.BW72];[.BZ72])" office:value-type="float" office:value="894.651" calcext:value-type="float">
            <text:p>894.651</text:p>
          </table:table-cell>
          <table:table-cell table:formula="of:=AVERAGE([.BU72];[.BX72];[.CA72])" office:value-type="float" office:value="8982.95066666667" calcext:value-type="float">
            <text:p>8982.95066666667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612.16" calcext:value-type="float">
            <text:p>612.16</text:p>
          </table:table-cell>
          <table:table-cell office:value-type="float" office:value="6085.992" calcext:value-type="float">
            <text:p>6085.992</text:p>
          </table:table-cell>
          <table:table-cell office:value-type="float" office:value="311.1" calcext:value-type="float">
            <text:p>311.1</text:p>
          </table:table-cell>
          <table:table-cell office:value-type="float" office:value="584.039" calcext:value-type="float">
            <text:p>584.039</text:p>
          </table:table-cell>
          <table:table-cell office:value-type="float" office:value="5591.676" calcext:value-type="float">
            <text:p>5591.676</text:p>
          </table:table-cell>
          <table:table-cell office:value-type="float" office:value="183.6" calcext:value-type="float">
            <text:p>183.6</text:p>
          </table:table-cell>
          <table:table-cell office:value-type="float" office:value="471.969" calcext:value-type="float">
            <text:p>471.969</text:p>
          </table:table-cell>
          <table:table-cell office:value-type="float" office:value="4769.07" calcext:value-type="float">
            <text:p>4769.07</text:p>
          </table:table-cell>
          <table:table-cell table:formula="of:=AVERAGE([.CG72];[.CJ72];[.CM72])" office:value-type="float" office:value="262.9" calcext:value-type="float">
            <text:p>262.9</text:p>
          </table:table-cell>
          <table:table-cell table:formula="of:=AVERAGE([.CH72];[.CK72];[.CN72])" office:value-type="float" office:value="556.056" calcext:value-type="float">
            <text:p>556.056</text:p>
          </table:table-cell>
          <table:table-cell table:formula="of:=AVERAGE([.CI72];[.CL72];[.CO72])" office:value-type="float" office:value="5482.246" calcext:value-type="float">
            <text:p>5482.24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2.9" calcext:value-type="float">
            <text:p>12.9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7.9" calcext:value-type="float">
            <text:p>7.9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3];[.D73];[.G73])" office:value-type="float" office:value="10.5666666666667" calcext:value-type="float">
            <text:p>10.5666666666667</text:p>
          </table:table-cell>
          <table:table-cell table:formula="of:=AVERAGE([.B73];[.E73];[.H73])" office:value-type="float" office:value="344.040333333333" calcext:value-type="float">
            <text:p>344.040333333333</text:p>
          </table:table-cell>
          <table:table-cell table:formula="of:=AVERAGE([.C73];[.F73];[.I7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.9" calcext:value-type="float">
            <text:p>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" calcext:value-type="float">
            <text:p>4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3];[.R73];[.U73])" office:value-type="float" office:value="3.93333333333333" calcext:value-type="float">
            <text:p>3.93333333333333</text:p>
          </table:table-cell>
          <table:table-cell table:formula="of:=AVERAGE([.P73];[.S73];[.V73])" office:value-type="float" office:value="35.146" calcext:value-type="float">
            <text:p>35.146</text:p>
          </table:table-cell>
          <table:table-cell table:formula="of:=AVERAGE([.Q73];[.T73];[.W73])" office:value-type="float" office:value="85.125" calcext:value-type="float">
            <text:p>85.125</text:p>
          </table:table-cell>
          <table:table-cell table:number-columns-repeated="2"/>
          <table:table-cell office:value-type="float" office:value="454.4" calcext:value-type="float">
            <text:p>454.4</text:p>
          </table:table-cell>
          <table:table-cell office:value-type="float" office:value="403.645" calcext:value-type="float">
            <text:p>403.645</text:p>
          </table:table-cell>
          <table:table-cell office:value-type="float" office:value="3966.691" calcext:value-type="float">
            <text:p>3966.691</text:p>
          </table:table-cell>
          <table:table-cell office:value-type="float" office:value="379.1" calcext:value-type="float">
            <text:p>379.1</text:p>
          </table:table-cell>
          <table:table-cell office:value-type="float" office:value="395.559" calcext:value-type="float">
            <text:p>395.559</text:p>
          </table:table-cell>
          <table:table-cell office:value-type="float" office:value="3958.742" calcext:value-type="float">
            <text:p>3958.742</text:p>
          </table:table-cell>
          <table:table-cell office:value-type="float" office:value="419.8" calcext:value-type="float">
            <text:p>419.8</text:p>
          </table:table-cell>
          <table:table-cell office:value-type="float" office:value="405.875" calcext:value-type="float">
            <text:p>405.875</text:p>
          </table:table-cell>
          <table:table-cell office:value-type="float" office:value="3969.184" calcext:value-type="float">
            <text:p>3969.184</text:p>
          </table:table-cell>
          <table:table-cell table:formula="of:=AVERAGE([.AC73];[.AF73];[.AI73])" office:value-type="float" office:value="417.766666666667" calcext:value-type="float">
            <text:p>417.766666666667</text:p>
          </table:table-cell>
          <table:table-cell table:formula="of:=AVERAGE([.AD73];[.AG73];[.AJ73])" office:value-type="float" office:value="401.693" calcext:value-type="float">
            <text:p>401.693</text:p>
          </table:table-cell>
          <table:table-cell table:formula="of:=AVERAGE([.AE73];[.AH73];[.AK73])" office:value-type="float" office:value="3964.87233333333" calcext:value-type="float">
            <text:p>3964.87233333333</text:p>
          </table:table-cell>
          <table:table-cell table:number-columns-repeated="2"/>
          <table:table-cell table:formula="of:=[.A73]+[.O73]+[.AC73]" office:value-type="float" office:value="468.2" calcext:value-type="float">
            <text:p>468.2</text:p>
          </table:table-cell>
          <table:table-cell table:formula="of:=[.B73]+[.P73]+[.AD73]" office:value-type="float" office:value="767.2" calcext:value-type="float">
            <text:p>767.2</text:p>
          </table:table-cell>
          <table:table-cell table:formula="of:=[.C73]+[.Q73]+[.AE73]" office:value-type="float" office:value="4677.839" calcext:value-type="float">
            <text:p>4677.839</text:p>
          </table:table-cell>
          <table:table-cell table:formula="of:=[.D73]+[.R73]+[.AF73]" office:value-type="float" office:value="396.9" calcext:value-type="float">
            <text:p>396.9</text:p>
          </table:table-cell>
          <table:table-cell table:formula="of:=[.E73]+[.S73]+[.AG73]" office:value-type="float" office:value="784.071" calcext:value-type="float">
            <text:p>784.071</text:p>
          </table:table-cell>
          <table:table-cell table:formula="of:=[.F73]+[.T73]+[.AH73]" office:value-type="float" office:value="4688.39" calcext:value-type="float">
            <text:p>4688.39</text:p>
          </table:table-cell>
          <table:table-cell table:formula="of:=[.G73]+[.U73]+[.AI73]" office:value-type="float" office:value="431.7" calcext:value-type="float">
            <text:p>431.7</text:p>
          </table:table-cell>
          <table:table-cell table:formula="of:=[.H73]+[.V73]+[.AJ73]" office:value-type="float" office:value="791.367" calcext:value-type="float">
            <text:p>791.367</text:p>
          </table:table-cell>
          <table:table-cell table:formula="of:=[.I73]+[.W73]+[.AK73]" office:value-type="float" office:value="4714.332" calcext:value-type="float">
            <text:p>4714.332</text:p>
          </table:table-cell>
          <table:table-cell table:formula="of:=AVERAGE([.AQ73];[.AT73];[.AW73])" office:value-type="float" office:value="432.266666666667" calcext:value-type="float">
            <text:p>432.266666666667</text:p>
          </table:table-cell>
          <table:table-cell table:formula="of:=AVERAGE([.AR73];[.AU73];[.AX73])" office:value-type="float" office:value="780.879333333333" calcext:value-type="float">
            <text:p>780.879333333333</text:p>
          </table:table-cell>
          <table:table-cell table:formula="of:=AVERAGE([.AS73];[.AV73];[.AY73])" office:value-type="float" office:value="4693.52033333333" calcext:value-type="float">
            <text:p>4693.52033333333</text:p>
          </table:table-cell>
          <table:table-cell table:number-columns-repeated="2"/>
          <table:table-cell table:formula="of:=[.CG73]-[.BS73]" office:value-type="float" office:value="2.9" calcext:value-type="float">
            <text:p>2.9</text:p>
          </table:table-cell>
          <table:table-cell table:formula="of:=[.CH73]-[.BT73]" office:value-type="float" office:value="47.164" calcext:value-type="float">
            <text:p>47.164</text:p>
          </table:table-cell>
          <table:table-cell table:formula="of:=[.CI73]-[.BU73]" office:value-type="float" office:value="183.828" calcext:value-type="float">
            <text:p>183.828</text:p>
          </table:table-cell>
          <table:table-cell table:formula="of:=[.CJ73]-[.BV73]" office:value-type="float" office:value="2" calcext:value-type="float">
            <text:p>2</text:p>
          </table:table-cell>
          <table:table-cell table:formula="of:=[.CK73]-[.BW73]" office:value-type="float" office:value="47.168" calcext:value-type="float">
            <text:p>47.168</text:p>
          </table:table-cell>
          <table:table-cell table:formula="of:=[.CL73]-[.BX73]" office:value-type="float" office:value="183.828" calcext:value-type="float">
            <text:p>183.828</text:p>
          </table:table-cell>
          <table:table-cell table:formula="of:=[.CM73]-[.BY73]" office:value-type="float" office:value="1" calcext:value-type="float">
            <text:p>1</text:p>
          </table:table-cell>
          <table:table-cell table:formula="of:=[.CN73]-[.BZ73]" office:value-type="float" office:value="47.808" calcext:value-type="float">
            <text:p>47.808</text:p>
          </table:table-cell>
          <table:table-cell table:formula="of:=[.CO73]-[.CA73]" office:value-type="float" office:value="183.828" calcext:value-type="float">
            <text:p>183.828</text:p>
          </table:table-cell>
          <table:table-cell table:formula="of:=AVERAGE([.BE73];[.BH73];[.BK73])" office:value-type="float" office:value="1.96666666666667" calcext:value-type="float">
            <text:p>1.96666666666667</text:p>
          </table:table-cell>
          <table:table-cell table:formula="of:=AVERAGE([.BF73];[.BI73];[.BL73])" office:value-type="float" office:value="47.38" calcext:value-type="float">
            <text:p>47.38</text:p>
          </table:table-cell>
          <table:table-cell table:formula="of:=AVERAGE([.BG73];[.BJ73];[.BM73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67.3803333333333" calcext:value-type="float">
            <text:p>67.3803333333333</text:p>
          </table:table-cell>
          <table:table-cell table:formula="of:=AVERAGE([.BU73];[.BX73];[.CA7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2" calcext:value-type="float">
            <text:p>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1" calcext:value-type="float">
            <text:p>1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3];[.CJ73];[.CM73])" office:value-type="float" office:value="1.96666666666667" calcext:value-type="float">
            <text:p>1.96666666666667</text:p>
          </table:table-cell>
          <table:table-cell table:formula="of:=AVERAGE([.CH73];[.CK73];[.CN73])" office:value-type="float" office:value="114.760333333333" calcext:value-type="float">
            <text:p>114.760333333333</text:p>
          </table:table-cell>
          <table:table-cell table:formula="of:=AVERAGE([.CI73];[.CL73];[.CO73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4];[.D74];[.G74])" office:value-type="float" office:value="0.666666666666667" calcext:value-type="float">
            <text:p>0.666666666666667</text:p>
          </table:table-cell>
          <table:table-cell table:formula="of:=AVERAGE([.B74];[.E74];[.H74])" office:value-type="float" office:value="344.040333333333" calcext:value-type="float">
            <text:p>344.040333333333</text:p>
          </table:table-cell>
          <table:table-cell table:formula="of:=AVERAGE([.C74];[.F74];[.I7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4];[.R74];[.U74])" office:value-type="float" office:value="0.333333333333333" calcext:value-type="float">
            <text:p>0.333333333333333</text:p>
          </table:table-cell>
          <table:table-cell table:formula="of:=AVERAGE([.P74];[.S74];[.V74])" office:value-type="float" office:value="35.146" calcext:value-type="float">
            <text:p>35.146</text:p>
          </table:table-cell>
          <table:table-cell table:formula="of:=AVERAGE([.Q74];[.T74];[.W74])" office:value-type="float" office:value="85.125" calcext:value-type="float">
            <text:p>85.125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329.215" calcext:value-type="float">
            <text:p>329.215</text:p>
          </table:table-cell>
          <table:table-cell office:value-type="float" office:value="3301.93" calcext:value-type="float">
            <text:p>3301.93</text:p>
          </table:table-cell>
          <table:table-cell office:value-type="float" office:value="0" calcext:value-type="float">
            <text:p>0</text:p>
          </table:table-cell>
          <table:table-cell office:value-type="float" office:value="331.141" calcext:value-type="float">
            <text:p>331.141</text:p>
          </table:table-cell>
          <table:table-cell office:value-type="float" office:value="3303.992" calcext:value-type="float">
            <text:p>3303.992</text:p>
          </table:table-cell>
          <table:table-cell office:value-type="float" office:value="1" calcext:value-type="float">
            <text:p>1</text:p>
          </table:table-cell>
          <table:table-cell office:value-type="float" office:value="315.191" calcext:value-type="float">
            <text:p>315.191</text:p>
          </table:table-cell>
          <table:table-cell office:value-type="float" office:value="3287.902" calcext:value-type="float">
            <text:p>3287.902</text:p>
          </table:table-cell>
          <table:table-cell table:formula="of:=AVERAGE([.AC74];[.AF74];[.AI74])" office:value-type="float" office:value="2.6" calcext:value-type="float">
            <text:p>2.6</text:p>
          </table:table-cell>
          <table:table-cell table:formula="of:=AVERAGE([.AD74];[.AG74];[.AJ74])" office:value-type="float" office:value="325.182333333333" calcext:value-type="float">
            <text:p>325.182333333333</text:p>
          </table:table-cell>
          <table:table-cell table:formula="of:=AVERAGE([.AE74];[.AH74];[.AK74])" office:value-type="float" office:value="3297.94133333333" calcext:value-type="float">
            <text:p>3297.94133333333</text:p>
          </table:table-cell>
          <table:table-cell table:number-columns-repeated="2"/>
          <table:table-cell table:formula="of:=[.A74]+[.O74]+[.AC74]" office:value-type="float" office:value="8.8" calcext:value-type="float">
            <text:p>8.8</text:p>
          </table:table-cell>
          <table:table-cell table:formula="of:=[.B74]+[.P74]+[.AD74]" office:value-type="float" office:value="692.77" calcext:value-type="float">
            <text:p>692.77</text:p>
          </table:table-cell>
          <table:table-cell table:formula="of:=[.C74]+[.Q74]+[.AE74]" office:value-type="float" office:value="4013.078" calcext:value-type="float">
            <text:p>4013.078</text:p>
          </table:table-cell>
          <table:table-cell table:formula="of:=[.D74]+[.R74]+[.AF74]" office:value-type="float" office:value="1" calcext:value-type="float">
            <text:p>1</text:p>
          </table:table-cell>
          <table:table-cell table:formula="of:=[.E74]+[.S74]+[.AG74]" office:value-type="float" office:value="719.653" calcext:value-type="float">
            <text:p>719.653</text:p>
          </table:table-cell>
          <table:table-cell table:formula="of:=[.F74]+[.T74]+[.AH74]" office:value-type="float" office:value="4033.64" calcext:value-type="float">
            <text:p>4033.64</text:p>
          </table:table-cell>
          <table:table-cell table:formula="of:=[.G74]+[.U74]+[.AI74]" office:value-type="float" office:value="1" calcext:value-type="float">
            <text:p>1</text:p>
          </table:table-cell>
          <table:table-cell table:formula="of:=[.H74]+[.V74]+[.AJ74]" office:value-type="float" office:value="700.683" calcext:value-type="float">
            <text:p>700.683</text:p>
          </table:table-cell>
          <table:table-cell table:formula="of:=[.I74]+[.W74]+[.AK74]" office:value-type="float" office:value="4033.05" calcext:value-type="float">
            <text:p>4033.05</text:p>
          </table:table-cell>
          <table:table-cell table:formula="of:=AVERAGE([.AQ74];[.AT74];[.AW74])" office:value-type="float" office:value="3.6" calcext:value-type="float">
            <text:p>3.6</text:p>
          </table:table-cell>
          <table:table-cell table:formula="of:=AVERAGE([.AR74];[.AU74];[.AX74])" office:value-type="float" office:value="704.368666666667" calcext:value-type="float">
            <text:p>704.368666666667</text:p>
          </table:table-cell>
          <table:table-cell table:formula="of:=AVERAGE([.AS74];[.AV74];[.AY74])" office:value-type="float" office:value="4026.58933333333" calcext:value-type="float">
            <text:p>4026.58933333333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47.164" calcext:value-type="float">
            <text:p>47.164</text:p>
          </table:table-cell>
          <table:table-cell table:formula="of:=[.CI74]-[.BU74]" office:value-type="float" office:value="183.828" calcext:value-type="float">
            <text:p>183.828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7.168" calcext:value-type="float">
            <text:p>47.168</text:p>
          </table:table-cell>
          <table:table-cell table:formula="of:=[.CL74]-[.BX74]" office:value-type="float" office:value="183.828" calcext:value-type="float">
            <text:p>183.828</text:p>
          </table:table-cell>
          <table:table-cell table:formula="of:=[.CM74]-[.BY74]" office:value-type="float" office:value="0" calcext:value-type="float">
            <text:p>0</text:p>
          </table:table-cell>
          <table:table-cell table:formula="of:=[.CN74]-[.BZ74]" office:value-type="float" office:value="47.808" calcext:value-type="float">
            <text:p>47.808</text:p>
          </table:table-cell>
          <table:table-cell table:formula="of:=[.CO74]-[.CA74]" office:value-type="float" office:value="183.828" calcext:value-type="float">
            <text:p>183.828</text:p>
          </table:table-cell>
          <table:table-cell table:formula="of:=AVERAGE([.BE74];[.BH74];[.BK74])" office:value-type="float" office:value="0" calcext:value-type="float">
            <text:p>0</text:p>
          </table:table-cell>
          <table:table-cell table:formula="of:=AVERAGE([.BF74];[.BI74];[.BL74])" office:value-type="float" office:value="47.38" calcext:value-type="float">
            <text:p>47.38</text:p>
          </table:table-cell>
          <table:table-cell table:formula="of:=AVERAGE([.BG74];[.BJ74];[.BM74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3803333333333" calcext:value-type="float">
            <text:p>67.3803333333333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4];[.CJ74];[.CM74])" office:value-type="float" office:value="0" calcext:value-type="float">
            <text:p>0</text:p>
          </table:table-cell>
          <table:table-cell table:formula="of:=AVERAGE([.CH74];[.CK74];[.CN74])" office:value-type="float" office:value="114.760333333333" calcext:value-type="float">
            <text:p>114.760333333333</text:p>
          </table:table-cell>
          <table:table-cell table:formula="of:=AVERAGE([.CI74];[.CL74];[.CO74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" calcext:value-type="float">
            <text:p>1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5];[.D75];[.G75])" office:value-type="float" office:value="0.333333333333333" calcext:value-type="float">
            <text:p>0.333333333333333</text:p>
          </table:table-cell>
          <table:table-cell table:formula="of:=AVERAGE([.B75];[.E75];[.H75])" office:value-type="float" office:value="344.040333333333" calcext:value-type="float">
            <text:p>344.040333333333</text:p>
          </table:table-cell>
          <table:table-cell table:formula="of:=AVERAGE([.C75];[.F75];[.I7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5.146" calcext:value-type="float">
            <text:p>35.146</text:p>
          </table:table-cell>
          <table:table-cell table:formula="of:=AVERAGE([.Q75];[.T75];[.W7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.801" calcext:value-type="float">
            <text:p>256.801</text:p>
          </table:table-cell>
          <table:table-cell office:value-type="float" office:value="2639.184" calcext:value-type="float">
            <text:p>2639.184</text:p>
          </table:table-cell>
          <table:table-cell office:value-type="float" office:value="5.9" calcext:value-type="float">
            <text:p>5.9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office:value-type="float" office:value="0" calcext:value-type="float">
            <text:p>0</text:p>
          </table:table-cell>
          <table:table-cell office:value-type="float" office:value="246.773" calcext:value-type="float">
            <text:p>246.773</text:p>
          </table:table-cell>
          <table:table-cell office:value-type="float" office:value="2629.152" calcext:value-type="float">
            <text:p>2629.152</text:p>
          </table:table-cell>
          <table:table-cell table:formula="of:=AVERAGE([.AC75];[.AF75];[.AI75])" office:value-type="float" office:value="1.96666666666667" calcext:value-type="float">
            <text:p>1.96666666666667</text:p>
          </table:table-cell>
          <table:table-cell table:formula="of:=AVERAGE([.AD75];[.AG75];[.AJ75])" office:value-type="float" office:value="251.448" calcext:value-type="float">
            <text:p>251.448</text:p>
          </table:table-cell>
          <table:table-cell table:formula="of:=AVERAGE([.AE75];[.AH75];[.AK75])" office:value-type="float" office:value="2633.827" calcext:value-type="float">
            <text:p>2633.827</text:p>
          </table:table-cell>
          <table:table-cell table:number-columns-repeated="2"/>
          <table:table-cell table:formula="of:=[.A75]+[.O75]+[.AC75]" office:value-type="float" office:value="0" calcext:value-type="float">
            <text:p>0</text:p>
          </table:table-cell>
          <table:table-cell table:formula="of:=[.B75]+[.P75]+[.AD75]" office:value-type="float" office:value="620.356" calcext:value-type="float">
            <text:p>620.356</text:p>
          </table:table-cell>
          <table:table-cell table:formula="of:=[.C75]+[.Q75]+[.AE75]" office:value-type="float" office:value="3350.332" calcext:value-type="float">
            <text:p>3350.332</text:p>
          </table:table-cell>
          <table:table-cell table:formula="of:=[.D75]+[.R75]+[.AF75]" office:value-type="float" office:value="5.9" calcext:value-type="float">
            <text:p>5.9</text:p>
          </table:table-cell>
          <table:table-cell table:formula="of:=[.E75]+[.S75]+[.AG75]" office:value-type="float" office:value="639.282" calcext:value-type="float">
            <text:p>639.282</text:p>
          </table:table-cell>
          <table:table-cell table:formula="of:=[.F75]+[.T75]+[.AH75]" office:value-type="float" office:value="3362.793" calcext:value-type="float">
            <text:p>3362.793</text:p>
          </table:table-cell>
          <table:table-cell table:formula="of:=[.G75]+[.U75]+[.AI75]" office:value-type="float" office:value="1" calcext:value-type="float">
            <text:p>1</text:p>
          </table:table-cell>
          <table:table-cell table:formula="of:=[.H75]+[.V75]+[.AJ75]" office:value-type="float" office:value="632.265" calcext:value-type="float">
            <text:p>632.265</text:p>
          </table:table-cell>
          <table:table-cell table:formula="of:=[.I75]+[.W75]+[.AK75]" office:value-type="float" office:value="3374.3" calcext:value-type="float">
            <text:p>3374.3</text:p>
          </table:table-cell>
          <table:table-cell table:formula="of:=AVERAGE([.AQ75];[.AT75];[.AW75])" office:value-type="float" office:value="2.3" calcext:value-type="float">
            <text:p>2.3</text:p>
          </table:table-cell>
          <table:table-cell table:formula="of:=AVERAGE([.AR75];[.AU75];[.AX75])" office:value-type="float" office:value="630.634333333333" calcext:value-type="float">
            <text:p>630.634333333333</text:p>
          </table:table-cell>
          <table:table-cell table:formula="of:=AVERAGE([.AS75];[.AV75];[.AY75])" office:value-type="float" office:value="3362.475" calcext:value-type="float">
            <text:p>3362.475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47.164" calcext:value-type="float">
            <text:p>47.164</text:p>
          </table:table-cell>
          <table:table-cell table:formula="of:=[.CI75]-[.BU75]" office:value-type="float" office:value="183.828" calcext:value-type="float">
            <text:p>183.828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47.168" calcext:value-type="float">
            <text:p>47.168</text:p>
          </table:table-cell>
          <table:table-cell table:formula="of:=[.CL75]-[.BX75]" office:value-type="float" office:value="183.828" calcext:value-type="float">
            <text:p>183.828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47.808" calcext:value-type="float">
            <text:p>47.808</text:p>
          </table:table-cell>
          <table:table-cell table:formula="of:=[.CO75]-[.CA75]" office:value-type="float" office:value="183.828" calcext:value-type="float">
            <text:p>183.828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47.38" calcext:value-type="float">
            <text:p>47.38</text:p>
          </table:table-cell>
          <table:table-cell table:formula="of:=AVERAGE([.BG75];[.BJ75];[.BM75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67.3803333333333" calcext:value-type="float">
            <text:p>67.3803333333333</text:p>
          </table:table-cell>
          <table:table-cell table:formula="of:=AVERAGE([.BU75];[.BX75];[.CA7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14.760333333333" calcext:value-type="float">
            <text:p>114.760333333333</text:p>
          </table:table-cell>
          <table:table-cell table:formula="of:=AVERAGE([.CI75];[.CL75];[.CO75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6];[.D76];[.G76])" office:value-type="float" office:value="0.333333333333333" calcext:value-type="float">
            <text:p>0.333333333333333</text:p>
          </table:table-cell>
          <table:table-cell table:formula="of:=AVERAGE([.B76];[.E76];[.H76])" office:value-type="float" office:value="344.040333333333" calcext:value-type="float">
            <text:p>344.040333333333</text:p>
          </table:table-cell>
          <table:table-cell table:formula="of:=AVERAGE([.C76];[.F76];[.I7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5.146" calcext:value-type="float">
            <text:p>35.146</text:p>
          </table:table-cell>
          <table:table-cell table:formula="of:=AVERAGE([.Q76];[.T76];[.W7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.801" calcext:value-type="float">
            <text:p>256.801</text:p>
          </table:table-cell>
          <table:table-cell office:value-type="float" office:value="2639.184" calcext:value-type="float">
            <text:p>2639.184</text:p>
          </table:table-cell>
          <table:table-cell office:value-type="float" office:value="0" calcext:value-type="float">
            <text:p>0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office:value-type="float" office:value="0" calcext:value-type="float">
            <text:p>0</text:p>
          </table:table-cell>
          <table:table-cell office:value-type="float" office:value="246.773" calcext:value-type="float">
            <text:p>246.773</text:p>
          </table:table-cell>
          <table:table-cell office:value-type="float" office:value="2629.152" calcext:value-type="float">
            <text:p>2629.152</text:p>
          </table:table-cell>
          <table:table-cell table:formula="of:=AVERAGE([.AC76];[.AF76];[.AI76])" office:value-type="float" office:value="0" calcext:value-type="float">
            <text:p>0</text:p>
          </table:table-cell>
          <table:table-cell table:formula="of:=AVERAGE([.AD76];[.AG76];[.AJ76])" office:value-type="float" office:value="251.448" calcext:value-type="float">
            <text:p>251.448</text:p>
          </table:table-cell>
          <table:table-cell table:formula="of:=AVERAGE([.AE76];[.AH76];[.AK76])" office:value-type="float" office:value="2633.827" calcext:value-type="float">
            <text:p>2633.827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620.356" calcext:value-type="float">
            <text:p>620.356</text:p>
          </table:table-cell>
          <table:table-cell table:formula="of:=[.C76]+[.Q76]+[.AE76]" office:value-type="float" office:value="3350.332" calcext:value-type="float">
            <text:p>3350.332</text:p>
          </table:table-cell>
          <table:table-cell table:formula="of:=[.D76]+[.R76]+[.AF76]" office:value-type="float" office:value="1" calcext:value-type="float">
            <text:p>1</text:p>
          </table:table-cell>
          <table:table-cell table:formula="of:=[.E76]+[.S76]+[.AG76]" office:value-type="float" office:value="639.282" calcext:value-type="float">
            <text:p>639.282</text:p>
          </table:table-cell>
          <table:table-cell table:formula="of:=[.F76]+[.T76]+[.AH76]" office:value-type="float" office:value="3362.793" calcext:value-type="float">
            <text:p>3362.793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632.265" calcext:value-type="float">
            <text:p>632.265</text:p>
          </table:table-cell>
          <table:table-cell table:formula="of:=[.I76]+[.W76]+[.AK76]" office:value-type="float" office:value="3374.3" calcext:value-type="float">
            <text:p>3374.3</text:p>
          </table:table-cell>
          <table:table-cell table:formula="of:=AVERAGE([.AQ76];[.AT76];[.AW76])" office:value-type="float" office:value="0.333333333333333" calcext:value-type="float">
            <text:p>0.333333333333333</text:p>
          </table:table-cell>
          <table:table-cell table:formula="of:=AVERAGE([.AR76];[.AU76];[.AX76])" office:value-type="float" office:value="630.634333333333" calcext:value-type="float">
            <text:p>630.634333333333</text:p>
          </table:table-cell>
          <table:table-cell table:formula="of:=AVERAGE([.AS76];[.AV76];[.AY76])" office:value-type="float" office:value="3362.475" calcext:value-type="float">
            <text:p>3362.475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47.164" calcext:value-type="float">
            <text:p>47.164</text:p>
          </table:table-cell>
          <table:table-cell table:formula="of:=[.CI76]-[.BU76]" office:value-type="float" office:value="183.828" calcext:value-type="float">
            <text:p>183.828</text:p>
          </table:table-cell>
          <table:table-cell table:formula="of:=[.CJ76]-[.BV76]" office:value-type="float" office:value="0" calcext:value-type="float">
            <text:p>0</text:p>
          </table:table-cell>
          <table:table-cell table:formula="of:=[.CK76]-[.BW76]" office:value-type="float" office:value="47.168" calcext:value-type="float">
            <text:p>47.168</text:p>
          </table:table-cell>
          <table:table-cell table:formula="of:=[.CL76]-[.BX76]" office:value-type="float" office:value="183.828" calcext:value-type="float">
            <text:p>183.828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7.808" calcext:value-type="float">
            <text:p>47.808</text:p>
          </table:table-cell>
          <table:table-cell table:formula="of:=[.CO76]-[.CA76]" office:value-type="float" office:value="183.828" calcext:value-type="float">
            <text:p>183.828</text:p>
          </table:table-cell>
          <table:table-cell table:formula="of:=AVERAGE([.BE76];[.BH76];[.BK76])" office:value-type="float" office:value="0" calcext:value-type="float">
            <text:p>0</text:p>
          </table:table-cell>
          <table:table-cell table:formula="of:=AVERAGE([.BF76];[.BI76];[.BL76])" office:value-type="float" office:value="47.38" calcext:value-type="float">
            <text:p>47.38</text:p>
          </table:table-cell>
          <table:table-cell table:formula="of:=AVERAGE([.BG76];[.BJ76];[.BM76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3803333333333" calcext:value-type="float">
            <text:p>67.3803333333333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6];[.CJ76];[.CM76])" office:value-type="float" office:value="0" calcext:value-type="float">
            <text:p>0</text:p>
          </table:table-cell>
          <table:table-cell table:formula="of:=AVERAGE([.CH76];[.CK76];[.CN76])" office:value-type="float" office:value="114.760333333333" calcext:value-type="float">
            <text:p>114.760333333333</text:p>
          </table:table-cell>
          <table:table-cell table:formula="of:=AVERAGE([.CI76];[.CL76];[.CO76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344.040333333333" calcext:value-type="float">
            <text:p>344.040333333333</text:p>
          </table:table-cell>
          <table:table-cell table:formula="of:=AVERAGE([.C77];[.F77];[.I7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5.146" calcext:value-type="float">
            <text:p>35.146</text:p>
          </table:table-cell>
          <table:table-cell table:formula="of:=AVERAGE([.Q77];[.T77];[.W77])" office:value-type="float" office:value="85.125" calcext:value-type="float">
            <text:p>85.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0" calcext:value-type="float">
            <text:p>0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office:value-type="float" office:value="0" calcext:value-type="float">
            <text:p>0</text:p>
          </table:table-cell>
          <table:table-cell office:value-type="float" office:value="246.773" calcext:value-type="float">
            <text:p>246.773</text:p>
          </table:table-cell>
          <table:table-cell office:value-type="float" office:value="2629.152" calcext:value-type="float">
            <text:p>2629.152</text:p>
          </table:table-cell>
          <table:table-cell table:formula="of:=AVERAGE([.AC77];[.AF77];[.AI77])" office:value-type="float" office:value="1" calcext:value-type="float">
            <text:p>1</text:p>
          </table:table-cell>
          <table:table-cell table:formula="of:=AVERAGE([.AD77];[.AG77];[.AJ77])" office:value-type="float" office:value="249.448" calcext:value-type="float">
            <text:p>249.448</text:p>
          </table:table-cell>
          <table:table-cell table:formula="of:=AVERAGE([.AE77];[.AH77];[.AK77])" office:value-type="float" office:value="2631.827" calcext:value-type="float">
            <text:p>2631.827</text:p>
          </table:table-cell>
          <table:table-cell table:number-columns-repeated="2"/>
          <table:table-cell table:formula="of:=[.A77]+[.O77]+[.AC77]" office:value-type="float" office:value="3" calcext:value-type="float">
            <text:p>3</text:p>
          </table:table-cell>
          <table:table-cell table:formula="of:=[.B77]+[.P77]+[.AD77]" office:value-type="float" office:value="614.356" calcext:value-type="float">
            <text:p>614.356</text:p>
          </table:table-cell>
          <table:table-cell table:formula="of:=[.C77]+[.Q77]+[.AE77]" office:value-type="float" office:value="3344.332" calcext:value-type="float">
            <text:p>3344.332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639.282" calcext:value-type="float">
            <text:p>639.282</text:p>
          </table:table-cell>
          <table:table-cell table:formula="of:=[.F77]+[.T77]+[.AH77]" office:value-type="float" office:value="3362.793" calcext:value-type="float">
            <text:p>3362.793</text:p>
          </table:table-cell>
          <table:table-cell table:formula="of:=[.G77]+[.U77]+[.AI77]" office:value-type="float" office:value="0" calcext:value-type="float">
            <text:p>0</text:p>
          </table:table-cell>
          <table:table-cell table:formula="of:=[.H77]+[.V77]+[.AJ77]" office:value-type="float" office:value="632.265" calcext:value-type="float">
            <text:p>632.265</text:p>
          </table:table-cell>
          <table:table-cell table:formula="of:=[.I77]+[.W77]+[.AK77]" office:value-type="float" office:value="3374.3" calcext:value-type="float">
            <text:p>3374.3</text:p>
          </table:table-cell>
          <table:table-cell table:formula="of:=AVERAGE([.AQ77];[.AT77];[.AW77])" office:value-type="float" office:value="1" calcext:value-type="float">
            <text:p>1</text:p>
          </table:table-cell>
          <table:table-cell table:formula="of:=AVERAGE([.AR77];[.AU77];[.AX77])" office:value-type="float" office:value="628.634333333333" calcext:value-type="float">
            <text:p>628.634333333333</text:p>
          </table:table-cell>
          <table:table-cell table:formula="of:=AVERAGE([.AS77];[.AV77];[.AY77])" office:value-type="float" office:value="3360.475" calcext:value-type="float">
            <text:p>3360.475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47.164" calcext:value-type="float">
            <text:p>47.164</text:p>
          </table:table-cell>
          <table:table-cell table:formula="of:=[.CI77]-[.BU77]" office:value-type="float" office:value="183.828" calcext:value-type="float">
            <text:p>183.828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47.168" calcext:value-type="float">
            <text:p>47.168</text:p>
          </table:table-cell>
          <table:table-cell table:formula="of:=[.CL77]-[.BX77]" office:value-type="float" office:value="183.828" calcext:value-type="float">
            <text:p>183.828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47.808" calcext:value-type="float">
            <text:p>47.808</text:p>
          </table:table-cell>
          <table:table-cell table:formula="of:=[.CO77]-[.CA77]" office:value-type="float" office:value="183.828" calcext:value-type="float">
            <text:p>183.828</text:p>
          </table:table-cell>
          <table:table-cell table:formula="of:=AVERAGE([.BE77];[.BH77];[.BK77])" office:value-type="float" office:value="0" calcext:value-type="float">
            <text:p>0</text:p>
          </table:table-cell>
          <table:table-cell table:formula="of:=AVERAGE([.BF77];[.BI77];[.BL77])" office:value-type="float" office:value="47.38" calcext:value-type="float">
            <text:p>47.38</text:p>
          </table:table-cell>
          <table:table-cell table:formula="of:=AVERAGE([.BG77];[.BJ77];[.BM77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67.3803333333333" calcext:value-type="float">
            <text:p>67.3803333333333</text:p>
          </table:table-cell>
          <table:table-cell table:formula="of:=AVERAGE([.BU77];[.BX77];[.CA7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7];[.CJ77];[.CM77])" office:value-type="float" office:value="0" calcext:value-type="float">
            <text:p>0</text:p>
          </table:table-cell>
          <table:table-cell table:formula="of:=AVERAGE([.CH77];[.CK77];[.CN77])" office:value-type="float" office:value="114.760333333333" calcext:value-type="float">
            <text:p>114.760333333333</text:p>
          </table:table-cell>
          <table:table-cell table:formula="of:=AVERAGE([.CI77];[.CL77];[.CO77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344.040333333333" calcext:value-type="float">
            <text:p>344.040333333333</text:p>
          </table:table-cell>
          <table:table-cell table:formula="of:=AVERAGE([.C78];[.F78];[.I7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5.146" calcext:value-type="float">
            <text:p>35.146</text:p>
          </table:table-cell>
          <table:table-cell table:formula="of:=AVERAGE([.Q78];[.T78];[.W7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0" calcext:value-type="float">
            <text:p>0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office:value-type="float" office:value="3.9" calcext:value-type="float">
            <text:p>3.9</text:p>
          </table:table-cell>
          <table:table-cell office:value-type="float" office:value="246.773" calcext:value-type="float">
            <text:p>246.773</text:p>
          </table:table-cell>
          <table:table-cell office:value-type="float" office:value="2629.152" calcext:value-type="float">
            <text:p>2629.152</text:p>
          </table:table-cell>
          <table:table-cell table:formula="of:=AVERAGE([.AC78];[.AF78];[.AI78])" office:value-type="float" office:value="1.3" calcext:value-type="float">
            <text:p>1.3</text:p>
          </table:table-cell>
          <table:table-cell table:formula="of:=AVERAGE([.AD78];[.AG78];[.AJ78])" office:value-type="float" office:value="249.448" calcext:value-type="float">
            <text:p>249.448</text:p>
          </table:table-cell>
          <table:table-cell table:formula="of:=AVERAGE([.AE78];[.AH78];[.AK78])" office:value-type="float" office:value="2631.827" calcext:value-type="float">
            <text:p>2631.827</text:p>
          </table:table-cell>
          <table:table-cell table:number-columns-repeated="2"/>
          <table:table-cell table:formula="of:=[.A78]+[.O78]+[.AC78]" office:value-type="float" office:value="0" calcext:value-type="float">
            <text:p>0</text:p>
          </table:table-cell>
          <table:table-cell table:formula="of:=[.B78]+[.P78]+[.AD78]" office:value-type="float" office:value="614.356" calcext:value-type="float">
            <text:p>614.356</text:p>
          </table:table-cell>
          <table:table-cell table:formula="of:=[.C78]+[.Q78]+[.AE78]" office:value-type="float" office:value="3344.332" calcext:value-type="float">
            <text:p>3344.332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639.282" calcext:value-type="float">
            <text:p>639.282</text:p>
          </table:table-cell>
          <table:table-cell table:formula="of:=[.F78]+[.T78]+[.AH78]" office:value-type="float" office:value="3362.793" calcext:value-type="float">
            <text:p>3362.793</text:p>
          </table:table-cell>
          <table:table-cell table:formula="of:=[.G78]+[.U78]+[.AI78]" office:value-type="float" office:value="3.9" calcext:value-type="float">
            <text:p>3.9</text:p>
          </table:table-cell>
          <table:table-cell table:formula="of:=[.H78]+[.V78]+[.AJ78]" office:value-type="float" office:value="632.265" calcext:value-type="float">
            <text:p>632.265</text:p>
          </table:table-cell>
          <table:table-cell table:formula="of:=[.I78]+[.W78]+[.AK78]" office:value-type="float" office:value="3374.3" calcext:value-type="float">
            <text:p>3374.3</text:p>
          </table:table-cell>
          <table:table-cell table:formula="of:=AVERAGE([.AQ78];[.AT78];[.AW78])" office:value-type="float" office:value="1.3" calcext:value-type="float">
            <text:p>1.3</text:p>
          </table:table-cell>
          <table:table-cell table:formula="of:=AVERAGE([.AR78];[.AU78];[.AX78])" office:value-type="float" office:value="628.634333333333" calcext:value-type="float">
            <text:p>628.634333333333</text:p>
          </table:table-cell>
          <table:table-cell table:formula="of:=AVERAGE([.AS78];[.AV78];[.AY78])" office:value-type="float" office:value="3360.475" calcext:value-type="float">
            <text:p>3360.475</text:p>
          </table:table-cell>
          <table:table-cell table:number-columns-repeated="2"/>
          <table:table-cell table:formula="of:=[.CG78]-[.BS78]" office:value-type="float" office:value="0" calcext:value-type="float">
            <text:p>0</text:p>
          </table:table-cell>
          <table:table-cell table:formula="of:=[.CH78]-[.BT78]" office:value-type="float" office:value="47.164" calcext:value-type="float">
            <text:p>47.164</text:p>
          </table:table-cell>
          <table:table-cell table:formula="of:=[.CI78]-[.BU78]" office:value-type="float" office:value="183.828" calcext:value-type="float">
            <text:p>183.828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7.168" calcext:value-type="float">
            <text:p>47.168</text:p>
          </table:table-cell>
          <table:table-cell table:formula="of:=[.CL78]-[.BX78]" office:value-type="float" office:value="183.828" calcext:value-type="float">
            <text:p>183.828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7.808" calcext:value-type="float">
            <text:p>47.808</text:p>
          </table:table-cell>
          <table:table-cell table:formula="of:=[.CO78]-[.CA78]" office:value-type="float" office:value="183.828" calcext:value-type="float">
            <text:p>183.828</text:p>
          </table:table-cell>
          <table:table-cell table:formula="of:=AVERAGE([.BE78];[.BH78];[.BK78])" office:value-type="float" office:value="0" calcext:value-type="float">
            <text:p>0</text:p>
          </table:table-cell>
          <table:table-cell table:formula="of:=AVERAGE([.BF78];[.BI78];[.BL78])" office:value-type="float" office:value="47.38" calcext:value-type="float">
            <text:p>47.38</text:p>
          </table:table-cell>
          <table:table-cell table:formula="of:=AVERAGE([.BG78];[.BJ78];[.BM78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67.3803333333333" calcext:value-type="float">
            <text:p>67.3803333333333</text:p>
          </table:table-cell>
          <table:table-cell table:formula="of:=AVERAGE([.BU78];[.BX78];[.CA7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8];[.CJ78];[.CM78])" office:value-type="float" office:value="0" calcext:value-type="float">
            <text:p>0</text:p>
          </table:table-cell>
          <table:table-cell table:formula="of:=AVERAGE([.CH78];[.CK78];[.CN78])" office:value-type="float" office:value="114.760333333333" calcext:value-type="float">
            <text:p>114.760333333333</text:p>
          </table:table-cell>
          <table:table-cell table:formula="of:=AVERAGE([.CI78];[.CL78];[.CO78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79];[.D79];[.G79])" office:value-type="float" office:value="0.333333333333333" calcext:value-type="float">
            <text:p>0.333333333333333</text:p>
          </table:table-cell>
          <table:table-cell table:formula="of:=AVERAGE([.B79];[.E79];[.H79])" office:value-type="float" office:value="344.040333333333" calcext:value-type="float">
            <text:p>344.040333333333</text:p>
          </table:table-cell>
          <table:table-cell table:formula="of:=AVERAGE([.C79];[.F79];[.I7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5.146" calcext:value-type="float">
            <text:p>35.146</text:p>
          </table:table-cell>
          <table:table-cell table:formula="of:=AVERAGE([.Q79];[.T79];[.W7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0" calcext:value-type="float">
            <text:p>0</text:p>
          </table:table-cell>
          <table:table-cell office:value-type="float" office:value="250.77" calcext:value-type="float">
            <text:p>250.77</text:p>
          </table:table-cell>
          <table:table-cell office:value-type="float" office:value="2633.145" calcext:value-type="float">
            <text:p>2633.145</text:p>
          </table:table-cell>
          <table:table-cell office:value-type="float" office:value="1.9" calcext:value-type="float">
            <text:p>1.9</text:p>
          </table:table-cell>
          <table:table-cell office:value-type="float" office:value="240.773" calcext:value-type="float">
            <text:p>240.773</text:p>
          </table:table-cell>
          <table:table-cell office:value-type="float" office:value="2623.152" calcext:value-type="float">
            <text:p>2623.152</text:p>
          </table:table-cell>
          <table:table-cell table:formula="of:=AVERAGE([.AC79];[.AF79];[.AI79])" office:value-type="float" office:value="0.633333333333333" calcext:value-type="float">
            <text:p>0.633333333333333</text:p>
          </table:table-cell>
          <table:table-cell table:formula="of:=AVERAGE([.AD79];[.AG79];[.AJ79])" office:value-type="float" office:value="247.448" calcext:value-type="float">
            <text:p>247.448</text:p>
          </table:table-cell>
          <table:table-cell table:formula="of:=AVERAGE([.AE79];[.AH79];[.AK79])" office:value-type="float" office:value="2629.827" calcext:value-type="float">
            <text:p>2629.827</text:p>
          </table:table-cell>
          <table:table-cell table:number-columns-repeated="2"/>
          <table:table-cell table:formula="of:=[.A79]+[.O79]+[.AC79]" office:value-type="float" office:value="1" calcext:value-type="float">
            <text:p>1</text:p>
          </table:table-cell>
          <table:table-cell table:formula="of:=[.B79]+[.P79]+[.AD79]" office:value-type="float" office:value="614.356" calcext:value-type="float">
            <text:p>614.356</text:p>
          </table:table-cell>
          <table:table-cell table:formula="of:=[.C79]+[.Q79]+[.AE79]" office:value-type="float" office:value="3344.332" calcext:value-type="float">
            <text:p>3344.332</text:p>
          </table:table-cell>
          <table:table-cell table:formula="of:=[.D79]+[.R79]+[.AF79]" office:value-type="float" office:value="0" calcext:value-type="float">
            <text:p>0</text:p>
          </table:table-cell>
          <table:table-cell table:formula="of:=[.E79]+[.S79]+[.AG79]" office:value-type="float" office:value="639.282" calcext:value-type="float">
            <text:p>639.282</text:p>
          </table:table-cell>
          <table:table-cell table:formula="of:=[.F79]+[.T79]+[.AH79]" office:value-type="float" office:value="3362.793" calcext:value-type="float">
            <text:p>3362.793</text:p>
          </table:table-cell>
          <table:table-cell table:formula="of:=[.G79]+[.U79]+[.AI79]" office:value-type="float" office:value="1.9" calcext:value-type="float">
            <text:p>1.9</text:p>
          </table:table-cell>
          <table:table-cell table:formula="of:=[.H79]+[.V79]+[.AJ79]" office:value-type="float" office:value="626.265" calcext:value-type="float">
            <text:p>626.265</text:p>
          </table:table-cell>
          <table:table-cell table:formula="of:=[.I79]+[.W79]+[.AK79]" office:value-type="float" office:value="3368.3" calcext:value-type="float">
            <text:p>3368.3</text:p>
          </table:table-cell>
          <table:table-cell table:formula="of:=AVERAGE([.AQ79];[.AT79];[.AW79])" office:value-type="float" office:value="0.966666666666667" calcext:value-type="float">
            <text:p>0.966666666666667</text:p>
          </table:table-cell>
          <table:table-cell table:formula="of:=AVERAGE([.AR79];[.AU79];[.AX79])" office:value-type="float" office:value="626.634333333333" calcext:value-type="float">
            <text:p>626.634333333333</text:p>
          </table:table-cell>
          <table:table-cell table:formula="of:=AVERAGE([.AS79];[.AV79];[.AY79])" office:value-type="float" office:value="3358.475" calcext:value-type="float">
            <text:p>3358.475</text:p>
          </table:table-cell>
          <table:table-cell table:number-columns-repeated="2"/>
          <table:table-cell table:formula="of:=[.CG79]-[.BS79]" office:value-type="float" office:value="1" calcext:value-type="float">
            <text:p>1</text:p>
          </table:table-cell>
          <table:table-cell table:formula="of:=[.CH79]-[.BT79]" office:value-type="float" office:value="47.164" calcext:value-type="float">
            <text:p>47.164</text:p>
          </table:table-cell>
          <table:table-cell table:formula="of:=[.CI79]-[.BU79]" office:value-type="float" office:value="183.828" calcext:value-type="float">
            <text:p>183.828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7.168" calcext:value-type="float">
            <text:p>47.168</text:p>
          </table:table-cell>
          <table:table-cell table:formula="of:=[.CL79]-[.BX79]" office:value-type="float" office:value="183.828" calcext:value-type="float">
            <text:p>183.828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47.808" calcext:value-type="float">
            <text:p>47.808</text:p>
          </table:table-cell>
          <table:table-cell table:formula="of:=[.CO79]-[.CA79]" office:value-type="float" office:value="183.828" calcext:value-type="float">
            <text:p>183.828</text:p>
          </table:table-cell>
          <table:table-cell table:formula="of:=AVERAGE([.BE79];[.BH79];[.BK79])" office:value-type="float" office:value="0.333333333333333" calcext:value-type="float">
            <text:p>0.333333333333333</text:p>
          </table:table-cell>
          <table:table-cell table:formula="of:=AVERAGE([.BF79];[.BI79];[.BL79])" office:value-type="float" office:value="47.38" calcext:value-type="float">
            <text:p>47.38</text:p>
          </table:table-cell>
          <table:table-cell table:formula="of:=AVERAGE([.BG79];[.BJ79];[.BM79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67.3803333333333" calcext:value-type="float">
            <text:p>67.3803333333333</text:p>
          </table:table-cell>
          <table:table-cell table:formula="of:=AVERAGE([.BU79];[.BX79];[.CA7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79];[.CJ79];[.CM79])" office:value-type="float" office:value="0.333333333333333" calcext:value-type="float">
            <text:p>0.333333333333333</text:p>
          </table:table-cell>
          <table:table-cell table:formula="of:=AVERAGE([.CH79];[.CK79];[.CN79])" office:value-type="float" office:value="114.760333333333" calcext:value-type="float">
            <text:p>114.760333333333</text:p>
          </table:table-cell>
          <table:table-cell table:formula="of:=AVERAGE([.CI79];[.CL79];[.CO79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344.040333333333" calcext:value-type="float">
            <text:p>344.040333333333</text:p>
          </table:table-cell>
          <table:table-cell table:formula="of:=AVERAGE([.C80];[.F80];[.I8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5.146" calcext:value-type="float">
            <text:p>35.146</text:p>
          </table:table-cell>
          <table:table-cell table:formula="of:=AVERAGE([.Q80];[.T80];[.W8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7.9" calcext:value-type="float">
            <text:p>7.9</text:p>
          </table:table-cell>
          <table:table-cell office:value-type="float" office:value="244.77" calcext:value-type="float">
            <text:p>244.77</text:p>
          </table:table-cell>
          <table:table-cell office:value-type="float" office:value="2627.145" calcext:value-type="float">
            <text:p>2627.145</text:p>
          </table:table-cell>
          <table:table-cell office:value-type="float" office:value="0" calcext:value-type="float">
            <text:p>0</text:p>
          </table:table-cell>
          <table:table-cell office:value-type="float" office:value="240.773" calcext:value-type="float">
            <text:p>240.773</text:p>
          </table:table-cell>
          <table:table-cell office:value-type="float" office:value="2623.152" calcext:value-type="float">
            <text:p>2623.152</text:p>
          </table:table-cell>
          <table:table-cell table:formula="of:=AVERAGE([.AC80];[.AF80];[.AI80])" office:value-type="float" office:value="2.63333333333333" calcext:value-type="float">
            <text:p>2.63333333333333</text:p>
          </table:table-cell>
          <table:table-cell table:formula="of:=AVERAGE([.AD80];[.AG80];[.AJ80])" office:value-type="float" office:value="245.448" calcext:value-type="float">
            <text:p>245.448</text:p>
          </table:table-cell>
          <table:table-cell table:formula="of:=AVERAGE([.AE80];[.AH80];[.AK80])" office:value-type="float" office:value="2627.827" calcext:value-type="float">
            <text:p>2627.827</text:p>
          </table:table-cell>
          <table:table-cell table:number-columns-repeated="2"/>
          <table:table-cell table:formula="of:=[.A80]+[.O80]+[.AC80]" office:value-type="float" office:value="0" calcext:value-type="float">
            <text:p>0</text:p>
          </table:table-cell>
          <table:table-cell table:formula="of:=[.B80]+[.P80]+[.AD80]" office:value-type="float" office:value="614.356" calcext:value-type="float">
            <text:p>614.356</text:p>
          </table:table-cell>
          <table:table-cell table:formula="of:=[.C80]+[.Q80]+[.AE80]" office:value-type="float" office:value="3344.332" calcext:value-type="float">
            <text:p>3344.332</text:p>
          </table:table-cell>
          <table:table-cell table:formula="of:=[.D80]+[.R80]+[.AF80]" office:value-type="float" office:value="7.9" calcext:value-type="float">
            <text:p>7.9</text:p>
          </table:table-cell>
          <table:table-cell table:formula="of:=[.E80]+[.S80]+[.AG80]" office:value-type="float" office:value="633.282" calcext:value-type="float">
            <text:p>633.282</text:p>
          </table:table-cell>
          <table:table-cell table:formula="of:=[.F80]+[.T80]+[.AH80]" office:value-type="float" office:value="3356.793" calcext:value-type="float">
            <text:p>3356.793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626.265" calcext:value-type="float">
            <text:p>626.265</text:p>
          </table:table-cell>
          <table:table-cell table:formula="of:=[.I80]+[.W80]+[.AK80]" office:value-type="float" office:value="3368.3" calcext:value-type="float">
            <text:p>3368.3</text:p>
          </table:table-cell>
          <table:table-cell table:formula="of:=AVERAGE([.AQ80];[.AT80];[.AW80])" office:value-type="float" office:value="2.63333333333333" calcext:value-type="float">
            <text:p>2.63333333333333</text:p>
          </table:table-cell>
          <table:table-cell table:formula="of:=AVERAGE([.AR80];[.AU80];[.AX80])" office:value-type="float" office:value="624.634333333333" calcext:value-type="float">
            <text:p>624.634333333333</text:p>
          </table:table-cell>
          <table:table-cell table:formula="of:=AVERAGE([.AS80];[.AV80];[.AY80])" office:value-type="float" office:value="3356.475" calcext:value-type="float">
            <text:p>3356.475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47.164" calcext:value-type="float">
            <text:p>47.164</text:p>
          </table:table-cell>
          <table:table-cell table:formula="of:=[.CI80]-[.BU80]" office:value-type="float" office:value="183.828" calcext:value-type="float">
            <text:p>183.828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47.168" calcext:value-type="float">
            <text:p>47.168</text:p>
          </table:table-cell>
          <table:table-cell table:formula="of:=[.CL80]-[.BX80]" office:value-type="float" office:value="183.828" calcext:value-type="float">
            <text:p>183.828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7.808" calcext:value-type="float">
            <text:p>47.808</text:p>
          </table:table-cell>
          <table:table-cell table:formula="of:=[.CO80]-[.CA80]" office:value-type="float" office:value="183.828" calcext:value-type="float">
            <text:p>183.828</text:p>
          </table:table-cell>
          <table:table-cell table:formula="of:=AVERAGE([.BE80];[.BH80];[.BK80])" office:value-type="float" office:value="0" calcext:value-type="float">
            <text:p>0</text:p>
          </table:table-cell>
          <table:table-cell table:formula="of:=AVERAGE([.BF80];[.BI80];[.BL80])" office:value-type="float" office:value="47.38" calcext:value-type="float">
            <text:p>47.38</text:p>
          </table:table-cell>
          <table:table-cell table:formula="of:=AVERAGE([.BG80];[.BJ80];[.BM80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67.3803333333333" calcext:value-type="float">
            <text:p>67.3803333333333</text:p>
          </table:table-cell>
          <table:table-cell table:formula="of:=AVERAGE([.BU80];[.BX80];[.CA8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80];[.CJ80];[.CM80])" office:value-type="float" office:value="0" calcext:value-type="float">
            <text:p>0</text:p>
          </table:table-cell>
          <table:table-cell table:formula="of:=AVERAGE([.CH80];[.CK80];[.CN80])" office:value-type="float" office:value="114.760333333333" calcext:value-type="float">
            <text:p>114.760333333333</text:p>
          </table:table-cell>
          <table:table-cell table:formula="of:=AVERAGE([.CI80];[.CL80];[.CO80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344.040333333333" calcext:value-type="float">
            <text:p>344.040333333333</text:p>
          </table:table-cell>
          <table:table-cell table:formula="of:=AVERAGE([.C81];[.F81];[.I8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5.146" calcext:value-type="float">
            <text:p>35.146</text:p>
          </table:table-cell>
          <table:table-cell table:formula="of:=AVERAGE([.Q81];[.T81];[.W8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.801" calcext:value-type="float">
            <text:p>250.801</text:p>
          </table:table-cell>
          <table:table-cell office:value-type="float" office:value="2633.184" calcext:value-type="float">
            <text:p>2633.184</text:p>
          </table:table-cell>
          <table:table-cell office:value-type="float" office:value="0" calcext:value-type="float">
            <text:p>0</text:p>
          </table:table-cell>
          <table:table-cell office:value-type="float" office:value="244.77" calcext:value-type="float">
            <text:p>244.77</text:p>
          </table:table-cell>
          <table:table-cell office:value-type="float" office:value="2627.145" calcext:value-type="float">
            <text:p>2627.145</text:p>
          </table:table-cell>
          <table:table-cell office:value-type="float" office:value="0" calcext:value-type="float">
            <text:p>0</text:p>
          </table:table-cell>
          <table:table-cell office:value-type="float" office:value="240.773" calcext:value-type="float">
            <text:p>240.773</text:p>
          </table:table-cell>
          <table:table-cell office:value-type="float" office:value="2623.152" calcext:value-type="float">
            <text:p>2623.152</text:p>
          </table:table-cell>
          <table:table-cell table:formula="of:=AVERAGE([.AC81];[.AF81];[.AI81])" office:value-type="float" office:value="0" calcext:value-type="float">
            <text:p>0</text:p>
          </table:table-cell>
          <table:table-cell table:formula="of:=AVERAGE([.AD81];[.AG81];[.AJ81])" office:value-type="float" office:value="245.448" calcext:value-type="float">
            <text:p>245.448</text:p>
          </table:table-cell>
          <table:table-cell table:formula="of:=AVERAGE([.AE81];[.AH81];[.AK81])" office:value-type="float" office:value="2627.827" calcext:value-type="float">
            <text:p>2627.827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614.356" calcext:value-type="float">
            <text:p>614.356</text:p>
          </table:table-cell>
          <table:table-cell table:formula="of:=[.C81]+[.Q81]+[.AE81]" office:value-type="float" office:value="3344.332" calcext:value-type="float">
            <text:p>3344.332</text:p>
          </table:table-cell>
          <table:table-cell table:formula="of:=[.D81]+[.R81]+[.AF81]" office:value-type="float" office:value="0" calcext:value-type="float">
            <text:p>0</text:p>
          </table:table-cell>
          <table:table-cell table:formula="of:=[.E81]+[.S81]+[.AG81]" office:value-type="float" office:value="633.282" calcext:value-type="float">
            <text:p>633.282</text:p>
          </table:table-cell>
          <table:table-cell table:formula="of:=[.F81]+[.T81]+[.AH81]" office:value-type="float" office:value="3356.793" calcext:value-type="float">
            <text:p>3356.793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626.265" calcext:value-type="float">
            <text:p>626.265</text:p>
          </table:table-cell>
          <table:table-cell table:formula="of:=[.I81]+[.W81]+[.AK81]" office:value-type="float" office:value="3368.3" calcext:value-type="float">
            <text:p>3368.3</text:p>
          </table:table-cell>
          <table:table-cell table:formula="of:=AVERAGE([.AQ81];[.AT81];[.AW81])" office:value-type="float" office:value="0" calcext:value-type="float">
            <text:p>0</text:p>
          </table:table-cell>
          <table:table-cell table:formula="of:=AVERAGE([.AR81];[.AU81];[.AX81])" office:value-type="float" office:value="624.634333333333" calcext:value-type="float">
            <text:p>624.634333333333</text:p>
          </table:table-cell>
          <table:table-cell table:formula="of:=AVERAGE([.AS81];[.AV81];[.AY81])" office:value-type="float" office:value="3356.475" calcext:value-type="float">
            <text:p>3356.475</text:p>
          </table:table-cell>
          <table:table-cell table:number-columns-repeated="2"/>
          <table:table-cell table:formula="of:=[.CG81]-[.BS81]" office:value-type="float" office:value="0" calcext:value-type="float">
            <text:p>0</text:p>
          </table:table-cell>
          <table:table-cell table:formula="of:=[.CH81]-[.BT81]" office:value-type="float" office:value="47.164" calcext:value-type="float">
            <text:p>47.164</text:p>
          </table:table-cell>
          <table:table-cell table:formula="of:=[.CI81]-[.BU81]" office:value-type="float" office:value="183.828" calcext:value-type="float">
            <text:p>183.828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47.168" calcext:value-type="float">
            <text:p>47.168</text:p>
          </table:table-cell>
          <table:table-cell table:formula="of:=[.CL81]-[.BX81]" office:value-type="float" office:value="183.828" calcext:value-type="float">
            <text:p>183.828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47.808" calcext:value-type="float">
            <text:p>47.808</text:p>
          </table:table-cell>
          <table:table-cell table:formula="of:=[.CO81]-[.CA81]" office:value-type="float" office:value="183.828" calcext:value-type="float">
            <text:p>183.828</text:p>
          </table:table-cell>
          <table:table-cell table:formula="of:=AVERAGE([.BE81];[.BH81];[.BK81])" office:value-type="float" office:value="0" calcext:value-type="float">
            <text:p>0</text:p>
          </table:table-cell>
          <table:table-cell table:formula="of:=AVERAGE([.BF81];[.BI81];[.BL81])" office:value-type="float" office:value="47.38" calcext:value-type="float">
            <text:p>47.38</text:p>
          </table:table-cell>
          <table:table-cell table:formula="of:=AVERAGE([.BG81];[.BJ81];[.BM81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3803333333333" calcext:value-type="float">
            <text:p>67.3803333333333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81];[.CJ81];[.CM81])" office:value-type="float" office:value="0" calcext:value-type="float">
            <text:p>0</text:p>
          </table:table-cell>
          <table:table-cell table:formula="of:=AVERAGE([.CH81];[.CK81];[.CN81])" office:value-type="float" office:value="114.760333333333" calcext:value-type="float">
            <text:p>114.760333333333</text:p>
          </table:table-cell>
          <table:table-cell table:formula="of:=AVERAGE([.CI81];[.CL81];[.CO81])" office:value-type="float" office:value="1467.551" calcext:value-type="float">
            <text:p>1467.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367" calcext:value-type="float">
            <text:p>353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0.344" calcext:value-type="float">
            <text:p>350.344</text:p>
          </table:table-cell>
          <table:table-cell office:value-type="float" office:value="660.023" calcext:value-type="float">
            <text:p>660.023</text:p>
          </table:table-cell>
          <table:table-cell table:formula="of:=AVERAGE([.A82];[.D82];[.G82])" office:value-type="float" office:value="0" calcext:value-type="float">
            <text:p>0</text:p>
          </table:table-cell>
          <table:table-cell table:formula="of:=AVERAGE([.B82];[.E82];[.H82])" office:value-type="float" office:value="344.040333333333" calcext:value-type="float">
            <text:p>344.040333333333</text:p>
          </table:table-cell>
          <table:table-cell table:formula="of:=AVERAGE([.C82];[.F82];[.I8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2];[.R82];[.U82])" office:value-type="float" office:value="0.333333333333333" calcext:value-type="float">
            <text:p>0.333333333333333</text:p>
          </table:table-cell>
          <table:table-cell table:formula="of:=AVERAGE([.P82];[.S82];[.V82])" office:value-type="float" office:value="35.146" calcext:value-type="float">
            <text:p>35.146</text:p>
          </table:table-cell>
          <table:table-cell table:formula="of:=AVERAGE([.Q82];[.T82];[.W82])" office:value-type="float" office:value="85.125" calcext:value-type="float">
            <text:p>85.125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244.801" calcext:value-type="float">
            <text:p>244.801</text:p>
          </table:table-cell>
          <table:table-cell office:value-type="float" office:value="2627.184" calcext:value-type="float">
            <text:p>2627.184</text:p>
          </table:table-cell>
          <table:table-cell office:value-type="float" office:value="0" calcext:value-type="float">
            <text:p>0</text:p>
          </table:table-cell>
          <table:table-cell office:value-type="float" office:value="244.77" calcext:value-type="float">
            <text:p>244.77</text:p>
          </table:table-cell>
          <table:table-cell office:value-type="float" office:value="2627.145" calcext:value-type="float">
            <text:p>2627.145</text:p>
          </table:table-cell>
          <table:table-cell office:value-type="float" office:value="0" calcext:value-type="float">
            <text:p>0</text:p>
          </table:table-cell>
          <table:table-cell office:value-type="float" office:value="240.773" calcext:value-type="float">
            <text:p>240.773</text:p>
          </table:table-cell>
          <table:table-cell office:value-type="float" office:value="2623.152" calcext:value-type="float">
            <text:p>2623.152</text:p>
          </table:table-cell>
          <table:table-cell table:formula="of:=AVERAGE([.AC82];[.AF82];[.AI82])" office:value-type="float" office:value="2.3" calcext:value-type="float">
            <text:p>2.3</text:p>
          </table:table-cell>
          <table:table-cell table:formula="of:=AVERAGE([.AD82];[.AG82];[.AJ82])" office:value-type="float" office:value="243.448" calcext:value-type="float">
            <text:p>243.448</text:p>
          </table:table-cell>
          <table:table-cell table:formula="of:=AVERAGE([.AE82];[.AH82];[.AK82])" office:value-type="float" office:value="2625.827" calcext:value-type="float">
            <text:p>2625.827</text:p>
          </table:table-cell>
          <table:table-cell table:number-columns-repeated="2"/>
          <table:table-cell table:formula="of:=[.A82]+[.O82]+[.AC82]" office:value-type="float" office:value="7.9" calcext:value-type="float">
            <text:p>7.9</text:p>
          </table:table-cell>
          <table:table-cell table:formula="of:=[.B82]+[.P82]+[.AD82]" office:value-type="float" office:value="608.356" calcext:value-type="float">
            <text:p>608.356</text:p>
          </table:table-cell>
          <table:table-cell table:formula="of:=[.C82]+[.Q82]+[.AE82]" office:value-type="float" office:value="3338.332" calcext:value-type="float">
            <text:p>3338.332</text:p>
          </table:table-cell>
          <table:table-cell table:formula="of:=[.D82]+[.R82]+[.AF82]" office:value-type="float" office:value="0" calcext:value-type="float">
            <text:p>0</text:p>
          </table:table-cell>
          <table:table-cell table:formula="of:=[.E82]+[.S82]+[.AG82]" office:value-type="float" office:value="633.282" calcext:value-type="float">
            <text:p>633.282</text:p>
          </table:table-cell>
          <table:table-cell table:formula="of:=[.F82]+[.T82]+[.AH82]" office:value-type="float" office:value="3356.793" calcext:value-type="float">
            <text:p>3356.793</text:p>
          </table:table-cell>
          <table:table-cell table:formula="of:=[.G82]+[.U82]+[.AI82]" office:value-type="float" office:value="0" calcext:value-type="float">
            <text:p>0</text:p>
          </table:table-cell>
          <table:table-cell table:formula="of:=[.H82]+[.V82]+[.AJ82]" office:value-type="float" office:value="626.265" calcext:value-type="float">
            <text:p>626.265</text:p>
          </table:table-cell>
          <table:table-cell table:formula="of:=[.I82]+[.W82]+[.AK82]" office:value-type="float" office:value="3368.3" calcext:value-type="float">
            <text:p>3368.3</text:p>
          </table:table-cell>
          <table:table-cell table:formula="of:=AVERAGE([.AQ82];[.AT82];[.AW82])" office:value-type="float" office:value="2.63333333333333" calcext:value-type="float">
            <text:p>2.63333333333333</text:p>
          </table:table-cell>
          <table:table-cell table:formula="of:=AVERAGE([.AR82];[.AU82];[.AX82])" office:value-type="float" office:value="622.634333333333" calcext:value-type="float">
            <text:p>622.634333333333</text:p>
          </table:table-cell>
          <table:table-cell table:formula="of:=AVERAGE([.AS82];[.AV82];[.AY82])" office:value-type="float" office:value="3354.475" calcext:value-type="float">
            <text:p>3354.475</text:p>
          </table:table-cell>
          <table:table-cell table:number-columns-repeated="2"/>
          <table:table-cell table:formula="of:=[.CG82]-[.BS82]" office:value-type="float" office:value="0" calcext:value-type="float">
            <text:p>0</text:p>
          </table:table-cell>
          <table:table-cell table:formula="of:=[.CH82]-[.BT82]" office:value-type="float" office:value="47.164" calcext:value-type="float">
            <text:p>47.164</text:p>
          </table:table-cell>
          <table:table-cell table:formula="of:=[.CI82]-[.BU82]" office:value-type="float" office:value="183.828" calcext:value-type="float">
            <text:p>183.828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47.168" calcext:value-type="float">
            <text:p>47.168</text:p>
          </table:table-cell>
          <table:table-cell table:formula="of:=[.CL82]-[.BX82]" office:value-type="float" office:value="183.828" calcext:value-type="float">
            <text:p>183.828</text:p>
          </table:table-cell>
          <table:table-cell table:formula="of:=[.CM82]-[.BY82]" office:value-type="float" office:value="0" calcext:value-type="float">
            <text:p>0</text:p>
          </table:table-cell>
          <table:table-cell table:formula="of:=[.CN82]-[.BZ82]" office:value-type="float" office:value="47.808" calcext:value-type="float">
            <text:p>47.808</text:p>
          </table:table-cell>
          <table:table-cell table:formula="of:=[.CO82]-[.CA82]" office:value-type="float" office:value="183.828" calcext:value-type="float">
            <text:p>183.828</text:p>
          </table:table-cell>
          <table:table-cell table:formula="of:=AVERAGE([.BE82];[.BH82];[.BK82])" office:value-type="float" office:value="0" calcext:value-type="float">
            <text:p>0</text:p>
          </table:table-cell>
          <table:table-cell table:formula="of:=AVERAGE([.BF82];[.BI82];[.BL82])" office:value-type="float" office:value="47.38" calcext:value-type="float">
            <text:p>47.38</text:p>
          </table:table-cell>
          <table:table-cell table:formula="of:=AVERAGE([.BG82];[.BJ82];[.BM82])" office:value-type="float" office:value="183.828" calcext:value-type="float">
            <text:p>183.8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67.3803333333333" calcext:value-type="float">
            <text:p>67.3803333333333</text:p>
          </table:table-cell>
          <table:table-cell table:formula="of:=AVERAGE([.BU82];[.BX82];[.CA8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551" calcext:value-type="float">
            <text:p>1467.551</text:p>
          </table:table-cell>
          <table:table-cell office:value-type="float" office:value="0" calcext:value-type="float">
            <text:p>0</text:p>
          </table:table-cell>
          <table:table-cell office:value-type="float" office:value="115.105" calcext:value-type="float">
            <text:p>115.105</text:p>
          </table:table-cell>
          <table:table-cell office:value-type="float" office:value="1467.551" calcext:value-type="float">
            <text:p>1467.551</text:p>
          </table:table-cell>
          <table:table-cell table:formula="of:=AVERAGE([.CG82];[.CJ82];[.CM82])" office:value-type="float" office:value="0" calcext:value-type="float">
            <text:p>0</text:p>
          </table:table-cell>
          <table:table-cell table:formula="of:=AVERAGE([.CH82];[.CK82];[.CN82])" office:value-type="float" office:value="114.760333333333" calcext:value-type="float">
            <text:p>114.760333333333</text:p>
          </table:table-cell>
          <table:table-cell table:formula="of:=AVERAGE([.CI82];[.CL82];[.CO82])" office:value-type="float" office:value="1467.551" calcext:value-type="float">
            <text:p>1467.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5:46.55830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2:15:39.508801003</dc:date>
    <dc:creator>Ike Devolder</dc:creator>
    <meta:editing-duration>PT21H7M47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818cm" svg:y="1.94cm" svg:width="33.524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6666666666667">
                <text:p>8.8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8.40000000000001">
                <text:p>8.4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666666666667">
                <text:p>12.4666666666667</text:p>
              </table:table-cell>
              <table:table-cell office:value-type="float" office:value="3.6">
                <text:p>3.6</text:p>
              </table:table-cell>
              <table:table-cell office:value-type="float" office:value="37.3666666666667">
                <text:p>37.3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8.46666666666666">
                <text:p>8.4666666666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">
                <text:p>13.8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">
                <text:p>13.8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">
                <text:p>13.8</text:p>
              </table:table-cell>
              <table:table-cell office:value-type="float" office:value="3.9">
                <text:p>3.9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5.96666666666666">
                <text:p>5.96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">
                <text:p>14.1</text:p>
              </table:table-cell>
              <table:table-cell office:value-type="float" office:value="3.6">
                <text:p>3.6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">
                <text:p>13.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8">
                <text:p>14.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8.30000000000003">
                <text:p>8.30000000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3.9">
                <text:p>3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7666666666667">
                <text:p>13.7666666666667</text:p>
              </table:table-cell>
              <table:table-cell office:value-type="float" office:value="3.9">
                <text:p>3.9</text:p>
              </table:table-cell>
              <table:table-cell office:value-type="float" office:value="9.26666666666665">
                <text:p>9.26666666666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7.96666666666666">
                <text:p>7.9666666666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8">
                <text:p>13.8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4">
                <text:p>4</text:p>
              </table:table-cell>
              <table:table-cell office:value-type="float" office:value="6.93333333333332">
                <text:p>6.93333333333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">
                <text:p>13.8</text:p>
              </table:table-cell>
              <table:table-cell office:value-type="float" office:value="3.9">
                <text:p>3.9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7.39999999999998">
                <text:p>7.3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7666666666667">
                <text:p>12.7666666666667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">
                <text:p>13.8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3.09999999999998">
                <text:p>3.09999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9.20000000000001">
                <text:p>9.2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1">
                <text:p>14.1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5.43333333333334">
                <text:p>5.43333333333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4333333333333">
                <text:p>13.4333333333333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4333333333333">
                <text:p>13.4333333333333</text:p>
              </table:table-cell>
              <table:table-cell office:value-type="float" office:value="3.9">
                <text:p>3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-37.5999999999999">
                <text:p>-37.5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7666666666667">
                <text:p>12.7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65.9666666666667">
                <text:p>65.9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28.5333333333333">
                <text:p>28.5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4666666666667">
                <text:p>15.4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33333333333335">
                <text:p>4.33333333333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3.9">
                <text:p>3.9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666666666667">
                <text:p>13.4666666666667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5.86666666666666">
                <text:p>5.86666666666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63.3666666666667">
                <text:p>63.3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666666666667">
                <text:p>15.7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666666666667">
                <text:p>13.766666666666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7333333333333">
                <text:p>13.7333333333333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0666666666667">
                <text:p>14.066666666666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9.99999999999996">
                <text:p>9.99999999999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8">
                <text:p>13.8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8.73333333333337">
                <text:p>8.73333333333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4666666666667">
                <text:p>14.4666666666667</text:p>
              </table:table-cell>
              <table:table-cell office:value-type="float" office:value="3.9">
                <text:p>3.9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3666666666667">
                <text:p>14.3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3.6">
                <text:p>3.6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5.03333333333332">
                <text:p>5.03333333333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1">
                <text:p>13.1</text:p>
              </table:table-cell>
              <table:table-cell office:value-type="float" office:value="3.9">
                <text:p>3.9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0666666666667">
                <text:p>14.0666666666667</text:p>
              </table:table-cell>
              <table:table-cell office:value-type="float" office:value="3.9">
                <text:p>3.9</text:p>
              </table:table-cell>
              <table:table-cell office:value-type="float" office:value="12.2333333333334">
                <text:p>12.233333333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">
                <text:p>12.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53333333333334">
                <text:p>4.5333333333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14.9666666666667">
                <text:p>14.9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">
                <text:p>14.8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0666666666667">
                <text:p>15.0666666666667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7.96666666666666">
                <text:p>7.96666666666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4">
                <text:p>13.4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35.4333333333333">
                <text:p>35.4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7.73333333333331">
                <text:p>7.73333333333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0333333333333">
                <text:p>15.0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-4.23333333333333">
                <text:p>-4.2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">
                <text:p>14.1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1.16666666666665">
                <text:p>1.16666666666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1">
                <text:p>14.1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-125.6">
                <text:p>-12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-233.566666666667">
                <text:p>-233.5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666666666667">
                <text:p>10.5666666666667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818cm" svg:y="1.94cm" svg:width="33.63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.950333333333">
                <text:p>347.950333333333</text:p>
                <draw:g>
                  <svg:desc>'memory - cpu'.K4:'memory - cpu'.K82</svg:desc>
                </draw:g>
              </table:table-cell>
              <table:table-cell office:value-type="float" office:value="35.146">
                <text:p>35.146</text:p>
                <draw:g>
                  <svg:desc>'memory - cpu'.Y4:'memory - cpu'.Y82</svg:desc>
                </draw:g>
              </table:table-cell>
              <table:table-cell office:value-type="float" office:value="49.414">
                <text:p>49.414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9.414">
                <text:p>49.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9.414">
                <text:p>49.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7.950333333333">
                <text:p>347.95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2916666666667">
                <text:p>48.29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7.553333333333">
                <text:p>347.553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0.8046666666667">
                <text:p>50.804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.258">
                <text:p>347.258</text:p>
              </table:table-cell>
              <table:table-cell office:value-type="float" office:value="35.146">
                <text:p>35.146</text:p>
              </table:table-cell>
              <table:table-cell office:value-type="float" office:value="60.6446666666667">
                <text:p>60.644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.492">
                <text:p>347.492</text:p>
              </table:table-cell>
              <table:table-cell office:value-type="float" office:value="35.146">
                <text:p>35.146</text:p>
              </table:table-cell>
              <table:table-cell office:value-type="float" office:value="49.138">
                <text:p>49.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7.271">
                <text:p>347.271</text:p>
              </table:table-cell>
              <table:table-cell office:value-type="float" office:value="35.146">
                <text:p>35.146</text:p>
              </table:table-cell>
              <table:table-cell office:value-type="float" office:value="50.1496666666667">
                <text:p>50.149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7.082">
                <text:p>347.082</text:p>
              </table:table-cell>
              <table:table-cell office:value-type="float" office:value="35.146">
                <text:p>35.146</text:p>
              </table:table-cell>
              <table:table-cell office:value-type="float" office:value="48.6810000000001">
                <text:p>48.681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.19">
                <text:p>347.19</text:p>
              </table:table-cell>
              <table:table-cell office:value-type="float" office:value="35.146">
                <text:p>35.146</text:p>
              </table:table-cell>
              <table:table-cell office:value-type="float" office:value="50.9049999999999">
                <text:p>50.904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7.131666666667">
                <text:p>347.131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8.7943333333333">
                <text:p>48.794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.326666666667">
                <text:p>347.326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50.021">
                <text:p>50.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7.616">
                <text:p>347.616</text:p>
              </table:table-cell>
              <table:table-cell office:value-type="float" office:value="35.146">
                <text:p>35.146</text:p>
              </table:table-cell>
              <table:table-cell office:value-type="float" office:value="53.3216666666667">
                <text:p>53.32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7.561333333333">
                <text:p>347.561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8.7136666666666">
                <text:p>48.7136666666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7.021">
                <text:p>347.021</text:p>
              </table:table-cell>
              <table:table-cell office:value-type="float" office:value="35.146">
                <text:p>35.146</text:p>
              </table:table-cell>
              <table:table-cell office:value-type="float" office:value="53.5886666666667">
                <text:p>53.588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6.773666666667">
                <text:p>346.773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444">
                <text:p>49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6.969">
                <text:p>346.969</text:p>
              </table:table-cell>
              <table:table-cell office:value-type="float" office:value="35.146">
                <text:p>35.146</text:p>
              </table:table-cell>
              <table:table-cell office:value-type="float" office:value="48.0466666666667">
                <text:p>48.04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6.996333333333">
                <text:p>346.996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4.8230000000001">
                <text:p>54.823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.051">
                <text:p>347.051</text:p>
              </table:table-cell>
              <table:table-cell office:value-type="float" office:value="35.146">
                <text:p>35.146</text:p>
              </table:table-cell>
              <table:table-cell office:value-type="float" office:value="52.0573333333335">
                <text:p>52.0573333333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6.953">
                <text:p>346.953</text:p>
              </table:table-cell>
              <table:table-cell office:value-type="float" office:value="35.146">
                <text:p>35.146</text:p>
              </table:table-cell>
              <table:table-cell office:value-type="float" office:value="49.4096666666666">
                <text:p>49.409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6.552">
                <text:p>346.552</text:p>
              </table:table-cell>
              <table:table-cell office:value-type="float" office:value="35.146">
                <text:p>35.146</text:p>
              </table:table-cell>
              <table:table-cell office:value-type="float" office:value="55.6976666666667">
                <text:p>55.697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6.678333333333">
                <text:p>346.678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2.0443333333332">
                <text:p>52.0443333333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6.587">
                <text:p>346.587</text:p>
              </table:table-cell>
              <table:table-cell office:value-type="float" office:value="35.146">
                <text:p>35.146</text:p>
              </table:table-cell>
              <table:table-cell office:value-type="float" office:value="54.4153333333333">
                <text:p>54.415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.565">
                <text:p>346.565</text:p>
              </table:table-cell>
              <table:table-cell office:value-type="float" office:value="35.146">
                <text:p>35.146</text:p>
              </table:table-cell>
              <table:table-cell office:value-type="float" office:value="50.047">
                <text:p>50.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.514333333333">
                <text:p>346.514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2.0859999999999">
                <text:p>52.085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6.265333333333">
                <text:p>346.265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2.2486666666667">
                <text:p>52.248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6.162666666667">
                <text:p>346.162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52.7186666666667">
                <text:p>52.718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.269333333333">
                <text:p>346.269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6.157333333333">
                <text:p>346.157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0.914">
                <text:p>50.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6.246">
                <text:p>346.246</text:p>
              </table:table-cell>
              <table:table-cell office:value-type="float" office:value="35.146">
                <text:p>35.146</text:p>
              </table:table-cell>
              <table:table-cell office:value-type="float" office:value="-36.401">
                <text:p>-36.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6.451666666667">
                <text:p>346.451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-85.454">
                <text:p>-85.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6.492333333333">
                <text:p>346.492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-106.834666666667">
                <text:p>-106.834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6.349">
                <text:p>346.349</text:p>
              </table:table-cell>
              <table:table-cell office:value-type="float" office:value="35.146">
                <text:p>35.146</text:p>
              </table:table-cell>
              <table:table-cell office:value-type="float" office:value="40.048">
                <text:p>40.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.261666666667">
                <text:p>346.261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64.918">
                <text:p>64.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6.285333333333">
                <text:p>346.285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4.6183333333333">
                <text:p>54.61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6.244666666667">
                <text:p>346.24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78.5753333333333">
                <text:p>78.575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6.234666666667">
                <text:p>346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51.711">
                <text:p>51.7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.204333333333">
                <text:p>346.204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66.978">
                <text:p>66.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6.014333333333">
                <text:p>346.014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71.8953333333334">
                <text:p>71.8953333333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.935">
                <text:p>345.935</text:p>
              </table:table-cell>
              <table:table-cell office:value-type="float" office:value="35.146">
                <text:p>35.146</text:p>
              </table:table-cell>
              <table:table-cell office:value-type="float" office:value="59.069">
                <text:p>59.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5.643333333333">
                <text:p>345.643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7.349">
                <text:p>57.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.555">
                <text:p>345.555</text:p>
              </table:table-cell>
              <table:table-cell office:value-type="float" office:value="35.146">
                <text:p>35.146</text:p>
              </table:table-cell>
              <table:table-cell office:value-type="float" office:value="71.7353333333333">
                <text:p>71.735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5.571666666667">
                <text:p>345.571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62.148">
                <text:p>62.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5.561">
                <text:p>345.561</text:p>
              </table:table-cell>
              <table:table-cell office:value-type="float" office:value="35.146">
                <text:p>35.146</text:p>
              </table:table-cell>
              <table:table-cell office:value-type="float" office:value="54.4376666666667">
                <text:p>54.437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.265666666667">
                <text:p>345.265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4.9296666666667">
                <text:p>44.929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4.939">
                <text:p>344.939</text:p>
              </table:table-cell>
              <table:table-cell office:value-type="float" office:value="35.146">
                <text:p>35.146</text:p>
              </table:table-cell>
              <table:table-cell office:value-type="float" office:value="45.4113333333333">
                <text:p>45.411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4.849">
                <text:p>344.849</text:p>
              </table:table-cell>
              <table:table-cell office:value-type="float" office:value="35.146">
                <text:p>35.146</text:p>
              </table:table-cell>
              <table:table-cell office:value-type="float" office:value="71.2706666666666">
                <text:p>71.270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4.902333333333">
                <text:p>344.902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63.8733333333334">
                <text:p>63.8733333333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.911333333333">
                <text:p>344.911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93.3243333333334">
                <text:p>93.3243333333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4.869666666667">
                <text:p>344.869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60.4816666666667">
                <text:p>60.481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.610666666667">
                <text:p>344.610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53.599">
                <text:p>53.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.613333333333">
                <text:p>344.613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2133333333334">
                <text:p>47.2133333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4.631666666667">
                <text:p>344.631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62.9996666666667">
                <text:p>62.999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4.512">
                <text:p>344.512</text:p>
              </table:table-cell>
              <table:table-cell office:value-type="float" office:value="35.146">
                <text:p>35.146</text:p>
              </table:table-cell>
              <table:table-cell office:value-type="float" office:value="54.2656666666667">
                <text:p>54.265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4.496">
                <text:p>344.496</text:p>
              </table:table-cell>
              <table:table-cell office:value-type="float" office:value="35.146">
                <text:p>35.146</text:p>
              </table:table-cell>
              <table:table-cell office:value-type="float" office:value="63.7953333333333">
                <text:p>63.795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4.464666666667">
                <text:p>344.46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50.707">
                <text:p>50.7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4.328">
                <text:p>344.328</text:p>
              </table:table-cell>
              <table:table-cell office:value-type="float" office:value="35.146">
                <text:p>35.146</text:p>
              </table:table-cell>
              <table:table-cell office:value-type="float" office:value="63.2933333333333">
                <text:p>63.29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4.164">
                <text:p>344.164</text:p>
              </table:table-cell>
              <table:table-cell office:value-type="float" office:value="35.146">
                <text:p>35.146</text:p>
              </table:table-cell>
              <table:table-cell office:value-type="float" office:value="46.9283333333333">
                <text:p>46.928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4.179666666667">
                <text:p>344.179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6.2213333333333">
                <text:p>46.221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.332333333333">
                <text:p>344.332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6.95266666666657">
                <text:p>6.95266666666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4.346333333333">
                <text:p>344.346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51.6966666666667">
                <text:p>51.69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073">
                <text:p>344.073</text:p>
              </table:table-cell>
              <table:table-cell office:value-type="float" office:value="35.146">
                <text:p>35.146</text:p>
              </table:table-cell>
              <table:table-cell office:value-type="float" office:value="-175.011666666667">
                <text:p>-175.011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4.126666666667">
                <text:p>344.126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-338.595">
                <text:p>-338.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4.040333333333">
                <text:p>344.040333333333</text:p>
              </table:table-cell>
              <table:table-cell office:value-type="float" office:value="35.146">
                <text:p>35.146</text:p>
              </table:table-cell>
              <table:table-cell office:value-type="float" office:value="47.38">
                <text:p>47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2.03cm" svg:y="1.94cm" svg:width="33.339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3.523">
                <text:p>643.523</text:p>
                <draw:g>
                  <svg:desc>'memory - cpu'.L4:'memory - cpu'.L82</svg:desc>
                </draw:g>
              </table:table-cell>
              <table:table-cell office:value-type="float" office:value="85.125">
                <text:p>85.125</text:p>
                <draw:g>
                  <svg:desc>'memory - cpu'.Z4:'memory - cpu'.Z82</svg:desc>
                </draw:g>
              </table:table-cell>
              <table:table-cell office:value-type="float" office:value="185.439666666667">
                <text:p>185.439666666667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439666666667">
                <text:p>185.439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439666666667">
                <text:p>185.439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918">
                <text:p>185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402.107666666666">
                <text:p>402.10766666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788">
                <text:p>185.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912666666666">
                <text:p>185.91266666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161666666667">
                <text:p>185.161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6.545333333333">
                <text:p>186.545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296666666667">
                <text:p>185.29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6.323">
                <text:p>186.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187.169666666667">
                <text:p>187.169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185.161666666667">
                <text:p>185.161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341333333333">
                <text:p>185.341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185.871">
                <text:p>185.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184.495">
                <text:p>184.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70666666666">
                <text:p>187.17066666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342333333333">
                <text:p>187.342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623666666666">
                <text:p>184.623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8.504">
                <text:p>188.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69333333334">
                <text:p>187.169333333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3.523">
                <text:p>643.523</text:p>
              </table:table-cell>
              <table:table-cell office:value-type="float" office:value="85.4596666666667">
                <text:p>85.4596666666667</text:p>
              </table:table-cell>
              <table:table-cell office:value-type="float" office:value="186.494666666667">
                <text:p>186.494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8.001666666666">
                <text:p>188.001666666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4.267">
                <text:p>184.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9.161333333334">
                <text:p>189.161333333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336333333333">
                <text:p>185.336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5.436333333333">
                <text:p>185.436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-479.953">
                <text:p>-479.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-1127.49066666667">
                <text:p>-1127.490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-856.977666666666">
                <text:p>-856.977666666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364.363333333334">
                <text:p>364.36333333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403.096">
                <text:p>403.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6.667">
                <text:p>186.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407.032666666667">
                <text:p>407.032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-25.7749999999999">
                <text:p>-25.774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9.681666666666">
                <text:p>189.681666666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615.122333333333">
                <text:p>615.122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.523">
                <text:p>643.523</text:p>
              </table:table-cell>
              <table:table-cell office:value-type="float" office:value="85.4596666666667">
                <text:p>85.4596666666667</text:p>
              </table:table-cell>
              <table:table-cell office:value-type="float" office:value="189.750333333333">
                <text:p>189.750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186.192666666667">
                <text:p>186.192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401.759">
                <text:p>401.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8.022333333334">
                <text:p>188.022333333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62666666667">
                <text:p>187.162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1.024666666666">
                <text:p>181.024666666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79.47">
                <text:p>179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3.523">
                <text:p>643.523</text:p>
              </table:table-cell>
              <table:table-cell office:value-type="float" office:value="85.547">
                <text:p>85.547</text:p>
              </table:table-cell>
              <table:table-cell office:value-type="float" office:value="617.023999999999">
                <text:p>617.023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91.244">
                <text:p>191.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835.670333333334">
                <text:p>835.670333333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6.728">
                <text:p>186.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609333333333">
                <text:p>187.609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3.523">
                <text:p>643.523</text:p>
              </table:table-cell>
              <table:table-cell office:value-type="float" office:value="85.4596666666667">
                <text:p>85.4596666666667</text:p>
              </table:table-cell>
              <table:table-cell office:value-type="float" office:value="184.221333333334">
                <text:p>184.221333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402.539">
                <text:p>402.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9.497666666667">
                <text:p>189.497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3.523">
                <text:p>643.523</text:p>
              </table:table-cell>
              <table:table-cell office:value-type="float" office:value="85.4596666666667">
                <text:p>85.4596666666667</text:p>
              </table:table-cell>
              <table:table-cell office:value-type="float" office:value="403.219999999999">
                <text:p>403.21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6.325666666666">
                <text:p>186.325666666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400.244666666667">
                <text:p>400.244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333333333334">
                <text:p>183.333333333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2.409">
                <text:p>182.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-377.448">
                <text:p>-377.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964666666667">
                <text:p>187.964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-1799.465">
                <text:p>-1799.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-3500.70466666667">
                <text:p>-3500.704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3.828">
                <text:p>183.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686cm" svg:y="1.94cm" svg:width="33.788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2666666666667">
                <text:p>77.2666666666667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.5">
                <text:p>302.5</text:p>
              </table:table-cell>
              <table:table-cell office:value-type="float" office:value="462.433333333333">
                <text:p>462.4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.9">
                <text:p>393.9</text:p>
              </table:table-cell>
              <table:table-cell office:value-type="float" office:value="542.966666666667">
                <text:p>542.9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4.5">
                <text:p>454.5</text:p>
              </table:table-cell>
              <table:table-cell office:value-type="float" office:value="515.033333333333">
                <text:p>515.0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.666666666667">
                <text:p>456.666666666667</text:p>
              </table:table-cell>
              <table:table-cell office:value-type="float" office:value="573.1">
                <text:p>57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.666666666667">
                <text:p>455.666666666667</text:p>
              </table:table-cell>
              <table:table-cell office:value-type="float" office:value="501.166666666667">
                <text:p>501.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.5">
                <text:p>454.5</text:p>
              </table:table-cell>
              <table:table-cell office:value-type="float" office:value="653.933333333333">
                <text:p>653.9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.633333333333">
                <text:p>456.633333333333</text:p>
              </table:table-cell>
              <table:table-cell office:value-type="float" office:value="654.433333333333">
                <text:p>654.4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">
                <text:p>454</text:p>
              </table:table-cell>
              <table:table-cell office:value-type="float" office:value="573.866666666667">
                <text:p>573.8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6.866666666667">
                <text:p>456.86666666666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4.566666666667">
                <text:p>454.566666666667</text:p>
              </table:table-cell>
              <table:table-cell office:value-type="float" office:value="586.9">
                <text:p>58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3.033333333333">
                <text:p>453.033333333333</text:p>
              </table:table-cell>
              <table:table-cell office:value-type="float" office:value="507.933333333333">
                <text:p>507.9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5.833333333333">
                <text:p>455.833333333333</text:p>
              </table:table-cell>
              <table:table-cell office:value-type="float" office:value="480.933333333333">
                <text:p>480.9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4.833333333333">
                <text:p>454.833333333333</text:p>
              </table:table-cell>
              <table:table-cell office:value-type="float" office:value="627.9">
                <text:p>627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6">
                <text:p>456</text:p>
              </table:table-cell>
              <table:table-cell office:value-type="float" office:value="670.8">
                <text:p>67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5.433333333333">
                <text:p>455.433333333333</text:p>
              </table:table-cell>
              <table:table-cell office:value-type="float" office:value="696.8">
                <text:p>696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5.733333333333">
                <text:p>455.733333333333</text:p>
              </table:table-cell>
              <table:table-cell office:value-type="float" office:value="619.2">
                <text:p>619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7.233333333333">
                <text:p>457.233333333333</text:p>
              </table:table-cell>
              <table:table-cell office:value-type="float" office:value="671.233333333333">
                <text:p>671.2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3.866666666667">
                <text:p>453.866666666667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6.733333333333">
                <text:p>456.733333333333</text:p>
              </table:table-cell>
              <table:table-cell office:value-type="float" office:value="565.833333333333">
                <text:p>565.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6.833333333333">
                <text:p>456.833333333333</text:p>
              </table:table-cell>
              <table:table-cell office:value-type="float" office:value="606.633333333333">
                <text:p>606.6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5.933333333333">
                <text:p>455.933333333333</text:p>
              </table:table-cell>
              <table:table-cell office:value-type="float" office:value="701.866666666667">
                <text:p>701.8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.8">
                <text:p>456.8</text:p>
              </table:table-cell>
              <table:table-cell office:value-type="float" office:value="535.233333333333">
                <text:p>535.2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.366666666667">
                <text:p>456.366666666667</text:p>
              </table:table-cell>
              <table:table-cell office:value-type="float" office:value="540.066666666667">
                <text:p>540.0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4.366666666667">
                <text:p>454.366666666667</text:p>
              </table:table-cell>
              <table:table-cell office:value-type="float" office:value="609.366666666667">
                <text:p>609.3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4.9">
                <text:p>454.9</text:p>
              </table:table-cell>
              <table:table-cell office:value-type="float" office:value="619.866666666667">
                <text:p>619.8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4.833333333333">
                <text:p>454.833333333333</text:p>
              </table:table-cell>
              <table:table-cell office:value-type="float" office:value="513.333333333333">
                <text:p>513.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4.833333333333">
                <text:p>454.833333333333</text:p>
              </table:table-cell>
              <table:table-cell office:value-type="float" office:value="632.766666666667">
                <text:p>632.7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5.5">
                <text:p>455.5</text:p>
              </table:table-cell>
              <table:table-cell office:value-type="float" office:value="498.5">
                <text:p>498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6.533333333333">
                <text:p>456.533333333333</text:p>
              </table:table-cell>
              <table:table-cell office:value-type="float" office:value="404.633333333333">
                <text:p>404.6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6.333333333333">
                <text:p>456.333333333333</text:p>
              </table:table-cell>
              <table:table-cell office:value-type="float" office:value="523.233333333333">
                <text:p>523.2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5.2">
                <text:p>455.2</text:p>
              </table:table-cell>
              <table:table-cell office:value-type="float" office:value="541.4">
                <text:p>54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5.833333333333">
                <text:p>455.833333333333</text:p>
              </table:table-cell>
              <table:table-cell office:value-type="float" office:value="442.533333333333">
                <text:p>442.5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5.366666666667">
                <text:p>455.366666666667</text:p>
              </table:table-cell>
              <table:table-cell office:value-type="float" office:value="364.866666666667">
                <text:p>364.8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5.333333333333">
                <text:p>455.333333333333</text:p>
              </table:table-cell>
              <table:table-cell office:value-type="float" office:value="518.666666666667">
                <text:p>518.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5.466666666667">
                <text:p>455.466666666667</text:p>
              </table:table-cell>
              <table:table-cell office:value-type="float" office:value="414.166666666667">
                <text:p>414.1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533.7">
                <text:p>5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5.966666666667">
                <text:p>455.966666666667</text:p>
              </table:table-cell>
              <table:table-cell office:value-type="float" office:value="488.766666666667">
                <text:p>488.7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4.466666666667">
                <text:p>454.46666666666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4.933333333333">
                <text:p>454.933333333333</text:p>
              </table:table-cell>
              <table:table-cell office:value-type="float" office:value="592.433333333333">
                <text:p>592.4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607.433333333333">
                <text:p>607.4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7.833333333333">
                <text:p>457.833333333333</text:p>
              </table:table-cell>
              <table:table-cell office:value-type="float" office:value="523.966666666667">
                <text:p>523.9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4.333333333333">
                <text:p>454.333333333333</text:p>
              </table:table-cell>
              <table:table-cell office:value-type="float" office:value="628.066666666667">
                <text:p>628.0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7.666666666667">
                <text:p>457.666666666667</text:p>
              </table:table-cell>
              <table:table-cell office:value-type="float" office:value="509.1">
                <text:p>509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.266666666667">
                <text:p>456.266666666667</text:p>
              </table:table-cell>
              <table:table-cell office:value-type="float" office:value="640.1">
                <text:p>64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5.566666666667">
                <text:p>455.566666666667</text:p>
              </table:table-cell>
              <table:table-cell office:value-type="float" office:value="486.366666666667">
                <text:p>486.3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.266666666667">
                <text:p>456.266666666667</text:p>
              </table:table-cell>
              <table:table-cell office:value-type="float" office:value="567.966666666667">
                <text:p>567.9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5.866666666667">
                <text:p>455.866666666667</text:p>
              </table:table-cell>
              <table:table-cell office:value-type="float" office:value="664.766666666667">
                <text:p>664.7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4.5">
                <text:p>454.5</text:p>
              </table:table-cell>
              <table:table-cell office:value-type="float" office:value="647.933333333333">
                <text:p>647.9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6.166666666667">
                <text:p>456.166666666667</text:p>
              </table:table-cell>
              <table:table-cell office:value-type="float" office:value="576.233333333333">
                <text:p>576.2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.833333333333">
                <text:p>455.833333333333</text:p>
              </table:table-cell>
              <table:table-cell office:value-type="float" office:value="605.966666666667">
                <text:p>605.9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7.666666666667">
                <text:p>457.666666666667</text:p>
              </table:table-cell>
              <table:table-cell office:value-type="float" office:value="603.9">
                <text:p>603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4.366666666667">
                <text:p>454.366666666667</text:p>
              </table:table-cell>
              <table:table-cell office:value-type="float" office:value="624.3">
                <text:p>624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6.666666666667">
                <text:p>456.666666666667</text:p>
              </table:table-cell>
              <table:table-cell office:value-type="float" office:value="565.2">
                <text:p>565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.733333333333">
                <text:p>455.733333333333</text:p>
              </table:table-cell>
              <table:table-cell office:value-type="float" office:value="668.066666666667">
                <text:p>668.0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.333333333333">
                <text:p>455.333333333333</text:p>
              </table:table-cell>
              <table:table-cell office:value-type="float" office:value="590.133333333333">
                <text:p>590.1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5.266666666667">
                <text:p>455.266666666667</text:p>
              </table:table-cell>
              <table:table-cell office:value-type="float" office:value="539.6">
                <text:p>539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.833333333333">
                <text:p>455.833333333333</text:p>
              </table:table-cell>
              <table:table-cell office:value-type="float" office:value="639.133333333333">
                <text:p>639.1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6.5">
                <text:p>456.5</text:p>
              </table:table-cell>
              <table:table-cell office:value-type="float" office:value="496.466666666667">
                <text:p>496.4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.766666666667">
                <text:p>417.7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68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.441">
                <text:p>218.441</text:p>
                <draw:g>
                  <svg:desc>'memory - cpu'.AM4:'memory - cpu'.AM82</svg:desc>
                </draw:g>
              </table:table-cell>
              <table:table-cell office:value-type="float" office:value="67.3803333333333">
                <text:p>67.3803333333333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441">
                <text:p>218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525666666667">
                <text:p>218.525666666667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.216">
                <text:p>255.216</text:p>
              </table:table-cell>
              <table:table-cell office:value-type="float" office:value="734.276333333333">
                <text:p>734.276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.958333333333">
                <text:p>341.958333333333</text:p>
              </table:table-cell>
              <table:table-cell office:value-type="float" office:value="883.919">
                <text:p>883.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.975333333333">
                <text:p>403.975333333333</text:p>
              </table:table-cell>
              <table:table-cell office:value-type="float" office:value="958.596333333333">
                <text:p>958.596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.726666666667">
                <text:p>404.726666666667</text:p>
              </table:table-cell>
              <table:table-cell office:value-type="float" office:value="985.497666666667">
                <text:p>985.497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.224">
                <text:p>405.224</text:p>
              </table:table-cell>
              <table:table-cell office:value-type="float" office:value="979.169333333333">
                <text:p>979.169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.224">
                <text:p>405.224</text:p>
              </table:table-cell>
              <table:table-cell office:value-type="float" office:value="1041.05466666667">
                <text:p>1041.054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.557333333333">
                <text:p>404.557333333333</text:p>
              </table:table-cell>
              <table:table-cell office:value-type="float" office:value="1052.04066666667">
                <text:p>1052.040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.393333333333">
                <text:p>403.393333333333</text:p>
              </table:table-cell>
              <table:table-cell office:value-type="float" office:value="1108.65366666667">
                <text:p>1108.653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.642">
                <text:p>404.642</text:p>
              </table:table-cell>
              <table:table-cell office:value-type="float" office:value="1037.797">
                <text:p>1037.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5.393333333333">
                <text:p>405.393333333333</text:p>
              </table:table-cell>
              <table:table-cell office:value-type="float" office:value="957.379">
                <text:p>957.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.642">
                <text:p>404.642</text:p>
              </table:table-cell>
              <table:table-cell office:value-type="float" office:value="1009.13933333333">
                <text:p>1009.139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5.224">
                <text:p>405.224</text:p>
              </table:table-cell>
              <table:table-cell office:value-type="float" office:value="1087.92333333333">
                <text:p>1087.92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.726666666667">
                <text:p>404.726666666667</text:p>
              </table:table-cell>
              <table:table-cell office:value-type="float" office:value="1047.47266666667">
                <text:p>1047.472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5.329666666667">
                <text:p>405.329666666667</text:p>
              </table:table-cell>
              <table:table-cell office:value-type="float" office:value="986.345">
                <text:p>986.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.329666666667">
                <text:p>405.329666666667</text:p>
              </table:table-cell>
              <table:table-cell office:value-type="float" office:value="1068.26966666667">
                <text:p>1068.269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.578333333333">
                <text:p>404.578333333333</text:p>
              </table:table-cell>
              <table:table-cell office:value-type="float" office:value="954.174666666667">
                <text:p>954.174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.004">
                <text:p>402.004</text:p>
              </table:table-cell>
              <table:table-cell office:value-type="float" office:value="1025.55233333333">
                <text:p>1025.552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.173">
                <text:p>404.173</text:p>
              </table:table-cell>
              <table:table-cell office:value-type="float" office:value="1031.841">
                <text:p>1031.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.591333333333">
                <text:p>404.591333333333</text:p>
              </table:table-cell>
              <table:table-cell office:value-type="float" office:value="1030.25266666667">
                <text:p>1030.252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.594">
                <text:p>404.594</text:p>
              </table:table-cell>
              <table:table-cell office:value-type="float" office:value="991.039">
                <text:p>991.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.634333333333">
                <text:p>404.634333333333</text:p>
              </table:table-cell>
              <table:table-cell office:value-type="float" office:value="1090.04166666667">
                <text:p>1090.041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5.321666666667">
                <text:p>405.321666666667</text:p>
              </table:table-cell>
              <table:table-cell office:value-type="float" office:value="955.876666666667">
                <text:p>955.87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.159">
                <text:p>404.159</text:p>
              </table:table-cell>
              <table:table-cell office:value-type="float" office:value="1087.24866666667">
                <text:p>1087.248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5.341">
                <text:p>405.341</text:p>
              </table:table-cell>
              <table:table-cell office:value-type="float" office:value="1074.237">
                <text:p>1074.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.763">
                <text:p>404.763</text:p>
              </table:table-cell>
              <table:table-cell office:value-type="float" office:value="1079.80466666667">
                <text:p>1079.804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.868666666667">
                <text:p>404.868666666667</text:p>
              </table:table-cell>
              <table:table-cell office:value-type="float" office:value="1034.81633333333">
                <text:p>1034.816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5.621333333333">
                <text:p>405.621333333333</text:p>
              </table:table-cell>
              <table:table-cell office:value-type="float" office:value="1007.33833333333">
                <text:p>1007.338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.052333333333">
                <text:p>404.052333333333</text:p>
              </table:table-cell>
              <table:table-cell office:value-type="float" office:value="1027.92966666667">
                <text:p>1027.929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.719">
                <text:p>404.719</text:p>
              </table:table-cell>
              <table:table-cell office:value-type="float" office:value="769.094">
                <text:p>769.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2.927">
                <text:p>402.927</text:p>
              </table:table-cell>
              <table:table-cell office:value-type="float" office:value="763.276">
                <text:p>763.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.450333333333">
                <text:p>405.450333333333</text:p>
              </table:table-cell>
              <table:table-cell office:value-type="float" office:value="826.121">
                <text:p>826.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.511666666667">
                <text:p>405.511666666667</text:p>
              </table:table-cell>
              <table:table-cell office:value-type="float" office:value="850.558666666667">
                <text:p>850.558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513">
                <text:p>405.513</text:p>
              </table:table-cell>
              <table:table-cell office:value-type="float" office:value="810.369666666667">
                <text:p>810.369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4.803333333333">
                <text:p>404.803333333333</text:p>
              </table:table-cell>
              <table:table-cell office:value-type="float" office:value="827.207">
                <text:p>827.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4.954333333333">
                <text:p>404.954333333333</text:p>
              </table:table-cell>
              <table:table-cell office:value-type="float" office:value="897.616">
                <text:p>897.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.490666666667">
                <text:p>405.490666666667</text:p>
              </table:table-cell>
              <table:table-cell office:value-type="float" office:value="912.225333333333">
                <text:p>912.225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.788">
                <text:p>405.788</text:p>
              </table:table-cell>
              <table:table-cell office:value-type="float" office:value="867.838333333333">
                <text:p>867.838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3.768333333333">
                <text:p>403.768333333333</text:p>
              </table:table-cell>
              <table:table-cell office:value-type="float" office:value="912.251333333333">
                <text:p>912.251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4.234666666667">
                <text:p>404.234666666667</text:p>
              </table:table-cell>
              <table:table-cell office:value-type="float" office:value="996.759333333333">
                <text:p>996.759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4.169333333333">
                <text:p>404.169333333333</text:p>
              </table:table-cell>
              <table:table-cell office:value-type="float" office:value="949.483">
                <text:p>949.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4.920666666667">
                <text:p>404.920666666667</text:p>
              </table:table-cell>
              <table:table-cell office:value-type="float" office:value="923.747666666667">
                <text:p>923.747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.587333333333">
                <text:p>405.587333333333</text:p>
              </table:table-cell>
              <table:table-cell office:value-type="float" office:value="951.347666666667">
                <text:p>951.347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.508">
                <text:p>405.508</text:p>
              </table:table-cell>
              <table:table-cell office:value-type="float" office:value="928.148333333333">
                <text:p>928.148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4.928333333333">
                <text:p>404.928333333333</text:p>
              </table:table-cell>
              <table:table-cell office:value-type="float" office:value="1008.016">
                <text:p>1008.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.518333333333">
                <text:p>405.518333333333</text:p>
              </table:table-cell>
              <table:table-cell office:value-type="float" office:value="1011.608">
                <text:p>1011.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.471333333333">
                <text:p>405.471333333333</text:p>
              </table:table-cell>
              <table:table-cell office:value-type="float" office:value="978.457333333333">
                <text:p>978.457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.527333333333">
                <text:p>405.527333333333</text:p>
              </table:table-cell>
              <table:table-cell office:value-type="float" office:value="1074.754">
                <text:p>1074.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.648333333333">
                <text:p>405.648333333333</text:p>
              </table:table-cell>
              <table:table-cell office:value-type="float" office:value="1030.68633333333">
                <text:p>1030.686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3.523333333333">
                <text:p>403.523333333333</text:p>
              </table:table-cell>
              <table:table-cell office:value-type="float" office:value="1026.348">
                <text:p>1026.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2.276">
                <text:p>402.276</text:p>
              </table:table-cell>
              <table:table-cell office:value-type="float" office:value="1042.88266666667">
                <text:p>1042.882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4.881333333333">
                <text:p>404.881333333333</text:p>
              </table:table-cell>
              <table:table-cell office:value-type="float" office:value="1074.59266666667">
                <text:p>1074.592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4.364666666667">
                <text:p>404.364666666667</text:p>
              </table:table-cell>
              <table:table-cell office:value-type="float" office:value="1054.97766666667">
                <text:p>1054.977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.578">
                <text:p>405.578</text:p>
              </table:table-cell>
              <table:table-cell office:value-type="float" office:value="1025.25766666667">
                <text:p>1025.257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.554666666667">
                <text:p>405.554666666667</text:p>
              </table:table-cell>
              <table:table-cell office:value-type="float" office:value="1076.55366666667">
                <text:p>1076.553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.579666666667">
                <text:p>405.579666666667</text:p>
              </table:table-cell>
              <table:table-cell office:value-type="float" office:value="1059.21866666667">
                <text:p>1059.218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.860666666667">
                <text:p>405.860666666667</text:p>
              </table:table-cell>
              <table:table-cell office:value-type="float" office:value="1105.39066666667">
                <text:p>1105.390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3.608">
                <text:p>403.608</text:p>
              </table:table-cell>
              <table:table-cell office:value-type="float" office:value="1094.83866666667">
                <text:p>1094.838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.841">
                <text:p>405.841</text:p>
              </table:table-cell>
              <table:table-cell office:value-type="float" office:value="1116.88533333333">
                <text:p>1116.885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.668">
                <text:p>405.668</text:p>
              </table:table-cell>
              <table:table-cell office:value-type="float" office:value="894.651">
                <text:p>894.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1.693">
                <text:p>401.69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.182333333333">
                <text:p>325.182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1.448">
                <text:p>251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8">
                <text:p>251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9.448">
                <text:p>249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.448">
                <text:p>249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448">
                <text:p>247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448">
                <text:p>245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.448">
                <text:p>245.448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3.448">
                <text:p>243.448</text:p>
              </table:table-cell>
              <table:table-cell office:value-type="float" office:value="67.3803333333333">
                <text:p>67.380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39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1.035">
                <text:p>2601.035</text:p>
                <draw:g>
                  <svg:desc>'memory - cpu'.AN4:'memory - cpu'.AN82</svg:desc>
                </draw:g>
              </table:table-cell>
              <table:table-cell office:value-type="float" office:value="1283.723">
                <text:p>1283.723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1.035">
                <text:p>2601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1.207">
                <text:p>2601.20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4.40633333333">
                <text:p>2844.40633333333</text:p>
              </table:table-cell>
              <table:table-cell office:value-type="float" office:value="8261.25266666667">
                <text:p>8261.252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9.79933333333">
                <text:p>3519.79933333333</text:p>
              </table:table-cell>
              <table:table-cell office:value-type="float" office:value="9182.319">
                <text:p>9182.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67.40233333333">
                <text:p>3967.40233333333</text:p>
              </table:table-cell>
              <table:table-cell office:value-type="float" office:value="9851.263">
                <text:p>9851.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67.943">
                <text:p>3967.943</text:p>
              </table:table-cell>
              <table:table-cell office:value-type="float" office:value="10064.3373333333">
                <text:p>10064.337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8.263">
                <text:p>3968.263</text:p>
              </table:table-cell>
              <table:table-cell office:value-type="float" office:value="9850.11466666667">
                <text:p>9850.114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68.263">
                <text:p>3968.263</text:p>
              </table:table-cell>
              <table:table-cell office:value-type="float" office:value="10718.478">
                <text:p>10718.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7.59633333333">
                <text:p>3967.59633333333</text:p>
              </table:table-cell>
              <table:table-cell office:value-type="float" office:value="10516.8476666667">
                <text:p>10516.847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6.78533333333">
                <text:p>3966.78533333333</text:p>
              </table:table-cell>
              <table:table-cell office:value-type="float" office:value="11170.6913333333">
                <text:p>11170.691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67.77466666667">
                <text:p>3967.77466666667</text:p>
              </table:table-cell>
              <table:table-cell office:value-type="float" office:value="10508.673">
                <text:p>10508.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68.607">
                <text:p>3968.607</text:p>
              </table:table-cell>
              <table:table-cell office:value-type="float" office:value="9632.798">
                <text:p>9632.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67.768">
                <text:p>3967.768</text:p>
              </table:table-cell>
              <table:table-cell office:value-type="float" office:value="10291.962">
                <text:p>10291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68.263">
                <text:p>3968.263</text:p>
              </table:table-cell>
              <table:table-cell office:value-type="float" office:value="10943.711">
                <text:p>10943.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67.94033333333">
                <text:p>3967.94033333333</text:p>
              </table:table-cell>
              <table:table-cell office:value-type="float" office:value="10509.1756666667">
                <text:p>10509.175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68.45566666667">
                <text:p>3968.45566666667</text:p>
              </table:table-cell>
              <table:table-cell office:value-type="float" office:value="10074.586">
                <text:p>10074.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68.45566666667">
                <text:p>3968.45566666667</text:p>
              </table:table-cell>
              <table:table-cell office:value-type="float" office:value="10728.9476666667">
                <text:p>10728.947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7.61733333333">
                <text:p>3967.61733333333</text:p>
              </table:table-cell>
              <table:table-cell office:value-type="float" office:value="9638.23433333333">
                <text:p>9638.234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5.13266666667">
                <text:p>3965.13266666667</text:p>
              </table:table-cell>
              <table:table-cell office:value-type="float" office:value="10295.324">
                <text:p>10295.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67.47666666667">
                <text:p>3967.47666666667</text:p>
              </table:table-cell>
              <table:table-cell office:value-type="float" office:value="10302.0013333333">
                <text:p>10302.001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67.633">
                <text:p>3967.633</text:p>
              </table:table-cell>
              <table:table-cell office:value-type="float" office:value="10300.345">
                <text:p>10300.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67.633">
                <text:p>3967.633</text:p>
              </table:table-cell>
              <table:table-cell office:value-type="float" office:value="9861.31133333333">
                <text:p>9861.311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67.67466666667">
                <text:p>3967.67466666667</text:p>
              </table:table-cell>
              <table:table-cell office:value-type="float" office:value="10956.4476666667">
                <text:p>10956.447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68.405">
                <text:p>3968.405</text:p>
              </table:table-cell>
              <table:table-cell office:value-type="float" office:value="9642.60133333333">
                <text:p>9642.601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7.20066666667">
                <text:p>3967.20066666667</text:p>
              </table:table-cell>
              <table:table-cell office:value-type="float" office:value="10947.685">
                <text:p>10947.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8.38266666667">
                <text:p>3968.38266666667</text:p>
              </table:table-cell>
              <table:table-cell office:value-type="float" office:value="10734.6676666667">
                <text:p>10734.667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7.94133333333">
                <text:p>3967.94133333333</text:p>
              </table:table-cell>
              <table:table-cell office:value-type="float" office:value="10738.535">
                <text:p>10738.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8.13166666667">
                <text:p>3968.13166666667</text:p>
              </table:table-cell>
              <table:table-cell office:value-type="float" office:value="10298.651">
                <text:p>10298.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68.79666666667">
                <text:p>3968.79666666667</text:p>
              </table:table-cell>
              <table:table-cell office:value-type="float" office:value="10074.3736666667">
                <text:p>10074.373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67.138">
                <text:p>3967.138</text:p>
              </table:table-cell>
              <table:table-cell office:value-type="float" office:value="9804.27333333333">
                <text:p>9804.27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67.897">
                <text:p>3967.897</text:p>
              </table:table-cell>
              <table:table-cell office:value-type="float" office:value="7909.009">
                <text:p>7909.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66.108">
                <text:p>3966.108</text:p>
              </table:table-cell>
              <table:table-cell office:value-type="float" office:value="8086.80233333333">
                <text:p>8086.802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68.62366666667">
                <text:p>3968.62366666667</text:p>
              </table:table-cell>
              <table:table-cell office:value-type="float" office:value="8748.164">
                <text:p>8748.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68.694">
                <text:p>3968.694</text:p>
              </table:table-cell>
              <table:table-cell office:value-type="float" office:value="8968.59633333333">
                <text:p>8968.596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8.651">
                <text:p>3968.651</text:p>
              </table:table-cell>
              <table:table-cell office:value-type="float" office:value="8744.86466666667">
                <text:p>8744.864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67.849">
                <text:p>3967.849</text:p>
              </table:table-cell>
              <table:table-cell office:value-type="float" office:value="8749.59133333333">
                <text:p>8749.591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68.047">
                <text:p>3968.047</text:p>
              </table:table-cell>
              <table:table-cell office:value-type="float" office:value="9199.66933333333">
                <text:p>9199.669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68.63033333333">
                <text:p>3968.63033333333</text:p>
              </table:table-cell>
              <table:table-cell office:value-type="float" office:value="9409.78366666667">
                <text:p>9409.783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9.15233333333">
                <text:p>3969.15233333333</text:p>
              </table:table-cell>
              <table:table-cell office:value-type="float" office:value="8974.00533333333">
                <text:p>8974.005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7.12633333333">
                <text:p>3967.12633333333</text:p>
              </table:table-cell>
              <table:table-cell office:value-type="float" office:value="9408.86466666667">
                <text:p>9408.864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67.36833333333">
                <text:p>3967.36833333333</text:p>
              </table:table-cell>
              <table:table-cell office:value-type="float" office:value="10283.492">
                <text:p>10283.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67.30733333333">
                <text:p>3967.30733333333</text:p>
              </table:table-cell>
              <table:table-cell office:value-type="float" office:value="9634.24866666667">
                <text:p>9634.248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68.09766666667">
                <text:p>3968.09766666667</text:p>
              </table:table-cell>
              <table:table-cell office:value-type="float" office:value="9408.659">
                <text:p>9408.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68.76566666667">
                <text:p>3968.76566666667</text:p>
              </table:table-cell>
              <table:table-cell office:value-type="float" office:value="9628.819">
                <text:p>9628.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68.64466666667">
                <text:p>3968.64466666667</text:p>
              </table:table-cell>
              <table:table-cell office:value-type="float" office:value="9415.73666666667">
                <text:p>9415.73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68.10933333333">
                <text:p>3968.10933333333</text:p>
              </table:table-cell>
              <table:table-cell office:value-type="float" office:value="10287.518">
                <text:p>10287.5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68.59866666667">
                <text:p>3968.59866666667</text:p>
              </table:table-cell>
              <table:table-cell office:value-type="float" office:value="10286.379">
                <text:p>10286.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8.56266666667">
                <text:p>3968.56266666667</text:p>
              </table:table-cell>
              <table:table-cell office:value-type="float" office:value="10058.1353333333">
                <text:p>10058.135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68.651">
                <text:p>3968.651</text:p>
              </table:table-cell>
              <table:table-cell office:value-type="float" office:value="10939.4116666667">
                <text:p>10939.411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68.82533333333">
                <text:p>3968.82533333333</text:p>
              </table:table-cell>
              <table:table-cell office:value-type="float" office:value="10506.1823333333">
                <text:p>10506.182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66.569">
                <text:p>3966.569</text:p>
              </table:table-cell>
              <table:table-cell office:value-type="float" office:value="10290.237">
                <text:p>10290.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65.413">
                <text:p>3965.413</text:p>
              </table:table-cell>
              <table:table-cell office:value-type="float" office:value="10503.935">
                <text:p>10503.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67.97533333333">
                <text:p>3967.97533333333</text:p>
              </table:table-cell>
              <table:table-cell office:value-type="float" office:value="10948.6343333333">
                <text:p>10948.634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67.686">
                <text:p>3967.686</text:p>
              </table:table-cell>
              <table:table-cell office:value-type="float" office:value="10725.052">
                <text:p>10725.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68.67166666667">
                <text:p>3968.67166666667</text:p>
              </table:table-cell>
              <table:table-cell office:value-type="float" office:value="10291.025">
                <text:p>10291.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68.68733333333">
                <text:p>3968.68733333333</text:p>
              </table:table-cell>
              <table:table-cell office:value-type="float" office:value="10732.4596666667">
                <text:p>10732.459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8.668">
                <text:p>3968.668</text:p>
              </table:table-cell>
              <table:table-cell office:value-type="float" office:value="10518.7603333333">
                <text:p>10518.760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69.21366666667">
                <text:p>3969.21366666667</text:p>
              </table:table-cell>
              <table:table-cell office:value-type="float" office:value="10960.478">
                <text:p>10960.4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66.65333333333">
                <text:p>3966.65333333333</text:p>
              </table:table-cell>
              <table:table-cell office:value-type="float" office:value="10947.4896666667">
                <text:p>10947.489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69.02333333333">
                <text:p>3969.02333333333</text:p>
              </table:table-cell>
              <table:table-cell office:value-type="float" office:value="11176.297">
                <text:p>11176.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68.801">
                <text:p>3968.801</text:p>
              </table:table-cell>
              <table:table-cell office:value-type="float" office:value="8982.95066666667">
                <text:p>8982.950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64.87233333333">
                <text:p>3964.872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97.94133333333">
                <text:p>3297.941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33.827">
                <text:p>2633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33.827">
                <text:p>2633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1.827">
                <text:p>2631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31.827">
                <text:p>2631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9.827">
                <text:p>2629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27.827">
                <text:p>2627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27.827">
                <text:p>2627.82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25.827">
                <text:p>2625.827</text:p>
              </table:table-cell>
              <table:table-cell office:value-type="float" office:value="1283.723">
                <text:p>1283.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686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1666666666667">
                <text:p>86.1666666666667</text:p>
              </table:table-cell>
              <table:table-cell office:value-type="float" office:value="4.63333333333333">
                <text:p>4.6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.033333333333">
                <text:p>314.033333333333</text:p>
              </table:table-cell>
              <table:table-cell office:value-type="float" office:value="470.833333333333">
                <text:p>470.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.966666666667">
                <text:p>409.966666666667</text:p>
              </table:table-cell>
              <table:table-cell office:value-type="float" office:value="580.333333333333">
                <text:p>580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.866666666667">
                <text:p>472.866666666667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4.433333333333">
                <text:p>474.43333333333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4.033333333333">
                <text:p>474.033333333333</text:p>
              </table:table-cell>
              <table:table-cell office:value-type="float" office:value="509.3">
                <text:p>50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.2">
                <text:p>472.2</text:p>
              </table:table-cell>
              <table:table-cell office:value-type="float" office:value="666.2">
                <text:p>66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660.4">
                <text:p>66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1.7">
                <text:p>471.7</text:p>
              </table:table-cell>
              <table:table-cell office:value-type="float" office:value="585.733333333333">
                <text:p>585.7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4.9">
                <text:p>474.9</text:p>
              </table:table-cell>
              <table:table-cell office:value-type="float" office:value="650.3">
                <text:p>65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3.6">
                <text:p>473.6</text:p>
              </table:table-cell>
              <table:table-cell office:value-type="float" office:value="595.2">
                <text:p>59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1.066666666667">
                <text:p>471.066666666667</text:p>
              </table:table-cell>
              <table:table-cell office:value-type="float" office:value="518.533333333333">
                <text:p>518.5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3.5">
                <text:p>473.5</text:p>
              </table:table-cell>
              <table:table-cell office:value-type="float" office:value="490.2">
                <text:p>49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3.533333333333">
                <text:p>473.533333333333</text:p>
              </table:table-cell>
              <table:table-cell office:value-type="float" office:value="635.866666666667">
                <text:p>635.8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3.066666666667">
                <text:p>473.066666666667</text:p>
              </table:table-cell>
              <table:table-cell office:value-type="float" office:value="680.666666666667">
                <text:p>680.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.866666666667">
                <text:p>473.866666666667</text:p>
              </table:table-cell>
              <table:table-cell office:value-type="float" office:value="705.166666666667">
                <text:p>705.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4.5">
                <text:p>474.5</text:p>
              </table:table-cell>
              <table:table-cell office:value-type="float" office:value="626.133333333333">
                <text:p>626.1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.933333333333">
                <text:p>474.933333333333</text:p>
              </table:table-cell>
              <table:table-cell office:value-type="float" office:value="679.066666666667">
                <text:p>679.0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3.2">
                <text:p>473.2</text:p>
              </table:table-cell>
              <table:table-cell office:value-type="float" office:value="653.9">
                <text:p>653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3.066666666667">
                <text:p>473.066666666667</text:p>
              </table:table-cell>
              <table:table-cell office:value-type="float" office:value="579.633333333333">
                <text:p>579.6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5.2">
                <text:p>475.2</text:p>
              </table:table-cell>
              <table:table-cell office:value-type="float" office:value="609.733333333333">
                <text:p>609.7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4">
                <text:p>474</text:p>
              </table:table-cell>
              <table:table-cell office:value-type="float" office:value="711.066666666667">
                <text:p>711.0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4.866666666667">
                <text:p>474.866666666667</text:p>
              </table:table-cell>
              <table:table-cell office:value-type="float" office:value="540.666666666667">
                <text:p>540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3.733333333333">
                <text:p>473.733333333333</text:p>
              </table:table-cell>
              <table:table-cell office:value-type="float" office:value="549.233333333333">
                <text:p>549.2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3.366666666667">
                <text:p>473.36666666666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2.9">
                <text:p>472.9</text:p>
              </table:table-cell>
              <table:table-cell office:value-type="float" office:value="583.266666666667">
                <text:p>583.2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.166666666667">
                <text:p>472.166666666667</text:p>
              </table:table-cell>
              <table:table-cell office:value-type="float" office:value="515.333333333333">
                <text:p>515.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3.2">
                <text:p>473.2</text:p>
              </table:table-cell>
              <table:table-cell office:value-type="float" office:value="553.766666666667">
                <text:p>553.7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4.2">
                <text:p>474.2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3.533333333333">
                <text:p>473.533333333333</text:p>
              </table:table-cell>
              <table:table-cell office:value-type="float" office:value="470.6">
                <text:p>47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3.733333333333">
                <text:p>473.733333333333</text:p>
              </table:table-cell>
              <table:table-cell office:value-type="float" office:value="551.766666666667">
                <text:p>551.7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4.9">
                <text:p>474.9</text:p>
              </table:table-cell>
              <table:table-cell office:value-type="float" office:value="545.733333333333">
                <text:p>545.7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.866666666667">
                <text:p>473.866666666667</text:p>
              </table:table-cell>
              <table:table-cell office:value-type="float" office:value="483.833333333333">
                <text:p>483.8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2.466666666667">
                <text:p>472.466666666667</text:p>
              </table:table-cell>
              <table:table-cell office:value-type="float" office:value="373.633333333333">
                <text:p>373.6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4">
                <text:p>474</text:p>
              </table:table-cell>
              <table:table-cell office:value-type="float" office:value="524.533333333333">
                <text:p>524.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4.133333333333">
                <text:p>474.133333333333</text:p>
              </table:table-cell>
              <table:table-cell office:value-type="float" office:value="477.533333333333">
                <text:p>477.5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4.633333333333">
                <text:p>474.633333333333</text:p>
              </table:table-cell>
              <table:table-cell office:value-type="float" office:value="542.8">
                <text:p>542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4.3">
                <text:p>474.3</text:p>
              </table:table-cell>
              <table:table-cell office:value-type="float" office:value="493.366666666667">
                <text:p>493.3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1.766666666667">
                <text:p>471.76666666666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3.566666666667">
                <text:p>473.566666666667</text:p>
              </table:table-cell>
              <table:table-cell office:value-type="float" office:value="604.7">
                <text:p>604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0.866666666667">
                <text:p>470.866666666667</text:p>
              </table:table-cell>
              <table:table-cell office:value-type="float" office:value="617.433333333333">
                <text:p>617.4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6.2">
                <text:p>476.2</text:p>
              </table:table-cell>
              <table:table-cell office:value-type="float" office:value="532.7">
                <text:p>532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2.7">
                <text:p>472.7</text:p>
              </table:table-cell>
              <table:table-cell office:value-type="float" office:value="639.9">
                <text:p>63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6.266666666667">
                <text:p>476.266666666667</text:p>
              </table:table-cell>
              <table:table-cell office:value-type="float" office:value="565.3">
                <text:p>56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.633333333333">
                <text:p>474.63333333333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.933333333333">
                <text:p>473.933333333333</text:p>
              </table:table-cell>
              <table:table-cell office:value-type="float" office:value="550.666666666667">
                <text:p>550.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5.6">
                <text:p>475.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2.866666666667">
                <text:p>472.86666666666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.466666666667">
                <text:p>472.466666666667</text:p>
              </table:table-cell>
              <table:table-cell office:value-type="float" office:value="660.166666666667">
                <text:p>660.1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.2">
                <text:p>473.2</text:p>
              </table:table-cell>
              <table:table-cell office:value-type="float" office:value="580.766666666667">
                <text:p>580.7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4.833333333333">
                <text:p>474.833333333333</text:p>
              </table:table-cell>
              <table:table-cell office:value-type="float" office:value="620.933333333333">
                <text:p>620.9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6.7">
                <text:p>476.7</text:p>
              </table:table-cell>
              <table:table-cell office:value-type="float" office:value="604.4">
                <text:p>604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3">
                <text:p>473</text:p>
              </table:table-cell>
              <table:table-cell office:value-type="float" office:value="632.266666666667">
                <text:p>632.2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4.3">
                <text:p>474.3</text:p>
              </table:table-cell>
              <table:table-cell office:value-type="float" office:value="600.633333333333">
                <text:p>600.6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3.1">
                <text:p>473.1</text:p>
              </table:table-cell>
              <table:table-cell office:value-type="float" office:value="675.8">
                <text:p>675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4.6">
                <text:p>474.6</text:p>
              </table:table-cell>
              <table:table-cell office:value-type="float" office:value="585.9">
                <text:p>585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2.933333333333">
                <text:p>472.933333333333</text:p>
              </table:table-cell>
              <table:table-cell office:value-type="float" office:value="540.766666666667">
                <text:p>540.7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.866666666667">
                <text:p>473.866666666667</text:p>
              </table:table-cell>
              <table:table-cell office:value-type="float" office:value="513.533333333333">
                <text:p>513.5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4.866666666667">
                <text:p>474.866666666667</text:p>
              </table:table-cell>
              <table:table-cell office:value-type="float" office:value="262.9">
                <text:p>262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2.266666666667">
                <text:p>432.266666666667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267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1.537333333333">
                <text:p>601.537333333333</text:p>
                <draw:g>
                  <svg:desc>'memory - cpu'.BA4:'memory - cpu'.BA82</svg:desc>
                </draw:g>
              </table:table-cell>
              <table:table-cell office:value-type="float" office:value="116.794333333333">
                <text:p>116.794333333333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6.794333333333">
                <text:p>116.794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6.794333333333">
                <text:p>116.794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1.537333333333">
                <text:p>601.537333333333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1.622">
                <text:p>601.622</text:p>
              </table:table-cell>
              <table:table-cell office:value-type="float" office:value="115.672">
                <text:p>115.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7.915333333333">
                <text:p>637.915333333333</text:p>
              </table:table-cell>
              <table:table-cell office:value-type="float" office:value="785.081">
                <text:p>785.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.362333333333">
                <text:p>724.362333333333</text:p>
              </table:table-cell>
              <table:table-cell office:value-type="float" office:value="944.563666666667">
                <text:p>944.563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6.613333333333">
                <text:p>786.613333333333</text:p>
              </table:table-cell>
              <table:table-cell office:value-type="float" office:value="1007.73433333333">
                <text:p>1007.734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7.143666666667">
                <text:p>787.143666666667</text:p>
              </table:table-cell>
              <table:table-cell office:value-type="float" office:value="1035.64733333333">
                <text:p>1035.647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7.452">
                <text:p>787.452</text:p>
              </table:table-cell>
              <table:table-cell office:value-type="float" office:value="1027.85033333333">
                <text:p>1027.850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7.56">
                <text:p>787.56</text:p>
              </table:table-cell>
              <table:table-cell office:value-type="float" office:value="1091.95966666667">
                <text:p>1091.959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6.835">
                <text:p>786.835</text:p>
              </table:table-cell>
              <table:table-cell office:value-type="float" office:value="1100.835">
                <text:p>1100.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5.866">
                <text:p>785.866</text:p>
              </table:table-cell>
              <table:table-cell office:value-type="float" office:value="1158.67466666667">
                <text:p>1158.674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7.404">
                <text:p>787.404</text:p>
              </table:table-cell>
              <table:table-cell office:value-type="float" office:value="1091.11866666667">
                <text:p>1091.118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8.100666666667">
                <text:p>788.100666666667</text:p>
              </table:table-cell>
              <table:table-cell office:value-type="float" office:value="1006.09266666667">
                <text:p>1006.092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6.809">
                <text:p>786.809</text:p>
              </table:table-cell>
              <table:table-cell office:value-type="float" office:value="1062.728">
                <text:p>1062.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7.143666666667">
                <text:p>787.143666666667</text:p>
              </table:table-cell>
              <table:table-cell office:value-type="float" office:value="1137.36733333333">
                <text:p>1137.367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6.841666666667">
                <text:p>786.841666666667</text:p>
              </table:table-cell>
              <table:table-cell office:value-type="float" office:value="1095.51933333333">
                <text:p>1095.519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7.472">
                <text:p>787.472</text:p>
              </table:table-cell>
              <table:table-cell office:value-type="float" office:value="1041.168">
                <text:p>1041.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7.526666666667">
                <text:p>787.526666666667</text:p>
              </table:table-cell>
              <table:table-cell office:value-type="float" office:value="1120.327">
                <text:p>1120.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6.677333333333">
                <text:p>786.677333333333</text:p>
              </table:table-cell>
              <table:table-cell office:value-type="float" office:value="1003.58433333333">
                <text:p>1003.584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3.702">
                <text:p>783.702</text:p>
              </table:table-cell>
              <table:table-cell office:value-type="float" office:value="1081.25">
                <text:p>108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5.997333333333">
                <text:p>785.997333333333</text:p>
              </table:table-cell>
              <table:table-cell office:value-type="float" office:value="1083.88533333333">
                <text:p>1083.885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6.324333333333">
                <text:p>786.324333333333</text:p>
              </table:table-cell>
              <table:table-cell office:value-type="float" office:value="1084.668">
                <text:p>1084.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.305">
                <text:p>786.305</text:p>
              </table:table-cell>
              <table:table-cell office:value-type="float" office:value="1041.086">
                <text:p>1041.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6.294666666667">
                <text:p>786.294666666667</text:p>
              </table:table-cell>
              <table:table-cell office:value-type="float" office:value="1142.12766666667">
                <text:p>1142.127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6.733">
                <text:p>786.733</text:p>
              </table:table-cell>
              <table:table-cell office:value-type="float" office:value="1008.12533333333">
                <text:p>1008.125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5.467666666667">
                <text:p>785.467666666667</text:p>
              </table:table-cell>
              <table:table-cell office:value-type="float" office:value="1139.96733333333">
                <text:p>1139.967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6.756333333333">
                <text:p>786.756333333333</text:p>
              </table:table-cell>
              <table:table-cell office:value-type="float" office:value="1124.987">
                <text:p>1124.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6.066333333333">
                <text:p>786.066333333333</text:p>
              </table:table-cell>
              <table:table-cell office:value-type="float" office:value="1130.71866666667">
                <text:p>1130.718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6.260666666667">
                <text:p>786.260666666667</text:p>
              </table:table-cell>
              <table:table-cell office:value-type="float" office:value="998.415333333333">
                <text:p>998.415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7.219">
                <text:p>787.219</text:p>
              </table:table-cell>
              <table:table-cell office:value-type="float" office:value="921.884333333333">
                <text:p>921.884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5.690666666667">
                <text:p>785.690666666667</text:p>
              </table:table-cell>
              <table:table-cell office:value-type="float" office:value="921.095">
                <text:p>921.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6.214">
                <text:p>786.214</text:p>
              </table:table-cell>
              <table:table-cell office:value-type="float" office:value="809.142">
                <text:p>809.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4.334666666667">
                <text:p>784.334666666667</text:p>
              </table:table-cell>
              <table:table-cell office:value-type="float" office:value="828.194">
                <text:p>828.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6.881666666667">
                <text:p>786.881666666667</text:p>
              </table:table-cell>
              <table:table-cell office:value-type="float" office:value="880.739333333333">
                <text:p>880.739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6.902333333333">
                <text:p>786.902333333333</text:p>
              </table:table-cell>
              <table:table-cell office:value-type="float" office:value="929.134">
                <text:p>929.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6.893666666667">
                <text:p>786.893666666667</text:p>
              </table:table-cell>
              <table:table-cell office:value-type="float" office:value="862.080666666667">
                <text:p>862.080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6.153666666667">
                <text:p>786.153666666667</text:p>
              </table:table-cell>
              <table:table-cell office:value-type="float" office:value="894.185">
                <text:p>894.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6.114666666667">
                <text:p>786.114666666667</text:p>
              </table:table-cell>
              <table:table-cell office:value-type="float" office:value="969.511333333333">
                <text:p>969.511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6.571666666667">
                <text:p>786.571666666667</text:p>
              </table:table-cell>
              <table:table-cell office:value-type="float" office:value="971.294333333333">
                <text:p>971.294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6.577333333333">
                <text:p>786.577333333333</text:p>
              </table:table-cell>
              <table:table-cell office:value-type="float" office:value="925.187333333333">
                <text:p>925.187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4.469333333333">
                <text:p>784.469333333333</text:p>
              </table:table-cell>
              <table:table-cell office:value-type="float" office:value="983.986666666667">
                <text:p>983.98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4.952333333333">
                <text:p>784.952333333333</text:p>
              </table:table-cell>
              <table:table-cell office:value-type="float" office:value="1058.90733333333">
                <text:p>1058.907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4.876333333333">
                <text:p>784.876333333333</text:p>
              </table:table-cell>
              <table:table-cell office:value-type="float" office:value="1003.92066666667">
                <text:p>1003.920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5.332333333333">
                <text:p>785.332333333333</text:p>
              </table:table-cell>
              <table:table-cell office:value-type="float" office:value="968.677333333334">
                <text:p>968.677333333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5.672333333333">
                <text:p>785.672333333333</text:p>
              </table:table-cell>
              <table:table-cell office:value-type="float" office:value="996.759">
                <text:p>996.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5.503">
                <text:p>785.503</text:p>
              </table:table-cell>
              <table:table-cell office:value-type="float" office:value="999.419">
                <text:p>999.4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4.976666666667">
                <text:p>784.976666666667</text:p>
              </table:table-cell>
              <table:table-cell office:value-type="float" office:value="1071.88933333333">
                <text:p>1071.889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5.575666666667">
                <text:p>785.575666666667</text:p>
              </table:table-cell>
              <table:table-cell office:value-type="float" office:value="1104.93233333333">
                <text:p>1104.932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5.487">
                <text:p>785.487</text:p>
              </table:table-cell>
              <table:table-cell office:value-type="float" office:value="1038.939">
                <text:p>1038.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.284">
                <text:p>785.284</text:p>
              </table:table-cell>
              <table:table-cell office:value-type="float" office:value="1128.353">
                <text:p>1128.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.407666666667">
                <text:p>785.407666666667</text:p>
              </table:table-cell>
              <table:table-cell office:value-type="float" office:value="1077.89966666667">
                <text:p>1077.899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3.301">
                <text:p>783.301</text:p>
              </table:table-cell>
              <table:table-cell office:value-type="float" office:value="1089.34766666667">
                <text:p>1089.347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1.934">
                <text:p>781.934</text:p>
              </table:table-cell>
              <table:table-cell office:value-type="float" office:value="1097.14833333333">
                <text:p>1097.148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4.523333333333">
                <text:p>784.523333333333</text:p>
              </table:table-cell>
              <table:table-cell office:value-type="float" office:value="1138.388">
                <text:p>1138.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3.975333333333">
                <text:p>783.975333333333</text:p>
              </table:table-cell>
              <table:table-cell office:value-type="float" office:value="1105.68466666667">
                <text:p>1105.684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5.052">
                <text:p>785.052</text:p>
              </table:table-cell>
              <table:table-cell office:value-type="float" office:value="1088.551">
                <text:p>1088.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4.864666666667">
                <text:p>784.864666666667</text:p>
              </table:table-cell>
              <table:table-cell office:value-type="float" office:value="1123.482">
                <text:p>1123.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4.905333333334">
                <text:p>784.905333333334</text:p>
              </table:table-cell>
              <table:table-cell office:value-type="float" office:value="1105.44">
                <text:p>1105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5.339">
                <text:p>785.339</text:p>
              </table:table-cell>
              <table:table-cell office:value-type="float" office:value="1112.34333333333">
                <text:p>1112.34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3.100333333333">
                <text:p>783.100333333333</text:p>
              </table:table-cell>
              <table:table-cell office:value-type="float" office:value="1146.53533333333">
                <text:p>1146.535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5.06">
                <text:p>785.06</text:p>
              </table:table-cell>
              <table:table-cell office:value-type="float" office:value="941.873666666667">
                <text:p>941.873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4.940666666667">
                <text:p>784.940666666667</text:p>
              </table:table-cell>
              <table:table-cell office:value-type="float" office:value="556.056">
                <text:p>556.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0.879333333333">
                <text:p>780.879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4.368666666667">
                <text:p>704.368666666667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.634333333333">
                <text:p>630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0.634333333333">
                <text:p>630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8.634333333333">
                <text:p>628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8.634333333333">
                <text:p>628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6.634333333333">
                <text:p>626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4.634333333333">
                <text:p>624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4.634333333333">
                <text:p>624.634333333333</text:p>
              </table:table-cell>
              <table:table-cell office:value-type="float" office:value="114.760333333333">
                <text:p>114.760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2.634333333333">
                <text:p>622.634333333333</text:p>
              </table:table-cell>
              <table:table-cell office:value-type="float" office:value="114.760333333333">
                <text:p>114.760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0.977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9.683">
                <text:p>3329.683</text:p>
                <draw:g>
                  <svg:desc>'memory - cpu'.BB4:'memory - cpu'.BB82</svg:desc>
                </draw:g>
              </table:table-cell>
              <table:table-cell office:value-type="float" office:value="1469.16266666667">
                <text:p>1469.16266666667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9.683">
                <text:p>3329.683</text:p>
              </table:table-cell>
              <table:table-cell office:value-type="float" office:value="1469.16266666667">
                <text:p>1469.162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29.683">
                <text:p>3329.683</text:p>
              </table:table-cell>
              <table:table-cell office:value-type="float" office:value="1469.16266666667">
                <text:p>1469.162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9.683">
                <text:p>3329.683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9.683">
                <text:p>3329.683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29.683">
                <text:p>3329.683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29.683">
                <text:p>3329.683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29.683">
                <text:p>3329.683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29.683">
                <text:p>3329.683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9.855">
                <text:p>3329.855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3.05433333333">
                <text:p>3573.05433333333</text:p>
              </table:table-cell>
              <table:table-cell office:value-type="float" office:value="8447.17066666667">
                <text:p>8447.170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8.44733333333">
                <text:p>4248.44733333333</text:p>
              </table:table-cell>
              <table:table-cell office:value-type="float" office:value="9584.42666666667">
                <text:p>9584.42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96.05033333333">
                <text:p>4696.05033333333</text:p>
              </table:table-cell>
              <table:table-cell office:value-type="float" office:value="10037.051">
                <text:p>10037.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6.591">
                <text:p>4696.591</text:p>
              </table:table-cell>
              <table:table-cell office:value-type="float" office:value="10250.25">
                <text:p>1025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96.911">
                <text:p>4696.911</text:p>
              </table:table-cell>
              <table:table-cell office:value-type="float" office:value="10035.2763333333">
                <text:p>10035.276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96.911">
                <text:p>4696.911</text:p>
              </table:table-cell>
              <table:table-cell office:value-type="float" office:value="10905.0233333333">
                <text:p>10905.02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96.24433333333">
                <text:p>4696.24433333333</text:p>
              </table:table-cell>
              <table:table-cell office:value-type="float" office:value="10702.1443333333">
                <text:p>10702.144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95.43333333333">
                <text:p>4695.43333333333</text:p>
              </table:table-cell>
              <table:table-cell office:value-type="float" office:value="11357.0143333333">
                <text:p>11357.014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96.84466666667">
                <text:p>4696.84466666667</text:p>
              </table:table-cell>
              <table:table-cell office:value-type="float" office:value="10695.8426666667">
                <text:p>10695.842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97.677">
                <text:p>4697.677</text:p>
              </table:table-cell>
              <table:table-cell office:value-type="float" office:value="9817.95966666667">
                <text:p>9817.959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96.416">
                <text:p>4696.416</text:p>
              </table:table-cell>
              <table:table-cell office:value-type="float" office:value="10477.3033333333">
                <text:p>10477.30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97.333">
                <text:p>4697.333</text:p>
              </table:table-cell>
              <table:table-cell office:value-type="float" office:value="11129.582">
                <text:p>11129.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97.01033333333">
                <text:p>4697.01033333333</text:p>
              </table:table-cell>
              <table:table-cell office:value-type="float" office:value="10693.6706666667">
                <text:p>10693.670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97.10366666667">
                <text:p>4697.10366666667</text:p>
              </table:table-cell>
              <table:table-cell office:value-type="float" office:value="10261.7566666667">
                <text:p>10261.75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97.10366666667">
                <text:p>4697.10366666667</text:p>
              </table:table-cell>
              <table:table-cell office:value-type="float" office:value="10916.29">
                <text:p>10916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96.26533333333">
                <text:p>4696.26533333333</text:p>
              </table:table-cell>
              <table:table-cell office:value-type="float" office:value="9822.858">
                <text:p>9822.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93.78066666667">
                <text:p>4693.78066666667</text:p>
              </table:table-cell>
              <table:table-cell office:value-type="float" office:value="10483.828">
                <text:p>10483.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96.12466666667">
                <text:p>4696.12466666667</text:p>
              </table:table-cell>
              <table:table-cell office:value-type="float" office:value="10489.3346666667">
                <text:p>10489.334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96.281">
                <text:p>4696.281</text:p>
              </table:table-cell>
              <table:table-cell office:value-type="float" office:value="10487.5143333333">
                <text:p>10487.514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6.61566666667">
                <text:p>4696.61566666667</text:p>
              </table:table-cell>
              <table:table-cell office:value-type="float" office:value="10047.806">
                <text:p>10047.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6.32266666667">
                <text:p>4696.32266666667</text:p>
              </table:table-cell>
              <table:table-cell office:value-type="float" office:value="11144.4493333333">
                <text:p>11144.449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7.053">
                <text:p>4697.053</text:p>
              </table:table-cell>
              <table:table-cell office:value-type="float" office:value="9826.86833333333">
                <text:p>9826.868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95.84866666667">
                <text:p>4695.84866666667</text:p>
              </table:table-cell>
              <table:table-cell office:value-type="float" office:value="11136.8463333333">
                <text:p>11136.846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97.03066666667">
                <text:p>4697.03066666667</text:p>
              </table:table-cell>
              <table:table-cell office:value-type="float" office:value="10920.004">
                <text:p>10920.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96.58933333333">
                <text:p>4696.58933333333</text:p>
              </table:table-cell>
              <table:table-cell office:value-type="float" office:value="10923.9713333333">
                <text:p>10923.971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96.77966666667">
                <text:p>4696.77966666667</text:p>
              </table:table-cell>
              <table:table-cell office:value-type="float" office:value="9818.698">
                <text:p>9818.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97.44466666667">
                <text:p>4697.44466666667</text:p>
              </table:table-cell>
              <table:table-cell office:value-type="float" office:value="8946.883">
                <text:p>8946.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95.786">
                <text:p>4695.786</text:p>
              </table:table-cell>
              <table:table-cell office:value-type="float" office:value="8947.29566666667">
                <text:p>8947.295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6.545">
                <text:p>4696.545</text:p>
              </table:table-cell>
              <table:table-cell office:value-type="float" office:value="8273.37233333333">
                <text:p>8273.372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94.756">
                <text:p>4694.756</text:p>
              </table:table-cell>
              <table:table-cell office:value-type="float" office:value="8489.89833333333">
                <text:p>8489.89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97.27166666667">
                <text:p>4697.27166666667</text:p>
              </table:table-cell>
              <table:table-cell office:value-type="float" office:value="8934.831">
                <text:p>8934.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97.342">
                <text:p>4697.342</text:p>
              </table:table-cell>
              <table:table-cell office:value-type="float" office:value="9375.629">
                <text:p>9375.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97.721">
                <text:p>4697.721</text:p>
              </table:table-cell>
              <table:table-cell office:value-type="float" office:value="8719.08966666667">
                <text:p>8719.089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96.497">
                <text:p>4696.497</text:p>
              </table:table-cell>
              <table:table-cell office:value-type="float" office:value="8939.273">
                <text:p>8939.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96.695">
                <text:p>4696.695</text:p>
              </table:table-cell>
              <table:table-cell office:value-type="float" office:value="9814.79166666667">
                <text:p>9814.791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97.613">
                <text:p>4697.613</text:p>
              </table:table-cell>
              <table:table-cell office:value-type="float" office:value="9599.534">
                <text:p>9599.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98.22233333333">
                <text:p>4698.22233333333</text:p>
              </table:table-cell>
              <table:table-cell office:value-type="float" office:value="9160.198">
                <text:p>9160.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95.77433333333">
                <text:p>4695.77433333333</text:p>
              </table:table-cell>
              <table:table-cell office:value-type="float" office:value="9810.62366666667">
                <text:p>9810.623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96.01633333333">
                <text:p>4696.01633333333</text:p>
              </table:table-cell>
              <table:table-cell office:value-type="float" office:value="10471.5143333333">
                <text:p>10471.514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95.95533333333">
                <text:p>4695.95533333333</text:p>
              </table:table-cell>
              <table:table-cell office:value-type="float" office:value="9821.41133333334">
                <text:p>9821.4113333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96.74566666667">
                <text:p>4696.74566666667</text:p>
              </table:table-cell>
              <table:table-cell office:value-type="float" office:value="9589.68366666667">
                <text:p>9589.683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7.41366666667">
                <text:p>4697.41366666667</text:p>
              </table:table-cell>
              <table:table-cell office:value-type="float" office:value="9808.289">
                <text:p>9808.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97.71466666667">
                <text:p>4697.71466666667</text:p>
              </table:table-cell>
              <table:table-cell office:value-type="float" office:value="10032.7606666667">
                <text:p>10032.760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6.75733333333">
                <text:p>4696.75733333333</text:p>
              </table:table-cell>
              <table:table-cell office:value-type="float" office:value="10478.762">
                <text:p>10478.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97.24666666667">
                <text:p>4697.24666666667</text:p>
              </table:table-cell>
              <table:table-cell office:value-type="float" office:value="11122.0493333333">
                <text:p>11122.049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97.21066666667">
                <text:p>4697.21066666667</text:p>
              </table:table-cell>
              <table:table-cell office:value-type="float" office:value="10244.8633333333">
                <text:p>10244.86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97.299">
                <text:p>4697.299</text:p>
              </table:table-cell>
              <table:table-cell office:value-type="float" office:value="11127.021">
                <text:p>11127.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97.808">
                <text:p>4697.808</text:p>
              </table:table-cell>
              <table:table-cell office:value-type="float" office:value="10690.4036666667">
                <text:p>10690.403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95.217">
                <text:p>4695.217</text:p>
              </table:table-cell>
              <table:table-cell office:value-type="float" office:value="10692.776">
                <text:p>10692.7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94.061">
                <text:p>4694.061</text:p>
              </table:table-cell>
              <table:table-cell office:value-type="float" office:value="10693.4326666667">
                <text:p>10693.432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96.958">
                <text:p>4696.958</text:p>
              </table:table-cell>
              <table:table-cell office:value-type="float" office:value="11351.8543333333">
                <text:p>11351.854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96.334">
                <text:p>4696.334</text:p>
              </table:table-cell>
              <table:table-cell office:value-type="float" office:value="10911.3776666667">
                <text:p>10911.377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97.31966666667">
                <text:p>4697.31966666667</text:p>
              </table:table-cell>
              <table:table-cell office:value-type="float" office:value="10691.2696666667">
                <text:p>10691.269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97.33533333333">
                <text:p>4697.33533333333</text:p>
              </table:table-cell>
              <table:table-cell office:value-type="float" office:value="10915.793">
                <text:p>10915.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97.316">
                <text:p>4697.316</text:p>
              </table:table-cell>
              <table:table-cell office:value-type="float" office:value="10701.1693333333">
                <text:p>10701.169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97.86166666667">
                <text:p>4697.86166666667</text:p>
              </table:table-cell>
              <table:table-cell office:value-type="float" office:value="10583.03">
                <text:p>10583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95.30133333333">
                <text:p>4695.30133333333</text:p>
              </table:table-cell>
              <table:table-cell office:value-type="float" office:value="11135.4543333333">
                <text:p>11135.454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97.67133333333">
                <text:p>4697.67133333333</text:p>
              </table:table-cell>
              <table:table-cell office:value-type="float" office:value="9376.832">
                <text:p>9376.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97.449">
                <text:p>4697.449</text:p>
              </table:table-cell>
              <table:table-cell office:value-type="float" office:value="5482.246">
                <text:p>5482.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93.52033333333">
                <text:p>4693.52033333333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26.58933333333">
                <text:p>4026.58933333333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2.475">
                <text:p>3362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2.475">
                <text:p>3362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60.475">
                <text:p>3360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60.475">
                <text:p>3360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58.475">
                <text:p>3358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56.475">
                <text:p>3356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6.475">
                <text:p>3356.475</text:p>
              </table:table-cell>
              <table:table-cell office:value-type="float" office:value="1467.551">
                <text:p>1467.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54.475">
                <text:p>3354.475</text:p>
              </table:table-cell>
              <table:table-cell office:value-type="float" office:value="1467.551">
                <text:p>1467.5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